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29</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Poltavska Oblast(17:04). Red Alert: aerial threat. Sirens sounding. Take cover now!</text:span>
</text:h>
      <text:p text:style-name="P4">
Authors: liveuamap (Language: en)</text:p>
      <text:p text:style-name="P4">
Time: 2023-04-28T-46:05:00</text:p>
      <text:p text:style-name="P4">
Location: Poltavska Oblast (Latitude:49.47705000 Longtitude:33.81866000)</text:p>
      <text:p text:style-name="P4">
Videos: []</text:p>
      <text:p text:style-name="P4">
Images: []</text:p>
      <text:p text:style-name="P4">
Tags: ["Europe", "Central and Eastern Europe"]</text:p>
      <text:p text:style-name="P4">
Id: 22559218</text:p>
      <!--METADATA-->
      <text:p text:style-name="P4">
Poltava(17:04). Red Alert: aerial threat. Sirens sounding. Take covernow!</text:p>
      <text:p text:style-name="P4">
News Collection Link: <text:a xlink:type="simple" xlink:href="https://liveuamap.com/en/2023/28-april-poltavska-oblast1704-red-alert-aeriag" text:style-name="Internet_20_link" text:visited-style-name="Visited_20_Internet_20_Link">
https://liveuamap.com/en/2023/28-april-poltavska-oblast1704-red-alert-aeriag</text:a>
</text:p>
      <text:p text:style-name="P4">
News Source: <text:a xlink:type="simple" xlink:href="https://t.me/suspilnepoltava/10937" text:style-name="Internet_20_link" text:visited-style-name="Visited_20_Internet_20_Link">
https://t.me/suspilnepoltava/10937</text:a>
</text:p>
      <!--NEWS-->
      <text:h text:style-name="P10" text:outline-level="1">
<text:span text:style-name="T4">
Odeska Oblast(17:03). Red Alert: aerial threat. Sirens sounding. Take cover now!</text:span>
</text:h>
      <text:p text:style-name="P4">
Authors: liveuamap (Language: en)</text:p>
      <text:p text:style-name="P4">
Time: 2023-04-28T-49:04:00</text:p>
      <text:p text:style-name="P4">
Location: Odeska Oblast (Latitude:46.75043 Longtitude:30.25081)</text:p>
      <text:p text:style-name="P4">
Videos: []</text:p>
      <text:p text:style-name="P4">
Images: []</text:p>
      <text:p text:style-name="P4">
Tags: ["Europe", "Central and Eastern Europe"]</text:p>
      <text:p text:style-name="P4">
Id: 22559216</text:p>
      <!--METADATA-->
      <text:p text:style-name="P4">
Odesa region(17:03). Red Alert: aerial threat. Sirens sounding. Take covernow!</text:p>
      <text:p text:style-name="P4">
News Collection Link: <text:a xlink:type="simple" xlink:href="https://liveuamap.com/en/2023/28-april-odeska-oblast1703-red-alert-aerial-tg" text:style-name="Internet_20_link" text:visited-style-name="Visited_20_Internet_20_Link">
https://liveuamap.com/en/2023/28-april-odeska-oblast1703-red-alert-aerial-tg</text:a>
</text:p>
      <text:p text:style-name="P4">
News Source: <text:a xlink:type="simple" xlink:href="https://t.me/suspilneodesa/22778" text:style-name="Internet_20_link" text:visited-style-name="Visited_20_Internet_20_Link">
https://t.me/suspilneodesa/22778</text:a>
</text:p>
      <!--NEWS-->
      <text:h text:style-name="P10" text:outline-level="1">
<text:span text:style-name="T4">
Chernihivska Oblast(09:57). Red Alert: aerial threat. Sirens sounding. Take cover now!</text:span>
</text:h>
      <text:p text:style-name="P4">
Authors: liveuamap (Language: en)</text:p>
      <text:p text:style-name="P4">
Time: 2023-04-28T03:58:00</text:p>
      <text:p text:style-name="P4">
Location: Chernihivska Oblast (Latitude:51.33271 Longtitude:32.00047)</text:p>
      <text:p text:style-name="P4">
Videos: []</text:p>
      <text:p text:style-name="P4">
Images: []</text:p>
      <text:p text:style-name="P4">
Tags: ["Europe", "Central and Eastern Europe"]</text:p>
      <text:p text:style-name="P4">
Id: 22559156</text:p>
      <!--METADATA-->
      <text:p text:style-name="P4">
Chernihiv region(09:57). Red Alert: aerial threat. Sirens sounding. Takecover now!</text:p>
      <text:p text:style-name="P4">
News Collection Link: <text:a xlink:type="simple" xlink:href="https://liveuamap.com/en/2023/28-april-chernihivska-oblast0957-red-alert-aeg" text:style-name="Internet_20_link" text:visited-style-name="Visited_20_Internet_20_Link">
https://liveuamap.com/en/2023/28-april-chernihivska-oblast0957-red-alert-aeg</text:a>
</text:p>
      <text:p text:style-name="P4">
News Source: <text:a xlink:type="simple" xlink:href="https://t.me/suspilnechernihiv/18008" text:style-name="Internet_20_link" text:visited-style-name="Visited_20_Internet_20_Link">
https://t.me/suspilnechernihiv/18008</text:a>
</text:p>
      <!--NEWS-->
      <text:h text:style-name="P10" text:outline-level="1">
<text:span text:style-name="T4">
Zaporizka Oblast, Donetsk Oblast(18:45). Red Alert: aerial threat. Sirens sounding. Take cove...</text:span>
</text:h>
      <text:p text:style-name="P4">
Authors: liveuamap (Language: en)</text:p>
      <text:p text:style-name="P4">
Time: 2023-04-28T12:47:00</text:p>
      <text:p text:style-name="P4">
Location: Zaporizka Oblast (Latitude:47.612111 Longtitude:35.764511)</text:p>
      <text:p text:style-name="P4">
Videos: []</text:p>
      <text:p text:style-name="P4">
Images: []</text:p>
      <text:p text:style-name="P4">
Tags: ["Europe", "Central and Eastern Europe"]</text:p>
      <text:p text:style-name="P4">
Id: 22559253</text:p>
      <!--METADATA-->
      <text:p text:style-name="P4">
Zaporizhzhia region, Donetsk region(18:45). Red Alert: aerial threat. Sirenssounding. Take cover now!</text:p>
      <text:p text:style-name="P4">
News Collection Link: <text:a xlink:type="simple" xlink:href="https://liveuamap.com/en/2023/28-april-zaporizka-oblast-donetsk-oblast1845-g" text:style-name="Internet_20_link" text:visited-style-name="Visited_20_Internet_20_Link">
https://liveuamap.com/en/2023/28-april-zaporizka-oblast-donetsk-oblast1845-g</text:a>
</text:p>
      <text:p text:style-name="P4">
News Source: <text:a xlink:type="simple" xlink:href="https://t.me/air_alert_ua/43986" text:style-name="Internet_20_link" text:visited-style-name="Visited_20_Internet_20_Link">
https://t.me/air_alert_ua/43986</text:a>
</text:p>
      <!--NEWS-->
      <text:h text:style-name="P10" text:outline-level="1">
<text:span text:style-name="T4">
Sumska Oblast, Chernihivska Oblast(19:41). Red Alert: aerial threat. Sirens sounding. Take co...</text:span>
</text:h>
      <text:p text:style-name="P4">
Authors: liveuamap (Language: en)</text:p>
      <text:p text:style-name="P4">
Time: 2023-04-28T13:42:00</text:p>
      <text:p text:style-name="P4">
Location: Sumska Oblast (Latitude:51.00000000 Longtitude:34.00000000)</text:p>
      <text:p text:style-name="P4">
Videos: []</text:p>
      <text:p text:style-name="P4">
Images: []</text:p>
      <text:p text:style-name="P4">
Tags: ["Europe", "Central and Eastern Europe"]</text:p>
      <text:p text:style-name="P4">
Id: 22559263</text:p>
      <!--METADATA-->
      <text:p text:style-name="P4">
Sumy region, Chernihiv region(19:41). Red Alert: aerial threat. Sirenssounding. Take cover now!</text:p>
      <text:p text:style-name="P4">
News Collection Link: <text:a xlink:type="simple" xlink:href="https://liveuamap.com/en/2023/28-april-sumska-oblast-chernihivska-oblast194g" text:style-name="Internet_20_link" text:visited-style-name="Visited_20_Internet_20_Link">
https://liveuamap.com/en/2023/28-april-sumska-oblast-chernihivska-oblast194g</text:a>
</text:p>
      <text:p text:style-name="P4">
News Source: <text:a xlink:type="simple" xlink:href="https://t.me/air_alert_ua/43990" text:style-name="Internet_20_link" text:visited-style-name="Visited_20_Internet_20_Link">
https://t.me/air_alert_ua/43990</text:a>
</text:p>
      <!--NEWS-->
      <text:h text:style-name="P10" text:outline-level="1">
<text:span text:style-name="T4">
Dnipro, Dnipropetrovska Oblast(20:19). Red Alert: aerial threat. Sirens sounding. Take cover ...</text:span>
</text:h>
      <text:p text:style-name="P4">
Authors: liveuamap (Language: en)</text:p>
      <text:p text:style-name="P4">
Time: 2023-04-28T14:21:00</text:p>
      <text:p text:style-name="P4">
Location: Dnipro (Latitude:48.45930000 Longtitude:35.03865000)</text:p>
      <text:p text:style-name="P4">
Videos: []</text:p>
      <text:p text:style-name="P4">
Images: []</text:p>
      <text:p text:style-name="P4">
Tags: ["Europe", "Central and Eastern Europe"]</text:p>
      <text:p text:style-name="P4">
Id: 22559271</text:p>
      <!--METADATA-->
      <text:p text:style-name="P4">
Dnipro, Dnipropetrovsk region(20:19). Red Alert: aerial threat. Sirenssounding. Take cover now!</text:p>
      <text:p text:style-name="P4">
News Collection Link: <text:a xlink:type="simple" xlink:href="https://liveuamap.com/en/2023/28-april-dnipro-dnipropetrovska-oblast2019-reg" text:style-name="Internet_20_link" text:visited-style-name="Visited_20_Internet_20_Link">
https://liveuamap.com/en/2023/28-april-dnipro-dnipropetrovska-oblast2019-reg</text:a>
</text:p>
      <text:p text:style-name="P4">
News Source: <text:a xlink:type="simple" xlink:href="https://t.me/suspilnednipro/14858" text:style-name="Internet_20_link" text:visited-style-name="Visited_20_Internet_20_Link">
https://t.me/suspilnednipro/14858</text:a>
</text:p>
      <!--NEWS-->
      <text:h text:style-name="P10" text:outline-level="1">
<text:span text:style-name="T4">
Mykolaiv, Mykolaiv region, Kherson, Kherson region, Zaporizhzhya region, Poltava region ...</text:span>
</text:h>
      <text:p text:style-name="P4">
Authors: liveuamap (Language: en)</text:p>
      <text:p text:style-name="P4">
Time: 2023-04-28T14:22:00</text:p>
      <text:p text:style-name="P4">
Location: Mykolaiv (Latitude:46.9493 Longtitude:32.0072)</text:p>
      <text:p text:style-name="P4">
Videos: []</text:p>
      <text:p text:style-name="P4">
Images: []</text:p>
      <text:p text:style-name="P4">
Tags: ["Europe", "Central and Eastern Europe"]</text:p>
      <text:p text:style-name="P4">
Id: 22559272</text:p>
      <!--METADATA-->
      <text:p text:style-name="P4">
Nikolaev, Mykolaiv region, Kherson, Kherson region, Zaporizhzhia region, Poltava region, Kharkiv, Kharkiv region(20:21). Red Alert: aerial threat.Sirens sounding. Take cover now!</text:p>
      <text:p text:style-name="P4">
News Collection Link: <text:a xlink:type="simple" xlink:href="https://liveuamap.com/en/2023/28-april-mykolaiv-mykolayivska-oblast-khersong-5741" text:style-name="Internet_20_link" text:visited-style-name="Visited_20_Internet_20_Link">
https://liveuamap.com/en/2023/28-april-mykolaiv-mykolayivska-oblast-khersong-5741</text:a>
</text:p>
      <text:p text:style-name="P4">
News Source: <text:a xlink:type="simple" xlink:href="https://t.me/air_alert_ua/43997" text:style-name="Internet_20_link" text:visited-style-name="Visited_20_Internet_20_Link">
https://t.me/air_alert_ua/43997</text:a>
</text:p>
      <!--NEWS-->
      <text:h text:style-name="P10" text:outline-level="1">
<text:span text:style-name="T4">
Donetsk Oblast(20:21). Red Alert: aerial threat. Sirens sounding. Take cover now!</text:span>
</text:h>
      <text:p text:style-name="P4">
Authors: liveuamap (Language: en)</text:p>
      <text:p text:style-name="P4">
Time: 2023-04-28T14:24:00</text:p>
      <text:p text:style-name="P4">
Location: Donetsk Oblast (Latitude:48.72836 Longtitude:37.57881)</text:p>
      <text:p text:style-name="P4">
Videos: []</text:p>
      <text:p text:style-name="P4">
Images: []</text:p>
      <text:p text:style-name="P4">
Tags: ["Europe", "Central and Eastern Europe"]</text:p>
      <text:p text:style-name="P4">
Id: 22559274</text:p>
      <!--METADATA-->
      <text:p text:style-name="P4">
Donetsk Oblast(20:21). Red Alert: aerial threat. Sirens sounding. Take covernow!</text:p>
      <text:p text:style-name="P4">
News Collection Link: <text:a xlink:type="simple" xlink:href="https://liveuamap.com/en/2023/28-april-donetsk-oblast2021-red-alert-aerial-g" text:style-name="Internet_20_link" text:visited-style-name="Visited_20_Internet_20_Link">
https://liveuamap.com/en/2023/28-april-donetsk-oblast2021-red-alert-aerial-g</text:a>
</text:p>
      <text:p text:style-name="P4">
News Source: <text:a xlink:type="simple" xlink:href="https://t.me/air_alert_ua/43998" text:style-name="Internet_20_link" text:visited-style-name="Visited_20_Internet_20_Link">
https://t.me/air_alert_ua/43998</text:a>
</text:p>
      <!--NEWS-->
      <text:h text:style-name="P10" text:outline-level="1">
<text:span text:style-name="T4">
Sumska Oblast(01:06). Red Alert: aerial threat. Sirens sounding. Take cover now!</text:span>
</text:h>
      <text:p text:style-name="P4">
Authors: liveuamap (Language: en)</text:p>
      <text:p text:style-name="P4">
Time: 2023-04-28T19:08:00</text:p>
      <text:p text:style-name="P4">
Location: Sumska Oblast (Latitude:51.0011 Longtitude:34.00046)</text:p>
      <text:p text:style-name="P4">
Videos: []</text:p>
      <text:p text:style-name="P4">
Images: []</text:p>
      <text:p text:style-name="P4">
Tags: ["Europe", "Central and Eastern Europe"]</text:p>
      <text:p text:style-name="P4">
Id: 22559288</text:p>
      <!--METADATA-->
      <text:p text:style-name="P4">
Sumy region(01:06). Red Alert: aerial threat. Sirens sounding. Take covernow!</text:p>
      <text:p text:style-name="P4">
News Collection Link: <text:a xlink:type="simple" xlink:href="https://liveuamap.com/en/2023/28-april-sumska-oblast0106-red-alert-aerial-tg" text:style-name="Internet_20_link" text:visited-style-name="Visited_20_Internet_20_Link">
https://liveuamap.com/en/2023/28-april-sumska-oblast0106-red-alert-aerial-tg</text:a>
</text:p>
      <text:p text:style-name="P4">
News Source: <text:a xlink:type="simple" xlink:href="https://t.me/air_alert_ua/44010" text:style-name="Internet_20_link" text:visited-style-name="Visited_20_Internet_20_Link">
https://t.me/air_alert_ua/44010</text:a>
</text:p>
      <!--NEWS-->
      <text:h text:style-name="P10" text:outline-level="1">
<text:span text:style-name="T4">
Zaporizka Oblast(01:16). Red Alert: aerial threat. Sirens sounding. Take cover now!</text:span>
</text:h>
      <text:p text:style-name="P4">
Authors: liveuamap (Language: en)</text:p>
      <text:p text:style-name="P4">
Time: 2023-04-28T19:17:00</text:p>
      <text:p text:style-name="P4">
Location: Zaporizka Oblast (Latitude:47.611871 Longtitude:35.764561)</text:p>
      <text:p text:style-name="P4">
Videos: []</text:p>
      <text:p text:style-name="P4">
Images: []</text:p>
      <text:p text:style-name="P4">
Tags: ["Europe", "Central and Eastern Europe"]</text:p>
      <text:p text:style-name="P4">
Id: 22559289</text:p>
      <!--METADATA-->
      <text:p text:style-name="P4">
Zaporizhzhia region(01:16). Red Alert: aerial threat. Sirens sounding. Take covernow!</text:p>
      <text:p text:style-name="P4">
News Collection Link: <text:a xlink:type="simple" xlink:href="https://liveuamap.com/en/2023/28-april-zaporizka-oblast0116-red-alert-aeriag" text:style-name="Internet_20_link" text:visited-style-name="Visited_20_Internet_20_Link">
https://liveuamap.com/en/2023/28-april-zaporizka-oblast0116-red-alert-aeriag</text:a>
</text:p>
      <text:p text:style-name="P4">
News Source: <text:a xlink:type="simple" xlink:href="https://t.me/suspilnezaporizhzhya/12455" text:style-name="Internet_20_link" text:visited-style-name="Visited_20_Internet_20_Link">
https://t.me/suspilnezaporizhzhya/12455</text:a>
</text:p>
      <!--NEWS-->
      <text:h text:style-name="P10" text:outline-level="1">
<text:span text:style-name="T4">
Donetsk Oblast, Dnipro, Dnipropetrovska Oblast(01:18). Red Alert: aerial threat. Sirens sound...</text:span>
</text:h>
      <text:p text:style-name="P4">
Authors: liveuamap (Language: en)</text:p>
      <text:p text:style-name="P4">
Time: 2023-04-28T19:19:00</text:p>
      <text:p text:style-name="P4">
Location: Donetsk Oblast (Latitude:48.72849 Longtitude:37.57789)</text:p>
      <text:p text:style-name="P4">
Videos: []</text:p>
      <text:p text:style-name="P4">
Images: []</text:p>
      <text:p text:style-name="P4">
Tags: ["Europe", "Central and Eastern Europe"]</text:p>
      <text:p text:style-name="P4">
Id: 22559290</text:p>
      <!--METADATA-->
      <text:p text:style-name="P4">
Donetsk region, Dnipro, Dnipropetrovsk region(01:18). Red Alert: aerialthreat. Sirens sounding. Take cover now!</text:p>
      <text:p text:style-name="P4">
News Collection Link: <text:a xlink:type="simple" xlink:href="https://liveuamap.com/en/2023/28-april-donetsk-oblast-dnipro-dnipropetrovskg" text:style-name="Internet_20_link" text:visited-style-name="Visited_20_Internet_20_Link">
https://liveuamap.com/en/2023/28-april-donetsk-oblast-dnipro-dnipropetrovskg</text:a>
</text:p>
      <text:p text:style-name="P4">
News Source: <text:a xlink:type="simple" xlink:href="https://t.me/air_alert_ua/44013" text:style-name="Internet_20_link" text:visited-style-name="Visited_20_Internet_20_Link">
https://t.me/air_alert_ua/44013</text:a>
</text:p>
      <!--NEWS-->
      <text:h text:style-name="P10" text:outline-level="1">
<text:span text:style-name="T4">
Poltavska Oblast(01:39). Red Alert: aerial threat. Sirens sounding. Take cover now!</text:span>
</text:h>
      <text:p text:style-name="P4">
Authors: liveuamap (Language: en)</text:p>
      <text:p text:style-name="P4">
Time: 2023-04-28T19:41:00</text:p>
      <text:p text:style-name="P4">
Location: Poltavska Oblast (Latitude:49.47736 Longtitude:33.81903)</text:p>
      <text:p text:style-name="P4">
Videos: []</text:p>
      <text:p text:style-name="P4">
Images: []</text:p>
      <text:p text:style-name="P4">
Tags: ["Europe", "Central and Eastern Europe"]</text:p>
      <text:p text:style-name="P4">
Id: 22559291</text:p>
      <!--METADATA-->
      <text:p text:style-name="P4">
Poltava(01:39). Red Alert: aerial threat. Sirens sounding. Take covernow!</text:p>
      <text:p text:style-name="P4">
News Collection Link: <text:a xlink:type="simple" xlink:href="https://liveuamap.com/en/2023/28-april-poltavska-oblast0139-red-alert-aeriag" text:style-name="Internet_20_link" text:visited-style-name="Visited_20_Internet_20_Link">
https://liveuamap.com/en/2023/28-april-poltavska-oblast0139-red-alert-aeriag</text:a>
</text:p>
      <text:p text:style-name="P4">
News Source: <text:a xlink:type="simple" xlink:href="https://t.me/air_alert_ua/44014" text:style-name="Internet_20_link" text:visited-style-name="Visited_20_Internet_20_Link">
https://t.me/air_alert_ua/44014</text:a>
</text:p>
      <!--NEWS-->
      <text:h text:style-name="P10" text:outline-level="1">
<text:span text:style-name="T4">
Kharkiv, Kharkivska Oblast(02:12). Red Alert: aerial threat. Sirens sounding. Take cover now!</text:span>
</text:h>
      <text:p text:style-name="P4">
Authors: liveuamap (Language: en)</text:p>
      <text:p text:style-name="P4">
Time: 2023-04-28T20:13:00</text:p>
      <text:p text:style-name="P4">
Location: Kharkiv (Latitude:49.98081000 Longtitude:36.25272000)</text:p>
      <text:p text:style-name="P4">
Videos: []</text:p>
      <text:p text:style-name="P4">
Images: []</text:p>
      <text:p text:style-name="P4">
Tags: ["Europe", "Central and Eastern Europe"]</text:p>
      <text:p text:style-name="P4">
Id: 22559292</text:p>
      <!--METADATA-->
      <text:p text:style-name="P4">
Kharkiv, Kharkiv region(02:12). Red Alert: aerial threat. Sirens sounding.Take cover now!</text:p>
      <text:p text:style-name="P4">
News Collection Link: <text:a xlink:type="simple" xlink:href="https://liveuamap.com/en/2023/29-april-kharkiv-kharkivska-oblast0212-red-alg" text:style-name="Internet_20_link" text:visited-style-name="Visited_20_Internet_20_Link">
https://liveuamap.com/en/2023/29-april-kharkiv-kharkivska-oblast0212-red-alg</text:a>
</text:p>
      <text:p text:style-name="P4">
News Source: <text:a xlink:type="simple" xlink:href="https://t.me/air_alert_ua/44018" text:style-name="Internet_20_link" text:visited-style-name="Visited_20_Internet_20_Link">
https://t.me/air_alert_ua/44018</text:a>
</text:p>
      <!--NEWS-->
      <text:h text:style-name="P10" text:outline-level="1">
<text:span text:style-name="T4">
Donetsk Oblast(03:27). Red Alert: aerial threat. Sirens sounding. Take cover now!</text:span>
</text:h>
      <text:p text:style-name="P4">
Authors: liveuamap (Language: en)</text:p>
      <text:p text:style-name="P4">
Time: 2023-04-28T21:28:00</text:p>
      <text:p text:style-name="P4">
Location: Donetsk Oblast (Latitude:48.72731 Longtitude:37.57764)</text:p>
      <text:p text:style-name="P4">
Videos: []</text:p>
      <text:p text:style-name="P4">
Images: []</text:p>
      <text:p text:style-name="P4">
Tags: ["Europe", "Central and Eastern Europe"]</text:p>
      <text:p text:style-name="P4">
Id: 22559293</text:p>
      <!--METADATA-->
      <text:p text:style-name="P4">
Donetsk Oblast(03:27). Red Alert: aerial threat. Sirens sounding. Take covernow!</text:p>
      <text:p text:style-name="P4">
News Collection Link: <text:a xlink:type="simple" xlink:href="https://liveuamap.com/en/2023/29-april-donetsk-oblast0327-red-alert-aerial-g" text:style-name="Internet_20_link" text:visited-style-name="Visited_20_Internet_20_Link">
https://liveuamap.com/en/2023/29-april-donetsk-oblast0327-red-alert-aerial-g</text:a>
</text:p>
      <text:p text:style-name="P4">
News Source: <text:a xlink:type="simple" xlink:href="https://t.me/air_alert_ua/44023" text:style-name="Internet_20_link" text:visited-style-name="Visited_20_Internet_20_Link">
https://t.me/air_alert_ua/44023</text:a>
</text:p>
      <!--NEWS-->
      <text:h text:style-name="P10" text:outline-level="1">
<text:span text:style-name="T4">
Occupation authorities in Sevastopol blame Ukrainian drone for the fire at oil depot</text:span>
</text:h>
      <text:p text:style-name="P4">
Authors: liveuamap (Language: en)</text:p>
      <text:p text:style-name="P4">
Time: 2023-04-28T23:17:00</text:p>
      <text:p text:style-name="P4">
Location: Sevastopol (Latitude:44.57885 Longtitude:33.41938)</text:p>
      <text:p text:style-name="P4">
Videos: []</text:p>
      <text:p text:style-name="P4">
Images: []</text:p>
      <text:p text:style-name="P4">
Tags: ["Energy"]</text:p>
      <text:p text:style-name="P4">
Id: 22559300</text:p>
      <!--METADATA-->
      <text:p text:style-name="P4">
Occupation authorities in Sevastopol blame Ukrainian drone for the fire at oildepot</text:p>
      <text:p text:style-name="P4">
News Collection Link: <text:a xlink:type="simple" xlink:href="https://liveuamap.com/en/2023/29-april-occupation-authorities-in-sevastopol-blame-ukrainian" text:style-name="Internet_20_link" text:visited-style-name="Visited_20_Internet_20_Link">
https://liveuamap.com/en/2023/29-april-occupation-authorities-in-sevastopol-blame-ukrainian</text:a>
</text:p>
      <text:p text:style-name="P4">
News Source: <text:a xlink:type="simple" xlink:href="https://t.me/tass_agency/189918" text:style-name="Internet_20_link" text:visited-style-name="Visited_20_Internet_20_Link">
https://t.me/tass_agency/189918</text:a>
</text:p>
      <!--NEWS-->
      <text:h text:style-name="P10" text:outline-level="1">
<text:span text:style-name="T4">
According to occupation authorities fire at oil depot in Sevastopol is not threatening civili...</text:span>
</text:h>
      <text:p text:style-name="P4">
Authors: liveuamap (Language: en)</text:p>
      <text:p text:style-name="P4">
Time: 2023-04-28T23:59:00</text:p>
      <text:p text:style-name="P4">
Location: Sevastopol (Latitude:44.58068 Longtitude:33.41716)</text:p>
      <text:p text:style-name="P4">
Videos: []</text:p>
      <text:p text:style-name="P4">
Images: ["<text:a xlink:type="simple" xlink:href="https://liveuamap.com/pics/2023/04/29/22559299_1.jpg" text:style-name="Internet_20_link" text:visited-style-name="Visited_20_Internet_20_Link">
22559299_1.jpg</text:a>
", "<text:a xlink:type="simple" xlink:href="https://liveuamap.com/pics/2023/04/29/22559299_2.jpg" text:style-name="Internet_20_link" text:visited-style-name="Visited_20_Internet_20_Link">
22559299_2.jpg</text:a>
", "<text:a xlink:type="simple" xlink:href="https://liveuamap.com/pics/2023/04/29/22559299_4.jpg" text:style-name="Internet_20_link" text:visited-style-name="Visited_20_Internet_20_Link">
22559299_4.jpg</text:a>
"]</text:p>
      <text:p text:style-name="P4">
Tags: ["Energy"]</text:p>
      <text:p text:style-name="P4">
Id: 22559299</text:p>
      <!--METADATA-->
      <text:p text:style-name="P4">
According to occupation authorities fire at oil depot in Sevastopol is not threatening civilian objects<draw:frame draw:style-name="fr1" draw:name="Image2" text:anchor-type="as-char" svg:width="6.9236in" svg:height="9.231467in" draw:z-index="0">
<draw:image xlink:href="../Images/liveuamap/2023-04-28T23-59-00/22559299_1.jpg" xlink:type="simple" xlink:show="embed" xlink:actuate="onLoad" draw:mime-type="image/jpeg"/>
</draw:frame>
<draw:frame draw:style-name="fr1" draw:name="Image3" text:anchor-type="as-char" svg:width="6.9236in" svg:height="9.231467in" draw:z-index="0">
<draw:image xlink:href="../Images/liveuamap/2023-04-28T23-59-00/22559299_2.jpg" xlink:type="simple" xlink:show="embed" xlink:actuate="onLoad" draw:mime-type="image/jpeg"/>
</draw:frame>
<draw:frame draw:style-name="fr1" draw:name="Image4" text:anchor-type="as-char" svg:width="6.9236in" svg:height="9.231467in" draw:z-index="0">
<draw:image xlink:href="../Images/liveuamap/2023-04-28T23-59-00/22559299_4.jpg" xlink:type="simple" xlink:show="embed" xlink:actuate="onLoad" draw:mime-type="image/jpeg"/>
</draw:frame>
News Collection Link: <text:a xlink:type="simple" xlink:href="https://liveuamap.com/en/2023/29-april-according-to-occupation-authorities-fire-at-oil" text:style-name="Internet_20_link" text:visited-style-name="Visited_20_Internet_20_Link">
https://liveuamap.com/en/2023/29-april-according-to-occupation-authorities-fire-at-oil</text:a>
</text:p>
      <text:p text:style-name="P4">
News Source: <text:a xlink:type="simple" xlink:href="https://t.me/rusbrief/113047" text:style-name="Internet_20_link" text:visited-style-name="Visited_20_Internet_20_Link">
https://t.me/rusbrief/113047</text:a>
</text:p>
      <!--NEWS-->
      <text:h text:style-name="P10" text:outline-level="1">
<text:span text:style-name="T4">
The enemy concentrated offensive efforts in four directions</text:span>
</text:h>
      <text:p text:style-name="P4">
Author: ['АРМІЯINFORM']</text:p>
      <text:p text:style-name="P4">
Time: 2023-04-28T86:00:00-04:00</text:p>
      <text:p text:style-name="P4">
Description: Opponent Zoservzhil Zuillya at the leading advanced di on Limansk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bahmut-2-2-scaled.jpg" text:style-name="Internet_20_link" text:visited-style-name="Visited_20_Internet_20_Link">
bahmut-2-2-scaled.jpg</text:a>
']</text:p>
      <text:p text:style-name="P4">
Tags: ['STOPRUSSIA', 'АГРЕСІЯ РФ', 'ВІЙНА', 'ВТОРГНЕННЯ РФ', 'ГШ ЗСУ']</text:p>
      <text:p text:style-name="P4">
Category: News</text:p>
      <!--METADATA-->
      <text:p text:style-name="P4">
<draw:frame draw:style-name="fr1" draw:name="Image5" text:anchor-type="as-char" svg:width="6.9236in" svg:height="4.615733in" draw:z-index="0">
<draw:image xlink:href="../Images/AРМІЯINFORM/2023-04-28T86-00-00-04-00/bahmut-2-2-scaled.jpg" xlink:type="simple" xlink:show="embed" xlink:actuate="onLoad" draw:mime-type="image/jpeg"/>
</draw:frame>
<text:span text:style-name="T4">
 🔥 Situation on Russian Completion </text:span>
</text:p>
      <text:p text:style-name="P4">
The enemy focuses on the main efforts on the offensive actions of Nalimansk, Bakhmut, Avdiiv and Mariinsky directions. More than 40 attacks in these areas of the front have been made. Bakhmut and Marinka remain at the epicenter of the fighting.(https://www.facebook.com/GeneralStaff.ua/posts/pfbid02yvfvfz6RDTpUdb13fRc8RP3MKDdR92yw87HyLNXdnDKof21bDVPT8Nyso8wr6Nwil?<text:span text:style-name="T4">
cft</text:span>
%5b0%5d=AZWAxM5IEstMKVLNHixtVPQU_ydCtV898ULL6MRVBDsmvN3MtW4uqRbgMefSeCbJ1eP-RnbLodwJGXBDf38NMST2rGKKpXZ6NNn-flUXhDugoC-kxR5Pj6Wv6MTzE)General Staff of the Ukrainian.</text:p>
      <text:p text:style-name="P4">
<text:span text:style-name="T4">
 In the Liman direction </text:span>
 the enemy conducted unsuccessful offensive actions of the Unapryamka of the Belogovka. He struck aviation blows to the settlements Nevskoye, Bigorivka, Torske, Serebryanka, controversial, Ivanivka. Artillery shear were Makeevka, Nevskoye, Dibrova, Bigorivka of Luhansk region; Torni, Verkhnyamyanskoye, controversial Donetsk region.</text:p>
      <text:p text:style-name="P4">
<text:span text:style-name="T4">
 In the Bakhmut direction </text:span>
 The enemy continues to take offensive actions. It is ongoing in Bakhmut. In addition, during the day, the enemy conducted unsuccessful successive actions in the direction of Bogdanivka and the Temporal Yar. Vasyukivka, Orikhovo-Vasylivka, Bakhmut, Grigorivka, Ivanivske, Konstantinovka, Alexander-Schultine, South, Nelipivka and New York Donetsk region were hostile.</text:p>
      <text:p text:style-name="P4">
<text:span text:style-name="T4">
 In the Avdeevsky direction </text:span>
 the enemy conducted offensive actions in the areas of the inhabited punks of Avdiivka, Severne and Pervomaisk Donetsk region, had no success.</text:p>
      <text:p text:style-name="P4">
<text:span text:style-name="T4">
 In the Mariinsky direction </text:span>
 our defenders reflect the attacks of the enemy of the settlements of Marinka and Novomikhailivka. At the same time, Krasnogorivka, Marinka, Venta and Novomikhailivka of Donetsk region were experienced.</text:p>
      <text:p text:style-name="P4">
<text:span text:style-name="T4">
 In the mineral direction </text:span>
 the enemy did not take the enemy of offensive actions. Investigation strikes on carbon, Prychistivtsi and Shakhtar Donetsk region.</text:p>
      <text:p text:style-name="P4">
News Source: <text:a xlink:type="simple" xlink:href="https://armyinform.com.ua/2023/04/28/protyvnyk-zoseredyv-nastupalni-zusyllya-na-chotyroh-napryamkah/" text:style-name="Internet_20_link" text:visited-style-name="Visited_20_Internet_20_Link">
https://armyinform.com.ua/2023/04/28/protyvnyk-zoseredyv-nastupalni-zusyllya-na-chotyroh-napryamkah/</text:a>
</text:p>
      <!--NEWS-->
      <text:h text:style-name="P10" text:outline-level="1">
<text:span text:style-name="T4">
Armyinform begins a project on the history of cooperation Ukraine - NATO</text:span>
</text:h>
      <text:p text:style-name="P4">
Author: ['Єгор Брайлян']</text:p>
      <text:p text:style-name="P4">
Time: 2023-04-28T89:00:00-04:00</text:p>
      <text:p text:style-name="P4">
Description: Organiza PIVNIKHAL -Atlantic agreement, BILSH VIDOM for the NATO Abreviaaturoy, є one ... War with Ukraine 2022, War with Ukraine Latest News Today, News War with Ukraine 2022 The last ones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1-100.jpg" text:style-name="Internet_20_link" text:visited-style-name="Visited_20_Internet_20_Link">
1-100.jpg</text:a>
', '<text:a xlink:type="simple" xlink:href="https://armyinform.com.ua/wp-content/uploads/2023/04/2-86-scaled.jpg" text:style-name="Internet_20_link" text:visited-style-name="Visited_20_Internet_20_Link">
2-86-scaled.jpg</text:a>
', '<text:a xlink:type="simple" xlink:href="https://armyinform.com.ua/wp-content/uploads/2023/04/3-71.jpg" text:style-name="Internet_20_link" text:visited-style-name="Visited_20_Internet_20_Link">
3-71.jpg</text:a>
', '<text:a xlink:type="simple" xlink:href="https://armyinform.com.ua/wp-content/uploads/2023/04/4-7.jpeg" text:style-name="Internet_20_link" text:visited-style-name="Visited_20_Internet_20_Link">
4-7.jpeg</text:a>
', '<text:a xlink:type="simple" xlink:href="https://armyinform.com.ua/wp-content/uploads/2021/11/image_-26_15-38-03-2.jpg" text:style-name="Internet_20_link" text:visited-style-name="Visited_20_Internet_20_Link">
image_-26_15-38-03-2.jpg</text:a>
']</text:p>
      <text:p text:style-name="P4">
Tags: ['STOPRUSSIA', 'АГРЕСІЯ РФ', 'ВІЙНА', 'ВТОРГНЕННЯ РФ', 'МЗС', 'НАТО', 'УКРАЇНА – НАТО']</text:p>
      <text:p text:style-name="P4">
Category: News</text:p>
      <!--METADATA-->
      <text:p text:style-name="P4">
<draw:frame draw:style-name="fr1" draw:name="Image6" text:anchor-type="as-char" svg:width="6.9236in" svg:height="3.4618in" draw:z-index="0">
<draw:image xlink:href="../Images/AРМІЯINFORM/2023-04-28T89-00-00-04-00/1-100.jpg" xlink:type="simple" xlink:show="embed" xlink:actuate="onLoad" draw:mime-type="image/jpeg"/>
</draw:frame>
The organization of the North Atlantic Treaty, better known for the abbreviation of NATO, is one of the main partners of Ukraine in the field of security and defense. Dai Russian aggression against our country further Ukrainian integration of Daliang is a matter of the future of the entire Euro -Atlantic region. However, Ukraine was working with NATO in the 1990s.</text:p>
      <text:p text:style-name="P4">
For a more comprehensive representation of history and modernity, we announce the beginning of the SPECT on the history of relations of Ukraine and the North Atlantic Alliance.</text:p>
      <text:p text:style-name="P4">
*!</text:p>
      <text:p text:style-name="P4">
The main purpose of the project is to show the evolution of Ukraine's cooperation with Salians through the history and contribution of military, analysts, scientists, diplomats. There will be interviews and texts about the past and present of cooperation of Ukraine - NATO.</text:p>
      <text:p text:style-name="P4">
E <text:span text:style-name="T5">
Taps for the development of Ukraine's relations with alliance</text:span>
:</text:p>
      <text:p text:style-name="P4">
<text:span text:style-name="T4">
* 1991–1997 </text:span>
</text:p>
      <text:p text:style-name="P4">
After the declaration of independence on August 24, 1991, Ukraine begins to build relations with the North Atlantic Alliance. NATO formation of the involvement in the cooperation of post -communist states within the framework of the Partnership for Peace program, which began in 1994.</text:p>
      <text:p text:style-name="P4">
The program itself opened the opportunity to conduct joint exercises between the Armed Forces of Ukraine and the Alliance troops. One of the first was Sea Breeze training, which was conducted in the summer of 1997, where the United States and other NATO countries took part.</text:p>
      <text:p text:style-name="P4">
<draw:frame draw:style-name="fr1" draw:name="Image7" text:anchor-type="as-char" svg:width="6.036217in" svg:height="10.0in" draw:z-index="0">
<draw:image xlink:href="../Images/AРМІЯINFORM/2023-04-28T89-00-00-04-00/2-86-scaled.jpg" xlink:type="simple" xlink:show="embed" xlink:actuate="onLoad" draw:mime-type="image/jpeg"/>
</draw:frame>
Periodization of Ukraine - NATO.</text:p>
      <text:p text:style-name="P4">
<text:span text:style-name="T4">
* 1997–2002 </text:span>
</text:p>
      <text:p text:style-name="P4">
At the summit of the North Atlantic Alliance in Madrid in July 1997, President of Ukraine Leonid Kuchma signed the Charter on a special partnership of Ukraine - NATO.This. In 1997, the NATO mission was opened(Brussels headquarters)And the NATO Information and Documentation Center in Ukraine started working in Kiev.</text:p>
      <text:p text:style-name="P4">
<text:span text:style-name="T4">
* 2002 - 2008 </text:span>
</text:p>
      <text:p text:style-name="P4">
In May 2002, the National Security and Defense Council of Ukraine was approved by "developing such a strategy, the ultimate goal of which would be to join Ukraine to the security system in Europe today."As a result of the 2004 Orange Revolution and the election of Viktor Yushchenk President, Ukraine intensified its course for integration into NATO. At the same time, neighboring Ukraine acquire full membership in the Alliance. The organization of the postractics itself on September 11, 2001 in the United States focused all its attention on the fight against mass terrorism(A military campaign in Afghanistan and Iraq).</text:p>
      <ul>
        <li>
          <text:span text:style-name="T4">
2008 — 2014 роки</text:span>
        </li>
      </ul>
      <text:p text:style-name="P4">
Саміт НАТО в Бухаресті 2-4 квітня 2008 року називають одним з визначальних увідносинах України з Альянсом. Планувалося, що Україна та Грузія отримаютьПлан дій щодо членства в Організації. Щоправда, в результаті було визначено,що дві держави стануть членами НАТО, хоч їм і не було надано тоді ПДЧ.</text:p>
      <text:p text:style-name="P4">
<draw:frame draw:style-name="fr1" draw:name="Image8" text:anchor-type="as-char" svg:width="6.9236in" svg:height="6.39856in" draw:z-index="0">
<draw:image xlink:href="../Images/AРМІЯINFORM/2023-04-28T89-00-00-04-00/3-71.jpg" xlink:type="simple" xlink:show="embed" xlink:actuate="onLoad" draw:mime-type="image/jpeg"/>
</draw:frame>
Minister of Law of Ukraine Volodymyr Ogrizko and NATO Secretary General Yaap de Hopsheffer.</text:p>
      <text:p text:style-name="P4">
Bucharest - 2008 was the beginning of the NATO Open Door policy, when it was glorified that the Alliance leaves the Euro -Atlantic prospects for Ukraine possible. In 2009, the format of the annual national program under the ehydamic Commission of Ukraine - NATO.</text:p>
      <text:p text:style-name="P4">
<text:span text:style-name="T4">
* 2014 - 2020 </text:span>
</text:p>
      <text:p text:style-name="P4">
The beginning of Russian armed aggression against Ukraine in 2014 became a turning point in the history of our country's relations with NATO. External aggression by the Stalacatalizer of the reforms of the Armed Forces of Ukraine through the introduction of NATO Standards.</text:p>
      <text:p text:style-name="P4">
At the Alliance summit in Wales in September 2014, it was announced that for 10 years, allies should spend at least 2 % of GDP on defense. In the course The Cold War has in the early 1990s.</text:p>
      <text:p text:style-name="P4">
In the period 2014-2020, trust funds were created, which Net -financed the reform of the Sector of Security and Defense of Ukraine. In 2016, a new government office was created-the Viceremier-Minister for European Taiuro-Atlantic Integration of Ukraine. The desire of Ukraine to become a member of NATO was fixed at the constitutional level in 2019.</text:p>
      <text:p text:style-name="P4">
In the regions, in particular in Sumy region, the process of promoting NATO at the educational level is actively beginning. This is how the Center for Regional Security Studies at Sumy State University, headed by Candidate of Political Science Mykola Nazarov.<text:span text:style-name="T4">
* 2020 - February 24 2022 </text:span>
</text:p>
      <text:p text:style-name="P4">
Ukraine's acquisition of a partner's status with extended capabilities(EOP)In June2020, NATO integrate into a new level. This meant more cooperation in intelligence, strategic communications, military education.</text:p>
      <text:p text:style-name="P4">
Then NATO began writing a new strategic concept of the Alliance, where the changes in the world were taken into account: strengthening of international influence of Russia and China, the militarization of Russia of the Black Sea, Russia's hybrid war anti -Ukraine, increasing the importance of energy security.</text:p>
      <text:p text:style-name="P4">
<text:span text:style-name="T4">
* From 24.02.2022 and to this day </text:span>
</text:p>
      <text:p text:style-name="P4">
The large -scale invasion of the Russian Federation into Ukraine has dramatically changed the history. Neutral Sweden and Finland once applied for the Alliance in May 2022.</text:p>
      <text:p text:style-name="P4">
At the NATO summit in Madrid last June, a strategic concept was approved when it was approved in 2010. There, the trust funds of the Alliance of Ukraine were combined into a comprehensive assistance package.</text:p>
      <text:p text:style-name="P4">
In general, NATO countries provide our country with military, financial and humanitarian support, and the Alliance itself plays a significant role in Ramstein's communication in the format(Contact Group on Defense of Ukraine), which was created in 2022 under the leadership of the United States.</text:p>
      <text:p text:style-name="P4">
<draw:frame draw:style-name="fr1" draw:name="Image9" text:anchor-type="as-char" svg:width="6.9236in" svg:height="4.617948in" draw:z-index="0">
<draw:image xlink:href="../Images/AРМІЯINFORM/2023-04-28T89-00-00-04-00/4-7.jpeg" xlink:type="simple" xlink:show="embed" xlink:actuate="onLoad" draw:mime-type="image/jpeg"/>
</draw:frame>
Yinstoltenberg and Volodymyr Zelenskyy.</text:p>
      <text:p text:style-name="P4">
On September 30, 2022, President of Ukraine Volodymyr Zelensky, Prime Minister of Ukraine Denis Shmigal, Speaker of the Verkhovna Rada of Ukraine Ruslan Stefanchukovokokolosalosalosalosalosalosalosalosalosalosalosalosalosalosed her application for NATO's admission for an accelerated procedure. It will take place in July this year in Vilnius.</text:p>
      <text:p text:style-name="P4">
Keep track of new texts on Ukraine and NATO's relations under the hashtag \ #uarenato.</text:p>
      <text:p text:style-name="P4">
<draw:frame draw:style-name="fr1" draw:name="Image10" text:anchor-type="as-char" svg:width="6.9236in" svg:height="6.9236in" draw:z-index="0">
<draw:image xlink:href="../Images/AРМІЯINFORM/2023-04-28T89-00-00-04-00/image_-26_15-38-03-2.jpg" xlink:type="simple" xlink:show="embed" xlink:actuate="onLoad" draw:mime-type="image/jpeg"/>
</draw:frame>
<text:a xlink:type="simple" xlink:href="https://armyinform.com.ua/army-authors/yegor-brajlyan/" text:style-name="Internet_20_link" text:visited-style-name="Visited_20_Internet_20_Link">
Yegor Brylian</text:a>
Armyinform correspondent</text:p>
      <text:p text:style-name="P4">
News Source: <text:a xlink:type="simple" xlink:href="https://armyinform.com.ua/2023/04/28/armiyainform-rozpochynaye-proyekt-pro-istoriyu-spivpraczi-ukrayina-nato/" text:style-name="Internet_20_link" text:visited-style-name="Visited_20_Internet_20_Link">
https://armyinform.com.ua/2023/04/28/armiyainform-rozpochynaye-proyekt-pro-istoriyu-spivpraczi-ukrayina-nato/</text:a>
</text:p>
      <!--NEWS-->
      <text:h text:style-name="P10" text:outline-level="1">
<text:span text:style-name="T4">
You can only stop terror and save people with weapons - President of Ukraine</text:span>
</text:h>
      <text:p text:style-name="P4">
Author: ['АРМІЯINFORM']</text:p>
      <text:p text:style-name="P4">
Time: 2023-04-28T95:00:00-04:00</text:p>
      <text:p text:style-name="P4">
Description: Road Ukrainians!Make a day of trivial Rozbir Zavlavl in Umani, at the MSTSI Vluchannya Rosіysko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5412f363098a766170ec549cec96da4e_1682708029_extra_large23232.png" text:style-name="Internet_20_link" text:visited-style-name="Visited_20_Internet_20_Link">
5412f363098a766170ec549cec96da4e_1682708029_extra_large23232.png</text:a>
']</text:p>
      <text:p text:style-name="P4">
Tags: ['STOPRUSSIA', 'ВОЛОДИМИР ЗЕЛЕНСЬКИЙ', 'ЗВЕРНЕННЯ ПРЕЗИДЕНТА УКРАЇНИ']</text:p>
      <text:p text:style-name="P4">
Category: News</text:p>
      <!--METADATA-->
      <text:p text:style-name="P4">
<draw:frame draw:style-name="fr1" draw:name="Image11" text:anchor-type="as-char" svg:width="6.9236in" svg:height="3.859907in" draw:z-index="0">
<draw:image xlink:href="../Images/AРМІЯINFORM/2023-04-28T95-00-00-04-00/5412f363098a766170ec549cec96da4e_1682708029_extra_large23232.png" xlink:type="simple" xlink:show="embed" xlink:actuate="onLoad" draw:mime-type="image/png"/>
</draw:frame>
<text:span text:style-name="T4">
 _ Dear Ukrainians!_ </text:span>
</text:p>
      <text:p text:style-name="P4">
Along the day, there was a parsing in Uman, at the site of the Russian rocket. My mingers to relatives and loved ones ...</text:p>
      <text:p text:style-name="P4">
To all who were saved - the residents of this house, the neighboring houses, which, unfortunately, with an explosive wave - is provided with the necessary help. I am thankful and everyone who participated in the rescue operation and supported people.</text:p>
      <text:p text:style-name="P4">
The Uman rocket, in the city that is absolutely peaceful, is known to the world in that it has received tens of thousands of pilgrims of host every year ... Only the absolute evil can do such a terror against Ukraine.</text:p>
      <text:p text:style-name="P4">
Two -Ukrainian killed in Dnipropetrovsk region as a result of today's rocket strike. Mother and daughter. Olga, 92nd year of birth, and Veronica, 20 years of birth. Even three years, this child is not fulfilled!Eternal memory!.. sympathy for the family, compassion for loved ones ...</text:p>
      <text:p text:style-name="P4">
Today, our air forces have managed to knock down most Russian missiles-21z 23. If it were not that the terrorist state would have been able to pick up much more victims, more lives. And this again proves that stopping terror and saving people can be more weapons. Air Force, modern aviation, without which there is no fully effective ART. All you need to give safety to our cities, our villages both in the rear and in the forefront. To restore safety and luggage, which, unfortunately, in the occupied territory. Temporarily. We can leave no one under the rule of Russian evil.</text:p>
      <text:p text:style-name="P4">
Today in Kyiv a visit was a president of Slovakia, the President of the Czech Republic. We have been extinguished exactly how to protect all our people, to accelerate the recovery and order throughout the earth.</text:p>
      <text:p text:style-name="P4">
I thanked Slovakia and the Czech Republic for their support: for the weapons provided, political tasancial assistance, with the support of people who received shelter in Slovak Ichi communities.</text:p>
      <text:p text:style-name="P4">
I outlined my partners what prospects we have on the battlefield now and what kind of help we need to go all this necessary path. I have informed what we do to realize our formula of peace, in particular the Ipoonnt on the prosecution of the perpetrators. Thank you that the Slavonic and the Czech Republic, equally with us, see the need to restore justice to the hypocrisy of war criminals, to punish all these terrorists.</text:p>
      <text:p text:style-name="P4">
They signed a joint declaration with Slovak President and the Czech President of our European and Euro -Atlantic Movement.Separately discussed with Mr. the President of the European Council, the situation of the stubborn -nostructive, in my opinion, was prohibited by individual states of import of our agrarian products. I emphasize that this not only violates the existing pro -asset agreement between Ukraine and the European Union, but also gives dangerous hope in the Kremlin. It is hopeful that in our common European home, someone's wrong decisions can be paid over common interests.</text:p>
      <text:p text:style-name="P4">
Now that Russia violates freedom of trade, tries to block the supply of agricultural products to the world market, it is not time to follow anyone with a derivated zone, to do something similar. It is necessary to find a normal, in the European manner, a constructive way out of this situation. difficult. Such a decision would have been the interests of all our countries and Europe as a whole. We discussed Zpan Michel, how it can be done, what a solution can be, and we constantly contact all partners.</text:p>
      <text:p text:style-name="P4">
Today, however, a significant investment event for Ukraine has taken place - the first large investment in Ukraine from the beginning of a full -scale invasion. The investment is $ 250 million, and this is just a start of the relevant package. Right now, the Colima is still fighting Russian terror, the big world business not only believes UNash victory, but also confirms this faith with its multimillion -dollar investments, specifics.</text:p>
      <text:p text:style-name="P4">
I thank everyone who helps Ukraine!</text:p>
      <text:p text:style-name="P4">
_ <text:span text:style-name="T4">
 Glory to all our soldiers, who is now in battle, in combat posts, at combat operations!Thank you to the people of Ukraine!</text:span>
 _</text:p>
      <text:p text:style-name="P4">
<text:span text:style-name="T5">
<text:span text:style-name="T4">
Glory to Ukraine!</text:span>
</text:span>
</text:p>
      <text:p text:style-name="P4">
Source: <text:a xlink:type="simple" xlink:href="https://www.president.gov.ua/news/zupiniti-teror-i-vryatuvati-lyudej-mozhna-lishe-zbroyeyu-zve-82557" text:style-name="Internet_20_link" text:visited-style-name="Visited_20_Internet_20_Link">
Presidential Office of Ukraine</text:a>
</text:p>
      <text:p text:style-name="P4">
News Source: <text:a xlink:type="simple" xlink:href="https://armyinform.com.ua/2023/04/28/zupynyty-teror-i-vryatuvaty-lyudej-mozhna-lyshe-zbroyeyu-prezydenta-ukrayiny/" text:style-name="Internet_20_link" text:visited-style-name="Visited_20_Internet_20_Link">
https://armyinform.com.ua/2023/04/28/zupynyty-teror-i-vryatuvaty-lyudej-mozhna-lyshe-zbroyeyu-prezydenta-ukrayiny/</text:a>
</text:p>
      <!--NEWS-->
      <text:h text:style-name="P10" text:outline-level="1">
<text:span text:style-name="T4">
At Lyman direction Russian army shelled Makiyivka, Nevske, Dibrova, Bilohorivka of Luhansk re...</text:span>
</text:h>
      <text:p text:style-name="P4">
Authors: liveuamap (Language: en)</text:p>
      <text:p text:style-name="P4">
Time: 2023-04-29T-10:02:00</text:p>
      <text:p text:style-name="P4">
Location: Lyman, Donetsk (Latitude:49.65963000 Longtitude:37.88944000)</text:p>
      <text:p text:style-name="P4">
Videos: []</text:p>
      <text:p text:style-name="P4">
Images: []</text:p>
      <text:p text:style-name="P4">
Tags: ["Russia"]</text:p>
      <text:p text:style-name="P4">
Id: 22559377</text:p>
      <!--METADATA-->
      <text:p text:style-name="P4">
At Lyman direction Russian army shelled Makiyivka, Nevske, Dibrova,Bilohorivka of Luhansk region; Terny, Verkhnokamyanske, Spirne of Donetskregion, Russian aviation conducted airstrikes at Novoyehorivka, Nevske,Bilohorivka, Torske, Serebryanka, Spirne, Ivanivka, - General Staff of ArmedForces of Ukraine says in the morning report</text:p>
      <text:p text:style-name="P4">
News Collection Link: <text:a xlink:type="simple" xlink:href="https://liveuamap.com/en/2023/29-april-at-lyman-direction-russian-army-shelled-makiyivka" text:style-name="Internet_20_link" text:visited-style-name="Visited_20_Internet_20_Link">
https://liveuamap.com/en/2023/29-april-at-lyman-direction-russian-army-shelled-makiyivka</text:a>
</text:p>
      <text:p text:style-name="P4">
News Source: <text:a xlink:type="simple" xlink:href="https://t.me/lumsrc/4630" text:style-name="Internet_20_link" text:visited-style-name="Visited_20_Internet_20_Link">
https://t.me/lumsrc/4630</text:a>
</text:p>
      <!--NEWS-->
      <text:h text:style-name="P10" text:outline-level="1">
<text:span text:style-name="T4">
Naftogaz left the gas price for the population unchanged for another year</text:span>
</text:h>
      <text:p text:style-name="P4">
Authors: Ukrinform (Person)</text:p>
      <text:p text:style-name="P4">
Publisher: Укринформ (Organization)</text:p>
      <text:p text:style-name="P4">
Published Time: 2023-04-29T-11:52:00+03:00</text:p>
      <text:p text:style-name="P4">
Modified Time: 2023-04-29T23:52:00+03:00</text:p>
      <text:p text:style-name="P4">
Description: The gas supply company "Naftogaz of Ukraine" has continued the tariff plan "fixed" for another year, its price will continue to amount to UAH 7.96 per cubic meter. m (with VAT). - Ukrinform.</text:p>
      <text:p text:style-name="P4">
Images: ["<text:a xlink:type="simple" xlink:href="https://static.ukrinform.com/photos/2019_12/thumb_files/630_360_1575464029-964.jpg" text:style-name="Internet_20_link" text:visited-style-name="Visited_20_Internet_20_Link">
630_360_15754...</text:a>
"]</text:p>
      <text:p text:style-name="P4">
Tags: ['Економіка', 'Нафтогаз', 'Ціна газу', 'Населення']</text:p>
      <text:p text:style-name="P4">
Type: Article</text:p>
      <!--METADATA-->
      <text:p text:style-name="P4">
<draw:frame draw:style-name="fr1" draw:name="Image12" text:anchor-type="as-char" svg:width="6.9236in" svg:height="3.956343in" draw:z-index="0">
<draw:image xlink:href="../Images/yкринформ/2023-04-29T-11-52-00-03-00/630_360_1575464029-964.jpg" xlink:type="simple" xlink:show="embed" xlink:actuate="onLoad" draw:mime-type="image/jpeg"/>
</draw:frame>
The gas supply company "Naftogaz of Ukraine" has continued the tariff plan "fixed" for another year, its price will continue to amount to UAH 7.96 per cubic meter. m(ZPDV).</text:p>
      <text:p text:style-name="P4">
Про це <text:a xlink:type="simple" xlink:href="https://gas.ua/uk/home/news/tsina-na-gaz-dlya-pobutovikh-kliientiv-zalishaietsya-nezminnoyu---oleksiy-chernishov" text:style-name="Internet_20_link" text:visited-style-name="Visited_20_Internet_20_Link">
 </text:a>
The company press service, reports Ukrinform.</text:p>
      <text:p text:style-name="P4">
“The price of gas for household customers remains unchanged. This decision was made taking into account the martial law and economic situation in Ukraine. We will continue to keep the cost of fuel for our citizen's pre -war level, ”said the head of Naftogaz Group Alexei Chernyshov.</text:p>
      <text:p text:style-name="P4">
<text:span text:style-name="T4">
 Read also: </text:span>
 <text:span text:style-name="T4">
 <text:a xlink:type="simple" xlink:href="https://www.ukrinform.ua/rubric-economy/3702064-urad-prodovziv-diu-specialnih-obovazkiv-na-rinku-gazu-do-31-serpna.html" text:style-name="Internet_20_link" text:visited-style-name="Visited_20_Internet_20_Link">
</text:a>
</text:span>
</text:p>
      <text:p text:style-name="P4">
It is noted that “<text:span text:style-name="T4">
 <text:a xlink:type="simple" xlink:href="https://www.ukrinform.ua/tag-naftogaz" text:style-name="Internet_20_link" text:visited-style-name="Visited_20_Internet_20_Link">
</text:a>
</text:span>
 ”More than 12.4 million Ukrainian assistants are uninterrupted and steadily providing gas. All these customers receive gas according to the annual tariff plan "fixed". The tariff period is: from May 1, 2023 to 1st 2024 inclusive.</text:p>
      <text:p text:style-name="P4">
<text:span text:style-name="T4">
 Read also: </text:span>
 <text:span text:style-name="T4">
 <text:a xlink:type="simple" xlink:href="https://www.ukrinform.ua/rubric-economy/3700795-naftogaz-zbilsiv-dobovij-vidobutok-gazu-na-odnomu-z-rodovis-na-300-tisac-kubometriv.html" text:style-name="Internet_20_link" text:visited-style-name="Visited_20_Internet_20_Link">
</text:a>
</text:span>
</text:p>
      <text:p text:style-name="P4">
Recall that last week, Ukrtransgaz began to pump gas into the underground storage for the next heating season.</text:p>
      <text:p text:style-name="P4">
News Source: <text:a xlink:type="simple" xlink:href="https://www.ukrinform.ua/rubric-economy/3702629-naftogaz-zalisiv-cinu-na-gaz-dla-naselenna-nezminnou-se-na-rik.html" text:style-name="Internet_20_link" text:visited-style-name="Visited_20_Internet_20_Link">
https://www.ukrinform.ua/rubric-economy/3702629-naftogaz-zalisiv-cinu-na-gaz-dla-naselenna-nezminnou-se-na-rik.html</text:a>
</text:p>
      <!--NEWS-->
      <text:h text:style-name="P10" text:outline-level="1">
<text:span text:style-name="T4">
JSU Bakhmut Directio Rusian of the Army Shelled Vasukivka, Orikhovo-Vasylivka, Bakhmut, Chrome, T ...</text:span>
</text:h>
      <text:p text:style-name="P4">
Authors: liveuamap (Language: en)</text:p>
      <text:p text:style-name="P4">
Time: 2023-04-29T-12:02:00</text:p>
      <text:p text:style-name="P4">
Location: Novhorods'ke, Donetsk Oblast (Latitude:48.32852 Longtitude:37.84756)</text:p>
      <text:p text:style-name="P4">
Videos: []</text:p>
      <text:p text:style-name="P4">
Images: []</text:p>
      <text:p text:style-name="P4">
Tags: ["Russia"]</text:p>
      <text:p text:style-name="P4">
Id: 22559376</text:p>
      <!--METADATA-->
      <text:p text:style-name="P4">
At Bakhmut Direction Russian Army Shelled Vasukivka, Orikhovo-Vasylivka, Bakhmut, Khromove, Chasiv Yar, Hryhorivka, Ivanivske, Predte, Kochyne, Predetete, Khrhomovka, Hryhorivka , Pivdenne, Nelipivka and New York ofdonetsk Region. Russian Aviation Conducted Aircrakes at Bakhmut andbohdanivka, - General Staff of Armed Forces of Ukraine Says in the Morningreport</text:p>
      <text:p text:style-name="P4">
News Collection Link:(https://liveuamap.com/en/2023/29-april-at-bakhmut-direction-russian-army-shelled-vasukivka)</text:p>
      <text:p text:style-name="P4">
News Source: <text:a xlink:type="simple" xlink:href="https://t.me/lumsrc/4631" text:style-name="Internet_20_link" text:visited-style-name="Visited_20_Internet_20_Link">
https://t.me/lumsrc/4631</text:a>
</text:p>
      <!--NEWS-->
      <text:h text:style-name="P10" text:outline-level="1">
<text:span text:style-name="T4">
The invaders are far from the capture of the "Road of Life" to Bakhmut - Cherry</text:span>
</text:h>
      <text:p text:style-name="P4">
Authors: Ukrinform (Person)</text:p>
      <text:p text:style-name="P4">
Publisher: Укринформ (Organization)</text:p>
      <text:p text:style-name="P4">
Published Time: 2023-04-29T-13:39:00+03:00</text:p>
      <text:p text:style-name="P4">
Modified Time: 2023-04-29T23:39:00+03:00</text:p>
      <text:p text:style-name="P4">
Description: The Russians are far from the capture of the "Road of Life" from the time ravine to Bakhmut, which supplied products, medicines, weapons and other necessary things for military and civilians. - Ukrinform.</text:p>
      <text:p text:style-name="P4">
Images: ["<text:a xlink:type="simple" xlink:href="https://static.ukrinform.com/photos/2023_04/thumb_files/630_360_1682412645-576.png" text:style-name="Internet_20_link" text:visited-style-name="Visited_20_Internet_20_Link">
630_360_16824...</text:a>
"]</text:p>
      <text:p text:style-name="P4">
Tags: ['Бахмут', 'ЗСУ', 'Війна з росією']</text:p>
      <text:p text:style-name="P4">
Type: Article</text:p>
      <!--METADATA-->
      <text:p text:style-name="P4">
<draw:frame draw:style-name="fr1" draw:name="Image13" text:anchor-type="as-char" svg:width="6.9236in" svg:height="3.956343in" draw:z-index="0">
<draw:image xlink:href="../Images/yкринформ/2023-04-29T-13-39-00-03-00/630_360_1682412645-576.png" xlink:type="simple" xlink:show="embed" xlink:actuate="onLoad" draw:mime-type="image/png"/>
</draw:frame>
Russian from the capture of the "Road of Life" from the Temporal Yar to Bakhmut, which stages products, medicines, weapons and other necessary things for civilian military.</text:p>
      <text:p text:style-name="P4">
About it in the comment <text:a xlink:type="simple" xlink:href="https://zn.ua/ukr/war/okupanti-daleki-do-zakhoplennja-dorohi-zhittja-do-bakhmuta-cherevatij.html" text:style-name="Internet_20_link" text:visited-style-name="Visited_20_Internet_20_Link">
</text:a>
The spokesman of the Eastern group of the Armed Forces of Ukraine Sergey Cherevati said, Ukrinform reports.</text:p>
      <text:p text:style-name="P4">
"The Russians have been talking about the capture of" roads of life "for several weeks, as well as the propositional fire control over it. In fact, everything is different. Yes, it is really difficult, because their attempts to seize the road continue, as well as attempts to establish a control control. But thanks to the military forces of special operations, Artillerymen, defense forces do not allow the Russians to "trim" our logistics, "he said.</text:p>
      <text:p text:style-name="P4">
<text:span text:style-name="T4">
 Read also: </text:span>
 <text:span text:style-name="T4">
 <text:a xlink:type="simple" xlink:href="https://www.ukrinform.ua/rubric-ato/3702429-cerevatij-bahmut-zalisaetsa-golovnim-napramkom-za-dobu-rosiani-vdarili-528-raziv.html" text:style-name="Internet_20_link" text:visited-style-name="Visited_20_Internet_20_Link">
</text:a>
</text:span>
</text:p>
      <text:p text:style-name="P4">
Cherevaty reported that engineers also work, logistics specialists who are making new ways. All this in the complex allows you to deliver weapons, medicines, food, ammunition to Bakhmut, and take away the wounded.</text:p>
      <text:p text:style-name="P4">
"There are heavy fights, but there is no panic or uncontrollability. Everyone is valid with the scenarios defined in advance. The situation is completely controlled by the Gensult, plus we see all the enemy's intentions and prejudice their fire. All in the complex allows you to keep <text:span text:style-name="T4">
 [] <text:a xlink:type="simple" xlink:href="https://www.ukrinform.ua/tag-bahmut" text:style-name="Internet_20_link" text:visited-style-name="Visited_20_Internet_20_Link">
</text:a>
</text:span>
 further, "Cherevaty added.</text:p>
      <text:p text:style-name="P4">
He also said that the Russians are forced to involve in the battles with Bakhmutideators, because the "Wagnerivtsi" "end".</text:p>
      <text:p text:style-name="P4">
<text:span text:style-name="T4">
 Read also: </text:span>
 <text:span text:style-name="T4">
 <text:a xlink:type="simple" xlink:href="https://www.ukrinform.ua/rubric-ato/3702562-u-bahmuti-prikordonniki-zupinili-sprobi-prorivu-sturmovih-grup-rosian.html" text:style-name="Internet_20_link" text:visited-style-name="Visited_20_Internet_20_Link">
</text:a>
</text:span>
</text:p>
      <text:p text:style-name="P4">
According to the abdomen, the invaders try to destroy the infrastructure in Bakhmut as much as possible so that the Armed Forces is inconvenient to defend.</text:p>
      <text:p text:style-name="P4">
"The Russians are doing everything right now to destroy the most urban infrastructure, because it is difficult to lead in construction. This is done so that we cannot use the fortification buildings to build defense," he said.</text:p>
      <text:p text:style-name="P4">
<text:span text:style-name="T4">
 Read also: </text:span>
 <text:span text:style-name="T4">
 <text:a xlink:type="simple" xlink:href="https://www.ukrinform.ua/rubric-ato/3702319-bila-bahmuta-zaginuv-irlandskij-dobrovolec-akij-ranise-vouvav-proti-idil.html" text:style-name="Internet_20_link" text:visited-style-name="Visited_20_Internet_20_Link">
</text:a>
 </text:span>
</text:p>
      <text:p text:style-name="P4">
As it was reported, the Defense Forces of Ukraine from February 24, 2022 to April 29, 2023 _ <text:span text:style-name="T4">
 <text:a xlink:type="simple" xlink:href="https://www.ukrinform.ua/rubric-ato/3702329-zsu-znisili-vze-190-040-rosijskih-zagarbnikiv.html" text:style-name="Internet_20_link" text:visited-style-name="Visited_20_Internet_20_Link">
</text:a>
</text:span>
 _, with 580 people - for the past.</text:p>
      <text:p text:style-name="P4">
<text:span text:style-name="T5">
Foto: Liberov Constantine</text:span>
</text:p>
      <text:p text:style-name="P4">
News Source: <text:a xlink:type="simple" xlink:href="https://www.ukrinform.ua/rubric-ato/3702628-zagarbniki-daleki-vid-zahoplenna-dorogi-zitta-do-bahmuta-cerevatij.html" text:style-name="Internet_20_link" text:visited-style-name="Visited_20_Internet_20_Link">
https://www.ukrinform.ua/rubric-ato/3702628-zagarbniki-daleki-vid-zahoplenna-dorogi-zitta-do-bahmuta-cerevatij.html</text:a>
</text:p>
      <!--NEWS-->
      <text:h text:style-name="P10" text:outline-level="1">
<text:span text:style-name="T4">
JSC Avdiivka Directioz Rusian Army Shelled Novobakhmutivka, Novokalin, Avdiivka, Vodyan ...</text:span>
</text:h>
      <text:p text:style-name="P4">
Authors: liveuamap (Language: en)</text:p>
      <text:p text:style-name="P4">
Time: 2023-04-29T-14:02:00</text:p>
      <text:p text:style-name="P4">
Location: Donetsk Oblast (Latitude:48.05993 Longtitude:37.57719)</text:p>
      <text:p text:style-name="P4">
Videos: []</text:p>
      <text:p text:style-name="P4">
Images: []</text:p>
      <text:p text:style-name="P4">
Tags: ["Russia"]</text:p>
      <text:p text:style-name="P4">
Id: 22559375</text:p>
      <!--METADATA-->
      <text:p text:style-name="P4">
At Avdiyivka directions Russian army shelled Novobakhmutivka, Novokalynove,Avdiyivka, Vodyane, Pervomayske, Nevelske of Donetsk region, - General Staffof Armed Forces of Ukraine says in the morning report</text:p>
      <text:p text:style-name="P4">
News Collection Link: <text:a xlink:type="simple" xlink:href="https://liveuamap.com/en/2023/29-april-at-avdiyivka-directions-russian-army-shelled-novobakhmutivka" text:style-name="Internet_20_link" text:visited-style-name="Visited_20_Internet_20_Link">
https://liveuamap.com/en/2023/29-april-at-avdiyivka-directions-russian-army-shelled-novobakhmutivka</text:a>
</text:p>
      <text:p text:style-name="P4">
News Source: <text:a xlink:type="simple" xlink:href="https://t.me/lumsrc/4632" text:style-name="Internet_20_link" text:visited-style-name="Visited_20_Internet_20_Link">
https://t.me/lumsrc/4632</text:a>
</text:p>
      <!--NEWS-->
      <text:h text:style-name="P10" text:outline-level="1">
<text:span text:style-name="T4">
Cherevaty: Bakhmut remains the main direction - in a day the Russians hit 528 times</text:span>
</text:h>
      <text:p text:style-name="P4">
Authors: Ukrinform (Person)</text:p>
      <text:p text:style-name="P4">
Publisher: Укринформ (Organization)</text:p>
      <text:p text:style-name="P4">
Published Time: 2023-04-29T-156:13:00+03:00</text:p>
      <text:p text:style-name="P4">
Modified Time: 2023-04-29T12:13:00+03:00</text:p>
      <text:p text:style-name="P4">
Description: In the Bakhmut direction, 27 combat clashes took place during the last day, 525 enemy strikes with various types of weapons, Ukrainian defense forces destroyed 154 Russian invaders. - Ukrinform.</text:p>
      <text:p text:style-name="P4">
Images: ["<text:a xlink:type="simple" xlink:href="https://static.ukrinform.com/photos/2023_04/thumb_files/630_360_1682412643-256.png" text:style-name="Internet_20_link" text:visited-style-name="Visited_20_Internet_20_Link">
630_360_16824...</text:a>
"]</text:p>
      <text:p text:style-name="P4">
Tags: ['Бахмут', 'ЗСУ', 'Війна з росією', 'Єдині новини']</text:p>
      <text:p text:style-name="P4">
Type: Article</text:p>
      <!--METADATA-->
      <text:p text:style-name="P4">
<draw:frame draw:style-name="fr1" draw:name="Image14" text:anchor-type="as-char" svg:width="6.9236in" svg:height="3.956343in" draw:z-index="0">
<draw:image xlink:href="../Images/yкринформ/2023-04-29T-156-13-00-03-00/630_360_1682412643-256.png" xlink:type="simple" xlink:show="embed" xlink:actuate="onLoad" draw:mime-type="image/png"/>
</draw:frame>
The Nabakhmut direction during the last day took place 27 combat clashes, 525 -wave strikes with various types of weapons, Ukrainian defense forces destroyed 154 Russian invaders.</text:p>
      <text:p text:style-name="P4">
The ways of supplying Ukrainian defenders are stored, said the spokesman of the Eastern Urell of the Armed Forces Sergey Cherevaty on the broadcasting of the "Unified News", reports Ukrinform correspondent.</text:p>
      <text:p text:style-name="P4">
“<text:a xlink:type="simple" xlink:href="https://www.ukrinform.ua/tag-bahmut" text:style-name="Internet_20_link" text:visited-style-name="Visited_20_Internet_20_Link">
</text:a>
It remains the main direction of the enemy, where he concentrates his maximum effort, trying to surround this city. During the day, he made 525 strokes with various types and calibra artillery, RSZV, 27 combatants, three air strikes took place. 154 invaders were reduced, 156 were injured. Also destroyed the self -reservoir of the Cartheryilers "Acacia", Dron -Kamikadze "Lancet" and one field warehouse of ammunition ", - he said.</text:p>
      <text:p text:style-name="P4">
Cherevaty also assured that the possibility of supplying Ukrainian defenders in Bakhmut.</text:p>
      <text:p text:style-name="P4">
<text:span text:style-name="T4">
 Read also: </text:span>
 <text:a xlink:type="simple" xlink:href="https://www.ukrinform.ua/rubric-ato/3702396-rosiani-za-dobu-obstrilali-sim-oblastej-ukraini-zvedenna-ova.html" text:style-name="Internet_20_link" text:visited-style-name="Visited_20_Internet_20_Link">
</text:a>
“Thanks to the complex work of all the elements of defense forces, ranging from the artillerymen who are constantly running a counter -battery struggle so that the enemy can not be able to constantly control these trails, ending with intelligence, forces of special operations that are explored, providing passage, also military engineers. There are opportunities to supply Ubakhmut, ”the spokesman said.</text:p>
      <text:p text:style-name="P4">
According to him, the situation is dynamic, it changes, but no statements of the enemy's alleged control of Russia's routes on Bakhmut and cutting the supply of Ukrainians are not true.</text:p>
      <text:p text:style-name="P4">
As it was reported, the Defense Forces of Ukraine from February 24, 2022 to April 29, 2023 <text:a xlink:type="simple" xlink:href="https://www.ukrinform.ua/rubric-ato/3702329-zsu-znisili-vze-190-040-rosijskih-zagarbnikiv.html" text:style-name="Internet_20_link" text:visited-style-name="Visited_20_Internet_20_Link">
</text:a>
In this case, 580 people - over the past day.</text:p>
      <text:p text:style-name="P4">
<text:span text:style-name="T5">
Foto: Konstantin Liber</text:span>
</text:p>
      <text:p text:style-name="P4">
News Source: <text:a xlink:type="simple" xlink:href="https://www.ukrinform.ua/rubric-ato/3702429-cerevatij-bahmut-zalisaetsa-golovnim-napramkom-za-dobu-rosiani-vdarili-528-raziv.html" text:style-name="Internet_20_link" text:visited-style-name="Visited_20_Internet_20_Link">
https://www.ukrinform.ua/rubric-ato/3702429-cerevatij-bahmut-zalisaetsa-golovnim-napramkom-za-dobu-rosiani-vdarili-528-raziv.html</text:a>
</text:p>
      <!--NEWS-->
      <text:h text:style-name="P10" text:outline-level="1">
<text:span text:style-name="T4">
In Britain, Swedish instructors teach Ukrainian military fighting in urban development</text:span>
</text:h>
      <text:p text:style-name="P4">
Authors: Ukrinform (Person)</text:p>
      <text:p text:style-name="P4">
Publisher: Укринформ (Organization)</text:p>
      <text:p text:style-name="P4">
Published Time: 2023-04-29T-15:27:00+03:00</text:p>
      <text:p text:style-name="P4">
Modified Time: 2023-04-29T23:27:00+03:00</text:p>
      <text:p text:style-name="P4">
Description: In the United Kingdom, the instructors of the Kingdom of the Kingdom are training Ukrainian military organizations and combat operations in urban development. - Ukrinform.</text:p>
      <text:p text:style-name="P4">
Images: ["<text:a xlink:type="simple" xlink:href="https://static.ukrinform.com/photos/2023_04/thumb_files/630_360_1682789909-432.jpg" text:style-name="Internet_20_link" text:visited-style-name="Visited_20_Internet_20_Link">
630_360_16827...</text:a>
", "<text:a xlink:type="simple" xlink:href="https://static.ukrinform.com/photos/2023_04/1682790047-280.jpg" text:style-name="Internet_20_link" text:visited-style-name="Visited_20_Internet_20_Link">
1682790047-28...</text:a>
", "<text:a xlink:type="simple" xlink:href="https://static.ukrinform.com/photos/2023_04/1682790047-755.jpg" text:style-name="Internet_20_link" text:visited-style-name="Visited_20_Internet_20_Link">
1682790047-75...</text:a>
"]</text:p>
      <text:p text:style-name="P4">
Tags: ['Швеція', 'Військові навчання', 'Війна з росією']</text:p>
      <text:p text:style-name="P4">
Type: Article</text:p>
      <!--METADATA-->
      <text:p text:style-name="P4">
<draw:frame draw:style-name="fr1" draw:name="Image15" text:anchor-type="as-char" svg:width="6.9236in" svg:height="3.956343in" draw:z-index="0">
<draw:image xlink:href="../Images/yкринформ/2023-04-29T-15-27-00-03-00/630_360_1682789909-432.jpg" xlink:type="simple" xlink:show="embed" xlink:actuate="onLoad" draw:mime-type="image/jpeg"/>
</draw:frame>
In the Great Britain, the instructors of the Kingdom of the Kingdom are training Ukrainian military organizations and combat in urban development.</text:p>
      <text:p text:style-name="P4">
According to Ukrinform, the General Staff of the Armed Forces of Ukraine reported in <text:a xlink:type="simple" xlink:href="https://www.facebook.com/GeneralStaff.ua/posts/pfbid0u1JnJsWaf9SxVVDAGiuBA44N6AirY3gwdKqXoguVMxkFmcXBAu9Us65n72MMxgExl" text:style-name="Internet_20_link" text:visited-style-name="Visited_20_Internet_20_Link">
</text:a>
.</text:p>
      <text:p text:style-name="P4">
Заняття відбуваються в межах базової загальновійськової підготовки особовогоскладу ЗСУ.</text:p>
      <text:p text:style-name="P4">
<text:span text:style-name="T4">
Читайте також:</text:span>
 <text:span text:style-name="T4">
<text:a xlink:type="simple" xlink:href="https://www.ukrinform.ua/rubric-ato/3702523-u-polsi-kanadski-instruktori-navcaut-bijciv-zsu-minnij-bezpeci.html" text:style-name="Internet_20_link" text:visited-style-name="Visited_20_Internet_20_Link">
 </text:a>
</text:span>
</text:p>
      <text:p text:style-name="P4">
It is noted that this training makes it possible to acquire combat skills, to increase the safety and power of the Ukrainian troops, so that the fighters can gain necessary tactical knowledge for the protection of Ukraine.</text:p>
      <text:p text:style-name="P4">
<draw:frame draw:style-name="fr1" draw:name="Image16" text:anchor-type="as-char" svg:width="6.9236in" svg:height="4.628555in" draw:z-index="0">
<draw:image xlink:href="../Images/yкринформ/2023-04-29T-15-27-00-03-00/1682790047-280.jpg" xlink:type="simple" xlink:show="embed" xlink:actuate="onLoad" draw:mime-type="image/jpeg"/>
</draw:frame>
"Under the guidance of the instructors of the Armed Forces of the Kingdom, the Sweden of the recruitment forces of Ukraine become more prepared for hostilities," - said Kenzena.</text:p>
      <text:p text:style-name="P4">
It is emphasized that Sweden continues to support the people of Ukraine and provides constant support in response to further violation of the international law by Russia.</text:p>
      <text:p text:style-name="P4">
<text:span text:style-name="T4">
 Read also: </text:span>
 <text:span text:style-name="T4">
 <text:a xlink:type="simple" xlink:href="https://www.ukrinform.ua/rubric-ato/3702172-instruktori-z-niderlandiv-navcaut-ukrainskih-vijskovih-domedicnij-dopomozi.html" text:style-name="Internet_20_link" text:visited-style-name="Visited_20_Internet_20_Link">
</text:a>
 </text:span>
</text:p>
      <text:p text:style-name="P4">
<draw:frame draw:style-name="fr1" draw:name="Image17" text:anchor-type="as-char" svg:width="5.178754in" svg:height="10.0in" draw:z-index="0">
<draw:image xlink:href="../Images/yкринформ/2023-04-29T-15-27-00-03-00/1682790047-755.jpg" xlink:type="simple" xlink:show="embed" xlink:actuate="onLoad" draw:mime-type="image/jpeg"/>
</draw:frame>
Thus, this year the contingent of servicemen of the armed forces of the Kingdom of Sweden has joined the partner countries in the program of preparation of Ukrainian recruits under the leadership of the United Kingdom.</text:p>
      <text:p text:style-name="P4">
As reported by Ukrinform, <text:span text:style-name="T4">
 _ <text:a xlink:type="simple" xlink:href="https://www.ukrinform.ua/rubric-ato/3672756-u-britanii-projsli-navcanna-ponad-10-tisac-ukrainskih-vijskovih.html" text:style-name="Internet_20_link" text:visited-style-name="Visited_20_Internet_20_Link">
</text:a>
_ </text:span>
 under the leadership of the UK Land Forces of International Partners.</text:p>
      <text:p text:style-name="P4">
<text:span text:style-name="T5">
Foto: General Staff of the Armed Forces</text:span>
</text:p>
      <text:p text:style-name="P4">
News Source: <text:a xlink:type="simple" xlink:href="https://www.ukrinform.ua/rubric-ato/3702597-u-britanii-svedski-instruktori-vcat-ukrainskih-vijskovih-vesti-boi-u-miskij-zabudovi.html" text:style-name="Internet_20_link" text:visited-style-name="Visited_20_Internet_20_Link">
https://www.ukrinform.ua/rubric-ato/3702597-u-britanii-svedski-instruktori-vcat-ukrainskih-vijskovih-vesti-boi-u-miskij-zabudovi.html</text:a>
</text:p>
      <!--NEWS-->
      <text:h text:style-name="P10" text:outline-level="1">
<text:span text:style-name="T4">
At Maryinka direction Russian army shelled Krasnohorivka, Maryinka, Pobyeda and Novomykhayliv...</text:span>
</text:h>
      <text:p text:style-name="P4">
Authors: liveuamap (Language: en)</text:p>
      <text:p text:style-name="P4">
Time: 2023-04-29T-16:02:00</text:p>
      <text:p text:style-name="P4">
Location: Donetsk (Latitude:47.85694 Longtitude:37.47643)</text:p>
      <text:p text:style-name="P4">
Videos: []</text:p>
      <text:p text:style-name="P4">
Images: []</text:p>
      <text:p text:style-name="P4">
Tags: ["Russia"]</text:p>
      <text:p text:style-name="P4">
Id: 22559374</text:p>
      <!--METADATA-->
      <text:p text:style-name="P4">
At Maryinka direction Russian army shelled Krasnohorivka, Maryinka, Pobyedaand Novomykhaylivka of Donetsk region, - General Staff of Armed Forces ofUkraine says in the morning report</text:p>
      <text:p text:style-name="P4">
News Collection Link: <text:a xlink:type="simple" xlink:href="https://liveuamap.com/en/2023/29-april-at-maryinka-direction-russian-army-shelled-krasnohorivka" text:style-name="Internet_20_link" text:visited-style-name="Visited_20_Internet_20_Link">
https://liveuamap.com/en/2023/29-april-at-maryinka-direction-russian-army-shelled-krasnohorivka</text:a>
</text:p>
      <text:p text:style-name="P4">
News Source: <text:a xlink:type="simple" xlink:href="https://t.me/lumsrc/4633" text:style-name="Internet_20_link" text:visited-style-name="Visited_20_Internet_20_Link">
https://t.me/lumsrc/4633</text:a>
</text:p>
      <!--NEWS-->
      <text:h text:style-name="P10" text:outline-level="1">
<text:span text:style-name="T4">
The invaders for eight times fired at Sumy and Chernihiv region</text:span>
</text:h>
      <text:p text:style-name="P4">
Authors: Ukrinform (Person)</text:p>
      <text:p text:style-name="P4">
Publisher: Укринформ (Organization)</text:p>
      <text:p text:style-name="P4">
Published Time: 2023-04-29T-17:13:00+03:00</text:p>
      <text:p text:style-name="P4">
Modified Time: 2023-04-29T23:13:00+03:00</text:p>
      <text:p text:style-name="P4">
Description: Russian troops on Saturday, April 29, fired at the border of Chernihiv and Sumy regions eight times, making almost 80 hits in total. - Ukrinform.</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Сумщина', 'Чернігівщина', 'Війна з росією']</text:p>
      <text:p text:style-name="P4">
Type: Article</text:p>
      <!--METADATA-->
      <text:p text:style-name="P4">
<draw:frame draw:style-name="fr1" draw:name="Image18" text:anchor-type="as-char" svg:width="6.9236in" svg:height="3.956343in" draw:z-index="0">
<draw:image xlink:href="../Images/yкринформ/2023-04-29T-17-13-00-03-00/630_360_1479558145-5682.jpg" xlink:type="simple" xlink:show="embed" xlink:actuate="onLoad" draw:mime-type="image/jpeg"/>
</draw:frame>
Russian troops on Saturday, April 29, fired at the border and Sumy regions eight times, carrying out nearly 80 hits in total.</text:p>
      <text:p text:style-name="P4">
According to Ukrinform, the operational command "North" reported in <text:a xlink:type="simple" xlink:href="https://t.me/ok_pivnich1/2169" text:style-name="Internet_20_link" text:visited-style-name="Visited_20_Internet_20_Link">
</text:a>
.</text:p>
      <text:p text:style-name="P4">
In particular, from 08:50 to 09:42, 28 hits were held in the area of the village of Oleksandrivka, probably from self-propelled artillery installations of 152 mm caliber.</text:p>
      <text:p text:style-name="P4">
<text:span text:style-name="T4">
 Read also: </text:span>
 <text:span text:style-name="T4">
 <text:a xlink:type="simple" xlink:href="https://www.ukrinform.ua/rubric-ato/3702586-rosiani-obstrilali-gromadu-na-dnipropetrovsini.html" text:style-name="Internet_20_link" text:visited-style-name="Visited_20_Internet_20_Link">
</text:a>
</text:span>
</text:p>
      <text:p text:style-name="P4">
From 09:50 to 09:55, six hits were recorded in the area of Sopich village, probably a change in 120 mm caliber. From 10:30 to 10:50:50 the invaders were performed by the seven, probably with the same weapons in Arkhipovka.</text:p>
      <text:p text:style-name="P4">
From 11:30 to 11:35 in the area of the city of the middle-construction there were two trains, probably from the barrel artillery. From 12:10 to 13:00 there were ten hits, probably, with the same weapons in the area of Gremyach village.</text:p>
      <text:p text:style-name="P4">
From 14:30 to 15:20 the enemy performed 15 hits, probably from mortars120 mm in Leonivka. From 15:25 to 3:45 pm - nine hits the settlements of Studenok, probably from the artillery.</text:p>
      <text:p text:style-name="P4">
<text:span text:style-name="T4">
 Read also: </text:span>
 <text:span text:style-name="T4">
 <text:a xlink:type="simple" xlink:href="https://www.ukrinform.ua/rubric-ato/3702583-pid-cas-obstriliv-ukraini-rf-vikoristovue-raketi-vigotovleni-minuloi-oseni-i-vzimku-ignat.html" text:style-name="Internet_20_link" text:visited-style-name="Visited_20_Internet_20_Link">
</text:a>
</text:span>
</text:p>
      <text:p text:style-name="P4">
From 19:51 to 19:54 two hit, probably, from a mortar120 mm caliber to Mykolaivka.</text:p>
      <text:p text:style-name="P4">
There was no information about losses among the local population or damage to civilian infrastructure.</text:p>
      <text:p text:style-name="P4">
As reported by Ukrinform, on the night of April 29, Russian invaders fired the border of the Chernihiv region from artillery, jet systems and helicopters. The Russians also dumped into the territory of the Aviation Region.</text:p>
      <text:p text:style-name="P4">
As a result of hostile <text:span text:style-name="T4">
 <text:a xlink:type="simple" xlink:href="https://www.ukrinform.ua/tag-obstril" text:style-name="Internet_20_link" text:visited-style-name="Visited_20_Internet_20_Link">
</text:a>
</text:span>
 One person has gone, three adults were injured.</text:p>
      <text:p text:style-name="P4">
News Source: <text:a xlink:type="simple" xlink:href="https://www.ukrinform.ua/rubric-ato/3702616-rosiani-za-den-visim-raziv-obstrilali-sumsinu-ta-cernigivsinu.html" text:style-name="Internet_20_link" text:visited-style-name="Visited_20_Internet_20_Link">
https://www.ukrinform.ua/rubric-ato/3702616-rosiani-za-den-visim-raziv-obstrilali-sumsinu-ta-cernigivsinu.html</text:a>
</text:p>
      <!--NEWS-->
      <text:h text:style-name="P10" text:outline-level="1">
<text:span text:style-name="T4">
At Shaktarske Direction Russian Aviation conducted airstrikes at Vuhledar, prechystivtka and ...</text:span>
</text:h>
      <text:p text:style-name="P4">
Authors: liveuamap (Language: en)</text:p>
      <text:p text:style-name="P4">
Time: 2023-04-29T-18:02:00</text:p>
      <text:p text:style-name="P4">
Location: Zaporizhzhia (Latitude:47.77453 Longtitude:37.06897)</text:p>
      <text:p text:style-name="P4">
Videos: []</text:p>
      <text:p text:style-name="P4">
Images: []</text:p>
      <text:p text:style-name="P4">
Tags: ["Russia"]</text:p>
      <text:p text:style-name="P4">
Id: 22559373</text:p>
      <!--METADATA-->
      <text:p text:style-name="P4">
At Shaktarske direction Russian aviation conducted airstrikes at Vuhledar,Prechystivtka and Shakhtarske of Donetsk region, - General Staff of ArmedForces of Ukraine says in the morning report</text:p>
      <text:p text:style-name="P4">
News Collection Link: <text:a xlink:type="simple" xlink:href="https://liveuamap.com/en/2023/29-april-at-shaktarske-direction-russian-aviation-conducted" text:style-name="Internet_20_link" text:visited-style-name="Visited_20_Internet_20_Link">
https://liveuamap.com/en/2023/29-april-at-shaktarske-direction-russian-aviation-conducted</text:a>
</text:p>
      <text:p text:style-name="P4">
News Source: <text:a xlink:type="simple" xlink:href="https://t.me/lumsrc/4634" text:style-name="Internet_20_link" text:visited-style-name="Visited_20_Internet_20_Link">
https://t.me/lumsrc/4634</text:a>
</text:p>
      <!--NEWS-->
      <text:h text:style-name="P10" text:outline-level="1">
<text:span text:style-name="T4">
At Zaporizhzhia and Kherson directions Russian army shelled Malynivka, Zatyshshya, Mala Tokma...</text:span>
</text:h>
      <text:p text:style-name="P4">
Authors: liveuamap (Language: en)</text:p>
      <text:p text:style-name="P4">
Time: 2023-04-29T-20:02:00</text:p>
      <text:p text:style-name="P4">
Location: Ukraine (Latitude:46.57444 Longtitude:32.43473)</text:p>
      <text:p text:style-name="P4">
Videos: []</text:p>
      <text:p text:style-name="P4">
Images: []</text:p>
      <text:p text:style-name="P4">
Tags: ["Russia"]</text:p>
      <text:p text:style-name="P4">
Id: 22559372</text:p>
      <!--METADATA-->
      <text:p text:style-name="P4">
At zaporizhzhia and kherson directions Russian army Shelled malynivka, Zatyshshya, Mala Tokmachka, Kamyanske, Ivanivka of Zaporizhia Regionoblasti Respublikanets, Tomaryne, Tyahynka, Kherson, Bilozerka and Yantarneof Kherson Region - General Staff of Armed Foreces of Ukraine Says in Themorning Report</text:p>
      <text:p text:style-name="P4">
News Collection Link: [https://liveuamap.com/en/2023/29-Pril-zaporizhia-kherson-directions-russian-russian(https://liveuamap.com/en/2023/29-april-at-zaporizhzhia-and-kherson-directions-russian-army)</text:p>
      <text:p text:style-name="P4">
News Source: <text:a xlink:type="simple" xlink:href="https://t.me/lumsrc/4635" text:style-name="Internet_20_link" text:visited-style-name="Visited_20_Internet_20_Link">
https://t.me/lumsrc/4635</text:a>
</text:p>
      <!--NEWS-->
      <text:h text:style-name="P10" text:outline-level="1">
<text:span text:style-name="T4">
Hockey: The national team of Ukraine gave way to Japan and could not grow in class</text:span>
</text:h>
      <text:p text:style-name="P4">
Authors: Ukrinform (Person)</text:p>
      <text:p text:style-name="P4">
Publisher: Укринформ (Organization)</text:p>
      <text:p text:style-name="P4">
Published Time: 2023-04-29T-20:54:00+03:00</text:p>
      <text:p text:style-name="P4">
Modified Time: 2023-04-29T22:54:00+03:00</text:p>
      <text:p text:style-name="P4">
Description: The national team of Ukraine lost to Japan in the 5th match with a hockey World Cup in the Division and failed to increase in the class-Ukrinform.</text:p>
      <text:p text:style-name="P4">
Images: ["<text:a xlink:type="simple" xlink:href="https://static.ukrinform.com/photos/2023_04/thumb_files/630_360_1682798304-767.jpg" text:style-name="Internet_20_link" text:visited-style-name="Visited_20_Internet_20_Link">
630_360_16827...</text:a>
"]</text:p>
      <text:p text:style-name="P4">
Tags: ['хокей', 'Збірна України']</text:p>
      <text:p text:style-name="P4">
Type: Article</text:p>
      <!--METADATA-->
      <text:p text:style-name="P4">
<draw:frame draw:style-name="fr1" draw:name="Image19" text:anchor-type="as-char" svg:width="6.9236in" svg:height="3.956343in" draw:z-index="0">
<draw:image xlink:href="../Images/yкринформ/2023-04-29T-20-54-00-03-00/630_360_1682798304-767.jpg" xlink:type="simple" xlink:show="embed" xlink:actuate="onLoad" draw:mime-type="image/jpeg"/>
</draw:frame>
The national team lost Japan in the 5th match on the World Cup with hockey in the Division and could not be able to expectorate in class</text:p>
      <text:p text:style-name="P4">
Today, on April 29, the men's hockey men's national team held the fifth match of the World Warmake in the Division, Ukrinform reports.</text:p>
      <text:p text:style-name="P4">
Ukraine lost Japan - 3: 5.</text:p>
      <text:p text:style-name="P4">
The Ukrainians completed the competition in the standings.</text:p>
      <text:p text:style-name="P4">
<text:span text:style-name="T4">
 Read also: </text:span>
 <text:a xlink:type="simple" xlink:href="https://www.ukrinform.ua/rubric-sports/3702553-zbirna-ukraini-u18-z-hokeu-zberegla-propisku-u-divizioni-ia.html" text:style-name="Internet_20_link" text:visited-style-name="Visited_20_Internet_20_Link">
<text:span text:style-name="T4">
 hockey </text:span>
</text:a>
Japan won the tournament and increased in the classroom. The next season she will play the IA.</text:p>
      <text:p text:style-name="P4">
Photo: FHU</text:p>
      <text:p text:style-name="P4">
News Source: <text:a xlink:type="simple" xlink:href="https://www.ukrinform.ua/rubric-sports/3702624-hokej-zbirna-ukraini-postupilasa-aponii-i-ne-zmogla-pidvisitisa-v-klasi.html" text:style-name="Internet_20_link" text:visited-style-name="Visited_20_Internet_20_Link">
https://www.ukrinform.ua/rubric-sports/3702624-hokej-zbirna-ukraini-postupilasa-aponii-i-ne-zmogla-pidvisitisa-v-klasi.html</text:a>
</text:p>
      <!--NEWS-->
      <text:h text:style-name="P10" text:outline-level="1">
<text:span text:style-name="T4">
In Russian Perm, a defensive enterprise was burning that the RSSU is producing</text:span>
</text:h>
      <text:p text:style-name="P4">
Authors: Ukrinform (Person)</text:p>
      <text:p text:style-name="P4">
Publisher: Укринформ (Organization)</text:p>
      <text:p text:style-name="P4">
Published Time: 2023-04-29T-22:43:00+03:00</text:p>
      <text:p text:style-name="P4">
Modified Time: 2023-04-29T22:43:00+03:00</text:p>
      <text:p text:style-name="P4">
Description: On April 29, the Russian Perm Defense Enterprise "Motovilikhin Plants". - Ukrinform.</text:p>
      <text:p text:style-name="P4">
Images: ["<text:a xlink:type="simple" xlink:href="https://static.ukrinform.com/photos/2023_04/thumb_files/630_360_1682799516-952.jpg" text:style-name="Internet_20_link" text:visited-style-name="Visited_20_Internet_20_Link">
630_360_16827...</text:a>
"]</text:p>
      <text:p text:style-name="P4">
Tags: ['Пожежа', 'Завод', 'росія', 'Артилерія']</text:p>
      <text:p text:style-name="P4">
Type: Article</text:p>
      <!--METADATA-->
      <text:p text:style-name="P4">
<draw:frame draw:style-name="fr1" draw:name="Image20" text:anchor-type="as-char" svg:width="6.9236in" svg:height="3.956343in" draw:z-index="0">
<draw:image xlink:href="../Images/yкринформ/2023-04-29T-22-43-00-03-00/630_360_1682799516-952.jpg" xlink:type="simple" xlink:show="embed" xlink:actuate="onLoad" draw:mime-type="image/jpeg"/>
</draw:frame>
On April 29, the Russian Perm's defensive enterprise "Motovilikhin Plants".</text:p>
      <text:p text:style-name="P4">
About this <text:a xlink:type="simple" xlink:href="https://t.me/vikiperm/9191" text:style-name="Internet_20_link" text:visited-style-name="Visited_20_Internet_20_Link">
 </text:a>
Local telegram channels, reports Ukrinform.</text:p>
      <text:p text:style-name="P4">
After the arrival of the Russian Emergencies, it became known that the transformer substation was lit.</text:p>
      <text:p text:style-name="P4">
At the defense enterprise "Motovilikhinsky factories" produce reactive systems of volley fire.</text:p>
      <text:p text:style-name="P4">
<text:span text:style-name="T4">
 Read also: </text:span>
 <text:span text:style-name="T4">
 <text:a xlink:type="simple" xlink:href="https://www.ukrinform.ua/rubric-crimea/3702490-u-sevastopoli-zniseni-10-rezervuariv-z-naftoproduktami-dla-vorozogo-flotu-gur.html" text:style-name="Internet_20_link" text:visited-style-name="Visited_20_Internet_20_Link">
</text:a>
</text:span>
</text:p>
      <text:p text:style-name="P4">
"Today there was a fire at the territory of the enterprise.</text:p>
      <text:p text:style-name="P4">
As writes "<text:a xlink:type="simple" xlink:href="https://www.kommersant.ru/doc/5965913" text:style-name="Internet_20_link" text:visited-style-name="Visited_20_Internet_20_Link">
</text:a>
", the only manufacturer of rocket launchers in the Russian Motivilikhinsky Fire Systems is in the competitive proceedings since 2018. At the time of its introduction, the registration debt of the enterprise was about 17.6 billion. Special Design Bureau ", Arrests of Products - LLC" Motovilikha - Civil Engineering ".</text:p>
      <text:p text:style-name="P4">
On December 16, 2022, PJSC "Motivilikhin Plants" was included in the sanctional listous union for the production of weapons supplied to the Armed Forces of Russia TACLOVATED IN THE War against Ukraine.</text:p>
      <text:p text:style-name="P4">
As the agency reported earlier, on <text:a xlink:type="simple" xlink:href="https://www.ukrinform.ua/rubric-crimea/3702314-na-naftobazi-u-sevastopoli-stalasa-pozeza.html" text:style-name="Internet_20_link" text:visited-style-name="Visited_20_Internet_20_Link">
__ <text:span text:style-name="T4">
 oil depots in Sevastopol, there was a fire </text:span>
</text:a>
_<text:span text:style-name="T4">
.</text:span>
 _</text:p>
      <text:p text:style-name="P4">
News Source: <text:a xlink:type="simple" xlink:href="https://www.ukrinform.ua/rubric-world/3702626-u-rosijskij-permi-gorilo-oboronne-pidpriemstvo-ake-viroblae-artileriu.html" text:style-name="Internet_20_link" text:visited-style-name="Visited_20_Internet_20_Link">
https://www.ukrinform.ua/rubric-world/3702626-u-rosijskij-permi-gorilo-oboronne-pidpriemstvo-ake-viroblae-artileriu.html</text:a>
</text:p>
      <!--NEWS-->
      <text:h text:style-name="P10" text:outline-level="1">
<text:span text:style-name="T4">
Trude about war in Ukraine: we all have to worry about it</text:span>
</text:h>
      <text:p text:style-name="P4">
Authors: Ukrinform (Person)</text:p>
      <text:p text:style-name="P4">
Publisher: Укринформ (Organization)</text:p>
      <text:p text:style-name="P4">
Published Time: 2023-04-29T-24:23:00+03:00</text:p>
      <text:p text:style-name="P4">
Modified Time: 2023-04-29T22:23:00+03:00</text:p>
      <text:p text:style-name="P4">
Description: Canada Prime Minister Justin Trudeau has stated that Russian aggression could give impetus to other authoritarian countries before the war.</text:p>
      <text:p text:style-name="P4">
— Укрінформ.: </text:p>
      <text:p text:style-name="P4">
Images: ["<text:a xlink:type="simple" xlink:href="https://static.ukrinform.com/photos/2019_03/thumb_files/630_360_1552498373-979.jpg" text:style-name="Internet_20_link" text:visited-style-name="Visited_20_Internet_20_Link">
630_360_15524...</text:a>
"]</text:p>
      <text:p text:style-name="P4">
Tags: ['Канада', 'Трюдо', 'Україна', 'Війна з росією']</text:p>
      <text:p text:style-name="P4">
Type: Article</text:p>
      <!--METADATA-->
      <text:p text:style-name="P4">
<draw:frame draw:style-name="fr1" draw:name="Image21" text:anchor-type="as-char" svg:width="6.9236in" svg:height="3.956343in" draw:z-index="0">
<draw:image xlink:href="../Images/yкринформ/2023-04-29T-24-23-00-03-00/630_360_1552498373-979.jpg" xlink:type="simple" xlink:show="embed" xlink:actuate="onLoad" draw:mime-type="image/jpeg"/>
</draw:frame>
Premier Conduction Justin Trudeau stated that Russian aggression could give impetus to other authoritarian countries before the war.</text:p>
      <text:p text:style-name="P4">
He said this during the Global Citizen Now summit in New York, reports Ukrinform with reference to <text:a xlink:type="simple" xlink:href="https://ukrainian.voanews.com/a/vijna-zakinchytsja-politychnym-rishennjam-trudo/7070515.html" text:style-name="Internet_20_link" text:visited-style-name="Visited_20_Internet_20_Link">
</text:a>
“We know that this will not end in the military way. This will end with a political solution. But Ukraine should be in a position to decide when it is ceased that it is ready to accept, and for which it is ready to continue the fight. And we must be with them, ”Trude said.</text:p>
      <text:p text:style-name="P4">
<text:span text:style-name="T4">
 Read also: </text:span>
 <text:span text:style-name="T4">
 <text:a xlink:type="simple" xlink:href="https://www.ukrinform.ua/rubric-world/3702286-trudo-ta-fon-der-laen-obgovorili-pidtrimku-ukraini.html" text:style-name="Internet_20_link" text:visited-style-name="Visited_20_Internet_20_Link">
</text:a>
</text:span>
</text:p>
      <text:p text:style-name="P4">
He stressed that the example of Russian aggression, if it is successful, can inspire other authoritarian countries to "redraw the map" - "throughout the world people look at Russia's decisions <text:span text:style-name="T4">
 <text:a xlink:type="simple" xlink:href="https://www.ukrinform.ua/tag-vijna-z-rosieu" text:style-name="Internet_20_link" text:visited-style-name="Visited_20_Internet_20_Link">
</text:a>
</text:span>
 And they say: if it works, it may work for us. ”</text:p>
      <text:p text:style-name="P4">
“In the world, authoritarian states that have a slightly larger army than their nouns look at the small patch of land across the river where people speak their language, or where a few hundred years ago, they spent a line of Nakarti, and in their opinion, not in that place They think: "Why do we invite this card? .. We all have to worry about it," the Trude stressed.</text:p>
      <text:p text:style-name="P4">
<text:span text:style-name="T4">
 Read also: </text:span>
 <text:span text:style-name="T4">
 <text:a xlink:type="simple" xlink:href="https://www.ukrinform.ua/rubric-world/3698843-kitaj-zaaviv-so-tajvan-nalezit-jomu-istoricno-na-sprobi-otrimati-nezaleznist-bude-reakcia.html" text:style-name="Internet_20_link" text:visited-style-name="Visited_20_Internet_20_Link">
</text:a>
</text:span>
</text:p>
      <text:p text:style-name="P4">
Recall that this week the European Union has allocated to Ukraine another tranche in size 1.5 billion euros within the framework of the macro -financial assistance program for 18 million euros. Instead, Canada transferred a science special account in the IMF at the end of March.</text:p>
      <text:p text:style-name="P4">
News Source: <text:a xlink:type="simple" xlink:href="https://www.ukrinform.ua/rubric-polytics/3702621-trudo-pro-vijnu-v-ukraini-mi-vsi-maemo-pro-ce-hviluvatisa.html" text:style-name="Internet_20_link" text:visited-style-name="Visited_20_Internet_20_Link">
https://www.ukrinform.ua/rubric-polytics/3702621-trudo-pro-vijnu-v-ukraini-mi-vsi-maemo-pro-ce-hviluvatisa.html</text:a>
</text:p>
      <!--NEWS-->
      <text:h text:style-name="P10" text:outline-level="1">
<text:span text:style-name="T4">
In the Austrian closter oysburg, the right populists and the Social Democrats were not glad to be Mayor Bucha</text:span>
</text:h>
      <text:p text:style-name="P4">
Authors: Ukrinform (Person)</text:p>
      <text:p text:style-name="P4">
Publisher: Укринформ (Organization)</text:p>
      <text:p text:style-name="P4">
Published Time: 2023-04-29T-26:12:00+03:00</text:p>
      <text:p text:style-name="P4">
Modified Time: 2023-04-29T22:12:00+03:00</text:p>
      <text:p text:style-name="P4">
Description: Buchi Mayor Anatoly Fedoruk spoke on Friday at a meeting of the Municipal Council of the Austrian city of Klosternoyburg, but representatives of the far -right "Austrian Party of Freedom" (FPö) and the "Social Democratic Party of Austria" (SPEN) did not greet his speech because it is " Not the theme of the Council. " - Ukrinform.</text:p>
      <text:p text:style-name="P4">
Images: ["<text:a xlink:type="simple" xlink:href="https://static.ukrinform.com/photos/2018_11/thumb_files/630_360_1541766375-297.jpg" text:style-name="Internet_20_link" text:visited-style-name="Visited_20_Internet_20_Link">
630_360_15417...</text:a>
"]</text:p>
      <text:p text:style-name="P4">
Tags: ['Австрія', 'Буча', 'Депутат']</text:p>
      <text:p text:style-name="P4">
Type: Article</text:p>
      <!--METADATA-->
      <text:p text:style-name="P4">
<draw:frame draw:style-name="fr1" draw:name="Image22" text:anchor-type="as-char" svg:width="6.9236in" svg:height="3.956343in" draw:z-index="0">
<draw:image xlink:href="../Images/yкринформ/2023-04-29T-26-12-00-03-00/630_360_1541766375-297.jpg" xlink:type="simple" xlink:show="embed" xlink:actuate="onLoad" draw:mime-type="image/jpeg"/>
</draw:frame>
Buchae City Power Anatoly Fedoruk spoke on Friday at a meeting of the Municipal Council of the Austrian city of Klosternoyburg, but representatives of the far -right "Austrian Party of Freedom"(FPÖ)and the "Social Democratic Party of Austria"(SPÖ)He did not welcome his speech, since it is "not the theme of the Council."</text:p>
      <text:p text:style-name="P4">
About it reports Ukrinform with reference to <text:a xlink:type="simple" xlink:href="https://apa.at/" text:style-name="Internet_20_link" text:visited-style-name="Visited_20_Internet_20_Link">
</text:a>
.</text:p>
      <text:p text:style-name="P4">
According to the Austrian news agency, the mayor of Bucha became a guest of the municipal council(Lower Austria)With the mediation of Klosterneuburg Hilft, which takes care of 600 Ukrainian migrants. In his speech, he thanked Austria with the support of the Ukrainian civilian population and told about life in Bucha.</text:p>
      <text:p text:style-name="P4">
<text:span text:style-name="T4">
 Read also: </text:span>
 <text:span text:style-name="T4">
 <text:a xlink:type="simple" xlink:href="https://www.ukrinform.ua/rubric-uarazom/3701781-avstrijskij-proekt-nadav-dopomogu-majze-patom-tisacam-ditej-z-harkivsini.html" text:style-name="Internet_20_link" text:visited-style-name="Visited_20_Internet_20_Link">
</text:a>
</text:span>
</text:p>
      <text:p text:style-name="P4">
"The residents of Bucha live under the motto" do not forget, do not forget ". It will take a long time before Bucha becomes the way," the mayor said.</text:p>
      <text:p text:style-name="P4">
At the same time, he pointed out that about 90% of the population returned to the city they have a strong desire to rebuild the city.</text:p>
      <text:p text:style-name="P4">
The mayor told the deputies of the Austrian city that more than 400 locals were killed during the occupation. "Every fourth killed in the whole Kiev region was from Bucha," the mayor said.</text:p>
      <text:p text:style-name="P4">
<text:span text:style-name="T4">
 Read also: </text:span>
 <text:span text:style-name="T4">
 <text:a xlink:type="simple" xlink:href="https://www.ukrinform.ua/rubric-ato/3689894-zelenskij-vruciv-buci-vidznaku-mistogeroj.html" text:style-name="Internet_20_link" text:visited-style-name="Visited_20_Internet_20_Link">
</text:a>
</text:span>
</text:p>
      <text:p text:style-name="P4">
He added that not all the dead have been identified. "We have the graves of unknown people whose tombstones are numbered," Fedoruk said.</text:p>
      <text:p text:style-name="P4">
According to ARA, all factions of the local council, except for the Austrian Party of Freedom "and" Social Democratic Party of Austria, "were greeted by the mayor of Bucha.</text:p>
      <text:p text:style-name="P4">
"We are not doing enough to help you," said the NEOS Liberal Party Clemes Ablaidinger.</text:p>
      <text:p text:style-name="P4">
<text:span text:style-name="T4">
 Read also: </text:span>
 <text:span text:style-name="T4">
 <text:a xlink:type="simple" xlink:href="https://www.ukrinform.ua/rubric-culture/3700068-ukraina-ta-avstria-poglibluvatimut-spivpracu-u-sferi-kulturi-mkip.html" text:style-name="Internet_20_link" text:visited-style-name="Visited_20_Internet_20_Link">
</text:a>
</text:span>
</text:p>
      <text:p text:style-name="P4">
The agency indicates that the member of the City Council Joseph Pichko, who is one of the two -representatives of the FPö in the Council, was absent at all during the speech of Fedoruk. "This is the topic of the Municipal Council," explained the representative of the Austrian Party of Driver. "As reported by Ukrinform, President of Ukraine _ <text:span text:style-name="T4">
 <text:a xlink:type="simple" xlink:href="https://www.ukrinform.ua/rubric-polytics/3689654-vistup-zelenskogo-v-nacionalnij-radi-stav-toppodieu-v-avstrii-posol.html" text:style-name="Internet_20_link" text:visited-style-name="Visited_20_Internet_20_Link">
</text:a>
</text:span>
 _. In the same time and pro -Russian freedom party(FPÖ)She opposed the speech of the head of the Ukrainian state, since his speech as a "representative of the belligerent side" of Austria's parliament is allegedly a violation of the neutral status of the country. In addition, the indirect boycott of the President of Ukraine was made in the Social Democratic Party-half of its deputies in the National Council, including the leader of Pamelurendi-Vagner, were absent during the speech.</text:p>
      <text:p text:style-name="P4">
News Source: <text:a xlink:type="simple" xlink:href="https://www.ukrinform.ua/rubric-polytics/3702618-v-avstrijskomu-klosternojburzi-pravi-populisti-ta-socialdemokrati-buli-ne-radi-meru-buci.html" text:style-name="Internet_20_link" text:visited-style-name="Visited_20_Internet_20_Link">
https://www.ukrinform.ua/rubric-polytics/3702618-v-avstrijskomu-klosternojburzi-pravi-populisti-ta-socialdemokrati-buli-ne-radi-meru-buci.html</text:a>
</text:p>
      <!--NEWS-->
      <text:h text:style-name="P10" text:outline-level="1">
<text:span text:style-name="T4">
The Netherlands has been sent to Ukraine for the third time to investigate war crimes</text:span>
</text:h>
      <text:p text:style-name="P4">
Authors: Ukrinform (Person)</text:p>
      <text:p text:style-name="P4">
Publisher: Укринформ (Organization)</text:p>
      <text:p text:style-name="P4">
Published Time: 2023-04-29T-29:57:00+03:00</text:p>
      <text:p text:style-name="P4">
Modified Time: 2023-04-29T21:57:00+03:00</text:p>
      <text:p text:style-name="P4">
Description: Earlier this week, the Netherlands sent a group to Ukraine for the third time to investigate war crimes. - Ukrinform.</text:p>
      <text:p text:style-name="P4">
Images: ["<text:a xlink:type="simple" xlink:href="https://static.ukrinform.com/photos/2023_01/thumb_files/630_360_1673470349-500.jpeg" text:style-name="Internet_20_link" text:visited-style-name="Visited_20_Internet_20_Link">
630_360_16734...</text:a>
"]</text:p>
      <text:p text:style-name="P4">
Tags: ['Нідерланди', 'Україна', 'Агресія РФ', 'Воєнні злочини', 'Війна з росією']</text:p>
      <text:p text:style-name="P4">
Type: Article</text:p>
      <!--METADATA-->
      <text:p text:style-name="P4">
<draw:frame draw:style-name="fr1" draw:name="Image23" text:anchor-type="as-char" svg:width="6.9236in" svg:height="3.956343in" draw:z-index="0">
<draw:image xlink:href="../Images/yкринформ/2023-04-29T-29-57-00-03-00/630_360_1673470349-500.jpeg" xlink:type="simple" xlink:show="embed" xlink:actuate="onLoad" draw:mime-type="image/jpeg"/>
</draw:frame>
At the beginning of the Netherlands this week, a group was sent to Ukraine for the third time to investigate war crimes.</text:p>
      <text:p text:style-name="P4">
About it reports Ukrinform with <text:a xlink:type="simple" xlink:href="https://www.defensie.nl/actueel/nieuws/2023/04/28/voor-derde-keer-forensisch-opsporingsteam-aan-het-werk-in-oekraine" text:style-name="Internet_20_link" text:visited-style-name="Visited_20_Internet_20_Link">
</text:a>
to the Ministry of Defense of Seeds.</text:p>
      <text:p text:style-name="P4">
"Earlier this week, a forensic investigation group went to Ukraine to investigate war crimes," the statement said.</text:p>
      <text:p text:style-name="P4">
It is noted that this time it is a team of about 60 people, which also includes 9 Czech specialists.</text:p>
      <text:p text:style-name="P4">
<text:span text:style-name="T4">
 Read also: </text:span>
 <text:span text:style-name="T4">
 <text:a xlink:type="simple" xlink:href="https://www.ukrinform.ua/rubric-ato/3702608-ukraina-gotue-vazlivi-kroki-po-stvorennu-tribunalu-sodo-zlocinu-rosijskoi-agresii.html" text:style-name="Internet_20_link" text:visited-style-name="Visited_20_Internet_20_Link">
</text:a>
</text:span>
</text:p>
      <text:p text:style-name="P4">
The group includes military police experts <text:span text:style-name="T4">
 <text:a xlink:type="simple" xlink:href="https://www.ukrinform.ua/tag-niderlandi" text:style-name="Internet_20_link" text:visited-style-name="Visited_20_Internet_20_Link">
</text:a>
</text:span>
 and other defense universe.</text:p>
      <text:p text:style-name="P4">
The group's responsibilities are to investigate and maintain the evidence. This is done under the auspices of the International Criminal Court(MKS).</text:p>
      <text:p text:style-name="P4">
Команда експертів їде в Україну вже втретє. Вперше це сталося у травніминулого року. Другий раз це відбулося наприкінці минулого року. Було зібранодокази, які передали до МКС.</text:p>
      <text:p text:style-name="P4">
<text:span text:style-name="T4">
Читайте також:</text:span>
 <text:span text:style-name="T4">
<text:a xlink:type="simple" xlink:href="https://www.ukrinform.ua/rubric-polytics/3702214-pivnicna-makedonia-dolucilasa-do-koalicii-zi-stvorenna-spectribunalu-dla-rf.html" text:style-name="Internet_20_link" text:visited-style-name="Visited_20_Internet_20_Link">
 </text:a>
</text:span>
</text:p>
      <text:p text:style-name="P4">
As reported by Ukrinform, on March 17, 2023 it became known that the International Criminal Court issued a warrant for the arrest of the President of the Russian Federation Vladimir Putin of the Idytyach Ombudsman of the Russian Federation of Lviv-Bielova, who are suspected of illegal deportation of children from the occupied territories of Ukraine to Russia.</text:p>
      <text:p text:style-name="P4">
News Source: <text:a xlink:type="simple" xlink:href="https://www.ukrinform.ua/rubric-ato/3702619-niderlandi-vtrete-vidpravili-v-ukrainu-grupu-dla-rozsliduvanna-voennih-zlociniv.html" text:style-name="Internet_20_link" text:visited-style-name="Visited_20_Internet_20_Link">
https://www.ukrinform.ua/rubric-ato/3702619-niderlandi-vtrete-vidpravili-v-ukrainu-grupu-dla-rozsliduvanna-voennih-zlociniv.html</text:a>
</text:p>
      <!--NEWS-->
      <text:h text:style-name="P10" text:outline-level="1">
<text:span text:style-name="T4">
Rospropaganda released footage of a destroyed high -rise building in Uman for "Donbass firing"</text:span>
</text:h>
      <text:p text:style-name="P4">
Authors: Ukrinform (Person)</text:p>
      <text:p text:style-name="P4">
Publisher: Укринформ (Organization)</text:p>
      <text:p text:style-name="P4">
Published Time: 2023-04-29T-31:47:00+03:00</text:p>
      <text:p text:style-name="P4">
Modified Time: 2023-04-29T21:47:00+03:00</text:p>
      <text:p text:style-name="P4">
Description: The Kremlin television issued footage of a high -rise building destroyed by the Russian rocket in Uman of Cherkasy region for the consequences of "firing Donbass by Ukrainian fighters". - Ukrinform.</text:p>
      <text:p text:style-name="P4">
Images: ["<text:a xlink:type="simple" xlink:href="https://static.ukrinform.com/photos/2019_11/thumb_files/630_360_1572860754-412.jpg" text:style-name="Internet_20_link" text:visited-style-name="Visited_20_Internet_20_Link">
630_360_15728...</text:a>
"]</text:p>
      <text:p text:style-name="P4">
Tags: ['Пропаганда', 'ЗМІ', 'Воєнні злочини', 'Умань', 'Війна з росією']</text:p>
      <text:p text:style-name="P4">
Type: Article</text:p>
      <!--METADATA-->
      <text:p text:style-name="P4">
<draw:frame draw:style-name="fr1" draw:name="Image24" text:anchor-type="as-char" svg:width="6.9236in" svg:height="3.956343in" draw:z-index="0">
<draw:image xlink:href="../Images/yкринформ/2023-04-29T-31-47-00-03-00/630_360_1572860754-412.jpg" xlink:type="simple" xlink:show="embed" xlink:actuate="onLoad" draw:mime-type="image/jpeg"/>
</draw:frame>
The Kremlin television issued frames of the Russian rocket launched in the Uman of Cherkasy region for the consequences of "shelling of Donbassu Ukrainian fighters".</text:p>
      <text:p text:style-name="P4">
As Ukrinform reports, this "inflammatory time" reported in <text:a xlink:type="simple" xlink:href="https://t.me/currenttime/23349" text:style-name="Internet_20_link" text:visited-style-name="Visited_20_Internet_20_Link">
</text:a>
.</text:p>
      <text:p text:style-name="P4">
Thus, a residential building in Uman was struck by the Russian rocket in Uman.</text:p>
      <text:p text:style-name="P4">
<text:span text:style-name="T4">
 Read also: </text:span>
 <text:span text:style-name="T4">
 <text:a xlink:type="simple" xlink:href="https://www.ukrinform.ua/rubric-regions/3702379-unaslidok-raketnogo-udaru-po-umani-zaginuli-patero-ditej-mvs.html" text:style-name="Internet_20_link" text:visited-style-name="Visited_20_Internet_20_Link">
</text:a>
</text:span>
</text:p>
      <text:p text:style-name="P4">
As reported by Ukrinform, on the morning of April 28, Russian invaders of copies in Ukraine were rocket attack, hitting residential buildings in Dnipro, Uman of Cherkasy region and Ukrainians of Kyiv region.</text:p>
      <text:p text:style-name="P4">
<text:span text:style-name="T4">
 Read also: </text:span>
 <text:span text:style-name="T4">
 <text:a xlink:type="simple" xlink:href="https://www.ukrinform.ua/rubric-regions/3702538-v-umani-na-misci-raketnogo-udaru-zaversili-posukovu-operaciu-dvoe-vvazautsa-zniklimi.html" text:style-name="Internet_20_link" text:visited-style-name="Visited_20_Internet_20_Link">
</text:a>
</text:span>
</text:p>
      <text:p text:style-name="P4">
IN <text:span text:style-name="T4">
<text:a xlink:type="simple" xlink:href="https://www.ukrinform.ua/tag-uman" text:style-name="Internet_20_link" text:visited-style-name="Visited_20_Internet_20_Link">
 </text:a>
</text:span>
 The number of Russians killed in the rocket stroke reached more than 20 people. Search and rescue operations, two women are considered missing.</text:p>
      <text:p text:style-name="P4">
News Source: <text:a xlink:type="simple" xlink:href="https://www.ukrinform.ua/rubric-ato/3702611-rospropaganda-vidala-kadri-zrujnovanoi-bagatopoverhivki-v-umani-za-obstril-donbasu.html" text:style-name="Internet_20_link" text:visited-style-name="Visited_20_Internet_20_Link">
https://www.ukrinform.ua/rubric-ato/3702611-rospropaganda-vidala-kadri-zrujnovanoi-bagatopoverhivki-v-umani-za-obstril-donbasu.html</text:a>
</text:p>
      <!--NEWS-->
      <text:h text:style-name="P10" text:outline-level="1">
<text:span text:style-name="T4">
Ministry of Energy: Electricity tariffs will have to be increased</text:span>
</text:h>
      <text:p text:style-name="P4">
Authors: Ukrinform (Person)</text:p>
      <text:p text:style-name="P4">
Publisher: Укринформ (Organization)</text:p>
      <text:p text:style-name="P4">
Published Time: 2023-04-29T-33:40:00+03:00</text:p>
      <text:p text:style-name="P4">
Modified Time: 2023-04-29T21:40:00+03:00</text:p>
      <text:p text:style-name="P4">
Description: The decision to increase electricity tariffs will have to be made, otherwise the power system will not be able to prepare for the next winter. - Ukrinform.</text:p>
      <text:p text:style-name="P4">
Images: ["<text:a xlink:type="simple" xlink:href="https://static.ukrinform.com/photos/2023_02/thumb_files/630_360_1675414663-980.jpg" text:style-name="Internet_20_link" text:visited-style-name="Visited_20_Internet_20_Link">
630_360_16754...</text:a>
"]</text:p>
      <text:p text:style-name="P4">
Tags: ['Електроенергія', 'Міненерго', 'Тариф', 'Єдині новини']</text:p>
      <text:p text:style-name="P4">
Type: Article</text:p>
      <!--METADATA-->
      <text:p text:style-name="P4">
<draw:frame draw:style-name="fr1" draw:name="Image25" text:anchor-type="as-char" svg:width="6.9236in" svg:height="3.956343in" draw:z-index="0">
<draw:image xlink:href="../Images/yкринформ/2023-04-29T-33-40-00-03-00/630_360_1675414663-980.jpg" xlink:type="simple" xlink:show="embed" xlink:actuate="onLoad" draw:mime-type="image/jpeg"/>
</draw:frame>
The solution for increasing electricity tariffs will have to be approved, otherwise the energy system will not be able to prepare for the next winter.</text:p>
      <text:p text:style-name="P4">
About it on the air of the nationwide TELEXON "The only news" said the Deputy Minister of Energy Farid Safarov, Ukrinform reports.</text:p>
      <text:p text:style-name="P4">
"Any changes in tariffs in growth are difficult and forced solutions. Naragia government and NERCEP are working out questions to understand how much the tariff is to be increased. But it is still necessary to make such a decision, since energy will not be able not to recover but also prepare It can be much more complicated than the previous winter, "said SSFarov.</text:p>
      <text:p text:style-name="P4">
<text:span text:style-name="T4">
 Read also: </text:span>
 <text:span text:style-name="T4">
 <text:a xlink:type="simple" xlink:href="https://www.ukrinform.ua/rubric-economy/3701908-ukraina-planue-zbilsiti-obsagi-peretokiv-elektroenergii-z-es-budue-novi-linii.html" text:style-name="Internet_20_link" text:visited-style-name="Visited_20_Internet_20_Link">
</text:a>
</text:span>
</text:p>
      <text:p text:style-name="P4">
He added that international partners provide support and renewal of Ukrainian energy. These are equipment and money. Thus, at this time, Ukraine has already stored 150 million euros from the EU for the Energy Support Fund, 200 million Grand Duke of the World Bank. But, according to Safarov, these resources are not enough.</text:p>
      <text:p text:style-name="P4">
Safarov noted that for vulnerable categories of the population will be assisted so that they can pay for electricity. The sources of funding for assistance can be from electricity exports, the financial assistance of partners, which is currently underway.</text:p>
      <text:p text:style-name="P4">
<text:span text:style-name="T4">
 Read also: </text:span>
 <text:span text:style-name="T4">
 <text:a xlink:type="simple" xlink:href="https://www.ukrinform.ua/rubric-economy/3698116-minenergo-zaprosue-ucasnikiv-rinku-prirodnogo-gazu-dolucitis-do-mehanizmu-aggregateeu.html" text:style-name="Internet_20_link" text:visited-style-name="Visited_20_Internet_20_Link">
</text:a>
</text:span>
</text:p>
      <text:p text:style-name="P4">
There is no final decision on what the electricity tariff should be, Safarov stressed.</text:p>
      <text:p text:style-name="P4">
As reported by Ukrinform, _ <text:span text:style-name="T4">
 <text:a xlink:type="simple" xlink:href="https://www.ukrinform.ua/rubric-economy/3702598-dla-pidgotovki-do-opaluvalnogo-sezonu-potribno-34-milarda-minenergo.html" text:style-name="Internet_20_link" text:visited-style-name="Visited_20_Internet_20_Link">
</text:a>
</text:span>
 _, this amount includes both the restoration of the generation, so as the resources needed.</text:p>
      <text:p text:style-name="P4">
News Source: <text:a xlink:type="simple" xlink:href="https://www.ukrinform.ua/rubric-economy/3702603-minenergo-tarifi-na-elektriku-dovedetsa-zbilsiti.html" text:style-name="Internet_20_link" text:visited-style-name="Visited_20_Internet_20_Link">
https://www.ukrinform.ua/rubric-economy/3702603-minenergo-tarifi-na-elektriku-dovedetsa-zbilsiti.html</text:a>
</text:p>
      <!--NEWS-->
      <text:h text:style-name="P10" text:outline-level="1">
<text:span text:style-name="T4">
The spring and summer season began at the Kiev Zoo</text:span>
</text:h>
      <text:p text:style-name="P4">
Authors: Ukrinform (Person)</text:p>
      <text:p text:style-name="P4">
Publisher: Укринформ (Organization)</text:p>
      <text:p text:style-name="P4">
Published Time: 2023-04-29T-35:36:00+03:00</text:p>
      <text:p text:style-name="P4">
Modified Time: 2023-04-29T21:36:00+03:00</text:p>
      <text:p text:style-name="P4">
Description: This weekend in the Kiev Zoo begins the 117th spring and summer season. Almost all animals have already moved to their summer platforms and ponds, and the park of greening has blossomed. - Ukrinform.</text:p>
      <text:p text:style-name="P4">
Images: ["<text:a xlink:type="simple" xlink:href="https://static.ukrinform.com/photos/2023_04/thumb_files/630_360_1682792992-582.jpg" text:style-name="Internet_20_link" text:visited-style-name="Visited_20_Internet_20_Link">
630_360_16827...</text:a>
", "<text:a xlink:type="simple" xlink:href="https://static.ukrinform.com/photos/2023_04/1682793015-150.jpg" text:style-name="Internet_20_link" text:visited-style-name="Visited_20_Internet_20_Link">
1682793015-15...</text:a>
", "<text:a xlink:type="simple" xlink:href="https://static.ukrinform.com/photos/2023_04/1682793105-799.jpg" text:style-name="Internet_20_link" text:visited-style-name="Visited_20_Internet_20_Link">
1682793105-79...</text:a>
", "<text:a xlink:type="simple" xlink:href="https://static.ukrinform.com/photos/2023_04/1682793038-660.jpg" text:style-name="Internet_20_link" text:visited-style-name="Visited_20_Internet_20_Link">
1682793038-66...</text:a>
", "<text:a xlink:type="simple" xlink:href="https://static.ukrinform.com/photos/2023_04/1682793104-882.jpg" text:style-name="Internet_20_link" text:visited-style-name="Visited_20_Internet_20_Link">
1682793104-88...</text:a>
", "<text:a xlink:type="simple" xlink:href="https://static.ukrinform.com/photos/2023_04/1682793064-368.jpg" text:style-name="Internet_20_link" text:visited-style-name="Visited_20_Internet_20_Link">
1682793064-36...</text:a>
", "<text:a xlink:type="simple" xlink:href="https://static.ukrinform.com/photos/2023_04/1682793104-791.jpg" text:style-name="Internet_20_link" text:visited-style-name="Visited_20_Internet_20_Link">
1682793104-79...</text:a>
"]</text:p>
      <text:p text:style-name="P4">
Tags: ['Зоопарк', 'Київ', 'Птахи']</text:p>
      <text:p text:style-name="P4">
Type: Article</text:p>
      <!--METADATA-->
      <text:p text:style-name="P4">
<draw:frame draw:style-name="fr1" draw:name="Image26" text:anchor-type="as-char" svg:width="6.9236in" svg:height="3.956343in" draw:z-index="0">
<draw:image xlink:href="../Images/yкринформ/2023-04-29T-35-36-00-03-00/630_360_1682792992-582.jpg" xlink:type="simple" xlink:show="embed" xlink:actuate="onLoad" draw:mime-type="image/jpeg"/>
</draw:frame>
The 117-summer season begins in the Kiev Zoo. Almost all the animals have already moved to their summer platforms and ponds, and Parkzazes and blossomed.</text:p>
      <text:p text:style-name="P4">
As Ukrinform reports, this is said <text:a xlink:type="simple" xlink:href="https://zoo.kiev.ua/117-vesnyano-litnij-sezon-u-kyyivskomu-zooparku/" text:style-name="Internet_20_link" text:visited-style-name="Visited_20_Internet_20_Link">
</text:a>
.</text:p>
      <text:p text:style-name="P4">
As it is noted, in these difficult times, the work of the zoo is possible only with the support of social institutions, state and public institutions, friends and colleagues from all over the world and devotion to their business.</text:p>
      <text:p text:style-name="P4">
<draw:frame draw:style-name="fr1" draw:name="Image27" text:anchor-type="as-char" svg:width="6.9236in" svg:height="4.660609in" draw:z-index="0">
<draw:image xlink:href="../Images/yкринформ/2023-04-29T-35-36-00-03-00/1682793015-150.jpg" xlink:type="simple" xlink:show="embed" xlink:actuate="onLoad" draw:mime-type="image/jpeg"/>
</draw:frame>
<draw:frame draw:style-name="fr1" draw:name="Image28" text:anchor-type="as-char" svg:width="6.9236in" svg:height="4.660609in" draw:z-index="0">
<draw:image xlink:href="../Images/yкринформ/2023-04-29T-35-36-00-03-00/1682793105-799.jpg" xlink:type="simple" xlink:show="embed" xlink:actuate="onLoad" draw:mime-type="image/jpeg"/>
</draw:frame>
"The main thing now is to provide the residents of the zoo with heat, feed, veterinary examination, to improve the conditions of their maintenance despite all the difficulties.</text:p>
      <text:p text:style-name="P4">
<draw:frame draw:style-name="fr1" draw:name="Image29" text:anchor-type="as-char" svg:width="6.9236in" svg:height="4.660609in" draw:z-index="0">
<draw:image xlink:href="../Images/yкринформ/2023-04-29T-35-36-00-03-00/1682793038-660.jpg" xlink:type="simple" xlink:show="embed" xlink:actuate="onLoad" draw:mime-type="image/jpeg"/>
</draw:frame>
<draw:frame draw:style-name="fr1" draw:name="Image30" text:anchor-type="as-char" svg:width="6.9236in" svg:height="4.660609in" draw:z-index="0">
<draw:image xlink:href="../Images/yкринформ/2023-04-29T-35-36-00-03-00/1682793104-882.jpg" xlink:type="simple" xlink:show="embed" xlink:actuate="onLoad" draw:mime-type="image/jpeg"/>
</draw:frame>
More than 30 expositions were updated before the season was opened, two artificials were created, 15 modern aeration systems were installed, and twice the largest for 12 rescued Paulian Anubisa was built. On the occasion of replenishment in the family, a new "playground" with a pool and much more, the press service said.</text:p>
      <text:p text:style-name="P4">
<draw:frame draw:style-name="fr1" draw:name="Image31" text:anchor-type="as-char" svg:width="6.9236in" svg:height="4.660609in" draw:z-index="0">
<draw:image xlink:href="../Images/yкринформ/2023-04-29T-35-36-00-03-00/1682793064-368.jpg" xlink:type="simple" xlink:show="embed" xlink:actuate="onLoad" draw:mime-type="image/jpeg"/>
</draw:frame>
<draw:frame draw:style-name="fr1" draw:name="Image32" text:anchor-type="as-char" svg:width="6.9236in" svg:height="4.660609in" draw:z-index="0">
<draw:image xlink:href="../Images/yкринформ/2023-04-29T-35-36-00-03-00/1682793104-791.jpg" xlink:type="simple" xlink:show="embed" xlink:actuate="onLoad" draw:mime-type="image/jpeg"/>
</draw:frame>
According to Ukrinform, in the Kiev Zoo new pairs formed monkeys, cranes, stamps, deer and raccoons.</text:p>
      <text:p text:style-name="P4">
Photo, video: zoo.kiev.ua</text:p>
      <text:p text:style-name="P4">
News Source: <text:a xlink:type="simple" xlink:href="https://www.ukrinform.ua/rubric-kyiv/3702613-u-kiivskomu-zooparku-rozpocavsa-vesnanolitnij-sezon.html" text:style-name="Internet_20_link" text:visited-style-name="Visited_20_Internet_20_Link">
https://www.ukrinform.ua/rubric-kyiv/3702613-u-kiivskomu-zooparku-rozpocavsa-vesnanolitnij-sezon.html</text:a>
</text:p>
      <!--NEWS-->
      <text:h text:style-name="P10" text:outline-level="1">
<text:span text:style-name="T4">
Zelensky thanked everyone who took part in a rescue operation in Uman</text:span>
</text:h>
      <text:p text:style-name="P4">
Authors: Ukrinform (Person)</text:p>
      <text:p text:style-name="P4">
Publisher: Укринформ (Organization)</text:p>
      <text:p text:style-name="P4">
Published Time: 2023-04-29T-37:28:00+03:00</text:p>
      <text:p text:style-name="P4">
Modified Time: 2023-04-29T21:28:00+03:00</text:p>
      <text:p text:style-name="P4">
Description: President of Ukraine Volodymyr Zelensky thanked everyone who participated in the rescue operation in Uman. - Ukrinform.</text:p>
      <text:p text:style-name="P4">
Images: ["<text:a xlink:type="simple" xlink:href="https://static.ukrinform.com/photos/2023_04/thumb_files/630_360_1682753536-962.jpeg" text:style-name="Internet_20_link" text:visited-style-name="Visited_20_Internet_20_Link">
630_360_16827...</text:a>
"]</text:p>
      <text:p text:style-name="P4">
Tags: ['Умань', 'Зеленський', 'Війна з росією']</text:p>
      <text:p text:style-name="P4">
Type: Article</text:p>
      <!--METADATA-->
      <text:p text:style-name="P4">
<draw:frame draw:style-name="fr1" draw:name="Image33" text:anchor-type="as-char" svg:width="6.9236in" svg:height="3.956343in" draw:z-index="0">
<draw:image xlink:href="../Images/yкринформ/2023-04-29T-37-28-00-03-00/630_360_1682753536-962.jpeg" xlink:type="simple" xlink:show="embed" xlink:actuate="onLoad" draw:mime-type="image/jpeg"/>
</draw:frame>
President of Ukraine Volodymyr Zelensky thanked everyone who participated in a governmental operation in Uman.</text:p>
      <text:p text:style-name="P4">
He told about it in <text:a xlink:type="simple" xlink:href="https://t.me/V_Zelenskiy_official/6050" text:style-name="Internet_20_link" text:visited-style-name="Visited_20_Internet_20_Link">
</text:a>
, reports Ukrinform.</text:p>
      <text:p text:style-name="P4">
"We will do our best to ensure that the terrorist state responds as soon as possible. Anyone who prepares such rocket firing cannot be aware that the state-owned murder. Everyone who gives and launches rockets, servicing, ships for terror. Not just those. Who gives orders and all. You are all terrorists and killers, and you all have to be punished. And necessarily those who have committed a crime from which all other crimes of aggression against our people, against our country, began, "the President said.</text:p>
      <text:p text:style-name="P4">
Zelensky expressed his condolences to his relatives, close and wounded as a result of this missile strike.</text:p>
      <text:p text:style-name="P4">
<text:span text:style-name="T4">
 Read also: </text:span>
 <text:a xlink:type="simple" xlink:href="https://www.ukrinform.ua/rubric-regions/3702538-v-umani-na-misci-raketnogo-udaru-zaversili-posukovu-operaciu-dvoe-vvazautsa-zniklimi.html" text:style-name="Internet_20_link" text:visited-style-name="Visited_20_Internet_20_Link">
</text:a>
The President thanked the rescuers of the SES, police, doctors, municipal services, military, volunteers - all who participated in the rescue operation.</text:p>
      <text:p text:style-name="P4">
As reported, <text:a xlink:type="simple" xlink:href="https://www.ukrinform.ua/rubric-ato/3701835-v-umani-kilkist-zertv-raketnogo-udaru-zrosla-do-cotiroh-17-postrazdalih.html" text:style-name="Internet_20_link" text:visited-style-name="Visited_20_Internet_20_Link">
</text:a>
. Water nine -storey buildings completely destroyed the entrance, a total of 10 buildings were injured. At this time, there are 23 dead, including six children.</text:p>
      <text:p text:style-name="P4">
News Source: <text:a xlink:type="simple" xlink:href="https://www.ukrinform.ua/rubric-society/3702609-zelenskij-podakuvav-usim-hto-vzav-ucast-u-ratuvalnij-operacii-v-umani.html" text:style-name="Internet_20_link" text:visited-style-name="Visited_20_Internet_20_Link">
https://www.ukrinform.ua/rubric-society/3702609-zelenskij-podakuvav-usim-hto-vzav-ucast-u-ratuvalnij-operacii-v-umani.html</text:a>
</text:p>
      <!--NEWS-->
      <text:h text:style-name="P10" text:outline-level="1">
<text:span text:style-name="T4">
La Liga: Real Win 'Almeria in a productive match</text:span>
</text:h>
      <text:p text:style-name="P4">
Authors: Ukrinform (Person)</text:p>
      <text:p text:style-name="P4">
Publisher: Укринформ (Organization)</text:p>
      <text:p text:style-name="P4">
Published Time: 2023-04-29T-39:22:46+03:00</text:p>
      <text:p text:style-name="P4">
Modified Time: 2023-04-29T21:22:46+03:00</text:p>
      <text:p text:style-name="P4">
Description: The Madrid Real Madrid broke away from Athletic by 5 points. - Ukrinform.</text:p>
      <text:p text:style-name="P4">
Images: ["<text:a xlink:type="simple" xlink:href="https://static.ukrinform.com/photos/2023_04/thumb_files/630_360_1682792435-691.jpg" text:style-name="Internet_20_link" text:visited-style-name="Visited_20_Internet_20_Link">
630_360_16827...</text:a>
"]</text:p>
      <text:p text:style-name="P4">
Tags: ['Футбол', 'Реал Мадрид']</text:p>
      <text:p text:style-name="P4">
Type: Article</text:p>
      <!--METADATA-->
      <text:p text:style-name="P4">
<draw:frame draw:style-name="fr1" draw:name="Image34" text:anchor-type="as-char" svg:width="6.9236in" svg:height="3.956343in" draw:z-index="0">
<draw:image xlink:href="../Images/yкринформ/2023-04-29T-39-22-46-03-00/630_360_1682792435-691.jpg" xlink:type="simple" xlink:show="embed" xlink:actuate="onLoad" draw:mime-type="image/jpeg"/>
</draw:frame>
The Madrid Real Madrid broke away from Athletic by 5 points.</text:p>
      <text:p text:style-name="P4">
Real Madrid defeated Almeria 4: 2 in the 32nd round of the Spanish Prymer, Ukrinform reports.</text:p>
      <text:p text:style-name="P4">
In the composition of "creamy" distinguished Rodrigo, a hat-trick on Benzema. "Almeria" answered Lazaro and Robertone's goals.</text:p>
      <text:p text:style-name="P4">
Carlo Acholotti's wards occupy the second place in Laiga, having 68 points after 32 matches.</text:p>
      <text:p text:style-name="P4">
<text:span text:style-name="T4">
 Read also: </text:span>
 <text:a xlink:type="simple" xlink:href="https://www.ukrinform.ua/rubric-sports/3702606-roma-i-milan-obminalisa-golami-u-poedinku-serii-a.html" text:style-name="Internet_20_link" text:visited-style-name="Visited_20_Internet_20_Link">
<text:span text:style-name="T4">
 Milan </text:span>
</text:a>
It was reported that Barcelona heads Primer - 76 points after 31 match.</text:p>
      <text:p text:style-name="P4">
Photo: twitter.com/realmadrid</text:p>
      <text:p text:style-name="P4">
News Source: <text:a xlink:type="simple" xlink:href="https://www.ukrinform.ua/rubric-sports/3702610-la-liga-real-peremig-almeriu-u-rezultativnomu-matci.html" text:style-name="Internet_20_link" text:visited-style-name="Visited_20_Internet_20_Link">
https://www.ukrinform.ua/rubric-sports/3702610-la-liga-real-peremig-almeriu-u-rezultativnomu-matci.html</text:a>
</text:p>
      <!--NEWS-->
      <text:h text:style-name="P10" text:outline-level="1">
<text:span text:style-name="T4">
Ukraine is preparing important steps to create a tribunal about Russian aggression crime</text:span>
</text:h>
      <text:p text:style-name="P4">
Authors: Ukrinform (Person)</text:p>
      <text:p text:style-name="P4">
Publisher: Укринформ (Organization)</text:p>
      <text:p text:style-name="P4">
Published Time: 2023-04-29T-41:15:00+03:00</text:p>
      <text:p text:style-name="P4">
Modified Time: 2023-04-29T21:15:00+03:00</text:p>
      <text:p text:style-name="P4">
Description: Ukraine is preparing important steps to create a tribunal on Russian aggression crime, as well as new sanctions for persons and companies working at the Terroist State Security Service. - Ukrinform.</text:p>
      <text:p text:style-name="P4">
Images: ["<text:a xlink:type="simple" xlink:href="https://static.ukrinform.com/photos/2023_04/thumb_files/630_360_1682451261-591.jpeg" text:style-name="Internet_20_link" text:visited-style-name="Visited_20_Internet_20_Link">
630_360_16824...</text:a>
"]</text:p>
      <text:p text:style-name="P4">
Tags: ['Трибунал', 'Воєнні злочини', 'Зеленський', 'Війна з росією']</text:p>
      <text:p text:style-name="P4">
Type: Article</text:p>
      <!--METADATA-->
      <text:p text:style-name="P4">
<draw:frame draw:style-name="fr1" draw:name="Image35" text:anchor-type="as-char" svg:width="6.9236in" svg:height="3.956343in" draw:z-index="0">
<draw:image xlink:href="../Images/yкринформ/2023-04-29T-41-15-00-03-00/630_360_1682451261-591.jpeg" xlink:type="simple" xlink:show="embed" xlink:actuate="onLoad" draw:mime-type="image/jpeg"/>
</draw:frame>
Ukraine is taking important steps to create a tribunal about Russian aggression crime, and also new sanction decisions on persons and companies working on a terrorist state.</text:p>
      <text:p text:style-name="P4">
About it in <text:a xlink:type="simple" xlink:href="https://www.youtube.com/watch" text:style-name="Internet_20_link" text:visited-style-name="Visited_20_Internet_20_Link">
</text:a>
Volodymyr Zelensky said to the President of Ukraine, Ukrinform reports.</text:p>
      <text:p text:style-name="P4">
"The next week will be quite important from the point of view of our struggle for the precision for Ukrainians, that is, for punishment for a terrorist state and all military criminals. We are preparing some important, powerful steps to more consolidate partners and give more energy to create a tribunal for Russian aggression." Zelensky said.</text:p>
      <text:p text:style-name="P4">
<text:span text:style-name="T4">
 Read also: </text:span>
 <text:span text:style-name="T4">
 <text:a xlink:type="simple" xlink:href="https://www.ukrinform.ua/rubric-ato/3702604-nedostatno-slabkosti-rosii-vona-mae-vidpovisti-za-vse-skoene-zelenskij.html" text:style-name="Internet_20_link" text:visited-style-name="Visited_20_Internet_20_Link">
</text:a>
</text:span>
</text:p>
      <text:p text:style-name="P4">
Also, as the Head of State added, new sanction decisions on persons who work at the MIC of terrorists are being prepared for foreign entities whose supply helps Russia to extend <text:span text:style-name="T4">
 <text:a xlink:type="simple" xlink:href="https://www.ukrinform.ua/tag-vijna-z-rosieu" text:style-name="Internet_20_link" text:visited-style-name="Visited_20_Internet_20_Link">
</text:a>
</text:span>
</text:p>
      <text:p text:style-name="P4">
<text:span text:style-name="T4">
 Read also: </text:span>
 <text:span text:style-name="T4">
 <text:a xlink:type="simple" xlink:href="https://www.ukrinform.ua/rubric-polytics/3702513-kostin-podakuvav-slovaccini-za-stvorenna-spectribunalu-sodo-rosii.html" text:style-name="Internet_20_link" text:visited-style-name="Visited_20_Internet_20_Link">
</text:a>
</text:span>
</text:p>
      <text:p text:style-name="P4">
These decisions will be made public soon.</text:p>
      <text:p text:style-name="P4">
News Source: <text:a xlink:type="simple" xlink:href="https://www.ukrinform.ua/rubric-ato/3702608-ukraina-gotue-vazlivi-kroki-po-stvorennu-tribunalu-sodo-zlocinu-rosijskoi-agresii.html" text:style-name="Internet_20_link" text:visited-style-name="Visited_20_Internet_20_Link">
https://www.ukrinform.ua/rubric-ato/3702608-ukraina-gotue-vazlivi-kroki-po-stvorennu-tribunalu-sodo-zlocinu-rosijskoi-agresii.html</text:a>
</text:p>
      <!--NEWS-->
      <text:h text:style-name="P10" text:outline-level="1">
<text:span text:style-name="T4">
"Roma" and "Milan" exchanged goals in series A duel</text:span>
</text:h>
      <text:p text:style-name="P4">
Authors: Ukrinform (Person)</text:p>
      <text:p text:style-name="P4">
Publisher: Укринформ (Organization)</text:p>
      <text:p text:style-name="P4">
Published Time: 2023-04-29T-43:12:39+03:00</text:p>
      <text:p text:style-name="P4">
Modified Time: 2023-04-29T21:12:39+03:00</text:p>
      <text:p text:style-name="P4">
Description: The teams have the same number of points in the Italian championship, but the Milan's best difference is scored and missed heads. - Ukrinform.</text:p>
      <text:p text:style-name="P4">
Images: ["<text:a xlink:type="simple" xlink:href="https://static.ukrinform.com/photos/2023_04/thumb_files/630_360_1682791884-811.jpg" text:style-name="Internet_20_link" text:visited-style-name="Visited_20_Internet_20_Link">
630_360_16827...</text:a>
"]</text:p>
      <text:p text:style-name="P4">
Tags: ['Футбол', 'Мілан', 'Рома']</text:p>
      <text:p text:style-name="P4">
Type: Article</text:p>
      <!--METADATA-->
      <text:p text:style-name="P4">
<draw:frame draw:style-name="fr1" draw:name="Image36" text:anchor-type="as-char" svg:width="6.9236in" svg:height="3.956343in" draw:z-index="0">
<draw:image xlink:href="../Images/yкринформ/2023-04-29T-43-12-39-03-00/630_360_1682791884-811.jpg" xlink:type="simple" xlink:show="embed" xlink:actuate="onLoad" draw:mime-type="image/jpeg"/>
</draw:frame>
They command the same number of points in the Italian Championship, but the Milan's best headed and missed heads.</text:p>
      <text:p text:style-name="P4">
"Roma" on her field played a draw with Milan 1: 1 in the 32nd round of Italian series A, reports Ukrinform.</text:p>
      <text:p text:style-name="P4">
In the Romans, Abraham was scored in the 93rd minute. The Milants leveled the Salamacars accounts in the 96th minute.</text:p>
      <text:p text:style-name="P4">
Milan and Roma have 57 points in series A(Fourth and fifth place in the table), but the Milants have a better difference in scored and missed heads.</text:p>
      <text:p text:style-name="P4">
<text:span text:style-name="T4">
 Read also: </text:span>
 <text:a xlink:type="simple" xlink:href="https://www.ukrinform.ua/rubric-sports/3702261-penalti-armolenka-ne-dopomogli-alajnu-rebrova-vijti-u-final-kubka-prezidenta-oae.html" text:style-name="Internet_20_link" text:visited-style-name="Visited_20_Internet_20_Link">
</text:a>
As it was reported, Napoli is headed by the Italian Championship, with 78 points after 31 matches.</text:p>
      <text:p text:style-name="P4">
Photo: twitter.com/officialasroma</text:p>
      <text:p text:style-name="P4">
News Source: <text:a xlink:type="simple" xlink:href="https://www.ukrinform.ua/rubric-sports/3702606-roma-i-milan-obminalisa-golami-u-poedinku-serii-a.html" text:style-name="Internet_20_link" text:visited-style-name="Visited_20_Internet_20_Link">
https://www.ukrinform.ua/rubric-sports/3702606-roma-i-milan-obminalisa-golami-u-poedinku-serii-a.html</text:a>
</text:p>
      <!--NEWS-->
      <text:h text:style-name="P10" text:outline-level="1">
<text:span text:style-name="T4">
In the British pub to found documents about atomic submarine</text:span>
</text:h>
      <text:p text:style-name="P4">
Authors: Ukrinform (Person)</text:p>
      <text:p text:style-name="P4">
Publisher: Укринформ (Organization)</text:p>
      <text:p text:style-name="P4">
Published Time: 2023-04-29T-45:02:00+03:00</text:p>
      <text:p text:style-name="P4">
Modified Time: 2023-04-29T21:02:00+03:00</text:p>
      <text:p text:style-name="P4">
Description: In the county of Cubria, in the toilet of the local pub found documents with the stamp "secret" concerning the work of the submarine HMS Anson Royal Navy. - Ukrinform.</text:p>
      <text:p text:style-name="P4">
Images: ["<text:a xlink:type="simple" xlink:href="https://static.ukrinform.com/photos/2023_04/thumb_files/630_360_1682790373-700.jpg" text:style-name="Internet_20_link" text:visited-style-name="Visited_20_Internet_20_Link">
630_360_16827...</text:a>
", "<text:a xlink:type="simple" xlink:href="https://static.ukrinform.com/photos/2023_04/1682790394-182.jpg" text:style-name="Internet_20_link" text:visited-style-name="Visited_20_Internet_20_Link">
1682790394-18...</text:a>
"]</text:p>
      <text:p text:style-name="P4">
Tags: ['Британія', 'ВМС України', 'Документи']</text:p>
      <text:p text:style-name="P4">
Type: Article</text:p>
      <!--METADATA-->
      <text:p text:style-name="P4">
<draw:frame draw:style-name="fr1" draw:name="Image37" text:anchor-type="as-char" svg:width="6.9236in" svg:height="3.956343in" draw:z-index="0">
<draw:image xlink:href="../Images/yкринформ/2023-04-29T-45-02-00-03-00/630_360_1682790373-700.jpg" xlink:type="simple" xlink:show="embed" xlink:actuate="onLoad" draw:mime-type="image/jpeg"/>
</draw:frame>
Cubria Undership, in the local pub to the local pub, they found documents with the stamp "secret" concerning the work of the HMS Anson royal Navy.</text:p>
      <text:p text:style-name="P4">
As Ukrinform reports, it reports <text:a xlink:type="simple" xlink:href="https://www.thesun.co.uk/news/22198059/secret-nuclear-submarine-plans-found-wetherspoons-toilet/" text:style-name="Internet_20_link" text:visited-style-name="Visited_20_Internet_20_Link">
</text:a>
Secret documents were found in the booth of the toilets of pubtherspoons, on the railway Fernis.</text:p>
      <text:p text:style-name="P4">
In <text:a xlink:type="simple" xlink:href="https://www.ukrinform.ua/tag-dokumenti" text:style-name="Internet_20_link" text:visited-style-name="Visited_20_Internet_20_Link">
</text:a>
It is about the internal work of the atomic submarine. They were used by experts who study, to insulate and depressure the elements of the system on a boat.</text:p>
      <text:p text:style-name="P4">
<draw:frame draw:style-name="fr1" draw:name="Image38" text:anchor-type="as-char" svg:width="6.9236in" svg:height="4.482959in" draw:z-index="0">
<draw:image xlink:href="../Images/yкринформ/2023-04-29T-45-02-00-03-00/1682790394-182.jpg" xlink:type="simple" xlink:show="embed" xlink:actuate="onLoad" draw:mime-type="image/jpeg"/>
</draw:frame>
The Sun source said, "It was lucky that the Russian spy had not found them." The source also reported that the pub was crowded with visitors when secret documents were found.</text:p>
      <text:p text:style-name="P4">
<text:span text:style-name="T4">
 Read also: </text:span>
 <text:a xlink:type="simple" xlink:href="https://www.ukrinform.ua/rubric-world/3699273-tejsejra-pocav-publikuvati-dokumenti-pentagonu-za-kilka-dniv-pisla-vtorgnenna-rosii-v-ukrainu.html" text:style-name="Internet_20_link" text:visited-style-name="Visited_20_Internet_20_Link">
<text:span text:style-name="T4">
 Timisira </text:span>
</text:a>
As reported by Ukrinform, in the United States identified the leader of the online group, which appeared the secret data of the Pentagon.</text:p>
      <text:p text:style-name="P4">
<text:span text:style-name="T5">
Foto: Ra</text:span>
</text:p>
      <text:p text:style-name="P4">
News Source: <text:a xlink:type="simple" xlink:href="https://www.ukrinform.ua/rubric-world/3702602-u-vbiralni-britanskogo-pabu-znajsli-dokumenti-pro-atomnu-submarinu.html" text:style-name="Internet_20_link" text:visited-style-name="Visited_20_Internet_20_Link">
https://www.ukrinform.ua/rubric-world/3702602-u-vbiralni-britanskogo-pabu-znajsli-dokumenti-pro-atomnu-submarinu.html</text:a>
</text:p>
      <!--NEWS-->
      <text:h text:style-name="P10" text:outline-level="1">
<text:span text:style-name="T4">
Kostin thanked Slovakia for the creation of a special journey against</text:span>
</text:h>
      <text:p text:style-name="P4">
Authors: Ukrinform (Person)</text:p>
      <text:p text:style-name="P4">
Publisher: Укринформ (Organization)</text:p>
      <text:p text:style-name="P4">
Published Time: 2023-04-29T-48:57:00+03:00</text:p>
      <text:p text:style-name="P4">
Modified Time: 2023-04-29T20:57:00+03:00</text:p>
      <text:p text:style-name="P4">
Description: Prosecutor General Andriy Kostin, during a meeting with the president of Slovakia, thanked Zuzana Chaputova for the decision of the parliament of her country to support the creation of a special tribunal regarding the crime of Russia's aggression against Ukraine. - Ukrinform.</text:p>
      <text:p text:style-name="P4">
Images: ["<text:a xlink:type="simple" xlink:href="https://static.ukrinform.com/photos/2023_04/thumb_files/630_360_1682771541-765.jpg" text:style-name="Internet_20_link" text:visited-style-name="Visited_20_Internet_20_Link">
630_360_16827...</text:a>
"]</text:p>
      <text:p text:style-name="P4">
Tags: ['Трибунал', 'Словаччина', 'Андрій Костін']</text:p>
      <text:p text:style-name="P4">
Type: Article</text:p>
      <!--METADATA-->
      <text:p text:style-name="P4">
<draw:frame draw:style-name="fr1" draw:name="Image39" text:anchor-type="as-char" svg:width="6.9236in" svg:height="3.956343in" draw:z-index="0">
<draw:image xlink:href="../Images/yкринформ/2023-04-29T-48-57-00-03-00/630_360_1682771541-765.jpg" xlink:type="simple" xlink:show="embed" xlink:actuate="onLoad" draw:mime-type="image/jpeg"/>
</draw:frame>
Prosecutor General Andriy Kostin, during a meeting with the President of Slovakia, thanked for the decision of the parliament of her country to support the creation of a special tribunal on the crime of Russia's aggression against Ukraine.</text:p>
      <text:p text:style-name="P4">
According to Ukrinform, the office of the Prosecutor General of Ukraine in [] reports it(https://t.me/pgo_gov_ua/11687?single&amp;fbclid=IwAR3PDi3Fh27cp-l_jN_GxAkwzGmNjA_wIFtovI6JdbBr22iYBgYS414Pfy4).</text:p>
      <text:p text:style-name="P4">
"Slovakia has always been and remains a reliable partner of Ukraine - it helps to resist the aggression of the Russian Federation, supports Ukraine on the path to EU Membership in Tanashi initiative at the Legal Front," Kostin said.</text:p>
      <text:p text:style-name="P4">
<text:span text:style-name="T4">
 Read also: </text:span>
 <text:a xlink:type="simple" xlink:href="https://www.ukrinform.ua/rubric-ato/3701166-unaslidok-agresii-rf-v-ukraini-zaginuli-ponad-10-000-civilnih-kostin.html" text:style-name="Internet_20_link" text:visited-style-name="Visited_20_Internet_20_Link">
<text:span text:style-name="T4">
 Kostin </text:span>
</text:a>
The Prosecutor General thanked the President of Slovakia for the consistent position of Ukraine.</text:p>
      <text:p text:style-name="P4">
“Both states are clearly aware that the Russian regime is terrorist, and terrorists need to be stopped and held accountable. We appreciate the decisions of the Slovak Parliament to support the creation of a special tribium on the crime of aggression, ”he stressed.</text:p>
      <text:p text:style-name="P4">
Separately, the Prosecutor General expressed his gratitude to Slovak colleagues for his contribution to the work of a joint investigative group for investigating serious international crimes in Ukraine(JIT)and the assistance of Slovak experts who visited Ukraine and worked as well with Ukrainian prosecutors.</text:p>
      <text:p text:style-name="P4">
<text:span text:style-name="T4">
 Read also: </text:span>
 <text:a xlink:type="simple" xlink:href="https://www.ukrinform.ua/rubric-polytics/3702176-smigal-pavel-ta-caputova-obgovorili-stvorenna-spectribunalu-proti-rf.html" text:style-name="Internet_20_link" text:visited-style-name="Visited_20_Internet_20_Link">
</text:a>
"We look forward to further cooperation for the sake of restoring justice and peace and beyond," Kostin added.</text:p>
      <text:p text:style-name="P4">
As it was reported, in September 2022, President Vladimir Zelensky, a group, headed by OP Head Andriy Yermak, who processes the question of the formation of a special tribunal to prosecute the leadership of the Russian Federation for committing the crime of aggression. The creation of such a tribunal was supported by the Parliamentary Assembly of Europe, the European Parliament, the NATO Parliamentary Assembly, the OSCE Parliamentary Assembly and individual states.</text:p>
      <text:p text:style-name="P4">
Photo: OGP, telegram</text:p>
      <text:p text:style-name="P4">
News Source: <text:a xlink:type="simple" xlink:href="https://www.ukrinform.ua/rubric-polytics/3702513-kostin-podakuvav-slovaccini-za-stvorenna-spectribunalu-sodo-rosii.html" text:style-name="Internet_20_link" text:visited-style-name="Visited_20_Internet_20_Link">
https://www.ukrinform.ua/rubric-polytics/3702513-kostin-podakuvav-slovaccini-za-stvorenna-spectribunalu-sodo-rosii.html</text:a>
</text:p>
      <!--NEWS-->
      <text:h text:style-name="P10" text:outline-level="1">
<text:span text:style-name="T4">
Not enough of Russia's weakness, it has to be responsible for everything committed - Zelensky</text:span>
</text:h>
      <text:p text:style-name="P4">
Authors: Ukrinform (Person)</text:p>
      <text:p text:style-name="P4">
Publisher: Укринформ (Organization)</text:p>
      <text:p text:style-name="P4">
Published Time: 2023-04-29T-50:50:00+03:00</text:p>
      <text:p text:style-name="P4">
Modified Time: 2023-04-29T20:50:00+03:00</text:p>
      <text:p text:style-name="P4">
Description: Ukraine and the world are not enough for Russia to be weak, as is the case. It is necessary for her to fully respond to her. - Ukrinform.</text:p>
      <text:p text:style-name="P4">
Images: ["<text:a xlink:type="simple" xlink:href="https://static.ukrinform.com/photos/2023_04/thumb_files/630_360_1682791153-168.png" text:style-name="Internet_20_link" text:visited-style-name="Visited_20_Internet_20_Link">
630_360_16827...</text:a>
"]</text:p>
      <text:p text:style-name="P4">
Tags: ['Звернення', 'Зеленський', 'Війна з росією']</text:p>
      <text:p text:style-name="P4">
Type: Article</text:p>
      <!--METADATA-->
      <text:p text:style-name="P4">
<draw:frame draw:style-name="fr1" draw:name="Image40" text:anchor-type="as-char" svg:width="6.9236in" svg:height="3.956343in" draw:z-index="0">
<draw:image xlink:href="../Images/yкринформ/2023-04-29T-50-50-00-03-00/630_360_1682791153-168.png" xlink:type="simple" xlink:show="embed" xlink:actuate="onLoad" draw:mime-type="image/png"/>
</draw:frame>
Ukraine is not enough for Ukraine to make Russia weak, as it is already giving it. It is necessary for her to fully respond to her.</text:p>
      <text:p text:style-name="P4">
This was stated by President Volodymyr Zelenskyy in the evening video, which is given by Ukrinform.</text:p>
      <text:p text:style-name="P4">
_ <text:span text:style-name="T4">
 Dear Ukrainians!</text:span>
 _</text:p>
      <text:p text:style-name="P4">
Only this day in Uman, search and rescue work ended. I want to dress the whole team of the SES, the National Police, our doctors, the utility services of Uman, the military, our volunteers - to all who participated in a saving operation and helps rescued people. I wish you a speedy unfortunate to anyone who was injured in this blow is injured.</text:p>
      <text:p text:style-name="P4">
We will do our best to make the terrorist state answer as soon as possible. Anyone who prepares such rocket firing cannot but know that the member of the murder. Anyone who quit rockets and launches who is serving and ships for terror. Not only those who give orders, but all, you are all terrorists and killers and you all have to be punished. And necessarily - those who have had the original crime, from which everyone else began - the crime of aggression of the opposed people, against our country.</text:p>
      <text:p text:style-name="P4">
The lives of six children took this blow to Uman, a total of 23 people died ... Light memory!My condolences to all relatives, loved ones!</text:p>
      <text:p text:style-name="P4">
The next week will be quite important from the point of view of our struggle for the precision for Ukrainians, that is, for punishment for a terrorist state and all military criminals. We are preparing some important, powerful steps to more consolidate partners and give more energy to create a tribunal against Russian aggression. And to accelerate the defeat of the terrorist state.</text:p>
      <text:p text:style-name="P4">
We also prepare new sanction decisions for persons and companies working for VLK terrorists for foreign entities whose supply helps Russia to feed this aggression. Soon these decisions will be made public.</text:p>
      <text:p text:style-name="P4">
The other day he signed new decrees on the awards of our defenders, our heroes. Almost 450 soldiers of the Armed Forces of Ukraine, Land Forces, paratroopers, Air Forces, Terroborons and more than 300 - from the National Guard, our police, SES, our border guards.</text:p>
      <text:p text:style-name="P4">
In total, during the full -scale war, 45038 Ukrainians and Ukrainian women were awarded state awards. And this is evidence of extraordinary daily heroism of our people. All who are fighting for the sake of Ukraine, all who work for our victory.All together we bring the sentence for the state-zla. We are approaching our victory. So be it!</text:p>
      <text:p text:style-name="P4">
<text:span text:style-name="T4">
<text:span text:style-name="T5">
Glory to Ukraine!</text:span>
 </text:span>
</text:p>
      <text:p text:style-name="P4">
Photo: op</text:p>
      <text:p text:style-name="P4">
News Source: <text:a xlink:type="simple" xlink:href="https://www.ukrinform.ua/rubric-ato/3702604-nedostatno-slabkosti-rosii-vona-mae-vidpovisti-za-vse-skoene-zelenskij.html" text:style-name="Internet_20_link" text:visited-style-name="Visited_20_Internet_20_Link">
https://www.ukrinform.ua/rubric-ato/3702604-nedostatno-slabkosti-rosii-vona-mae-vidpovisti-za-vse-skoene-zelenskij.html</text:a>
</text:p>
      <!--NEWS-->
      <text:h text:style-name="P10" text:outline-level="1">
<text:span text:style-name="T4">
The Ukrainian Chukhajan won Venezuelaz Marko ahead of schedule</text:span>
</text:h>
      <text:p text:style-name="P4">
Authors: Ukrinform (Person)</text:p>
      <text:p text:style-name="P4">
Publisher: Укринформ (Organization)</text:p>
      <text:p text:style-name="P4">
Published Time: 2023-04-29T-52:48:33+03:00</text:p>
      <text:p text:style-name="P4">
Modified Time: 2023-04-29T20:48:33+03:00</text:p>
      <text:p text:style-name="P4">
Description: Ukrainian mid-weight boxer Karen Chukhajan (22-2, 12,) won Venezuelaz Michael Marko (29-8-1, 25 KO). - Ukrinform.</text:p>
      <text:p text:style-name="P4">
Images: ["<text:a xlink:type="simple" xlink:href="https://static.ukrinform.com/photos/2023_04/thumb_files/630_360_1682790416-796.jpeg" text:style-name="Internet_20_link" text:visited-style-name="Visited_20_Internet_20_Link">
630_360_16827...</text:a>
"]</text:p>
      <text:p text:style-name="P4">
Tags: ['Бокс']</text:p>
      <text:p text:style-name="P4">
Type: Article</text:p>
      <!--METADATA-->
      <text:p text:style-name="P4">
<draw:frame draw:style-name="fr1" draw:name="Image41" text:anchor-type="as-char" svg:width="6.9236in" svg:height="3.956343in" draw:z-index="0">
<draw:image xlink:href="../Images/yкринформ/2023-04-29T-52-48-33-03-00/630_360_1682790416-796.jpeg" xlink:type="simple" xlink:show="embed" xlink:actuate="onLoad" draw:mime-type="image/jpeg"/>
</draw:frame>
Ukrainian mid -weight boxer Karen Chukhajan(22-2, 12 Ko)Michael Marcano won(29-8-1, 25 ko).</text:p>
      <text:p text:style-name="P4">
Про це повідомили на <text:a xlink:type="simple" xlink:href="https://ua.tribuna.com/uk/boxing/1000000063484-chuxadzhyan-oderzhal-dosrochnuyu-pobedu-nad-venesuelczem/" text:style-name="Internet_20_link" text:visited-style-name="Visited_20_Internet_20_Link">
</text:a>
, reports Ukrinform.</text:p>
      <text:p text:style-name="P4">
The Ukrainian won the second round ahead of schedule. The duel was held in Madrid Nazinka "Wizink Center".</text:p>
      <text:p text:style-name="P4">
<text:span text:style-name="T4">
 Read also: </text:span>
 <text:a xlink:type="simple" xlink:href="https://www.ukrinform.ua/rubric-sports/3701683-bokserska-federacia-ssa-vijsla-zi-skladu-miznarodnoi-bokserskoi-asociacii.html" text:style-name="Internet_20_link" text:visited-style-name="Visited_20_Internet_20_Link">
<text:span text:style-name="T4">
 box </text:span>
 <text:span text:style-name="T4">
 box </text:span>
</text:a>
As it was reported, in January this year Karen lost Jaron Annis.</text:p>
      <text:p text:style-name="P4">
Photo: instagram.com/karen_chukhadzhyan</text:p>
      <text:p text:style-name="P4">
News Source: <text:a xlink:type="simple" xlink:href="https://www.ukrinform.ua/rubric-sports/3702601-ukrainec-cuhadzan-dostrokovo-peremig-venesuelca-markano.html" text:style-name="Internet_20_link" text:visited-style-name="Visited_20_Internet_20_Link">
https://www.ukrinform.ua/rubric-sports/3702601-ukrainec-cuhadzan-dostrokovo-peremig-venesuelca-markano.html</text:a>
</text:p>
      <!--NEWS-->
      <text:h text:style-name="P10" text:outline-level="1">
<text:span text:style-name="T4">
In the capital of Afghanistan there was a march of women - they called not to recognize the Taliban</text:span>
</text:h>
      <text:p text:style-name="P4">
Authors: Ukrinform (Person)</text:p>
      <text:p text:style-name="P4">
Publisher: Укринформ (Organization)</text:p>
      <text:p text:style-name="P4">
Published Time: 2023-04-29T-54:45:00+03:00</text:p>
      <text:p text:style-name="P4">
Modified Time: 2023-04-29T20:45:00+03:00</text:p>
      <text:p text:style-name="P4">
Description: Afghan women staged a protest in Kabul on Saturday to urge foreign countries not to formally recognize the Taliban government on the eve of the UN summit next week. - Ukrinform.</text:p>
      <text:p text:style-name="P4">
Images: ["<text:a xlink:type="simple" xlink:href="https://static.ukrinform.com/photos/2023_04/thumb_files/630_360_1682785494-947.jpg" text:style-name="Internet_20_link" text:visited-style-name="Visited_20_Internet_20_Link">
630_360_16827...</text:a>
"]</text:p>
      <text:p text:style-name="P4">
Tags: ['Афганістан', 'Протест', 'Талібан', 'Жінки']</text:p>
      <text:p text:style-name="P4">
Type: Article</text:p>
      <!--METADATA-->
      <text:p text:style-name="P4">
<draw:frame draw:style-name="fr1" draw:name="Image42" text:anchor-type="as-char" svg:width="6.9236in" svg:height="3.956343in" draw:z-index="0">
<draw:image xlink:href="../Images/yкринформ/2023-04-29T-54-45-00-03-00/630_360_1682785494-947.jpg" xlink:type="simple" xlink:show="embed" xlink:actuate="onLoad" draw:mime-type="image/jpeg"/>
</draw:frame>
Afghan Women staged a protest in Kabul on Saturday to urge foreign country not to formally recognize the Taliban government on the eve of the UN summit of the next week.</text:p>
      <text:p text:style-name="P4">
As Ukrinform reports, it reports <text:a xlink:type="simple" xlink:href="https://english.alarabiya.net/News/world/2023/04/29/Afghan-women-protest-in-Kabul-call-on-foreign-nations-not-to-recognize-Taliban-govt" text:style-name="Internet_20_link" text:visited-style-name="Visited_20_Internet_20_Link">
</text:a>
Since the Taliban returned to power in 2021, protesters who have been against the creeping restriction of women's rights, beat or delayed, and force security dispersed protest actions.</text:p>
      <text:p text:style-name="P4">
This Saturday, about 25 people arranged a march of the residential area of the capital of the capital on the eve of the summit at the do not, which, under the auspices of the UN, will be discussed "long ways forward" for the Asian country.</text:p>
      <text:p text:style-name="P4">
“Recognition <text:a xlink:type="simple" xlink:href="https://www.ukrinform.ua/tag-taliban" text:style-name="Internet_20_link" text:visited-style-name="Visited_20_Internet_20_Link">
</text:a>
"Violation of women's rights," women said during a gait that lasted no more than 10 minutes and passed the security forces.</text:p>
      <text:p text:style-name="P4">
<text:span text:style-name="T4">
 Read also: </text:span>
 <text:a xlink:type="simple" xlink:href="https://www.ukrinform.ua/rubric-world/3697680-v-oon-kazut-so-gotovi-zgornuti-svou-dialnist-v-afganistani.html" text:style-name="Internet_20_link" text:visited-style-name="Visited_20_Internet_20_Link">
<text:span text:style-name="T4">
 Afghanistan </text:span>
</text:a>
No state has yet recognized the Taliban government since the Talibanic power after the withdrawal of the US troops from Afghanistan in 2021.</text:p>
      <text:p text:style-name="P4">
As reported by Ukrinform, in Afghanistan the Taliban movement issued an order prohibiting the Afghan members who are UN employees to continue their work in institutions.</text:p>
      <text:p text:style-name="P4">
<text:span text:style-name="T5">
Foto: aa</text:span>
</text:p>
      <text:p text:style-name="P4">
News Source: <text:a xlink:type="simple" xlink:href="https://www.ukrinform.ua/rubric-world/3702580-u-stolici-afganistanu-vidbuvsa-mars-zinok-zaklikali-ne-viznavati-urad-talibanu.html" text:style-name="Internet_20_link" text:visited-style-name="Visited_20_Internet_20_Link">
https://www.ukrinform.ua/rubric-world/3702580-u-stolici-afganistanu-vidbuvsa-mars-zinok-zaklikali-ne-viznavati-urad-talibanu.html</text:a>
</text:p>
      <!--NEWS-->
      <text:h text:style-name="P10" text:outline-level="1">
<text:span text:style-name="T4">
Forward and Dawn Coach are the best in the 23rd round of UPL</text:span>
</text:h>
      <text:p text:style-name="P4">
Authors: Ukrinform (Person)</text:p>
      <text:p text:style-name="P4">
Publisher: Укринформ (Organization)</text:p>
      <text:p text:style-name="P4">
Published Time: 2023-04-29T-56:43:00+03:00</text:p>
      <text:p text:style-name="P4">
Modified Time: 2023-04-29T20:43:00+03:00</text:p>
      <text:p text:style-name="P4">
Description: The Ukrainian Premier League (UPL) has announced the names of the best player and coach of the 23rd round of the football championship, which were identified in the survey of representatives of the expert council. - Ukrinform.</text:p>
      <text:p text:style-name="P4">
Images: ["<text:a xlink:type="simple" xlink:href="https://static.ukrinform.com/photos/2023_04/thumb_files/630_360_1682790391-943.jpg" text:style-name="Internet_20_link" text:visited-style-name="Visited_20_Internet_20_Link">
630_360_16827...</text:a>
"]</text:p>
      <text:p text:style-name="P4">
Tags: ['Футбол', "Прем'єр-ліга", 'Зоря']</text:p>
      <text:p text:style-name="P4">
Type: Article</text:p>
      <!--METADATA-->
      <text:p text:style-name="P4">
<draw:frame draw:style-name="fr1" draw:name="Image43" text:anchor-type="as-char" svg:width="6.9236in" svg:height="3.956343in" draw:z-index="0">
<draw:image xlink:href="../Images/yкринформ/2023-04-29T-56-43-00-03-00/630_360_1682790391-943.jpg" xlink:type="simple" xlink:show="embed" xlink:actuate="onLoad" draw:mime-type="image/jpeg"/>
</draw:frame>
Ukrainian Premier League(UPL)She announced the names of the best player and coach of the 23rd round of the football championship, which were identified in the survey of representatives of the expert council.</text:p>
      <text:p text:style-name="P4">
As the official informs <text:a xlink:type="simple" xlink:href="https://upl.ua/ua/news/view/7173" text:style-name="Internet_20_link" text:visited-style-name="Visited_20_Internet_20_Link">
</text:a>
The UPL, the best freedomist of the last round of the Ukrainian championship, was recognized as Panama Dawn "Dawn" by Eduardo Gerrero, Ukrinform reports.</text:p>
      <text:p text:style-name="P4">
The best trainer of the tour was the mentor of Luhansk Patrick Van Leuven. The Podopical Glaland specialist at the Dynamo Stadium named after Valerialobanovsky was beaten by Odessa Chernomorets(3:1).</text:p>
      <text:p text:style-name="P4">
<text:span text:style-name="T4">
Читайте також:</text:span>
 <text:a xlink:type="simple" xlink:href="https://www.ukrinform.ua/rubric-sports/3702494-zora-peremogla-cornomorec-u-cempionati-ukraini-z-futbolu.html" text:style-name="Internet_20_link" text:visited-style-name="Visited_20_Internet_20_Link">
 <text:span text:style-name="T4">
футбол</text:span>
 </text:a>
The expert council this time included Leonid Buryak, Oleg Venglinsky, Ivan Getzko, Sergey Nagornyak, Alexander Sopko, Oleg Fedorchuk, Anatoliy Chantsev, Igor Shukhovtsev, Stepan Yurchyshyn and Igor Yavorsky.</text:p>
      <text:p text:style-name="P4">
Photo: FC Dawn.</text:p>
      <text:p text:style-name="P4">
News Source: <text:a xlink:type="simple" xlink:href="https://www.ukrinform.ua/rubric-sports/3702599-forvard-ta-trener-zori-najkrasi-u-23mu-turi-upl.html" text:style-name="Internet_20_link" text:visited-style-name="Visited_20_Internet_20_Link">
https://www.ukrinform.ua/rubric-sports/3702599-forvard-ta-trener-zori-najkrasi-u-23mu-turi-upl.html</text:a>
</text:p>
      <!--NEWS-->
      <text:h text:style-name="P10" text:outline-level="1">
<text:span text:style-name="T4">
To prepare for the heating season requires $ 3.4 billion - Ministry of Energy</text:span>
</text:h>
      <text:p text:style-name="P4">
Authors: Ukrinform (Person)</text:p>
      <text:p text:style-name="P4">
Publisher: Укринформ (Organization)</text:p>
      <text:p text:style-name="P4">
Published Time: 2023-04-29T-58:42:00+03:00</text:p>
      <text:p text:style-name="P4">
Modified Time: 2023-04-29T20:42:00+03:00</text:p>
      <text:p text:style-name="P4">
Description: To prepare for the next heating season it is necessary $ 3.4 billion, in this amount includes both the restoration of the generation and the purchase of the necessary resources. - Ukrinform.</text:p>
      <text:p text:style-name="P4">
Images: ["<text:a xlink:type="simple" xlink:href="https://static.ukrinform.com/photos/2018_11/thumb_files/630_360_1542107876-288.jpg" text:style-name="Internet_20_link" text:visited-style-name="Visited_20_Internet_20_Link">
630_360_15421...</text:a>
"]</text:p>
      <text:p text:style-name="P4">
Tags: ['Міненерго', 'Опалювальний сезон', 'Єдині новини']</text:p>
      <text:p text:style-name="P4">
Type: Article</text:p>
      <!--METADATA-->
      <text:p text:style-name="P4">
<draw:frame draw:style-name="fr1" draw:name="Image44" text:anchor-type="as-char" svg:width="6.9236in" svg:height="3.956343in" draw:z-index="0">
<draw:image xlink:href="../Images/yкринформ/2023-04-29T-58-42-00-03-00/630_360_1542107876-288.jpg" xlink:type="simple" xlink:show="embed" xlink:actuate="onLoad" draw:mime-type="image/jpeg"/>
</draw:frame>
The preparation for the next heating season requires $ 3.4 billion, which includes both the restoration of the generation and the purchase of the necessary resources.</text:p>
      <text:p text:style-name="P4">
About it on the air of the nationwide TELEXON "The only news" said the Deputy Minister of Energy Farid Safarov, Ukrinform reports.</text:p>
      <text:p text:style-name="P4">
"At the moment, to prepare for the heating season 2023/2024 it is necessary to print $ 3.4 billion, of which $ 1.2 billion - to purchase a certain type of resources. The rest of the amount is what is necessary to restore, firstly, the line systems These are Ukrenergo lines, lines of electricity distribution systems, caesex, and for the reconstruction of generating capacity. It is we saying thermal generation, about green generation and hydraulic and hydraulic and hydraulic plants. This is about $ 2.1 billion, "Safarov said.</text:p>
      <text:p text:style-name="P4">
According to him, these funds are necessary only to prepare for <text:a xlink:type="simple" xlink:href="https://www.ukrinform.ua/tag-opaluvalnij-sezon" text:style-name="Internet_20_link" text:visited-style-name="Visited_20_Internet_20_Link">
</text:a>
<text:span text:style-name="T4">
 Read also: </text:span>
 <text:a xlink:type="simple" xlink:href="https://www.ukrinform.ua/rubric-economy/3701908-ukraina-planue-zbilsiti-obsagi-peretokiv-elektroenergii-z-es-budue-novi-linii.html" text:style-name="Internet_20_link" text:visited-style-name="Visited_20_Internet_20_Link">
</text:a>
In general, the amounts for energy recovery are much higher.</text:p>
      <text:p text:style-name="P4">
As reported by Ukrinform, <text:a xlink:type="simple" xlink:href="https://www.ukrinform.ua/rubric-economy/3702594-rf-vze-vipustila-po-energoobektah-ukraini-ponad-1000-droniv-i-raket.html" text:style-name="Internet_20_link" text:visited-style-name="Visited_20_Internet_20_Link">
</text:a>
She has temporarily lost 44% of atomic generation, 78% of the TPP, 66% of hydroelectric power plants, 75% of wind generation and about 20% of solar generation.</text:p>
      <text:p text:style-name="P4">
News Source: <text:a xlink:type="simple" xlink:href="https://www.ukrinform.ua/rubric-economy/3702598-dla-pidgotovki-do-opaluvalnogo-sezonu-potribno-34-milarda-minenergo.html" text:style-name="Internet_20_link" text:visited-style-name="Visited_20_Internet_20_Link">
https://www.ukrinform.ua/rubric-economy/3702598-dla-pidgotovki-do-opaluvalnogo-sezonu-potribno-34-milarda-minenergo.html</text:a>
</text:p>
      <!--NEWS-->
      <text:h text:style-name="P10" text:outline-level="1">
<text:span text:style-name="T4">
Ignati explained why Russia launches rockets from Caspia</text:span>
</text:h>
      <text:p text:style-name="P4">
Authors: Ukrinform (Person)</text:p>
      <text:p text:style-name="P4">
Publisher: Укринформ (Organization)</text:p>
      <text:p text:style-name="P4">
Published Time: 2023-04-29T-60:30:00+03:00</text:p>
      <text:p text:style-name="P4">
Modified Time: 2023-04-29T20:30:00+03:00</text:p>
      <text:p text:style-name="P4">
Description: Russia launches rockets from the Caspian so that they do not fall into Russian cities. - Ukrinform.</text:p>
      <text:p text:style-name="P4">
Images: ["<text:a xlink:type="simple" xlink:href="https://static.ukrinform.com/photos/2023_03/thumb_files/630_360_1678112971-291.jpg" text:style-name="Internet_20_link" text:visited-style-name="Visited_20_Internet_20_Link">
630_360_16781...</text:a>
"]</text:p>
      <text:p text:style-name="P4">
Tags: ['Повітряні сили ЗСУ', 'Війна з росією', 'Єдині новини']</text:p>
      <text:p text:style-name="P4">
Type: Article</text:p>
      <!--METADATA-->
      <text:p text:style-name="P4">
<draw:frame draw:style-name="fr1" draw:name="Image45" text:anchor-type="as-char" svg:width="6.9236in" svg:height="3.956343in" draw:z-index="0">
<draw:image xlink:href="../Images/yкринформ/2023-04-29T-60-30-00-03-00/630_360_1678112971-291.jpg" xlink:type="simple" xlink:show="embed" xlink:actuate="onLoad" draw:mime-type="image/jpeg"/>
</draw:frame>
Russian exposes rockets from the Caspian so that they do not fall into Russian cities.</text:p>
      <text:p text:style-name="P4">
Yuriy Ignat, Ukrinform, said about it on the air of the only news on the national news.</text:p>
      <text:p text:style-name="P4">
"Why is it from the Caspian - because not always a rocket released from the plane, flies in its goal. It falls… easier when it falls into the Caspian Sea, knife there in Russia on the Russian head. They were let out of there, as well as from the Volga -Don region. There were rockets right on houses, "Ignat said.</text:p>
      <text:p text:style-name="P4">
<text:span text:style-name="T4">
 Read also: </text:span>
 <text:a xlink:type="simple" xlink:href="https://www.ukrinform.ua/rubric-ato/3702583-pid-cas-obstriliv-ukraini-rf-vikoristovue-raketi-vigotovleni-minuloi-oseni-i-vzimku-ignat.html" text:style-name="Internet_20_link" text:visited-style-name="Visited_20_Internet_20_Link">
<text:span text:style-name="T4">
 Ignati </text:span>
</text:a>
He added that the fall of rockets, a bomb in Russia may also be because the pilots of aircraft are released earlier, as they do not want to take the risk of causing the Ukrainian air defense area.</text:p>
      <text:p text:style-name="P4">
However, as Ignatius noted, Russia will continue the shelling, given that the Ukrainian forces cannot yet reach the planes from which the Puskiketa is being made.</text:p>
      <text:p text:style-name="P4">
<text:span text:style-name="T4">
 Read also: </text:span>
 <text:a xlink:type="simple" xlink:href="https://www.ukrinform.ua/rubric-ato/3702578-ignat-planuvanna-udaru-po-centru-mista-vze-zlocin-proti-ludstva.html" text:style-name="Internet_20_link" text:visited-style-name="Visited_20_Internet_20_Link">
<text:span text:style-name="T4">
 Ignati </text:span>
</text:a>
As it was reported, in the evening of April 20 in Russia the combat aircraft Su-34 dumped a boost to the city of Belgorod.</text:p>
      <text:p text:style-name="P4">
News Source: <text:a xlink:type="simple" xlink:href="https://www.ukrinform.ua/rubric-ato/3702595-ignat-poasniv-comu-rosia-zapuskae-raketi-z-kaspiu.html" text:style-name="Internet_20_link" text:visited-style-name="Visited_20_Internet_20_Link">
https://www.ukrinform.ua/rubric-ato/3702595-ignat-poasniv-comu-rosia-zapuskae-raketi-z-kaspiu.html</text:a>
</text:p>
      <!--NEWS-->
      <text:h text:style-name="P10" text:outline-level="1">
<text:span text:style-name="T4">
Ukrainian journalist Lukanov presented his novel published in the United States</text:span>
</text:h>
      <text:p text:style-name="P4">
Authors: Ukrinform (Person)</text:p>
      <text:p text:style-name="P4">
Publisher: Укринформ (Organization)</text:p>
      <text:p text:style-name="P4">
Published Time: 2023-04-29T-62:23:00+03:00</text:p>
      <text:p text:style-name="P4">
Modified Time: 2023-04-29T20:23:00+03:00</text:p>
      <text:p text:style-name="P4">
Description: Journalist Yuriy Lukanov presented in the United States an English translation of his novel by the Reporter Volkovsky, which was published in the United States. - Ukrinform.</text:p>
      <text:p text:style-name="P4">
Images: ["<text:a xlink:type="simple" xlink:href="https://static.ukrinform.com/photos/2023_04/thumb_files/630_360_1682788878-797.jpg" text:style-name="Internet_20_link" text:visited-style-name="Visited_20_Internet_20_Link">
630_360_16827...</text:a>
"]</text:p>
      <text:p text:style-name="P4">
Tags: ['США', 'Журналіст', 'Українська книга']</text:p>
      <text:p text:style-name="P4">
Type: Article</text:p>
      <!--METADATA-->
      <text:p text:style-name="P4">
<draw:frame draw:style-name="fr1" draw:name="Image46" text:anchor-type="as-char" svg:width="6.9236in" svg:height="3.956343in" draw:z-index="0">
<draw:image xlink:href="../Images/yкринформ/2023-04-29T-62-23-00-03-00/630_360_1682788878-797.jpg" xlink:type="simple" xlink:show="embed" xlink:actuate="onLoad" draw:mime-type="image/jpeg"/>
</draw:frame>
The journalist Lukanov presented in the United States an English translation of his novel Reporter Volkovsky, which was published in the United States.</text:p>
      <text:p text:style-name="P4">
According to Ukrinform correspondent in New York, presenting the book of Ukrainian Studies in New York, Lukanov said that "writing military prose was forced by stories that could not be included in newspaper reports, allegerly characterize the war."</text:p>
      <text:p text:style-name="P4">
According to him, he was engaged in the organization of presentations that took place in different cities.</text:p>
      <text:p text:style-name="P4">
<text:span text:style-name="T4">
 Read also: </text:span>
 <text:a xlink:type="simple" xlink:href="https://www.ukrinform.ua/rubric-culture/3702428-u-kievi-prezentuvali-vistavu-mavka-sou-za-motivami-multfilmu.html" text:style-name="Internet_20_link" text:visited-style-name="Visited_20_Internet_20_Link">
</text:a>
“Through friends and acquaintances in the United States, I found those who were interested in helping. There were many, because not every day Ukrainian authors seem to be sustained. My advice to everyone: if you want to do something, then do it yourself and the curls. "</text:p>
      <text:p text:style-name="P4">
In addition to New York, the presentation of Lukanov's book was held at A&amp;M University of Texas, Okland University of Michigan, Manor College at Philadelphiystate Pennsylvania, University of George Washington in the US capital, Ilona University of North Karolyn. According to the journalist estimates, since April 9, he has stopped in the United States over 4,000 kilometers.</text:p>
      <text:p text:style-name="P4">
Lukanov also said that in Washington he was attacked in the subway: he struck him from the head on his head. The journalist had a photograph of the attacker and turned to the police. The investigator reported that he was wanted. Lukanov stressed that he did not link this incident to his professional activity.</text:p>
      <text:p text:style-name="P4">
<text:span text:style-name="T4">
 Read also: </text:span>
 <text:a xlink:type="simple" xlink:href="https://www.ukrinform.ua/rubric-diaspora/3701858-ukrainskij-stend-zapracuvav-na-miznarodnomu-knizkovomu-armarku-v-buenosajresi.html" text:style-name="Internet_20_link" text:visited-style-name="Visited_20_Internet_20_Link">
</text:a>
According to Ukrinform, the American Publishing House of Defiance Press in Texas <text:a xlink:type="simple" xlink:href="https://www.ukrinform.ua/rubric-culture/3666133-u-ssa-prezentuvali-knigu-ukrainskogo-zurnalista-lukanova-reporter-volkovskij.html" text:style-name="Internet_20_link" text:visited-style-name="Visited_20_Internet_20_Link">
</text:a>
.</text:p>
      <text:p text:style-name="P4">
Before that, he sent a presentation letter with an excerpt of the text to about hundreds of auggrowed publisher in the world. Four of them responded, and the Defiance Press suffered a cooperation, providing translation and printing.</text:p>
      <text:p text:style-name="P4">
The main characters of the book-friends-journalists Ivan Volkovsky and Sergey Sukhobokov-are in the face of a moral choice: to lie in favor of Russian propaganda to be freed or to refuse and stay in captivity, risking the health of howls, indicated in the annotation.</text:p>
      <text:p text:style-name="P4">
The Ukrainian original book was published at the end of 20202.</text:p>
      <text:p text:style-name="P4">
News Source: <text:a xlink:type="simple" xlink:href="https://www.ukrinform.ua/rubric-culture/3702593-ukrainskij-zurnalist-lukanov-prezentuvav-svij-roman-vidanij-u-ssa.html" text:style-name="Internet_20_link" text:visited-style-name="Visited_20_Internet_20_Link">
https://www.ukrinform.ua/rubric-culture/3702593-ukrainskij-zurnalist-lukanov-prezentuvav-svij-roman-vidanij-u-ssa.html</text:a>
</text:p>
      <!--NEWS-->
      <text:h text:style-name="P10" text:outline-level="1">
<text:span text:style-name="T4">
The Russian Federation has already released more than 1000 drones and missiles on Ukraine's energy objects</text:span>
</text:h>
      <text:p text:style-name="P4">
Authors: Ukrinform (Person)</text:p>
      <text:p text:style-name="P4">
Publisher: Укринформ (Organization)</text:p>
      <text:p text:style-name="P4">
Published Time: 2023-04-29T-64:19:00+03:00</text:p>
      <text:p text:style-name="P4">
Modified Time: 2023-04-29T20:19:00+03:00</text:p>
      <text:p text:style-name="P4">
Description: Since October last year, Russia has carried out 33 massive attacks on energy infrastructure facilities, and more than 1000 drones and missiles were released. - Ukrinform.</text:p>
      <text:p text:style-name="P4">
Images: ["<text:a xlink:type="simple" xlink:href="https://static.ukrinform.com/photos/2022_12/thumb_files/630_360_1670260661-504.jpg" text:style-name="Internet_20_link" text:visited-style-name="Visited_20_Internet_20_Link">
630_360_16702...</text:a>
"]</text:p>
      <text:p text:style-name="P4">
Tags: ['Енергетика', 'Міненерго', 'Обстріл', 'Війна з росією', 'Ракетний удар', 'Єдині новини']</text:p>
      <text:p text:style-name="P4">
Type: Article</text:p>
      <!--METADATA-->
      <text:p text:style-name="P4">
<draw:frame draw:style-name="fr1" draw:name="Image47" text:anchor-type="as-char" svg:width="6.9236in" svg:height="3.954441in" draw:z-index="0">
<draw:image xlink:href="../Images/yкринформ/2023-04-29T-64-19-00-03-00/630_360_1670260661-504.jpg" xlink:type="simple" xlink:show="embed" xlink:actuate="onLoad" draw:mime-type="image/jpeg"/>
</draw:frame>
Since October, Russia has carried out 33 massive attacks on energy infrastructure facilities, and more than 1000 drones and missiles were released.</text:p>
      <text:p text:style-name="P4">
About it on the air of the nationwide TELEXON "The only news" said the Deputy Minister of Energy Farid Safarov, Ukrinform reports.</text:p>
      <text:p text:style-name="P4">
"Since October and for the next six months, Ukrainian energy-causing a lot of damage. The terrorist state has carried out more than 33-mass attacks, more than 1000 drones and missiles have been released on energy-based objects, 270 were hit by TPPs, Hydrostations, and so on. There were 24 generation objects, about half of the transmission system, 43% of the main networks. In most cases, these attachments were several, "Safarov said.</text:p>
      <text:p text:style-name="P4">
According to him, at the end of the heating season, the Ukrainian energy system has temporarily lost 44% of atomic generation, 78% of capacities, 66% of hydroelectric power plants, 75% of wind generation and about 20% of solar generation.</text:p>
      <text:p text:style-name="P4">
<text:span text:style-name="T4">
 Read also: </text:span>
 <text:a xlink:type="simple" xlink:href="https://www.ukrinform.ua/rubric-ato/3702165-vorog-vluciv-v-obekt-elektrogeneracii-na-doneccini.html" text:style-name="Internet_20_link" text:visited-style-name="Visited_20_Internet_20_Link">
</text:a>
Safarov stressed that in the future temporary shutdowns of electricity can be through seasonal phenomena that occur in energy, as well as the remote work that needs to be carried out and which are usually done in the summer.</text:p>
      <text:p text:style-name="P4">
As it was reported, the total loss caused to Ukrainian energy system of Ukraine, <text:a xlink:type="simple" xlink:href="https://www.ukrinform.ua/rubric-ato/3699360-ukraini-potribno-ponad-1-milard-na-vidnovlenna-energosistemi-gerus.html" text:style-name="Internet_20_link" text:visited-style-name="Visited_20_Internet_20_Link">
</text:a>
</text:p>
      <text:p text:style-name="P4">
News Source: <text:a xlink:type="simple" xlink:href="https://www.ukrinform.ua/rubric-economy/3702594-rf-vze-vipustila-po-energoobektah-ukraini-ponad-1000-droniv-i-raket.html" text:style-name="Internet_20_link" text:visited-style-name="Visited_20_Internet_20_Link">
https://www.ukrinform.ua/rubric-economy/3702594-rf-vze-vipustila-po-energoobektah-ukraini-ponad-1000-droniv-i-raket.html</text:a>
</text:p>
      <!--NEWS-->
      <text:h text:style-name="P10" text:outline-level="1">
<text:span text:style-name="T4">
The EU considers the possibility of giving more freedom to Member States in ammunition costs</text:span>
</text:h>
      <text:p text:style-name="P4">
Authors: Ukrinform (Person)</text:p>
      <text:p text:style-name="P4">
Publisher: Укринформ (Organization)</text:p>
      <text:p text:style-name="P4">
Published Time: 2023-04-29T-66:12:00+03:00</text:p>
      <text:p text:style-name="P4">
Modified Time: 2023-04-29T20:12:00+03:00</text:p>
      <text:p text:style-name="P4">
Description: The EU considers the possibility of providing member countries with additional time to balance their budgets if they invest in an increase in ammunition production, which is a priority after the invasion of Russian troops into Ukraine. - Ukrinform.</text:p>
      <text:p text:style-name="P4">
Images: ["<text:a xlink:type="simple" xlink:href="https://static.ukrinform.com/photos/2021_12/thumb_files/630_360_1638885879-203.jpg" text:style-name="Internet_20_link" text:visited-style-name="Visited_20_Internet_20_Link">
630_360_16388...</text:a>
"]</text:p>
      <text:p text:style-name="P4">
Tags: ['Естонія', 'Євросоюз', 'Боєприпаси']</text:p>
      <text:p text:style-name="P4">
Type: Article</text:p>
      <!--METADATA-->
      <text:p text:style-name="P4">
<draw:frame draw:style-name="fr1" draw:name="Image48" text:anchor-type="as-char" svg:width="6.9236in" svg:height="3.956343in" draw:z-index="0">
<draw:image xlink:href="../Images/yкринформ/2023-04-29T-66-12-00-03-00/630_360_1638885879-203.jpg" xlink:type="simple" xlink:show="embed" xlink:actuate="onLoad" draw:mime-type="image/jpeg"/>
</draw:frame>
The ESRO considers the possibility of providing member countries with additional time to balance the budgets if they invest in the increase in production, which is a priority after the invasion of Russian troops into Ukraine.</text:p>
      <text:p text:style-name="P4">
According to Ukrinform, the agency reports <text:a xlink:type="simple" xlink:href="https://www.bloomberg.com/news/articles/2023-04-29/eu-considers-more-ammunition-spending-leeway-in-new-fiscal-rules" text:style-name="Internet_20_link" text:visited-style-name="Visited_20_Internet_20_Link">
</text:a>
.</text:p>
      <text:p text:style-name="P4">
As it is noted, military expenditures, in particular for artillery shells, will be considered as supporting one of the key strategic goals of the EU and, by the establishments of officials, the time required by the National Government can be increased for up to seven years.</text:p>
      <text:p text:style-name="P4">
<text:span text:style-name="T4">
 Read also: </text:span>
 <text:a xlink:type="simple" xlink:href="https://www.ukrinform.ua/rubric-ato/3702507-posol-ukraini-u-nimeccini-zaklikav-berlin-do-novih-postavok-zbroi.html" text:style-name="Internet_20_link" text:visited-style-name="Visited_20_Internet_20_Link">
</text:a>
This idea will be a supplement to the plans of the European Commission on supporting the defense industry, which should be published next week.</text:p>
      <text:p text:style-name="P4">
The European Commission has submitted legislative proposals to change its fiscal rules that will give Member States more flexibility to reduce debt and more space for investment.</text:p>
      <text:p text:style-name="P4">
Ammunition has become a priority for the EU as a result of Russia's aggression against Ukraine. Bloc pledged to provide Kiev with 1 million shells over the next 12 months to support military efforts, EU countries will need to replenish their stocks and increase production to avoid lack of production.</text:p>
      <text:p text:style-name="P4">
<text:span text:style-name="T4">
 Read also: </text:span>
 <text:a xlink:type="simple" xlink:href="https://www.ukrinform.ua/rubric-ato/3702295-nimeccina-planue-vigotoviti-dla-ukraini-250-tisac-artsnaradiv-zmi.html" text:style-name="Internet_20_link" text:visited-style-name="Visited_20_Internet_20_Link">
</text:a>
The commission representative said that in order to get extra time, the reform of the investment offers of each member country will be appreciated together and should be "sufficiently detailed, ahead of time, limited in time and those who will be tested."</text:p>
      <text:p text:style-name="P4">
The proposal must yet be approved by the EU Member States and the European Parliament.</text:p>
      <text:p text:style-name="P4">
As reported by Ukrinform, within the framework of the Program for providing 1 million ammunition for Ukraine, the EU countries have agreed on the transfer of shells from warehouses, but their order is still being discussed.</text:p>
      <text:p text:style-name="P4">
<text:span text:style-name="T4">
 Read also: </text:span>
 <text:a xlink:type="simple" xlink:href="https://www.ukrinform.ua/rubric-ato/3702194-cehia-ta-ukraina-spilno-viroblatimut-zbrou-i-navcalni-litaki-a-takoz-remontuvatimut-tanki.html" text:style-name="Internet_20_link" text:visited-style-name="Visited_20_Internet_20_Link">
</text:a>
The Estonian Defense Minister Hanno Mikur stated that it is impossible to exclude the purchasing plants for Ukraine outside the European economic zone.</text:p>
      <text:p text:style-name="P4">
News Source: <text:a xlink:type="simple" xlink:href="https://www.ukrinform.ua/rubric-world/3702591-v-es-rozgladaut-mozlivist-nadanna-bilsoi-svobodi-krainamclenam-u-vitratah-na-boepripasi.html" text:style-name="Internet_20_link" text:visited-style-name="Visited_20_Internet_20_Link">
https://www.ukrinform.ua/rubric-world/3702591-v-es-rozgladaut-mozlivist-nadanna-bilsoi-svobodi-krainamclenam-u-vitratah-na-boepripasi.html</text:a>
</text:p>
      <!--NEWS-->
      <text:h text:style-name="P10" text:outline-level="1">
<text:span text:style-name="T4">
At Sivershchyna and Slobozhanschyna directions Russian aviation conducted airstrikes at Semen...</text:span>
</text:h>
      <text:p text:style-name="P4">
Authors: liveuamap (Language: en)</text:p>
      <text:p text:style-name="P4">
Time: 2023-04-29T-6:02:00</text:p>
      <text:p text:style-name="P4">
Location: Vovchansk (Latitude:50.38641 Longtitude:37.41703)</text:p>
      <text:p text:style-name="P4">
Videos: []</text:p>
      <text:p text:style-name="P4">
Images: []</text:p>
      <text:p text:style-name="P4">
Tags: ["Russia"]</text:p>
      <text:p text:style-name="P4">
Id: 22559380</text:p>
      <!--METADATA-->
      <text:p text:style-name="P4">
At Sivershchyna and Slobozhanschyna directions Russian aviation conductedairstrikes at Semenivka, Leonivka, Kostobobriv, Hremyach, Romashkove. Russianartillery shelled Halahanivka, Leonivka and Buchky of Chernihiv region;Romashkove, Vilna Sloboda, Stukalivka, Iskryskivschyna, Volfyne and Obody ofSumy region, also Morokhovets, Lyptsi, Hatysche, Volokhivka, Nesterne, Budarkyof Kharkiv region, - General Staff of Armed Forces of Ukraine says in themorning report</text:p>
      <text:p text:style-name="P4">
News Collection Link: <text:a xlink:type="simple" xlink:href="https://liveuamap.com/en/2023/29-april-at-sivershchyna-and-slobozhanschyna-directions-russian" text:style-name="Internet_20_link" text:visited-style-name="Visited_20_Internet_20_Link">
https://liveuamap.com/en/2023/29-april-at-sivershchyna-and-slobozhanschyna-directions-russian</text:a>
</text:p>
      <text:p text:style-name="P4">
News Source: <text:a xlink:type="simple" xlink:href="https://t.me/lumsrc/4628" text:style-name="Internet_20_link" text:visited-style-name="Visited_20_Internet_20_Link">
https://t.me/lumsrc/4628</text:a>
</text:p>
      <!--NEWS-->
      <text:h text:style-name="P10" text:outline-level="1">
<text:span text:style-name="T4">
JSC Kupiansk Directio Rusian Army Shelled Krasne First, Novomlinsk, Figolivka, two -year -old, with ...</text:span>
</text:h>
      <text:p text:style-name="P4">
Authors: liveuamap (Language: en)</text:p>
      <text:p text:style-name="P4">
Time: 2023-04-29T-8:02:00</text:p>
      <text:p text:style-name="P4">
Location: Kharkiv (Latitude:49.51685 Longtitude:37.95193)</text:p>
      <text:p text:style-name="P4">
Videos: []</text:p>
      <text:p text:style-name="P4">
Images: []</text:p>
      <text:p text:style-name="P4">
Tags: ["Russia"]</text:p>
      <text:p text:style-name="P4">
Id: 22559378</text:p>
      <!--METADATA-->
      <text:p text:style-name="P4">
At Kupiansk direction Russian army shelled Krasne Pershe, Novomlynsk,Fyholivka, Dvorichna, Zapadne, Lyman Pershyy, Synkivka, Kyslivka, Berestove ofKharkiv region and Novoselivske of Luhansk region, - General Staff of ArmedForces of Ukraine says in the morning report</text:p>
      <text:p text:style-name="P4">
News Collection Link: <text:a xlink:type="simple" xlink:href="https://liveuamap.com/en/2023/29-april-at-kupiansk-direction-russian-army-shelled-krasne" text:style-name="Internet_20_link" text:visited-style-name="Visited_20_Internet_20_Link">
https://liveuamap.com/en/2023/29-april-at-kupiansk-direction-russian-army-shelled-krasne</text:a>
</text:p>
      <text:p text:style-name="P4">
News Source: <text:a xlink:type="simple" xlink:href="https://t.me/lumsrc/4629" text:style-name="Internet_20_link" text:visited-style-name="Visited_20_Internet_20_Link">
https://t.me/lumsrc/4629</text:a>
</text:p>
      <!--NEWS-->
      <text:h text:style-name="P10" text:outline-level="1">
<text:span text:style-name="T4">
Fire at oil depot in Sevastopol after suspected drone strike</text:span>
</text:h>
      <text:p text:style-name="P4">
Authors: liveuamap (Language: en)</text:p>
      <text:p text:style-name="P4">
Time: 2023-04-29T02:01:20</text:p>
      <text:p text:style-name="P4">
Location: Sevastopol (Latitude:44.58265 Longtitude:33.41758)</text:p>
      <text:p text:style-name="P4">
Videos: []</text:p>
      <text:p text:style-name="P4">
Images: []</text:p>
      <text:p text:style-name="P4">
Tags: []</text:p>
      <text:p text:style-name="P4">
Id: 22559298</text:p>
      <!--METADATA-->
      <text:p text:style-name="P4">
Fire at oil depot in Sevastopol after suspected drone strike</text:p>
      <text:p text:style-name="P4">
News Collection Link: <text:a xlink:type="simple" xlink:href="https://liveuamap.com/en/2023/29-april-fire-at-oil-depot-in-sevastopol-after-suspected" text:style-name="Internet_20_link" text:visited-style-name="Visited_20_Internet_20_Link">
https://liveuamap.com/en/2023/29-april-fire-at-oil-depot-in-sevastopol-after-suspected</text:a>
</text:p>
      <text:p text:style-name="P4">
News Source: <text:a xlink:type="simple" xlink:href="https://t.me/vekha/64066" text:style-name="Internet_20_link" text:visited-style-name="Visited_20_Internet_20_Link">
https://t.me/vekha/64066</text:a>
</text:p>
      <!--NEWS-->
      <text:h text:style-name="P10" text:outline-level="1">
<text:span text:style-name="T4">
Chernihivska Oblast, Sumska Oblast(08:57). Red Alert: aerial threat. Sirens sounding. Take co...</text:span>
</text:h>
      <text:p text:style-name="P4">
Authors: liveuamap (Language: en)</text:p>
      <text:p text:style-name="P4">
Time: 2023-04-29T02:58:00</text:p>
      <text:p text:style-name="P4">
Location: Chernihivska Oblast (Latitude:51.33333000 Longtitude:32.00000000)</text:p>
      <text:p text:style-name="P4">
Videos: []</text:p>
      <text:p text:style-name="P4">
Images: []</text:p>
      <text:p text:style-name="P4">
Tags: ["Europe", "Central and Eastern Europe"]</text:p>
      <text:p text:style-name="P4">
Id: 22559301</text:p>
      <!--METADATA-->
      <text:p text:style-name="P4">
Chernihiv region, Sumy region(08:57). Red Alert: aerial threat. Sirenssounding. Take cover now!</text:p>
      <text:p text:style-name="P4">
News Collection Link: <text:a xlink:type="simple" xlink:href="https://liveuamap.com/en/2023/29-april-chernihivska-oblast-sumska-oblast085g" text:style-name="Internet_20_link" text:visited-style-name="Visited_20_Internet_20_Link">
https://liveuamap.com/en/2023/29-april-chernihivska-oblast-sumska-oblast085g</text:a>
</text:p>
      <text:p text:style-name="P4">
News Source: <text:a xlink:type="simple" xlink:href="https://t.me/air_alert_ua/44028" text:style-name="Internet_20_link" text:visited-style-name="Visited_20_Internet_20_Link">
https://t.me/air_alert_ua/44028</text:a>
</text:p>
      <!--NEWS-->
      <text:h text:style-name="P10" text:outline-level="1">
<text:span text:style-name="T4">
Donetsk Oblast(10:18). Red Alert: aerial threat. Sirens sounding. Take cover now!</text:span>
</text:h>
      <text:p text:style-name="P4">
Authors: liveuamap (Language: en)</text:p>
      <text:p text:style-name="P4">
Time: 2023-04-29T04:19:00</text:p>
      <text:p text:style-name="P4">
Location: Donetsk Oblast (Latitude:48.72744 Longtitude:37.5781)</text:p>
      <text:p text:style-name="P4">
Videos: []</text:p>
      <text:p text:style-name="P4">
Images: []</text:p>
      <text:p text:style-name="P4">
Tags: ["Europe", "Central and Eastern Europe"]</text:p>
      <text:p text:style-name="P4">
Id: 22559327</text:p>
      <!--METADATA-->
      <text:p text:style-name="P4">
Donetsk Oblast(10:18). Red Alert: aerial threat. Sirens sounding. Take covernow!</text:p>
      <text:p text:style-name="P4">
News Collection Link: <text:a xlink:type="simple" xlink:href="https://liveuamap.com/en/2023/29-april-donetsk-oblast1018-red-alert-aerial-g" text:style-name="Internet_20_link" text:visited-style-name="Visited_20_Internet_20_Link">
https://liveuamap.com/en/2023/29-april-donetsk-oblast1018-red-alert-aerial-g</text:a>
</text:p>
      <text:p text:style-name="P4">
News Source: <text:a xlink:type="simple" xlink:href="https://t.me/air_alert_ua/44031" text:style-name="Internet_20_link" text:visited-style-name="Visited_20_Internet_20_Link">
https://t.me/air_alert_ua/44031</text:a>
</text:p>
      <!--NEWS-->
      <text:h text:style-name="P10" text:outline-level="1">
<text:span text:style-name="T4">
Zaporizka Oblast(10:23). Red Alert: aerial threat. Sirens sounding. Take cover now!</text:span>
</text:h>
      <text:p text:style-name="P4">
Authors: liveuamap (Language: en)</text:p>
      <text:p text:style-name="P4">
Time: 2023-04-29T04:24:00</text:p>
      <text:p text:style-name="P4">
Location: Zaporizka Oblast (Latitude:47.612021 Longtitude:35.765261)</text:p>
      <text:p text:style-name="P4">
Videos: []</text:p>
      <text:p text:style-name="P4">
Images: []</text:p>
      <text:p text:style-name="P4">
Tags: ["Europe", "Central and Eastern Europe"]</text:p>
      <text:p text:style-name="P4">
Id: 22559339</text:p>
      <!--METADATA-->
      <text:p text:style-name="P4">
Seizure(10:23). Red Alert: aerial threat. Sirens sounding. Take covernow!</text:p>
      <text:p text:style-name="P4">
News Collection Link: <text:a xlink:type="simple" xlink:href="https://liveuamap.com/en/2023/29-april-zaporizka-oblast1023-red-alert-aeriag" text:style-name="Internet_20_link" text:visited-style-name="Visited_20_Internet_20_Link">
https://liveuamap.com/en/2023/29-april-zaporizka-oblast1023-red-alert-aeriag</text:a>
</text:p>
      <text:p text:style-name="P4">
News Source: <text:a xlink:type="simple" xlink:href="https://t.me/suspilnezaporizhzhya/12459" text:style-name="Internet_20_link" text:visited-style-name="Visited_20_Internet_20_Link">
https://t.me/suspilnezaporizhzhya/12459</text:a>
</text:p>
      <!--NEWS-->
      <text:h text:style-name="P10" text:outline-level="1">
<text:span text:style-name="T4">
Chernihivska Oblast(10:25). Red Alert: aerial threat. Sirens sounding. Take cover now!</text:span>
</text:h>
      <text:p text:style-name="P4">
Authors: liveuamap (Language: en)</text:p>
      <text:p text:style-name="P4">
Time: 2023-04-29T04:26:00</text:p>
      <text:p text:style-name="P4">
Location: Chernihivska Oblast (Latitude:51.33427 Longtitude:31.99949)</text:p>
      <text:p text:style-name="P4">
Videos: []</text:p>
      <text:p text:style-name="P4">
Images: []</text:p>
      <text:p text:style-name="P4">
Tags: ["Europe", "Central and Eastern Europe"]</text:p>
      <text:p text:style-name="P4">
Id: 22559343</text:p>
      <!--METADATA-->
      <text:p text:style-name="P4">
Chernihiv region(10:25). Red Alert: aerial threat. Sirens sounding. Takecover now!</text:p>
      <text:p text:style-name="P4">
News Collection Link: <text:a xlink:type="simple" xlink:href="https://liveuamap.com/en/2023/29-april-chernihivska-oblast1025-red-alert-aeg" text:style-name="Internet_20_link" text:visited-style-name="Visited_20_Internet_20_Link">
https://liveuamap.com/en/2023/29-april-chernihivska-oblast1025-red-alert-aeg</text:a>
</text:p>
      <text:p text:style-name="P4">
News Source: <text:a xlink:type="simple" xlink:href="https://t.me/air_alert_ua/44033" text:style-name="Internet_20_link" text:visited-style-name="Visited_20_Internet_20_Link">
https://t.me/air_alert_ua/44033</text:a>
</text:p>
      <!--NEWS-->
      <text:h text:style-name="P10" text:outline-level="1">
<text:span text:style-name="T4">
Sumska Oblast(10:30). Red Alert: aerial threat. Sirens sounding. Take cover now!</text:span>
</text:h>
      <text:p text:style-name="P4">
Authors: liveuamap (Language: en)</text:p>
      <text:p text:style-name="P4">
Time: 2023-04-29T04:32:00</text:p>
      <text:p text:style-name="P4">
Location: Sumska Oblast (Latitude:50.99931 Longtitude:34.00066)</text:p>
      <text:p text:style-name="P4">
Videos: []</text:p>
      <text:p text:style-name="P4">
Images: []</text:p>
      <text:p text:style-name="P4">
Tags: ["Europe", "Central and Eastern Europe"]</text:p>
      <text:p text:style-name="P4">
Id: 22559352</text:p>
      <!--METADATA-->
      <text:p text:style-name="P4">
Sumy region(10:30). Red Alert: aerial threat. Sirens sounding. Take covernow!</text:p>
      <text:p text:style-name="P4">
News Collection Link: <text:a xlink:type="simple" xlink:href="https://liveuamap.com/en/2023/29-april-sumska-oblast1030-red-alert-aerial-tg" text:style-name="Internet_20_link" text:visited-style-name="Visited_20_Internet_20_Link">
https://liveuamap.com/en/2023/29-april-sumska-oblast1030-red-alert-aerial-tg</text:a>
</text:p>
      <text:p text:style-name="P4">
News Source: <text:a xlink:type="simple" xlink:href="https://t.me/air_alert_ua/44036" text:style-name="Internet_20_link" text:visited-style-name="Visited_20_Internet_20_Link">
https://t.me/air_alert_ua/44036</text:a>
</text:p>
      <!--NEWS-->
      <text:h text:style-name="P10" text:outline-level="1">
<text:span text:style-name="T4">
General Staff of Armed Forces of Ukraine estimate Russian losses at 190040</text:span>
</text:h>
      <text:p text:style-name="P4">
Authors: liveuamap (Language: en)</text:p>
      <text:p text:style-name="P4">
Time: 2023-04-29T04:39:50</text:p>
      <text:p text:style-name="P4">
Location: Kyiv, Kyiv city (Latitude:50.44426 Longtitude:30.52914)</text:p>
      <text:p text:style-name="P4">
Videos: []</text:p>
      <text:p text:style-name="P4">
Images: ["<text:a xlink:type="simple" xlink:href="https://liveuamap.com/pics/2023/04/29/22559364_0.jpg" text:style-name="Internet_20_link" text:visited-style-name="Visited_20_Internet_20_Link">
22559364_0.jpg</text:a>
"]</text:p>
      <text:p text:style-name="P4">
Tags: ["Europe", "Central and Eastern Europe"]</text:p>
      <text:p text:style-name="P4">
Id: 22559364</text:p>
      <!--METADATA-->
      <text:p text:style-name="P4">
General Staff of Armed Forces of Ukraine estimate Russian losses at 190040</text:p>
      <text:p text:style-name="P4">
<draw:frame draw:style-name="fr1" draw:name="Image49" text:anchor-type="as-char" svg:width="6.9236in" svg:height="9.200797in" draw:z-index="0">
<draw:image xlink:href="../Images/liveuamap/2023-04-29T04-39-50/22559364_0.jpg" xlink:type="simple" xlink:show="embed" xlink:actuate="onLoad" draw:mime-type="image/jpeg"/>
</draw:frame>
News Collection Link: <text:a xlink:type="simple" xlink:href="https://liveuamap.com/en/2023/29-april-general-staff-of-armed-forces-of-ukraine-estimate" text:style-name="Internet_20_link" text:visited-style-name="Visited_20_Internet_20_Link">
https://liveuamap.com/en/2023/29-april-general-staff-of-armed-forces-of-ukraine-estimate</text:a>
</text:p>
      <text:p text:style-name="P4">
News Source: <text:a xlink:type="simple" xlink:href="https://t.me/lumsrc/4626" text:style-name="Internet_20_link" text:visited-style-name="Visited_20_Internet_20_Link">
https://t.me/lumsrc/4626</text:a>
</text:p>
      <!--NEWS-->
      <text:h text:style-name="P10" text:outline-level="1">
<text:span text:style-name="T4">
According to Russian media, 6 drones were involved in attack on oil depot in Sevastopol, but ...</text:span>
</text:h>
      <text:p text:style-name="P4">
Authors: liveuamap (Language: en)</text:p>
      <text:p text:style-name="P4">
Time: 2023-04-29T04:41:48</text:p>
      <text:p text:style-name="P4">
Location: Sevastopol (Latitude:44.58423 Longtitude:33.39621)</text:p>
      <text:p text:style-name="P4">
Videos: []</text:p>
      <text:p text:style-name="P4">
Images: ["<text:a xlink:type="simple" xlink:href="https://liveuamap.com/pics/2023/04/29/22559366_0.jpg" text:style-name="Internet_20_link" text:visited-style-name="Visited_20_Internet_20_Link">
22559366_0.jpg</text:a>
"]</text:p>
      <text:p text:style-name="P4">
Tags: ["Europe"]</text:p>
      <text:p text:style-name="P4">
Id: 22559366</text:p>
      <!--METADATA-->
      <text:p text:style-name="P4">
According to Russian media, 6 drones were involved in attack on oil depot inSevastopol, but 4 were shot down by air defense</text:p>
      <text:p text:style-name="P4">
<draw:frame draw:style-name="fr1" draw:name="Image50" text:anchor-type="as-char" svg:width="6.9236in" svg:height="3.80798in" draw:z-index="0">
<draw:image xlink:href="../Images/liveuamap/2023-04-29T04-41-48/22559366_0.jpg" xlink:type="simple" xlink:show="embed" xlink:actuate="onLoad" draw:mime-type="image/jpeg"/>
</draw:frame>
News Collection Link: <text:a xlink:type="simple" xlink:href="https://liveuamap.com/en/2023/29-april-according-to-russian-media-6-drones-were-involved" text:style-name="Internet_20_link" text:visited-style-name="Visited_20_Internet_20_Link">
https://liveuamap.com/en/2023/29-april-according-to-russian-media-6-drones-were-involved</text:a>
</text:p>
      <text:p text:style-name="P4">
News Source: <text:a xlink:type="simple" xlink:href="https://t.me/shot_shot/50713" text:style-name="Internet_20_link" text:visited-style-name="Visited_20_Internet_20_Link">
https://t.me/shot_shot/50713</text:a>
</text:p>
      <!--NEWS-->
      <text:h text:style-name="P10" text:outline-level="1">
<text:span text:style-name="T4">
Russian army conducted 23 missile strikes, 36 airstrikes and 65 shelling with MLRS, - General...</text:span>
</text:h>
      <text:p text:style-name="P4">
Authors: liveuamap (Language: en)</text:p>
      <text:p text:style-name="P4">
Time: 2023-04-29T05:02:00</text:p>
      <text:p text:style-name="P4">
Location: Uman (Latitude:48.74104 Longtitude:30.21065)</text:p>
      <text:p text:style-name="P4">
Videos: []</text:p>
      <text:p text:style-name="P4">
Images: []</text:p>
      <text:p text:style-name="P4">
Tags: ["Russia"]</text:p>
      <text:p text:style-name="P4">
Id: 22559381</text:p>
      <!--METADATA-->
      <text:p text:style-name="P4">
Russian army conducted 23 missile strikes, 36 airstrikes and 65 shelling withMLRS, - General Staff of Armed Forces of Ukraine says in the morning report</text:p>
      <text:p text:style-name="P4">
News Collection Link: <text:a xlink:type="simple" xlink:href="https://liveuamap.com/en/2023/29-april-russian-army-conducted-23-missile-strikes-36-airstrikes" text:style-name="Internet_20_link" text:visited-style-name="Visited_20_Internet_20_Link">
https://liveuamap.com/en/2023/29-april-russian-army-conducted-23-missile-strikes-36-airstrikes</text:a>
</text:p>
      <text:p text:style-name="P4">
News Source: <text:a xlink:type="simple" xlink:href="https://t.me/lumsrc/4627" text:style-name="Internet_20_link" text:visited-style-name="Visited_20_Internet_20_Link">
https://t.me/lumsrc/4627</text:a>
</text:p>
      <!--NEWS-->
      <text:h text:style-name="P10" text:outline-level="1">
<text:span text:style-name="T4">
Russian forces conducting offensive actions at Lyman, Bakhmut, Avdiivka and Maryinka directio...</text:span>
</text:h>
      <text:p text:style-name="P4">
Authors: liveuamap (Language: en)</text:p>
      <text:p text:style-name="P4">
Time: 2023-04-29T05:08:33</text:p>
      <text:p text:style-name="P4">
Location: Donetsk (Latitude:47.85118 Longtitude:37.51093)</text:p>
      <text:p text:style-name="P4">
Videos: []</text:p>
      <text:p text:style-name="P4">
Images: []</text:p>
      <text:p text:style-name="P4">
Tags: ["Russia"]</text:p>
      <text:p text:style-name="P4">
Id: 22559371</text:p>
      <!--METADATA-->
      <text:p text:style-name="P4">
Russian forces conducting offensive actions at Lyman, Bakhmut, Avdiivka andMaryinka directions. Ukrainian military repelled over 48 Russian attacks.Russian forces attempting to advance near Bilohorivka and south to Dibrova,Bakhmut, Bohdanivka and Chasiv Yar, Avdiyivka, Syeverne and Pervomayske,Maryinka and Novomykhaylivka, - General Staff of Armed Forces of Ukraine saysin the morning report</text:p>
      <text:p text:style-name="P4">
News Collection Link: <text:a xlink:type="simple" xlink:href="https://liveuamap.com/en/2023/29-april-russian-forces-conducting-offensive-actions-at-lyman" text:style-name="Internet_20_link" text:visited-style-name="Visited_20_Internet_20_Link">
https://liveuamap.com/en/2023/29-april-russian-forces-conducting-offensive-actions-at-lyman</text:a>
</text:p>
      <text:p text:style-name="P4">
News Source: <text:a xlink:type="simple" xlink:href="https://t.me/lumsrc/4636" text:style-name="Internet_20_link" text:visited-style-name="Visited_20_Internet_20_Link">
https://t.me/lumsrc/4636</text:a>
</text:p>
      <!--NEWS-->
      <text:h text:style-name="P10" text:outline-level="1">
<text:span text:style-name="T4">
Donetsk Oblast(12:16). Red Alert: aerial threat. Sirens sounding. Take cover now!</text:span>
</text:h>
      <text:p text:style-name="P4">
Authors: liveuamap (Language: en)</text:p>
      <text:p text:style-name="P4">
Time: 2023-04-29T06:17:00</text:p>
      <text:p text:style-name="P4">
Location: Donetsk Oblast (Latitude:48.72863 Longtitude:37.57736)</text:p>
      <text:p text:style-name="P4">
Videos: []</text:p>
      <text:p text:style-name="P4">
Images: []</text:p>
      <text:p text:style-name="P4">
Tags: ["Europe", "Central and Eastern Europe"]</text:p>
      <text:p text:style-name="P4">
Id: 22559383</text:p>
      <!--METADATA-->
      <text:p text:style-name="P4">
Donetsk Oblast(12:16). Red Alert: aerial threat. Sirens sounding. Take covernow!</text:p>
      <text:p text:style-name="P4">
News Collection Link: <text:a xlink:type="simple" xlink:href="https://liveuamap.com/en/2023/29-april-donetsk-oblast1216-red-alert-aerial-g" text:style-name="Internet_20_link" text:visited-style-name="Visited_20_Internet_20_Link">
https://liveuamap.com/en/2023/29-april-donetsk-oblast1216-red-alert-aerial-g</text:a>
</text:p>
      <text:p text:style-name="P4">
News Source: <text:a xlink:type="simple" xlink:href="https://t.me/air_alert_ua/44043" text:style-name="Internet_20_link" text:visited-style-name="Visited_20_Internet_20_Link">
https://t.me/air_alert_ua/44043</text:a>
</text:p>
      <!--NEWS-->
      <text:h text:style-name="P10" text:outline-level="1">
<text:span text:style-name="T4">
Donetsk Oblast(13:10). Red Alert: aerial threat. Sirens sounding. Take cover now!</text:span>
</text:h>
      <text:p text:style-name="P4">
Authors: liveuamap (Language: en)</text:p>
      <text:p text:style-name="P4">
Time: 2023-04-29T07:12:00</text:p>
      <text:p text:style-name="P4">
Location: Donetsk Oblast (Latitude:48.72849 Longtitude:37.57755)</text:p>
      <text:p text:style-name="P4">
Videos: []</text:p>
      <text:p text:style-name="P4">
Images: []</text:p>
      <text:p text:style-name="P4">
Tags: ["Europe", "Central and Eastern Europe"]</text:p>
      <text:p text:style-name="P4">
Id: 22559386</text:p>
      <!--METADATA-->
      <text:p text:style-name="P4">
Donetsk Oblast(13:10). Red Alert: aerial threat. Sirens sounding. Take covernow!</text:p>
      <text:p text:style-name="P4">
News Collection Link: <text:a xlink:type="simple" xlink:href="https://liveuamap.com/en/2023/29-april-donetsk-oblast1310-red-alert-aerial-g" text:style-name="Internet_20_link" text:visited-style-name="Visited_20_Internet_20_Link">
https://liveuamap.com/en/2023/29-april-donetsk-oblast1310-red-alert-aerial-g</text:a>
</text:p>
      <text:p text:style-name="P4">
News Source: <text:a xlink:type="simple" xlink:href="https://t.me/air_alert_ua/44045" text:style-name="Internet_20_link" text:visited-style-name="Visited_20_Internet_20_Link">
https://t.me/air_alert_ua/44045</text:a>
</text:p>
      <!--NEWS-->
      <text:h text:style-name="P10" text:outline-level="1">
<text:span text:style-name="T4">
Donetsk Oblast(15:18). Red Alert: aerial threat. Sirens sounding. Take cover now!</text:span>
</text:h>
      <text:p text:style-name="P4">
Authors: liveuamap (Language: en)</text:p>
      <text:p text:style-name="P4">
Time: 2023-04-29T09:21:00</text:p>
      <text:p text:style-name="P4">
Location: Donetsk Oblast (Latitude:48.72843 Longtitude:37.57732)</text:p>
      <text:p text:style-name="P4">
Videos: []</text:p>
      <text:p text:style-name="P4">
Images: []</text:p>
      <text:p text:style-name="P4">
Tags: ["Europe", "Central and Eastern Europe"]</text:p>
      <text:p text:style-name="P4">
Id: 22559387</text:p>
      <!--METADATA-->
      <text:p text:style-name="P4">
Donetsk Oblast(15:18). Red Alert: aerial threat. Sirens sounding. Take covernow!</text:p>
      <text:p text:style-name="P4">
News Collection Link: <text:a xlink:type="simple" xlink:href="https://liveuamap.com/en/2023/29-april-donetsk-oblast1518-red-alert-aerial-g" text:style-name="Internet_20_link" text:visited-style-name="Visited_20_Internet_20_Link">
https://liveuamap.com/en/2023/29-april-donetsk-oblast1518-red-alert-aerial-g</text:a>
</text:p>
      <text:p text:style-name="P4">
News Source: <text:a xlink:type="simple" xlink:href="https://t.me/air_alert_ua/44047" text:style-name="Internet_20_link" text:visited-style-name="Visited_20_Internet_20_Link">
https://t.me/air_alert_ua/44047</text:a>
</text:p>
      <!--NEWS-->
      <text:h text:style-name="P10" text:outline-level="1">
<text:span text:style-name="T4">
Missile blow to Uman: The hospital stays five victims, one - in serious condition</text:span>
</text:h>
      <text:p text:style-name="P4">
Authors: Ukrinform (Person)</text:p>
      <text:p text:style-name="P4">
Publisher: Укринформ (Organization)</text:p>
      <text:p text:style-name="P4">
Published Time: 2023-04-29T11:30:00+03:00</text:p>
      <text:p text:style-name="P4">
Modified Time: 2023-04-29T11:30:00+03:00</text:p>
      <text:p text:style-name="P4">
Description: The hospital stays five people hospitalized the day before with injuries as a result of a Russian rocket strike on a high -rise building in Uman. One person is in serious condition. - Ukrinform.</text:p>
      <text:p text:style-name="P4">
Images: ["<text:a xlink:type="simple" xlink:href="https://static.ukrinform.com/photos/2023_04/thumb_files/630_360_1682687683-237.jpg" text:style-name="Internet_20_link" text:visited-style-name="Visited_20_Internet_20_Link">
630_360_16826...</text:a>
"]</text:p>
      <text:p text:style-name="P4">
Tags: ['Поранені', 'Лікарня', 'Умань', 'Ракетний удар', 'Єдині новини']</text:p>
      <text:p text:style-name="P4">
Type: Article</text:p>
      <!--METADATA-->
      <text:p text:style-name="P4">
<draw:frame draw:style-name="fr1" draw:name="Image51" text:anchor-type="as-char" svg:width="6.9236in" svg:height="3.956343in" draw:z-index="0">
<draw:image xlink:href="../Images/yкринформ/2023-04-29T11-30-00-03-00/630_360_1682687683-237.jpg" xlink:type="simple" xlink:show="embed" xlink:actuate="onLoad" draw:mime-type="image/jpeg"/>
</draw:frame>
Five people were hospitalized the day before with injuries to a Russian rocket strike on a high -rise building in Uman. One person is in serious condition.</text:p>
      <text:p text:style-name="P4">
This was reported in <text:a xlink:type="simple" xlink:href="https://t.me/cherkaskaODA/4611" text:style-name="Internet_20_link" text:visited-style-name="Visited_20_Internet_20_Link">
</text:a>
Head of Cherkasy Igor Storerets, reports Ukrinform.</text:p>
      <text:p text:style-name="P4">
"In <text:a xlink:type="simple" xlink:href="https://www.ukrinform.ua/tag-bolnica" text:style-name="Internet_20_link" text:visited-style-name="Visited_20_Internet_20_Link">
</text:a>
Five people remain, among them - one severe, two - of moderate, " - the message reads.</text:p>
      <text:p text:style-name="P4">
The head of Ova recalled that the rescue and search operation in Uman has been going on for over 30 hours, the services have been working all night.</text:p>
      <text:p text:style-name="P4">
<text:span text:style-name="T4">
 Read also: </text:span>
 <text:a xlink:type="simple" xlink:href="https://www.ukrinform.ua/rubric-regions/3702269-pisla-raketnogo-udaru-po-umani-110-osib-otrimali-psihologicnu-dopomogu.html" text:style-name="Internet_20_link" text:visited-style-name="Visited_20_Internet_20_Link">
<text:span text:style-name="T4">
 Uman </text:span>
</text:a>
Rescuers continue to disassemble the designs and search for the victims. The main stage of work should be completed in the evening.</text:p>
      <text:p text:style-name="P4">
Storerets noted that together with the SES and the city authorities, five punctivation of assistance to the victims was launched. 176 people were scattering in temporary homes.</text:p>
      <text:p text:style-name="P4">
The First Deputy Minister of Health Sergey Dubrov in the Ethizharcial Telernahon "Unified News" reported that the heavy -duty will be transferred for further operation in Kiev.</text:p>
      <text:p text:style-name="P4">
"Currently, five victims remain in the Uman City Hospital. One lap is preparing for discharge, one patient is in serious condition attached intensive care with severe traumatic brain injury. We now resolve the issue of translating it to Kiev for further operations." , Dubrov said.</text:p>
      <text:p text:style-name="P4">
He added that several mobile points were deployed at the scene. During the last day, 132 people received their help, on Saturday, April 29 - 34 more. The overwhelming majority of people have been soughting.</text:p>
      <text:p text:style-name="P4">
Currently, he said, Uman's medical institutions are provided with all the necessary, in that number, all blood preparations, there is no additional need for donors or drugs.</text:p>
      <text:p text:style-name="P4">
Also, as Sergey Dubrov reported, 4 people were hospitalized in the district hospital with acute mental disorders, they were assisted and now they were discharged from the medical institution.</text:p>
      <text:p text:style-name="P4">
News Source: <text:a xlink:type="simple" xlink:href="https://www.ukrinform.ua/rubric-regions/3702405-raketnij-udar-po-umani-v-likarni-zalisautsa-patero-postrazdalih-odnih-v-tazkomu-stani.html" text:style-name="Internet_20_link" text:visited-style-name="Visited_20_Internet_20_Link">
https://www.ukrinform.ua/rubric-regions/3702405-raketnij-udar-po-umani-v-likarni-zalisautsa-patero-postrazdalih-odnih-v-tazkomu-stani.html</text:a>
</text:p>
      <!--NEWS-->
      <text:h text:style-name="P10" text:outline-level="1">
<text:span text:style-name="T4">
The symbol of faith in the return of the Ukrainian Fleet to the Crimea: the capital of the Navy was raised in the capital</text:span>
</text:h>
      <text:p text:style-name="P4">
Authors: Ukrinform (Person)</text:p>
      <text:p text:style-name="P4">
Publisher: Укринформ (Organization)</text:p>
      <text:p text:style-name="P4">
Published Time: 2023-04-29T11:32:00+03:00</text:p>
      <text:p text:style-name="P4">
Modified Time: 2023-04-29T11:32:00+03:00</text:p>
      <text:p text:style-name="P4">
Description: By the 105th anniversary of the Naval Flag of the Armed Forces of Ukraine in the center of Kiev raised the flags of the Navy as a symbol of faith in the return of the Ukrainian Fleet to Crimea. - Ukrinform.</text:p>
      <text:p text:style-name="P4">
Images: ["<text:a xlink:type="simple" xlink:href="https://static.ukrinform.com/photos/2023_04/thumb_files/630_360_1682757151-295.jpeg" text:style-name="Internet_20_link" text:visited-style-name="Visited_20_Internet_20_Link">
630_360_16827...</text:a>
"]</text:p>
      <text:p text:style-name="P4">
Tags: ['Крим', 'Прапор', 'ВМС України', 'Київ']</text:p>
      <text:p text:style-name="P4">
Type: Article</text:p>
      <!--METADATA-->
      <text:p text:style-name="P4">
<draw:frame draw:style-name="fr1" draw:name="Image52" text:anchor-type="as-char" svg:width="6.9236in" svg:height="3.956343in" draw:z-index="0">
<draw:image xlink:href="../Images/yкринформ/2023-04-29T11-32-00-03-00/630_360_1682757151-295.jpeg" xlink:type="simple" xlink:show="embed" xlink:actuate="onLoad" draw:mime-type="image/jpeg"/>
</draw:frame>
The 105-year of the Naval Flag of the Armed Forces of Ukraine in the center of Kiev raised the flags of the Navy as a symbol of faith in the return of the Ukrainian fleet to the Crimea.</text:p>
      <text:p text:style-name="P4">
As Ukrinform reports, about it in <text:a xlink:type="simple" xlink:href="https://t.me/VA_Kyiv/1558" text:style-name="Internet_20_link" text:visited-style-name="Visited_20_Internet_20_Link">
</text:a>
Head of the Kyiv City Military Administration, Serhiy Popko, was written by a photo with a flag on the flagship near the KSCA building.</text:p>
      <text:p text:style-name="P4">
“Today, April 29, the 105th anniversary of the creation of the Ukrainian Naval Fleet is celebrated!On this day, in 1918, the Black Sea Fleet of the Ukrainian People's Republic was officially loose in Sevastopol. And the nail, cruisers, destroyers were laid down red flags and raised Ukrainian, ”he said.</text:p>
      <text:p text:style-name="P4">
<text:span text:style-name="T4">
 Read also: </text:span>
 <text:a xlink:type="simple" xlink:href="https://www.ukrinform.ua/rubric-ato/3701697-komanduvaci-vms-ukraini-j-ssa-obgovorili-situaciu-v-azovocornomorskomu-regioni.html" text:style-name="Internet_20_link" text:visited-style-name="Visited_20_Internet_20_Link">
<text:span text:style-name="T4">
 Navy </text:span>
</text:a>
According to the head of the KMVA, “Today we raise the same VMSU Ukraine flags in the center of Kiev not only in honor of the holiday. We raise this flag of our faith in victory, the return of the Ukrainian fleet to the Crimea!”.</text:p>
      <text:p text:style-name="P4">
“This <text:a xlink:type="simple" xlink:href="https://www.ukrinform.ua/tag-prapor" text:style-name="Internet_20_link" text:visited-style-name="Visited_20_Internet_20_Link">
</text:a>
Be sure to overlook the All -Vastopol Bay again, ”Popko said.</text:p>
      <text:p text:style-name="P4">
As reported by Ukrinform, the commander of the Navy of the Armed Forces of the Armed Forces of the Armed Forces of Ukraine on the occasion of the 105th anniversary of the naval flag of the Armed Forces of Ukraine expressed the belief that <text:a xlink:type="simple" xlink:href="https://www.ukrinform.ua/rubric-crimea/3702412-neizpapa-perekonanij-so-ukrainski-prapori-nevdovzi-znov-zamajorat-nad-krimom.html" text:style-name="Internet_20_link" text:visited-style-name="Visited_20_Internet_20_Link">
</text:a>
<text:span text:style-name="T5">
Foto: telegram kmva</text:span>
</text:p>
      <text:p text:style-name="P4">
News Source: <text:a xlink:type="simple" xlink:href="https://www.ukrinform.ua/rubric-kyiv/3702408-simvol-viri-u-povernenna-ukrainskogo-flotu-do-krimu-u-stolici-pidnali-prapori-vms.html" text:style-name="Internet_20_link" text:visited-style-name="Visited_20_Internet_20_Link">
https://www.ukrinform.ua/rubric-kyiv/3702408-simvol-viri-u-povernenna-ukrainskogo-flotu-do-krimu-u-stolici-pidnali-prapori-vms.html</text:a>
</text:p>
      <!--NEWS-->
      <text:h text:style-name="P10" text:outline-level="1">
<text:span text:style-name="T4">
SpaceX launched two satellites of Luxembourg SES S.A.</text:span>
</text:h>
      <text:p text:style-name="P4">
Authors: Ukrinform (Person)</text:p>
      <text:p text:style-name="P4">
Publisher: Укринформ (Organization)</text:p>
      <text:p text:style-name="P4">
Published Time: 2023-04-29T11:38:00+03:00</text:p>
      <text:p text:style-name="P4">
Modified Time: 2023-04-29T11:38:00+03:00</text:p>
      <text:p text:style-name="P4">
Description: The SpaceX rocket launched two satellites of the O3B MPower Luxembourg Corporation SES S.A. on Saturday. - Ukrinform.</text:p>
      <text:p text:style-name="P4">
Images: ["<text:a xlink:type="simple" xlink:href="https://static.ukrinform.com/photos/2023_04/thumb_files/630_360_1682757738-718.jpg" text:style-name="Internet_20_link" text:visited-style-name="Visited_20_Internet_20_Link">
630_360_16827...</text:a>
"]</text:p>
      <text:p text:style-name="P4">
Tags: ['Космос', 'SpaceX', 'Супутник']</text:p>
      <text:p text:style-name="P4">
Type: Article</text:p>
      <!--METADATA-->
      <text:p text:style-name="P4">
<draw:frame draw:style-name="fr1" draw:name="Image53" text:anchor-type="as-char" svg:width="6.9236in" svg:height="3.956343in" draw:z-index="0">
<draw:image xlink:href="../Images/yкринформ/2023-04-29T11-38-00-03-00/630_360_1682757738-718.jpg" xlink:type="simple" xlink:show="embed" xlink:actuate="onLoad" draw:mime-type="image/jpeg"/>
</draw:frame>
On Saturday, the SpaceX rocket companion launched two O3B MPowerluxembourg Corporation SES S.A.</text:p>
      <text:p text:style-name="P4">
SpaceX reported in <text:a xlink:type="simple" xlink:href="https://twitter.com/SpaceX/status/1652103674108477440" text:style-name="Internet_20_link" text:visited-style-name="Visited_20_Internet_20_Link">
</text:a>
transmits Ukrinform.</text:p>
      <text:p text:style-name="P4">
Launching Falcon 9 rocket <text:a xlink:type="simple" xlink:href="https://www.space.com/spacex-ses-o3b-mpower-3-4-launch-2023" text:style-name="Internet_20_link" text:visited-style-name="Visited_20_Internet_20_Link">
</text:a>
From the 40th starting complex of the US Space Silence on Cape Canaveral in Florida.</text:p>
      <text:p text:style-name="P4">
The company confirmed that <text:a xlink:type="simple" xlink:href="https://www.ukrinform.ua/tag-suputnik" text:style-name="Internet_20_link" text:visited-style-name="Visited_20_Internet_20_Link">
</text:a>
Successful in a given orbit.</text:p>
      <text:p text:style-name="P4">
<text:span text:style-name="T5">
Video: SpaceX</text:span>
</text:p>
      <text:p text:style-name="P4">
O3B MPower is designed to ensure high -speed Internet access to a global mobile service.</text:p>
      <text:p text:style-name="P4">
<text:span text:style-name="T4">
 Read also: </text:span>
 <text:a xlink:type="simple" xlink:href="https://www.ukrinform.ua/rubric-technology/3701434-rozsliduut-vpliv-avarii-na-dovkilla-spacex-zaboronili-provoditi-zapuski-starship.html" text:style-name="Internet_20_link" text:visited-style-name="Visited_20_Internet_20_Link">
<text:span text:style-name="T4">
 SpaceX </text:span>
</text:a>
A total of 8 thousand km high in the Middle Earth orbit is planned to be displayed 11 satellites O3B MPower. Two such satellites were launched on Falcon 9 last year.</text:p>
      <text:p text:style-name="P4">
As reported by Ukrinform, <text:a xlink:type="simple" xlink:href="https://www.ukrinform.ua/rubric-technology/3701634-spacex-zapustila-na-orbitu-se-46-suputnikiv-starlink.html" text:style-name="Internet_20_link" text:visited-style-name="Visited_20_Internet_20_Link">
</text:a>
<text:span text:style-name="T5">
Foto: SpaceX</text:span>
</text:p>
      <text:p text:style-name="P4">
News Source: <text:a xlink:type="simple" xlink:href="https://www.ukrinform.ua/rubric-technology/3702413-spacex-vivela-na-orbitu-dva-suputniki-zvazku-luksemburzkoi-kompanii-ses-sa.html" text:style-name="Internet_20_link" text:visited-style-name="Visited_20_Internet_20_Link">
https://www.ukrinform.ua/rubric-technology/3702413-spacex-vivela-na-orbitu-dva-suputniki-zvazku-luksemburzkoi-kompanii-ses-sa.html</text:a>
</text:p>
      <!--NEWS-->
      <text:h text:style-name="P10" text:outline-level="1">
<text:span text:style-name="T4">
She was convinced that Ukrainian flags will soon be overlooked over the Crimea</text:span>
</text:h>
      <text:p text:style-name="P4">
Authors: Ukrinform (Person)</text:p>
      <text:p text:style-name="P4">
Publisher: Укринформ (Organization)</text:p>
      <text:p text:style-name="P4">
Published Time: 2023-04-29T11:44:00+03:00</text:p>
      <text:p text:style-name="P4">
Modified Time: 2023-04-29T11:44:00+03:00</text:p>
      <text:p text:style-name="P4">
Description: The Commander of the Navy of the Armed Forces Vice-Admiral Alexei Shepap expressed his belief that Ukrainian flags would soon be overlooked over the liberated Ukrainian Crimea. - Ukrinform.</text:p>
      <text:p text:style-name="P4">
Images: ["<text:a xlink:type="simple" xlink:href="https://static.ukrinform.com/photos/2023_04/thumb_files/630_360_1682757718-905.jpg" text:style-name="Internet_20_link" text:visited-style-name="Visited_20_Internet_20_Link">
630_360_16827...</text:a>
"]</text:p>
      <text:p text:style-name="P4">
Tags: ['Деокупація', 'Крим', 'Прапор', 'Україна']</text:p>
      <text:p text:style-name="P4">
Type: Article</text:p>
      <!--METADATA-->
      <text:p text:style-name="P4">
<draw:frame draw:style-name="fr1" draw:name="Image54" text:anchor-type="as-char" svg:width="6.9236in" svg:height="3.956343in" draw:z-index="0">
<draw:image xlink:href="../Images/yкринформ/2023-04-29T11-44-00-03-00/630_360_1682757718-905.jpg" xlink:type="simple" xlink:show="embed" xlink:actuate="onLoad" draw:mime-type="image/jpeg"/>
</draw:frame>
The Commander of the Armed Forces of the Armed Forces Vice-Admiral Alexei Shepap expressed the belief that Ukrainian flags would soon be overlooked over the liberated Ukrainian Crimin.</text:p>
      <text:p text:style-name="P4">
As Ukrinform reports, she wrote about it in <text:a xlink:type="simple" xlink:href="https://www.facebook.com/navy.mil.gov.ua/posts/pfbid02ehRDULjvhxLFEgACMGqjAZxA5HHUCNqT6PY2aVSEifZUJeiY9pUKUAqjiAh3Ai9Dl" text:style-name="Internet_20_link" text:visited-style-name="Visited_20_Internet_20_Link">
</text:a>
On the occasion of the 105th anniversary of the Naval Flag of the Armed Forces of Ukraine.</text:p>
      <text:p text:style-name="P4">
According to him, the raising of Ukrainian flags on April 29, 1918 on the ships of the navy and in the Sevastopol fortress for the first time certified subordination of the fleet and the belonging of ships to the Ukrainian People's Republic.</text:p>
      <text:p text:style-name="P4">
“The proclamation of Ukraine's independence has become the starting point of the formation of national naval forces. Since 1992, Ukrainian naval flags have been raised on ships, boats of Tasudny, ”he emphasized her Zhapa and stressed that today, as well as 105 years, Ukrainians have defended independence and our Ukrainian Sea. Under this labor, ships and boats, marine infantry, maritime and others have been fulfilled by the Naval Forces of the Armed Forces of Ukraine.</text:p>
      <text:p text:style-name="P4">
<text:span text:style-name="T4">
 Read also: </text:span>
 <text:a xlink:type="simple" xlink:href="https://www.ukrinform.ua/rubric-kyiv/3702408-simvol-viri-u-povernenna-ukrainskogo-flotu-do-krimu-u-stolici-pidnali-prapori-vms.html" text:style-name="Internet_20_link" text:visited-style-name="Visited_20_Internet_20_Link">
<text:span text:style-name="T4">
 Crimea </text:span>
</text:a>
"I am convinced that Ukrainian flags soon overlook over our liberated Ukrainian <text:a xlink:type="simple" xlink:href="https://www.ukrinform.ua/tag-krim" text:style-name="Internet_20_link" text:visited-style-name="Visited_20_Internet_20_Link">
</text:a>
. Our bases will turn to the legal owners - Ukrainian military sailors. Podu -Ukrainian state and naval flags will again bring back to the bays of Sevastopol and all Crimea, forever purifying our lands of Inasha water from the invaders under the criminal Russian tricolor, ” - said the Nauzhapapapapa.</text:p>
      <text:p text:style-name="P4">
As it was reported, the Naval Flag was made in 1918 by the UNR Naval Fleet Svyatoslav Shramchenko. On April 29, 1918, the flag was raised on the ships of the Black Sea Fleet and the Sevastopol Fortress.</text:p>
      <text:p text:style-name="P4">
_ Photo: Navy of the Armed Forces _</text:p>
      <text:p text:style-name="P4">
News Source: <text:a xlink:type="simple" xlink:href="https://www.ukrinform.ua/rubric-crimea/3702412-neizpapa-perekonanij-so-ukrainski-prapori-nevdovzi-znov-zamajorat-nad-krimom.html" text:style-name="Internet_20_link" text:visited-style-name="Visited_20_Internet_20_Link">
https://www.ukrinform.ua/rubric-crimea/3702412-neizpapa-perekonanij-so-ukrainski-prapori-nevdovzi-znov-zamajorat-nad-krimom.html</text:a>
</text:p>
      <!--NEWS-->
      <text:h text:style-name="P10" text:outline-level="1">
<text:span text:style-name="T4">
624 farms and 105 homes remain flooded in Ukraine</text:span>
</text:h>
      <text:p text:style-name="P4">
Authors: Ukrinform (Person)</text:p>
      <text:p text:style-name="P4">
Publisher: Укринформ (Organization)</text:p>
      <text:p text:style-name="P4">
Published Time: 2023-04-29T11:45:00+03:00</text:p>
      <text:p text:style-name="P4">
Modified Time: 2023-04-29T11:45:00+03:00</text:p>
      <text:p text:style-name="P4">
Description: In Ukraine as of 9:00 Saturday, April 29, 624 farms and 105 houses remain flooded. - Ukrinform.</text:p>
      <text:p text:style-name="P4">
Images: ["<text:a xlink:type="simple" xlink:href="https://static.ukrinform.com/photos/2023_04/thumb_files/630_360_1682757264-536.jpg" text:style-name="Internet_20_link" text:visited-style-name="Visited_20_Internet_20_Link">
630_360_16827...</text:a>
"]</text:p>
      <text:p text:style-name="P4">
Tags: ['ДСНС', 'Повінь', 'Вода', 'Водопілля']</text:p>
      <text:p text:style-name="P4">
Type: Article</text:p>
      <!--METADATA-->
      <text:p text:style-name="P4">
<draw:frame draw:style-name="fr1" draw:name="Image55" text:anchor-type="as-char" svg:width="6.9236in" svg:height="3.956343in" draw:z-index="0">
<draw:image xlink:href="../Images/yкринформ/2023-04-29T11-45-00-03-00/630_360_1682757264-536.jpg" xlink:type="simple" xlink:show="embed" xlink:actuate="onLoad" draw:mime-type="image/jpeg"/>
</draw:frame>
In Ukraine, at 9:00 Saturday, April 29, 624 Two and 105 houses remain flooded.</text:p>
      <text:p text:style-name="P4">
As Ukrinform reports, it reports <text:a xlink:type="simple" xlink:href="https://dsns.gov.ua/uk/news/nadzvicaini-podiyi/operativna-informaciia-shhodo-likvidaciyi-naslidkiv-castkovix-pidtoplen-na-teritoriyi-ukrayini-stanom-na-900-3" text:style-name="Internet_20_link" text:visited-style-name="Visited_20_Internet_20_Link">
</text:a>
.</text:p>
      <text:p text:style-name="P4">
In the last day there is a tendency to reduce the level <text:a xlink:type="simple" xlink:href="https://www.ukrinform.ua/tag-voda" text:style-name="Internet_20_link" text:visited-style-name="Visited_20_Internet_20_Link">
</text:a>
In rivers and reducing the number of underworks of territories.</text:p>
      <text:p text:style-name="P4">
According to the SES, 624 farms remain flooded, including 378, Cherkasy - 120, Dnipropetrovsk - 59, Poltava - 35, Kirovograd - 25 and Kyiv - 7, as well as 105 houses, in particular in Cherkasy region - 39, Dnipropetrovsk - 39, Dnipropetrovsk - 39, Dnipropetrovsk. , Kirovograd –25, Chernihiv - 2.</text:p>
      <text:p text:style-name="P4">
*!(https://www.ukrinform.ua/rubric-regions/3701692-u-cernigivskij-oblasti-na-desni-jde-formuvanna-vesnanogo-vodopilla.html)In addition, in Volyn, Rivne and Cherkasy regions, 19 thousand 321 hectares of agricultural land were flooded.</text:p>
      <text:p text:style-name="P4">
The transport connection up to 31 settlements of the Chernihiv region is also broken.</text:p>
      <text:p text:style-name="P4">
As reported by Ukrinform, in Ukraine as of the morning of April 28 <text:a xlink:type="simple" xlink:href="https://www.ukrinform.ua/rubric-regions/3701876-vodopilla-u-semi-oblastah-zalisautsa-pidtoplenna.html" text:style-name="Internet_20_link" text:visited-style-name="Visited_20_Internet_20_Link">
</text:a>
665 farms and 98 homes.</text:p>
      <text:p text:style-name="P4">
Photo: SES</text:p>
      <text:p text:style-name="P4">
News Source: <text:a xlink:type="simple" xlink:href="https://www.ukrinform.ua/rubric-regions/3702410-v-ukraini-zalisautsa-pidtoplenimi-624-dvorogospodarstva-ta-105-budinkiv.html" text:style-name="Internet_20_link" text:visited-style-name="Visited_20_Internet_20_Link">
https://www.ukrinform.ua/rubric-regions/3702410-v-ukraini-zalisautsa-pidtoplenimi-624-dvorogospodarstva-ta-105-budinkiv.html</text:a>
</text:p>
      <!--NEWS-->
      <text:h text:style-name="P10" text:outline-level="1">
<text:span text:style-name="T4">
In Kiev, the water level in the Dnieper a day has hardly changed</text:span>
</text:h>
      <text:p text:style-name="P4">
Authors: Ukrinform (Person)</text:p>
      <text:p text:style-name="P4">
Publisher: Укринформ (Organization)</text:p>
      <text:p text:style-name="P4">
Published Time: 2023-04-29T11:53:00+03:00</text:p>
      <text:p text:style-name="P4">
Modified Time: 2023-04-29T11:53:00+03:00</text:p>
      <text:p text:style-name="P4">
Description: In Kyiv, the water level in the Dnieper rose one centimeter in the day of April 28. - Ukrinform.</text:p>
      <text:p text:style-name="P4">
Images: ["<text:a xlink:type="simple" xlink:href="https://static.ukrinform.com/photos/2023_04/thumb_files/630_360_1682758192-559.jpeg" text:style-name="Internet_20_link" text:visited-style-name="Visited_20_Internet_20_Link">
630_360_16827...</text:a>
"]</text:p>
      <text:p text:style-name="P4">
Tags: ['Дніпро', 'Повінь', 'Ріка', 'Вода', 'Київ', 'Водопілля']</text:p>
      <text:p text:style-name="P4">
Type: Article</text:p>
      <!--METADATA-->
      <text:p text:style-name="P4">
<draw:frame draw:style-name="fr1" draw:name="Image56" text:anchor-type="as-char" svg:width="6.9236in" svg:height="3.956343in" draw:z-index="0">
<draw:image xlink:href="../Images/yкринформ/2023-04-29T11-53-00-03-00/630_360_1682758192-559.jpeg" xlink:type="simple" xlink:show="embed" xlink:actuate="onLoad" draw:mime-type="image/jpeg"/>
</draw:frame>
In Kiev, on April 28, the water level in the Dnieper rose one centimeter.</text:p>
      <text:p text:style-name="P4">
According to Ukrinform, the Kyiv City Military Administration reports in <text:a xlink:type="simple" xlink:href="https://t.me/VA_Kyiv/1559" text:style-name="Internet_20_link" text:visited-style-name="Visited_20_Internet_20_Link">
</text:a>
.</text:p>
      <text:p text:style-name="P4">
According to the Ukrhydromet Center as of 10:00 April 29 level <text:a xlink:type="simple" xlink:href="https://www.ukrinform.ua/tag-voda" text:style-name="Internet_20_link" text:visited-style-name="Visited_20_Internet_20_Link">
</text:a>
In Dnipro in Kiev near the Metro Bridge is 9 291 cm according to the Baltic height system. It is only 1 cm more than a tertiary day. The level of hazard of hydrological phenomena remains the first(yellow).</text:p>
      <text:p text:style-name="P4">
<text:span text:style-name="T4">
Читайте також:</text:span>
 <text:a xlink:type="simple" xlink:href="https://www.ukrinform.ua/rubric-regions/3702410-v-ukraini-zalisautsa-pidtoplenimi-624-dvorogospodarstva-ta-105-budinkiv.html" text:style-name="Internet_20_link" text:visited-style-name="Visited_20_Internet_20_Link">
 <text:span text:style-name="T4">
підтопл</text:span>
 </text:a>
“At present, no emergency floods have been recorded in Kiev. But it is still twisted to observe flooding of the floodplain with a layer of about 20 cm in the park "Muromets", "Hydropark", Trukhanov Island, Galler's Gulf, Korchuvat, private areas in the Osokorki area, ”said Kmwasergiy Popko.</text:p>
      <text:p text:style-name="P4">
As reported by Ukrinform, on Friday, April 28, in Kiev after three days of rise <text:a xlink:type="simple" xlink:href="https://www.ukrinform.ua/rubric-kyiv/3701867-u-stolici-riven-vodi-v-dnipri-za-dobu-znizivsa-na-19-santimetriv.html" text:style-name="Internet_20_link" text:visited-style-name="Visited_20_Internet_20_Link">
</text:a>
He decreased by 19 centimeters a day.  _ Photo: KSCA _</text:p>
      <text:p text:style-name="P4">
News Source: <text:a xlink:type="simple" xlink:href="https://www.ukrinform.ua/rubric-kyiv/3702417-u-kievi-riven-vodi-v-dnipri-za-dobu-majze-ne-zminivsa.html" text:style-name="Internet_20_link" text:visited-style-name="Visited_20_Internet_20_Link">
https://www.ukrinform.ua/rubric-kyiv/3702417-u-kievi-riven-vodi-v-dnipri-za-dobu-majze-ne-zminivsa.html</text:a>
</text:p>
      <!--NEWS-->
      <text:h text:style-name="P10" text:outline-level="1">
<text:span text:style-name="T4">
USAID has allocated another $ 1.25 billion to Ukraine's needs</text:span>
</text:h>
      <text:p text:style-name="P4">
Authors: Ukrinform (Person)</text:p>
      <text:p text:style-name="P4">
Publisher: Укринформ (Organization)</text:p>
      <text:p text:style-name="P4">
Published Time: 2023-04-29T11:58:00+03:00</text:p>
      <text:p text:style-name="P4">
Modified Time: 2023-04-29T11:58:00+03:00</text:p>
      <text:p text:style-name="P4">
Description: The USAID Agency (USAID) has allocated $ 1.25 billion to Ukraine through the World Bank for health care, education, and rescue services. - Ukrinform.</text:p>
      <text:p text:style-name="P4">
Images: ["<text:a xlink:type="simple" xlink:href="https://static.ukrinform.com/photos/2017_04/thumb_files/630_360_1493088985-4151-usaid.jpg" text:style-name="Internet_20_link" text:visited-style-name="Visited_20_Internet_20_Link">
630_360_14930...</text:a>
"]</text:p>
      <text:p text:style-name="P4">
Tags: ['Освіта', 'Україна', 'USAID', 'Гроші', "Здоров'я", 'Рятувальники']</text:p>
      <text:p text:style-name="P4">
Type: Article</text:p>
      <!--METADATA-->
      <text:p text:style-name="P4">
<draw:frame draw:style-name="fr1" draw:name="Image57" text:anchor-type="as-char" svg:width="6.9236in" svg:height="3.956343in" draw:z-index="0">
<draw:image xlink:href="../Images/yкринформ/2023-04-29T11-58-00-03-00/630_360_1493088985-4151-usaid.jpg" xlink:type="simple" xlink:show="embed" xlink:actuate="onLoad" draw:mime-type="image/jpeg"/>
</draw:frame>
US Agency for International Development(USAID)Through the World Bank, there is another $ 1.25 billion for health care, education and rescue services.</text:p>
      <text:p text:style-name="P4">
This was reported by the US Ambassador to Ukraine Bridget Brinka in <text:a xlink:type="simple" xlink:href="https://twitter.com/USAmbKyiv/status/1652028148924416001" text:style-name="Internet_20_link" text:visited-style-name="Visited_20_Internet_20_Link">
</text:a>
, reports Ukrinform.</text:p>
      <text:p text:style-name="P4">
“More support that really helps. I am proud that USAID through <text:a xlink:type="simple" xlink:href="https://www.ukrinform.ua/tag-svitovij-bank" text:style-name="Internet_20_link" text:visited-style-name="Visited_20_Internet_20_Link">
</text:a>
It has allocated another $ 1.25 billion in financing health care, education, rescue services, etc. for the Ukrainian Narode, which will be attacked by Russian troops, ”the ambassador wrote.</text:p>
      <text:p text:style-name="P4">
<text:span text:style-name="T4">
 Read also: </text:span>
 <text:a xlink:type="simple" xlink:href="https://www.ukrinform.ua/rubric-economy/3698620-zernova-ugoda-mae-vikonuvatisa-bez-perepon-z-boku-kremla-usaid.html" text:style-name="Internet_20_link" text:visited-style-name="Visited_20_Internet_20_Link">
<text:span text:style-name="T4">
 USAID </text:span>
</text:a>
As reported by Ukrinform, LLC "Operator of GTS of Ukraine" through USAID Project Security <text:a xlink:type="simple" xlink:href="https://www.ukrinform.ua/rubric-economy/3702019-usaid-peredalo-droni-dla-monitoringu-gazovoi-infrastrukturi.html" text:style-name="Internet_20_link" text:visited-style-name="Visited_20_Internet_20_Link">
</text:a>
 .</text:p>
      <text:p text:style-name="P4">
News Source: <text:a xlink:type="simple" xlink:href="https://www.ukrinform.ua/rubric-economy/3702424-usaid-vidililo-se-125-milarda-na-potrebi-ukraini.html" text:style-name="Internet_20_link" text:visited-style-name="Visited_20_Internet_20_Link">
https://www.ukrinform.ua/rubric-economy/3702424-usaid-vidililo-se-125-milarda-na-potrebi-ukraini.html</text:a>
</text:p>
      <!--NEWS-->
      <text:h text:style-name="P10" text:outline-level="1">
<text:span text:style-name="T4">
Kostyuk and Ruse without a game went to a paired quarterfinals of the WTA tournament in Spain</text:span>
</text:h>
      <text:p text:style-name="P4">
Authors: Ukrinform (Person)</text:p>
      <text:p text:style-name="P4">
Publisher: Укринформ (Organization)</text:p>
      <text:p text:style-name="P4">
Published Time: 2023-04-29T12:06:09+03:00</text:p>
      <text:p text:style-name="P4">
Modified Time: 2023-04-29T12:06:09+03:00</text:p>
      <text:p text:style-name="P4">
Description: Ukrainian-Romanian couple Marta Kostyuk/Elena-Gabriel Ruse will perform in the paired quarterfinals of the WTA tournament in Madrid (Spain) with a $ 7,652,174 prize fund. - Ukrinform.</text:p>
      <text:p text:style-name="P4">
Images: ["<text:a xlink:type="simple" xlink:href="https://static.ukrinform.com/photos/2023_04/thumb_files/630_360_1682758839-532.jpg" text:style-name="Internet_20_link" text:visited-style-name="Visited_20_Internet_20_Link">
630_360_16827...</text:a>
"]</text:p>
      <text:p text:style-name="P4">
Tags: ['Іспанія', 'Румунія', 'Теніс', 'Марта Костюк']</text:p>
      <text:p text:style-name="P4">
Type: Article</text:p>
      <!--METADATA-->
      <text:p text:style-name="P4">
<draw:frame draw:style-name="fr1" draw:name="Image58" text:anchor-type="as-char" svg:width="6.9236in" svg:height="3.956343in" draw:z-index="0">
<draw:image xlink:href="../Images/yкринформ/2023-04-29T12-06-09-03-00/630_360_1682758839-532.jpg" xlink:type="simple" xlink:show="embed" xlink:actuate="onLoad" draw:mime-type="image/jpeg"/>
</draw:frame>
Ukrainian-Romanian couple Marta Kostyuk/Elena-Gabriel Ruse will perform a minute quarterfinals of the WTA tournament in Madrid(Spain)With a $ 7,652,174 prize fund.</text:p>
      <text:p text:style-name="P4">
Martha and Elena-Gabriel had to play against Anastasia Pavlyuchenko(neutral status)and Elena Rybakina(Kazakhstan), but the rivals starred, reports Ukrinform.</text:p>
      <text:p text:style-name="P4">
Kostyuk will play for the first time in the quarterfinals of the paired WTA 1000. In general, it will be the 11th paired quarterfinals at the WTA-tour level and the fourth in Paris Romanian Rus. This year, the girls came to the semifinals of the Naustralian Open.</text:p>
      <text:p text:style-name="P4">
The rivals of the Ukrainian-Romanian couple will be determined in a duel: Monicanicu/Makoto Ninomia(Romania/Japan)- Storm Gunter/Elіze Mertens(Australia/Romania)or Daria Kasatkin/Martin Trezvan(Neutralstatus/Italy).</text:p>
      <text:p text:style-name="P4">
<text:span text:style-name="T4">
Читайте також:</text:span>
 <text:a xlink:type="simple" xlink:href="https://www.ukrinform.ua/rubric-sports/3702339-kostuk-vijsla-do-drugogo-kola-turniru-wta-v-madridi-u-parnomu-rozradi.html" text:style-name="Internet_20_link" text:visited-style-name="Visited_20_Internet_20_Link">
 <text:span text:style-name="T4">
Костюк</text:span>
 </text:a>
As it was reported, at the start of the tournament in Madrid Marta Kostyuk and Elena-Gabrielarus, having played the match, they won the duel with Tima Babosh and Annadanilina.</text:p>
      <text:p text:style-name="P4">
Photo: btu.org.</text:p>
      <text:p text:style-name="P4">
News Source: <text:a xlink:type="simple" xlink:href="https://www.ukrinform.ua/rubric-sports/3702421-kostuk-i-ruse-bez-gri-projsli-do-parnogo-cvertfinalu-turniru-wta-v-ispanii.html" text:style-name="Internet_20_link" text:visited-style-name="Visited_20_Internet_20_Link">
https://www.ukrinform.ua/rubric-sports/3702421-kostuk-i-ruse-bez-gri-projsli-do-parnogo-cvertfinalu-turniru-wta-v-ispanii.html</text:a>
</text:p>
      <!--NEWS-->
      <text:h text:style-name="P10" text:outline-level="1">
<text:span text:style-name="T4">
Nemchinov told where they will take funds to increase the salary of civil servants in the frontline zone</text:span>
</text:h>
      <text:p text:style-name="P4">
Authors: Ukrinform (Person)</text:p>
      <text:p text:style-name="P4">
Publisher: Укринформ (Organization)</text:p>
      <text:p text:style-name="P4">
Published Time: 2023-04-29T12:06:44+03:00</text:p>
      <text:p text:style-name="P4">
Modified Time: 2023-04-29T12:06:44+03:00</text:p>
      <text:p text:style-name="P4">
Description: Expenditures on the implementation of the government's decision to increase salaries to employees of state bodies working in the territories where active or possible fighting are ongoing, will be carried out within the existing funds of the state budget, not yet planned. - Ukrinform.</text:p>
      <text:p text:style-name="P4">
Images: ["<text:a xlink:type="simple" xlink:href="https://static.ukrinform.com/photos/2020_12/thumb_files/630_360_1609237316-108.jpg" text:style-name="Internet_20_link" text:visited-style-name="Visited_20_Internet_20_Link">
630_360_16092...</text:a>
"]</text:p>
      <text:p text:style-name="P4">
Tags: ['Зарплата', 'Гроші', 'Немчінов']</text:p>
      <text:p text:style-name="P4">
Type: Article</text:p>
      <!--METADATA-->
      <text:p text:style-name="P4">
<draw:frame draw:style-name="fr1" draw:name="Image59" text:anchor-type="as-char" svg:width="6.9236in" svg:height="3.956343in" draw:z-index="0">
<draw:image xlink:href="../Images/yкринформ/2023-04-29T12-06-44-03-00/630_360_1609237316-108.jpg" xlink:type="simple" xlink:show="embed" xlink:actuate="onLoad" draw:mime-type="image/jpeg"/>
</draw:frame>
Expenditures on the government's decision to increase salaries to employees of state bodies working in territories, where active or possible fighting are ongoing, will be carried out within the existing funds of the state budget, and pre -financing is still planned.</text:p>
      <text:p text:style-name="P4">
The Minister of the Cabinet of Ministers Oleg Nemchinov said this on the broadcasting of the only news, Ukrinform correspondent reports.</text:p>
      <text:p text:style-name="P4">
“Categories are clearly defined, the head of the civil service in the body will determine the number of work of the employee, the increase will touch the sufficiently sensitive category of those people who work primarily in military administrations and, first of all, in the de -occupied territories, the coefficient is determined or 2. existing funds of the state budget, that is, there is no pre -financing, because first place expenditures of defense, but still people who work in the de -occupied territories in the frontal areas, they must receive at least such a small state in the form of such small surcharges, " he.</text:p>
      <text:p text:style-name="P4">
<text:span text:style-name="T4">
 Read also: </text:span>
 <text:a xlink:type="simple" xlink:href="https://www.ukrinform.ua/rubric-vidbudova/3686175-nemcinov-obgovoriv-z-clenami-uradu-latvii-pitanna-vidbudovi-ukraini.html" text:style-name="Internet_20_link" text:visited-style-name="Visited_20_Internet_20_Link">
<text:span text:style-name="T4">
 Nemchinov </text:span>
</text:a>
Nemchinov said that in society there is a stereotype of high payments of civil servants, but this is not true.</text:p>
      <text:p text:style-name="P4">
“Yes, there is some category that has high enough salaries in our middle standards, but the vast majority of civil servants, special state servants of category B, B, local administrations, territorial units They must compsify the minimum wage by so -called bonuses, because it is not a premium, but a actually transferred part of a permanent salary, ”the minister explained.</text:p>
      <text:p text:style-name="P4">
He recalled that the government decision concerns civil servants and other employees of state institutions, and the category of territories will be determined in accordance with the Cabinet of Ministers No. 1364 of December 6, 2022 “Some issues of formation(It was kept)hostilities or temporary -heated by the Russian Federation. "</text:p>
      <text:p text:style-name="P4">
<text:span text:style-name="T4">
 Read also: </text:span>
 <text:a xlink:type="simple" xlink:href="https://www.ukrinform.ua/rubric-society/3675140-reforma-derzupravlinna-peredbacae-skorocenna-aparatu-i-pidvisenna-efektivnosti-cinovnikiv-smigal.html" text:style-name="Internet_20_link" text:visited-style-name="Visited_20_Internet_20_Link">
</text:a>
</text:p>
      <text:p text:style-name="P4">
For employees of state bodies in the territories of active hostilities, officials are determined taking into account the factor 2, and in the territories of possible units - taking into account the factor of 1.5.</text:p>
      <text:p text:style-name="P4">
News Source: <text:a xlink:type="simple" xlink:href="https://www.ukrinform.ua/rubric-society/3702422-nemcinov-rozpoviv-de-vizmut-kosti-na-pidvisenna-zarplati-derzsluzbovcam-u-prifrontovij-zoni.html" text:style-name="Internet_20_link" text:visited-style-name="Visited_20_Internet_20_Link">
https://www.ukrinform.ua/rubric-society/3702422-nemcinov-rozpoviv-de-vizmut-kosti-na-pidvisenna-zarplati-derzsluzbovcam-u-prifrontovij-zoni.html</text:a>
</text:p>
      <!--NEWS-->
      <text:h text:style-name="P10" text:outline-level="1">
<text:span text:style-name="T4">
In Kiev presented the play "Mavka. Show ”based on cartoon</text:span>
</text:h>
      <text:p text:style-name="P4">
Authors: Ukrinform (Person)</text:p>
      <text:p text:style-name="P4">
Publisher: Укринформ (Organization)</text:p>
      <text:p text:style-name="P4">
Published Time: 2023-04-29T12:13:00+03:00</text:p>
      <text:p text:style-name="P4">
Modified Time: 2023-04-29T12:13:00+03:00</text:p>
      <text:p text:style-name="P4">
Description: Presentation of the choreographic performance "Mavka.Shou" based on the most casual Ukrainian cartoon film "Mavka. Forest Song" was held in Kiev. - Ukrinform.</text:p>
      <text:p text:style-name="P4">
Images: ["<text:a xlink:type="simple" xlink:href="https://static.ukrinform.com/photos/2023_04/thumb_files/630_360_1682759430-441.jpg" text:style-name="Internet_20_link" text:visited-style-name="Visited_20_Internet_20_Link">
630_360_16827...</text:a>
", "<text:a xlink:type="simple" xlink:href="https://static.ukrinform.com/photos/2023_04/1682759431-980.jpg" text:style-name="Internet_20_link" text:visited-style-name="Visited_20_Internet_20_Link">
1682759431-98...</text:a>
", "<text:a xlink:type="simple" xlink:href="https://static.ukrinform.com/photos/2023_04/1682759430-218.jpg" text:style-name="Internet_20_link" text:visited-style-name="Visited_20_Internet_20_Link">
1682759430-21...</text:a>
"]</text:p>
      <text:p text:style-name="P4">
Tags: ['Вистава', 'Київ', 'Мультфільм']</text:p>
      <text:p text:style-name="P4">
Type: Article</text:p>
      <!--METADATA-->
      <text:p text:style-name="P4">
<draw:frame draw:style-name="fr1" draw:name="Image60" text:anchor-type="as-char" svg:width="6.9236in" svg:height="3.956343in" draw:z-index="0">
<draw:image xlink:href="../Images/yкринформ/2023-04-29T12-13-00-03-00/630_360_1682759430-441.jpg" xlink:type="simple" xlink:show="embed" xlink:actuate="onLoad" draw:mime-type="image/jpeg"/>
</draw:frame>
Presentation of the choreographic performance "Mavka.Shou" based on the most casual Ukrainian cartoon film "Mavka. Forest Song" was held UKIEV.</text:p>
      <text:p text:style-name="P4">
According to Ukrinform correspondent, several numbers were shown.</text:p>
      <text:p text:style-name="P4">
"This is the first acquaintance with" Mavka. Show". This <text:a xlink:type="simple" xlink:href="https://www.ukrinform.ua/tag-vistava" text:style-name="Internet_20_link" text:visited-style-name="Visited_20_Internet_20_Link">
</text:a>
Created based on the cartoon "Mavka. Forest Song". We show a choreographic room, as well as images of our heroes. However, complete novagia will be revealed from May 12 in the October Palace, ”said Natalia Gonchar, directorstageshow company.</text:p>
      <text:p text:style-name="P4">
<draw:frame draw:style-name="fr1" draw:name="Image61" text:anchor-type="as-char" svg:width="6.9236in" svg:height="4.615733in" draw:z-index="0">
<draw:image xlink:href="../Images/yкринформ/2023-04-29T12-13-00-03-00/1682759431-980.jpg" xlink:type="simple" xlink:show="embed" xlink:actuate="onLoad" draw:mime-type="image/jpeg"/>
</draw:frame>
</text:p>
      <text:p text:style-name="P4">
<draw:frame draw:style-name="fr1" draw:name="Image62" text:anchor-type="as-char" svg:width="6.9236in" svg:height="4.615733in" draw:z-index="0">
<draw:image xlink:href="../Images/yкринформ/2023-04-29T12-13-00-03-00/1682759430-218.jpg" xlink:type="simple" xlink:show="embed" xlink:actuate="onLoad" draw:mime-type="image/jpeg"/>
</draw:frame>
According to her, the show contains gymnastic, theatrical and circus elements. Utility numbers use soundtracks from an animated film. At the same time, the images of Mavka and Lukash will be new in the play.</text:p>
      <text:p text:style-name="P4">
"Dryad. The shows are planned to be shown in 20 cities of Ukraine, as well as abroad, in particular in Poland, the Czech Republic and the Baltic States.</text:p>
      <text:p text:style-name="P4">
<text:span text:style-name="T4">
 Read also: </text:span>
 <text:a xlink:type="simple" xlink:href="https://www.ukrinform.ua/rubric-culture/3699430-v-ukrainskomu-domi-pokazut-teatralnu-vistavu-azovstal-golosi.html" text:style-name="Internet_20_link" text:visited-style-name="Visited_20_Internet_20_Link">
<text:span text:style-name="T4">
 show </text:span>
</text:a>
As reported by Ukrinform, the animated film "Mavka. Forest song »was released in Ukraine on March 2. For four weekends <text:a xlink:type="simple" xlink:href="https://www.ukrinform.ua/rubric-culture/3688504-za-cotiri-vikendi-prokatu-mavka-lisova-pisna-zibrala-majze-100-miljoniv.html" text:style-name="Internet_20_link" text:visited-style-name="Visited_20_Internet_20_Link">
</text:a>
The film was created with the support of Derzhkino, US Agency for International Development(USAID). Кінотеатральну дистрибуцію здійснює FILM.UA Distribution та KinomaniaFilm Distribution.</text:p>
      <text:p text:style-name="P4">
<text:span text:style-name="T5">
Фото надані організатором</text:span>
</text:p>
      <text:p text:style-name="P4">
News Source: <text:a xlink:type="simple" xlink:href="https://www.ukrinform.ua/rubric-culture/3702428-u-kievi-prezentuvali-vistavu-mavka-sou-za-motivami-multfilmu.html" text:style-name="Internet_20_link" text:visited-style-name="Visited_20_Internet_20_Link">
https://www.ukrinform.ua/rubric-culture/3702428-u-kievi-prezentuvali-vistavu-mavka-sou-za-motivami-multfilmu.html</text:a>
</text:p>
      <!--NEWS-->
      <text:h text:style-name="P10" text:outline-level="1">
<text:span text:style-name="T4">
Zlata Ognevich became a spokesman from Ukraine at Eurovision</text:span>
</text:h>
      <text:p text:style-name="P4">
Authors: Ukrinform (Person)</text:p>
      <text:p text:style-name="P4">
Publisher: Укринформ (Organization)</text:p>
      <text:p text:style-name="P4">
Published Time: 2023-04-29T12:25:00+03:00</text:p>
      <text:p text:style-name="P4">
Modified Time: 2023-04-29T12:25:00+03:00</text:p>
      <text:p text:style-name="P4">
Description: The singer Golden Ognevich was chosen by the spokes of this year's song "Eurovision" contest. - Ukrinform.</text:p>
      <text:p text:style-name="P4">
Images: ["<text:a xlink:type="simple" xlink:href="https://static.ukrinform.com/photos/2023_04/thumb_files/630_360_1682758867-928.jpeg" text:style-name="Internet_20_link" text:visited-style-name="Visited_20_Internet_20_Link">
630_360_16827...</text:a>
"]</text:p>
      <text:p text:style-name="P4">
Tags: ['Євробачення', 'Конкурс', 'Співачка', 'Єдині новини']</text:p>
      <text:p text:style-name="P4">
Type: Article</text:p>
      <!--METADATA-->
      <text:p text:style-name="P4">
<draw:frame draw:style-name="fr1" draw:name="Image63" text:anchor-type="as-char" svg:width="6.9236in" svg:height="3.956343in" draw:z-index="0">
<draw:image xlink:href="../Images/yкринформ/2023-04-29T12-25-00-03-00/630_360_1682758867-928.jpeg" xlink:type="simple" xlink:show="embed" xlink:actuate="onLoad" draw:mime-type="image/jpeg"/>
</draw:frame>
The spokesman of the Eurovision Competition "Eurovision" from Ukraine was chosen by singer Komlat Ognevich.</text:p>
      <text:p text:style-name="P4">
This was reported by the head of the Ukrainian delegation at the Eurovision Oksanaskibinsk on the air of the Tele scale "Unified News", correspondenttukinform reports.</text:p>
      <text:p text:style-name="P4">
"This year the spokesman will be a representative from Ukraine from Ukraine -2017, which then took the third place, namely Zlata Ognevich," Skininskaya.</text:p>
      <text:p text:style-name="P4">
According to her, this is an important mission because it involves the inclusion of the highest points from Ukraine.</text:p>
      <text:p text:style-name="P4">
“Unfortunately, this year, Ukraine does not hold in 2022 this year <text:a xlink:type="simple" xlink:href="https://www.ukrinform.ua/tag-evrobacenna" text:style-name="Internet_20_link" text:visited-style-name="Visited_20_Internet_20_Link">
</text:a>
On our land, the full -scale invasion, but we have the opportunity in the live broadcast of the finalence, when it is monitored by about 160 million people around the world. - Skibinskaya emphasized.</text:p>
      <text:p text:style-name="P4">
<text:span text:style-name="T4">
 Read also: </text:span>
 <text:a xlink:type="simple" xlink:href="https://www.ukrinform.ua/rubric-culture/3701183-korol-britanii-predstaviv-scenu-evrobacenna2023.html" text:style-name="Internet_20_link" text:visited-style-name="Visited_20_Internet_20_Link">
<text:span text:style-name="T4">
 Eurovision </text:span>
</text:a>
She noted that from Tomorrow the participants of the competition will start arriving in Liverpool. The TVORCHI band, which represents Ukraine on this year's preparation, is scheduled for the first rehearsal for May 4.</text:p>
      <text:p text:style-name="P4">
As reported by Ukrinform, the Song Contest "Eurovision-2023" will be held by Ullerpool after Ukraine, which won the 2022 competition with the songstefania by Kalush Orchestra, was unable to meet the requirements for conducting a competition due to security fears.</text:p>
      <text:p text:style-name="P4">
The semifinals of the competition will take place on May 9 and 11, the final - May 13. Ukraine will be represented by TVORCHI with a song of Heart of Steel.</text:p>
      <text:p text:style-name="P4">
_ Photo: zlata.ognevich/instagram _</text:p>
      <text:p text:style-name="P4">
News Source: <text:a xlink:type="simple" xlink:href="https://www.ukrinform.ua/rubric-culture/3702426-zlata-ognevic-stala-recniceu-vid-ukraini-na-evrobacenni.html" text:style-name="Internet_20_link" text:visited-style-name="Visited_20_Internet_20_Link">
https://www.ukrinform.ua/rubric-culture/3702426-zlata-ognevic-stala-recniceu-vid-ukraini-na-evrobacenni.html</text:a>
</text:p>
      <!--NEWS-->
      <text:h text:style-name="P10" text:outline-level="1">
<text:span text:style-name="T4">
Zelensky about international aid during the war: there were times when we were brought</text:span>
</text:h>
      <text:p text:style-name="P4">
Authors: Ukrinform (Person)</text:p>
      <text:p text:style-name="P4">
Publisher: Укринформ (Organization)</text:p>
      <text:p text:style-name="P4">
Published Time: 2023-04-29T12:28:00+03:00</text:p>
      <text:p text:style-name="P4">
Modified Time: 2023-04-29T12:28:00+03:00</text:p>
      <text:p text:style-name="P4">
Description: President Volodymyr Zelenskyy stated that during a full -scale war there were times when Ukraine promised help and supplied it with timely provision. - Ukrinform.</text:p>
      <text:p text:style-name="P4">
Images: ["<text:a xlink:type="simple" xlink:href="https://static.ukrinform.com/photos/2023_04/thumb_files/630_360_1682451261-591.jpeg" text:style-name="Internet_20_link" text:visited-style-name="Visited_20_Internet_20_Link">
630_360_16824...</text:a>
"]</text:p>
      <text:p text:style-name="P4">
Tags: ['НАТО', 'Зеленський', 'Війна з росією']</text:p>
      <text:p text:style-name="P4">
Type: Article</text:p>
      <!--METADATA-->
      <text:p text:style-name="P4">
<draw:frame draw:style-name="fr1" draw:name="Image64" text:anchor-type="as-char" svg:width="6.9236in" svg:height="3.956343in" draw:z-index="0">
<draw:image xlink:href="../Images/yкринформ/2023-04-29T12-28-00-03-00/630_360_1682451261-591.jpeg" xlink:type="simple" xlink:show="embed" xlink:actuate="onLoad" draw:mime-type="image/jpeg"/>
</draw:frame>
The Presidential Lordir Zelensky stated that during a full -scale war there were times when Ukraine promised help and supplied it with timely provision.</text:p>
      <text:p text:style-name="P4">
He said about it in <text:a xlink:type="simple" xlink:href="https://www.youtube.com/watch" text:style-name="Internet_20_link" text:visited-style-name="Visited_20_Internet_20_Link">
</text:a>
Representatives of Finnish, Swedish, Danish and Norwegian media reports.</text:p>
      <text:p text:style-name="P4">
“It is very important in the war to do everything in time. And to count on those who have promised or given a word. It is very important. In this war, we had times when we were brought. I want to thank you that this was not with your Ukrainians, ”the head of state said.</text:p>
      <text:p text:style-name="P4">
<text:span text:style-name="T4">
 Read also: </text:span>
 <text:a xlink:type="simple" xlink:href="https://www.ukrinform.ua/rubric-ato/3702388-mariupol-zrujnovanij-na-ponad-90-zelenskij.html" text:style-name="Internet_20_link" text:visited-style-name="Visited_20_Internet_20_Link">
<text:span text:style-name="T4">
 Zelensky </text:span>
</text:a>
He noted that Russia's war is very complex and large -scale substitution of various technologies, no country in the world is able to provide Ukraine with everything necessary to combat the aggressor, so international support is comprehensive.</text:p>
      <text:p text:style-name="P4">
"But we are struggling that then the countries of Europe and NATO countries have never been able to annex Russia or other freedom here," the president emphasized.</text:p>
      <text:p text:style-name="P4">
<text:span text:style-name="T4">
 Read also: </text:span>
 <text:a xlink:type="simple" xlink:href="https://www.ukrinform.ua/rubric-ato/3702375-kilkist-ozbroenna-e-virisalnou-zelenskij-zaaviv-so-virit-v-uspih-kontrnastupu-zsu.html" text:style-name="Internet_20_link" text:visited-style-name="Visited_20_Internet_20_Link">
<text:span text:style-name="T4">
 Zelensky </text:span>
</text:a>
It was reported that NATO Secretary General Jens Stoltenberg has stated that the Alliance and Partner Countries have already fulfilled more than 98% of the US Defense State Control Country under the US Defense State Contact Group under the supply of military equipment and equipment.</text:p>
      <text:p text:style-name="P4">
Photo: op</text:p>
      <text:p text:style-name="P4">
News Source: <text:a xlink:type="simple" xlink:href="https://www.ukrinform.ua/rubric-ato/3702435-zelenskij-pro-miznarodnu-dopomogu-pid-cas-vijni-buli-momenti-koli-nas-pidvodili.html" text:style-name="Internet_20_link" text:visited-style-name="Visited_20_Internet_20_Link">
https://www.ukrinform.ua/rubric-ato/3702435-zelenskij-pro-miznarodnu-dopomogu-pid-cas-vijni-buli-momenti-koli-nas-pidvodili.html</text:a>
</text:p>
      <!--NEWS-->
      <text:h text:style-name="P10" text:outline-level="1">
<text:span text:style-name="T4">
Khmelnitsky Ova officials were exposed in the organization of a corruption scheme</text:span>
</text:h>
      <text:p text:style-name="P4">
Authors: Ukrinform (Person)</text:p>
      <text:p text:style-name="P4">
Publisher: Укринформ (Organization)</text:p>
      <text:p text:style-name="P4">
Published Time: 2023-04-29T12:28:16+03:00</text:p>
      <text:p text:style-name="P4">
Modified Time: 2023-04-29T12:28:16+03:00</text:p>
      <text:p text:style-name="P4">
Description: The director of one of the departments of the Khmelnytsky Regional Military Administration and his deputy reported suspicion of organizing a corruption scheme for issuing permits. - Ukrinform.</text:p>
      <text:p text:style-name="P4">
Images: ["<text:a xlink:type="simple" xlink:href="https://static.ukrinform.com/photos/2017_07/thumb_files/630_360_1501220558-6401.jpg" text:style-name="Internet_20_link" text:visited-style-name="Visited_20_Internet_20_Link">
630_360_15012...</text:a>
", "<text:a xlink:type="simple" xlink:href="https://static.ukrinform.com/photos/2023_04/1682759616-575.jpg" text:style-name="Internet_20_link" text:visited-style-name="Visited_20_Internet_20_Link">
1682759616-57...</text:a>
"]</text:p>
      <text:p text:style-name="P4">
Tags: ['Хмельниччина', 'Корупція', 'Офіс генпрокурора']</text:p>
      <text:p text:style-name="P4">
Type: Article</text:p>
      <!--METADATA-->
      <text:p text:style-name="P4">
<draw:frame draw:style-name="fr1" draw:name="Image65" text:anchor-type="as-char" svg:width="6.9236in" svg:height="3.956343in" draw:z-index="0">
<draw:image xlink:href="../Images/yкринформ/2023-04-29T12-28-16-03-00/630_360_1501220558-6401.jpg" xlink:type="simple" xlink:show="embed" xlink:actuate="onLoad" draw:mime-type="image/jpeg"/>
</draw:frame>
The Director of the Departments of the Khmelnytsky Regional Military Administration and his deputy reported suspicion of organizing a corruption scheme for issuing a certificate.</text:p>
      <text:p text:style-name="P4">
As Ukrinform reports, about it in <text:a xlink:type="simple" xlink:href="https://t.me/pgo_gov_ua/11671" text:style-name="Internet_20_link" text:visited-style-name="Visited_20_Internet_20_Link">
</text:a>
The Prosecutor General's Office reports.</text:p>
      <text:p text:style-name="P4">
Under the procedural leadership of the Khmelnytsky Regional Prosecutor's Office, the Director and Deputy One of the Departments of the Khmelnytsky Regional Military Administration was notified of the deputy of the Khmelnytsky regional military administration on the fact(Part 3 of Art. 368 of the Criminal Code of Ukraine).</text:p>
      <text:p text:style-name="P4">
Також повідомлено про підозру їхньому посереднику – приватному підприємцю (Part 5 of Art. 27, Part 3 of Art. 368 of the Criminal Code of Ukraine).</text:p>
      <text:p text:style-name="P4">
<draw:frame draw:style-name="fr1" draw:name="Image66" text:anchor-type="as-char" svg:width="6.9236in" svg:height="4.910627in" draw:z-index="0">
<draw:image xlink:href="../Images/yкринформ/2023-04-29T12-28-16-03-00/1682759616-575.jpg" xlink:type="simple" xlink:show="embed" xlink:actuate="onLoad" draw:mime-type="image/jpeg"/>
</draw:frame>
According to the investigation, the officials established a corruption scheme for issuing technical documents, permits and conclusions within the competence of the unit.</text:p>
      <text:p text:style-name="P4">
“During citizens' appeals, the persons have explained the procedure for obtaining a non -release documentation and recommended to contact a comprehensive list of organizations. The mediator reported that if it is approved, it is necessary to provide a "monetary reward" for the officials of the department, " - said in OGP.</text:p>
      <text:p text:style-name="P4">
<text:span text:style-name="T4">
 Read also: </text:span>
 <text:a xlink:type="simple" xlink:href="https://www.ukrinform.ua/rubric-society/3700677-vaks-priznaciv-truhanovu-zastavu-u-ponad-30-miljoniv-centr-protidii-korupcii.html" text:style-name="Internet_20_link" text:visited-style-name="Visited_20_Internet_20_Link">
<text:span text:style-name="T4">
 Corrugz </text:span>
</text:a>
Depending on the type of documentation required, the price ranged from 8 to 50 thousand UAH.</text:p>
      <text:p text:style-name="P4">
Law enforcement officers detained the mediator in the order of Art. 208 of the CPC of Ukraine the tranche after 18 thousand UAH.</text:p>
      <text:p text:style-name="P4">
During searches in office and places of residence of the defendants, they made 4 960 USD, 1 000 euros, 125 thousand UAH, rough records and a mobile phone.</text:p>
      <text:p text:style-name="P4">
As reported by Ukrinform, the State Bureau of Investigation exposed at the customs post of "Yavoriv" the Lviv customs scheme of total extortions from entrepreneurs, which imported Ukraine of consumer goods.</text:p>
      <text:p text:style-name="P4">
News Source: <text:a xlink:type="simple" xlink:href="https://www.ukrinform.ua/rubric-regions/3702430-posadovciv-hmelnickoi-ova-vikrili-v-organizacii-korupcijnoi-shemi.html" text:style-name="Internet_20_link" text:visited-style-name="Visited_20_Internet_20_Link">
https://www.ukrinform.ua/rubric-regions/3702430-posadovciv-hmelnickoi-ova-vikrili-v-organizacii-korupcijnoi-shemi.html</text:a>
</text:p>
      <!--NEWS-->
      <text:h text:style-name="P10" text:outline-level="1">
<text:span text:style-name="T4">
Three police officers were injured in Chernihiv region during the shelling</text:span>
</text:h>
      <text:p text:style-name="P4">
Authors: Ukrinform (Person)</text:p>
      <text:p text:style-name="P4">
Publisher: Укринформ (Organization)</text:p>
      <text:p text:style-name="P4">
Published Time: 2023-04-29T12:35:00+03:00</text:p>
      <text:p text:style-name="P4">
Modified Time: 2023-04-29T12:35:00+03:00</text:p>
      <text:p text:style-name="P4">
Description: In the Chernihiv region, on April 28, three police officers were injured during a hostile aviation strike. - Ukrinform.</text:p>
      <text:p text:style-name="P4">
Images: ["<text:a xlink:type="simple" xlink:href="https://static.ukrinform.com/photos/2023_04/thumb_files/630_360_1682760894-644.jpg" text:style-name="Internet_20_link" text:visited-style-name="Visited_20_Internet_20_Link">
630_360_16827...</text:a>
"]</text:p>
      <text:p text:style-name="P4">
Tags: ['Обстріл', 'Поліція', 'Чернігівщина', 'Війна з росією']</text:p>
      <text:p text:style-name="P4">
Type: Article</text:p>
      <!--METADATA-->
      <text:p text:style-name="P4">
<draw:frame draw:style-name="fr1" draw:name="Image67" text:anchor-type="as-char" svg:width="6.9236in" svg:height="3.956343in" draw:z-index="0">
<draw:image xlink:href="../Images/yкринформ/2023-04-29T12-35-00-03-00/630_360_1682760894-644.jpg" xlink:type="simple" xlink:show="embed" xlink:actuate="onLoad" draw:mime-type="image/jpeg"/>
</draw:frame>
On April 28, during a hostile aviation strike, the victims of the police who were in the performance of their duties.</text:p>
      <text:p text:style-name="P4">
According to Ukrinform, the National Police reports in <text:a xlink:type="simple" xlink:href="https://t.me/UA_National_Police/11323" text:style-name="Internet_20_link" text:visited-style-name="Visited_20_Internet_20_Link">
</text:a>
.</text:p>
      <text:p text:style-name="P4">
"Yesterday, three police officers - Igor Rogovy, Vladislav Cherepnin, Taras Kovalkevich were injured as a result of a hostile air strike on civilian sites of one landslide in Chernihiv region, when they documented the previous shelling," - it is reported.</text:p>
      <text:p text:style-name="P4">
According to the police, the investigative team arrived to fix the consequences of sorting, at which time Russian troops were re-attacked.</text:p>
      <text:p text:style-name="P4">
<text:span text:style-name="T4">
 Read also: </text:span>
 <text:a xlink:type="simple" xlink:href="https://www.ukrinform.ua/rubric-ato/3702365-na-cernigivsini-vnaslidok-obstriliv-odna-ludina-zaginula-cetvero-poraneni.html" text:style-name="Internet_20_link" text:visited-style-name="Visited_20_Internet_20_Link">
<text:span text:style-name="T4">
 Chernihiv </text:span>
</text:a>
Another civilian person also suffered injuries.</text:p>
      <text:p text:style-name="P4">
Law enforcement officers are hospitalized and undergoing treatment. "They were in means of protection, and injuries did not threaten their lives," the police added.</text:p>
      <text:p text:style-name="P4">
As reported by Ukrinform, according to the consolidated information of regional military administrations, and <text:a xlink:type="simple" xlink:href="https://www.ukrinform.ua/rubric-regions/3690524-rosiani-za-dobu-obstrilali-sim-regioniv-ukraini-zvedenna-ova.html" text:style-name="Internet_20_link" text:visited-style-name="Visited_20_Internet_20_Link">
</text:a>
 .</text:p>
      <text:p text:style-name="P4">
News Source: <text:a xlink:type="simple" xlink:href="https://www.ukrinform.ua/rubric-regions/3702436-na-cernigivsini-pid-cas-obstrilu-postrazdali-troe-policejskih.html" text:style-name="Internet_20_link" text:visited-style-name="Visited_20_Internet_20_Link">
https://www.ukrinform.ua/rubric-regions/3702436-na-cernigivsini-pid-cas-obstrilu-postrazdali-troe-policejskih.html</text:a>
</text:p>
      <!--NEWS-->
      <text:h text:style-name="P10" text:outline-level="1">
<text:span text:style-name="T4">
Zelensky told how he switched from war: a few hours night or in the morning to read something</text:span>
</text:h>
      <text:p text:style-name="P4">
Authors: Ukrinform (Person)</text:p>
      <text:p text:style-name="P4">
Publisher: Укринформ (Organization)</text:p>
      <text:p text:style-name="P4">
Published Time: 2023-04-29T12:37:46+03:00</text:p>
      <text:p text:style-name="P4">
Modified Time: 2023-04-29T12:37:46+03:00</text:p>
      <text:p text:style-name="P4">
Description: President Volodymyr Zelensky tries to use a few hours at night or early in the morning to read literature to switch from Russia -solved war and maintain adequacy. - Ukrinform.</text:p>
      <text:p text:style-name="P4">
Images: ["<text:a xlink:type="simple" xlink:href="https://static.ukrinform.com/photos/2023_04/thumb_files/630_360_1682063024-559.jpeg" text:style-name="Internet_20_link" text:visited-style-name="Visited_20_Internet_20_Link">
630_360_16820...</text:a>
"]</text:p>
      <text:p text:style-name="P4">
Tags: ['Книги', 'Література', 'Зеленський']</text:p>
      <text:p text:style-name="P4">
Type: Article</text:p>
      <!--METADATA-->
      <text:p text:style-name="P4">
<draw:frame draw:style-name="fr1" draw:name="Image68" text:anchor-type="as-char" svg:width="6.9236in" svg:height="3.956343in" draw:z-index="0">
<draw:image xlink:href="../Images/yкринформ/2023-04-29T12-37-46-03-00/630_360_1682063024-559.jpeg" xlink:type="simple" xlink:show="embed" xlink:actuate="onLoad" draw:mime-type="image/jpeg"/>
</draw:frame>
Zelensky's Presidential Divide tries to use a few hours at night or morning to read literature to switch from Russia to maintain adequacy.</text:p>
      <text:p text:style-name="P4">
He said about it in <text:a xlink:type="simple" xlink:href="https://www.youtube.com/watch" text:style-name="Internet_20_link" text:visited-style-name="Visited_20_Internet_20_Link">
</text:a>
Representatives of Finnish, Swedish, Danish and Norwegian media reports.</text:p>
      <text:p text:style-name="P4">
“Well, I didn't have a vacation, because it just can't be, I cannot allow it to allow it - there is no vacation in the war. Sometimes I need some hours to be honestly not to lose adequacy, it is necessary to rush yourself a little - to read something, to look. I do it, I will tell you frankly, sometimes I have this opportunity at night or very early in the morning. Daily very early I wake up and read <text:a xlink:type="simple" xlink:href="https://www.ukrinform.ua/tag-literatura" text:style-name="Internet_20_link" text:visited-style-name="Visited_20_Internet_20_Link">
</text:a>
. It is desirable literature, and non -internet, sometimes we are all modern people, you begin to read the book and smoothly go through a mobile phone and there you already go to the Internet that there are still the ASSVES, ”Zelensky said.</text:p>
      <text:p text:style-name="P4">
The President emphasized that the price of war is measured by losses and it is difficult to survive the death of people.</text:p>
      <text:p text:style-name="P4">
<text:span text:style-name="T4">
 Read also: </text:span>
 <text:a xlink:type="simple" xlink:href="https://www.ukrinform.ua/rubric-ato/3702375-kilkist-ozbroenna-e-virisalnou-zelenskij-zaaviv-so-virit-v-uspih-kontrnastupu-zsu.html" text:style-name="Internet_20_link" text:visited-style-name="Visited_20_Internet_20_Link">
<text:span text:style-name="T4">
 Zelensky </text:span>
</text:a>
“It is difficult to live these days, it is difficult to live these losses. It is not difficult to sit, because our motivation is family, land, Ukraine, our rights, and more, and this is the most important motivation. Which is confident, keeps most of the Ukrainians, ”the head of state said.</text:p>
      <text:p text:style-name="P4">
At the same time, he emphasized: "It is very important to know what we fight, to be adequate, to communicate with people, journalists, not to sit in a bunker, to understand that the world is wider than your bunker, we understand who I am talking about."</text:p>
      <text:p text:style-name="P4">
As it was reported, Zelensky <text:a xlink:type="simple" xlink:href="https://www.ukrinform.ua/rubric-ato/3702375-kilkist-ozbroenna-e-virisalnou-zelenskij-zaaviv-so-virit-v-uspih-kontrnastupu-zsu.html" text:style-name="Internet_20_link" text:visited-style-name="Visited_20_Internet_20_Link">
</text:a>
that believes in the success of the future counter -offensive of the Armed Forces, it is also as possible that Crimea will return under the control of Ukraine.</text:p>
      <text:p text:style-name="P4">
<text:span text:style-name="T5">
Foto: Presidential Office</text:span>
</text:p>
      <text:p text:style-name="P4">
News Source: <text:a xlink:type="simple" xlink:href="https://www.ukrinform.ua/rubric-society/3702438-zelenskij-rozpoviv-ak-pereklucaetsa-vid-vijni-kilka-godin-vnoci-abo-zranku-sos-pocitati.html" text:style-name="Internet_20_link" text:visited-style-name="Visited_20_Internet_20_Link">
https://www.ukrinform.ua/rubric-society/3702438-zelenskij-rozpoviv-ak-pereklucaetsa-vid-vijni-kilka-godin-vnoci-abo-zranku-sos-pocitati.html</text:a>
</text:p>
      <!--NEWS-->
      <text:h text:style-name="P10" text:outline-level="1">
<text:span text:style-name="T4">
Melitopol will appear in the USA in the US</text:span>
</text:h>
      <text:p text:style-name="P4">
Authors: Ukrinform (Person)</text:p>
      <text:p text:style-name="P4">
Publisher: Укринформ (Organization)</text:p>
      <text:p text:style-name="P4">
Published Time: 2023-04-29T12:45:48+03:00</text:p>
      <text:p text:style-name="P4">
Modified Time: 2023-04-29T12:45:48+03:00</text:p>
      <text:p text:style-name="P4">
Description: Ukrainian Melitopol will have a twin city in the United States. - Ukrinform.</text:p>
      <text:p text:style-name="P4">
Images: ["<text:a xlink:type="simple" xlink:href="https://static.ukrinform.com/photos/2023_04/thumb_files/630_360_1682761409-220.jpeg" text:style-name="Internet_20_link" text:visited-style-name="Visited_20_Internet_20_Link">
630_360_16827...</text:a>
", "<text:a xlink:type="simple" xlink:href="https://static.ukrinform.com/photos/2023_04/1682761410-304.jpeg" text:style-name="Internet_20_link" text:visited-style-name="Visited_20_Internet_20_Link">
1682761410-30...</text:a>
", "<text:a xlink:type="simple" xlink:href="https://static.ukrinform.com/photos/2023_04/1682761409-204.jpeg" text:style-name="Internet_20_link" text:visited-style-name="Visited_20_Internet_20_Link">
1682761409-20...</text:a>
", "<text:a xlink:type="simple" xlink:href="https://static.ukrinform.com/photos/2023_04/1682761409-476.jpeg" text:style-name="Internet_20_link" text:visited-style-name="Visited_20_Internet_20_Link">
1682761409-47...</text:a>
"]</text:p>
      <text:p text:style-name="P4">
Tags: ['Мелітополь', 'США', 'Федоров']</text:p>
      <text:p text:style-name="P4">
Type: Article</text:p>
      <!--METADATA-->
      <text:p text:style-name="P4">
<draw:frame draw:style-name="fr1" draw:name="Image69" text:anchor-type="as-char" svg:width="6.9236in" svg:height="3.956343in" draw:z-index="0">
<draw:image xlink:href="../Images/yкринформ/2023-04-29T12-45-48-03-00/630_360_1682761409-220.jpeg" xlink:type="simple" xlink:show="embed" xlink:actuate="onLoad" draw:mime-type="image/jpeg"/>
</draw:frame>
Ukrainian Melitopol will have a twin city in the United States.</text:p>
      <text:p text:style-name="P4">
This was reported in <text:a xlink:type="simple" xlink:href="https://t.me/ivan_fedorov_melitopol/1810" text:style-name="Internet_20_link" text:visited-style-name="Visited_20_Internet_20_Link">
</text:a>
Mayor of Melitopol Ivan Fedorov, who participates in the summit of Udenver cities, Ukrinform reports.</text:p>
      <text:p text:style-name="P4">
"Today, the second working day of the delegation of the Ukrainian City Mayor of Mayors in the United States will end. A few goals pursued by our delegation are, above all, to convey objective information about what is happening of the scent of our country now, in particular in temporarily occupied territories . Druzil is a compilation of cooperation between cities and cities of Ukraine, "he said.</text:p>
      <text:p text:style-name="P4">
<draw:frame draw:style-name="fr1" draw:name="Image70" text:anchor-type="as-char" svg:width="6.9236in" svg:height="4.617987in" draw:z-index="0">
<draw:image xlink:href="../Images/yкринформ/2023-04-29T12-45-48-03-00/1682761410-304.jpeg" xlink:type="simple" xlink:show="embed" xlink:actuate="onLoad" draw:mime-type="image/jpeg"/>
</draw:frame>
<text:span text:style-name="T4">
 Read also: </text:span>
 <text:a xlink:type="simple" xlink:href="https://www.ukrinform.ua/rubric-regions/3700639-finske-misto-imatra-stalo-pobratimom-nizina.html" text:style-name="Internet_20_link" text:visited-style-name="Visited_20_Internet_20_Link">
<text:span text:style-name="T4">
 brother </text:span>
</text:a>
According to Fedorov, agreements on cooperation with Zamorkan cities were reached, in particular, to restore Melitopol and other terrifications after de -occupation.</text:p>
      <text:p text:style-name="P4">
<draw:frame draw:style-name="fr1" draw:name="Image71" text:anchor-type="as-char" svg:width="6.9236in" svg:height="5.1927in" draw:z-index="0">
<draw:image xlink:href="../Images/yкринформ/2023-04-29T12-45-48-03-00/1682761409-204.jpeg" xlink:type="simple" xlink:show="embed" xlink:actuate="onLoad" draw:mime-type="image/jpeg"/>
</draw:frame>
“Soon our community will appear in <text:a xlink:type="simple" xlink:href="https://www.ukrinform.ua/tag-ssa" text:style-name="Internet_20_link" text:visited-style-name="Visited_20_Internet_20_Link">
</text:a>
”, - said Melitopol mayor.</text:p>
      <text:p text:style-name="P4">
During the summit, he said, many say what will happen after the winning in Ukraine.</text:p>
      <text:p text:style-name="P4">
<draw:frame draw:style-name="fr1" draw:name="Image72" text:anchor-type="as-char" svg:width="6.9236in" svg:height="5.1927in" draw:z-index="0">
<draw:image xlink:href="../Images/yкринформ/2023-04-29T12-45-48-03-00/1682761409-476.jpeg" xlink:type="simple" xlink:show="embed" xlink:actuate="onLoad" draw:mime-type="image/jpeg"/>
</draw:frame>
It was reported that the summit of the cities of North and South America continues in Denver. Participation of about 2,000 mayors of cities and representatives of local government from 35 countries.</text:p>
      <text:p text:style-name="P4">
News Source: <text:a xlink:type="simple" xlink:href="https://www.ukrinform.ua/rubric-regions/3702441-u-melitopola-zavitsa-mistopobratim-u-ssa.html" text:style-name="Internet_20_link" text:visited-style-name="Visited_20_Internet_20_Link">
https://www.ukrinform.ua/rubric-regions/3702441-u-melitopola-zavitsa-mistopobratim-u-ssa.html</text:a>
</text:p>
      <!--NEWS-->
      <text:h text:style-name="P10" text:outline-level="1">
<text:span text:style-name="T4">
In the center of the capital appeared a mural in honor of Hero of Ukraine Matsievsky</text:span>
</text:h>
      <text:p text:style-name="P4">
Authors: Ukrinform (Person)</text:p>
      <text:p text:style-name="P4">
Publisher: Укринформ (Organization)</text:p>
      <text:p text:style-name="P4">
Published Time: 2023-04-29T12:47:00+03:00</text:p>
      <text:p text:style-name="P4">
Modified Time: 2023-04-29T12:47:00+03:00</text:p>
      <text:p text:style-name="P4">
Description: The French artist Christian Guemi created in the center of Kiev Mural, which depicts the Hero of Ukraine Alexander Matsievsky, shot by the Russians after spoken words: "Glory to Ukraine". - Ukrinform.</text:p>
      <text:p text:style-name="P4">
Images: ["<text:a xlink:type="simple" xlink:href="https://static.ukrinform.com/photos/2023_04/thumb_files/630_360_1682761919-775.jpg" text:style-name="Internet_20_link" text:visited-style-name="Visited_20_Internet_20_Link">
630_360_16827...</text:a>
", "<text:a xlink:type="simple" xlink:href="https://static.ukrinform.com/photos/2023_04/1682761918-454.jpg" text:style-name="Internet_20_link" text:visited-style-name="Visited_20_Internet_20_Link">
1682761918-45...</text:a>
", "<text:a xlink:type="simple" xlink:href="https://static.ukrinform.com/photos/2023_04/1682761919-320.jpg" text:style-name="Internet_20_link" text:visited-style-name="Visited_20_Internet_20_Link">
1682761919-32...</text:a>
"]</text:p>
      <text:p text:style-name="P4">
Tags: ['Мурал', 'Військові', 'Київ']</text:p>
      <text:p text:style-name="P4">
Type: Article</text:p>
      <!--METADATA-->
      <text:p text:style-name="P4">
<draw:frame draw:style-name="fr1" draw:name="Image73" text:anchor-type="as-char" svg:width="6.9236in" svg:height="3.956343in" draw:z-index="0">
<draw:image xlink:href="../Images/yкринформ/2023-04-29T12-47-00-03-00/630_360_1682761919-775.jpg" xlink:type="simple" xlink:show="embed" xlink:actuate="onLoad" draw:mime-type="image/jpeg"/>
</draw:frame>
The French artist Christian Guemi created a mural in the center of Kiev, on which the Hero of Ukraine Alexander Matsievsky, shot by the Russians of the post -spoken words: "Glory to Ukraine", is being elected.</text:p>
      <text:p text:style-name="P4">
About it reports BP in <text:a xlink:type="simple" xlink:href="https://www.facebook.com/verkhovna.rada.ukraine/posts/pfbid02NzPS7gjzFLnqEW1yc2mazFMASWN9ruXTz5Euxsht8fCDixYoaJQZrk8za1zVamAgl" text:style-name="Internet_20_link" text:visited-style-name="Visited_20_Internet_20_Link">
</text:a>
transmits Ukrinform.</text:p>
      <text:p text:style-name="P4">
As the head of the Verkhovna Rada of Ukraine apparatus Vyacheslav artificial, the mural is a memorization of all the heroes who protect Ukraine daily and give the most valuable and territorial integrity the most valuable.</text:p>
      <text:p text:style-name="P4">
<draw:frame draw:style-name="fr1" draw:name="Image74" text:anchor-type="as-char" svg:width="6.9236in" svg:height="4.617987in" draw:z-index="0">
<draw:image xlink:href="../Images/yкринформ/2023-04-29T12-47-00-03-00/1682761918-454.jpg" xlink:type="simple" xlink:show="embed" xlink:actuate="onLoad" draw:mime-type="image/jpeg"/>
</draw:frame>
It is noted that the idea of creating a mural arose during a visit to the Verkhovna Rada of the Photo Exhibition of Christian Guemi, known by C215, which was presented in the building of the National Assembly of French Republic.</text:p>
      <text:p text:style-name="P4">
<text:span text:style-name="T4">
 Read also: </text:span>
 <text:a xlink:type="simple" xlink:href="https://www.ukrinform.ua/rubric-ato/3681713-stracenij-rosianami-voin-zsu-macievskij-buv-gromadaninom-moldovi-mzs.html" text:style-name="Internet_20_link" text:visited-style-name="Visited_20_Internet_20_Link">
<text:span text:style-name="T4">
 executed </text:span>
 <text:span text:style-name="T4">
 </text:span>
 by Russians <text:span text:style-name="T4">
 </text:span>
 <text:span text:style-name="T4">
 </text:span>
 <text:span text:style-name="T4">
 </text:span>
 Armed Forces <text:span text:style-name="T4">
<text:span text:style-name="T5">
* Matsievsky </text:span>
* </text:span>
 <text:span text:style-name="T4">
 was </text:span>
 <text:span text:style-name="T4">
 </text:span>
 <text:span text:style-name="T4">
 by a citizen </text:span>
 <text:span text:style-name="T4">
 </text:span>
 Moldova <text:span text:style-name="T4">
 </text:span>
 <text:span text:style-name="T4">
 </text:span>
 <text:span text:style-name="T4">
 </text:span>
 <text:span text:style-name="T4">
 Foreign Ministry </text:span>
</text:a>
</text:p>
      <text:p text:style-name="P4">
<draw:frame draw:style-name="fr1" draw:name="Image75" text:anchor-type="as-char" svg:width="6.669922in" svg:height="10.0in" draw:z-index="0">
<draw:image xlink:href="../Images/yкринформ/2023-04-29T12-47-00-03-00/1682761919-320.jpg" xlink:type="simple" xlink:show="embed" xlink:actuate="onLoad" draw:mime-type="image/jpeg"/>
</draw:frame>
This is not the first work of Christian Guemi in Ukraine. Before that he has already created street work in Lviv, Zhytomyr, <text:a xlink:type="simple" xlink:href="https://www.ukrinform.ua/tag-kiiv" text:style-name="Internet_20_link" text:visited-style-name="Visited_20_Internet_20_Link">
</text:a>
Twinned Bucha, Gostomel and Irpen of the Kiev region.</text:p>
      <text:p text:style-name="P4">
As reported by Ukrinform, President Volodymyr Zelenskyy on March 13 <text:a xlink:type="simple" xlink:href="https://www.ukrinform.ua/rubric-ato/3681859-ukaz-pro-prisvoenna-zvanna-geroa-ukraini-oleksandru-macievskomu-opriludnili-na-sajti-prezidenta.html" text:style-name="Internet_20_link" text:visited-style-name="Visited_20_Internet_20_Link">
</text:a>
The title of Hero of Ukraine Alexander Matsievsky, whom the Russians were shot dead "Glory to Ukraine!".</text:p>
      <text:p text:style-name="P4">
News Source: <text:a xlink:type="simple" xlink:href="https://www.ukrinform.ua/rubric-kyiv/3702444-u-centri-stolici-zavivsa-mural-na-cest-geroa-ukraini-macievskogo.html" text:style-name="Internet_20_link" text:visited-style-name="Visited_20_Internet_20_Link">
https://www.ukrinform.ua/rubric-kyiv/3702444-u-centri-stolici-zavivsa-mural-na-cest-geroa-ukraini-macievskogo.html</text:a>
</text:p>
      <!--NEWS-->
      <text:h text:style-name="P10" text:outline-level="1">
<text:span text:style-name="T4">
Russia holds one rocket launcher in the Black Sea with eight "caliber"</text:span>
</text:h>
      <text:p text:style-name="P4">
Authors: Ukrinform (Person)</text:p>
      <text:p text:style-name="P4">
Publisher: Укринформ (Organization)</text:p>
      <text:p text:style-name="P4">
Published Time: 2023-04-29T13:05:00+03:00</text:p>
      <text:p text:style-name="P4">
Modified Time: 2023-04-29T13:05:00+03:00</text:p>
      <text:p text:style-name="P4">
Description: In the Black Sea, Russia holds 12 ships on the alternation of 12 ships, one carpet carrier of the caliber rockets with a total volley of up to eight rockets. - Ukrinform.</text:p>
      <text:p text:style-name="P4">
Images: ["<text:a xlink:type="simple" xlink:href="https://static.ukrinform.com/photos/2023_03/thumb_files/630_360_1678431987-587.jpg" text:style-name="Internet_20_link" text:visited-style-name="Visited_20_Internet_20_Link">
630_360_16784...</text:a>
", "<text:a xlink:type="simple" xlink:href="https://static.ukrinform.com/photos/2023_04/1682763028-327.jpg" text:style-name="Internet_20_link" text:visited-style-name="Visited_20_Internet_20_Link">
1682763028-32...</text:a>
"]</text:p>
      <text:p text:style-name="P4">
Tags: ['Ракета', ' Чорне море', 'Корабель', 'Війна з росією']</text:p>
      <text:p text:style-name="P4">
Type: Article</text:p>
      <!--METADATA-->
      <text:p text:style-name="P4">
<draw:frame draw:style-name="fr1" draw:name="Image76" text:anchor-type="as-char" svg:width="6.9236in" svg:height="3.956343in" draw:z-index="0">
<draw:image xlink:href="../Images/yкринформ/2023-04-29T13-05-00-03-00/630_360_1678431987-587.jpg" xlink:type="simple" xlink:show="embed" xlink:actuate="onLoad" draw:mime-type="image/jpeg"/>
</draw:frame>
In the marriage, Russia holds 12 ships on the alternation of 12 ships with a total volley of up to eight rockets.</text:p>
      <text:p text:style-name="P4">
According to Ukrinform, the Navy of the Armed Forces of Ukraine reports in <text:a xlink:type="simple" xlink:href="https://www.facebook.com/navy.mil.gov.ua/posts/pfbid033Lfq8f4vBw3w1vuRFvSejorYuZJTPkeVqfXdNmuFHputBSg8Qa71pkcYCPBGEpAjl" text:style-name="Internet_20_link" text:visited-style-name="Visited_20_Internet_20_Link">
</text:a>
“As of 12:30 on April 29, the Black Sea is on combat duty12 enemy ships, including 1 carriage carrier <text:a xlink:type="simple" xlink:href="https://www.ukrinform.ua/tag-raketa" text:style-name="Internet_20_link" text:visited-style-name="Visited_20_Internet_20_Link">
</text:a>
"Caliber" total volley up to 8 missiles; Vasovsky Sea - 1 enemy ship; In the Mediterranean, there are up to 4 enemy ships in the combat marriage, including 1 carpet carrier "Caliber", a total volley of up to 16 rockets.</text:p>
      <text:p text:style-name="P4">
<draw:frame draw:style-name="fr1" draw:name="Image77" text:anchor-type="as-char" svg:width="6.9236in" svg:height="8.6545in" draw:z-index="0">
<draw:image xlink:href="../Images/yкринформ/2023-04-29T13-05-00-03-00/1682763028-327.jpg" xlink:type="simple" xlink:show="embed" xlink:actuate="onLoad" draw:mime-type="image/jpeg"/>
</draw:frame>
*!(https://www.ukrinform.ua/rubric-ato/3702396-rosiani-za-dobu-obstrilali-sim-oblastej-ukraini-zvedenna-ova.html)As Ukrinform was reported, <text:a xlink:type="simple" xlink:href="https://www.ukrinform.ua/rubric-ato/3702340-rosia-vivela-v-corne-more-dva-nosii-kalibriv.html" text:style-name="Internet_20_link" text:visited-style-name="Visited_20_Internet_20_Link">
</text:a>
Natalia Humeniuk, the Unified Coordination Press Center of Defense of Southern Ukraine, in the Ehirinational Telernorphone "Unified News", informed that the shipwreck of the Russian Federation in the Black Sea in the morning on the morning of April 29 was 14 Vuden, including two carriers of the "Caliber" missiles.</text:p>
      <text:p text:style-name="P4">
News Source: <text:a xlink:type="simple" xlink:href="https://www.ukrinform.ua/rubric-ato/3702453-rosia-trimae-u-cornomu-mori-odin-raketonosij-z-vismoma-kalibrami.html" text:style-name="Internet_20_link" text:visited-style-name="Visited_20_Internet_20_Link">
https://www.ukrinform.ua/rubric-ato/3702453-rosia-trimae-u-cornomu-mori-odin-raketonosij-z-vismoma-kalibrami.html</text:a>
</text:p>
      <!--NEWS-->
      <text:h text:style-name="P10" text:outline-level="1">
<text:span text:style-name="T4">
Basketball: Ukraine's pre-qualification tournament Ukraine will play in Turkey</text:span>
</text:h>
      <text:p text:style-name="P4">
Authors: Ukrinform (Person)</text:p>
      <text:p text:style-name="P4">
Publisher: Укринформ (Organization)</text:p>
      <text:p text:style-name="P4">
Published Time: 2023-04-29T13:06:05+03:00</text:p>
      <text:p text:style-name="P4">
Modified Time: 2023-04-29T13:06:05+03:00</text:p>
      <text:p text:style-name="P4">
Description: The International Basketball Federation (Fiba) has identified the pre-qualification countries of the Olympic tournaments, as well as sowed the national teams before the draw, which will be held on May 1. - Ukrinform.</text:p>
      <text:p text:style-name="P4">
Images: ["<text:a xlink:type="simple" xlink:href="https://static.ukrinform.com/photos/2023_04/thumb_files/630_360_1682762275-440.jpeg" text:style-name="Internet_20_link" text:visited-style-name="Visited_20_Internet_20_Link">
630_360_16827...</text:a>
"]</text:p>
      <text:p text:style-name="P4">
Tags: ['Олімпіада', 'Збірна України', 'міні-футбол', 'Чоловіки']</text:p>
      <text:p text:style-name="P4">
Type: Article</text:p>
      <!--METADATA-->
      <text:p text:style-name="P4">
<draw:frame draw:style-name="fr1" draw:name="Image78" text:anchor-type="as-char" svg:width="6.9236in" svg:height="3.956343in" draw:z-index="0">
<draw:image xlink:href="../Images/yкринформ/2023-04-29T13-06-05-03-00/630_360_1682762275-440.jpeg" xlink:type="simple" xlink:show="embed" xlink:actuate="onLoad" draw:mime-type="image/jpeg"/>
</draw:frame>
International Basketball Federation(FIBA)She identified the countries of the host of pre-qualification Olympic tournaments, as well as sowed prefabricated pre-kept, which will be held on May 1.</text:p>
      <text:p text:style-name="P4">
The national team of Ukraine <text:a xlink:type="simple" xlink:href="https://fbu.ua/news/cholovcha-zbrna-ukrani-zgra-u-turechchin-u-pre-kvalifkacynomu-olmpyskomu-turnr" text:style-name="Internet_20_link" text:visited-style-name="Visited_20_Internet_20_Link">
</text:a>
to the third basket. The navigation team will hold their matches in Turkey. The matches will be held in Istanbul, Ukrinform reports.</text:p>
      <text:p text:style-name="P4">
The potential rivals of the national team of Ukraine at the group stage are Turkey, Croatia, the Netherlands, Bulgaria, Iceland and Sweden.</text:p>
      <text:p text:style-name="P4">
The second tournament will be held in Poland and Estonia. The group stage will be adopted by Polish -skeleton Glovitsa and the capital of Estonia Tallinn. The finale will take place in Glivitsa.</text:p>
      <text:p text:style-name="P4">
16 European national teams, which are now divided into two eight, will be divided into four groups with May 1.</text:p>
      <text:p text:style-name="P4">
Each such quartet will play a circular tournament. The first two teams will reach the semifinals, where they will continue to fight for a ticket. It will receive the winner of the final "Eight".</text:p>
      <text:p text:style-name="P4">
<text:span text:style-name="T4">
 Read also: </text:span>
 <text:a xlink:type="simple" xlink:href="https://www.ukrinform.ua/rubric-sports/3702001-ukrainski-basketbolisti-diznautsa-supernikiv-u-prekvalifikacii-olimpiadi.html" text:style-name="Internet_20_link" text:visited-style-name="Visited_20_Internet_20_Link">
<text:span text:style-name="T4">
 basketball </text:span>
</text:a>
Date Games:</text:p>
      <text:p text:style-name="P4">
August 12-16 2023 - Group Stage</text:p>
      <text:p text:style-name="P4">
August 18 - semifinals</text:p>
      <text:p text:style-name="P4">
August 20 - finals.</text:p>
      <text:p text:style-name="P4">
Only the winners of the pre-qualification tournaments will receive space at the Olympic qualification tournament.</text:p>
      <text:p text:style-name="P4">
Photo: facebook.com/ukrbasket.</text:p>
      <text:p text:style-name="P4">
News Source: <text:a xlink:type="simple" xlink:href="https://www.ukrinform.ua/rubric-sports/3702448-basketbol-prekvalifikacijnij-turnir-olimpiadi-ukraina-zigrae-u-tureccini.html" text:style-name="Internet_20_link" text:visited-style-name="Visited_20_Internet_20_Link">
https://www.ukrinform.ua/rubric-sports/3702448-basketbol-prekvalifikacijnij-turnir-olimpiadi-ukraina-zigrae-u-tureccini.html</text:a>
</text:p>
      <!--NEWS-->
      <text:h text:style-name="P10" text:outline-level="1">
<text:span text:style-name="T4">
Trukhanov told how to solve the problem of energy supply of Odessa</text:span>
</text:h>
      <text:p text:style-name="P4">
Authors: Ukrinform (Person)</text:p>
      <text:p text:style-name="P4">
Publisher: Укринформ (Organization)</text:p>
      <text:p text:style-name="P4">
Published Time: 2023-04-29T13:06:50+03:00</text:p>
      <text:p text:style-name="P4">
Modified Time: 2023-04-29T13:06:50+03:00</text:p>
      <text:p text:style-name="P4">
Description: Odesa needs additional capacity to solve the problem of power supply. - Ukrinform.</text:p>
      <text:p text:style-name="P4">
Images: ["<text:a xlink:type="simple" xlink:href="https://static.ukrinform.com/photos/2019_10/thumb_files/630_360_1570780988-625.jpg" text:style-name="Internet_20_link" text:visited-style-name="Visited_20_Internet_20_Link">
630_360_15707...</text:a>
"]</text:p>
      <text:p text:style-name="P4">
Tags: ['Енергетика', 'Одеса', 'Труханов']</text:p>
      <text:p text:style-name="P4">
Type: Article</text:p>
      <!--METADATA-->
      <text:p text:style-name="P4">
<draw:frame draw:style-name="fr1" draw:name="Image79" text:anchor-type="as-char" svg:width="6.9236in" svg:height="3.956343in" draw:z-index="0">
<draw:image xlink:href="../Images/yкринформ/2023-04-29T13-06-50-03-00/630_360_1570780988-625.jpg" xlink:type="simple" xlink:show="embed" xlink:actuate="onLoad" draw:mime-type="image/jpeg"/>
</draw:frame>
Odessa is an additional capacity to solve the problem of electricity supply.</text:p>
      <text:p text:style-name="P4">
This was during the Odessa Recovery Forum "Safety. Integration. Potential ”said Mayor Gennady Trukhanov, Ukrinform correspondent reports.</text:p>
      <text:p text:style-name="P4">
“The city needs additional capacity. Currently, the municipality has developed the concept of energy security of the city, the purpose of which is the systematic solution to the problem of lack of these capacities, including by generating the energy of the city, ”Trukhanov said.</text:p>
      <text:p text:style-name="P4">
<text:span text:style-name="T4">
 Read also: </text:span>
 <text:a xlink:type="simple" xlink:href="https://www.ukrinform.ua/rubric-society/3700677-vaks-priznaciv-truhanovu-zastavu-u-ponad-30-miljoniv-centr-protidii-korupcii.html" text:style-name="Internet_20_link" text:visited-style-name="Visited_20_Internet_20_Link">
<text:span text:style-name="T4">
 Trukhanov </text:span>
</text:a>
In a comment to journalists, the mayor of Odessa reported that in the city can build a 30 MW gaping stations that will allow the generation of energy within the city.</text:p>
      <text:p text:style-name="P4">
The construction of the United Nations will be the construction.</text:p>
      <text:p text:style-name="P4">
"The UN organization, which is now building gas stations in Kiev, has to build such stations in Odessa," Trukhanov said.</text:p>
      <text:p text:style-name="P4">
<text:span text:style-name="T4">
 Read also: </text:span>
 <text:a xlink:type="simple" xlink:href="https://www.ukrinform.ua/rubric-economy/3702222-mzs-islandii-odesa-priklad-togo-ak-bezpeka-odnogo-mista-moze-vplivati-na-ves-svit.html" text:style-name="Internet_20_link" text:visited-style-name="Visited_20_Internet_20_Link">
<text:span text:style-name="T4">
 Odessa </text:span>
</text:a>
It was reported that the Denmark government has launched a new support program for Ukraine for 2023.</text:p>
      <text:p text:style-name="P4">
News Source: <text:a xlink:type="simple" xlink:href="https://www.ukrinform.ua/rubric-regions/3702450-truhanov-rozpoviv-akim-cinom-mozna-rozvazati-problemu-energopostacanna-odesi.html" text:style-name="Internet_20_link" text:visited-style-name="Visited_20_Internet_20_Link">
https://www.ukrinform.ua/rubric-regions/3702450-truhanov-rozpoviv-akim-cinom-mozna-rozvazati-problemu-energopostacanna-odesi.html</text:a>
</text:p>
      <!--NEWS-->
      <text:h text:style-name="P10" text:outline-level="1">
<text:span text:style-name="T4">
Denis Molchanov lost the paired final of the ATP tournament in Rome</text:span>
</text:h>
      <text:p text:style-name="P4">
Authors: Ukrinform (Person)</text:p>
      <text:p text:style-name="P4">
Publisher: Укринформ (Organization)</text:p>
      <text:p text:style-name="P4">
Published Time: 2023-04-29T13:13:38+03:00</text:p>
      <text:p text:style-name="P4">
Modified Time: 2023-04-29T13:13:38+03:00</text:p>
      <text:p text:style-name="P4">
Description: Kazakh -Ukrainian tennis duo Andriy Golubev - Denis Molchanov failed on Saturday the final match of a paired disaster of the ATR tournament of the Challenger Series in Rome (Italy) with a 1 73 thousand - Ukrinform prize fund.</text:p>
      <text:p text:style-name="P4">
Images: ["<text:a xlink:type="simple" xlink:href="https://static.ukrinform.com/photos/2023_04/thumb_files/630_360_1682696931-882.jpg" text:style-name="Internet_20_link" text:visited-style-name="Visited_20_Internet_20_Link">
630_360_16826...</text:a>
"]</text:p>
      <text:p text:style-name="P4">
Tags: ['Крим', 'Рим', 'Теніс', 'Збірна України', 'Чоловіки']</text:p>
      <text:p text:style-name="P4">
Type: Article</text:p>
      <!--METADATA-->
      <text:p text:style-name="P4">
<draw:frame draw:style-name="fr1" draw:name="Image80" text:anchor-type="as-char" svg:width="6.9236in" svg:height="3.956343in" draw:z-index="0">
<draw:image xlink:href="../Images/yкринформ/2023-04-29T13-13-38-03-00/630_360_1682696931-882.jpg" xlink:type="simple" xlink:show="embed" xlink:actuate="onLoad" draw:mime-type="image/jpeg"/>
</draw:frame>
Kazakh -Ukrainian tennis duo Andriy Golubev - Denis Molchanov Failed on Saturday the final match(Italy)With a prize fund € 73 thousand</text:p>
      <text:p text:style-name="P4">
In the title match Golubev and Molchanov lost in two sets sown under 2 -mnitor Columbian Nicholas Barrives and Portuguese Francishishka Cabral -3: 6, 1: 6, reports Ukrinform.</text:p>
      <text:p text:style-name="P4">
The rivals spent 1 hour for 2 minutes.</text:p>
      <text:p text:style-name="P4">
<text:span text:style-name="T4">
 Read also: </text:span>
 <text:a xlink:type="simple" xlink:href="https://www.ukrinform.ua/rubric-sports/3702191-molcanov-vistupit-u-finali-cellendzera-atp-v-rimi.html" text:style-name="Internet_20_link" text:visited-style-name="Visited_20_Internet_20_Link">
<text:span text:style-name="T4">
 Molchanov </text:span>
</text:a>
For the Ukrainian, it was the third attempt to win a paired title on the Challenging season. In February, Molchanov, together with Frenchman Jonathan Eussercom, was played in Germany, this month Molchanov and Czech Zdenk Colarzhia took place in Italy.</text:p>
      <text:p text:style-name="P4">
Photo: btu.org.ua.</text:p>
      <text:p text:style-name="P4">
News Source: <text:a xlink:type="simple" xlink:href="https://www.ukrinform.ua/rubric-sports/3702454-denis-molcanov-prograv-parnij-final-turniru-atp-v-rimi.html" text:style-name="Internet_20_link" text:visited-style-name="Visited_20_Internet_20_Link">
https://www.ukrinform.ua/rubric-sports/3702454-denis-molcanov-prograv-parnij-final-turniru-atp-v-rimi.html</text:a>
</text:p>
      <!--NEWS-->
      <text:h text:style-name="P10" text:outline-level="1">
<text:span text:style-name="T4">
Zelensky: There is another wave of war where we are going to take the initiative</text:span>
</text:h>
      <text:p text:style-name="P4">
Authors: Ukrinform (Person)</text:p>
      <text:p text:style-name="P4">
Publisher: Укринформ (Organization)</text:p>
      <text:p text:style-name="P4">
Published Time: 2023-04-29T13:18:00+03:00</text:p>
      <text:p text:style-name="P4">
Modified Time: 2023-04-29T13:18:00+03:00</text:p>
      <text:p text:style-name="P4">
Description: President Volodymyr Zelenskyy believes that there is another wave of war, during which Ukraine is about to seize the initiative. - Ukrinform.</text:p>
      <text:p text:style-name="P4">
Images: ["<text:a xlink:type="simple" xlink:href="https://static.ukrinform.com/photos/2023_02/thumb_files/630_360_1675430025-335.jpeg" text:style-name="Internet_20_link" text:visited-style-name="Visited_20_Internet_20_Link">
630_360_16754...</text:a>
"]</text:p>
      <text:p text:style-name="P4">
Tags: ['росія', 'Зеленський', 'Війна з росією']</text:p>
      <text:p text:style-name="P4">
Type: Article</text:p>
      <!--METADATA-->
      <text:p text:style-name="P4">
<draw:frame draw:style-name="fr1" draw:name="Image81" text:anchor-type="as-char" svg:width="6.9236in" svg:height="3.956343in" draw:z-index="0">
<draw:image xlink:href="../Images/yкринформ/2023-04-29T13-18-00-03-00/630_360_1675430025-335.jpeg" xlink:type="simple" xlink:show="embed" xlink:actuate="onLoad" draw:mime-type="image/jpeg"/>
</draw:frame>
The Presidential Lordir Zelensky believes that there is another wave of war, during which the Ukrainian is to capture the initiative.</text:p>
      <text:p text:style-name="P4">
He said about it in <text:a xlink:type="simple" xlink:href="https://www.youtube.com/watch" text:style-name="Internet_20_link" text:visited-style-name="Visited_20_Internet_20_Link">
</text:a>
Representatives of Finnish, Swedish, Danish and Norwegian media reports.</text:p>
      <text:p text:style-name="P4">
“I think they will weaken daily and we will have more and more. They(Russians - ed.)have already changed tactics. They already think the pro -defense of the occupied territories. This is another wave of this war. This is not a good thing for us, because we understand that their perseverance is on the battlefield, what was in the beginning is broken down by our strength. And today they are dug, they make bone lines and more. It will be difficult for us, it will be very difficult, but it is a good part, it is part in which we are going to take the initiative in thisworks, ”Zelensky emphasized.</text:p>
      <text:p text:style-name="P4">
<text:span text:style-name="T4">
 Read also: </text:span>
 <text:a xlink:type="simple" xlink:href="https://www.ukrinform.ua/rubric-ato/3702435-zelenskij-pro-miznarodnu-dopomogu-pid-cas-vijni-buli-momenti-koli-nas-pidvodili.html" text:style-name="Internet_20_link" text:visited-style-name="Visited_20_Internet_20_Link">
<text:span text:style-name="T4">
 Zelensky </text:span>
</text:a>
He is convinced that the Russian army is demotivated, and the fact that the Russians "recruit some people who are unable to fight, it is not about troops, it is about their people."</text:p>
      <text:p text:style-name="P4">
"Them(RF - Ed.)It is not a pity to spend your lives, it's their choice. They are a victorian, and he chose to leave them in Ukrainian soil. But they are war. There are some groups of people who still have motivation, but we mibbid, we hear how they lose their motivation daily, we hear how they are afraid, ”the President said.</text:p>
      <text:p text:style-name="P4">
<text:span text:style-name="T4">
 Read also: </text:span>
 <text:a xlink:type="simple" xlink:href="https://www.ukrinform.ua/rubric-ato/3702435-zelenskij-pro-miznarodnu-dopomogu-pid-cas-vijni-buli-momenti-koli-nas-pidvodili.html" text:style-name="Internet_20_link" text:visited-style-name="Visited_20_Internet_20_Link">
<text:span text:style-name="T4">
 Zelensky </text:span>
</text:a>
As it was reported, the Defense Forces of Ukraine from February 24, 2022 to April 29, 2023 <text:a xlink:type="simple" xlink:href="https://www.ukrinform.ua/rubric-ato/3702329-zsu-znisili-vze-190-040-rosijskih-zagarbnikiv.html" text:style-name="Internet_20_link" text:visited-style-name="Visited_20_Internet_20_Link">
</text:a>
, with 580 people - over the past day.</text:p>
      <text:p text:style-name="P4">
Photo: op</text:p>
      <text:p text:style-name="P4">
News Source: <text:a xlink:type="simple" xlink:href="https://www.ukrinform.ua/rubric-ato/3702457-zelenskij-nastala-insa-hvila-vijni-de-mi-zbiraemos-zabrati-iniciativu.html" text:style-name="Internet_20_link" text:visited-style-name="Visited_20_Internet_20_Link">
https://www.ukrinform.ua/rubric-ato/3702457-zelenskij-nastala-insa-hvila-vijni-de-mi-zbiraemos-zabrati-iniciativu.html</text:a>
</text:p>
      <!--NEWS-->
      <text:h text:style-name="P10" text:outline-level="1">
<text:span text:style-name="T4">
Georgia explained why they did not vote for the Ukrainian resolution in the PACE</text:span>
</text:h>
      <text:p text:style-name="P4">
Authors: Ukrinform (Person)</text:p>
      <text:p text:style-name="P4">
Publisher: Укринформ (Organization)</text:p>
      <text:p text:style-name="P4">
Published Time: 2023-04-29T13:25:00+03:00</text:p>
      <text:p text:style-name="P4">
Modified Time: 2023-04-29T13:25:00+03:00</text:p>
      <text:p text:style-name="P4">
Description: The Georgian delegation did not participate in the adoption of the resolution of the Parliamentary Assembly of the Council of Europe (PACE), which recognizes the violent movement of Ukrainian children to Russia with genocide as it could not be present to the vote. - Ukrinform.</text:p>
      <text:p text:style-name="P4">
Images: ["<text:a xlink:type="simple" xlink:href="https://static.ukrinform.com/photos/2019_06/thumb_files/630_360_1561558508-838.jpg" text:style-name="Internet_20_link" text:visited-style-name="Visited_20_Internet_20_Link">
630_360_15615...</text:a>
"]</text:p>
      <text:p text:style-name="P4">
Tags: ['Грузія', 'ПАРЄ', 'Україна']</text:p>
      <text:p text:style-name="P4">
Type: Article</text:p>
      <!--METADATA-->
      <text:p text:style-name="P4">
<draw:frame draw:style-name="fr1" draw:name="Image82" text:anchor-type="as-char" svg:width="6.9236in" svg:height="3.956343in" draw:z-index="0">
<draw:image xlink:href="../Images/yкринформ/2023-04-29T13-25-00-03-00/630_360_1561558508-838.jpg" xlink:type="simple" xlink:show="embed" xlink:actuate="onLoad" draw:mime-type="image/jpeg"/>
</draw:frame>
The Georgian delegation did not participate in the adoption of the resolution of the Parliamentary Assembly of the Council of Europe(PACE), which recognizes the violent movement of Ukrainian children to Russia's genocide, as it could not be present to the vote.</text:p>
      <text:p text:style-name="P4">
About it reports the portal <text:a xlink:type="simple" xlink:href="https://www.newsgeorgia.ge/gruzinskaja-delegacija-ne-progolosovala-po-ukrainskoj-rezoljucii-v-pase-v-chem-prichina/" text:style-name="Internet_20_link" text:visited-style-name="Visited_20_Internet_20_Link">
</text:a>
, reports Ukrinform.</text:p>
      <text:p text:style-name="P4">
The delegation, which flew to Strasbourg on April 24, included Georgia Party Irakliy Kobakhidze, VesisPicker Archyl Talakvadze, deputies from the parliamentary majority Iraklii Chicken, Hatia whole, Givimancanadze, ECA Sepashvili.</text:p>
      <text:p text:style-name="P4">
The Georgian Dream stated that they had bought in advance, and therefore they could not be present to the vote.</text:p>
      <text:p text:style-name="P4">
<text:span text:style-name="T4">
 Read also: </text:span>
 <text:a xlink:type="simple" xlink:href="https://www.ukrinform.ua/rubric-ato/3702239-vazlivi-rezolucii-pare-ta-kongresu-ssa-svit-vpevnenij-u-nasij-peremozi.html" text:style-name="Internet_20_link" text:visited-style-name="Visited_20_Internet_20_Link">
<text:span text:style-name="T4">
 PACE </text:span>
</text:a>
"The return tickets were purchased in a few weeks, because we had a specific daytime ... The fact that we do not join something specifically," are speculations, "said a member of Givi Mikanadze delegation.</text:p>
      <text:p text:style-name="P4">
At the same time, the deputy of the Government Party "Georgian Dream" by Beck Davituliani was unkind that "something else was written in the resolution."</text:p>
      <text:p text:style-name="P4">
"For example, one of the previous resolutions was not only about Ukraine's support, but also about Saakashvili's release. Then our delegation said that it would support the resolution if you take away this item. But it was not cleaned and we could not support the resolution," he said, "he said," he said, "he said," he said, "he said," he said. he.</text:p>
      <text:p text:style-name="P4">
<text:span text:style-name="T4">
 Read also: </text:span>
 <text:a xlink:type="simple" xlink:href="https://www.ukrinform.ua/rubric-ato/3701763-zelenskij-viroki-za-genocid-budut-ak-i-za-vsi-insi-zlocini-rosii-proti-ukraini.html" text:style-name="Internet_20_link" text:visited-style-name="Visited_20_Internet_20_Link">
</text:a>
Earlier, a member of the Ukrainian delegation in PACE, MP from "European Solodarity" Alexey Goncharenko <text:a xlink:type="simple" xlink:href="https://www.facebook.com/alexeygoncharenko/posts/pfbid0jpuaGPu5BHgvExPqBViDuUdDd9MqicBVZyoSWJ2ph7gGYf57cZR53ztndvVBprq2l" text:style-name="Internet_20_link" text:visited-style-name="Visited_20_Internet_20_Link">
</text:a>
that the Georgian delegation in the Parliamentary Assembly of the Council of Europe is not a long vote for the resolution on the forced export of Ukrainian children in Russian children.</text:p>
      <text:p text:style-name="P4">
As reported by Ukrinform, <text:a xlink:type="simple" xlink:href="https://www.ukrinform.ua/rubric-ato/3701663-pare-viznala-genocidom-deportaciu-ukrainskih-ditej-do-rosii.html" text:style-name="Internet_20_link" text:visited-style-name="Visited_20_Internet_20_Link">
</text:a>
The deportation of Tanasasilnitsky movement of Ukrainian children to the territory of the Russian Federation called the ISS to consider the possibility of criminal prosecution for this Zazlochin.</text:p>
      <text:p text:style-name="P4">
News Source: <text:a xlink:type="simple" xlink:href="https://www.ukrinform.ua/rubric-polytics/3702452-u-gruzii-poasnili-comu-ne-golosuvali-za-ukrainsku-rezoluciu-v-pare.html" text:style-name="Internet_20_link" text:visited-style-name="Visited_20_Internet_20_Link">
https://www.ukrinform.ua/rubric-polytics/3702452-u-gruzii-poasnili-comu-ne-golosuvali-za-ukrainsku-rezoluciu-v-pare.html</text:a>
</text:p>
      <!--NEWS-->
      <text:h text:style-name="P10" text:outline-level="1">
<text:span text:style-name="T4">
The publications in the media for counter -offensive do not help the Ukrainian military - President</text:span>
</text:h>
      <text:p text:style-name="P4">
Authors: Ukrinform (Person)</text:p>
      <text:p text:style-name="P4">
Publisher: Укринформ (Organization)</text:p>
      <text:p text:style-name="P4">
Published Time: 2023-04-29T13:36:00+03:00</text:p>
      <text:p text:style-name="P4">
Modified Time: 2023-04-29T13:36:00+03:00</text:p>
      <text:p text:style-name="P4">
Description: President Volodymyr Zelenskyy believes that the publication in the media about the future counter -offensive of the defense forces does not help the Ukrainian military, but will not be influenced by Ukraine. - Ukrinform.</text:p>
      <text:p text:style-name="P4">
Images: ["<text:a xlink:type="simple" xlink:href="https://static.ukrinform.com/photos/2023_02/thumb_files/630_360_1677565804-504.jpeg" text:style-name="Internet_20_link" text:visited-style-name="Visited_20_Internet_20_Link">
630_360_16775...</text:a>
"]</text:p>
      <text:p text:style-name="P4">
Tags: ['ЗМІ', 'Зеленський', 'Війна з росією', 'Контрнаступ']</text:p>
      <text:p text:style-name="P4">
Type: Article</text:p>
      <!--METADATA-->
      <text:p text:style-name="P4">
<draw:frame draw:style-name="fr1" draw:name="Image83" text:anchor-type="as-char" svg:width="6.9236in" svg:height="3.956343in" draw:z-index="0">
<draw:image xlink:href="../Images/yкринформ/2023-04-29T13-36-00-03-00/630_360_1677565804-504.jpeg" xlink:type="simple" xlink:show="embed" xlink:actuate="onLoad" draw:mime-type="image/jpeg"/>
</draw:frame>
The Presidential Divine Zelensky believes that the publication in the media of information on the unique counter -offensive of the defense forces does not help the Ukrainian military, butlan plans of Ukraine will not affect.</text:p>
      <text:p text:style-name="P4">
He said about it in <text:a xlink:type="simple" xlink:href="https://www.youtube.com/watch" text:style-name="Internet_20_link" text:visited-style-name="Visited_20_Internet_20_Link">
</text:a>
Representatives of Finnish, Swedish, Danish and Norwegian media reports.</text:p>
      <text:p text:style-name="P4">
“<text:a xlink:type="simple" xlink:href="https://www.ukrinform.ua/tag-kontrnastup" text:style-name="Internet_20_link" text:visited-style-name="Visited_20_Internet_20_Link">
</text:a>
It depends not only on combat. Combat vehicles or armored vehicles are one of the components. Sometimes, as I told you, there are information threats. I will frankly, I have never spoken about it, but sometimes it is an information that comes out in a particular press - and unfortunately, not just the Russian press - I think that this information, let's say so, does not help. Will it stop us, such information? No!Even if you come out daily. All this will not stop us, we will still go forward and win it, ”the head of state said.</text:p>
      <text:p text:style-name="P4">
At the same time, he stressed that, regardless of whether this information is a fake or it is true - its spread "does not help".</text:p>
      <text:p text:style-name="P4">
<text:span text:style-name="T4">
 Read also: </text:span>
 <text:a xlink:type="simple" xlink:href="https://www.ukrinform.ua/rubric-ato/3702375-kilkist-ozbroenna-e-virisalnou-zelenskij-zaaviv-so-virit-v-uspih-kontrnastupu-zsu.html" text:style-name="Internet_20_link" text:visited-style-name="Visited_20_Internet_20_Link">
<text:span text:style-name="T4">
 Countercree </text:span>
</text:a>
Zelensky also emphasized that he believes in Ukrainian soldiers, and the task of Ukraine is to go forward.</text:p>
      <text:p text:style-name="P4">
"To say that the Russians will run right after our counter -offensive ... Well, we would like less casualties among them," the President added.</text:p>
      <text:p text:style-name="P4">
As it was reported, the Minister of Defense of Ukraine Alexei Reznikov believes that <text:a xlink:type="simple" xlink:href="https://www.ukrinform.ua/rubric-ato/3701419-reznikov-pro-kontrnastup-ocikuvanna-peregriti-pocatok-mae-buti-nespodivanim.html" text:style-name="Internet_20_link" text:visited-style-name="Visited_20_Internet_20_Link">
</text:a>
.</text:p>
      <text:p text:style-name="P4">
Foreign Minister Dmytro Kuleba stated that to say that <text:a xlink:type="simple" xlink:href="https://www.ukrinform.ua/rubric-ato/3702092-kontrnastup-ukraini-ne-slid-vvazati-finalnou-bitvou-kuleba.html" text:style-name="Internet_20_link" text:visited-style-name="Visited_20_Internet_20_Link">
</text:a>
, perhaps only after its completion, it will lead to the full liberation of the Ukrainian territory.</text:p>
      <text:p text:style-name="P4">
Photo: President's office</text:p>
      <text:p text:style-name="P4">
News Source: <text:a xlink:type="simple" xlink:href="https://www.ukrinform.ua/rubric-ato/3702461-publikacii-u-zmi-sodo-kontrnastupu-ne-dopomagaut-ukrainskim-vijskovim-prezident.html" text:style-name="Internet_20_link" text:visited-style-name="Visited_20_Internet_20_Link">
https://www.ukrinform.ua/rubric-ato/3702461-publikacii-u-zmi-sodo-kontrnastupu-ne-dopomagaut-ukrainskim-vijskovim-prezident.html</text:a>
</text:p>
      <!--NEWS-->
      <text:h text:style-name="P10" text:outline-level="1">
<text:span text:style-name="T4">
Olga Harlan won bronze at the fencing Grand Prix in Seoul</text:span>
</text:h>
      <text:p text:style-name="P4">
Authors: Ukrinform (Person)</text:p>
      <text:p text:style-name="P4">
Publisher: Укринформ (Organization)</text:p>
      <text:p text:style-name="P4">
Published Time: 2023-04-29T13:41:00+03:00</text:p>
      <text:p text:style-name="P4">
Modified Time: 2023-04-29T13:41:00+03:00</text:p>
      <text:p text:style-name="P4">
Description: At the third place of the pedestal, the Ukrainian sabalist Olga Harlan, as a result of the competition of the Grand Prix Series in Seoul (Republic of Korea), went to the competition. - Ukrinform.</text:p>
      <text:p text:style-name="P4">
Images: ["<text:a xlink:type="simple" xlink:href="https://static.ukrinform.com/photos/2023_04/thumb_files/630_360_1682764394-850.png" text:style-name="Internet_20_link" text:visited-style-name="Visited_20_Internet_20_Link">
630_360_16827...</text:a>
"]</text:p>
      <text:p text:style-name="P4">
Tags: ['Фехтування', 'Харлан', 'Корея', 'Збірна України']</text:p>
      <text:p text:style-name="P4">
Type: Article</text:p>
      <!--METADATA-->
      <text:p text:style-name="P4">
<draw:frame draw:style-name="fr1" draw:name="Image84" text:anchor-type="as-char" svg:width="6.9236in" svg:height="3.956343in" draw:z-index="0">
<draw:image xlink:href="../Images/yкринформ/2023-04-29T13-41-00-03-00/630_360_1682764394-850.png" xlink:type="simple" xlink:show="embed" xlink:actuate="onLoad" draw:mime-type="image/png"/>
</draw:frame>
On the third waters of the pedestal of honor came as a result(Republic of Korea)Ukrainian Shablist Olga Harlan.</text:p>
      <text:p text:style-name="P4">
Our Olympic champion <text:a xlink:type="simple" xlink:href="https://www.facebook.com/olympicua" text:style-name="Internet_20_link" text:visited-style-name="Visited_20_Internet_20_Link">
</text:a>
Frenchwoman Ryu(15:10), medalist of the World Cups and the Grand Prix of Chinese Shao Yatsu(15:6), housewife path chon h.(15:8)and the winner of the World Cup of Jeurope Anna Marton from Hungary(15:7), reports Ukrinform.</text:p>
      <text:p text:style-name="P4">
The victory over Hungarian guaranteed Olga. Only the 1/2 finals of the fifth issue of the world rating French Sari Balzer managed to stop the Ukrainian person(10:15).</text:p>
      <text:p text:style-name="P4">
<text:span text:style-name="T4">
Читайте також:</text:span>
 <text:a xlink:type="simple" xlink:href="https://www.ukrinform.ua/rubric-sports/3700528-ukrainski-fehtuvalniki-vistuplat-na-granpri-u-seuli.html" text:style-name="Internet_20_link" text:visited-style-name="Visited_20_Internet_20_Link">
 </text:a>
We will add that the Bronze, won by Olga Harlan in Seoul, became 27th in the Grand Prix series for her!</text:p>
      <text:p text:style-name="P4">
Photo: facebook.com/olympicua.</text:p>
      <text:p text:style-name="P4">
News Source: <text:a xlink:type="simple" xlink:href="https://www.ukrinform.ua/rubric-sports/3702463-olga-harlan-vigrala-bronzu-na-etapi-granpri-z-fehtuvanna-u-seuli.html" text:style-name="Internet_20_link" text:visited-style-name="Visited_20_Internet_20_Link">
https://www.ukrinform.ua/rubric-sports/3702463-olga-harlan-vigrala-bronzu-na-etapi-granpri-z-fehtuvanna-u-seuli.html</text:a>
</text:p>
      <!--NEWS-->
      <text:h text:style-name="P10" text:outline-level="1">
<text:span text:style-name="T4">
The Czech President discusses the issue of reconstruction in Dnipropetrovsk region</text:span>
</text:h>
      <text:p text:style-name="P4">
Authors: Ukrinform (Person)</text:p>
      <text:p text:style-name="P4">
Publisher: Укринформ (Organization)</text:p>
      <text:p text:style-name="P4">
Published Time: 2023-04-29T13:45:00+03:00</text:p>
      <text:p text:style-name="P4">
Modified Time: 2023-04-29T13:45:00+03:00</text:p>
      <text:p text:style-name="P4">
Description: Czech President Peter Paul in the Dnipropetrovsk region discusses the issue of rebuilding the region with the local authorities. - Ukrinform.</text:p>
      <text:p text:style-name="P4">
Images: ["<text:a xlink:type="simple" xlink:href="https://static.ukrinform.com/photos/2023_04/thumb_files/630_360_1682764393-441.jpg" text:style-name="Internet_20_link" text:visited-style-name="Visited_20_Internet_20_Link">
630_360_16827...</text:a>
", "<text:a xlink:type="simple" xlink:href="https://static.ukrinform.com/photos/2023_04/1682764383-693.jpg" text:style-name="Internet_20_link" text:visited-style-name="Visited_20_Internet_20_Link">
1682764383-69...</text:a>
", "<text:a xlink:type="simple" xlink:href="https://static.ukrinform.com/photos/2023_04/1682764574-253.jpeg" text:style-name="Internet_20_link" text:visited-style-name="Visited_20_Internet_20_Link">
1682764574-25...</text:a>
", "<text:a xlink:type="simple" xlink:href="https://static.ukrinform.com/photos/2023_04/1682764426-607.jpeg" text:style-name="Internet_20_link" text:visited-style-name="Visited_20_Internet_20_Link">
1682764426-60...</text:a>
"]</text:p>
      <text:p text:style-name="P4">
Tags: ['Чехія', 'Дніпропетровщина', 'Відбудова', 'Петр Павел']</text:p>
      <text:p text:style-name="P4">
Type: Article</text:p>
      <!--METADATA-->
      <text:p text:style-name="P4">
<draw:frame draw:style-name="fr1" draw:name="Image85" text:anchor-type="as-char" svg:width="6.9236in" svg:height="3.956343in" draw:z-index="0">
<draw:image xlink:href="../Images/yкринформ/2023-04-29T13-45-00-03-00/630_360_1682764393-441.jpg" xlink:type="simple" xlink:show="embed" xlink:actuate="onLoad" draw:mime-type="image/jpeg"/>
</draw:frame>
Presidential Petr Pavel in the Dnipropetrovsk region discusses with the local authorities the reconstruction of the region.</text:p>
      <text:p text:style-name="P4">
About it in <text:a xlink:type="simple" xlink:href="https://t.me/dnipropetrovskaODA/4311" text:style-name="Internet_20_link" text:visited-style-name="Visited_20_Internet_20_Link">
</text:a>
The head of the Dnieper OVA Sergey Lisak reported, Ukrinform reports.</text:p>
      <text:p text:style-name="P4">
"Dnipropetrovsk is accepting a Czech delegation headed by President Petropavel. We are talking about the rebuilding of the region," Lisak said.</text:p>
      <text:p text:style-name="P4">
He recalled that <text:a xlink:type="simple" xlink:href="https://www.ukrinform.ua/tag-cehia" text:style-name="Internet_20_link" text:visited-style-name="Visited_20_Internet_20_Link">
</text:a>
She took the patronage of the Dnieper and assist the area with reconstruction.</text:p>
      <text:p text:style-name="P4">
<draw:frame draw:style-name="fr1" draw:name="Image86" text:anchor-type="as-char" svg:width="6.9236in" svg:height="7.409783in" draw:z-index="0">
<draw:image xlink:href="../Images/yкринформ/2023-04-29T13-45-00-03-00/1682764383-693.jpg" xlink:type="simple" xlink:show="embed" xlink:actuate="onLoad" draw:mime-type="image/jpeg"/>
</draw:frame>
In particular, during the visit of the Czech delegation, a memorandum of the production of a modern medical bus for Dnipropetrovsk was signed. "This is a" resuscitation compartment "on wheels. At the same time, the help in it can be given 12 wounded. The Czechs will make it special for us," - the Ova said.</text:p>
      <text:p text:style-name="P4">
<draw:frame draw:style-name="fr1" draw:name="Image87" text:anchor-type="as-char" svg:width="6.9236in" svg:height="4.615733in" draw:z-index="0">
<draw:image xlink:href="../Images/yкринформ/2023-04-29T13-45-00-03-00/1682764574-253.jpeg" xlink:type="simple" xlink:show="embed" xlink:actuate="onLoad" draw:mime-type="image/jpeg"/>
</draw:frame>
<text:span text:style-name="T4">
 Read also: </text:span>
 <text:a xlink:type="simple" xlink:href="https://www.ukrinform.ua/rubric-ato/3702194-cehia-ta-ukraina-spilno-viroblatimut-zbrou-i-navcalni-litaki-a-takoz-remontuvatimut-tanki.html" text:style-name="Internet_20_link" text:visited-style-name="Visited_20_Internet_20_Link">
<text:span text:style-name="T4">
 Czech </text:span>
</text:a>
He added that during the meeting it was also about the restoration of educational institutions. "Almost 100 schools and more than 50 kindergartens have been damaged in the region. Educational, as well as the humanities and energy spheres, in the priority of Czech partners," Lisak said.</text:p>
      <text:p text:style-name="P4">
<draw:frame draw:style-name="fr1" draw:name="Image88" text:anchor-type="as-char" svg:width="6.9236in" svg:height="4.612849in" draw:z-index="0">
<draw:image xlink:href="../Images/yкринформ/2023-04-29T13-45-00-03-00/1682764426-607.jpeg" xlink:type="simple" xlink:show="embed" xlink:actuate="onLoad" draw:mime-type="image/jpeg"/>
</draw:frame>
As it was reported, President President Pavel stated that <text:a xlink:type="simple" xlink:href="https://www.ukrinform.ua/rubric-regions/3702144-peter-pavel-anonsuvav-vidkritta-ceskogo-genkonsulstva-u-dnipri.html" text:style-name="Internet_20_link" text:visited-style-name="Visited_20_Internet_20_Link">
</text:a>
to facilitate the implementation of mutual cooperation. According to him, the Czech Republic has six such key ratios, in particular, to rebuild in five key areas.</text:p>
      <text:p text:style-name="P4">
<text:a xlink:type="simple" xlink:href="https://www.ukrinform.ua/rubric-polytics/3701881-prezidenti-cehii-ta-slovaccini-pribuli-z-vizitom-do-kieva.html" text:style-name="Internet_20_link" text:visited-style-name="Visited_20_Internet_20_Link">
</text:a>
with a joint visit. On April 28, they visited Bucha and Borodyanka, Kyiv region, held meetings by President Vladimir Zelensky, Verkhovna Rada Chairman Ruslanstefanchuk, Prime Minister Denis Shmigal.</text:p>
      <text:p text:style-name="P4">
<text:span text:style-name="T5">
Foto: Prezident_pavel Instagram, Sergey Lisak</text:span>
 Telegram</text:p>
      <text:p text:style-name="P4">
News Source: <text:a xlink:type="simple" xlink:href="https://www.ukrinform.ua/rubric-vidbudova/3702465-prezident-cehii-obgovorue-na-dnipropetrovsini-pitanna-vidbudovi.html" text:style-name="Internet_20_link" text:visited-style-name="Visited_20_Internet_20_Link">
https://www.ukrinform.ua/rubric-vidbudova/3702465-prezident-cehii-obgovorue-na-dnipropetrovsini-pitanna-vidbudovi.html</text:a>
</text:p>
      <!--NEWS-->
      <text:h text:style-name="P10" text:outline-level="1">
<text:span text:style-name="T4">
Six Russian military will be tried for looting in Kyiv region</text:span>
</text:h>
      <text:p text:style-name="P4">
Authors: Ukrinform (Person)</text:p>
      <text:p text:style-name="P4">
Publisher: Укринформ (Organization)</text:p>
      <text:p text:style-name="P4">
Published Time: 2023-04-29T13:47:00+03:00</text:p>
      <text:p text:style-name="P4">
Modified Time: 2023-04-29T13:47:00+03:00</text:p>
      <text:p text:style-name="P4">
Description: Police officers sent an indictment against six Russian invaders who robbed 18 premises in the Kiev region. - Ukrinform.</text:p>
      <text:p text:style-name="P4">
Images: ["<text:a xlink:type="simple" xlink:href="https://static.ukrinform.com/photos/2018_01/thumb_files/630_360_1515506864-9820.jpg" text:style-name="Internet_20_link" text:visited-style-name="Visited_20_Internet_20_Link">
630_360_15155...</text:a>
"]</text:p>
      <text:p text:style-name="P4">
Tags: ['Суд', 'Київщина', 'Війна з росією']</text:p>
      <text:p text:style-name="P4">
Type: Article</text:p>
      <!--METADATA-->
      <text:p text:style-name="P4">
<draw:frame draw:style-name="fr1" draw:name="Image89" text:anchor-type="as-char" svg:width="6.9236in" svg:height="3.956343in" draw:z-index="0">
<draw:image xlink:href="../Images/yкринформ/2023-04-29T13-47-00-03-00/630_360_1515506864-9820.jpg" xlink:type="simple" xlink:show="embed" xlink:actuate="onLoad" draw:mime-type="image/jpeg"/>
</draw:frame>
Police officers sent an indictment against six Russian ashes who robbed 18 dwellings in the Kiev region.</text:p>
      <text:p text:style-name="P4">
According to Ukrinform, the National Police of Ukraine reported in <text:a xlink:type="simple" xlink:href="https://t.me/UA_National_Police/11327" text:style-name="Internet_20_link" text:visited-style-name="Visited_20_Internet_20_Link">
</text:a>
.</text:p>
      <text:p text:style-name="P4">
During the temporary seizure of the village of Bogdanivka, which in the Kyiv region, the Russian, cruelly treated the civilian population, threatening the arms of the Russian Federation, selected everything that had value for them from civilians.</text:p>
      <text:p text:style-name="P4">
<text:span text:style-name="T4">
 Read also: </text:span>
 <text:a xlink:type="simple" xlink:href="https://www.ukrinform.ua/rubric-regions/3702399-sbu-zatrimala-sistoh-organizatoriv-psevdoreferendumiv-na-pivdni-ta-shodi-ukraini.html" text:style-name="Internet_20_link" text:visited-style-name="Visited_20_Internet_20_Link">
</text:a>
The invaders were found to strive to the premises of people and took away household appliances, gadgets, jewelry, clothing and even hygiene items, including Yelectric toothbrushes of the owners that have already been used.</text:p>
      <text:p text:style-name="P4">
From the garages, the Russians stole small technique: bicycles and mopeds.</text:p>
      <text:p text:style-name="P4">
According to the investigation, military criminals selected 18 dwellings.</text:p>
      <text:p text:style-name="P4">
<text:span text:style-name="T4">
 Read also: </text:span>
 <text:a xlink:type="simple" xlink:href="https://www.ukrinform.ua/rubric-ato/3702244-rosia-navmisno-obstrilue-zitlovi-budinki-v-ukraini-mzs-francii.html" text:style-name="Internet_20_link" text:visited-style-name="Visited_20_Internet_20_Link">
</text:a>
At the end of March 2022, retreating, the invaders exported the robbery with Russia's sugral.</text:p>
      <text:p text:style-name="P4">
Currently, the indictment on military criminals has been directed to the Brovarsky district court. They face up to 12 years in prison.</text:p>
      <text:p text:style-name="P4">
As reported by Ukrinform, <text:a xlink:type="simple" xlink:href="https://www.ukrinform.ua/rubric-ato/3692543-troh-vijskovih-rf-i-pidpolkovnika-suditimut-za-katuvanna-ziteliv-buci.html" text:style-name="Internet_20_link" text:visited-style-name="Visited_20_Internet_20_Link">
</text:a>
The civilians of Bucha, Kyiv region, and imitated their executions.</text:p>
      <text:p text:style-name="P4">
News Source: <text:a xlink:type="simple" xlink:href="https://www.ukrinform.ua/rubric-regions/3702466-sistoh-rosijskih-vijskovih-suditimut-za-maroderstvo-na-kiivsini.html" text:style-name="Internet_20_link" text:visited-style-name="Visited_20_Internet_20_Link">
https://www.ukrinform.ua/rubric-regions/3702466-sistoh-rosijskih-vijskovih-suditimut-za-maroderstvo-na-kiivsini.html</text:a>
</text:p>
      <!--NEWS-->
      <text:h text:style-name="P10" text:outline-level="1">
<text:span text:style-name="T4">
In Kolomyia, Easter eggs were presented with Mariupol symbols</text:span>
</text:h>
      <text:p text:style-name="P4">
Authors: Ukrinform (Person)</text:p>
      <text:p text:style-name="P4">
Publisher: Укринформ (Organization)</text:p>
      <text:p text:style-name="P4">
Published Time: 2023-04-29T13:50:00+03:00</text:p>
      <text:p text:style-name="P4">
Modified Time: 2023-04-29T13:50:00+03:00</text:p>
      <text:p text:style-name="P4">
Description: In the Museum of Pysanas painting in Kolomyia, more than 30 Easter eggs made by the inhabitants of Mariupol and decorated with symbols of this city are demonstrated. - Ukrinform.</text:p>
      <text:p text:style-name="P4">
Images: ["<text:a xlink:type="simple" xlink:href="https://static.ukrinform.com/photos/2023_04/thumb_files/630_360_1682765197-181.jpg" text:style-name="Internet_20_link" text:visited-style-name="Visited_20_Internet_20_Link">
630_360_16827...</text:a>
", "<text:a xlink:type="simple" xlink:href="https://static.ukrinform.com/photos/2023_04/1682765196-767.jpg" text:style-name="Internet_20_link" text:visited-style-name="Visited_20_Internet_20_Link">
1682765196-76...</text:a>
", "<text:a xlink:type="simple" xlink:href="https://static.ukrinform.com/photos/2023_04/1682765196-251.jpg" text:style-name="Internet_20_link" text:visited-style-name="Visited_20_Internet_20_Link">
1682765196-25...</text:a>
"]</text:p>
      <text:p text:style-name="P4">
Tags: ['Маріуполь', 'Виставка', 'Коломия', 'Писанка']</text:p>
      <text:p text:style-name="P4">
Type: Article</text:p>
      <!--METADATA-->
      <text:p text:style-name="P4">
<draw:frame draw:style-name="fr1" draw:name="Image90" text:anchor-type="as-char" svg:width="6.9236in" svg:height="3.956343in" draw:z-index="0">
<draw:image xlink:href="../Images/yкринформ/2023-04-29T13-50-00-03-00/630_360_1682765197-181.jpg" xlink:type="simple" xlink:show="embed" xlink:actuate="onLoad" draw:mime-type="image/jpeg"/>
</draw:frame>
The museum painting in Kolomyia shows more than 30 Easter eggs made by Mariupol residents and decorated with symbols of this city.</text:p>
      <text:p text:style-name="P4">
About it reports in <text:a xlink:type="simple" xlink:href="https://t.me/mariupolrada/13921" text:style-name="Internet_20_link" text:visited-style-name="Visited_20_Internet_20_Link">
</text:a>
press services of the city council, reports Ukrinform.</text:p>
      <text:p text:style-name="P4">
"Mariupol in 13 cities of Ukraine joined the production(https://www.ukrinform.ua/tag-vistavka)"Faith in Renaissance." The exposition has now been transferred to the Museum of the Unit, " - the message reads.</text:p>
      <text:p text:style-name="P4">
<draw:frame draw:style-name="fr1" draw:name="Image91" text:anchor-type="as-char" svg:width="6.9236in" svg:height="5.1927in" draw:z-index="0">
<draw:image xlink:href="../Images/yкринформ/2023-04-29T13-50-00-03-00/1682765196-767.jpg" xlink:type="simple" xlink:show="embed" xlink:actuate="onLoad" draw:mime-type="image/jpeg"/>
</draw:frame>
It is noted that in drawings and ornaments children and adults from Mariupolya formed the symbols and motifs related to their hometown - anchor, sea, "tower", and a dramatic theater.</text:p>
      <text:p text:style-name="P4">
<draw:frame draw:style-name="fr1" draw:name="Image92" text:anchor-type="as-char" svg:width="6.9236in" svg:height="3.814391in" draw:z-index="0">
<draw:image xlink:href="../Images/yкринформ/2023-04-29T13-50-00-03-00/1682765196-251.jpg" xlink:type="simple" xlink:show="embed" xlink:actuate="onLoad" draw:mime-type="image/jpeg"/>
</draw:frame>
In the City Council, they said that over time, Easter eggs would get to the Ukrainian Maryupol.</text:p>
      <text:p text:style-name="P4">
<text:span text:style-name="T4">
 Read also: </text:span>
 <text:a xlink:type="simple" xlink:href="https://www.ukrinform.ua/rubric-culture/3702217-u-mikolaevi-vidkrili-vistavku-z-tvorcogo-ciklu-beregini-ukraini.html" text:style-name="Internet_20_link" text:visited-style-name="Visited_20_Internet_20_Link">
<text:span text:style-name="T4">
 exhibition </text:span>
</text:a>
It was reported that Russia's aggression has caused one of the largest humanitarian catastrophes in Mariupol. <text:a xlink:type="simple" xlink:href="https://www.ukrinform.ua/rubric-ato/3702388-mariupol-zrujnovanij-na-ponad-90-zelenskij.html" text:style-name="Internet_20_link" text:visited-style-name="Visited_20_Internet_20_Link">
</text:a>
Photo: Mariupol City Council</text:p>
      <text:p text:style-name="P4">
News Source: <text:a xlink:type="simple" xlink:href="https://www.ukrinform.ua/rubric-culture/3702467-u-kolomii-predstavili-ekspoziciu-pisanok-iz-simvolami-mariupola.html" text:style-name="Internet_20_link" text:visited-style-name="Visited_20_Internet_20_Link">
https://www.ukrinform.ua/rubric-culture/3702467-u-kolomii-predstavili-ekspoziciu-pisanok-iz-simvolami-mariupola.html</text:a>
</text:p>
      <!--NEWS-->
      <text:h text:style-name="P10" text:outline-level="1">
<text:span text:style-name="T4">
The US delegation arrived in Kiev - will sign an investment contract for business assistance</text:span>
</text:h>
      <text:p text:style-name="P4">
Authors: Ukrinform (Person)</text:p>
      <text:p text:style-name="P4">
Publisher: Укринформ (Organization)</text:p>
      <text:p text:style-name="P4">
Published Time: 2023-04-29T13:59:23+03:00</text:p>
      <text:p text:style-name="P4">
Modified Time: 2023-04-29T13:59:23+03:00</text:p>
      <text:p text:style-name="P4">
Description: In Kyiv, US delegation members will sign a $ 25 million International Financial Development Corporation (DFC) investment in Horizon Capital with President Vladimir Zelensky to help small and fast -developing businesses. - Ukrinform.</text:p>
      <text:p text:style-name="P4">
Images: ["<text:a xlink:type="simple" xlink:href="https://static.ukrinform.com/photos/2023_04/thumb_files/630_360_1682765831-803.jpg" text:style-name="Internet_20_link" text:visited-style-name="Visited_20_Internet_20_Link">
630_360_16827...</text:a>
"]</text:p>
      <text:p text:style-name="P4">
Tags: ['Посол', 'США', 'Зеленський', 'Бріджит Брінк']</text:p>
      <text:p text:style-name="P4">
Type: Article</text:p>
      <!--METADATA-->
      <text:p text:style-name="P4">
<draw:frame draw:style-name="fr1" draw:name="Image93" text:anchor-type="as-char" svg:width="6.9236in" svg:height="3.956343in" draw:z-index="0">
<draw:image xlink:href="../Images/yкринформ/2023-04-29T13-59-23-03-00/630_360_1682765831-803.jpg" xlink:type="simple" xlink:show="embed" xlink:actuate="onLoad" draw:mime-type="image/jpeg"/>
</draw:frame>
In Kiev, the US delegation will sign with President Vladimir Zelensky Treaty $ 25 million in investment of the International Financial Corporation of Development(DFC)Horizon Capital to help small and medium -sized businesses.</text:p>
      <text:p text:style-name="P4">
This was reported by the US Ambassador to Ukraine Bridget Brinka in <text:a xlink:type="simple" xlink:href="https://twitter.com/USAmbKyiv/status/1652255005720576000" text:style-name="Internet_20_link" text:visited-style-name="Visited_20_Internet_20_Link">
</text:a>
, reports Ukrinform.</text:p>
      <text:p text:style-name="P4">
“Heat congratulated in Kyiv the CEO(DFC)Horizon Capital to help small and medium -sized businesses, ”the post reads.</text:p>
      <text:p text:style-name="P4">
<text:span text:style-name="T4">
 Read also: </text:span>
 <text:a xlink:type="simple" xlink:href="https://www.ukrinform.ua/rubric-economy/3702424-usaid-vidililo-se-125-milarda-na-potrebi-ukraini.html" text:style-name="Internet_20_link" text:visited-style-name="Visited_20_Internet_20_Link">
</text:a>
“We must act urgently to help the economy of Ukraine not just survive, but to flourish. Supporting Ukraine's defense, we also invest in Ukrainian -sized, ”the ambassador wrote.</text:p>
      <text:p text:style-name="Quotations">

<text:p text:style-name="P4">
We must act urgently to help the economy of Ukraine not only survive,&gt;
 but also thrive. Supporting Ukraine's defense, we also invest in the Ukrainian future. <text:a xlink:type="simple" xlink:href="https://t.co/ObUHPGFDW3" text:style-name="Internet_20_link" text:visited-style-name="Visited_20_Internet_20_Link">
</text:a>
&gt;
&gt;
 — Ambassador Bridget A. Brink(@UsambkyIV) <text:a xlink:type="simple" xlink:href="https://twitter.com/USAmbKyiv/status/1652255505753022464" text:style-name="Internet_20_link" text:visited-style-name="Visited_20_Internet_20_Link">
&gt;
 </text:a>
As reported by Ukrinform, the United States Agency for International Development(USAID)Through the World Bank, Ukraine has allocated another $ 1.25 billion for the needs of the field of protection, education, rescue services.</text:p>

</text:p>
      <text:p text:style-name="P4">
Photo: @usambkyiv</text:p>
      <text:p text:style-name="P4">
News Source: <text:a xlink:type="simple" xlink:href="https://www.ukrinform.ua/rubric-economy/3702470-do-kieva-pribula-delegacia-ssa-pidpisut-dogovir-pro-investiciu-dla-dopomogi-biznesu.html" text:style-name="Internet_20_link" text:visited-style-name="Visited_20_Internet_20_Link">
https://www.ukrinform.ua/rubric-economy/3702470-do-kieva-pribula-delegacia-ssa-pidpisut-dogovir-pro-investiciu-dla-dopomogi-biznesu.html</text:a>
</text:p>
      <!--NEWS-->
      <text:h text:style-name="P10" text:outline-level="1">
<text:span text:style-name="T4">
The Armed Forces for today destroyed three drones, including two "Shahda"</text:span>
</text:h>
      <text:p text:style-name="P4">
Authors: Ukrinform (Person)</text:p>
      <text:p text:style-name="P4">
Publisher: Укринформ (Organization)</text:p>
      <text:p text:style-name="P4">
Published Time: 2023-04-29T14:03:00+03:00</text:p>
      <text:p text:style-name="P4">
Modified Time: 2023-04-29T14:03:00+03:00</text:p>
      <text:p text:style-name="P4">
Description: The Armed Forces of Ukraine in the morning of April 29 destroyed three Russian unmanned devices: two types of Shahd and one UAV of the operative-tactical level. - Ukrinform.</text:p>
      <text:p text:style-name="P4">
Images: ["<text:a xlink:type="simple" xlink:href="https://static.ukrinform.com/photos/2022_10/thumb_files/630_360_1666840949-675.jpg" text:style-name="Internet_20_link" text:visited-style-name="Visited_20_Internet_20_Link">
630_360_16668...</text:a>
", "<text:a xlink:type="simple" xlink:href="https://static.ukrinform.com/photos/2023_04/1682766376-347.jpg" text:style-name="Internet_20_link" text:visited-style-name="Visited_20_Internet_20_Link">
1682766376-34...</text:a>
"]</text:p>
      <text:p text:style-name="P4">
Tags: ['ЗСУ', 'Повітряні сили ЗСУ', 'Війна з росією']</text:p>
      <text:p text:style-name="P4">
Type: Article</text:p>
      <!--METADATA-->
      <text:p text:style-name="P4">
<draw:frame draw:style-name="fr1" draw:name="Image94" text:anchor-type="as-char" svg:width="6.9236in" svg:height="3.947448in" draw:z-index="0">
<draw:image xlink:href="../Images/yкринформ/2023-04-29T14-03-00-03-00/630_360_1666840949-675.jpg" xlink:type="simple" xlink:show="embed" xlink:actuate="onLoad" draw:mime-type="image/jpeg"/>
</draw:frame>
The armeds of Ukraine in the morning of April 29 destroyed three Russian unmanned devices: the shahd dvatipe and one UAV of the operative-tactical level.</text:p>
      <text:p text:style-name="P4">
According to Ukrinform, the Command of the Air Force of the Armed Forces of Ukraine reports in <text:a xlink:type="simple" xlink:href="https://www.facebook.com/kpszsu/posts/pfbid02hHN5VqdbCJQyidJo9KmvwsLsyjtySaZsJeYbvvJ7Pkd4hmH1JKdqG2gVKq95RCkXl" text:style-name="Internet_20_link" text:visited-style-name="Visited_20_Internet_20_Link">
</text:a>
.</text:p>
      <text:p text:style-name="P4">
Зазначається, що близько 04:00 години ранку силами та засобами Повітряногокомандування "Схід" Повітряних Сил ЗС України знищено два ударних БпЛА типуShahed.</text:p>
      <text:p text:style-name="P4">
<draw:frame draw:style-name="fr1" draw:name="Image95" text:anchor-type="as-char" svg:width="6.9236in" svg:height="6.9236in" draw:z-index="0">
<draw:image xlink:href="../Images/yкринформ/2023-04-29T14-03-00-03-00/1682766376-347.jpg" xlink:type="simple" xlink:show="embed" xlink:actuate="onLoad" draw:mime-type="image/jpeg"/>
</draw:frame>
<text:span text:style-name="T4">
 Read also: </text:span>
 <text:a xlink:type="simple" xlink:href="https://www.ukrinform.ua/rubric-ato/3702380-sili-oboroni-pivdna-za-dobu-znisili-rosijskij-coven-sim-odinic-bronetehniki-i-bpla.html" text:style-name="Internet_20_link" text:visited-style-name="Visited_20_Internet_20_Link">
<text:span text:style-name="T4">
 destroy </text:span>
</text:a>
Around 10.00 in the southern direction in the area of responsibility of the Air Command "South" with air defense destroyed enemy bullet-tactical level.</text:p>
      <text:p text:style-name="P4">
As reported by Ukrinform, on April 28 in the Kherson region military air unit "South" <text:a xlink:type="simple" xlink:href="https://www.ukrinform.ua/rubric-ato/3701144-na-hersonsini-ukrainski-vijskovi-znisili-sist-rosijskih-bezpilotnikiv.html" text:style-name="Internet_20_link" text:visited-style-name="Visited_20_Internet_20_Link">
</text:a>
.</text:p>
      <text:p text:style-name="P4">
Photo illustrative</text:p>
      <text:p text:style-name="P4">
News Source: <text:a xlink:type="simple" xlink:href="https://www.ukrinform.ua/rubric-ato/3702475-zsu-za-sogodni-znisili-tri-bezpilotniki-zokrema-dva-sahedi.html" text:style-name="Internet_20_link" text:visited-style-name="Visited_20_Internet_20_Link">
https://www.ukrinform.ua/rubric-ato/3702475-zsu-za-sogodni-znisili-tri-bezpilotniki-zokrema-dva-sahedi.html</text:a>
</text:p>
      <!--NEWS-->
      <text:h text:style-name="P10" text:outline-level="1">
<text:span text:style-name="T4">
Iceland sees the potential for the development of geothermal energy in Ukraine - the Foreign Minister</text:span>
</text:h>
      <text:p text:style-name="P4">
Authors: Ukrinform (Person)</text:p>
      <text:p text:style-name="P4">
Publisher: Укринформ (Organization)</text:p>
      <text:p text:style-name="P4">
Published Time: 2023-04-29T14:09:00+03:00</text:p>
      <text:p text:style-name="P4">
Modified Time: 2023-04-29T14:09:00+03:00</text:p>
      <text:p text:style-name="P4">
Description: Iceland is ready to help with the development of geothermal energy in Ukraine as one of its areas of reconstruction and achievement of energy independence. - Ukrinform.</text:p>
      <text:p text:style-name="P4">
Images: ["<text:a xlink:type="simple" xlink:href="https://static.ukrinform.com/photos/2023_04/thumb_files/630_360_1682766328-700.jpg" text:style-name="Internet_20_link" text:visited-style-name="Visited_20_Internet_20_Link">
630_360_16827...</text:a>
"]</text:p>
      <text:p text:style-name="P4">
Tags: ['Енергетика', 'Ісландія', 'Україна']</text:p>
      <text:p text:style-name="P4">
Type: Article</text:p>
      <!--METADATA-->
      <text:p text:style-name="P4">
<draw:frame draw:style-name="fr1" draw:name="Image96" text:anchor-type="as-char" svg:width="6.9236in" svg:height="3.956343in" draw:z-index="0">
<draw:image xlink:href="../Images/yкринформ/2023-04-29T14-09-00-03-00/630_360_1682766328-700.jpg" xlink:type="simple" xlink:show="embed" xlink:actuate="onLoad" draw:mime-type="image/jpeg"/>
</draw:frame>
Icelandagotov to help with the development of geothermal energy in Ukraine as one of the expenses of its reconstruction and the achievement of energy independence.</text:p>
      <text:p text:style-name="P4">
This was stated by the Minister of Foreign Affairs of Iceland, Pardis Gilfadottir Naruma for the restoration of Odesa region, Ukrinform correspondent reports.</text:p>
      <text:p text:style-name="P4">
“It is clear to everyone that when the war is over, Ukraine's needs will be reconstructed. I assure you that <text:a xlink:type="simple" xlink:href="https://www.ukrinform.ua/tag-islandia" text:style-name="Internet_20_link" text:visited-style-name="Visited_20_Internet_20_Link">
</text:a>
It will be a reliable partner and will be ready to help in any way. One coincidence in this is renewable energy, namely: the use of geothermal energy. Ukraine has a potential for geothermal energy, which can be the way of achieving energy independence, ” - said.</text:p>
      <text:p text:style-name="P4">
In addition, Gilfadottur noted that the restoration and reconstruction of Ukraine will play a key role in the joint struggle for freedom, democracy.</text:p>
      <text:p text:style-name="P4">
<text:span text:style-name="T4">
 Read also: </text:span>
 <text:a xlink:type="simple" xlink:href="https://www.ukrinform.ua/rubric-economy/3695549-islandia-vidilila-500-tisac-na-pidtrimku-zelenoi-energetiki-v-ukraini.html" text:style-name="Internet_20_link" text:visited-style-name="Visited_20_Internet_20_Link">
<text:span text:style-name="T4">
 Iceland </text:span>
</text:a>
As it was reported, on April 26, President Volodymyr Zelenskyy stated that he was needed <text:a xlink:type="simple" xlink:href="https://www.ukrinform.ua/rubric-vidbudova/3701072-zelenskij-kaze-so-proekt-vidbudovi-potriben-vze-cogoric-zaklikae-italijciv-dolucatisa.html" text:style-name="Internet_20_link" text:visited-style-name="Visited_20_Internet_20_Link">
</text:a>
</text:p>
      <text:p text:style-name="P4">
News Source: <text:a xlink:type="simple" xlink:href="https://www.ukrinform.ua/rubric-economy/3702476-islandia-bacit-potencial-dla-rozvitku-geotermalnoi-energetiki-v-ukraini-glava-mzs.html" text:style-name="Internet_20_link" text:visited-style-name="Visited_20_Internet_20_Link">
https://www.ukrinform.ua/rubric-economy/3702476-islandia-bacit-potencial-dla-rozvitku-geotermalnoi-energetiki-v-ukraini-glava-mzs.html</text:a>
</text:p>
      <!--NEWS-->
      <text:h text:style-name="P10" text:outline-level="1">
<text:span text:style-name="T4">
Zelensky: Most of Russia is afraid of Putin who should stay alone with his people</text:span>
</text:h>
      <text:p text:style-name="P4">
Authors: Ukrinform (Person)</text:p>
      <text:p text:style-name="P4">
Publisher: Укринформ (Organization)</text:p>
      <text:p text:style-name="P4">
Published Time: 2023-04-29T14:25:00+03:00</text:p>
      <text:p text:style-name="P4">
Modified Time: 2023-04-29T14:25:00+03:00</text:p>
      <text:p text:style-name="P4">
Description: Russian President Vladimir Putin should be isolated in the world and stay alone with his society. - Ukrinform.</text:p>
      <text:p text:style-name="P4">
Images: ["<text:a xlink:type="simple" xlink:href="https://static.ukrinform.com/photos/2022_10/thumb_files/630_360_1666286812-185.jpg" text:style-name="Internet_20_link" text:visited-style-name="Visited_20_Internet_20_Link">
630_360_16662...</text:a>
"]</text:p>
      <text:p text:style-name="P4">
Tags: ['путін', 'росія', 'Зеленський', 'Війна з росією']</text:p>
      <text:p text:style-name="P4">
Type: Article</text:p>
      <!--METADATA-->
      <text:p text:style-name="P4">
<draw:frame draw:style-name="fr1" draw:name="Image97" text:anchor-type="as-char" svg:width="6.9236in" svg:height="3.95476in" draw:z-index="0">
<draw:image xlink:href="../Images/yкринформ/2023-04-29T14-25-00-03-00/630_360_1666286812-185.jpg" xlink:type="simple" xlink:show="embed" xlink:actuate="onLoad" draw:mime-type="image/jpeg"/>
</draw:frame>
Presidentrf Volodymyr Putin should be isolated in the world and remain alone with his social.</text:p>
      <text:p text:style-name="P4">
President Volodymyr Zelenskyy in [] said this(https://www.youtube.com/watch?v=cuEUCPpyf1g&amp;ab_channel=%D0%9E%D1%84%D1%96%D1%81%D0%9F%D1%80%D0%B5%D0%B7%D0%B8%D0%B4%D0%B5%D0%BD%D1%82%D0%B0%D0%A3%D0%BA%D1%80%D0%B0%D1%97%D0%BD%D0%B8)Representatives of Finnish, Swedish, Danish and Norwegian media reports.</text:p>
      <text:p text:style-name="P4">
“Russia is most afraid of Russia's President. And he must be left alone with a public society, with his people, he must stay with them, they are hearing with him, and the world must(To force Russia - ed.)Simple our land and go to your land. When he is there when his aggression is stopped and he will be in his territory, he will be asked by his society. And so it should be. The isolation of the aggressor, there is no other output, ”Zelensky emphasized.</text:p>
      <text:p text:style-name="P4">
<text:span text:style-name="T4">
 Read also: </text:span>
 <text:a xlink:type="simple" xlink:href="https://www.ukrinform.ua/rubric-world/3701674-pare-privitala-order-mks-na-arest-putina-ta-zaklikala-pokarati-takoz-lukasenka.html" text:style-name="Internet_20_link" text:visited-style-name="Visited_20_Internet_20_Link">
<text:span text:style-name="T4">
 Putin </text:span>
</text:a>
The President of Ukraine considers <text:a xlink:type="simple" xlink:href="https://www.ukrinform.ua/tag-putin" text:style-name="Internet_20_link" text:visited-style-name="Visited_20_Internet_20_Link">
</text:a>
"Terrorist who does not hold the word" and with whom there is nothing to talk about.</text:p>
      <text:p text:style-name="P4">
As reported by Ukrinform, Earlier, Zelensky stated that the start of diplomatic format and fixing the end of the war with Russia against Ukraine in the presence of "decent" states can only be if <text:a xlink:type="simple" xlink:href="https://www.ukrinform.ua/rubric-polytics/3690082-zelenskij-vvazae-peregovori-mozlivimi-pisla-togo-ak-rosia-bez-bou-vivede-z-ukraini-vijska.html" text:style-name="Internet_20_link" text:visited-style-name="Visited_20_Internet_20_Link">
</text:a>
. Однак невідомо, хто тоді представлятиме рф.</text:p>
      <text:p text:style-name="P4">
News Source: <text:a xlink:type="simple" xlink:href="https://www.ukrinform.ua/rubric-polytics/3702480-zelenskij-najbilse-rosiu-boitsa-putin-akij-povinen-lisitisa-naodinci-zi-svoim-narodom.html" text:style-name="Internet_20_link" text:visited-style-name="Visited_20_Internet_20_Link">
https://www.ukrinform.ua/rubric-polytics/3702480-zelenskij-najbilse-rosiu-boitsa-putin-akij-povinen-lisitisa-naodinci-zi-svoim-narodom.html</text:a>
</text:p>
      <!--NEWS-->
      <text:h text:style-name="P10" text:outline-level="1">
<text:span text:style-name="T4">
The State Secretariat warns of cyberattack with fake "operating system updates"</text:span>
</text:h>
      <text:p text:style-name="P4">
Authors: Ukrinform (Person)</text:p>
      <text:p text:style-name="P4">
Publisher: Укринформ (Organization)</text:p>
      <text:p text:style-name="P4">
Published Time: 2023-04-29T14:29:00+03:00</text:p>
      <text:p text:style-name="P4">
Modified Time: 2023-04-29T14:29:00+03:00</text:p>
      <text:p text:style-name="P4">
Description: The Government Response Team of Ukraine Cert-UA warns that cyber-nouns are trying to attack government agencies with fake "operating system updates". - Ukrinform.</text:p>
      <text:p text:style-name="P4">
Images: ["<text:a xlink:type="simple" xlink:href="https://static.ukrinform.com/photos/2022_02/thumb_files/630_360_1645145721-981.jpg" text:style-name="Internet_20_link" text:visited-style-name="Visited_20_Internet_20_Link">
630_360_16451...</text:a>
"]</text:p>
      <text:p text:style-name="P4">
Tags: ['Кібератака', "Комп'ютер", 'Держспецзв’язок']</text:p>
      <text:p text:style-name="P4">
Type: Article</text:p>
      <!--METADATA-->
      <text:p text:style-name="P4">
<draw:frame draw:style-name="fr1" draw:name="Image98" text:anchor-type="as-char" svg:width="6.9236in" svg:height="3.956343in" draw:z-index="0">
<draw:image xlink:href="../Images/yкринформ/2023-04-29T14-29-00-03-00/630_360_1645145721-981.jpg" xlink:type="simple" xlink:show="embed" xlink:actuate="onLoad" draw:mime-type="image/jpeg"/>
</draw:frame>
The Government Command of Response to Computer Emergency events of Ukraine Cert-Uauau warring that cyber-extinguishers are trying to attack state-owned organs of "operating system updates".</text:p>
      <text:p text:style-name="P4">
As Ukrinform reports, it reports in <text:a xlink:type="simple" xlink:href="https://t.me/dsszzi_official/5766" text:style-name="Internet_20_link" text:visited-style-name="Visited_20_Internet_20_Link">
</text:a>
State Service for Special Communication and Information Protection of Ukraine.</text:p>
      <text:p text:style-name="P4">
"The government response team of Ukraine Cert -UACHOVESS ABOUT CYBERATACS with the use of emails with" Instructions "on" Updating the Operation System "," the State Secretariat said.</text:p>
      <text:p text:style-name="P4">
<text:span text:style-name="T4">
 Read also: </text:span>
 <text:a xlink:type="simple" xlink:href="https://www.ukrinform.ua/rubric-world/3701589-u-bolgarii-zaavili-pro-bezprecedentni-gibridni-ataki-z-boku-rosii.html" text:style-name="Internet_20_link" text:visited-style-name="Visited_20_Internet_20_Link">
</text:a>
Emails with the topic "Windows Update" are sent from the namedic system administrators from the e -mail addresses created by the public service "@outlook.com". In some cases, letters can be formed by using the real name and initials of the employee.</text:p>
      <text:p text:style-name="P4">
It is noted that the typical for attack of the letter contains a "instruction" by a Ukrainian language about "update for protection against hacker attacks", as well as a graphic image of the process of starting the command line and execution of Powershell teams. collection of computers, as well as overcome of the results to the API MOCKY Service.</text:p>
      <text:p text:style-name="P4">
According to Cert-UA, APT28 is carried out(Also known as PAGNSSTORM, FANCY BEAR)which a number of researchers are associated with the Russian Federation.</text:p>
      <text:p text:style-name="P4">
<text:span text:style-name="T4">
 Read also: </text:span>
 <text:a xlink:type="simple" xlink:href="https://www.ukrinform.ua/rubric-ato/3699444-ukraina-pocinae-buduvati-sistemu-zahistu-kriticnoi-infrastrukturi-derzspeczvazku.html" text:style-name="Internet_20_link" text:visited-style-name="Visited_20_Internet_20_Link">
</text:a>
The Government Response Team to Ukraine's computer emergencies recommend that you run Powershell by users and provide monitoring connections to MOCKY API.</text:p>
      <text:p text:style-name="P4">
As reported by Ukrinform, the Cabinet of Ministers has approved the order of response of ramping and cyberattacks.</text:p>
      <text:p text:style-name="P4">
News Source: <text:a xlink:type="simple" xlink:href="https://www.ukrinform.ua/rubric-technology/3702479-derzspeczvazku-poperedzae-pro-kiberataku-fejkovimi-onovlennami-operacijnoi-sistemi.html" text:style-name="Internet_20_link" text:visited-style-name="Visited_20_Internet_20_Link">
https://www.ukrinform.ua/rubric-technology/3702479-derzspeczvazku-poperedzae-pro-kiberataku-fejkovimi-onovlennami-operacijnoi-sistemi.html</text:a>
</text:p>
      <!--NEWS-->
      <text:h text:style-name="P10" text:outline-level="1">
<text:span text:style-name="T4">
Zelensky about counter-offensive: To begin with we will have F-16</text:span>
</text:h>
      <text:p text:style-name="P4">
Authors: Ukrinform (Person)</text:p>
      <text:p text:style-name="P4">
Publisher: Укринформ (Organization)</text:p>
      <text:p text:style-name="P4">
Published Time: 2023-04-29T14:34:00+03:00</text:p>
      <text:p text:style-name="P4">
Modified Time: 2023-04-29T14:34:00+03:00</text:p>
      <text:p text:style-name="P4">
Description: President Volodymyr Zelensky calls on Western partners to make a decision to grant the F-16 fighter jets, and at the same time emphasizes that the absence of modern aircraft will not affect the beginning of the counter-offensive. - Ukrinform.</text:p>
      <text:p text:style-name="P4">
Images: ["<text:a xlink:type="simple" xlink:href="https://static.ukrinform.com/photos/2023_04/thumb_files/630_360_1682063024-559.jpeg" text:style-name="Internet_20_link" text:visited-style-name="Visited_20_Internet_20_Link">
630_360_16820...</text:a>
"]</text:p>
      <text:p text:style-name="P4">
Tags: ['Літак', 'Зеленський', 'Війна з росією']</text:p>
      <text:p text:style-name="P4">
Type: Article</text:p>
      <!--METADATA-->
      <text:p text:style-name="P4">
<draw:frame draw:style-name="fr1" draw:name="Image99" text:anchor-type="as-char" svg:width="6.9236in" svg:height="3.956343in" draw:z-index="0">
<draw:image xlink:href="../Images/yкринформ/2023-04-29T14-34-00-03-00/630_360_1682063024-559.jpeg" xlink:type="simple" xlink:show="embed" xlink:actuate="onLoad" draw:mime-type="image/jpeg"/>
</draw:frame>
The Presidential Lordir Zelensky calls on Western partners to make a decision to grant Ukraine F-16 fighter jets, and at the same time emphasizes that the absence of modern licenses will not affect the beginning of the counter-offensive.</text:p>
      <text:p text:style-name="P4">
He said about it in <text:a xlink:type="simple" xlink:href="https://www.youtube.com/watch" text:style-name="Internet_20_link" text:visited-style-name="Visited_20_Internet_20_Link">
</text:a>
Representatives of Finnish, Swedish, Danish and Norwegian media reports.</text:p>
      <text:p text:style-name="P4">
“It is very important to control the sky completely to Russia, so the Aviation Coalition is very important. It should be the will of the leaders of the states who have modern analyzing. Well, we will seek the appropriate aviation and to your countries, and we will turn very persistently and, I will tell you frankly, in the near future, ”Zelensky said.</text:p>
      <text:p text:style-name="P4">
<text:span text:style-name="T4">
 Read also: </text:span>
 <text:a xlink:type="simple" xlink:href="https://www.ukrinform.ua/rubric-ato/3702461-publikacii-u-zmi-sodo-kontrnastupu-ne-dopomagaut-ukrainskim-vijskovim-prezident.html" text:style-name="Internet_20_link" text:visited-style-name="Visited_20_Internet_20_Link">
</text:a>
According to him, the new pages in Russia's war was the provision of Ukrainian systems Himars, Nasams, Iris-T, and now it's time to aviation.</text:p>
      <text:p text:style-name="P4">
The President emphasized that there are states that have on the F-16 balance or other modern heights and want to help Ukraine, but "everything is needed."</text:p>
      <text:p text:style-name="P4">
“There is no need to be afraid of Russia. The worst thing happened: they started full -scale. I think this is the worst ... A very important argument today: not to be afraid to make it, not to think what will happen to Russia, the main thing is to think that it is building with safety in the world. The safety in the world will be in reliable hands, because the second army of the world has shown that if you step on human rights in any state, the allies will deliver you in place, ”Zelensky stressed.</text:p>
      <text:p text:style-name="P4">
<text:span text:style-name="T4">
 Read also: </text:span>
 <text:a xlink:type="simple" xlink:href="https://www.ukrinform.ua/rubric-ato/3702457-zelenskij-nastala-insa-hvila-vijni-de-mi-zbiraemos-zabrati-iniciativu.html" text:style-name="Internet_20_link" text:visited-style-name="Visited_20_Internet_20_Link">
<text:span text:style-name="T4">
 Zelensky </text:span>
</text:a>
At the same time, answering the question whether the decision to give Ukraine aircraft is important to start a counter -offensive, the President noted: “To be honest, it would help a lot. We understand that we will not delay so, so we will start before we have F-16 or others. To reassure Russia that we still need a few months to study on planes, and we will just start ... No, so it won't. We will start and go forward. "</text:p>
      <text:p text:style-name="P4">
At the same time, the head of state added that in parallel the decision about the planes should still be made.<text:span text:style-name="T4">
 Read also: </text:span>
 <text:a xlink:type="simple" xlink:href="https://www.ukrinform.ua/rubric-ato/3702435-zelenskij-pro-miznarodnu-dopomogu-pid-cas-vijni-buli-momenti-koli-nas-pidvodili.html" text:style-name="Internet_20_link" text:visited-style-name="Visited_20_Internet_20_Link">
<text:span text:style-name="T4">
 Zelens </text:span>
</text:a>
Foreign Minister Dmytro Kuleba at the EU Fondered Foreign Ministers on the EU on the Holy Age, stated that providing Ukraine with modern combat aviation would be the best investment in the long -term security of the European continent.</text:p>
      <text:p text:style-name="P4">
Photo: op</text:p>
      <text:p text:style-name="P4">
News Source: <text:a xlink:type="simple" xlink:href="https://www.ukrinform.ua/rubric-ato/3702486-zelenskij-pro-kontrnastup-pocnemo-do-togo-ak-u-nas-zavlatsa-f16.html" text:style-name="Internet_20_link" text:visited-style-name="Visited_20_Internet_20_Link">
https://www.ukrinform.ua/rubric-ato/3702486-zelenskij-pro-kontrnastup-pocnemo-do-togo-ak-u-nas-zavlatsa-f16.html</text:a>
</text:p>
      <!--NEWS-->
      <text:h text:style-name="P10" text:outline-level="1">
<text:span text:style-name="T4">
Zelenskaya advised a healthy sleep menu</text:span>
</text:h>
      <text:p text:style-name="P4">
Authors: Ukrinform (Person)</text:p>
      <text:p text:style-name="P4">
Publisher: Укринформ (Organization)</text:p>
      <text:p text:style-name="P4">
Published Time: 2023-04-29T14:39:00+03:00</text:p>
      <text:p text:style-name="P4">
Modified Time: 2023-04-29T14:39:00+03:00</text:p>
      <text:p text:style-name="P4">
Description: The wife of the President of Ukraine Elena Zelenskaya said that it should be eaten to have a healthy sleep. - Ukrinform.</text:p>
      <text:p text:style-name="P4">
Images: ["<text:a xlink:type="simple" xlink:href="https://static.ukrinform.com/photos/2023_03/thumb_files/630_360_1678228459-386.jpg" text:style-name="Internet_20_link" text:visited-style-name="Visited_20_Internet_20_Link">
630_360_16782...</text:a>
", "<text:a xlink:type="simple" xlink:href="https://static.ukrinform.com/photos/2023_04/1682765985-552.jpeg" text:style-name="Internet_20_link" text:visited-style-name="Visited_20_Internet_20_Link">
1682765985-55...</text:a>
", "<text:a xlink:type="simple" xlink:href="https://static.ukrinform.com/photos/2023_04/1682765999-533.jpeg" text:style-name="Internet_20_link" text:visited-style-name="Visited_20_Internet_20_Link">
1682765999-53...</text:a>
", "<text:a xlink:type="simple" xlink:href="https://static.ukrinform.com/photos/2023_04/1682766012-752.jpeg" text:style-name="Internet_20_link" text:visited-style-name="Visited_20_Internet_20_Link">
1682766012-75...</text:a>
", "<text:a xlink:type="simple" xlink:href="https://static.ukrinform.com/photos/2023_04/1682766024-196.jpeg" text:style-name="Internet_20_link" text:visited-style-name="Visited_20_Internet_20_Link">
1682766024-19...</text:a>
"]</text:p>
      <text:p text:style-name="P4">
Tags: ["Здоров'я", 'Харчування', 'Олена Зеленська']</text:p>
      <text:p text:style-name="P4">
Type: Article</text:p>
      <!--METADATA-->
      <text:p text:style-name="P4">
<draw:frame draw:style-name="fr1" draw:name="Image100" text:anchor-type="as-char" svg:width="6.9236in" svg:height="3.956343in" draw:z-index="0">
<draw:image xlink:href="../Images/yкринформ/2023-04-29T14-39-00-03-00/630_360_1678228459-386.jpg" xlink:type="simple" xlink:show="embed" xlink:actuate="onLoad" draw:mime-type="image/jpeg"/>
</draw:frame>
President of Ukraine Olena Zelenskaya said that it should be eaten to be a healthy sleep.</text:p>
      <text:p text:style-name="P4">
According to Ukrinform, the wife of the President of Ukraine Olena Zelensk was in <text:a xlink:type="simple" xlink:href="https://t.me/FirstLadyOfUkraine/3000" text:style-name="Internet_20_link" text:visited-style-name="Visited_20_Internet_20_Link">
</text:a>
“It is impossible to sleep peacefully when you put children, and in your head is an obsessive thought: will there be anxiety today? When you read heavy news all day and when you get tight at work. Few Ukrainians can say that they have a good sopis, for more than a year in such a rhythm, ”the First Lady said.</text:p>
      <text:p text:style-name="P4">
<draw:frame draw:style-name="fr1" draw:name="Image101" text:anchor-type="as-char" svg:width="6.9236in" svg:height="6.9236in" draw:z-index="0">
<draw:image xlink:href="../Images/yкринформ/2023-04-29T14-39-00-03-00/1682765985-552.jpeg" xlink:type="simple" xlink:show="embed" xlink:actuate="onLoad" draw:mime-type="image/jpeg"/>
</draw:frame>
<draw:frame draw:style-name="fr1" draw:name="Image102" text:anchor-type="as-char" svg:width="6.9236in" svg:height="6.9236in" draw:z-index="0">
<draw:image xlink:href="../Images/yкринформ/2023-04-29T14-39-00-03-00/1682765999-533.jpeg" xlink:type="simple" xlink:show="embed" xlink:actuate="onLoad" draw:mime-type="image/jpeg"/>
</draw:frame>
According to her, sleep is the most important component of a full rest. He is a gift time and the ability to recover well. A chronic lack of sleep can cause immunity and memory problems, increased stress. Bad sleep -first marker of mental problems <text:a xlink:type="simple" xlink:href="https://www.ukrinform.ua/tag-zdorova" text:style-name="Internet_20_link" text:visited-style-name="Visited_20_Internet_20_Link">
</text:a>
<text:span text:style-name="T4">
 Read also: </text:span>
 <text:a xlink:type="simple" xlink:href="https://www.ukrinform.ua/rubric-society/3701251-zelenska-rozpovila-pro-aptecku-svidkoi-psihologicnoi-dopomogi.html" text:style-name="Internet_20_link" text:visited-style-name="Visited_20_Internet_20_Link">
</text:a>
</text:p>
      <text:p text:style-name="P4">
<draw:frame draw:style-name="fr1" draw:name="Image103" text:anchor-type="as-char" svg:width="6.9236in" svg:height="6.930011in" draw:z-index="0">
<draw:image xlink:href="../Images/yкринформ/2023-04-29T14-39-00-03-00/1682766012-752.jpeg" xlink:type="simple" xlink:show="embed" xlink:actuate="onLoad" draw:mime-type="image/jpeg"/>
</draw:frame>
<draw:frame draw:style-name="fr1" draw:name="Image104" text:anchor-type="as-char" svg:width="6.9236in" svg:height="6.930011in" draw:z-index="0">
<draw:image xlink:href="../Images/yкринформ/2023-04-29T14-39-00-03-00/1682766024-196.jpeg" xlink:type="simple" xlink:show="embed" xlink:actuate="onLoad" draw:mime-type="image/jpeg"/>
</draw:frame>
“On the portal we know <text:a xlink:type="simple" xlink:href="https://znaimo.gov.ua/%D1%8F%D0%BA%D0%B0-%D1%96%D0%B6%D0%B0-%D0%BF%D0%BE%D0%B7%D0%B8%D1%82%D0%B8%D0%B2%D0%BD%D0%BE-%D0%B2%D0%BF%D0%BB%D0%B8%D0%B2%D0%B0%D1%94-%D0%BD%D0%B0-%D1%81%D0%BE%D0%BD" text:style-name="Internet_20_link" text:visited-style-name="Visited_20_Internet_20_Link">
</text:a>
How food can help you sleep, ”Zelenskaya said that nutritionists advise you to pay attention to magnesium products - like tons or nuts. Choose complex carbohydrates, such as porridge or hard-sort paste, and fat fats.</text:p>
      <text:p text:style-name="P4">
As reported by Ukrinform, the portal on healthy eating in schools <text:a xlink:type="simple" xlink:href="https://www.ukrinform.ua/rubric-society/3648621-so-poklasti-u-lancboks-skolaru-dla-pokrasenna-zdorova-poradi-mon.html" text:style-name="Internet_20_link" text:visited-style-name="Visited_20_Internet_20_Link">
</text:a>
It was launched as a part of the school nutrition system, which takes place in Ukraine with the initiative of the first lady of Elena Zelenskaya.</text:p>
      <text:p text:style-name="P4">
News Source: <text:a xlink:type="simple" xlink:href="https://www.ukrinform.ua/rubric-society/3702471-zelenska-poradila-menu-dla-zdorovogo-snu.html" text:style-name="Internet_20_link" text:visited-style-name="Visited_20_Internet_20_Link">
https://www.ukrinform.ua/rubric-society/3702471-zelenska-poradila-menu-dla-zdorovogo-snu.html</text:a>
</text:p>
      <!--NEWS-->
      <text:h text:style-name="P10" text:outline-level="1">
<text:span text:style-name="T4">
Two more countries are ready to support Ukraine's accession to NATO - Dmytro Kuleba</text:span>
</text:h>
      <text:p text:style-name="P4">
Authors: Ukrinform (Person)</text:p>
      <text:p text:style-name="P4">
Publisher: Укринформ (Organization)</text:p>
      <text:p text:style-name="P4">
Published Time: 2023-04-29T14:40:00+03:00</text:p>
      <text:p text:style-name="P4">
Modified Time: 2023-04-29T14:40:00+03:00</text:p>
      <text:p text:style-name="P4">
Description: According to the results of diplomatic meetings in Odessa on April 28, two other countries decided to support Ukraine's accession to the North Atlantic Alliance. - Ukrinform.</text:p>
      <text:p text:style-name="P4">
Images: ["<text:a xlink:type="simple" xlink:href="https://static.ukrinform.com/photos/2022_11/thumb_files/630_360_1668440631-706.jpeg" text:style-name="Internet_20_link" text:visited-style-name="Visited_20_Internet_20_Link">
630_360_16684...</text:a>
"]</text:p>
      <text:p text:style-name="P4">
Tags: ['Дмитро Кулеба', 'НАТО', 'Україна', 'Єдині новини']</text:p>
      <text:p text:style-name="P4">
Type: Article</text:p>
      <!--METADATA-->
      <text:p text:style-name="P4">
<draw:frame draw:style-name="fr1" draw:name="Image105" text:anchor-type="as-char" svg:width="6.9236in" svg:height="3.956343in" draw:z-index="0">
<draw:image xlink:href="../Images/yкринформ/2023-04-29T14-40-00-03-00/630_360_1668440631-706.jpeg" xlink:type="simple" xlink:show="embed" xlink:actuate="onLoad" draw:mime-type="image/jpeg"/>
</draw:frame>
On April 28, two countries have decided to support Ukraine's accession to the North Atlantic Alliance on April 28.</text:p>
      <text:p text:style-name="P4">
The Minister of Foreign Affairs of Ukraine Dmytro Kuleba has reported to the Eviritelvagraphon "The One News", Ukrinform correspondent reports.</text:p>
      <text:p text:style-name="P4">
"Yesterday, as a result of the negotiations, one of our nearby shoes approached me, leanned and whispered:" Congratulations, Dmitry, today Ukraine received a generous voice in support of its support in <text:a xlink:type="simple" xlink:href="https://www.ukrinform.ua/tag-nato" text:style-name="Internet_20_link" text:visited-style-name="Visited_20_Internet_20_Link">
</text:a>
", said the Kuleb.</text:p>
      <text:p text:style-name="P4">
According to him, it is said that during the day of communication in Odessa in various forms, Ukrainian diplomats have changed the opinion of the two countries, which have previously been more rigid, and now decided to support such a decision of NATO summit in Vilnius, which will step forward to the membership of Ukraine in the Alliance.</text:p>
      <text:p text:style-name="P4">
<text:span text:style-name="T4">
 Read also: </text:span>
 <text:a xlink:type="simple" xlink:href="https://www.ukrinform.ua/rubric-ato/3702092-kontrnastup-ukraini-ne-slid-vvazati-finalnou-bitvou-kuleba.html" text:style-name="Internet_20_link" text:visited-style-name="Visited_20_Internet_20_Link">
<text:span text:style-name="T4">
 Kuleba </text:span>
</text:a>
"This is not a consensus that is needed, but we will definitely increase the libing of countries in Odessa, which will fight for the most strong decision on Ukraine in NATO," Kuleba stressed.</text:p>
      <text:p text:style-name="P4">
As reported by Ukrinform, on April 28 in Odessa there was a forum for the restoration of the other, as well as a joint briefing of the Foreign Ministry of Northern Europe Tabalia. It was attended by Foreign Minister Latvia Edgarsrinkevich, Danish Foreign Minister Lars Lukke Rasmussen, Estonia Minister Margus Tsakhkn, Minister of Foreign Affairs of Icelandic Dalandergis Litchyl. EN Witfeldt, Sweden Minister Tobias Bolstrim and Deputy State Secretaries of Finland Kai Zauer.</text:p>
      <text:p text:style-name="P4">
The meeting of the heads of state and governments of NATO will be held in Vilnius on July 11-12, 2023.</text:p>
      <text:p text:style-name="P4">
On April 20, Volodymyr Zelenskyy stated that Ukraine is preparing for a NATO summit and expects a political invitation to the Alliance.</text:p>
      <text:p text:style-name="P4">
Dmytro Kuleba believes that NATO has to make a political decision that will or determine the schedule of Ukraine's accession directly at a summit in Vilnius, or to present it by the end of 2023.</text:p>
      <text:p text:style-name="P4">
News Source: <text:a xlink:type="simple" xlink:href="https://www.ukrinform.ua/rubric-polytics/3702489-se-dvi-kraini-gotovi-pidtrimati-vstup-ukraini-do-nato-dmitro-kuleba.html" text:style-name="Internet_20_link" text:visited-style-name="Visited_20_Internet_20_Link">
https://www.ukrinform.ua/rubric-polytics/3702489-se-dvi-kraini-gotovi-pidtrimati-vstup-ukraini-do-nato-dmitro-kuleba.html</text:a>
</text:p>
      <!--NEWS-->
      <text:h text:style-name="P10" text:outline-level="1">
<text:span text:style-name="T4">
In Sevastopol 10 tanks with petroleum products for enemy fleet - GUR are destroyed</text:span>
</text:h>
      <text:p text:style-name="P4">
Authors: Ukrinform (Person)</text:p>
      <text:p text:style-name="P4">
Publisher: Укринформ (Organization)</text:p>
      <text:p text:style-name="P4">
Published Time: 2023-04-29T14:44:00+03:00</text:p>
      <text:p text:style-name="P4">
Modified Time: 2023-04-29T14:44:00+03:00</text:p>
      <text:p text:style-name="P4">
Description: The explosion in the temporarily occupied Sevastopol destroyed 10 tanks with petroleum products with a total capacity of 40 thousand tons. Fuel was intended for hostile fleet. - Ukrinform.</text:p>
      <text:p text:style-name="P4">
Images: ["<text:a xlink:type="simple" xlink:href="https://static.ukrinform.com/photos/2023_04/thumb_files/630_360_1682768535-619.jpg" text:style-name="Internet_20_link" text:visited-style-name="Visited_20_Internet_20_Link">
630_360_16827...</text:a>
", "<text:a xlink:type="simple" xlink:href="https://static.ukrinform.com/photos/2023_04/1682768566-583.jpeg" text:style-name="Internet_20_link" text:visited-style-name="Visited_20_Internet_20_Link">
1682768566-58...</text:a>
"]</text:p>
      <text:p text:style-name="P4">
Tags: ['Крим', 'Розвідка', 'Севастополь']</text:p>
      <text:p text:style-name="P4">
Type: Article</text:p>
      <!--METADATA-->
      <text:p text:style-name="P4">
<draw:frame draw:style-name="fr1" draw:name="Image106" text:anchor-type="as-char" svg:width="6.9236in" svg:height="3.956343in" draw:z-index="0">
<draw:image xlink:href="../Images/yкринформ/2023-04-29T14-44-00-03-00/630_360_1682768535-619.jpg" xlink:type="simple" xlink:show="embed" xlink:actuate="onLoad" draw:mime-type="image/jpeg"/>
</draw:frame>
As a result of the explosion, 10 tanks with a total capacity of 40 thousand tons were destroyed in the temporarily occupied Sevastopol. The fuel was intended for the fleet.</text:p>
      <text:p text:style-name="P4">
About it reports <text:a xlink:type="simple" xlink:href="https://gur.gov.ua/content/vybukhy-v-sevastopoli-kara-bozha-za-uman.html" text:style-name="Internet_20_link" text:visited-style-name="Visited_20_Internet_20_Link">
</text:a>
, reports Ukrinform.</text:p>
      <text:p text:style-name="P4">
"The explosion at the enemy oil depot, which was heard on April 29 near the Cossack Bay of the Vokupovan Sevastopol, destroyed more than 10 tanks with an oil -productive capacity of 40 thousand tons," the statement reads.</text:p>
      <text:p text:style-name="P4">
GUR Yusov's representative Andriy Yusov noted that the destroyed petroleum products were assigned to the Black Sea Fleet of the aggressor state.</text:p>
      <text:p text:style-name="P4">
<draw:frame draw:style-name="fr1" draw:name="Image107" text:anchor-type="as-char" svg:width="6.9236in" svg:height="9.231467in" draw:z-index="0">
<draw:image xlink:href="../Images/yкринформ/2023-04-29T14-44-00-03-00/1682768566-583.jpeg" xlink:type="simple" xlink:show="embed" xlink:actuate="onLoad" draw:mime-type="image/jpeg"/>
</draw:frame>
"Cotton" in Sevastopol - God's punishment, in particular for killed civilian citizens of Vuman, including five children. This punishment will be long -lasting. It is desirable to all residents of the occupied Crimea in the near future not to be near the Warm objects and objects that provide the army of the aggressor, ”Yusov said.</text:p>
      <text:p text:style-name="P4">
<text:span text:style-name="T4">
 Read also: </text:span>
 <text:a xlink:type="simple" xlink:href="https://www.ukrinform.ua/rubric-ato/3701181-gur-obmin-polonenimi-z-rf-vsih-na-vsih-zavdanna-ake-obovazkovo-bude-vikonane.html" text:style-name="Internet_20_link" text:visited-style-name="Visited_20_Internet_20_Link">
</text:a>
A representative of military intelligence added that Ukraine is aware of the scale of theft on the affected oil and oil depot in Sevastopol and other similar Crimean sites. As Yusov explained, these facts are certainly expanding the possibility of Ukraine's security and defense forces.</text:p>
      <text:p text:style-name="P4">
As reported by Ukrinform, tonight at the oil depot in a temporarily occupied sewage <text:a xlink:type="simple" xlink:href="https://www.ukrinform.ua/rubric-crimea/3702314-na-naftobazi-u-sevastopoli-stalasa-pozeza.html" text:style-name="Internet_20_link" text:visited-style-name="Visited_20_Internet_20_Link">
</text:a>
.</text:p>
      <text:p text:style-name="P4">
Photo from social networks</text:p>
      <text:p text:style-name="P4">
News Source: <text:a xlink:type="simple" xlink:href="https://www.ukrinform.ua/rubric-crimea/3702490-u-sevastopoli-zniseni-10-rezervuariv-z-naftoproduktami-dla-vorozogo-flotu-gur.html" text:style-name="Internet_20_link" text:visited-style-name="Visited_20_Internet_20_Link">
https://www.ukrinform.ua/rubric-crimea/3702490-u-sevastopoli-zniseni-10-rezervuariv-z-naftoproduktami-dla-vorozogo-flotu-gur.html</text:a>
</text:p>
      <!--NEWS-->
      <text:h text:style-name="P10" text:outline-level="1">
<text:span text:style-name="T4">
The first restaurant of Ukrainian cuisine appeared in Washington</text:span>
</text:h>
      <text:p text:style-name="P4">
Authors: Ukrinform (Person)</text:p>
      <text:p text:style-name="P4">
Publisher: Укринформ (Organization)</text:p>
      <text:p text:style-name="P4">
Published Time: 2023-04-29T14:46:00+03:00</text:p>
      <text:p text:style-name="P4">
Modified Time: 2023-04-29T14:46:00+03:00</text:p>
      <text:p text:style-name="P4">
Description: In Washington, on the Capitol Hill, the first Ukrainian restaurant Ruta with a full range of services operates. - Ukrinform.</text:p>
      <text:p text:style-name="P4">
Images: ["<text:a xlink:type="simple" xlink:href="https://static.ukrinform.com/photos/2023_04/thumb_files/630_360_1682768749-181.jpg" text:style-name="Internet_20_link" text:visited-style-name="Visited_20_Internet_20_Link">
630_360_16827...</text:a>
"]</text:p>
      <text:p text:style-name="P4">
Tags: ['Культура', 'США', 'Ресторан', 'Вашингтон', 'Кухня']</text:p>
      <text:p text:style-name="P4">
Type: Article</text:p>
      <!--METADATA-->
      <text:p text:style-name="P4">
<draw:frame draw:style-name="fr1" draw:name="Image108" text:anchor-type="as-char" svg:width="6.9236in" svg:height="3.956343in" draw:z-index="0">
<draw:image xlink:href="../Images/yкринформ/2023-04-29T14-46-00-03-00/630_360_1682768749-181.jpg" xlink:type="simple" xlink:show="embed" xlink:actuate="onLoad" draw:mime-type="image/jpeg"/>
</draw:frame>
Uvashington, on the Capitol Hill, works the first Ukrainian restaurant with a full range of services.</text:p>
      <text:p text:style-name="P4">
About it reports <text:a xlink:type="simple" xlink:href="https://www.axios.com/local/washington-dc/2023/04/28/dc-first-ukrainian-restaurant" text:style-name="Internet_20_link" text:visited-style-name="Visited_20_Internet_20_Link">
</text:a>
, reports Ukrinform.</text:p>
      <text:p text:style-name="P4">
“We hope to become part of restaurant diplomacy. We want to be a place where you can learn about Ukrainian culture and food, see how beautiful it is, ”said Ruta Restaurant Anna Volynets.</text:p>
      <text:p text:style-name="P4">
The menu of the institution includes traditional Ukrainian dishes: borsch, dumplings, cabbage, pancakes, Kutlet in Kyiv and others. There is also a children's menu.</text:p>
      <text:p text:style-name="P4">
It is expected that the restaurant will also take place with Ukrainian homes and concerts of live music.</text:p>
      <text:p text:style-name="P4">
As reported by Ukrinform, at the beginning of 2022 the Ambassador of Ukraine to the United States Oksanamarkarova <text:a xlink:type="simple" xlink:href="https://www.ukrinform.ua/rubric-world/3379119-u-vasingtoni-cogoric-planuetsa-vidkriti-restoran-ukrainskoi-kuhni-markarova.html" text:style-name="Internet_20_link" text:visited-style-name="Visited_20_Internet_20_Link">
</text:a>
that Uvashington is planned to open the first in the city of the Ukrainian National Cuisine restaurant. According to her, there is a request for this in the US capital.</text:p>
      <text:p text:style-name="P4">
_Foto: Ruta Restaurant _</text:p>
      <text:p text:style-name="P4">
News Source: <text:a xlink:type="simple" xlink:href="https://www.ukrinform.ua/rubric-diaspora/3702491-u-vasingtoni-zavivsa-persij-restoran-ukrainskoi-kuhni.html" text:style-name="Internet_20_link" text:visited-style-name="Visited_20_Internet_20_Link">
https://www.ukrinform.ua/rubric-diaspora/3702491-u-vasingtoni-zavivsa-persij-restoran-ukrainskoi-kuhni.html</text:a>
</text:p>
      <!--NEWS-->
      <text:h text:style-name="P10" text:outline-level="1">
<text:span text:style-name="T4">
Sumska Oblast(20:48). Red Alert: aerial threat. Sirens sounding. Take cover now!</text:span>
</text:h>
      <text:p text:style-name="P4">
Authors: liveuamap (Language: en)</text:p>
      <text:p text:style-name="P4">
Time: 2023-04-29T14:49:00</text:p>
      <text:p text:style-name="P4">
Location: Sumska Oblast (Latitude:51.00000000 Longtitude:34.00000000)</text:p>
      <text:p text:style-name="P4">
Videos: []</text:p>
      <text:p text:style-name="P4">
Images: []</text:p>
      <text:p text:style-name="P4">
Tags: ["Europe", "Central and Eastern Europe"]</text:p>
      <text:p text:style-name="P4">
Id: 22559392</text:p>
      <!--METADATA-->
      <text:p text:style-name="P4">
Sumy region(20:48). Red Alert: aerial threat. Sirens sounding. Take covernow!</text:p>
      <text:p text:style-name="P4">
News Collection Link: <text:a xlink:type="simple" xlink:href="https://liveuamap.com/en/2023/29-april-sumska-oblast2048-red-alert-aerial-tg" text:style-name="Internet_20_link" text:visited-style-name="Visited_20_Internet_20_Link">
https://liveuamap.com/en/2023/29-april-sumska-oblast2048-red-alert-aerial-tg</text:a>
</text:p>
      <text:p text:style-name="P4">
News Source: <text:a xlink:type="simple" xlink:href="https://t.me/air_alert_ua/44051" text:style-name="Internet_20_link" text:visited-style-name="Visited_20_Internet_20_Link">
https://t.me/air_alert_ua/44051</text:a>
</text:p>
      <!--NEWS-->
      <text:h text:style-name="P10" text:outline-level="1">
<text:span text:style-name="T4">
When we go to the Crimean admrawal, the Russians will run from there - President</text:span>
</text:h>
      <text:p text:style-name="P4">
Authors: Ukrinform (Person)</text:p>
      <text:p text:style-name="P4">
Publisher: Укринформ (Organization)</text:p>
      <text:p text:style-name="P4">
Published Time: 2023-04-29T14:52:51+03:00</text:p>
      <text:p text:style-name="P4">
Modified Time: 2023-04-29T14:52:51+03:00</text:p>
      <text:p text:style-name="P4">
Description: President Volodymyr Zelenskyy is convinced that the Russians will flee from the Crimea when the defense forces will approach the administrative border with the peninsula. - Ukrinform.</text:p>
      <text:p text:style-name="P4">
Images: ["<text:a xlink:type="simple" xlink:href="https://static.ukrinform.com/photos/2023_03/thumb_files/630_360_1678962741-175.jpeg" text:style-name="Internet_20_link" text:visited-style-name="Visited_20_Internet_20_Link">
630_360_16789...</text:a>
"]</text:p>
      <text:p text:style-name="P4">
Tags: ['Крим', 'Зеленський', 'Війна з росією']</text:p>
      <text:p text:style-name="P4">
Type: Article</text:p>
      <!--METADATA-->
      <text:p text:style-name="P4">
<draw:frame draw:style-name="fr1" draw:name="Image109" text:anchor-type="as-char" svg:width="6.9236in" svg:height="3.956343in" draw:z-index="0">
<draw:image xlink:href="../Images/yкринформ/2023-04-29T14-52-51-03-00/630_360_1678962741-175.jpeg" xlink:type="simple" xlink:show="embed" xlink:actuate="onLoad" draw:mime-type="image/jpeg"/>
</draw:frame>
The Presidential Lordir Zelensky is convinced that the Russians will flee from the Crimea when Siliobron's Silas will approach the administrative border with the peninsula.</text:p>
      <text:p text:style-name="P4">
He said about it in <text:a xlink:type="simple" xlink:href="https://www.youtube.com/watch" text:style-name="Internet_20_link" text:visited-style-name="Visited_20_Internet_20_Link">
</text:a>
Representatives of Finnish, Swedish, Danish and Norwegian media reports.</text:p>
      <text:p text:style-name="P4">
“When we will approach the administrative borders with <text:a xlink:type="simple" xlink:href="https://www.ukrinform.ua/tag-krim" text:style-name="Internet_20_link" text:visited-style-name="Visited_20_Internet_20_Link">
</text:a>
, you will see how the Russians will run. They now dig trenches. They interrupted the whole beach, although they said it was such aacras yesterday and it would be a tourist center, and they would invest billions. Ten years have been. What are the billions? What did they do there, besides being captured, expelled people, political prisoners and journalists in prisons? What they did there? Zero, nothing, ”Zelensky said.</text:p>
      <text:p text:style-name="P4">
He stressed that Russia is only militarizing the peninsula, but when Ukrainian relations will come, local residents will help to liberate their land of republicants.</text:p>
      <text:p text:style-name="P4">
<text:span text:style-name="T4">
 Read also: </text:span>
 <text:a xlink:type="simple" xlink:href="https://www.ukrinform.ua/rubric-crimea/3702412-neizpapa-perekonanij-so-ukrainski-prapori-nevdovzi-znov-zamajorat-nad-krimom.html" text:style-name="Internet_20_link" text:visited-style-name="Visited_20_Internet_20_Link">
<text:span text:style-name="T4">
 Crimea </text:span>
</text:a>
"They(Russians - ed.)They will run from Crimea, run faster than from the Donbass. They do not even imagine that people in Crimea understand. That as soon as we are at the first village in Crimea, you will see how people will go outside and will also drive this "power" from the Crimea. So it will be, ” - he is convinced Zelene.</text:p>
      <text:p text:style-name="P4">
As reported by Ukrinform, the head of the Majlis of the Crimean Tatar people Refatchubarov stated that Russian invaders plan to launch ferries from Crimea for this to export people and equipment from the temporarily occupied peninsula.</text:p>
      <text:p text:style-name="P4">
Photo: Presidential Office</text:p>
      <text:p text:style-name="P4">
News Source: <text:a xlink:type="simple" xlink:href="https://www.ukrinform.ua/rubric-crimea/3702493-koli-mi-vijdemo-na-adminmezu-z-krimom-rosiani-bigtimut-zvidti-prezident.html" text:style-name="Internet_20_link" text:visited-style-name="Visited_20_Internet_20_Link">
https://www.ukrinform.ua/rubric-crimea/3702493-koli-mi-vijdemo-na-adminmezu-z-krimom-rosiani-bigtimut-zvidti-prezident.html</text:a>
</text:p>
      <!--NEWS-->
      <text:h text:style-name="P10" text:outline-level="1">
<text:span text:style-name="T4">
Zorya won Chernomorets in the Ukrainian Football Championship</text:span>
</text:h>
      <text:p text:style-name="P4">
Authors: Ukrinform (Person)</text:p>
      <text:p text:style-name="P4">
Publisher: Укринформ (Organization)</text:p>
      <text:p text:style-name="P4">
Published Time: 2023-04-29T14:54:00+03:00</text:p>
      <text:p text:style-name="P4">
Modified Time: 2023-04-29T14:54:00+03:00</text:p>
      <text:p text:style-name="P4">
Description: The players of Lugansk Zori beat the Chernomorets on Saturday (3: 1) in the match of the 23rd round of the Ukrainian Liga Clubs. - Ukrinform.</text:p>
      <text:p text:style-name="P4">
Images: ["<text:a xlink:type="simple" xlink:href="https://static.ukrinform.com/photos/2023_04/thumb_files/630_360_1682749934-847.jpg" text:style-name="Internet_20_link" text:visited-style-name="Visited_20_Internet_20_Link">
630_360_16827...</text:a>
"]</text:p>
      <text:p text:style-name="P4">
Tags: ['Футбол', "Прем'єр-ліга", 'Україна', 'Зоря', 'Чорноморець']</text:p>
      <text:p text:style-name="P4">
Type: Article</text:p>
      <!--METADATA-->
      <text:p text:style-name="P4">
<draw:frame draw:style-name="fr1" draw:name="Image110" text:anchor-type="as-char" svg:width="6.9236in" svg:height="3.956343in" draw:z-index="0">
<draw:image xlink:href="../Images/yкринформ/2023-04-29T14-54-00-03-00/630_360_1682749934-847.jpg" xlink:type="simple" xlink:show="embed" xlink:actuate="onLoad" draw:mime-type="image/jpeg"/>
</draw:frame>
The football player "Dawn" beat Odessa "Chernomorets" on Saturday(3:1)In the match of the 23rd round of the Ukrainian Premier League Clubs.</text:p>
      <text:p text:style-name="P4">
Balls scored: Eduardo Gerrero(16th minute), Denis Antyukh(34)and Nazarirusin(79)- in the composition of Luhansk; Vitaliy Yermakov(44)- Seafarers, reports Ukrinform.</text:p>
      <text:p text:style-name="P4">
In a parallel meeting, Transcarpathian Minaj played a draw with Kharkiv Metalist 1925 - 1: 1.</text:p>
      <text:p text:style-name="P4">
Goal: Vadim Vitenchuk(72)- Nikita Bezugly(52).</text:p>
      <text:p text:style-name="P4">
У ці хвилині триває гра між «Інгульцем» з Петрового та «Дніпром-1».</text:p>
      <text:p text:style-name="P4">
Сьогодні також проойдуть матчі львівського «Руха» та полтавської «Ворскли»,криворізького «Кривбаса» та «Олександрії» (15.00).</text:p>
      <text:p text:style-name="P4">
Результати попередніх зустрічей туру:</text:p>
      <text:p text:style-name="P4">
«Металіст» (Kharkiv)- «Dynamo»(Kyiv)- 1: 3</text:p>
      <text:p text:style-name="P4">
"Heather"(Rivne)- "Lviv" - 3: 2</text:p>
      <text:p text:style-name="P4">
"Ear"(Kovalivka)- Shakhtar(Donetsk)- 1: 3.</text:p>
      <text:p text:style-name="P4">
<text:span text:style-name="T4">
 Read also: </text:span>
 <text:a xlink:type="simple" xlink:href="https://www.ukrinform.ua/rubric-sports/3702334-zinoca-zbirna-ukraini-z-futbolu-peremogla-rumuniu-na-turniri-rozvitku-uefa.html" text:style-name="Internet_20_link" text:visited-style-name="Visited_20_Internet_20_Link">
<text:span text:style-name="T4">
 Football </text:span>
</text:a>
Leaders' position: Shakhtar - 56 points(After 23 games), Dnipro -1 - 49(21), Zorya - 49(23), «Dynamo» - 44(23), Alexandria - 34(21), "Kolos" - 30(23), Vorskla - 29(22).</text:p>
      <text:p text:style-name="P4">
24-й тур УПЛ відбудеться 3-4 травня.</text:p>
      <text:p text:style-name="P4">
Фото: upl.ua.</text:p>
      <text:p text:style-name="P4">
News Source: <text:a xlink:type="simple" xlink:href="https://www.ukrinform.ua/rubric-sports/3702494-zora-peremogla-cornomorec-u-cempionati-ukraini-z-futbolu.html" text:style-name="Internet_20_link" text:visited-style-name="Visited_20_Internet_20_Link">
https://www.ukrinform.ua/rubric-sports/3702494-zora-peremogla-cornomorec-u-cempionati-ukraini-z-futbolu.html</text:a>
</text:p>
      <!--NEWS-->
      <text:h text:style-name="P10" text:outline-level="1">
<text:span text:style-name="T4">
Lithuania handed over Land Rover to Ukraine and dry -ups</text:span>
</text:h>
      <text:p text:style-name="P4">
Authors: Ukrinform (Person)</text:p>
      <text:p text:style-name="P4">
Publisher: Укринформ (Organization)</text:p>
      <text:p text:style-name="P4">
Published Time: 2023-04-29T14:59:00+03:00</text:p>
      <text:p text:style-name="P4">
Modified Time: 2023-04-29T14:59:00+03:00</text:p>
      <text:p text:style-name="P4">
Description: Lithuania handed over six more SUVs Land Rover and dry -up for the military. - Ukrinform.</text:p>
      <text:p text:style-name="P4">
Images: ["<text:a xlink:type="simple" xlink:href="https://static.ukrinform.com/photos/2023_04/thumb_files/630_360_1682769308-939.jpeg" text:style-name="Internet_20_link" text:visited-style-name="Visited_20_Internet_20_Link">
630_360_16827...</text:a>
"]</text:p>
      <text:p text:style-name="P4">
Tags: ['Автомобіль', 'Литва', 'Україна', 'Land Rover', 'Війна з росією']</text:p>
      <text:p text:style-name="P4">
Type: Article</text:p>
      <!--METADATA-->
      <text:p text:style-name="P4">
<draw:frame draw:style-name="fr1" draw:name="Image111" text:anchor-type="as-char" svg:width="6.9236in" svg:height="3.956343in" draw:z-index="0">
<draw:image xlink:href="../Images/yкринформ/2023-04-29T14-59-00-03-00/630_360_1682769308-939.jpeg" xlink:type="simple" xlink:show="embed" xlink:actuate="onLoad" draw:mime-type="image/jpeg"/>
</draw:frame>
Lithuania transmitted to Ukraine six more SUV Land Rover and dry -up for military.</text:p>
      <text:p text:style-name="P4">
This was reported(https://twitter.com/a_anusauskas/status/1652204325228216320), reports Ukrinform.</text:p>
      <text:p text:style-name="P4">
“Tonight armed forces <text:a xlink:type="simple" xlink:href="https://www.ukrinform.ua/tag-litva" text:style-name="Internet_20_link" text:visited-style-name="Visited_20_Internet_20_Link">
</text:a>
Ukraine has repaired Ukraine with six more Land Rover SUVs and military drying. Everything is necessary to support mobility, ”Anushausk wrote, publishing photo aid.</text:p>
      <text:p text:style-name="P4">
<text:span text:style-name="T4">
 Read also: </text:span>
 <text:a xlink:type="simple" xlink:href="https://www.ukrinform.ua/rubric-polytics/3699947-prezident-litvi-treba-znajti-mehanizmi-svidkoi-integracii-ukraini-v-nato.html" text:style-name="Internet_20_link" text:visited-style-name="Visited_20_Internet_20_Link">
<text:span text:style-name="T4">
 LITV </text:span>
</text:a>
As reported by Ukrinform, earlier Anushauskas stated that the volume of Ukraine rendered 454 million euros reached, and assured Litvin to support Kiev support for victory over Russia.</text:p>
      <text:p text:style-name="P4">
News Source: <text:a xlink:type="simple" xlink:href="https://www.ukrinform.ua/rubric-ato/3702498-litva-peredala-ukraini-pozaslahoviki-land-rover-ta-suhpajki.html" text:style-name="Internet_20_link" text:visited-style-name="Visited_20_Internet_20_Link">
https://www.ukrinform.ua/rubric-ato/3702498-litva-peredala-ukraini-pozaslahoviki-land-rover-ta-suhpajki.html</text:a>
</text:p>
      <!--NEWS-->
      <text:h text:style-name="P10" text:outline-level="1">
<text:span text:style-name="T4">
Zelensky noted 419 servicemen awards, 105 of them posthumously</text:span>
</text:h>
      <text:p text:style-name="P4">
Authors: Ukrinform (Person)</text:p>
      <text:p text:style-name="P4">
Publisher: Укринформ (Organization)</text:p>
      <text:p text:style-name="P4">
Published Time: 2023-04-29T15:07:00+03:00</text:p>
      <text:p text:style-name="P4">
Modified Time: 2023-04-29T15:07:00+03:00</text:p>
      <text:p text:style-name="P4">
Description: President Volodymyr Zelenskyy celebrated 419 defenders of Ukraine state awards, of which 105 were posthumously. - Ukrinform.</text:p>
      <text:p text:style-name="P4">
Images: ["<text:a xlink:type="simple" xlink:href="https://static.ukrinform.com/photos/2022_09/thumb_files/630_360_1664353648-814.jpeg" text:style-name="Internet_20_link" text:visited-style-name="Visited_20_Internet_20_Link">
630_360_16643...</text:a>
"]</text:p>
      <text:p text:style-name="P4">
Tags: ['Нагорода', 'Зеленський', 'Війна з росією']</text:p>
      <text:p text:style-name="P4">
Type: Article</text:p>
      <!--METADATA-->
      <text:p text:style-name="P4">
<draw:frame draw:style-name="fr1" draw:name="Image112" text:anchor-type="as-char" svg:width="6.9236in" svg:height="3.956343in" draw:z-index="0">
<draw:image xlink:href="../Images/yкринформ/2023-04-29T15-07-00-03-00/630_360_1664353648-814.jpeg" xlink:type="simple" xlink:show="embed" xlink:actuate="onLoad" draw:mime-type="image/jpeg"/>
</draw:frame>
Presidential lodge Zelensky celebrated 419 defenders of Ukraine state awards, of which 105 were posthumously.</text:p>
      <text:p text:style-name="P4">
According to Ukrinform, appropriate decrees <text:a xlink:type="simple" xlink:href="https://www.president.gov.ua/documents/2432023-46589" text:style-name="Internet_20_link" text:visited-style-name="Visited_20_Internet_20_Link">
</text:a>
 , <text:a xlink:type="simple" xlink:href="https://www.president.gov.ua/documents/2442023-46597" text:style-name="Internet_20_link" text:visited-style-name="Visited_20_Internet_20_Link">
</text:a>
 , <text:a xlink:type="simple" xlink:href="https://www.president.gov.ua/documents/2452023-46601" text:style-name="Internet_20_link" text:visited-style-name="Visited_20_Internet_20_Link">
</text:a>
 , <text:a xlink:type="simple" xlink:href="https://www.president.gov.ua/documents/2462023-46593" text:style-name="Internet_20_link" text:visited-style-name="Visited_20_Internet_20_Link">
</text:a>
 , <text:a xlink:type="simple" xlink:href="https://www.president.gov.ua/documents/2472023-46585" text:style-name="Internet_20_link" text:visited-style-name="Visited_20_Internet_20_Link">
</text:a>
From April 28, they were reported on the site of the Head of State.</text:p>
      <text:p text:style-name="P4">
The awards have been awarded for personal courage, revealed in the protection of state -sevoes and territorial integrity of Ukraine, selfless fulfillment of a military duty.</text:p>
      <text:p text:style-name="P4">
<text:span text:style-name="T4">
 Read also: </text:span>
 <text:a xlink:type="simple" xlink:href="https://www.ukrinform.ua/rubric-ato/3702274-komandiru-95i-brigadi-dsv-peredali-podaku-vid-zelenskogo.html" text:style-name="Internet_20_link" text:visited-style-name="Visited_20_Internet_20_Link">
</text:a>
The President awarded the defenders by the orders of Bohdan Khmelnytsky, Danilagalitsky, "For Courage", medals "for military service of Ukraine", "Observed Service" and "Defender of the Fatherland".</text:p>
      <text:p text:style-name="P4">
By Decree No. 245/2023, the President awarded the Medal "Defender of the Fatherland" and medals "For the work and torture" of six researchers of Ivan Kozhedub Kharkiv National University of Air Forces.</text:p>
      <text:p text:style-name="P4">
<text:span text:style-name="T4">
 Read also: </text:span>
 <text:a xlink:type="simple" xlink:href="https://www.ukrinform.ua/rubric-polytics/3700021-zelenskij-u-zitomiri-nagorodiv-ordenom-premerku-estonii.html" text:style-name="Internet_20_link" text:visited-style-name="Visited_20_Internet_20_Link">
<text:span text:style-name="T4">
 Rewards </text:span>
</text:a>
By Decree No. 246/2023, the President awarded the Order of Courage of Taivanets Azeng Scheng Guang <text:a xlink:type="simple" xlink:href="https://www.ukrinform.ua/rubric-regions/3614282-u-lvovi-poprosalisa-z-urodzencem-tajvanu-akij-zaginuv-u-bou-za-ukrainu.html" text:style-name="Internet_20_link" text:visited-style-name="Visited_20_Internet_20_Link">
</text:a>
.</text:p>
      <text:p text:style-name="P4">
As reported by Ukrinform, on April 28, Deputy Minister of Defense Anna Malar reported thanks to President Vladimir Zelensky 95th Brigade of the Airborne and Assault troops of the Armed Forces of Ukraine ..</text:p>
      <text:p text:style-name="P4">
News Source: <text:a xlink:type="simple" xlink:href="https://www.ukrinform.ua/rubric-ato/3702499-zelenskij-vidznaciv-nagorodami-419-vijskovosluzbovciv-iz-nih-105-posmertno.html" text:style-name="Internet_20_link" text:visited-style-name="Visited_20_Internet_20_Link">
https://www.ukrinform.ua/rubric-ato/3702499-zelenskij-vidznaciv-nagorodami-419-vijskovosluzbovciv-iz-nih-105-posmertno.html</text:a>
</text:p>
      <!--NEWS-->
      <text:h text:style-name="P10" text:outline-level="1">
<text:span text:style-name="T4">
Shakhtar's youth team joined the Armed Forces ranks</text:span>
</text:h>
      <text:p text:style-name="P4">
Authors: Ukrinform (Person)</text:p>
      <text:p text:style-name="P4">
Publisher: Укринформ (Organization)</text:p>
      <text:p text:style-name="P4">
Published Time: 2023-04-29T15:10:43+03:00</text:p>
      <text:p text:style-name="P4">
Modified Time: 2023-04-29T15:10:43+03:00</text:p>
      <text:p text:style-name="P4">
Description: Vladimir Szeged is a native of Lugansk. - Ukrinform.</text:p>
      <text:p text:style-name="P4">
Images: ["<text:a xlink:type="simple" xlink:href="https://static.ukrinform.com/photos/2023_04/thumb_files/630_360_1682770099-148.jpg" text:style-name="Internet_20_link" text:visited-style-name="Visited_20_Internet_20_Link">
630_360_16827...</text:a>
"]</text:p>
      <text:p text:style-name="P4">
Tags: ['Футбол', 'ЗСУ', 'Шахтар']</text:p>
      <text:p text:style-name="P4">
Type: Article</text:p>
      <!--METADATA-->
      <text:p text:style-name="P4">
<draw:frame draw:style-name="fr1" draw:name="Image113" text:anchor-type="as-char" svg:width="6.9236in" svg:height="3.956343in" draw:z-index="0">
<draw:image xlink:href="../Images/yкринформ/2023-04-29T15-10-43-03-00/630_360_1682770099-148.jpg" xlink:type="simple" xlink:show="embed" xlink:actuate="onLoad" draw:mime-type="image/jpeg"/>
</draw:frame>
Vladimirseged is a native of Lugansk.</text:p>
      <text:p text:style-name="P4">
Shakhtar's youth team Volodymyr Seeda suspended his career to the ranks of the Armed Forces of Ukraine, <text:a xlink:type="simple" xlink:href="https://terrikon.com/uk/posts/437463" text:style-name="Internet_20_link" text:visited-style-name="Visited_20_Internet_20_Link">
</text:a>
"Terkic", reports Ukrinform.</text:p>
      <text:p text:style-name="P4">
Szeged was involved in the Miners team matches U19 in the Ukrainian Championship. Initially, the full -scale Russian invasion of Vladimir with partners was evacked in Croatia.</text:p>
      <text:p text:style-name="P4">
The goalkeeper says that he deliberately decided to return from abroad, to be released to the army.</text:p>
      <text:p text:style-name="P4">
“He thought and decided to return to Ukraine for a long time. I can't simply sit when there is a war in my country. I never thought about a rack. But now my homeland needs it. Playing football - I dreamed of my life, I do not give it up. After the victory he wanted to turn into football, ”Seda explains.</text:p>
      <text:p text:style-name="P4">
In the season 2021/22, the segeda was involved in the Shakhtar matches of the U19 Ukrainian Regional Stock.</text:p>
      <text:p text:style-name="P4">
<text:span text:style-name="T4">
 Read also: </text:span>
 <text:a xlink:type="simple" xlink:href="https://www.ukrinform.ua/rubric-sports/3702102-sahtar-zdijsniv-kambek-i-peremig-kolos-v-upl.html" text:style-name="Internet_20_link" text:visited-style-name="Visited_20_Internet_20_Link">
<text:span text:style-name="T4">
 Shakhtar </text:span>
</text:a>
As reported by Ukrinform, in the match of the 23rd round of UPL Shakhtar won Kolos -3: 1.</text:p>
      <text:p text:style-name="P4">
Photo: shakhtar.com</text:p>
      <text:p text:style-name="P4">
News Source: <text:a xlink:type="simple" xlink:href="https://www.ukrinform.ua/rubric-sports/3702501-vorotar-unackoi-komandi-sahtara-priednavsa-do-lav-zsu.html" text:style-name="Internet_20_link" text:visited-style-name="Visited_20_Internet_20_Link">
https://www.ukrinform.ua/rubric-sports/3702501-vorotar-unackoi-komandi-sahtara-priednavsa-do-lav-zsu.html</text:a>
</text:p>
      <!--NEWS-->
      <text:h text:style-name="P10" text:outline-level="1">
<text:span text:style-name="T4">
In Warsaw, the state building at the Embassy of the Russian Federation is removed from the state</text:span>
</text:h>
      <text:p text:style-name="P4">
Authors: Ukrinform (Person)</text:p>
      <text:p text:style-name="P4">
Publisher: Укринформ (Organization)</text:p>
      <text:p text:style-name="P4">
Published Time: 2023-04-29T15:11:55+03:00</text:p>
      <text:p text:style-name="P4">
Modified Time: 2023-04-29T15:11:55+03:00</text:p>
      <text:p text:style-name="P4">
Description: The Warsaw City Hall, together with the police on Saturday, carry out the procedure for taking the city of the building, which houses the Russian school at the Russian Embassy in Poland. - Ukrinform.</text:p>
      <text:p text:style-name="P4">
Images: ["<text:a xlink:type="simple" xlink:href="https://static.ukrinform.com/photos/2023_04/thumb_files/630_360_1682769915-890.jpg" text:style-name="Internet_20_link" text:visited-style-name="Visited_20_Internet_20_Link">
630_360_16827...</text:a>
"]</text:p>
      <text:p text:style-name="P4">
Tags: ['Польща', 'Посольство', 'Школа', 'Варшава', 'росія']</text:p>
      <text:p text:style-name="P4">
Type: Article</text:p>
      <!--METADATA-->
      <text:p text:style-name="P4">
<draw:frame draw:style-name="fr1" draw:name="Image114" text:anchor-type="as-char" svg:width="6.9236in" svg:height="3.956343in" draw:z-index="0">
<draw:image xlink:href="../Images/yкринформ/2023-04-29T15-11-55-03-00/630_360_1682769915-890.jpg" xlink:type="simple" xlink:show="embed" xlink:actuate="onLoad" draw:mime-type="image/jpeg"/>
</draw:frame>
Mervarshawa, together with the police on Saturday, carry out the procedure for taking the balance of Misbudivka, which houses the Russian school at the Embassy of the Russian Federation in Poland.</text:p>
      <text:p text:style-name="P4">
As reports <text:a xlink:type="simple" xlink:href="https://www.tvp.info/69526600/warszawa-miasto-przejmuje-szkole-srednia-przy-ambasadzie-rosji" text:style-name="Internet_20_link" text:visited-style-name="Visited_20_Internet_20_Link">
</text:a>
, despite the Protestisians, they gave the school staff and security guards up to 7 pm, in order to leave them, Ukrinform reports.</text:p>
      <text:p text:style-name="P4">
According to the Polish edition, in the morning the procedure for taking on the balance sheet of the building on the street. Keletskaya, 45, where the Russian school is located. The police were entry into the yard, the city hall workers description of the property outside.</text:p>
      <text:p text:style-name="P4">
The Russian Foreign Ministry has already expressed its protest on this. In particular, the Ambassador of the Russian Federation in <text:a xlink:type="simple" xlink:href="https://www.ukrinform.ua/tag-polsa" text:style-name="Internet_20_link" text:visited-style-name="Visited_20_Internet_20_Link">
</text:a>
In a comment to the Russian name, Sergei Andreev called these actions "illegal" and promised a response from Moscow, not having noticed, however. He argues that Poland's actions are contrary to the Vienna Convention, and the Russian side will protest this decision.</text:p>
      <text:p text:style-name="P4">
According to the diplomat, the school year will end at this school. Probably, the material base of the institution will be transferred to the territory of the Embassy of the Russian Federation in Warsaw.</text:p>
      <text:p text:style-name="P4">
<text:span text:style-name="T4">
 Read also: </text:span>
 <text:a xlink:type="simple" xlink:href="https://www.ukrinform.ua/rubric-world/3697822-u-finlandii-zaarestuvali-zemlu-ta-neruhomist-rosijskogo-centru-nauki-i-kulturi-zmi.html" text:style-name="Internet_20_link" text:visited-style-name="Visited_20_Internet_20_Link">
</text:a>
The judgment of the court on the transfer of Warsaw to the building where the Russian school is located was approved in 2016. However, the Russian side ignored it.</text:p>
      <text:p text:style-name="P4">
In March 2022, the Polish Foreign Ministry stated that it would be recommended that the authorities of the Vladkip the Balance of two premises in Warsaw, which Russia would not be used with diplomatic and consular fittings. One of these objects is the building where the Russian school is located. Another house, on the street. Sobieskaya, 100, Vlad Warsaw had already taken on a balance in the April.</text:p>
      <text:p text:style-name="P4">
The school at the Embassy of the Russian Federation, in which the children of Russian diplomats from the post -Soviet countries studied mostly, has functioned in Warsaw since 1953.</text:p>
      <text:p text:style-name="P4">
_ Photo: ł. Zaranek _</text:p>
      <text:p text:style-name="P4">
News Source: <text:a xlink:type="simple" xlink:href="https://www.ukrinform.ua/rubric-world/3702503-u-varsavi-vilucaut-u-vlasnist-derzavi-budivlu-skoli-pri-posolstvi-rf.html" text:style-name="Internet_20_link" text:visited-style-name="Visited_20_Internet_20_Link">
https://www.ukrinform.ua/rubric-world/3702503-u-varsavi-vilucaut-u-vlasnist-derzavi-budivlu-skoli-pri-posolstvi-rf.html</text:a>
</text:p>
      <!--NEWS-->
      <text:h text:style-name="P10" text:outline-level="1">
<text:span text:style-name="T4">
Conducting Ehro -2030 in Odessa can become a symbol of victory - ODA</text:span>
</text:h>
      <text:p text:style-name="P4">
Authors: Ukrinform (Person)</text:p>
      <text:p text:style-name="P4">
Publisher: Укринформ (Organization)</text:p>
      <text:p text:style-name="P4">
Published Time: 2023-04-29T15:14:00+03:00</text:p>
      <text:p text:style-name="P4">
Modified Time: 2023-04-29T15:14:00+03:00</text:p>
      <text:p text:style-name="P4">
Description: The Ehro-2030 World's Exhibition in Odessa could be a symbol of victory, which with Ukraine will be celebrated by the whole world community. - Ukrinform.</text:p>
      <text:p text:style-name="P4">
Images: ["<text:a xlink:type="simple" xlink:href="https://static.ukrinform.com/photos/2023_04/thumb_files/630_360_1682772206-520.jpg" text:style-name="Internet_20_link" text:visited-style-name="Visited_20_Internet_20_Link">
630_360_16827...</text:a>
"]</text:p>
      <text:p text:style-name="P4">
Tags: ['Одеса', 'Україна', 'Виставка']</text:p>
      <text:p text:style-name="P4">
Type: Article</text:p>
      <!--METADATA-->
      <text:p text:style-name="P4">
<draw:frame draw:style-name="fr1" draw:name="Image115" text:anchor-type="as-char" svg:width="6.9236in" svg:height="3.956343in" draw:z-index="0">
<draw:image xlink:href="../Images/yкринформ/2023-04-29T15-14-00-03-00/630_360_1682772206-520.jpg" xlink:type="simple" xlink:show="embed" xlink:actuate="onLoad" draw:mime-type="image/jpeg"/>
</draw:frame>
The EHRO-2030 Worldwide Exhibition in Odessa could be a symbol of victory, and the whole world community will celebrate with Ukraine.</text:p>
      <text:p text:style-name="P4">
This was during the Odessa Recovery Forum "Safety. Integration. Potential ”said Roman Grigoryshyn, Deputy Chairman of the Odessa Regional State Administration, reports correspondent.</text:p>
      <text:p text:style-name="P4">
“Today we are at the finish line, it remains a few months before making a decision. The whole diplomatic machine of Ukraine today, including works on Odessa, and this is a victory. Each ambassador of our country abroad has received the task of working with the government. Odesa was sounded in the annual explanations of world leaders. We are actually favorites and are estimated by the MSC with Saudi Arabia the first and second steps, ”Grigorishin said.</text:p>
      <text:p text:style-name="P4">
<text:span text:style-name="T4">
 Read also: </text:span>
 <text:a xlink:type="simple" xlink:href="https://www.ukrinform.ua/rubric-regions/3702450-truhanov-rozpoviv-akim-cinom-mozna-rozvazati-problemu-energopostacanna-odesi.html" text:style-name="Internet_20_link" text:visited-style-name="Visited_20_Internet_20_Link">
</text:a>
He stressed that the EHRO-2030 for Odessa is the opportunity to become the biggest ait-hub in Eastern Europe.</text:p>
      <text:p text:style-name="P4">
"It is an opportunity to get the largest exhibition site in Ukraine, the newly drawn by rail and sky, to reveal the true tourist potential of a city, and to build an eco -park on the site of abandoned fields," said the Apostadovets.</text:p>
      <text:p text:style-name="P4">
According to him, one of the most famous Architectural Bureau of Zaha Hadid Architects has gave Ukraine the architectural concept of the exhibition.</text:p>
      <text:p text:style-name="P4">
<text:span text:style-name="T4">
 Read also: </text:span>
 <text:a xlink:type="simple" xlink:href="https://www.ukrinform.ua/rubric-economy/3702222-mzs-islandii-odesa-priklad-togo-ak-bezpeka-odnogo-mista-moze-vplivati-na-ves-svit.html" text:style-name="Internet_20_link" text:visited-style-name="Visited_20_Internet_20_Link">
<text:span text:style-name="T4">
 Odessa </text:span>
</text:a>
“6 days before the war, we received a commercial offer from them, which evaluated the work of 1.7 million euros. When the war began, of course, we were not a dossier. But exactly a year ago I was called Manuel Gatto, director of Zaha Hadidarchitects, and said that their team is very deeply respected by the Ukrainian people, they are amazed by our inseparable and want to be with us and together ” , - said Grigorishin.</text:p>
      <text:p text:style-name="P4">
He added that most international partners agree that Ehro-2030 Vodesi can become a symbol of victory, which will come to the celebration of the the most civilized world.</text:p>
      <text:p text:style-name="P4">
Together with Odessa for the right to accept ehro-2030 compete Rome(Italy), Riyadh(Kingdom of Saudi Arabia)you pwn(Republic of Korea). росія, яка тежпретендувала на проведення виставки, відкликала свою заявку.</text:p>
      <text:p text:style-name="P4">
The decision that will determine the winner will be made at the 173rd General Assembly in November 2023.</text:p>
      <text:p text:style-name="P4">
As it was reported, the first Viceremier-Minister-Minister of Economy Yuliasviridenko stated that Ukraine can guarantee a high level of EHRO-2030.</text:p>
      <text:p text:style-name="P4">
Photo: Alex Levitsky</text:p>
      <text:p text:style-name="P4">
News Source: <text:a xlink:type="simple" xlink:href="https://www.ukrinform.ua/rubric-regions/3702504-provedenna-ehro2030-v-odesi-moze-stati-simvolom-peremogi-oda.html" text:style-name="Internet_20_link" text:visited-style-name="Visited_20_Internet_20_Link">
https://www.ukrinform.ua/rubric-regions/3702504-provedenna-ehro2030-v-odesi-moze-stati-simvolom-peremogi-oda.html</text:a>
</text:p>
      <!--NEWS-->
      <text:h text:style-name="P10" text:outline-level="1">
<text:span text:style-name="T4">
The MKIP commission surveyed 11 of 79 buildings in the territory of the Kiev-Pechersk Lavra</text:span>
</text:h>
      <text:p text:style-name="P4">
Authors: Ukrinform (Person)</text:p>
      <text:p text:style-name="P4">
Publisher: Укринформ (Organization)</text:p>
      <text:p text:style-name="P4">
Published Time: 2023-04-29T15:20:24+03:00</text:p>
      <text:p text:style-name="P4">
Modified Time: 2023-04-29T15:20:24+03:00</text:p>
      <text:p text:style-name="P4">
Description: The commission for acceptance and transfer of state property of the National Reserve "Kyiv-Pechersk Lavra" surveyed 11 out of 79 objects. On Monday, May 1, another 10 structures are planned. - Ukrinform.</text:p>
      <text:p text:style-name="P4">
Images: ["<text:a xlink:type="simple" xlink:href="https://static.ukrinform.com/photos/2023_03/thumb_files/630_360_1677825304-294.jpg" text:style-name="Internet_20_link" text:visited-style-name="Visited_20_Internet_20_Link">
630_360_16778...</text:a>
"]</text:p>
      <text:p text:style-name="P4">
Tags: ['Обшук', 'Київська Лавра', 'Майно', 'МКІП ', 'Єдині новини']</text:p>
      <text:p text:style-name="P4">
Type: Article</text:p>
      <!--METADATA-->
      <text:p text:style-name="P4">
<draw:frame draw:style-name="fr1" draw:name="Image116" text:anchor-type="as-char" svg:width="6.9236in" svg:height="3.956343in" draw:z-index="0">
<draw:image xlink:href="../Images/yкринформ/2023-04-29T15-20-24-03-00/630_360_1677825304-294.jpg" xlink:type="simple" xlink:show="embed" xlink:actuate="onLoad" draw:mime-type="image/jpeg"/>
</draw:frame>
The Commission for the State Property of the National Reserve of the National Reserve "Kyiv-Pecherskaya" surveyed 11 out of 79 objects. On Monday, May 1, 10 structures are planned.</text:p>
      <text:p text:style-name="P4">
This was reported by the chairman of the commission Maryana Tomin on the air of the television "Yenininova", Ukrinform correspondent reports.</text:p>
      <text:p text:style-name="P4">
"We have an uncontrollable edge of work, because out of 79 objects we have now managed to inspect 11, but the last five have been going to be a pace that involves at least bonormal fixation and reducing the psychological burden on these processes," she said.</text:p>
      <text:p text:style-name="P4">
So, according to her, during the last week it was possible to carry out the examination of the full mode of five buildings-43(local cells), 48th(a monument of national importance, a warm temple), as well as 54, 56 and 57 buildings, two of which are monuments of local importance and one is a monument of national value.</text:p>
      <text:p text:style-name="P4">
<text:span text:style-name="T4">
 Read also: </text:span>
 <text:a xlink:type="simple" xlink:href="https://www.ukrinform.ua/rubric-society/3699269-komisia-mkip-viavila-organizacii-aki-divnim-cinom-otrimali-v-upravlinna-primisenna-v-lavri.html" text:style-name="Internet_20_link" text:visited-style-name="Visited_20_Internet_20_Link">
<text:span text:style-name="T4">
 Lavr </text:span>
</text:a>
At the same time, Tomin informed that since Monday, the commission wants to make the most intensive activity as possible, 10 objects were planned for the survey.</text:p>
      <text:p text:style-name="P4">
As reported by Ukrinform, the National Reserve "Kyiv-Pechersk Lavra" announced the termination of the lease agreement with <text:a xlink:type="simple" xlink:href="https://www.ukrinform.ua/tag-upc-mp" text:style-name="Internet_20_link" text:visited-style-name="Visited_20_Internet_20_Link">
</text:a>
The Moscow Patriarchate from March 29, 20123, but for a long time, unknown persons closed the laurerizer premises and hindered the commencement of the property inventory of the property.</text:p>
      <text:p text:style-name="P4">
News Source: <text:a xlink:type="simple" xlink:href="https://www.ukrinform.ua/rubric-society/3702506-komisia-mkip-obstezila-11-iz-79-korpusiv-na-teritorii-kievopecerskoi-lavri.html" text:style-name="Internet_20_link" text:visited-style-name="Visited_20_Internet_20_Link">
https://www.ukrinform.ua/rubric-society/3702506-komisia-mkip-obstezila-11-iz-79-korpusiv-na-teritorii-kievopecerskoi-lavri.html</text:a>
</text:p>
      <!--NEWS-->
      <text:h text:style-name="P10" text:outline-level="1">
<text:span text:style-name="T4">
In the Kharkiv region, a man exploded on an explosive device</text:span>
</text:h>
      <text:p text:style-name="P4">
Authors: Ukrinform (Person)</text:p>
      <text:p text:style-name="P4">
Publisher: Укринформ (Organization)</text:p>
      <text:p text:style-name="P4">
Published Time: 2023-04-29T15:30:11+03:00</text:p>
      <text:p text:style-name="P4">
Modified Time: 2023-04-29T15:30:11+03:00</text:p>
      <text:p text:style-name="P4">
Description: In the village of Firnopillya, the Izyum district of Kharkiv region, a man exploded on an unknown explosive device while in his own yard. - Ukrinform.</text:p>
      <text:p text:style-name="P4">
Images: ["<text:a xlink:type="simple" xlink:href="https://static.ukrinform.com/photos/2023_03/thumb_files/630_360_1679835922-775.jpg" text:style-name="Internet_20_link" text:visited-style-name="Visited_20_Internet_20_Link">
630_360_16798...</text:a>
"]</text:p>
      <text:p text:style-name="P4">
Tags: ['Вибух', 'Вибухівка', 'Харківщина']</text:p>
      <text:p text:style-name="P4">
Type: Article</text:p>
      <!--METADATA-->
      <text:p text:style-name="P4">
<draw:frame draw:style-name="fr1" draw:name="Image117" text:anchor-type="as-char" svg:width="6.9236in" svg:height="3.956343in" draw:z-index="0">
<draw:image xlink:href="../Images/yкринформ/2023-04-29T15-30-11-03-00/630_360_1679835922-775.jpg" xlink:type="simple" xlink:show="embed" xlink:actuate="onLoad" draw:mime-type="image/jpeg"/>
</draw:frame>
In Selivirnopillya, the Izyum district of Kharkiv region, a man exploded with an innovative explosive device while in his own yard.</text:p>
      <text:p text:style-name="P4">
According to Ukrinform, the head of the Kharkiv Regional Military Administration Oleg Synigubov reported in <text:a xlink:type="simple" xlink:href="https://t.me/synegubov/6072" text:style-name="Internet_20_link" text:visited-style-name="Visited_20_Internet_20_Link">
</text:a>
“Today in the village. The faithful of Izium district in its own yard on an unknown <text:a xlink:type="simple" xlink:href="https://www.ukrinform.ua/tag-vibuhivka" text:style-name="Internet_20_link" text:visited-style-name="Visited_20_Internet_20_Link">
</text:a>
The devices have blown up 30-year-old man. Hospitalized in a state of moderate severity, ”the testimony reads.</text:p>
      <text:p text:style-name="P4">
<text:span text:style-name="T4">
 Read also: </text:span>
 <text:a xlink:type="simple" xlink:href="https://www.ukrinform.ua/rubric-regions/3699357-na-mikolaivsini-gribnik-pidirvavsa-na-mini.html" text:style-name="Internet_20_link" text:visited-style-name="Visited_20_Internet_20_Link">
<text:span text:style-name="T4">
 Excluded </text:span>
</text:a>
According to Ukrinform, in Kherson region in the village of David Brida on explosives, two locals were blown up - one was killed, the other received.</text:p>
      <text:p text:style-name="P4">
_ Photo illustrative_</text:p>
      <text:p text:style-name="P4">
News Source: <text:a xlink:type="simple" xlink:href="https://www.ukrinform.ua/rubric-regions/3702510-u-harkivskij-oblasti-colovik-pidirvavsa-na-vibuhovomu-pristroi.html" text:style-name="Internet_20_link" text:visited-style-name="Visited_20_Internet_20_Link">
https://www.ukrinform.ua/rubric-regions/3702510-u-harkivskij-oblasti-colovik-pidirvavsa-na-vibuhovomu-pristroi.html</text:a>
</text:p>
      <!--NEWS-->
      <text:h text:style-name="P10" text:outline-level="1">
<text:span text:style-name="T4">
Post -war reconstruction should be carried out according to updated building standards - Shuliak</text:span>
</text:h>
      <text:p text:style-name="P4">
Authors: Ukrinform (Person)</text:p>
      <text:p text:style-name="P4">
Publisher: Укринформ (Organization)</text:p>
      <text:p text:style-name="P4">
Published Time: 2023-04-29T15:31:01+03:00</text:p>
      <text:p text:style-name="P4">
Modified Time: 2023-04-29T15:31:01+03:00</text:p>
      <text:p text:style-name="P4">
Description: The future reconstruction of communities envisages strengthening of civil protection and energy efficiency of buildings, certification of building materials and taking into account the principles of barrier. - Ukrinform.</text:p>
      <text:p text:style-name="P4">
Images: ["<text:a xlink:type="simple" xlink:href="https://static.ukrinform.com/photos/2023_03/thumb_files/630_360_1678454132-495.jpg" text:style-name="Internet_20_link" text:visited-style-name="Visited_20_Internet_20_Link">
630_360_16784...</text:a>
"]</text:p>
      <text:p text:style-name="P4">
Tags: ['Україна', 'Шуляк', 'Відбудова']</text:p>
      <text:p text:style-name="P4">
Type: Article</text:p>
      <!--METADATA-->
      <text:p text:style-name="P4">
<draw:frame draw:style-name="fr1" draw:name="Image118" text:anchor-type="as-char" svg:width="6.9236in" svg:height="3.956343in" draw:z-index="0">
<draw:image xlink:href="../Images/yкринформ/2023-04-29T15-31-01-03-00/630_360_1678454132-495.jpg" xlink:type="simple" xlink:show="embed" xlink:actuate="onLoad" draw:mime-type="image/jpeg"/>
</draw:frame>
The future election of communities envisages increased civil protection measures for the energy efficiency of buildings, certification of building materials and taking into account the principles of barrier.</text:p>
      <text:p text:style-name="P4">
This was emphasized by the Chairman of the Committee on Organization of State Authorities, Local Self -Government, Regional Development and Urban Planning Elena Shuliak during the Odessa Region forum “Safety. Integration. Potential, ”Ukrinform reports.</text:p>
      <text:p text:style-name="P4">
"We are going to the fact that we need to review all the standards when we will pay off cities and settlements," she said.</text:p>
      <text:p text:style-name="P4">
<text:span text:style-name="T4">
 Read also: </text:span>
 <text:a xlink:type="simple" xlink:href="https://www.ukrinform.ua/rubric-vidbudova/3702465-prezident-cehii-obgovorue-na-dnipropetrovsini-pitanna-vidbudovi.html" text:style-name="Internet_20_link" text:visited-style-name="Visited_20_Internet_20_Link">
<text:span text:style-name="T4">
 rebuilding </text:span>
</text:a>
According to Shuliak, the current civil protection system does not protect citizens by 100%. Accordingly, the engineering and technical measures in urban planning and prerequal documentation should be updated, as well as a network of modern bomb shelters will be developed.</text:p>
      <text:p text:style-name="P4">
“We are now changing the whole civil protection system - how to arrange bomb shelters and build shelters, how it is possible to use double -purpose complexes, including parking lots. Together with the Ministry, we also review the building codes, approaches to the Mistress, recommendations of the SES and other services, ”Shuliak said.</text:p>
      <text:p text:style-name="P4">
The second standard of reconstruction, according to her, is the energy efficiency of buildings, which enhances in the implementation of the strategy of thermal insulation of structures by 2050.</text:p>
      <text:p text:style-name="P4">
<text:span text:style-name="T4">
 Read also: </text:span>
 <text:a xlink:type="simple" xlink:href="https://www.ukrinform.ua/rubric-vidbudova/3702322-do-vidbudovi-ukraini-gotovi-dolucitisa-72-molodi.html" text:style-name="Internet_20_link" text:visited-style-name="Visited_20_Internet_20_Link">
<text:span text:style-name="T4">
 Reconstruction </text:span>
</text:a>
“The Verkhovna Rada has recently adopted a European integration law that imposes mining requirements for the energy efficiency of buildings. We have survived the difficult winter and understand that energy terror from Russia will continue, so we cannot afford to use resources inefficiently, ” - emphasized.</text:p>
      <text:p text:style-name="P4">
She also noted that quality building materials will be developed according to European standards. At the same time, systems of assessment of the performance of products for construction will be implemented.<text:span text:style-name="T4">
 Read also: </text:span>
 <text:a xlink:type="simple" xlink:href="https://www.ukrinform.ua/rubric-society/3701728-vnaslidok-agresii-rf-zrujnovano-abo-poskodzeno-zitlo-25-miljona-ukrainciv-veresuk.html" text:style-name="Internet_20_link" text:visited-style-name="Visited_20_Internet_20_Link">
</text:a>
The Chairman of the Committee stressed that the reconstruction of communities should be held in accordance with the principles of barrier, which are currently being implemented under the patronage of the first lady of Elena Zelenskaya.</text:p>
      <text:p text:style-name="P4">
Odessa Restoration Forum "Safety. Integration. Potential ”is the first large -scale extent in the south of Ukraine for the restoration, reconstruction, strategy of post -war development of the region. The forum included foreign ministers from Latvia, Denmark, Estonia, Iceland, Lithuania, Norway and Sweden, as well as Ukrainian politicians and experts.</text:p>
      <text:p text:style-name="P4">
News Source: <text:a xlink:type="simple" xlink:href="https://www.ukrinform.ua/rubric-vidbudova/3702511-povoenna-vidbudova-mae-zdijsnuvatisa-za-onovlenimi-budivelnimi-standartami-sulak.html" text:style-name="Internet_20_link" text:visited-style-name="Visited_20_Internet_20_Link">
https://www.ukrinform.ua/rubric-vidbudova/3702511-povoenna-vidbudova-mae-zdijsnuvatisa-za-onovlenimi-budivelnimi-standartami-sulak.html</text:a>
</text:p>
      <!--NEWS-->
      <text:h text:style-name="P10" text:outline-level="1">
<text:span text:style-name="T4">
Ambassador of Ukraine to Germany called Berlin for new weapons deliveries</text:span>
</text:h>
      <text:p text:style-name="P4">
Authors: Ukrinform (Person)</text:p>
      <text:p text:style-name="P4">
Publisher: Укринформ (Organization)</text:p>
      <text:p text:style-name="P4">
Published Time: 2023-04-29T15:34:00+03:00</text:p>
      <text:p text:style-name="P4">
Modified Time: 2023-04-29T15:34:00+03:00</text:p>
      <text:p text:style-name="P4">
Description: Ambassador of Ukraine to Germany Alexei Makeev called on Berlin for further supply of weapons of Kiev against the backdrop of the expected counter -offensive of Ukrainian troops. - Ukrinform.</text:p>
      <text:p text:style-name="P4">
Images: ["<text:a xlink:type="simple" xlink:href="https://static.ukrinform.com/photos/2022_12/thumb_files/630_360_1670229066-306.jpg" text:style-name="Internet_20_link" text:visited-style-name="Visited_20_Internet_20_Link">
630_360_16702...</text:a>
"]</text:p>
      <text:p text:style-name="P4">
Tags: ['Німеччина', 'Посол', 'Зброя']</text:p>
      <text:p text:style-name="P4">
Type: Article</text:p>
      <!--METADATA-->
      <text:p text:style-name="P4">
<draw:frame draw:style-name="fr1" draw:name="Image119" text:anchor-type="as-char" svg:width="6.9236in" svg:height="3.956343in" draw:z-index="0">
<draw:image xlink:href="../Images/yкринформ/2023-04-29T15-34-00-03-00/630_360_1670229066-306.jpg" xlink:type="simple" xlink:show="embed" xlink:actuate="onLoad" draw:mime-type="image/jpeg"/>
</draw:frame>
Ambassador of Ukraine in Germany Alexei Makeev called on Berlin for further supply of Kiev against the backdrop of the expected counter -offensive of Ukrainian troops.</text:p>
      <text:p text:style-name="P4">
About it reports <text:a xlink:type="simple" xlink:href="https://www.dw.com/ru/posol-ukrainy-prizval-frg-k-novym-postavkam-oruzia-dla-kontrnastuplenia/a-65469691" text:style-name="Internet_20_link" text:visited-style-name="Visited_20_Internet_20_Link">
</text:a>
, reports Ukrinform.</text:p>
      <text:p text:style-name="P4">
"The most needed anti-aircraft complexes, such as Iris-T SLM, Patriot and Gepard," said the Ukrainian ambassador by Funke media group on Saturday, April 29.</text:p>
      <text:p text:style-name="P4">
<text:span text:style-name="T4">
 Read also: </text:span>
 <text:a xlink:type="simple" xlink:href="https://www.ukrinform.ua/rubric-vidbudova/3687936-u-berlini-zapustili-platformu-z-vidnovlenna-ukraini.html" text:style-name="Internet_20_link" text:visited-style-name="Visited_20_Internet_20_Link">
</text:a>
In addition, Kiev in the shortest possible time requires more armored vehicles, tanks of the Iartilers, as well as long -range ammunition, Makeev added.</text:p>
      <text:p text:style-name="P4">
The speed and volume of supply of military assistance depends on safety, the Ukrainian ambassador emphasized.</text:p>
      <text:p text:style-name="P4">
"The defeat of Russia is a guarantee of normal life in Europe," the diplomat said.</text:p>
      <text:p text:style-name="P4">
<text:span text:style-name="T4">
 Read also: </text:span>
 <text:a xlink:type="simple" xlink:href="https://www.ukrinform.ua/rubric-polytics/3674649-vijna-zblizila-ukrainu-i-nimeccinu-posol-makeev.html" text:style-name="Internet_20_link" text:visited-style-name="Visited_20_Internet_20_Link">
</text:a>
At the same time, Makeev approvedly responded to the supply of arms already made, especially emphasizing the "strategic and long -term" approach with NATO partners.</text:p>
      <text:p text:style-name="P4">
"It is such an uninterrupted process that we need to succeed Nafronto," the Ambassador of Ukraine said.</text:p>
      <text:p text:style-name="P4">
Germany has reported to Kiev, among other things, 18 LOOPARD2A6 tanks with ammunition, 34 Gepard anti-aircraft self-propelled installations, 40 MARDER combat vehicles, as well as Patriot anti-aircraft missile system and 2 IRIS-TM pro-stroke defense systems. Such data are presented in the list of Ukraine, which is regularly updated, posted on the German site.</text:p>
      <text:p text:style-name="P4">
News Source: <text:a xlink:type="simple" xlink:href="https://www.ukrinform.ua/rubric-ato/3702507-posol-ukraini-u-nimeccini-zaklikav-berlin-do-novih-postavok-zbroi.html" text:style-name="Internet_20_link" text:visited-style-name="Visited_20_Internet_20_Link">
https://www.ukrinform.ua/rubric-ato/3702507-posol-ukraini-u-nimeccini-zaklikav-berlin-do-novih-postavok-zbroi.html</text:a>
</text:p>
      <!--NEWS-->
      <text:h text:style-name="P10" text:outline-level="1">
<text:span text:style-name="T4">
Above the building of the Kiev Ova raised the flag of the Navy of Ukraine</text:span>
</text:h>
      <text:p text:style-name="P4">
Authors: Ukrinform (Person)</text:p>
      <text:p text:style-name="P4">
Publisher: Укринформ (Organization)</text:p>
      <text:p text:style-name="P4">
Published Time: 2023-04-29T15:42:00+03:00</text:p>
      <text:p text:style-name="P4">
Modified Time: 2023-04-29T15:42:00+03:00</text:p>
      <text:p text:style-name="P4">
Description: The Naval Flag of the Armed Forces of Ukraine on Saturday, April 29, was raised above the building of the Kyiv Regional Military Administration, at the central square of Fastov and near the City Hall in Bucha, Kyiv region. - Ukrinform.</text:p>
      <text:p text:style-name="P4">
Images: ["<text:a xlink:type="simple" xlink:href="https://static.ukrinform.com/photos/2023_04/thumb_files/630_360_1682771893-944.jpeg" text:style-name="Internet_20_link" text:visited-style-name="Visited_20_Internet_20_Link">
630_360_16827...</text:a>
", "<text:a xlink:type="simple" xlink:href="https://static.ukrinform.com/photos/2023_04/1682771894-936.jpeg" text:style-name="Internet_20_link" text:visited-style-name="Visited_20_Internet_20_Link">
1682771894-93...</text:a>
", "<text:a xlink:type="simple" xlink:href="https://static.ukrinform.com/photos/2023_04/1682771893-857.jpeg" text:style-name="Internet_20_link" text:visited-style-name="Visited_20_Internet_20_Link">
1682771893-85...</text:a>
", "<text:a xlink:type="simple" xlink:href="https://static.ukrinform.com/photos/2023_04/1682771894-964.jpeg" text:style-name="Internet_20_link" text:visited-style-name="Visited_20_Internet_20_Link">
1682771894-96...</text:a>
"]</text:p>
      <text:p text:style-name="P4">
Tags: ['Прапор', 'ВМС України', 'Київщина']</text:p>
      <text:p text:style-name="P4">
Type: Article</text:p>
      <!--METADATA-->
      <text:p text:style-name="P4">
<draw:frame draw:style-name="fr1" draw:name="Image120" text:anchor-type="as-char" svg:width="6.9236in" svg:height="3.956343in" draw:z-index="0">
<draw:image xlink:href="../Images/yкринформ/2023-04-29T15-42-00-03-00/630_360_1682771893-944.jpeg" xlink:type="simple" xlink:show="embed" xlink:actuate="onLoad" draw:mime-type="image/jpeg"/>
</draw:frame>
The Naval Flag of the Armed Forces of Ukraine on Saturday, April 29, the building of the Kyiv Regional Military Administration, at the Central Plashchfastov and near the City Hall in Bucha, Kyiv region.</text:p>
      <text:p text:style-name="P4">
According to Ukrinform, the Kyiv Regional Military Administration reported in <text:a xlink:type="simple" xlink:href="https://t.me/kyivoda/9503" text:style-name="Internet_20_link" text:visited-style-name="Visited_20_Internet_20_Link">
</text:a>
.</text:p>
      <text:p text:style-name="P4">
“As part of the Navy of the Armed Forces of Ukraine, our waters are defending the patriotic boat of Fastiv and a small armored artillery boat“ Bucha ”.(https://www.ukrinform.ua/tag-zsu)They lifted over the building of the Kiev Ova, the central square of Fastov and near the City Hall in Bucha, ”the message reads.</text:p>
      <text:p text:style-name="P4">
<draw:frame draw:style-name="fr1" draw:name="Image121" text:anchor-type="as-char" svg:width="6.9236in" svg:height="4.801645in" draw:z-index="0">
<draw:image xlink:href="../Images/yкринформ/2023-04-29T15-42-00-03-00/1682771894-936.jpeg" xlink:type="simple" xlink:show="embed" xlink:actuate="onLoad" draw:mime-type="image/jpeg"/>
</draw:frame>
For the first time, the lifting of blue and yellow flags took place on April 29, 1918, the cordials of the Black Sea Fleet and the Sevastopol Fortress. It was on this day that the Ukrainian flags for the first time testified to the subordination of the fleet to the injection of ships to the Ukrainian People's Republic.</text:p>
      <text:p text:style-name="P4">
<text:span text:style-name="T4">
 Read also: </text:span>
 <text:a xlink:type="simple" xlink:href="https://www.ukrinform.ua/rubric-crimea/3702412-neizpapa-perekonanij-so-ukrainski-prapori-nevdovzi-znov-zamajorat-nad-krimom.html" text:style-name="Internet_20_link" text:visited-style-name="Visited_20_Internet_20_Link">
<text:span text:style-name="T4">
 Crimea </text:span>
</text:a>
</text:p>
      <text:p text:style-name="P4">
<draw:frame draw:style-name="fr1" draw:name="Image122" text:anchor-type="as-char" svg:width="6.9236in" svg:height="3.89748in" draw:z-index="0">
<draw:image xlink:href="../Images/yкринформ/2023-04-29T15-42-00-03-00/1682771893-857.jpeg" xlink:type="simple" xlink:show="embed" xlink:actuate="onLoad" draw:mime-type="image/jpeg"/>
</draw:frame>
"Today, under this flag, as well as 105 years ago, the naval forces of Ukraine, our Ukrainian Sea, stated in the Ukrainian Sea," KOV noted.</text:p>
      <text:p text:style-name="P4">
<draw:frame draw:style-name="fr1" draw:name="Image123" text:anchor-type="as-char" svg:width="6.9236in" svg:height="4.609323in" draw:z-index="0">
<draw:image xlink:href="../Images/yкринформ/2023-04-29T15-42-00-03-00/1682771894-964.jpeg" xlink:type="simple" xlink:show="embed" xlink:actuate="onLoad" draw:mime-type="image/jpeg"/>
</draw:frame>
As it was reported, the Naval Flag was made in 1918 by the UNR Naval Fleet Svyatoslav Shramchenko. On April 29, 1918, the flag was raised on the ships of the Black Sea Fleet and the Sevastopol Fortress.</text:p>
      <text:p text:style-name="P4">
News Source: <text:a xlink:type="simple" xlink:href="https://www.ukrinform.ua/rubric-regions/3702515-nad-budivleu-kiivskoi-ova-pidnali-prapor-vijskovomorskih-sil-ukraini.html" text:style-name="Internet_20_link" text:visited-style-name="Visited_20_Internet_20_Link">
https://www.ukrinform.ua/rubric-regions/3702515-nad-budivleu-kiivskoi-ova-pidnali-prapor-vijskovomorskih-sil-ukraini.html</text:a>
</text:p>
      <!--NEWS-->
      <text:h text:style-name="P10" text:outline-level="1">
<text:span text:style-name="T4">
Czech President visited the Dnieper dormitory for displaced persons</text:span>
</text:h>
      <text:p text:style-name="P4">
Authors: Ukrinform (Person)</text:p>
      <text:p text:style-name="P4">
Publisher: Укринформ (Organization)</text:p>
      <text:p text:style-name="P4">
Published Time: 2023-04-29T15:44:00+03:00</text:p>
      <text:p text:style-name="P4">
Modified Time: 2023-04-29T15:44:00+03:00</text:p>
      <text:p text:style-name="P4">
Description: During the visit to the Dnieper, President Petro Pavel Petro Paul visited the Dnieper hostel for displaced persons, who has been working since 2014. - Ukrinform.</text:p>
      <text:p text:style-name="P4">
Images: ["<text:a xlink:type="simple" xlink:href="https://static.ukrinform.com/photos/2023_04/thumb_files/630_360_1682771679-870.jpg" text:style-name="Internet_20_link" text:visited-style-name="Visited_20_Internet_20_Link">
630_360_16827...</text:a>
", "<text:a xlink:type="simple" xlink:href="https://static.ukrinform.com/photos/2023_04/thumb_files/630_360_1682771483-7099.jpeg" text:style-name="Internet_20_link" text:visited-style-name="Visited_20_Internet_20_Link">
630_360_16827...</text:a>
", "<text:a xlink:type="simple" xlink:href="https://static.ukrinform.com/photos/2023_04/thumb_files/630_360_1682771474-5388.jpeg" text:style-name="Internet_20_link" text:visited-style-name="Visited_20_Internet_20_Link">
630_360_16827...</text:a>
", "<text:a xlink:type="simple" xlink:href="https://static.ukrinform.com/photos/2023_04/thumb_files/630_360_1682771474-9697.jpeg" text:style-name="Internet_20_link" text:visited-style-name="Visited_20_Internet_20_Link">
630_360_16827...</text:a>
", "<text:a xlink:type="simple" xlink:href="https://static.ukrinform.com/photos/2023_04/thumb_files/630_360_1682771479-7521.jpeg" text:style-name="Internet_20_link" text:visited-style-name="Visited_20_Internet_20_Link">
630_360_16827...</text:a>
", "<text:a xlink:type="simple" xlink:href="https://static.ukrinform.com/photos/2023_04/thumb_files/630_360_1682771492-6030.jpeg" text:style-name="Internet_20_link" text:visited-style-name="Visited_20_Internet_20_Link">
630_360_16827...</text:a>
", "<text:a xlink:type="simple" xlink:href="https://static.ukrinform.com/photos/2023_04/1682771957-397.jpg" text:style-name="Internet_20_link" text:visited-style-name="Visited_20_Internet_20_Link">
1682771957-39...</text:a>
", "<text:a xlink:type="simple" xlink:href="https://static.ukrinform.com/photos/2023_04/1682771915-652.jpeg" text:style-name="Internet_20_link" text:visited-style-name="Visited_20_Internet_20_Link">
1682771915-65...</text:a>
", "<text:a xlink:type="simple" xlink:href="https://static.ukrinform.com/photos/2023_04/1682772463-643.jpg" text:style-name="Internet_20_link" text:visited-style-name="Visited_20_Internet_20_Link">
1682772463-64...</text:a>
", "<text:a xlink:type="simple" xlink:href="https://static.ukrinform.com/photos/2023_04/1682771922-766.jpeg" text:style-name="Internet_20_link" text:visited-style-name="Visited_20_Internet_20_Link">
1682771922-76...</text:a>
", "<text:a xlink:type="simple" xlink:href="https://static.ukrinform.com/photos/2023_04/1682772533-442.jpeg" text:style-name="Internet_20_link" text:visited-style-name="Visited_20_Internet_20_Link">
1682772533-44...</text:a>
", "<text:a xlink:type="simple" xlink:href="https://static.ukrinform.com/photos/2023_04/1682771928-764.jpeg" text:style-name="Internet_20_link" text:visited-style-name="Visited_20_Internet_20_Link">
1682771928-76...</text:a>
"]</text:p>
      <text:p text:style-name="P4">
Tags: ['Чехія', 'Дніпро', 'Візит', 'Петр Павел']</text:p>
      <text:p text:style-name="P4">
Type: Article</text:p>
      <!--METADATA-->
      <text:p text:style-name="P4">
<draw:frame draw:style-name="fr1" draw:name="Image124" text:anchor-type="as-char" svg:width="6.9236in" svg:height="3.956343in" draw:z-index="0">
<draw:image xlink:href="../Images/yкринформ/2023-04-29T15-44-00-03-00/630_360_1682771679-870.jpg" xlink:type="simple" xlink:show="embed" xlink:actuate="onLoad" draw:mime-type="image/jpeg"/>
</draw:frame>
During his visit to the Dnieper, Presidential Petro Pavel visited the Dnieper hostel, who has been operating since 2014.</text:p>
      <text:p text:style-name="P4">
About it in <text:a xlink:type="simple" xlink:href="https://t.me/dnipropetrovskaODA/4321" text:style-name="Internet_20_link" text:visited-style-name="Visited_20_Internet_20_Link">
</text:a>
Sergey Lisak reported Chief Properepetrovsk Ova, Ukrinform reports.</text:p>
      <text:p text:style-name="P4">
"With a full -scale invasion, the region has accepted almost 400,000 displaced persons. Usually they rent housing on their own. Some free -sheltered region of the region. Offers placement options and local authorities. In total, more than 8,000 seats have been prepared.(https://www.ukrinform.ua/tag-petr-pavel)", - Pislisak.</text:p>
      <text:p text:style-name="P4">
<draw:frame draw:style-name="fr1" draw:name="Image125" text:anchor-type="as-char" svg:width="6.9236in" svg:height="3.956343in" draw:z-index="0">
<draw:image xlink:href="../Images/yкринформ/2023-04-29T15-44-00-03-00/630_360_1682771483-7099.jpeg" xlink:type="simple" xlink:show="embed" xlink:actuate="onLoad" draw:mime-type="image/jpeg"/>
</draw:frame>
The Czech President visited the Dnipro dormitory for displaced persons / Instagramprezident_pavel, Telegram Sergey Lisak <text:a xlink:type="simple" xlink:href="https://static.ukrinform.com/photos/2023_04/1682771483-7099.jpeg" text:style-name="Internet_20_link" text:visited-style-name="Visited_20_Internet_20_Link">
<draw:frame draw:style-name="fr1" draw:name="Image126" text:anchor-type="as-char" svg:width="6.9236in" svg:height="3.956343in" draw:z-index="0">
<draw:image xlink:href="../Images/yкринформ/2023-04-29T15-44-00-03-00/630_360_1682771483-7099.jpeg" xlink:type="simple" xlink:show="embed" xlink:actuate="onLoad" draw:mime-type="image/jpeg"/>
</draw:frame>
</text:a>
 <text:a xlink:type="simple" xlink:href="https://static.ukrinform.com/photos/2023_04/1682771474-5388.jpeg" text:style-name="Internet_20_link" text:visited-style-name="Visited_20_Internet_20_Link">
<draw:frame draw:style-name="fr1" draw:name="Image127" text:anchor-type="as-char" svg:width="6.9236in" svg:height="3.956343in" draw:z-index="0">
<draw:image xlink:href="../Images/yкринформ/2023-04-29T15-44-00-03-00/630_360_1682771474-5388.jpeg" xlink:type="simple" xlink:show="embed" xlink:actuate="onLoad" draw:mime-type="image/jpeg"/>
</draw:frame>
</text:a>
 <text:a xlink:type="simple" xlink:href="https://static.ukrinform.com/photos/2023_04/1682771474-9697.jpeg" text:style-name="Internet_20_link" text:visited-style-name="Visited_20_Internet_20_Link">
<draw:frame draw:style-name="fr1" draw:name="Image128" text:anchor-type="as-char" svg:width="6.9236in" svg:height="3.956343in" draw:z-index="0">
<draw:image xlink:href="../Images/yкринформ/2023-04-29T15-44-00-03-00/630_360_1682771474-9697.jpeg" xlink:type="simple" xlink:show="embed" xlink:actuate="onLoad" draw:mime-type="image/jpeg"/>
</draw:frame>
</text:a>
 <text:a xlink:type="simple" xlink:href="https://static.ukrinform.com/photos/2023_04/1682771479-7521.jpeg" text:style-name="Internet_20_link" text:visited-style-name="Visited_20_Internet_20_Link">
<draw:frame draw:style-name="fr1" draw:name="Image129" text:anchor-type="as-char" svg:width="6.9236in" svg:height="3.956343in" draw:z-index="0">
<draw:image xlink:href="../Images/yкринформ/2023-04-29T15-44-00-03-00/630_360_1682771479-7521.jpeg" xlink:type="simple" xlink:show="embed" xlink:actuate="onLoad" draw:mime-type="image/jpeg"/>
</draw:frame>
</text:a>
 <text:a xlink:type="simple" xlink:href="https://static.ukrinform.com/photos/2023_04/1682771492-6030.jpeg" text:style-name="Internet_20_link" text:visited-style-name="Visited_20_Internet_20_Link">
<draw:frame draw:style-name="fr1" draw:name="Image130" text:anchor-type="as-char" svg:width="6.9236in" svg:height="3.956343in" draw:z-index="0">
<draw:image xlink:href="../Images/yкринформ/2023-04-29T15-44-00-03-00/630_360_1682771492-6030.jpeg" xlink:type="simple" xlink:show="embed" xlink:actuate="onLoad" draw:mime-type="image/jpeg"/>
</draw:frame>
</text:a>
According to him, it is a dormitory of vocational schools, where the displaced persons have disappeared in 2014. According to the chairman of the Ova, there were periods when up to 500 displaced persons were simultaneously placed here. There are now a little over 70. They are the Zaporizhia, Kherson, Luhansk regions.</text:p>
      <text:p text:style-name="P4">
<text:span text:style-name="T4">
 Read also: </text:span>
 <text:a xlink:type="simple" xlink:href="https://www.ukrinform.ua/rubric-regions/3702144-peter-pavel-anonsuvav-vidkritta-ceskogo-genkonsulstva-u-dnipri.html" text:style-name="Internet_20_link" text:visited-style-name="Visited_20_Internet_20_Link">
<text:span text:style-name="T4">
 Pavel </text:span>
</text:a>
The Czech President also visited the rocket stroke - a flood -rich building, which was destroyed on January 14 by a Russian rocket. Flowers were put in memory of the prostate.</text:p>
      <text:p text:style-name="P4">
<draw:frame draw:style-name="fr1" draw:name="Image131" text:anchor-type="as-char" svg:width="6.9236in" svg:height="6.806534in" draw:z-index="0">
<draw:image xlink:href="../Images/yкринформ/2023-04-29T15-44-00-03-00/1682771957-397.jpg" xlink:type="simple" xlink:show="embed" xlink:actuate="onLoad" draw:mime-type="image/jpeg"/>
</draw:frame>
</text:p>
      <text:p text:style-name="P4">
<draw:frame draw:style-name="fr1" draw:name="Image132" text:anchor-type="as-char" svg:width="6.9236in" svg:height="4.667019in" draw:z-index="0">
<draw:image xlink:href="../Images/yкринформ/2023-04-29T15-44-00-03-00/1682771915-652.jpeg" xlink:type="simple" xlink:show="embed" xlink:actuate="onLoad" draw:mime-type="image/jpeg"/>
</draw:frame>
</text:p>
      <text:p text:style-name="P4">
<draw:frame draw:style-name="fr1" draw:name="Image133" text:anchor-type="as-char" svg:width="6.9236in" svg:height="6.839982in" draw:z-index="0">
<draw:image xlink:href="../Images/yкринформ/2023-04-29T15-44-00-03-00/1682772463-643.jpg" xlink:type="simple" xlink:show="embed" xlink:actuate="onLoad" draw:mime-type="image/jpeg"/>
</draw:frame>
In addition, Pavel laid flowers on the heroes of the heroes dedicated to the deaths of Ukraine.</text:p>
      <text:p text:style-name="P4">
<draw:frame draw:style-name="fr1" draw:name="Image134" text:anchor-type="as-char" svg:width="6.9236in" svg:height="5.000378in" draw:z-index="0">
<draw:image xlink:href="../Images/yкринформ/2023-04-29T15-44-00-03-00/1682772533-442.jpeg" xlink:type="simple" xlink:show="embed" xlink:actuate="onLoad" draw:mime-type="image/jpeg"/>
</draw:frame>
</text:p>
      <text:p text:style-name="P4">
<draw:frame draw:style-name="fr1" draw:name="Image135" text:anchor-type="as-char" svg:width="6.9236in" svg:height="4.615733in" draw:z-index="0">
<draw:image xlink:href="../Images/yкринформ/2023-04-29T15-44-00-03-00/1682771928-764.jpeg" xlink:type="simple" xlink:show="embed" xlink:actuate="onLoad" draw:mime-type="image/jpeg"/>
</draw:frame>
As reported, <text:a xlink:type="simple" xlink:href="https://www.ukrinform.ua/rubric-polytics/3701881-prezidenti-cehii-ta-slovaccini-pribuli-z-vizitom-do-kieva.html" text:style-name="Internet_20_link" text:visited-style-name="Visited_20_Internet_20_Link">
</text:a>
. They visited Bucha and Borodyanka, Kyiv region, spent President Vladimir Zelensky, Verkhovna Rada Chairman Ruslanstefanchuk, Prime Minister Denis Shmigal.</text:p>
      <text:p text:style-name="P4">
Today, April 29, <text:a xlink:type="simple" xlink:href="https://www.ukrinform.ua/rubric-vidbudova/3702465-prezident-cehii-obgovorue-na-dnipropetrovsini-pitanna-vidbudovi.html" text:style-name="Internet_20_link" text:visited-style-name="Visited_20_Internet_20_Link">
</text:a>
To discuss with the local authorities, the issue of rebuilding the region.</text:p>
      <text:p text:style-name="P4">
<text:span text:style-name="T5">
Foto: Prezident_pavel Instagram, Sergey Lisak</text:span>
 Telegram</text:p>
      <text:p text:style-name="P4">
News Source: <text:a xlink:type="simple" xlink:href="https://www.ukrinform.ua/rubric-regions/3702517-prezident-cehii-vidvidav-u-dnipri-gurtozitok-dla-pereselenciv.html" text:style-name="Internet_20_link" text:visited-style-name="Visited_20_Internet_20_Link">
https://www.ukrinform.ua/rubric-regions/3702517-prezident-cehii-vidvidav-u-dnipri-gurtozitok-dla-pereselenciv.html</text:a>
</text:p>
      <!--NEWS-->
      <text:h text:style-name="P10" text:outline-level="1">
<text:span text:style-name="T4">
Capting in PrivatBank: Non -cash payments plan to restore in a few hours</text:span>
</text:h>
      <text:p text:style-name="P4">
Authors: Ukrinform (Person)</text:p>
      <text:p text:style-name="P4">
Publisher: Укринформ (Organization)</text:p>
      <text:p text:style-name="P4">
Published Time: 2023-04-29T15:52:00+03:00</text:p>
      <text:p text:style-name="P4">
Modified Time: 2023-04-29T15:52:00+03:00</text:p>
      <text:p text:style-name="P4">
Description: The PrivatBank system has a failure associated with non -cash payments. - Ukrinform.</text:p>
      <text:p text:style-name="P4">
Images: ["<text:a xlink:type="simple" xlink:href="https://static.ukrinform.com/photos/2020_09/thumb_files/630_360_1599564939-423.jpg" text:style-name="Internet_20_link" text:visited-style-name="Visited_20_Internet_20_Link">
630_360_15995...</text:a>
"]</text:p>
      <text:p text:style-name="P4">
Tags: ['Приватбанк', 'Збій']</text:p>
      <text:p text:style-name="P4">
Type: Article</text:p>
      <!--METADATA-->
      <text:p text:style-name="P4">
<draw:frame draw:style-name="fr1" draw:name="Image136" text:anchor-type="as-char" svg:width="6.9236in" svg:height="3.956343in" draw:z-index="0">
<draw:image xlink:href="../Images/yкринформ/2023-04-29T15-52-00-03-00/630_360_1599564939-423.jpg" xlink:type="simple" xlink:show="embed" xlink:actuate="onLoad" draw:mime-type="image/jpeg"/>
</draw:frame>
The system of printbank has a failure associated with non -cash payments.</text:p>
      <text:p text:style-name="P4">
According to Ukrinform, the bank's press service reported in <text:a xlink:type="simple" xlink:href="https://www.facebook.com/privatbank/posts/pfbid0kPTEeVjDM9vPjPmdqfmeViteacRMMVEuEAmmCPGtiRzffzddSZrRSSQqosjqsTW1l" text:style-name="Internet_20_link" text:visited-style-name="Visited_20_Internet_20_Link">
</text:a>
"Friends, we are aware of the problem of paying bank cards. Currently, only the transactions are covered by this failure," PrivatBank said.</text:p>
      <text:p text:style-name="P4">
<text:span text:style-name="T4">
 Read also: </text:span>
 <text:a xlink:type="simple" xlink:href="https://www.ukrinform.ua/rubric-economy/3702179-urad-zatverdiv-ricnij-zvit-privatbanku-do-budzetu-spramuvali-ponad-24-milarda-dividendiv.html" text:style-name="Internet_20_link" text:visited-style-name="Visited_20_Internet_20_Link">
<text:span text:style-name="T4">
 PrivatBank </text:span>
</text:a>
It is noted that IT professionals are working to restore the network.</text:p>
      <text:p text:style-name="P4">
According to a spokesman for Privatbank Oleg Serg, the problems that have arisen with non -cash payments in the comment to Ukrinform, they expect to be eliminated for hours.</text:p>
      <text:p text:style-name="P4">
“We see a problem with cards, cards. Not all transactions were problem. We are now working to restore everything faster. Drain the next hours, I hope this problem will be solved, " - said Serga.</text:p>
      <text:p text:style-name="P4">
At the same time, he rejected the version that the failure occurred due to a hacking attack.</text:p>
      <text:p text:style-name="P4">
<text:span text:style-name="T4">
 Read also: </text:span>
 <text:a xlink:type="simple" xlink:href="https://www.ukrinform.ua/rubric-economy/3668032-bils-ak-polovina-ukrainciv-nadaut-perevagu-bezgotivkovij-oplati.html" text:style-name="Internet_20_link" text:visited-style-name="Visited_20_Internet_20_Link">
</text:a>
"We see the problem, it is quite complicated, there are reasons related to the operation of payment systems, several factors coincided," said Serg.</text:p>
      <text:p text:style-name="P4">
According to him, if the funds from the cards were written off, but the payment for the product was not, then the funds will be returned.</text:p>
      <text:p text:style-name="P4">
As reported by Ukrinform, the National Bank of Ukraine has launched an assessment of the stability of 20 banks in martial law. In particular, <text:a xlink:type="simple" xlink:href="https://www.ukrinform.ua/rubric-economy/3701131-nbu-rozpocinae-ocinku-stijkosti-bankiv.html" text:style-name="Internet_20_link" text:visited-style-name="Visited_20_Internet_20_Link">
</text:a>
</text:p>
      <text:p text:style-name="P4">
News Source: <text:a xlink:type="simple" xlink:href="https://www.ukrinform.ua/rubric-economy/3702525-u-privatbanku-stavsa-zbij-u-sistemi-bezgotivkovih-rozrahunkiv.html" text:style-name="Internet_20_link" text:visited-style-name="Visited_20_Internet_20_Link">
https://www.ukrinform.ua/rubric-economy/3702525-u-privatbanku-stavsa-zbij-u-sistemi-bezgotivkovih-rozrahunkiv.html</text:a>
</text:p>
      <!--NEWS-->
      <text:h text:style-name="P10" text:outline-level="1">
<text:span text:style-name="T4">
UPL: Dnipro-1 has overcome Ingulets</text:span>
</text:h>
      <text:p text:style-name="P4">
Authors: Ukrinform (Person)</text:p>
      <text:p text:style-name="P4">
Publisher: Укринформ (Organization)</text:p>
      <text:p text:style-name="P4">
Published Time: 2023-04-29T15:52:35+03:00</text:p>
      <text:p text:style-name="P4">
Modified Time: 2023-04-29T15:52:35+03:00</text:p>
      <text:p text:style-name="P4">
Description: Dnipro-1 ranks second in UPL. - Ukrinform.</text:p>
      <text:p text:style-name="P4">
Images: ["<text:a xlink:type="simple" xlink:href="https://static.ukrinform.com/photos/2023_04/thumb_files/630_360_1682772605-873.jpg" text:style-name="Internet_20_link" text:visited-style-name="Visited_20_Internet_20_Link">
630_360_16827...</text:a>
"]</text:p>
      <text:p text:style-name="P4">
Tags: ['Футбол', 'Інгулець', 'Дніпро-1']</text:p>
      <text:p text:style-name="P4">
Type: Article</text:p>
      <!--METADATA-->
      <text:p text:style-name="P4">
<draw:frame draw:style-name="fr1" draw:name="Image137" text:anchor-type="as-char" svg:width="6.9236in" svg:height="3.956343in" draw:z-index="0">
<draw:image xlink:href="../Images/yкринформ/2023-04-29T15-52-35-03-00/630_360_1682772605-873.jpg" xlink:type="simple" xlink:show="embed" xlink:actuate="onLoad" draw:mime-type="image/jpeg"/>
</draw:frame>
Dnipro-1 ranks second in UPL.</text:p>
      <text:p text:style-name="P4">
Ingulets gave way to Dnipro-1-0: 2 in the 23rd round of the Ukrainian Premier League, Ukrinform reports.</text:p>
      <text:p text:style-name="P4">
In the 58th minute the match, Dovbik sold a penalty and opened the score in the match.</text:p>
      <text:p text:style-name="P4">
In five minutes, Kohut doubled the advantage of his team.</text:p>
      <text:p text:style-name="P4">
Therefore, Dnipro-1 won the Ingulets-2: 0 and occupies the second place of UPL, they have 51st points, Ingulets-the tenth, with 26-tune in their asset.</text:p>
      <text:p text:style-name="P4">
<text:span text:style-name="T4">
 Read also: </text:span>
 <text:a xlink:type="simple" xlink:href="https://www.ukrinform.ua/rubric-sports/3702494-zora-peremogla-cornomorec-u-cempionati-ukraini-z-futbolu.html" text:style-name="Internet_20_link" text:visited-style-name="Visited_20_Internet_20_Link">
<text:span text:style-name="T4">
 Dawn </text:span>
</text:a>
As reported by Ukrinform, in other matches of the Zorya Game Day defeated Chernomorets, Minaj and Metalist 1925 points.</text:p>
      <text:p text:style-name="P4">
Photo: upl.ua</text:p>
      <text:p text:style-name="P4">
News Source: <text:a xlink:type="simple" xlink:href="https://www.ukrinform.ua/rubric-sports/3702520-upl-dnipro1-zdolav-ingulec.html" text:style-name="Internet_20_link" text:visited-style-name="Visited_20_Internet_20_Link">
https://www.ukrinform.ua/rubric-sports/3702520-upl-dnipro1-zdolav-ingulec.html</text:a>
</text:p>
      <!--NEWS-->
      <text:h text:style-name="P10" text:outline-level="1">
<text:span text:style-name="T4">
The Odessa Regional Development Fund can receive almost ₴ 140 million - MP</text:span>
</text:h>
      <text:p text:style-name="P4">
Authors: Ukrinform (Person)</text:p>
      <text:p text:style-name="P4">
Publisher: Укринформ (Organization)</text:p>
      <text:p text:style-name="P4">
Published Time: 2023-04-29T15:57:59+03:00</text:p>
      <text:p text:style-name="P4">
Modified Time: 2023-04-29T15:57:59+03:00</text:p>
      <text:p text:style-name="P4">
Description: Following the inclusion of Odesa region in the list of regions most affected by Russian aggression, financing from the State Regional Development Fund may increase for the region from UAH 42 million to UAH 132.6 million. - Ukrinform.</text:p>
      <text:p text:style-name="P4">
Images: ["<text:a xlink:type="simple" xlink:href="https://static.ukrinform.com/photos/2020_09/thumb_files/630_360_1601066264-898.jpg" text:style-name="Internet_20_link" text:visited-style-name="Visited_20_Internet_20_Link">
630_360_16010...</text:a>
"]</text:p>
      <text:p text:style-name="P4">
Tags: ['Депутат', 'Одещина', 'Слуга народу']</text:p>
      <text:p text:style-name="P4">
Type: Article</text:p>
      <!--METADATA-->
      <text:p text:style-name="P4">
<draw:frame draw:style-name="fr1" draw:name="Image138" text:anchor-type="as-char" svg:width="6.9236in" svg:height="3.949857in" draw:z-index="0">
<draw:image xlink:href="../Images/yкринформ/2023-04-29T15-57-59-03-00/630_360_1601066264-898.jpg" xlink:type="simple" xlink:show="embed" xlink:actuate="onLoad" draw:mime-type="image/jpeg"/>
</draw:frame>
The post -operation of Odesa region to the list of regions most affected by Russian aggression, financing from the State Regional Development Fund can increase for the region from UAH 42 million to UAH 132.6 million.</text:p>
      <text:p text:style-name="P4">
This was during the Odessa Recovery Forum "Safety. Integration. Potential ”stated by the People's Deputy from the Servant of the People, Alexei Leonov, Ukrinform reports.</text:p>
      <text:p text:style-name="P4">
"We in Odessa feel the support of the President and Parliament. It was a adoption at the Budget Committee to include Odessa in the Budget on the Budget of Tanadates more funds in the Regional Development Fund for the city. We have to get only 42 million, and thanks to the support of our colleagues from the Odess million. I hope this is supported by the parliament at the next vote, ”Leonov said.</text:p>
      <text:p text:style-name="P4">
<text:span text:style-name="T4">
 Read also: </text:span>
 <text:a xlink:type="simple" xlink:href="https://www.ukrinform.ua/rubric-vidbudova/3702511-povoenna-vidbudova-mae-zdijsnuvatisa-za-onovlenimi-budivelnimi-standartami-sulak.html" text:style-name="Internet_20_link" text:visited-style-name="Visited_20_Internet_20_Link">
</text:a>
The deputy also thanked the international partners who supported Odessa in the way of introducing its historical center to the UNESCO list. He also emphasized that Ukraine is extremely important in choosing her candidacy for the EXPO EXECUTIVE EXPOSE 2030.</text:p>
      <text:p text:style-name="P4">
“It is the development of both the region and Ukraine as a whole. These are almost 20 million tourists, cycling, new jobs, and it is very important for the region, ” - stressed.</text:p>
      <text:p text:style-name="P4">
<text:span text:style-name="T4">
 Read also: </text:span>
 <text:a xlink:type="simple" xlink:href="https://www.ukrinform.ua/rubric-regions/3702504-provedenna-ehro2030-v-odesi-moze-stati-simvolom-peremogi-oda.html" text:style-name="Internet_20_link" text:visited-style-name="Visited_20_Internet_20_Link">
</text:a>
As it was reported, Odesa requires additional capacity to solve the problem of electricity supply.</text:p>
      <text:p text:style-name="P4">
News Source: <text:a xlink:type="simple" xlink:href="https://www.ukrinform.ua/rubric-regions/3702522-fond-regionalnogo-rozvitku-odesini-moze-otrimati-majze-140-miljoniv-deputat.html" text:style-name="Internet_20_link" text:visited-style-name="Visited_20_Internet_20_Link">
https://www.ukrinform.ua/rubric-regions/3702522-fond-regionalnogo-rozvitku-odesini-moze-otrimati-majze-140-miljoniv-deputat.html</text:a>
</text:p>
      <!--NEWS-->
      <text:h text:style-name="P10" text:outline-level="1">
<text:span text:style-name="T4">
In Poland, Canadian instructors teach the Armed Forces of Ministry of Security</text:span>
</text:h>
      <text:p text:style-name="P4">
Authors: Ukrinform (Person)</text:p>
      <text:p text:style-name="P4">
Publisher: Укринформ (Organization)</text:p>
      <text:p text:style-name="P4">
Published Time: 2023-04-29T15:59:00+03:00</text:p>
      <text:p text:style-name="P4">
Modified Time: 2023-04-29T15:59:00+03:00</text:p>
      <text:p text:style-name="P4">
Description: In Poland, a detachment of Canadian instructor sappers within the framework of the UNIFIER operation teaches the military personnel of the Armed Forces of Ukraine. - Ukrinform.</text:p>
      <text:p text:style-name="P4">
Images: ["<text:a xlink:type="simple" xlink:href="https://static.ukrinform.com/photos/2023_04/thumb_files/630_360_1682772588-114.jpg" text:style-name="Internet_20_link" text:visited-style-name="Visited_20_Internet_20_Link">
630_360_16827...</text:a>
", "<text:a xlink:type="simple" xlink:href="https://static.ukrinform.com/photos/2023_04/1682772588-320.jpg" text:style-name="Internet_20_link" text:visited-style-name="Visited_20_Internet_20_Link">
1682772588-32...</text:a>
", "<text:a xlink:type="simple" xlink:href="https://static.ukrinform.com/photos/2023_04/1682772588-706.jpg" text:style-name="Internet_20_link" text:visited-style-name="Visited_20_Internet_20_Link">
1682772588-70...</text:a>
"]</text:p>
      <text:p text:style-name="P4">
Tags: ['Канада', 'Польща', 'Розмінування', 'Україна', 'Військові навчання']</text:p>
      <text:p text:style-name="P4">
Type: Article</text:p>
      <!--METADATA-->
      <text:p text:style-name="P4">
<draw:frame draw:style-name="fr1" draw:name="Image139" text:anchor-type="as-char" svg:width="6.9236in" svg:height="3.956343in" draw:z-index="0">
<draw:image xlink:href="../Images/yкринформ/2023-04-29T15-59-00-03-00/630_360_1682772588-114.jpg" xlink:type="simple" xlink:show="embed" xlink:actuate="onLoad" draw:mime-type="image/jpeg"/>
</draw:frame>
In Poland, Canadian Instructor Sappers within the framework of the UNIFIER Operation Student Servicemen of the Armed Forces of Ukraine of Ukraine.</text:p>
      <text:p text:style-name="P4">
According to Ukrinform, the General Staff of the Armed Forces of Ukraine reported in <text:a xlink:type="simple" xlink:href="https://www.facebook.com/GeneralStaff.ua/posts/pfbid02wqn1LsF1MNkREbJQKsCcgedntpifq9uMtvSKuHi7o4hsrgFmNRHsVFhtGwELggxJl" text:style-name="Internet_20_link" text:visited-style-name="Visited_20_Internet_20_Link">
</text:a>
.</text:p>
      <text:p text:style-name="P4">
"Поки триває війна росії, українські військові та цивільні особи стикаються звибуховою загрозою на полі бою. Загін канадських бойових саперів підкомандуванням лейтенанта Жака допомагає Україні подолати мінну загрозу на полібою в рамках навчальної операції Збройних сил Канади UNIFIER, під час якоїкоманда канадських саперів у Республіці Польща навчає українських військовихбагатьом навичкам, необхідним для виживання та витривалості", — зазначили вГенштабі.</text:p>
      <text:p text:style-name="P4">
<draw:frame draw:style-name="fr1" draw:name="Image140" text:anchor-type="as-char" svg:width="6.9236in" svg:height="4.961913in" draw:z-index="0">
<draw:image xlink:href="../Images/yкринформ/2023-04-29T15-59-00-03-00/1682772588-320.jpg" xlink:type="simple" xlink:show="embed" xlink:actuate="onLoad" draw:mime-type="image/jpeg"/>
</draw:frame>
<draw:frame draw:style-name="fr1" draw:name="Image141" text:anchor-type="as-char" svg:width="6.9236in" svg:height="4.878574in" draw:z-index="0">
<draw:image xlink:href="../Images/yкринформ/2023-04-29T15-59-00-03-00/1682772588-706.jpg" xlink:type="simple" xlink:show="embed" xlink:actuate="onLoad" draw:mime-type="image/jpeg"/>
</draw:frame>
It is emphasized that Canadian servicemen are in the territory of Poland to teach Ukrainian defenders to provide their operational readiness.</text:p>
      <text:p text:style-name="P4">
<text:span text:style-name="T4">
 Read also: </text:span>
 <text:a xlink:type="simple" xlink:href="https://www.ukrinform.ua/rubric-uarazom/3701782-cehia-vidilae-ponad-1-miljon-na-navcanna-ukrainskih-pilotiv-civilnoi-aviacii.html" text:style-name="Internet_20_link" text:visited-style-name="Visited_20_Internet_20_Link">
<text:span text:style-name="T4">
 training </text:span>
</text:a>
As reported, the UNIFIER operation is a military training mission of Armed Forces Canada(CAF), started in 2015 in response to the request of the Ukrainian lawyer for the support of Ukrainian law enforcement agencies(Per).</text:p>
      <text:p text:style-name="P4">
У межах операції <text:a xlink:type="simple" xlink:href="https://www.ukrinform.ua/tag-misia-unifier" text:style-name="Internet_20_link" text:visited-style-name="Visited_20_Internet_20_Link">
 </text:a>
Canadian servicemen helped to obtain more than 35 thousand Ukrainian military.</text:p>
      <text:p text:style-name="P4">
After the full -scale invasion of the Russian Federation, the Canadian instructors left the territory of Ukraine, but within a few months of study was restored in the United Kingdom and Poland.</text:p>
      <text:p text:style-name="P4">
News Source: <text:a xlink:type="simple" xlink:href="https://www.ukrinform.ua/rubric-ato/3702523-u-polsi-kanadski-instruktori-navcaut-bijciv-zsu-minnij-bezpeci.html" text:style-name="Internet_20_link" text:visited-style-name="Visited_20_Internet_20_Link">
https://www.ukrinform.ua/rubric-ato/3702523-u-polsi-kanadski-instruktori-navcaut-bijciv-zsu-minnij-bezpeci.html</text:a>
</text:p>
      <!--NEWS-->
      <text:h text:style-name="P10" text:outline-level="1">
<text:span text:style-name="T4">
Donetsk Oblast(22:02). Red Alert: aerial threat. Sirens sounding. Take cover now!</text:span>
</text:h>
      <text:p text:style-name="P4">
Authors: liveuamap (Language: en)</text:p>
      <text:p text:style-name="P4">
Time: 2023-04-29T16:04:00</text:p>
      <text:p text:style-name="P4">
Location: Donetsk Oblast (Latitude:48.72707 Longtitude:37.57838)</text:p>
      <text:p text:style-name="P4">
Videos: []</text:p>
      <text:p text:style-name="P4">
Images: []</text:p>
      <text:p text:style-name="P4">
Tags: ["Europe", "Central and Eastern Europe"]</text:p>
      <text:p text:style-name="P4">
Id: 22559393</text:p>
      <!--METADATA-->
      <text:p text:style-name="P4">
Donetsk Oblast(22:02). Red Alert: aerial threat. Sirens sounding. Take covernow!</text:p>
      <text:p text:style-name="P4">
News Collection Link: <text:a xlink:type="simple" xlink:href="https://liveuamap.com/en/2023/29-april-donetsk-oblast2202-red-alert-aerial-g" text:style-name="Internet_20_link" text:visited-style-name="Visited_20_Internet_20_Link">
https://liveuamap.com/en/2023/29-april-donetsk-oblast2202-red-alert-aerial-g</text:a>
</text:p>
      <text:p text:style-name="P4">
News Source: <text:a xlink:type="simple" xlink:href="https://t.me/air_alert_ua/44054" text:style-name="Internet_20_link" text:visited-style-name="Visited_20_Internet_20_Link">
https://t.me/air_alert_ua/44054</text:a>
</text:p>
      <!--NEWS-->
      <text:h text:style-name="P10" text:outline-level="1">
<text:span text:style-name="T4">
In Turkey, they decided with candidates for space journey</text:span>
</text:h>
      <text:p text:style-name="P4">
Authors: Ukrinform (Person)</text:p>
      <text:p text:style-name="P4">
Publisher: Укринформ (Organization)</text:p>
      <text:p text:style-name="P4">
Published Time: 2023-04-29T16:13:00+03:00</text:p>
      <text:p text:style-name="P4">
Modified Time: 2023-04-29T16:13:00+03:00</text:p>
      <text:p text:style-name="P4">
Description: As part of the Aviation and Aerospace Festival, Teknofest 2023, which is held in Istanbul, was announced candidates for flight into space from Turkey. - Ukrinform.</text:p>
      <text:p text:style-name="P4">
Images: ["<text:a xlink:type="simple" xlink:href="https://static.ukrinform.com/photos/2019_06/thumb_files/630_360_1560330603-105.jpg" text:style-name="Internet_20_link" text:visited-style-name="Visited_20_Internet_20_Link">
630_360_15603...</text:a>
"]</text:p>
      <text:p text:style-name="P4">
Tags: ['Космос', 'Туреччина']</text:p>
      <text:p text:style-name="P4">
Type: Article</text:p>
      <!--METADATA-->
      <text:p text:style-name="P4">
<draw:frame draw:style-name="fr1" draw:name="Image142" text:anchor-type="as-char" svg:width="6.9236in" svg:height="3.956343in" draw:z-index="0">
<draw:image xlink:href="../Images/yкринформ/2023-04-29T16-13-00-03-00/630_360_1560330603-105.jpg" xlink:type="simple" xlink:show="embed" xlink:actuate="onLoad" draw:mime-type="image/jpeg"/>
</draw:frame>
The Teknofest 2023 Aerospace and Aerospace Festival, which is held by Ustmbul, was announced by candidates for space from Turkey.</text:p>
      <text:p text:style-name="P4">
The name was announced by Turkish President Recep Tayyip Erdogan, reports Prabokrkrinform.</text:p>
      <text:p text:style-name="P4">
“Our brother Alper Geseravji, who will go to the International Space Station, an Evislavthy Turkish pilot, who has achieved considerable success in the command of our IIVPS. Tuva Jihangir Atashever, who was chosen by a doubler, is a systemic release who works in the field of space launching in Roketsan. I wake up that both of our brothers will fulfill their responsibilities, ”Erdogan said.</text:p>
      <text:p text:style-name="P4">
According to him, Turkish <text:a xlink:type="simple" xlink:href="https://www.ukrinform.ua/tag-kosmos" text:style-name="Internet_20_link" text:visited-style-name="Visited_20_Internet_20_Link">
</text:a>
It will be at the space station for 14 days. In this mission, the Turkish Cosmonaut will execute 13 different experiments prepared by well -known -universities and research institutions of the country.</text:p>
      <text:p text:style-name="P4">
<text:span text:style-name="T4">
 Read also: </text:span>
 <text:a xlink:type="simple" xlink:href="https://www.ukrinform.ua/rubric-technology/3693659-tureccina-gotue-do-zapusku-suputnik-vlasnogo-virobnictva.html" text:style-name="Internet_20_link" text:visited-style-name="Visited_20_Internet_20_Link">
<text:span text:style-name="T4">
 Turkey </text:span>
 <text:span text:style-name="T4">
 Prepares </text:span>
 <text:span text:style-name="T4">
 Run </text:span>
 <text:span text:style-name="T4">
 </text:span>
 Satellite <text:span text:style-name="T4">
<text:span text:style-name="T5">
* Own </text:span>
* </text:span>
 production **</text:a>
The selection took place within the framework of the National Space Program, under which citizens will be sent to space in the 100th anniversary of the republic.</text:p>
      <text:p text:style-name="P4">
As reported by Ukrinform, in May last two days in Turkey, 31,000 applications were submitted for two days by the pavement of the astronaut.</text:p>
      <text:p text:style-name="P4">
News Source: <text:a xlink:type="simple" xlink:href="https://www.ukrinform.ua/rubric-technology/3702528-u-tureccini-viznacilisa-z-kandidatami-na-kosmicnu-mandrivku.html" text:style-name="Internet_20_link" text:visited-style-name="Visited_20_Internet_20_Link">
https://www.ukrinform.ua/rubric-technology/3702528-u-tureccini-viznacilisa-z-kandidatami-na-kosmicnu-mandrivku.html</text:a>
</text:p>
      <!--NEWS-->
      <text:h text:style-name="P10" text:outline-level="1">
<text:span text:style-name="T4">
Pope met with Ukrainian refugees in Hungary</text:span>
</text:h>
      <text:p text:style-name="P4">
Authors: Ukrinform (Person)</text:p>
      <text:p text:style-name="P4">
Publisher: Укринформ (Organization)</text:p>
      <text:p text:style-name="P4">
Published Time: 2023-04-29T16:20:00+03:00</text:p>
      <text:p text:style-name="P4">
Modified Time: 2023-04-29T16:20:00+03:00</text:p>
      <text:p text:style-name="P4">
Description: Pope Francis met with Ukrainian refugees during his trip to Hungary. - Ukrinform.</text:p>
      <text:p text:style-name="P4">
Images: ["<text:a xlink:type="simple" xlink:href="https://static.ukrinform.com/photos/2023_04/thumb_files/630_360_1682774220-620.jpeg" text:style-name="Internet_20_link" text:visited-style-name="Visited_20_Internet_20_Link">
630_360_16827...</text:a>
", "<text:a xlink:type="simple" xlink:href="https://static.ukrinform.com/photos/2023_04/1682774220-122.jpeg" text:style-name="Internet_20_link" text:visited-style-name="Visited_20_Internet_20_Link">
1682774220-12...</text:a>
", "<text:a xlink:type="simple" xlink:href="https://static.ukrinform.com/photos/2023_04/1682774219-581.jpeg" text:style-name="Internet_20_link" text:visited-style-name="Visited_20_Internet_20_Link">
1682774219-58...</text:a>
"]</text:p>
      <text:p text:style-name="P4">
Tags: ['Папа Франциск', 'Угорщина', 'Україна']</text:p>
      <text:p text:style-name="P4">
Type: Article</text:p>
      <!--METADATA-->
      <text:p text:style-name="P4">
<draw:frame draw:style-name="fr1" draw:name="Image143" text:anchor-type="as-char" svg:width="6.9236in" svg:height="3.956343in" draw:z-index="0">
<draw:image xlink:href="../Images/yкринформ/2023-04-29T16-20-00-03-00/630_360_1682774220-620.jpeg" xlink:type="simple" xlink:show="embed" xlink:actuate="onLoad" draw:mime-type="image/jpeg"/>
</draw:frame>
During his trip to Hungary, the Paparari Francis met with Ukrainian bunners.</text:p>
      <text:p text:style-name="P4">
About it reports <text:a xlink:type="simple" xlink:href="https://www.reuters.com/world/europe/pope-meeting-ukrainian-refugees-says-better-future-possible-2023-04-29/" text:style-name="Internet_20_link" text:visited-style-name="Visited_20_Internet_20_Link">
</text:a>
, reports Ukrinform.</text:p>
      <text:p text:style-name="P4">
It is noted that the meeting was held on Saturday at the Church of St. Elizabeth Vbudapest.</text:p>
      <text:p text:style-name="P4">
The pontiff talked to the Ukrainians, among whom was a family with five children <text:a xlink:type="simple" xlink:href="https://www.ukrinform.ua/tag-dnipro" text:style-name="Internet_20_link" text:visited-style-name="Visited_20_Internet_20_Link">
</text:a>
which was forced to leave the native through Russian bombardment.</text:p>
      <text:p text:style-name="P4">
<draw:frame draw:style-name="fr1" draw:name="Image144" text:anchor-type="as-char" svg:width="6.9236in" svg:height="3.89773in" draw:z-index="0">
<draw:image xlink:href="../Images/yкринформ/2023-04-29T16-20-00-03-00/1682774220-122.jpeg" xlink:type="simple" xlink:show="embed" xlink:actuate="onLoad" draw:mime-type="image/jpeg"/>
</draw:frame>
Pope Francis stressed the audience that sympathy for those who suffer from serving and tragedy are an integral part of Christianity, even if those who do so are unbelievers.</text:p>
      <text:p text:style-name="P4">
<text:span text:style-name="T4">
 Read also: </text:span>
 <text:a xlink:type="simple" xlink:href="https://www.ukrinform.ua/rubric-world/3702114-papa-francisk-u-rozmovi-z-orbanom-zaklikav-vidmovitisa-vid-nacionalizmu-ta-populizmu.html" text:style-name="Internet_20_link" text:visited-style-name="Visited_20_Internet_20_Link">
<text:span text:style-name="T4">
 Pope </text:span>
</text:a>
"Even in the pain and suffering, having received love balms, we are found to continue to move forward: we found that not everything was lost and that the other future is possible," said Pontifice.</text:p>
      <text:p text:style-name="P4">
<draw:frame draw:style-name="fr1" draw:name="Image145" text:anchor-type="as-char" svg:width="6.9236in" svg:height="3.89773in" draw:z-index="0">
<draw:image xlink:href="../Images/yкринформ/2023-04-29T16-20-00-03-00/1682774219-581.jpeg" xlink:type="simple" xlink:show="embed" xlink:actuate="onLoad" draw:mime-type="image/jpeg"/>
</draw:frame>
As reported by Ukrinform, Pope Francis arrived on Friday to Hungary and a three -day visit. He warned of the danger of growth of nationalism tasked the government of Prime Minister Victor Orban that the reception of migrants would be a sure sign of Christianity.</text:p>
      <text:p text:style-name="P4">
_ Photo: Vatican News _</text:p>
      <text:p text:style-name="P4">
News Source: <text:a xlink:type="simple" xlink:href="https://www.ukrinform.ua/rubric-world/3702529-papa-rimskij-zustrivsa-iz-ukrainskimi-bizencami-v-ugorsini.html" text:style-name="Internet_20_link" text:visited-style-name="Visited_20_Internet_20_Link">
https://www.ukrinform.ua/rubric-world/3702529-papa-rimskij-zustrivsa-iz-ukrainskimi-bizencami-v-ugorsini.html</text:a>
</text:p>
      <!--NEWS-->
      <text:h text:style-name="P10" text:outline-level="1">
<text:span text:style-name="T4">
Kovtun won two awards for COPs in Kaira's sports gymnastics</text:span>
</text:h>
      <text:p text:style-name="P4">
Authors: Ukrinform (Person)</text:p>
      <text:p text:style-name="P4">
Publisher: Укринформ (Organization)</text:p>
      <text:p text:style-name="P4">
Published Time: 2023-04-29T16:29:42+03:00</text:p>
      <text:p text:style-name="P4">
Modified Time: 2023-04-29T16:29:42+03:00</text:p>
      <text:p text:style-name="P4">
Description: The Ukrainian won gold and bronze. - Ukrinform.</text:p>
      <text:p text:style-name="P4">
Images: ["<text:a xlink:type="simple" xlink:href="https://static.ukrinform.com/photos/2023_04/thumb_files/630_360_1682774928-164.jpg" text:style-name="Internet_20_link" text:visited-style-name="Visited_20_Internet_20_Link">
630_360_16827...</text:a>
"]</text:p>
      <text:p text:style-name="P4">
Tags: ['Гімнастика']</text:p>
      <text:p text:style-name="P4">
Type: Article</text:p>
      <!--METADATA-->
      <text:p text:style-name="P4">
<draw:frame draw:style-name="fr1" draw:name="Image146" text:anchor-type="as-char" svg:width="6.9236in" svg:height="3.956343in" draw:z-index="0">
<draw:image xlink:href="../Images/yкринформ/2023-04-29T16-29-42-03-00/630_360_1682774928-164.jpg" xlink:type="simple" xlink:show="embed" xlink:actuate="onLoad" draw:mime-type="image/jpeg"/>
</draw:frame>
The Ukrainian has started "gold" and "bronze".</text:p>
      <text:p text:style-name="P4">
Two medals were won by Ukrainian Ilya Kovtun on the first day of the finals at the World of Sports Gymnastics in Egyptian Cairo, Ukrinform reports.</text:p>
      <text:p text:style-name="P4">
Kovtun celebrated the victory in free exercises where no one was able to surpass his program with a complexity of 6.2 and a general assessment of 14.433.</text:p>
      <text:p text:style-name="P4">
The second award was a 19-year-old athlete from Cherkasy in the finale on a horse, only reacted by the Vicechmpop of the 2020 Olympiad Li Chih-Kai with Taiwan(15.033)Tavirman Gagik Khachikian(14.733)And by dividing the third stage of the pedestal by the most representative of Armenia Bronze medalist of the World Cup, Arutyunommartyn, with which they scored the same amount 14.566.</text:p>
      <text:p text:style-name="P4">
In addition, the Ukrainian qualified in finals for five of six devices, so tomorrow he has a speech on parallel bars, cross -crossing and supporting, where another representative of Ukraine will be made by Nazar Chepurny.</text:p>
      <text:p text:style-name="P4">
<text:span text:style-name="T4">
 Read also: </text:span>
 <text:a xlink:type="simple" xlink:href="https://www.ukrinform.ua/rubric-sports/3701410-gimnast-illa-kovtun-ta-fehtuvalnica-anna-maksimenko-laureati-kvitna-v-ukraini.html" text:style-name="Internet_20_link" text:visited-style-name="Visited_20_Internet_20_Link">
<text:span text:style-name="T4">
 Kovtun </text:span>
</text:a>
As reported by Ukrinform, Kovtun won the nomination "Best athlete 2023 in Ukraine".</text:p>
      <text:p text:style-name="P4">
Photo: noc-ukr.org</text:p>
      <text:p text:style-name="P4">
News Source: <text:a xlink:type="simple" xlink:href="https://www.ukrinform.ua/rubric-sports/3702534-kovtun-zdobuv-dvi-nagorodi-na-ks-zi-sportivnoi-gimnastiki-v-kairi.html" text:style-name="Internet_20_link" text:visited-style-name="Visited_20_Internet_20_Link">
https://www.ukrinform.ua/rubric-sports/3702534-kovtun-zdobuv-dvi-nagorodi-na-ks-zi-sportivnoi-gimnastiki-v-kairi.html</text:a>
</text:p>
      <!--NEWS-->
      <text:h text:style-name="P10" text:outline-level="1">
<text:span text:style-name="T4">
Russian troops fired the Belozersk community, there is a victim</text:span>
</text:h>
      <text:p text:style-name="P4">
Authors: Ukrinform (Person)</text:p>
      <text:p text:style-name="P4">
Publisher: Укринформ (Organization)</text:p>
      <text:p text:style-name="P4">
Published Time: 2023-04-29T16:31:33+03:00</text:p>
      <text:p text:style-name="P4">
Modified Time: 2023-04-29T16:31:33+03:00</text:p>
      <text:p text:style-name="P4">
Description: The army of the Russian Federation in the morning of April 29 once again fired at the settlement of the Belozersky community of Kherson region, one person was killed. - Ukrinform.</text:p>
      <text:p text:style-name="P4">
Images: ["<text:a xlink:type="simple" xlink:href="https://static.ukrinform.com/photos/2023_04/thumb_files/630_360_1682774764-576.jpg" text:style-name="Internet_20_link" text:visited-style-name="Visited_20_Internet_20_Link">
630_360_16827...</text:a>
", "<text:a xlink:type="simple" xlink:href="https://static.ukrinform.com/photos/2023_04/1682774764-998.jpg" text:style-name="Internet_20_link" text:visited-style-name="Visited_20_Internet_20_Link">
1682774764-99...</text:a>
", "<text:a xlink:type="simple" xlink:href="https://static.ukrinform.com/photos/2023_04/1682774764-852.jpg" text:style-name="Internet_20_link" text:visited-style-name="Visited_20_Internet_20_Link">
1682774764-85...</text:a>
"]</text:p>
      <text:p text:style-name="P4">
Tags: ['Херсонщина', 'Обстріл', 'РСЗВ', 'Війна з росією']</text:p>
      <text:p text:style-name="P4">
Type: Article</text:p>
      <!--METADATA-->
      <text:p text:style-name="P4">
<draw:frame draw:style-name="fr1" draw:name="Image147" text:anchor-type="as-char" svg:width="6.9236in" svg:height="3.956343in" draw:z-index="0">
<draw:image xlink:href="../Images/yкринформ/2023-04-29T16-31-33-03-00/630_360_1682774764-576.jpg" xlink:type="simple" xlink:show="embed" xlink:actuate="onLoad" draw:mime-type="image/jpeg"/>
</draw:frame>
The Army Federation on the morning of April 29 once again fired at the settlement of the Belozersk community of Kherson region, one person was killed.</text:p>
      <text:p text:style-name="P4">
As Ukrinform reports, it reports <text:a xlink:type="simple" xlink:href="https://www.gp.gov.ua/ua/posts/rosiiski-viiska-prodovzuyut-obstrilyuvati-xersonshhinu-rozpocato-rozsliduvannya" text:style-name="Internet_20_link" text:visited-style-name="Visited_20_Internet_20_Link">
</text:a>
With the procedural leadership of the Oleshkiv District Prosecutor's Office, a case investigation into criminal proceedings on violation of the laws of war, combined with deliberate <text:a xlink:type="simple" xlink:href="https://www.ukrinform.ua/tag-vbivstvo" text:style-name="Internet_20_link" text:visited-style-name="Visited_20_Internet_20_Link">
</text:a>
 (Part 2 of Art. 438 of the Criminal Code of Ukraine).</text:p>
      <text:p text:style-name="P4">
За даними слідства, 29 квітня близько 10:00 російська армія вчерговеобстріляла населений пункт Білозерської громади Херсонської області.</text:p>
      <text:p text:style-name="P4">
<draw:frame draw:style-name="fr1" draw:name="Image148" text:anchor-type="as-char" svg:width="6.9236in" svg:height="5.1927in" draw:z-index="0">
<draw:image xlink:href="../Images/yкринформ/2023-04-29T16-31-33-03-00/1682774764-998.jpg" xlink:type="simple" xlink:show="embed" xlink:actuate="onLoad" draw:mime-type="image/jpeg"/>
</draw:frame>
The shelling was killed by a man. Another woman was injured, healed.</text:p>
      <text:p text:style-name="P4">
<text:span text:style-name="T4">
 Read also: </text:span>
 <text:a xlink:type="simple" xlink:href="https://www.ukrinform.ua/rubric-regions/3702335-na-hersonsini-rosiani-posilili-filtracijni-zahodi.html" text:style-name="Internet_20_link" text:visited-style-name="Visited_20_Internet_20_Link">
<text:span text:style-name="T4">
 Hhersonshch </text:span>
</text:a>
Private homes were damaged.</text:p>
      <text:p text:style-name="P4">
According to preliminary data, the enemy attacked the village with RSSV.</text:p>
      <text:p text:style-name="P4">
<draw:frame draw:style-name="fr1" draw:name="Image149" text:anchor-type="as-char" svg:width="6.9236in" svg:height="5.1927in" draw:z-index="0">
<draw:image xlink:href="../Images/yкринформ/2023-04-29T16-31-33-03-00/1682774764-852.jpg" xlink:type="simple" xlink:show="embed" xlink:actuate="onLoad" draw:mime-type="image/jpeg"/>
</draw:frame>
Priority measures are being taken to record the crime committed by the Army of the Ukraine-aggressor.</text:p>
      <text:p text:style-name="P4">
Also the head of the Kherson Regional Military Administration Alexander Proudin <text:a xlink:type="simple" xlink:href="https://t.me/olexandrprokudin/379" text:style-name="Internet_20_link" text:visited-style-name="Visited_20_Internet_20_Link">
</text:a>
The consequences of yesterday's shelling of Belozerka with the army of the Russian Federation.</text:p>
      <text:p text:style-name="P4">
"The hospital and about 30 households were damaged. A57 -year -old woman was killed under the rubble, three more were injured," Proudin added.</text:p>
      <text:p text:style-name="P4">
As reported by Ukrinform, on April 28, the Russian army performed 33 shelling of Fireson, one person was killed.</text:p>
      <text:p text:style-name="P4">
News Source: <text:a xlink:type="simple" xlink:href="https://www.ukrinform.ua/rubric-ato/3702535-rosijski-vijska-obstrilali-bilozersku-gromadu-e-zertva.html" text:style-name="Internet_20_link" text:visited-style-name="Visited_20_Internet_20_Link">
https://www.ukrinform.ua/rubric-ato/3702535-rosijski-vijska-obstrilali-bilozersku-gromadu-e-zertva.html</text:a>
</text:p>
      <!--NEWS-->
      <text:h text:style-name="P10" text:outline-level="1">
<text:span text:style-name="T4">
The US Air Force declares the aggressive behavior of Russian pilots in Syria</text:span>
</text:h>
      <text:p text:style-name="P4">
Authors: Ukrinform (Person)</text:p>
      <text:p text:style-name="P4">
Publisher: Укринформ (Organization)</text:p>
      <text:p text:style-name="P4">
Published Time: 2023-04-29T16:40:00+03:00</text:p>
      <text:p text:style-name="P4">
Modified Time: 2023-04-29T16:40:00+03:00</text:p>
      <text:p text:style-name="P4">
Description: According to the US Central Command, Russian pilots have recently resorted to more aggressive behavior on US aircraft in the sky over Syria. - Ukrinform.</text:p>
      <text:p text:style-name="P4">
Images: ["<text:a xlink:type="simple" xlink:href="https://static.ukrinform.com/photos/2023_04/thumb_files/630_360_1682775164-822.jpg" text:style-name="Internet_20_link" text:visited-style-name="Visited_20_Internet_20_Link">
630_360_16827...</text:a>
"]</text:p>
      <text:p text:style-name="P4">
Tags: ['Літак', 'Сирія', 'США', 'росія']</text:p>
      <text:p text:style-name="P4">
Type: Article</text:p>
      <!--METADATA-->
      <text:p text:style-name="P4">
<draw:frame draw:style-name="fr1" draw:name="Image150" text:anchor-type="as-char" svg:width="6.9236in" svg:height="3.956343in" draw:z-index="0">
<draw:image xlink:href="../Images/yкринформ/2023-04-29T16-40-00-03-00/630_360_1682775164-822.jpg" xlink:type="simple" xlink:show="embed" xlink:actuate="onLoad" draw:mime-type="image/jpeg"/>
</draw:frame>
According to the US Central Command, Russian pilots have recently resorted to more pre -aggressive behavior on US aircraft in the sky over Syria.</text:p>
      <text:p text:style-name="P4">
As Ukrinform reports, it reports <text:a xlink:type="simple" xlink:href="https://edition.cnn.com/2023/04/29/europe/russia-fighter-pilots-dogfight-us-jets-syria-intl-hnk/index.html" text:style-name="Internet_20_link" text:visited-style-name="Visited_20_Internet_20_Link">
</text:a>
According to American officer Joe Buchino, similar actions took place during the last cases with planes in the sky.</text:p>
      <text:p text:style-name="P4">
Russian pilots do not try to knock down American planes, the CNN official said, but they may be trying to "provoke" the Air Force and "get us into the international incident."</text:p>
      <text:p text:style-name="P4">
The video published by the US Central Command on April 2 shows the Su-35-Russian fighter "dangerous and unprofessional" intercepting F-16 fighter. In another video of April 18, a Russian fighter that violated the coalition airspace and approached the American aircraft at a distance of about 610 meters - a distance that can overcome in seconds.</text:p>
      <text:p text:style-name="P4">
<text:span text:style-name="T4">
 Read also: </text:span>
 <text:a xlink:type="simple" xlink:href="https://www.ukrinform.ua/rubric-world/3682992-milli-pro-zbitta-amerikanskogo-drona-rosia-navmisno-demonstrue-agresivnu-povedinku.html" text:style-name="Internet_20_link" text:visited-style-name="Visited_20_Internet_20_Link">
<text:span text:style-name="T4">
 Millie </text:span>
 <text:span text:style-name="T4">
 About </text:span>
 <text:span text:style-name="T4">
 Belling </text:span>
 <text:span text:style-name="T4">
 US </text:span>
 <text:span text:style-name="T4">
 DRONE </text:span>
<text:span text:style-name="T5">
 Russia </text:span>
<text:span text:style-name="T5">
 </text:span>
<text:span text:style-name="T5">
 </text:span>
<text:span text:style-name="T5">
 deliberately </text:span>
<text:span text:style-name="T5">
 </text:span>
<text:span text:style-name="T5">
 </text:span>
<text:span text:style-name="T5">
 demonstrates </text:span>
<text:span text:style-name="T5">
 </text:span>
<text:span text:style-name="T5">
 </text:span>
<text:span text:style-name="T5">
 </text:span>
<text:span text:style-name="T5">
 aggressive </text:span>
<text:span text:style-name="T5">
 </text:span>
<text:span text:style-name="T5">
 behavior </text:span>
*</text:a>
Over the last few years, the United States has used the line of demarcation of the US and Russian inter -armed forces in <text:a xlink:type="simple" xlink:href="https://www.ukrinform.ua/tag-siria" text:style-name="Internet_20_link" text:visited-style-name="Visited_20_Internet_20_Link">
</text:a>
To intervene incidents or collisions that can inadvertently lead to predecostal.</text:p>
      <text:p text:style-name="P4">
The US officials contacted their Russian colleagues on recent incentives, the Russians answered, the official said, but not recognizing that the incident was giving up.</text:p>
      <text:p text:style-name="P4">
Since the beginning of March, Russian aircraft have in total 85 times have violated the protocoration of troops, including flights too close to the coalition's military bases.</text:p>
      <text:p text:style-name="P4">
It also includes 26 cases where Russian aircraft flew near the US troops and coalitions in Syria.</text:p>
      <text:p text:style-name="P4">
As it was reported, Russia in September 2022 <text:a xlink:type="simple" xlink:href="https://www.ukrinform.ua/rubric-crimea/3693873-rosia-u-veresni-2022-roku-led-ne-zbila-britanskij-litakrozvidnik-bila-krimu-zmi.html" text:style-name="Internet_20_link" text:visited-style-name="Visited_20_Internet_20_Link">
</text:a>
.  _ Photo illustrative _</text:p>
      <text:p text:style-name="P4">
News Source: <text:a xlink:type="simple" xlink:href="https://www.ukrinform.ua/rubric-world/3702531-u-vps-ssa-zaavlaut-pro-agresivnu-povedinku-pilotiv-rf-u-sirii.html" text:style-name="Internet_20_link" text:visited-style-name="Visited_20_Internet_20_Link">
https://www.ukrinform.ua/rubric-world/3702531-u-vps-ssa-zaavlaut-pro-agresivnu-povedinku-pilotiv-rf-u-sirii.html</text:a>
</text:p>
      <!--NEWS-->
      <text:h text:style-name="P10" text:outline-level="1">
<text:span text:style-name="T4">
In Uman on the site of the rocket stroke completed the search operation, two are considered to be missing</text:span>
</text:h>
      <text:p text:style-name="P4">
Authors: Ukrinform (Person)</text:p>
      <text:p text:style-name="P4">
Publisher: Укринформ (Organization)</text:p>
      <text:p text:style-name="P4">
Published Time: 2023-04-29T16:43:00+03:00</text:p>
      <text:p text:style-name="P4">
Modified Time: 2023-04-29T16:43:00+03:00</text:p>
      <text:p text:style-name="P4">
Description: In the city of Uman Cherkasy region, a search and rescue operation at the site of a rocket stroke, committed by the Russians on the morning of April 28, as of this time, two women are considered missing. - Ukrinform.</text:p>
      <text:p text:style-name="P4">
Images: ["<text:a xlink:type="simple" xlink:href="https://static.ukrinform.com/photos/2023_04/thumb_files/630_360_1682745128-808.jpg" text:style-name="Internet_20_link" text:visited-style-name="Visited_20_Internet_20_Link">
630_360_16827...</text:a>
"]</text:p>
      <text:p text:style-name="P4">
Tags: ['Обстріл', 'Умань', 'Війна з росією', 'Ракетний удар']</text:p>
      <text:p text:style-name="P4">
Type: Article</text:p>
      <!--METADATA-->
      <text:p text:style-name="P4">
<draw:frame draw:style-name="fr1" draw:name="Image151" text:anchor-type="as-char" svg:width="6.9236in" svg:height="3.956343in" draw:z-index="0">
<draw:image xlink:href="../Images/yкринформ/2023-04-29T16-43-00-03-00/630_360_1682745128-808.jpg" xlink:type="simple" xlink:show="embed" xlink:actuate="onLoad" draw:mime-type="image/jpeg"/>
</draw:frame>
In the city of the Cherkasy region, a search and rescue operation at the place of the rowing strike, made by the Russians on the morning of April 28, as of this time, the doubles are considered missing.</text:p>
      <text:p text:style-name="P4">
The Minister of Internal Affairs Igor Klimenko reported this in <text:a xlink:type="simple" xlink:href="https://www.facebook.com/100063549430817/videos/2559859704313623/" text:style-name="Internet_20_link" text:visited-style-name="Visited_20_Internet_20_Link">
</text:a>
, reports Ukrinform.</text:p>
      <text:p text:style-name="P4">
According to the Ministry of Internal Affairs, rescuers worked on the verge of opportunities to pull people out of the rubble. Heavy equipment and special equipment were involved. Police and volunteers were assisted.</text:p>
      <text:p text:style-name="P4">
During the search and rescue operation, 17 people were saved.</text:p>
      <text:p text:style-name="P4">
"Unfortunately, as a result of the Russian blow, 23 people were killed: 22 were taken from the subsequent, another person died in the hospital. Among the dead-six <text:a xlink:type="simple" xlink:href="https://www.ukrinform.ua/tag-diti" text:style-name="Internet_20_link" text:visited-style-name="Visited_20_Internet_20_Link">
</text:a>
: three boys(one and a half, 16 and 17 years)And three girls(8, 11 and 14 years)", - the minister said.</text:p>
      <text:p text:style-name="P4">
According to him, all 23 bodies are identified. Yes, there was a special Store where the direct relatives of the dead could hand over biological samples for DNA comparison.</text:p>
      <text:p text:style-name="P4">
Nine people were injured as a result of rocket stroke. Doctors, accompanied by police, provided the surgical hospitalization of the victims.</text:p>
      <text:p text:style-name="P4">
<text:span text:style-name="T4">
 Read also: </text:span>
 <text:a xlink:type="simple" xlink:href="https://www.ukrinform.ua/rubric-regions/3702405-raketnij-udar-po-umani-v-likarni-zalisautsa-patero-postrazdalih-odnih-v-tazkomu-stani.html" text:style-name="Internet_20_link" text:visited-style-name="Visited_20_Internet_20_Link">
<text:span text:style-name="T4">
 Uman </text:span>
</text:a>
"All services worked harmoniously and efficiently. I thank the rescuers, police officers, utility workers, dozens of Umanchians who joined the breakdown of the collapsed house," Klimenko added.</text:p>
      <text:p text:style-name="P4">
He emphasized that the work went very quickly, because everyone was in a hurry, to find the last to find under the rubble of the living.</text:p>
      <text:p text:style-name="P4">
As reported by Ukrinform, in the morning of April 28 Russian invaders were intense in Ukraine <text:a xlink:type="simple" xlink:href="https://www.ukrinform.ua/rubric-other_news/3701836-rosia-atakuvala-ukrainu-raketami-e-zagibli-i-poraneni.html" text:style-name="Internet_20_link" text:visited-style-name="Visited_20_Internet_20_Link">
</text:a>
Having hit the dwellings in the Dnieper, Uman of Cherkasy region and Ukrainianciy region.</text:p>
      <text:p text:style-name="P4">
News Source: <text:a xlink:type="simple" xlink:href="https://www.ukrinform.ua/rubric-regions/3702538-v-umani-na-misci-raketnogo-udaru-zaversili-posukovu-operaciu-dvoe-vvazautsa-zniklimi.html" text:style-name="Internet_20_link" text:visited-style-name="Visited_20_Internet_20_Link">
https://www.ukrinform.ua/rubric-regions/3702538-v-umani-na-misci-raketnogo-udaru-zaversili-posukovu-operaciu-dvoe-vvazautsa-zniklimi.html</text:a>
</text:p>
      <!--NEWS-->
      <text:h text:style-name="P10" text:outline-level="1">
<text:span text:style-name="T4">
Zelensky thanked Horizon Capital for raising $ 254 million for Ukraine</text:span>
</text:h>
      <text:p text:style-name="P4">
Authors: Ukrinform (Person)</text:p>
      <text:p text:style-name="P4">
Publisher: Укринформ (Organization)</text:p>
      <text:p text:style-name="P4">
Published Time: 2023-04-29T16:44:00+03:00</text:p>
      <text:p text:style-name="P4">
Modified Time: 2023-04-29T16:44:00+03:00</text:p>
      <text:p text:style-name="P4">
Description: President of Ukraine Volodymyr Zelensky met with Horizon Capital management and investors and thanked a company that raised $ 254 million for Ukraine. - Ukrinform.</text:p>
      <text:p text:style-name="P4">
Images: ["<text:a xlink:type="simple" xlink:href="https://static.ukrinform.com/photos/2023_04/thumb_files/630_360_1682775759-957.jpeg" text:style-name="Internet_20_link" text:visited-style-name="Visited_20_Internet_20_Link">
630_360_16827...</text:a>
"]</text:p>
      <text:p text:style-name="P4">
Tags: ['Економіка', 'Інвестиції', 'Україна', 'Зеленський', 'Horizon Capital Growth IV']</text:p>
      <text:p text:style-name="P4">
Type: Article</text:p>
      <!--METADATA-->
      <text:p text:style-name="P4">
<draw:frame draw:style-name="fr1" draw:name="Image152" text:anchor-type="as-char" svg:width="6.9236in" svg:height="3.956343in" draw:z-index="0">
<draw:image xlink:href="../Images/yкринформ/2023-04-29T16-44-00-03-00/630_360_1682775759-957.jpeg" xlink:type="simple" xlink:show="embed" xlink:actuate="onLoad" draw:mime-type="image/jpeg"/>
</draw:frame>
President of Ukraine Volodymyr Zelensky met with the management and investors of Horizon Capital and thanked the company that raised $ 254 million for Ukraine.</text:p>
      <text:p text:style-name="P4">
About it reports <text:a xlink:type="simple" xlink:href="https://www.president.gov.ua/news/volodimir-zelenskij-proviv-zustrich-iz-kerivnictvom-ta-inves-82561" text:style-name="Internet_20_link" text:visited-style-name="Visited_20_Internet_20_Link">
</text:a>
, reports Ukrinform.</text:p>
      <text:p text:style-name="P4">
"President of Ukraine Volodymyr Zelensky held a meeting with the founder of the Horizon Capital Investment Company Olena King and International Investors from Eight countries: United States, Germany, Germany, the Netherlands, France, Finland, Sweden, Sweden, and Danish. Capital Alocations about involvement in their new Horizon Capital Growth Fund IV(HCGF IV)$ 254 million US, from which the Ukrainian companies will be invested. The head of state thanked the audience for participation in the fund and investing Ukraine, " - the message reads.</text:p>
      <text:p text:style-name="P4">
Zelensky noted that Ukraine is interested in <text:a xlink:type="simple" xlink:href="https://www.ukrinform.ua/tag-investicii" text:style-name="Internet_20_link" text:visited-style-name="Visited_20_Internet_20_Link">
</text:a>
and cooperation that will promote the development of economics and industry, modernization and progress of new technologies. Among the priority areas, he called the development of the IT sector of and energy, agrarian business, etc.</text:p>
      <text:p text:style-name="P4">
The Head of State expressed gratitude to the countries and investors who are ready to be in this difficult period and support from the first days.</text:p>
      <text:p text:style-name="P4">
<text:span text:style-name="T5">
Video: op</text:span>
</text:p>
      <text:p text:style-name="P4">
The deputy head of the Presidential Office Rostislav Shurma noted that HorizonCapital Growth Fund IV is not only a powerful step from investors, but also the beginning of more cooperation.</text:p>
      <text:p text:style-name="P4">
<text:span text:style-name="T4">
 Read also: </text:span>
 <text:a xlink:type="simple" xlink:href="https://www.ukrinform.ua/rubric-vidbudova/3695947-dfc-ta-usaid-dopomagatimut-ukraini-zalucati-investicii-na-vidbudovu.html" text:style-name="Internet_20_link" text:visited-style-name="Visited_20_Internet_20_Link">
<text:span text:style-name="T4">
 investment </text:span>
</text:a>
“This is the first large, landmark investment since the beginning of full -scale aggression of the Russian Federation. This Fundon is a vivid signal that global business and investors believe in Ukraine, ”Shurma stressed.</text:p>
      <text:p text:style-name="P4">
Kosharna, for her part, thanked the participants of the Fund for participating and fast -moving it. She stressed that Horizon Capital would also not delay the funds for those representatives of Ukrainian businesses who need support and investment.</text:p>
      <text:p text:style-name="P4">
“We plan the first investment in 30 days. We will not wait and spend time.We understand that right now Ukrainian entrepreneurs need capital, ”Kosharna said.<text:span text:style-name="T4">
 Read also: </text:span>
 <text:a xlink:type="simple" xlink:href="https://www.ukrinform.ua/rubric-economy/3579884-zelenskij-privitav-stvorenna-horizon-capital-growth-fund-dla-investicij-v-ukrainu.html" text:style-name="Internet_20_link" text:visited-style-name="Visited_20_Internet_20_Link">
<text:span text:style-name="T4">
 Horizon </text:span>
 <text:span text:style-name="T4">
 Capital </text:span>
</text:a>
Horizon Capital is a leading investment company in the Central-Eastern Evrop, which manages assets in the amount of $ 1.4 billion, including more than $ 700 million. Capital to support Visiors from Ukraine Tamoldov(“Region”)over the last five years. The total capital of investor funds exceeds $ 630 billion.</text:p>
      <text:p text:style-name="P4">
As reported by Ukrinform, the CEO of the International Financial Development Corporation Scott Nathan, Assistant Administrator of USAIDEURAPE/Eurasia Erin McKi and coordinator of Uevropy State Department Maria Longi arrived with President Vladimir Zelensky <text:a xlink:type="simple" xlink:href="https://www.ukrinform.ua/rubric-economy/3702470-do-kieva-pribula-delegacia-ssa-pidpisut-dogovir-pro-investiciu-dla-dopomogi-biznesu.html" text:style-name="Internet_20_link" text:visited-style-name="Visited_20_Internet_20_Link">
</text:a>
For the help of rapidly developing and medium -sized businesses.</text:p>
      <text:p text:style-name="P4">
<text:span text:style-name="T5">
Foto: op</text:span>
</text:p>
      <text:p text:style-name="P4">
News Source: <text:a xlink:type="simple" xlink:href="https://www.ukrinform.ua/rubric-economy/3702540-zelenskij-podakuvav-horizon-capital-za-zalucenna-254-miljoniv-dla-ukraini.html" text:style-name="Internet_20_link" text:visited-style-name="Visited_20_Internet_20_Link">
https://www.ukrinform.ua/rubric-economy/3702540-zelenskij-podakuvav-horizon-capital-za-zalucenna-254-miljoniv-dla-ukraini.html</text:a>
</text:p>
      <!--NEWS-->
      <text:h text:style-name="P10" text:outline-level="1">
<text:span text:style-name="T4">
Metzola thanked Ukraine for its dedication to reforms</text:span>
</text:h>
      <text:p text:style-name="P4">
Authors: Ukrinform (Person)</text:p>
      <text:p text:style-name="P4">
Publisher: Укринформ (Organization)</text:p>
      <text:p text:style-name="P4">
Published Time: 2023-04-29T16:52:00+03:00</text:p>
      <text:p text:style-name="P4">
Modified Time: 2023-04-29T16:52:00+03:00</text:p>
      <text:p text:style-name="P4">
Description: The European Parliament and the Verkhovna Rada have increased cooperation for the European future of Ukraine. - Ukrinform.</text:p>
      <text:p text:style-name="P4">
Images: ["<text:a xlink:type="simple" xlink:href="https://static.ukrinform.com/photos/2023_03/thumb_files/630_360_1677947338-357.jpg" text:style-name="Internet_20_link" text:visited-style-name="Visited_20_Internet_20_Link">
630_360_16779...</text:a>
"]</text:p>
      <text:p text:style-name="P4">
Tags: ['Європарламент', 'Верховна Рада', 'Зеленський', 'Стефанчук', 'Шмигаль', 'Мецола']</text:p>
      <text:p text:style-name="P4">
Type: Article</text:p>
      <!--METADATA-->
      <text:p text:style-name="P4">
<draw:frame draw:style-name="fr1" draw:name="Image153" text:anchor-type="as-char" svg:width="6.9236in" svg:height="3.956343in" draw:z-index="0">
<draw:image xlink:href="../Images/yкринформ/2023-04-29T16-52-00-03-00/630_360_1677947338-357.jpg" xlink:type="simple" xlink:show="embed" xlink:actuate="onLoad" draw:mime-type="image/jpeg"/>
</draw:frame>
The European Parliament and the Verkhovna Rada have increased cooperation for European future Ukraine.</text:p>
      <text:p text:style-name="P4">
About it in <text:a xlink:type="simple" xlink:href="https://twitter.com/EP_President/status/1652266540161433600" text:style-name="Internet_20_link" text:visited-style-name="Visited_20_Internet_20_Link">
</text:a>
Wrote the President of the European Parliament Robert Metzola, Ukrinform reports</text:p>
      <text:p text:style-name="P4">
"Our support of Ukraine is increasing. This week the European Parliament and the Verkhovnarad of Ukraine have increased cooperation to ensure the future of Ukraine in our European family. Thank you to President Vladimir Zelensky, Prime Minor Schmigal and Speaker Ruslan Stefanchuk for his dedication."</text:p>
      <text:p text:style-name="P4">
<text:span text:style-name="T4">
 Read also: </text:span>
 <text:a xlink:type="simple" xlink:href="https://www.ukrinform.ua/rubric-economy/3701466-komitet-evroparlamentu-dav-zelene-svitlo-na-skasuvanna-mit-dla-ukrainskogo-eksportu.html" text:style-name="Internet_20_link" text:visited-style-name="Visited_20_Internet_20_Link">
<text:span text:style-name="T4">
 European Parliament </text:span>
</text:a>
As reported by Ukrinform, the Parliamentary Assembly of the Council of Europe(PACE)In the spring session, from April 24 to April 28, she held a urgent debate on the deportation of Ukrainian children by occupiers to Russia and <text:a xlink:type="simple" xlink:href="https://www.ukrinform.ua/rubric-ato/3701663-pare-viznala-genocidom-deportaciu-ukrainskih-ditej-do-rosii.html" text:style-name="Internet_20_link" text:visited-style-name="Visited_20_Internet_20_Link">
</text:a>
And urged the ISS to consider the possibility of criminal prosecution for Tsezlochin.</text:p>
      <text:p text:style-name="P4">
News Source: <text:a xlink:type="simple" xlink:href="https://www.ukrinform.ua/rubric-polytics/3702545-mecola-podakuvala-ukraini-za-viddanist-reformam.html" text:style-name="Internet_20_link" text:visited-style-name="Visited_20_Internet_20_Link">
https://www.ukrinform.ua/rubric-polytics/3702545-mecola-podakuvala-ukraini-za-viddanist-reformam.html</text:a>
</text:p>
      <!--NEWS-->
      <text:h text:style-name="P10" text:outline-level="1">
<text:span text:style-name="T4">
Texas had a shooting in the house, five dead</text:span>
</text:h>
      <text:p text:style-name="P4">
Authors: Ukrinform (Person)</text:p>
      <text:p text:style-name="P4">
Publisher: Укринформ (Organization)</text:p>
      <text:p text:style-name="P4">
Published Time: 2023-04-29T16:53:31+03:00</text:p>
      <text:p text:style-name="P4">
Modified Time: 2023-04-29T16:53:31+03:00</text:p>
      <text:p text:style-name="P4">
Description: Five people were killed on Friday night as a result of shooting in the south -east of Texas. - Ukrinform.</text:p>
      <text:p text:style-name="P4">
Images: ["<text:a xlink:type="simple" xlink:href="https://static.ukrinform.com/photos/2016_09/thumb_files/630_360_1474271242-1247.jpg" text:style-name="Internet_20_link" text:visited-style-name="Visited_20_Internet_20_Link">
630_360_14742...</text:a>
"]</text:p>
      <text:p text:style-name="P4">
Tags: ['США', 'Загибель', 'Стрілянина у Техасі']</text:p>
      <text:p text:style-name="P4">
Type: Article</text:p>
      <!--METADATA-->
      <text:p text:style-name="P4">
<draw:frame draw:style-name="fr1" draw:name="Image154" text:anchor-type="as-char" svg:width="6.9236in" svg:height="3.956343in" draw:z-index="0">
<draw:image xlink:href="../Images/yкринформ/2023-04-29T16-53-31-03-00/630_360_1474271242-1247.jpg" xlink:type="simple" xlink:show="embed" xlink:actuate="onLoad" draw:mime-type="image/jpeg"/>
</draw:frame>
Fifuum died on Friday night as a result of shooting in a house on the southeast of Texas.</text:p>
      <text:p text:style-name="P4">
As Ukrinform reports, it reports <text:a xlink:type="simple" xlink:href="https://www.thenationalnews.com/world/us-news/2023/04/29/five-killed-in-shooting-at-home-in-texas/" text:style-name="Internet_20_link" text:visited-style-name="Visited_20_Internet_20_Link">
</text:a>
.</text:p>
      <text:p text:style-name="P4">
It is noted that four people were killed in the place of shooting in Cleveland, the Aptya victim died in <text:a xlink:type="simple" xlink:href="https://www.ukrinform.ua/tag-bolnica" text:style-name="Internet_20_link" text:visited-style-name="Visited_20_Internet_20_Link">
</text:a>
, Sheriff's Sheriff District Sheriff's office reported.</text:p>
      <text:p text:style-name="P4">
The youngest sacrifice of the shooting was eight years old.</text:p>
      <text:p text:style-name="P4">
<text:span text:style-name="T4">
 Read also: </text:span>
 <text:a xlink:type="simple" xlink:href="https://www.ukrinform.ua/rubric-world/3700001-u-tehasi-vnaslidok-strilanini-na-vecirci-postrazdali-9-pidlitkiv.html" text:style-name="Internet_20_link" text:visited-style-name="Visited_20_Internet_20_Link">
<text:span text:style-name="T4">
 shooting </text:span>
</text:a>
Currently, the local authorities are looking for a suspect - a Latin American who was armed with a rifle and was intoxicated.</text:p>
      <text:p text:style-name="P4">
This tragedy happened after three people were killed in Philadelphia on Friday in Philadelphia.</text:p>
      <text:p text:style-name="P4">
News Source: <text:a xlink:type="simple" xlink:href="https://www.ukrinform.ua/rubric-world/3702542-u-tehasi-stalasa-strilanina-v-budinku-patero-zagiblih.html" text:style-name="Internet_20_link" text:visited-style-name="Visited_20_Internet_20_Link">
https://www.ukrinform.ua/rubric-world/3702542-u-tehasi-stalasa-strilanina-v-budinku-patero-zagiblih.html</text:a>
</text:p>
      <!--NEWS-->
      <text:h text:style-name="P10" text:outline-level="1">
<text:span text:style-name="T4">
UPL: "Movement" and "Vorskla" shared points, "Kryvbas" overcame "Alexandria"</text:span>
</text:h>
      <text:p text:style-name="P4">
Authors: Ukrinform (Person)</text:p>
      <text:p text:style-name="P4">
Publisher: Укринформ (Organization)</text:p>
      <text:p text:style-name="P4">
Published Time: 2023-04-29T17:04:02+03:00</text:p>
      <text:p text:style-name="P4">
Modified Time: 2023-04-29T17:04:02+03:00</text:p>
      <text:p text:style-name="P4">
Description: The results of matches. - Ukrinform.</text:p>
      <text:p text:style-name="P4">
Images: ["<text:a xlink:type="simple" xlink:href="https://static.ukrinform.com/photos/2023_04/thumb_files/630_360_1682776944-627.jpg" text:style-name="Internet_20_link" text:visited-style-name="Visited_20_Internet_20_Link">
630_360_16827...</text:a>
"]</text:p>
      <text:p text:style-name="P4">
Tags: ['Футбол', 'Ворскла', 'Олександрія', 'Рух Львів']</text:p>
      <text:p text:style-name="P4">
Type: Article</text:p>
      <!--METADATA-->
      <text:p text:style-name="P4">
<draw:frame draw:style-name="fr1" draw:name="Image155" text:anchor-type="as-char" svg:width="6.9236in" svg:height="3.956343in" draw:z-index="0">
<draw:image xlink:href="../Images/yкринформ/2023-04-29T17-04-02-03-00/630_360_1682776944-627.jpg" xlink:type="simple" xlink:show="embed" xlink:actuate="onLoad" draw:mime-type="image/jpeg"/>
</draw:frame>
Results.</text:p>
      <text:p text:style-name="P4">
The Movement played with Vorskla-1: 1 in the 23rd round of the Ukrainian Premier League, Ukrinform reports.</text:p>
      <text:p text:style-name="P4">
In the second half, Stepanyuk was distinguished from Kane.</text:p>
      <text:p text:style-name="P4">
The culmination of the game was the removal of Yavorsky, which in the extra time in the fall of Klimchuk's feet at the central entrance to the penalty area, when the opponent stretched behind the ball. The referee appointed a penalty, which was successfully implemented by Klimchuk.</text:p>
      <text:p text:style-name="P4">
Therefore, in the last minutes, the "Movement" leveled the score in the match - 1: 1. The commands made points, after this game "Vorskla" occupies the seventh place in UPL, she has 30-way, "Movement" goes 14th, having only 20 points in her asset.</text:p>
      <text:p text:style-name="P4">
In a parallel meeting, Kryvbas won Alexandria - 2: 1.</text:p>
      <text:p text:style-name="P4">
In the 65th minute he scored Stetskov, after which in the 81st minute Nikitishin became the advantage of his team.</text:p>
      <text:p text:style-name="P4">
Alexandria scored their goal in the last minute of the meeting - distinguished Mimiroshnichenko.</text:p>
      <text:p text:style-name="P4">
Therefore, 2: 1, Kryvbas won Alexandria and goes on sixth position in UPL, units 31 points, in Alexandria - fifth place and 34 points respectively.</text:p>
      <text:p text:style-name="P4">
<text:span text:style-name="T4">
 Read also: </text:span>
 <text:a xlink:type="simple" xlink:href="https://www.ukrinform.ua/rubric-sports/3702520-upl-dnipro1-zdolav-ingulec.html" text:style-name="Internet_20_link" text:visited-style-name="Visited_20_Internet_20_Link">
<text:span text:style-name="T4">
 Dnipro </text:span>
</text:a>
According to Ukrinform, Ingulets won in another match of the Dnipro-1 game day.</text:p>
      <text:p text:style-name="P4">
Photo: upl.ua</text:p>
      <text:p text:style-name="P4">
News Source: <text:a xlink:type="simple" xlink:href="https://www.ukrinform.ua/rubric-sports/3702546-upl-ruh-ta-vorskla-podilili-ocki-krivbas-zdolav-oleksandriu.html" text:style-name="Internet_20_link" text:visited-style-name="Visited_20_Internet_20_Link">
https://www.ukrinform.ua/rubric-sports/3702546-upl-ruh-ta-vorskla-podilili-ocki-krivbas-zdolav-oleksandriu.html</text:a>
</text:p>
      <!--NEWS-->
      <text:h text:style-name="P10" text:outline-level="1">
<text:span text:style-name="T4">
Above the Black Sea noticed NATO reconnaissance aircraft</text:span>
</text:h>
      <text:p text:style-name="P4">
Authors: Ukrinform (Person)</text:p>
      <text:p text:style-name="P4">
Publisher: Укринформ (Organization)</text:p>
      <text:p text:style-name="P4">
Published Time: 2023-04-29T17:15:00+03:00</text:p>
      <text:p text:style-name="P4">
Modified Time: 2023-04-29T17:15:00+03:00</text:p>
      <text:p text:style-name="P4">
Description: On April 29, a military reconnaissance aircraft of the NATO Far Radar Detection of Boeing E-3 Sentry was observed near the Romanian Black Sea coast on April 29. - Ukrinform.</text:p>
      <text:p text:style-name="P4">
Images: ["<text:a xlink:type="simple" xlink:href="https://static.ukrinform.com/photos/2023_04/thumb_files/630_360_1682778025-978.jpg" text:style-name="Internet_20_link" text:visited-style-name="Visited_20_Internet_20_Link">
630_360_16827...</text:a>
"]</text:p>
      <text:p text:style-name="P4">
Tags: ['Літак', 'НАТО', 'Румунія', ' Чорне море']</text:p>
      <text:p text:style-name="P4">
Type: Article</text:p>
      <!--METADATA-->
      <text:p text:style-name="P4">
<draw:frame draw:style-name="fr1" draw:name="Image156" text:anchor-type="as-char" svg:width="6.9236in" svg:height="3.956343in" draw:z-index="0">
<draw:image xlink:href="../Images/yкринформ/2023-04-29T17-15-00-03-00/630_360_1682778025-978.jpg" xlink:type="simple" xlink:show="embed" xlink:actuate="onLoad" draw:mime-type="image/jpeg"/>
</draw:frame>
On April 29, the Black Sea Bairmun coast was observed on April 29 by a NATO Far Dar Darning Aircraft Boeing E-3sentry.</text:p>
      <text:p text:style-name="P4">
According to Ukrinform, the site tracking site reports <text:a xlink:type="simple" xlink:href="https://www.flightradar24.com/NATO11/30163c10" text:style-name="Internet_20_link" text:visited-style-name="Visited_20_Internet_20_Link">
</text:a>
.</text:p>
      <text:p text:style-name="P4">
According to the site, near the Romanian Black Sea coast Krzhzhalya Vyrical Aircraft <text:a xlink:type="simple" xlink:href="https://www.ukrinform.ua/tag-nato" text:style-name="Internet_20_link" text:visited-style-name="Visited_20_Internet_20_Link">
</text:a>
Far Radiolocation Detection Boeing E-3 Sentry.</text:p>
      <text:p text:style-name="P4">
According to preliminary information, the aircraft from the base in Germany went to Turkey, a cordial flew to Romania.</text:p>
      <text:p text:style-name="P4">
<text:span text:style-name="T4">
 Read also: </text:span>
 <text:a xlink:type="simple" xlink:href="https://www.ukrinform.ua/rubric-world/3695461-posilenna-nato-v-cornomu-mori-nimeccina-visunula-tri-propozicii.html" text:style-name="Internet_20_link" text:visited-style-name="Visited_20_Internet_20_Link">
<text:span text:style-name="T4">
 black </text:span>
 <text:span text:style-name="T4">
 </text:span>
 sea **</text:a>
As reported by Ukrinform, on April 17, British aircraft Raf Typhoon intercepted Russian fighter jets and a reconnaissance aircraft flying near NATO Air Force over the Baltic Sea.</text:p>
      <text:p text:style-name="P4">
_ Photo: pajx _</text:p>
      <text:p text:style-name="P4">
News Source: <text:a xlink:type="simple" xlink:href="https://www.ukrinform.ua/rubric-world/3702552-nad-cornim-morem-pomitili-rozviduvalnij-litak-nato.html" text:style-name="Internet_20_link" text:visited-style-name="Visited_20_Internet_20_Link">
https://www.ukrinform.ua/rubric-world/3702552-nad-cornim-morem-pomitili-rozviduvalnij-litak-nato.html</text:a>
</text:p>
      <!--NEWS-->
      <text:h text:style-name="P10" text:outline-level="1">
<text:span text:style-name="T4">
The U-18 national team with hockey retained registration in the IA Division</text:span>
</text:h>
      <text:p text:style-name="P4">
Authors: Ukrinform (Person)</text:p>
      <text:p text:style-name="P4">
Publisher: Укринформ (Organization)</text:p>
      <text:p text:style-name="P4">
Published Time: 2023-04-29T17:25:20+03:00</text:p>
      <text:p text:style-name="P4">
Modified Time: 2023-04-29T17:25:20+03:00</text:p>
      <text:p text:style-name="P4">
Description: The Ukrainians lost in the final match of the World Cup 2023 in Overtime Japan. - Ukrinform.</text:p>
      <text:p text:style-name="P4">
Images: ["<text:a xlink:type="simple" xlink:href="https://static.ukrinform.com/photos/2023_04/thumb_files/630_360_1682778263-329.jpg" text:style-name="Internet_20_link" text:visited-style-name="Visited_20_Internet_20_Link">
630_360_16827...</text:a>
"]</text:p>
      <text:p text:style-name="P4">
Tags: ['Чемпіонат світу з хокею', 'хокей']</text:p>
      <text:p text:style-name="P4">
Type: Article</text:p>
      <!--METADATA-->
      <text:p text:style-name="P4">
<draw:frame draw:style-name="fr1" draw:name="Image157" text:anchor-type="as-char" svg:width="6.9236in" svg:height="3.956343in" draw:z-index="0">
<draw:image xlink:href="../Images/yкринформ/2023-04-29T17-25-20-03-00/630_360_1682778263-329.jpg" xlink:type="simple" xlink:show="embed" xlink:actuate="onLoad" draw:mime-type="image/jpeg"/>
</draw:frame>
The Ukrainians of the FIFA World Cup 2023 lost in Overtime Japan.</text:p>
      <text:p text:style-name="P4">
The U-18 national team of hockey in Overtime lost Japan in the final match of the world-2023 in the IA Division-1: 2, reports Ukrinform.</text:p>
      <text:p text:style-name="P4">
The teams exchanged abandoned washers in the second period. Suzuki, who implemented the majority, and Gerasimenko - the Ukrainian scored in the minority. The winning washer in Overtime was spent by Suzuki, who was assisted by Koiva.</text:p>
      <text:p text:style-name="P4">
Thus, Ukraine U-18 has completed the World Cup in Division 1A with two-winning five matches and five points in the asset. In the first post -four -year pause of the season, in the second, under the echelona of world hockey, our fifths became five.</text:p>
      <text:p text:style-name="P4">
<text:span text:style-name="T4">
 Read also: </text:span>
 <text:a xlink:type="simple" xlink:href="https://www.ukrinform.ua/rubric-sports/3702390-zbirna-ukraina-z-hokeu-zigrae-z-aponcami-zolotij-matc-cempionatu-svitu.html" text:style-name="Internet_20_link" text:visited-style-name="Visited_20_Internet_20_Link">
<text:span text:style-name="T4">
 hockey </text:span>
</text:a>
As reported by Ukrinform, at the World Cup 2023 Alexander Bobkin's team played France for Bullytam(3:2), defeated Denmark(1:5)and Kazakhstan(0:5)IPO bullites won in Hungary(3:2).</text:p>
      <text:p text:style-name="P4">
Фото: fhu.com.ua</text:p>
      <text:p text:style-name="P4">
News Source: <text:a xlink:type="simple" xlink:href="https://www.ukrinform.ua/rubric-sports/3702553-zbirna-ukraini-u18-z-hokeu-zberegla-propisku-u-divizioni-ia.html" text:style-name="Internet_20_link" text:visited-style-name="Visited_20_Internet_20_Link">
https://www.ukrinform.ua/rubric-sports/3702553-zbirna-ukraini-u18-z-hokeu-zberegla-propisku-u-divizioni-ia.html</text:a>
</text:p>
      <!--NEWS-->
      <text:h text:style-name="P10" text:outline-level="1">
<text:span text:style-name="T4">
Recovery Agency Prepare to finance the first object</text:span>
</text:h>
      <text:p text:style-name="P4">
Authors: Ukrinform (Person)</text:p>
      <text:p text:style-name="P4">
Publisher: Укринформ (Organization)</text:p>
      <text:p text:style-name="P4">
Published Time: 2023-04-29T17:27:31+03:00</text:p>
      <text:p text:style-name="P4">
Modified Time: 2023-04-29T17:27:31+03:00</text:p>
      <text:p text:style-name="P4">
Description: The State Agency for Infrastructure Restoration and Development is preparing to finance the first object within the framework of state financing from the Foundation for the restoration of destroyed property and infrastructure. - Ukrinform.</text:p>
      <text:p text:style-name="P4">
Images: ["<text:a xlink:type="simple" xlink:href="https://static.ukrinform.com/photos/2023_01/thumb_files/630_360_1674834628-289.jpg" text:style-name="Internet_20_link" text:visited-style-name="Visited_20_Internet_20_Link">
630_360_16748...</text:a>
"]</text:p>
      <text:p text:style-name="P4">
Tags: ['Найєм', 'Одещина', 'Відновлення України']</text:p>
      <text:p text:style-name="P4">
Type: Article</text:p>
      <!--METADATA-->
      <text:p text:style-name="P4">
<draw:frame draw:style-name="fr1" draw:name="Image158" text:anchor-type="as-char" svg:width="6.9236in" svg:height="3.956343in" draw:z-index="0">
<draw:image xlink:href="../Images/yкринформ/2023-04-29T17-27-31-03-00/630_360_1674834628-289.jpg" xlink:type="simple" xlink:show="embed" xlink:actuate="onLoad" draw:mime-type="image/jpeg"/>
</draw:frame>
The State Agency for Recovery and Infrastructure Development is preparing to finance the first object in the framework of state funding from the fund of renewal property and infrastructure.</text:p>
      <text:p text:style-name="P4">
This was stated by the head of the State Agency Mustafa Nayem during the Odessa Region Forum "Safety. Integration. Potential, ”reports correspondent.</text:p>
      <text:p text:style-name="P4">
"This month we expect to get documents for the first renewal object that we will be transferred for funding, that is, we will start working in the regions," said Nayem.</text:p>
      <text:p text:style-name="P4">
<text:span text:style-name="T4">
 Read also: </text:span>
 <text:a xlink:type="simple" xlink:href="https://www.ukrinform.ua/rubric-regions/3702522-fond-regionalnogo-rozvitku-odesini-moze-otrimati-majze-140-miljoniv-deputat.html" text:style-name="Internet_20_link" text:visited-style-name="Visited_20_Internet_20_Link">
</text:a>
He did not specify specifically which object is referred to, but he said, the agency's team is now working on the selection of the projects also in the Odessa Region, in particular in the road sphere.</text:p>
      <text:p text:style-name="P4">
"We work specifically on the implementation of works on repair and expansion of tracodesse -ron and the establishment of weight control there, as this area of the car connection is now playing an extremely important role in the country and the region, providing access to the Danube in infrastructure," he said.</text:p>
      <text:p text:style-name="P4">
He noted that the agency actively collects applications from regions for the reconstruction of damaged objects, information about which was entered in the register of damaged property.</text:p>
      <text:p text:style-name="P4">
<text:span text:style-name="T4">
 Read also: </text:span>
 <text:a xlink:type="simple" xlink:href="https://www.ukrinform.ua/rubric-vidbudova/3702511-povoenna-vidbudova-mae-zdijsnuvatisa-za-onovlenimi-budivelnimi-standartami-sulak.html" text:style-name="Internet_20_link" text:visited-style-name="Visited_20_Internet_20_Link">
</text:a>
"After entering information on the object in the register and receipt of the application of the financing technical and pro -documentation for these objects is transferred to the ministry, where the special commission will select the projects according to the priority determined by the market," - says Nayem.</text:p>
      <text:p text:style-name="P4">
According to him, by June the base of the objects that the agency deals with will be open for citizens of Ukraine and stakeholders(donors, local authorities), which will be able to enter information about objects about tenders, contractors and the course of reconstruction.</text:p>
      <text:p text:style-name="P4">
"Thus, transparency of public funds will be ensured," said Nayem.</text:p>
      <text:p text:style-name="P4">
<text:span text:style-name="T4">
 Read also: </text:span>
 <text:a xlink:type="simple" xlink:href="https://www.ukrinform.ua/rubric-regions/3702504-provedenna-ehro2030-v-odesi-moze-stati-simvolom-peremogi-oda.html" text:style-name="Internet_20_link" text:visited-style-name="Visited_20_Internet_20_Link">
</text:a>
</text:p>
      <text:p text:style-name="P4">
At the beginning of 2023, a Foundation for the Restoration of Destroyed Property of Tainfrastructure was established, which was damaged by fighting, terrorist attacks and diversions, the cause of which is Russian aggression.</text:p>
      <text:p text:style-name="P4">
There is already UAH 17 billion in the special account for the rapid restoration of Ukraine.</text:p>
      <text:p text:style-name="P4">
Odessa Restoration Forum "Safety. Integration. Potential ”is the first large -scale extent in the south of Ukraine for the restoration, reconstruction, strategy of post -war development of the region. The forum included foreign ministers from Latvia, Denmark, Estonia, Iceland, Lithuania, Norway and Sweden, as well as Ukrainian politicians and experts.</text:p>
      <text:p text:style-name="P4">
News Source: <text:a xlink:type="simple" xlink:href="https://www.ukrinform.ua/rubric-vidbudova/3702554-agentstvo-vidnovlenna-gotuetsa-profinansuvati-persij-obekt.html" text:style-name="Internet_20_link" text:visited-style-name="Visited_20_Internet_20_Link">
https://www.ukrinform.ua/rubric-vidbudova/3702554-agentstvo-vidnovlenna-gotuetsa-profinansuvati-persij-obekt.html</text:a>
</text:p>
      <!--NEWS-->
      <text:h text:style-name="P10" text:outline-level="1">
<text:span text:style-name="T4">
Donetsk Oblast(23:32). Red Alert: aerial threat. Sirens sounding. Take cover now!</text:span>
</text:h>
      <text:p text:style-name="P4">
Authors: liveuamap (Language: en)</text:p>
      <text:p text:style-name="P4">
Time: 2023-04-29T17:34:00</text:p>
      <text:p text:style-name="P4">
Location: Donetsk Oblast (Latitude:48.72773 Longtitude:37.57921)</text:p>
      <text:p text:style-name="P4">
Videos: []</text:p>
      <text:p text:style-name="P4">
Images: []</text:p>
      <text:p text:style-name="P4">
Tags: ["Europe", "Central and Eastern Europe"]</text:p>
      <text:p text:style-name="P4">
Id: 22559394</text:p>
      <!--METADATA-->
      <text:p text:style-name="P4">
Donetsk Oblast(23:32). Red Alert: aerial threat. Sirens sounding. Take covernow!</text:p>
      <text:p text:style-name="P4">
News Collection Link: <text:a xlink:type="simple" xlink:href="https://liveuamap.com/en/2023/29-april-donetsk-oblast2332-red-alert-aerial-g" text:style-name="Internet_20_link" text:visited-style-name="Visited_20_Internet_20_Link">
https://liveuamap.com/en/2023/29-april-donetsk-oblast2332-red-alert-aerial-g</text:a>
</text:p>
      <text:p text:style-name="P4">
News Source: <text:a xlink:type="simple" xlink:href="https://t.me/air_alert_ua/44058" text:style-name="Internet_20_link" text:visited-style-name="Visited_20_Internet_20_Link">
https://t.me/air_alert_ua/44058</text:a>
</text:p>
      <!--NEWS-->
      <text:h text:style-name="P10" text:outline-level="1">
<text:span text:style-name="T4">
In Ukraine on the last day of April, small rains are expected, up to +16 ° in the afternoon</text:span>
</text:h>
      <text:p text:style-name="P4">
Authors: Ukrinform (Person)</text:p>
      <text:p text:style-name="P4">
Publisher: Укринформ (Organization)</text:p>
      <text:p text:style-name="P4">
Published Time: 2023-04-29T17:36:00+03:00</text:p>
      <text:p text:style-name="P4">
Modified Time: 2023-04-29T17:36:00+03:00</text:p>
      <text:p text:style-name="P4">
Description: On Sunday, April 30, small rains are expected in the southern, eastern, most central regions of Ukraine, in the rest of the territory without precipitation. - Ukrinform.</text:p>
      <text:p text:style-name="P4">
Images: ["<text:a xlink:type="simple" xlink:href="https://static.ukrinform.com/photos/2019_04/thumb_files/630_360_1555161144-582.jpg" text:style-name="Internet_20_link" text:visited-style-name="Visited_20_Internet_20_Link">
630_360_15551...</text:a>
"]</text:p>
      <text:p text:style-name="P4">
Tags: ['Дощ', 'Погода', 'Прогноз', 'Регіони']</text:p>
      <text:p text:style-name="P4">
Type: Article</text:p>
      <!--METADATA-->
      <text:p text:style-name="P4">
<draw:frame draw:style-name="fr1" draw:name="Image159" text:anchor-type="as-char" svg:width="6.9236in" svg:height="3.956343in" draw:z-index="0">
<draw:image xlink:href="../Images/yкринформ/2023-04-29T17-36-00-03-00/630_360_1555161144-582.jpg" xlink:type="simple" xlink:show="embed" xlink:actuate="onLoad" draw:mime-type="image/jpeg"/>
</draw:frame>
On Sunday, April 30, in the southern, eastern, most central regions of Ukraine, small rains, in the rest of the territory without precipitation.</text:p>
      <text:p text:style-name="P4">
Ukrinform was reported at the Ukrainian Hydrometeorological Center.</text:p>
      <text:p text:style-name="P4">
The air temperature in the southern, eastern, central regions is 5-10 ° heat at night, 10-15 ° in the afternoon. In the rest of the territory at night 1-6 ° heat, in the western areas of the soil surface, in the northern, Vinnytsia and Khmelnitsky regions in air cutting 0-5 °, the temperature in the afternoon 11-16 ° heat.</text:p>
      <text:p text:style-name="P4">
The wind of the northeast, in the western regions of the Northwest, 7-12 m/s, the wrapped-east part of the gust of 15-20 m/s.</text:p>
      <text:p text:style-name="P4">
In the highlands of the Carpathians at night without precipitation, in the afternoon, light rain; temperature at night 0-5 ° frost, 3-8 ° heat in the afternoon.</text:p>
      <text:p text:style-name="P4">
<text:span text:style-name="T4">
 Read also: </text:span>
 <text:a xlink:type="simple" xlink:href="https://www.ukrinform.ua/rubric-regions/3702410-v-ukraini-zalisautsa-pidtoplenimi-624-dvorogospodarstva-ta-105-budinkiv.html" text:style-name="Internet_20_link" text:visited-style-name="Visited_20_Internet_20_Link">
<text:span text:style-name="T4">
 FLOSTOL </text:span>
</text:a>
In Kyiv and Kyiv region on April 30 without precipitation. At night in the capital of frost 0-2 °; temperature in the afternoon 13-15 ° heat; In the area of frost at night 0-5 °; temperature in the afternoon 11-16 ° heat.</text:p>
      <text:p text:style-name="P4">
In the first days of May, changing cloudiness will remain in Ukraine. In the southeastern part on May 1, light rain, May 2 without precipitation; The temperature at night4-9 ° is warm, in the afternoon 11-16 °.</text:p>
      <text:p text:style-name="P4">
In the rest of the territory without precipitation; Temperature at night 1-6 ° heat, on the surface of the soil <text:a xlink:type="simple" xlink:href="https://www.ukrinform.ua/tag-moroz" text:style-name="Internet_20_link" text:visited-style-name="Visited_20_Internet_20_Link">
</text:a>
0-3 °; In the afternoon on May 1, 13-18 ° C, May 2 15-20 °, in Transcarpathia up to 23 °.</text:p>
      <text:p text:style-name="P4">
The wind is northwest with the transition southeast, 5-10 m/s. On the highlands without precipitation; The temperature at night is about 0 °, in the afternoon 5-10 ° heat.</text:p>
      <text:p text:style-name="P4">
<text:span text:style-name="T4">
 Read also: </text:span>
 <text:a xlink:type="simple" xlink:href="https://www.ukrinform.ua/rubric-world/3699440-naselenna-u-vsomu-sviti-strazdae-vid-ekstremalnih-pogodnih-i-klimaticnih-avis-vmo.html" text:style-name="Internet_20_link" text:visited-style-name="Visited_20_Internet_20_Link">
<text:span text:style-name="T4">
 population </text:span>
 <text:span text:style-name="T4">
 </text:span>
 <text:span text:style-name="T4">
 </text:span>
 <text:span text:style-name="T4">
 </text:span>
 <text:span text:style-name="T4">
 </text:span>
 suffering <text:span text:style-name="T4">
 </text:span>
 <text:span text:style-name="T4">
 from </text:span>
<text:span text:style-name="T4">
 Extreme </text:span>
 <text:span text:style-name="T4">
 weather </text:span>
 <text:span text:style-name="T4">
 </text:span>
 climatic <text:span text:style-name="T4">
 </text:span>
 <text:span text:style-name="T4">
 </text:span>
 <text:span text:style-name="T4">
 phenomena </text:span>
 <text:span text:style-name="T4">
 WMO </text:span>
</text:a>
In the capital region on May 1-2 without precipitation. Temperature in Kiev at night 3-5 ° heat; In the afternoon on May 1, 15-17 °, May 2, 17-19 °. In the area at night 1-6 ° heat, donate soil of frost 0-3 °; In the afternoon on May 1, 13-18 ° C, May 2 15-20 °.</text:p>
      <text:p text:style-name="P4">
During May 3-4 in Ukraine, according to forecasts of forecasters, without precipitation, only dazing, in the afternoon on May 4 and in the central regions in places of little time.</text:p>
      <text:p text:style-name="P4">
The temperature at night is 3-9 ° heat, in the afternoon 14-20 ° heat, in western, May 4 and intake areas 10-16 °.</text:p>
      <text:p text:style-name="P4">
News Source: <text:a xlink:type="simple" xlink:href="https://www.ukrinform.ua/rubric-regions/3702555-v-ukraini-v-ostannij-den-kvitna-ocikuutsa-neveliki-dosi-vden-do-16.html" text:style-name="Internet_20_link" text:visited-style-name="Visited_20_Internet_20_Link">
https://www.ukrinform.ua/rubric-regions/3702555-v-ukraini-v-ostannij-den-kvitna-ocikuutsa-neveliki-dosi-vden-do-16.html</text:a>
</text:p>
      <!--NEWS-->
      <text:h text:style-name="P10" text:outline-level="1">
<text:span text:style-name="T4">
2 person killed as result of shelling in Suzemka village of Briansk region</text:span>
</text:h>
      <text:p text:style-name="P4">
Authors: liveuamap (Language: en)</text:p>
      <text:p text:style-name="P4">
Time: 2023-04-29T17:47:37</text:p>
      <text:p text:style-name="P4">
Location: Suzemka (Latitude:52.31594 Longtitude:34.07787)</text:p>
      <text:p text:style-name="P4">
Videos: []</text:p>
      <text:p text:style-name="P4">
Images: []</text:p>
      <text:p text:style-name="P4">
Tags: []</text:p>
      <text:p text:style-name="P4">
Id: 22559395</text:p>
      <!--METADATA-->
      <text:p text:style-name="P4">
2 person killed as result of shelling in Suzemka village of Briansk region</text:p>
      <text:p text:style-name="P4">
News Collection Link: <text:a xlink:type="simple" xlink:href="https://liveuamap.com/en/2023/29-april-2-person-killed-as-result-of-shelling-in-suzemka" text:style-name="Internet_20_link" text:visited-style-name="Visited_20_Internet_20_Link">
https://liveuamap.com/en/2023/29-april-2-person-killed-as-result-of-shelling-in-suzemka</text:a>
</text:p>
      <text:p text:style-name="P4">
News Source: <text:a xlink:type="simple" xlink:href="https://t.me/breakingmash/43616" text:style-name="Internet_20_link" text:visited-style-name="Visited_20_Internet_20_Link">
https://t.me/breakingmash/43616</text:a>
</text:p>
      <!--NEWS-->
      <text:h text:style-name="P10" text:outline-level="1">
<text:span text:style-name="T4">
In Bakhmut, border guards stopped trying to break the assault groups of Russians</text:span>
</text:h>
      <text:p text:style-name="P4">
Authors: Ukrinform (Person)</text:p>
      <text:p text:style-name="P4">
Publisher: Укринформ (Organization)</text:p>
      <text:p text:style-name="P4">
Published Time: 2023-04-29T17:55:00+03:00</text:p>
      <text:p text:style-name="P4">
Modified Time: 2023-04-29T17:55:00+03:00</text:p>
      <text:p text:style-name="P4">
Description: The fighters of the State Border Service held the positions and stopped two attempts to break through the assault groups of Russian invaders in Bakhmut, Donetsk region. - Ukrinform.</text:p>
      <text:p text:style-name="P4">
Images: ["<text:a xlink:type="simple" xlink:href="https://static.ukrinform.com/photos/2023_04/thumb_files/630_360_1682779701-564.jpg" text:style-name="Internet_20_link" text:visited-style-name="Visited_20_Internet_20_Link">
630_360_16827...</text:a>
"]</text:p>
      <text:p text:style-name="P4">
Tags: ['Бахмут', 'Прикордонники', 'Війна з росією']</text:p>
      <text:p text:style-name="P4">
Type: Article</text:p>
      <!--METADATA-->
      <text:p text:style-name="P4">
<draw:frame draw:style-name="fr1" draw:name="Image160" text:anchor-type="as-char" svg:width="6.9236in" svg:height="3.956343in" draw:z-index="0">
<draw:image xlink:href="../Images/yкринформ/2023-04-29T17-55-00-03-00/630_360_1682779701-564.jpg" xlink:type="simple" xlink:show="embed" xlink:actuate="onLoad" draw:mime-type="image/jpeg"/>
</draw:frame>
The border guards maintained positions and stopped two attempts to break through the Russian invaders in Bakhmut, Donetsk region.</text:p>
      <text:p text:style-name="P4">
As Ukrinform reports, it reports <text:a xlink:type="simple" xlink:href="https://dpsu.gov.ua/ua/news/u-bahmuti-prikordonniki-vedut-miski-boi-z-okupantami/" text:style-name="Internet_20_link" text:visited-style-name="Visited_20_Internet_20_Link">
</text:a>
.</text:p>
      <text:p text:style-name="P4">
“In Bakhmut, yesterday servicemen of one of the border units of Stryimidvia attempts to break through the assault groups of the invaders through the defense border. One attacking defensives were repelled in the morning and the other in the evening, ”the testimony reads.</text:p>
      <text:p text:style-name="P4">
<text:span text:style-name="T4">
 Read also: </text:span>
 <text:a xlink:type="simple" xlink:href="https://www.ukrinform.ua/rubric-ato/3702429-cerevatij-bahmut-zalisaetsa-golovnim-napramkom-za-dobu-rosiani-vdarili-528-raziv.html" text:style-name="Internet_20_link" text:visited-style-name="Visited_20_Internet_20_Link">
<text:span text:style-name="T4">
 Bakhmut </text:span>
</text:a>
According to the State Tax Service, the attack was preceded by a massive artillery training, followed by small groups of infantry. Despite the exhaustion of the border guards, the border guards met with focused fire.</text:p>
      <text:p text:style-name="P4">
Rifle clashes occurred in urbanized terrain at the cut -off. The border guards fired the enemy from small arms, and for the terrain used hand grenades.</text:p>
      <text:p text:style-name="P4">
The offensive is reflected, the losses of living force of the invaders are specified.</text:p>
      <text:p text:style-name="P4">
<text:span text:style-name="T4">
 Read also: </text:span>
 <text:a xlink:type="simple" xlink:href="https://www.ukrinform.ua/rubric-ato/3702319-bila-bahmuta-zaginuv-irlandskij-dobrovolec-akij-ranise-vouvav-proti-idil.html" text:style-name="Internet_20_link" text:visited-style-name="Visited_20_Internet_20_Link">
<text:span text:style-name="T4">
 Bakhmut </text:span>
</text:a>
As reported by Ukrinform, a spokesman for the eastern grouping of armed forces Sergey Cherevaty on the broadcasting of the "Uniform News" informed that 27 combat clashes, 525 hostile, Ukrainian forces, Ukrainian forces, Ukrainian forces, had informed that the Bakhmut direction.</text:p>
      <text:p text:style-name="P4">
Photo: DPSU</text:p>
      <text:p text:style-name="P4">
News Source: <text:a xlink:type="simple" xlink:href="https://www.ukrinform.ua/rubric-ato/3702562-u-bahmuti-prikordonniki-zupinili-sprobi-prorivu-sturmovih-grup-rosian.html" text:style-name="Internet_20_link" text:visited-style-name="Visited_20_Internet_20_Link">
https://www.ukrinform.ua/rubric-ato/3702562-u-bahmuti-prikordonniki-zupinili-sprobi-prorivu-sturmovih-grup-rosian.html</text:a>
</text:p>
      <!--NEWS-->
      <text:h text:style-name="P10" text:outline-level="1">
<text:span text:style-name="T4">
International Judo Federation has admitted Russians and Belarus to international competitions</text:span>
</text:h>
      <text:p text:style-name="P4">
Authors: Ukrinform (Person)</text:p>
      <text:p text:style-name="P4">
Publisher: Укринформ (Organization)</text:p>
      <text:p text:style-name="P4">
Published Time: 2023-04-29T18:01:00+03:00</text:p>
      <text:p text:style-name="P4">
Modified Time: 2023-04-29T18:01:00+03:00</text:p>
      <text:p text:style-name="P4">
Description: They will be able to compete in neutral status. - Ukrinform.</text:p>
      <text:p text:style-name="P4">
Images: ["<text:a xlink:type="simple" xlink:href="https://static.ukrinform.com/photos/2023_04/thumb_files/630_360_1682779970-504.jpg" text:style-name="Internet_20_link" text:visited-style-name="Visited_20_Internet_20_Link">
630_360_16827...</text:a>
"]</text:p>
      <text:p text:style-name="P4">
Tags: ['Дзюдо']</text:p>
      <text:p text:style-name="P4">
Type: Article</text:p>
      <!--METADATA-->
      <text:p text:style-name="P4">
<draw:frame draw:style-name="fr1" draw:name="Image161" text:anchor-type="as-char" svg:width="6.9236in" svg:height="3.956343in" draw:z-index="0">
<draw:image xlink:href="../Images/yкринформ/2023-04-29T18-01-00-03-00/630_360_1682779970-504.jpg" xlink:type="simple" xlink:show="embed" xlink:actuate="onLoad" draw:mime-type="image/jpeg"/>
</draw:frame>
They can compete in neutral status.</text:p>
      <text:p text:style-name="P4">
Representatives of Russia and Belarus in judo will be able to compete on international competitions under the auspices of the International Federation and Judo, a corresponding decision <text:a xlink:type="simple" xlink:href="https://www.ijf.org/news/show/resolution-regarding-the-participation-of-russian-and-belarusian-athletes-in-ijf-events" text:style-name="Internet_20_link" text:visited-style-name="Visited_20_Internet_20_Link">
</text:a>
IJF Executive Committee, reports Ukrinform.</text:p>
      <text:p text:style-name="P4">
Only those judoists from Russia and Belarus will be able to compete, which will be verified by the subject of absence of "propaganda of war", in particular, on their social networks. An independent, authoritative company will be performed by this verification, according to the statement.</text:p>
      <text:p text:style-name="P4">
"This solution allows you to be honest and equal chances for all jobs that step on the way to the Olympic Dream," - said in the statement.</text:p>
      <text:p text:style-name="P4">
The statement is not directly stated whether athletes from Russia are already allowed(will last from 7 to 14 May). Крайній термін подачі заявок научасть у турнірі закінчується саме сьогодні, 29 квітня.</text:p>
      <text:p text:style-name="P4">
<text:span text:style-name="T4">
Читайте також:</text:span>
 <text:a xlink:type="simple" xlink:href="https://www.ukrinform.ua/rubric-sports/3699535-stav-vidomij-sklad-zbirnoi-ukraini-na-cempionat-svitu-z-dzudo.html" text:style-name="Internet_20_link" text:visited-style-name="Visited_20_Internet_20_Link">
 <text:span text:style-name="T4">
дзюдо</text:span>
 </text:a>
As reported by Ukrinform, the International Judo Federation returns the Russian Belarus to the competition for the second time, for the first time it was done in the summer of 2022, then Ukraine boycotted several of the following international international tournaments. And, finally, the inchesive in 2022 athletes from Russia and Belarus were again removed from the competitions.</text:p>
      <text:p text:style-name="P4">
Photo: Getty Image</text:p>
      <text:p text:style-name="P4">
News Source: <text:a xlink:type="simple" xlink:href="https://www.ukrinform.ua/rubric-sports/3702563-miznarodna-federacia-dzudo-dopustila-rosian-ta-bilorusiv-do-miznarodnih-zmagan.html" text:style-name="Internet_20_link" text:visited-style-name="Visited_20_Internet_20_Link">
https://www.ukrinform.ua/rubric-sports/3702563-miznarodna-federacia-dzudo-dopustila-rosian-ta-bilorusiv-do-miznarodnih-zmagan.html</text:a>
</text:p>
      <!--NEWS-->
      <text:h text:style-name="P10" text:outline-level="1">
<text:span text:style-name="T4">
Zelenskaya discussed with the students of the Ukrainian School of Political Studies theme of leadership during the war</text:span>
</text:h>
      <text:p text:style-name="P4">
Authors: Ukrinform (Person)</text:p>
      <text:p text:style-name="P4">
Publisher: Укринформ (Organization)</text:p>
      <text:p text:style-name="P4">
Published Time: 2023-04-29T18:07:00+03:00</text:p>
      <text:p text:style-name="P4">
Modified Time: 2023-04-29T18:07:00+03:00</text:p>
      <text:p text:style-name="P4">
Description: President's wife, Olena Zelenskaya, discussed with the students of the Ukrainian School of Political Studies, the peculiarities of leadership during the war and preserving the mental health of the nation. - Ukrinform.</text:p>
      <text:p text:style-name="P4">
Images: ["<text:a xlink:type="simple" xlink:href="https://static.ukrinform.com/photos/2023_04/thumb_files/630_360_1682780845-458.jpeg" text:style-name="Internet_20_link" text:visited-style-name="Visited_20_Internet_20_Link">
630_360_16827...</text:a>
", "<text:a xlink:type="simple" xlink:href="https://static.ukrinform.com/photos/2023_04/thumb_files/630_360_1682780954-8929.jpeg" text:style-name="Internet_20_link" text:visited-style-name="Visited_20_Internet_20_Link">
630_360_16827...</text:a>
", "<text:a xlink:type="simple" xlink:href="https://static.ukrinform.com/photos/2023_04/thumb_files/630_360_1682780954-6976.jpeg" text:style-name="Internet_20_link" text:visited-style-name="Visited_20_Internet_20_Link">
630_360_16827...</text:a>
", "<text:a xlink:type="simple" xlink:href="https://static.ukrinform.com/photos/2023_04/thumb_files/630_360_1682780954-9838.jpeg" text:style-name="Internet_20_link" text:visited-style-name="Visited_20_Internet_20_Link">
630_360_16827...</text:a>
", "<text:a xlink:type="simple" xlink:href="https://static.ukrinform.com/photos/2023_04/thumb_files/630_360_1682780954-3951.jpeg" text:style-name="Internet_20_link" text:visited-style-name="Visited_20_Internet_20_Link">
630_360_16827...</text:a>
", "<text:a xlink:type="simple" xlink:href="https://static.ukrinform.com/photos/2023_04/thumb_files/630_360_1682780954-2959.jpeg" text:style-name="Internet_20_link" text:visited-style-name="Visited_20_Internet_20_Link">
630_360_16827...</text:a>
", "<text:a xlink:type="simple" xlink:href="https://static.ukrinform.com/photos/2023_04/thumb_files/630_360_1682780954-7084.jpeg" text:style-name="Internet_20_link" text:visited-style-name="Visited_20_Internet_20_Link">
630_360_16827...</text:a>
", "<text:a xlink:type="simple" xlink:href="https://static.ukrinform.com/photos/2023_04/thumb_files/630_360_1682780955-4798.jpeg" text:style-name="Internet_20_link" text:visited-style-name="Visited_20_Internet_20_Link">
630_360_16827...</text:a>
", "<text:a xlink:type="simple" xlink:href="https://static.ukrinform.com/photos/2023_04/thumb_files/630_360_1682780955-5554.jpeg" text:style-name="Internet_20_link" text:visited-style-name="Visited_20_Internet_20_Link">
630_360_16827...</text:a>
", "<text:a xlink:type="simple" xlink:href="https://static.ukrinform.com/photos/2023_04/thumb_files/630_360_1682780955-4530.jpeg" text:style-name="Internet_20_link" text:visited-style-name="Visited_20_Internet_20_Link">
630_360_16827...</text:a>
"]</text:p>
      <text:p text:style-name="P4">
Tags: ["Здоров'я", 'Олена Зеленська', 'Війна з росією']</text:p>
      <text:p text:style-name="P4">
Type: Article</text:p>
      <!--METADATA-->
      <text:p text:style-name="P4">
<draw:frame draw:style-name="fr1" draw:name="Image162" text:anchor-type="as-char" svg:width="6.9236in" svg:height="3.956343in" draw:z-index="0">
<draw:image xlink:href="../Images/yкринформ/2023-04-29T18-07-00-03-00/630_360_1682780845-458.jpeg" xlink:type="simple" xlink:show="embed" xlink:actuate="onLoad" draw:mime-type="image/jpeg"/>
</draw:frame>
The president's wife, Olena Zelenskaya, discussed with the students of the Ukrainian School of Political Studies the peculiarities of leadership during the war and maintaining the health of the nation.</text:p>
      <text:p text:style-name="P4">
The first lady reported in <text:a xlink:type="simple" xlink:href="https://t.me/FirstLadyOfUkraine/3004" text:style-name="Internet_20_link" text:visited-style-name="Visited_20_Internet_20_Link">
</text:a>
, reports Ukrinform.</text:p>
      <text:p text:style-name="P4">
Among the topics discussed were the peculiarities of reconstruction of cities on philosophy of barrier, the restoration of human capital and emotional stability - the public authority.</text:p>
      <text:p text:style-name="P4">
"It is very important to exchange the vision of our future. If we feel it, then we will rebuild the country with common values - human tagumanistic," - said <text:a xlink:type="simple" xlink:href="https://www.ukrinform.ua/tag-olena-zelenska" text:style-name="Internet_20_link" text:visited-style-name="Visited_20_Internet_20_Link">
</text:a>
</text:p>
      <text:p text:style-name="P4">
<draw:frame draw:style-name="fr1" draw:name="Image163" text:anchor-type="as-char" svg:width="6.9236in" svg:height="3.956343in" draw:z-index="0">
<draw:image xlink:href="../Images/yкринформ/2023-04-29T18-07-00-03-00/630_360_1682780954-8929.jpeg" xlink:type="simple" xlink:show="embed" xlink:actuate="onLoad" draw:mime-type="image/jpeg"/>
</draw:frame>
Zelenskaya discussed with the students of the Ukrainian School of Political Studies Theme of Leadership during the War / Photo: Telegrams / Elena Zelensk <text:a xlink:type="simple" xlink:href="https://static.ukrinform.com/photos/2023_04/1682780954-8929.jpeg" text:style-name="Internet_20_link" text:visited-style-name="Visited_20_Internet_20_Link">
<draw:frame draw:style-name="fr1" draw:name="Image164" text:anchor-type="as-char" svg:width="6.9236in" svg:height="3.956343in" draw:z-index="0">
<draw:image xlink:href="../Images/yкринформ/2023-04-29T18-07-00-03-00/630_360_1682780954-8929.jpeg" xlink:type="simple" xlink:show="embed" xlink:actuate="onLoad" draw:mime-type="image/jpeg"/>
</draw:frame>
</text:a>
 <text:a xlink:type="simple" xlink:href="https://static.ukrinform.com/photos/2023_04/1682780954-6976.jpeg" text:style-name="Internet_20_link" text:visited-style-name="Visited_20_Internet_20_Link">
<draw:frame draw:style-name="fr1" draw:name="Image165" text:anchor-type="as-char" svg:width="6.9236in" svg:height="3.956343in" draw:z-index="0">
<draw:image xlink:href="../Images/yкринформ/2023-04-29T18-07-00-03-00/630_360_1682780954-6976.jpeg" xlink:type="simple" xlink:show="embed" xlink:actuate="onLoad" draw:mime-type="image/jpeg"/>
</draw:frame>
</text:a>
 <text:a xlink:type="simple" xlink:href="https://static.ukrinform.com/photos/2023_04/1682780954-9838.jpeg" text:style-name="Internet_20_link" text:visited-style-name="Visited_20_Internet_20_Link">
<draw:frame draw:style-name="fr1" draw:name="Image166" text:anchor-type="as-char" svg:width="6.9236in" svg:height="3.956343in" draw:z-index="0">
<draw:image xlink:href="../Images/yкринформ/2023-04-29T18-07-00-03-00/630_360_1682780954-9838.jpeg" xlink:type="simple" xlink:show="embed" xlink:actuate="onLoad" draw:mime-type="image/jpeg"/>
</draw:frame>
</text:a>
 <text:a xlink:type="simple" xlink:href="https://static.ukrinform.com/photos/2023_04/1682780954-3951.jpeg" text:style-name="Internet_20_link" text:visited-style-name="Visited_20_Internet_20_Link">
<draw:frame draw:style-name="fr1" draw:name="Image167" text:anchor-type="as-char" svg:width="6.9236in" svg:height="3.956343in" draw:z-index="0">
<draw:image xlink:href="../Images/yкринформ/2023-04-29T18-07-00-03-00/630_360_1682780954-3951.jpeg" xlink:type="simple" xlink:show="embed" xlink:actuate="onLoad" draw:mime-type="image/jpeg"/>
</draw:frame>
</text:a>
 <text:a xlink:type="simple" xlink:href="https://static.ukrinform.com/photos/2023_04/1682780954-2959.jpeg" text:style-name="Internet_20_link" text:visited-style-name="Visited_20_Internet_20_Link">
<draw:frame draw:style-name="fr1" draw:name="Image168" text:anchor-type="as-char" svg:width="6.9236in" svg:height="3.956343in" draw:z-index="0">
<draw:image xlink:href="../Images/yкринформ/2023-04-29T18-07-00-03-00/630_360_1682780954-2959.jpeg" xlink:type="simple" xlink:show="embed" xlink:actuate="onLoad" draw:mime-type="image/jpeg"/>
</draw:frame>
</text:a>
 <text:a xlink:type="simple" xlink:href="https://static.ukrinform.com/photos/2023_04/1682780954-7084.jpeg" text:style-name="Internet_20_link" text:visited-style-name="Visited_20_Internet_20_Link">
<draw:frame draw:style-name="fr1" draw:name="Image169" text:anchor-type="as-char" svg:width="6.9236in" svg:height="3.956343in" draw:z-index="0">
<draw:image xlink:href="../Images/yкринформ/2023-04-29T18-07-00-03-00/630_360_1682780954-7084.jpeg" xlink:type="simple" xlink:show="embed" xlink:actuate="onLoad" draw:mime-type="image/jpeg"/>
</draw:frame>
</text:a>
 <text:a xlink:type="simple" xlink:href="https://static.ukrinform.com/photos/2023_04/1682780955-4798.jpeg" text:style-name="Internet_20_link" text:visited-style-name="Visited_20_Internet_20_Link">
<draw:frame draw:style-name="fr1" draw:name="Image170" text:anchor-type="as-char" svg:width="6.9236in" svg:height="3.956343in" draw:z-index="0">
<draw:image xlink:href="../Images/yкринформ/2023-04-29T18-07-00-03-00/630_360_1682780955-4798.jpeg" xlink:type="simple" xlink:show="embed" xlink:actuate="onLoad" draw:mime-type="image/jpeg"/>
</draw:frame>
</text:a>
 <text:a xlink:type="simple" xlink:href="https://static.ukrinform.com/photos/2023_04/1682780955-5554.jpeg" text:style-name="Internet_20_link" text:visited-style-name="Visited_20_Internet_20_Link">
<draw:frame draw:style-name="fr1" draw:name="Image171" text:anchor-type="as-char" svg:width="6.9236in" svg:height="3.956343in" draw:z-index="0">
<draw:image xlink:href="../Images/yкринформ/2023-04-29T18-07-00-03-00/630_360_1682780955-5554.jpeg" xlink:type="simple" xlink:show="embed" xlink:actuate="onLoad" draw:mime-type="image/jpeg"/>
</draw:frame>
</text:a>
 <text:a xlink:type="simple" xlink:href="https://static.ukrinform.com/photos/2023_04/1682780955-4530.jpeg" text:style-name="Internet_20_link" text:visited-style-name="Visited_20_Internet_20_Link">
<draw:frame draw:style-name="fr1" draw:name="Image172" text:anchor-type="as-char" svg:width="6.9236in" svg:height="3.956343in" draw:z-index="0">
<draw:image xlink:href="../Images/yкринформ/2023-04-29T18-07-00-03-00/630_360_1682780955-4530.jpeg" xlink:type="simple" xlink:show="embed" xlink:actuate="onLoad" draw:mime-type="image/jpeg"/>
</draw:frame>
</text:a>
She stressed that the victory of Ukraine will not only return to the borders of 1991, but also restore justice, prosecute the perpetrators of aggression and war crimes against Ukrainians."It will take more than one day. And they will all be important," the first lady said.</text:p>
      <text:p text:style-name="P4">
As it was reported, the Ukrainian School of Political Studies is a project of political education, started by the Laboratory of Legislative Initiatives and the Council of Europe in 2005.</text:p>
      <text:p text:style-name="P4">
USPS has already released more than 500 leaders in various fields.</text:p>
      <text:p text:style-name="P4">
News Source: <text:a xlink:type="simple" xlink:href="https://www.ukrinform.ua/rubric-society/3702565-zelenska-obgovorila-zi-sluhacami-ukrainskoi-skoli-politstudij-temu-liderstva-pid-cas-vijni.html" text:style-name="Internet_20_link" text:visited-style-name="Visited_20_Internet_20_Link">
https://www.ukrinform.ua/rubric-society/3702565-zelenska-obgovorila-zi-sluhacami-ukrainskoi-skoli-politstudij-temu-liderstva-pid-cas-vijni.html</text:a>
</text:p>
      <!--NEWS-->
      <text:h text:style-name="P10" text:outline-level="1">
<text:span text:style-name="T4">
In Odessa, the 105th anniversary of the Naval Flag of the Armed Forces was marked by an auto test</text:span>
</text:h>
      <text:p text:style-name="P4">
Authors: Ukrinform (Person)</text:p>
      <text:p text:style-name="P4">
Publisher: Укринформ (Organization)</text:p>
      <text:p text:style-name="P4">
Published Time: 2023-04-29T18:09:51+03:00</text:p>
      <text:p text:style-name="P4">
Modified Time: 2023-04-29T18:09:51+03:00</text:p>
      <text:p text:style-name="P4">
Description: In Odessa, a car race was held in honor of the 105th anniversary of the Naval Flag of the Armed Forces of Ukraine. - Ukrinform.</text:p>
      <text:p text:style-name="P4">
Images: ["<text:a xlink:type="simple" xlink:href="https://static.ukrinform.com/photos/2023_04/thumb_files/630_360_1682780801-101.jpeg" text:style-name="Internet_20_link" text:visited-style-name="Visited_20_Internet_20_Link">
630_360_16827...</text:a>
", "<text:a xlink:type="simple" xlink:href="https://static.ukrinform.com/photos/2023_04/1682780802-269.jpeg" text:style-name="Internet_20_link" text:visited-style-name="Visited_20_Internet_20_Link">
1682780802-26...</text:a>
", "<text:a xlink:type="simple" xlink:href="https://static.ukrinform.com/photos/2023_04/1682780802-996.jpeg" text:style-name="Internet_20_link" text:visited-style-name="Visited_20_Internet_20_Link">
1682780802-99...</text:a>
"]</text:p>
      <text:p text:style-name="P4">
Tags: ['Одеса', 'ЗСУ', 'ВМС України']</text:p>
      <text:p text:style-name="P4">
Type: Article</text:p>
      <!--METADATA-->
      <text:p text:style-name="P4">
<draw:frame draw:style-name="fr1" draw:name="Image173" text:anchor-type="as-char" svg:width="6.9236in" svg:height="3.956343in" draw:z-index="0">
<draw:image xlink:href="../Images/yкринформ/2023-04-29T18-09-51-03-00/630_360_1682780801-101.jpeg" xlink:type="simple" xlink:show="embed" xlink:actuate="onLoad" draw:mime-type="image/jpeg"/>
</draw:frame>
In Odessa, an auto race in honor of the 105th anniversary of the naval flag of the Armed Forces of Ukraine.</text:p>
      <text:p text:style-name="P4">
This was reported in <text:a xlink:type="simple" xlink:href="https://t.me/Bratchuk_Sergey/36905" text:style-name="Internet_20_link" text:visited-style-name="Visited_20_Internet_20_Link">
</text:a>
Head of the Public Council at the Odessa Regional Military Administration Sergey Bratchuk, reports Ukrinform.</text:p>
      <text:p text:style-name="P4">
"In <text:a xlink:type="simple" xlink:href="https://www.ukrinform.ua/tag-odesa" text:style-name="Internet_20_link" text:visited-style-name="Visited_20_Internet_20_Link">
</text:a>
A car race was held in honor of the 105th anniversary from the day of raising Ukrainian flags on the ships of the Black Sea Flot and the revival of national Navy of Ukraine, "the statement reads.</text:p>
      <text:p text:style-name="P4">
<text:span text:style-name="T4">
 Read also: </text:span>
 <text:a xlink:type="simple" xlink:href="https://www.ukrinform.ua/rubric-regions/3702515-nad-budivleu-kiivskoi-ova-pidnali-prapor-vijskovomorskih-sil-ukraini.html" text:style-name="Internet_20_link" text:visited-style-name="Visited_20_Internet_20_Link">
<text:span text:style-name="T4">
 Kyiv </text:span>
</text:a>
Odessa City Council informs in <text:a xlink:type="simple" xlink:href="https://t.me/odesacityofficial/16766" text:style-name="Internet_20_link" text:visited-style-name="Visited_20_Internet_20_Link">
</text:a>
that the anniversary of the Duma Square was a solemn ceremony of raising the Naval-Navy of the Armed Forces of Ukraine.</text:p>
      <text:p text:style-name="P4">
<draw:frame draw:style-name="fr1" draw:name="Image174" text:anchor-type="as-char" svg:width="6.9236in" svg:height="6.699224in" draw:z-index="0">
<draw:image xlink:href="../Images/yкринформ/2023-04-29T18-09-51-03-00/1682780802-269.jpeg" xlink:type="simple" xlink:show="embed" xlink:actuate="onLoad" draw:mime-type="image/jpeg"/>
</draw:frame>
<draw:frame draw:style-name="fr1" draw:name="Image175" text:anchor-type="as-char" svg:width="5.492188in" svg:height="10.0in" draw:z-index="0">
<draw:image xlink:href="../Images/yкринформ/2023-04-29T18-09-51-03-00/1682780802-996.jpeg" xlink:type="simple" xlink:show="embed" xlink:actuate="onLoad" draw:mime-type="image/jpeg"/>
</draw:frame>
As reported by Ukrinform, the commander of the Navy of the Armed Forces of the Armed Forces of Ukraine Vceadmiralolexies of her Zhpapa in his greeting expressed the belief that <text:a xlink:type="simple" xlink:href="https://www.ukrinform.ua/rubric-crimea/3702412-neizpapa-perekonanij-so-ukrainski-prapori-nevdovzi-znov-zamajorat-nad-krimom.html" text:style-name="Internet_20_link" text:visited-style-name="Visited_20_Internet_20_Link">
</text:a>
.</text:p>
      <text:p text:style-name="P4">
The Naval Flag made in 1918 the senior lieutenant of the UNR Navy Svyatoslav Shramchenko. On April 29, 1918, the flag was raised on the ships of the Black Sea Fleet and in the Sevastopol Fortress.</text:p>
      <text:p text:style-name="P4">
News Source: <text:a xlink:type="simple" xlink:href="https://www.ukrinform.ua/rubric-regions/3702564-v-odesi-105ricca-vijskovomorskogo-prapora-zsu-vidznacili-avtoprobigom.html" text:style-name="Internet_20_link" text:visited-style-name="Visited_20_Internet_20_Link">
https://www.ukrinform.ua/rubric-regions/3702564-v-odesi-105ricca-vijskovomorskogo-prapora-zsu-vidznacili-avtoprobigom.html</text:a>
</text:p>
      <!--NEWS-->
      <text:h text:style-name="P10" text:outline-level="1">
<text:span text:style-name="T4">
The Defense Ministry checked the work of the VLK in the areas of combat operations</text:span>
</text:h>
      <text:p text:style-name="P4">
Authors: Ukrinform (Person)</text:p>
      <text:p text:style-name="P4">
Publisher: Укринформ (Organization)</text:p>
      <text:p text:style-name="P4">
Published Time: 2023-04-29T18:16:00+03:00</text:p>
      <text:p text:style-name="P4">
Modified Time: 2023-04-29T18:16:00+03:00</text:p>
      <text:p text:style-name="P4">
Description: On behalf of the Minister of Defense of Ukraine in the areas of hostilities, the work of the military-medical commissions was checked. - Ukrinform.</text:p>
      <text:p text:style-name="P4">
Images: ["<text:a xlink:type="simple" xlink:href="https://static.ukrinform.com/photos/2023_04/thumb_files/630_360_1682777674-772.jpg" text:style-name="Internet_20_link" text:visited-style-name="Visited_20_Internet_20_Link">
630_360_16827...</text:a>
"]</text:p>
      <text:p text:style-name="P4">
Tags: ['Війна з росією', 'Ганна Маляр', 'ВЛК']</text:p>
      <text:p text:style-name="P4">
Type: Article</text:p>
      <!--METADATA-->
      <text:p text:style-name="P4">
<draw:frame draw:style-name="fr1" draw:name="Image176" text:anchor-type="as-char" svg:width="6.9236in" svg:height="3.956343in" draw:z-index="0">
<draw:image xlink:href="../Images/yкринформ/2023-04-29T18-16-00-03-00/630_360_1682777674-772.jpg" xlink:type="simple" xlink:show="embed" xlink:actuate="onLoad" draw:mime-type="image/jpeg"/>
</draw:frame>
The deduction of the Minister of Defense of Ukraine in the areas of combat was checked by the work of military-medical commissions.</text:p>
      <text:p text:style-name="P4">
According to Ukrinform, the Deputy Minister of Defense Anna Malyar reported about this <text:a xlink:type="simple" xlink:href="https://t.me/annamaliar/685" text:style-name="Internet_20_link" text:visited-style-name="Visited_20_Internet_20_Link">
</text:a>
.</text:p>
      <text:p text:style-name="P4">
The inspection was conducted with the participation of the commander of the medical forces Tatiana Ostashchenko.</text:p>
      <text:p text:style-name="P4">
"The situation in each individual VLK is different. There are queues somewhere, there are empty corridors. The work of some VLKs complain, in others - there are no complaints," the painter said.</text:p>
      <text:p text:style-name="P4">
<text:span text:style-name="T4">
 Read also: </text:span>
 <text:a xlink:type="simple" xlink:href="https://www.ukrinform.ua/rubric-ato/3702499-zelenskij-vidznaciv-nagorodami-419-vijskovosluzbovciv-iz-nih-105-posmertno.html" text:style-name="Internet_20_link" text:visited-style-name="Visited_20_Internet_20_Link">
</text:a>
The Deputy Minister personally talked to the military who is now undergoing a sight, with those who stand in line.</text:p>
      <text:p text:style-name="P4">
As she noted, these are different categories. Yes, there are fighters after injury, there are those whose health has deteriorated during the service, as well as those who are unauthorized to leave the booze positions, ending the fatal danger of brothers, and within the criminal proceedings passes the VLK.</text:p>
      <text:p text:style-name="P4">
"There are problems. And it is clear. The system of VLK to a full -scale invasion served a much smaller number of people and in different conditions," said the representative of the Ministry of Defense.</text:p>
      <text:p text:style-name="P4">
<text:span text:style-name="T4">
 Read also: </text:span>
 <text:a xlink:type="simple" xlink:href="https://www.ukrinform.ua/rubric-society/3701957-pri-minoboroni-stvorili-robocu-grupu-z-medicnih-pitan-aku-ocolila-tajra.html" text:style-name="Internet_20_link" text:visited-style-name="Visited_20_Internet_20_Link">
</text:a>
She added that additional VLKs have been created in the front areas. There is not enough to choose a room between good and better: what is in the resource of the cities of Naulia collision - that is adapted to the needs.</text:p>
      <text:p text:style-name="P4">
"According to the results of the audit, those VLK in the East who work unsatisfactory and there are complaints, work will be carried out and problematic issues will be solved," the painter said.</text:p>
      <text:p text:style-name="P4">
As reported by Ukrinform, in April the Verkhovna Rada approved in the first reading of davasiconoproecticians, which provide for improving the work of the military and medical commissions.</text:p>
      <text:p text:style-name="P4">
According to the Chairman of the Verkhovna Rada Committee on National Security, Defense and Intelligence of Zaitnevich, reforming the procedure for the VLK is at least half a year.</text:p>
      <text:p text:style-name="P4">
News Source: <text:a xlink:type="simple" xlink:href="https://www.ukrinform.ua/rubric-ato/3702550-u-minoboroni-perevirili-robotu-vlk-u-rajonah-bojovih-dij.html" text:style-name="Internet_20_link" text:visited-style-name="Visited_20_Internet_20_Link">
https://www.ukrinform.ua/rubric-ato/3702550-u-minoboroni-perevirili-robotu-vlk-u-rajonah-bojovih-dij.html</text:a>
</text:p>
      <!--NEWS-->
      <text:h text:style-name="P10" text:outline-level="1">
<text:span text:style-name="T4">
Ukraine has updated partnership with Seeds for Ukraine initiative</text:span>
</text:h>
      <text:p text:style-name="P4">
Authors: Ukrinform (Person)</text:p>
      <text:p text:style-name="P4">
Publisher: Укринформ (Organization)</text:p>
      <text:p text:style-name="P4">
Published Time: 2023-04-29T18:21:30+03:00</text:p>
      <text:p text:style-name="P4">
Modified Time: 2023-04-29T18:21:30+03:00</text:p>
      <text:p text:style-name="P4">
Description: Ukraine has updated the SEEDS for Ukraine partnership, within which foreign entrepreneurs, communities, farmers and agricultural companies send sowing sets to Ukrainian households. - Ukrinform.</text:p>
      <text:p text:style-name="P4">
Images: ["<text:a xlink:type="simple" xlink:href="https://static.ukrinform.com/photos/2023_04/thumb_files/630_360_1682781602-778.jpg" text:style-name="Internet_20_link" text:visited-style-name="Visited_20_Internet_20_Link">
630_360_16827...</text:a>
"]</text:p>
      <text:p text:style-name="P4">
Tags: ['Херсонщина', 'Посівна', 'Мінреінтеграції']</text:p>
      <text:p text:style-name="P4">
Type: Article</text:p>
      <!--METADATA-->
      <text:p text:style-name="P4">
<draw:frame draw:style-name="fr1" draw:name="Image177" text:anchor-type="as-char" svg:width="6.9236in" svg:height="3.956343in" draw:z-index="0">
<draw:image xlink:href="../Images/yкринформ/2023-04-29T18-21-30-03-00/630_360_1682781602-778.jpg" xlink:type="simple" xlink:show="embed" xlink:actuate="onLoad" draw:mime-type="image/jpeg"/>
</draw:frame>
Ukraine is a partnership with the initiative of Seeds for Ukraine, within which foreign entrepreneurs, communities, farmers and agricultural companies send sowing kits for Ukrainian assistants.</text:p>
      <text:p text:style-name="P4">
This was reported <text:a xlink:type="simple" xlink:href="https://minre.gov.ua/2023/04/29/vyroshhuvaty-urozhaj-na-deokupovanyh-terytoriyah-dopomagatymut-mizhnarodni-partnery/" text:style-name="Internet_20_link" text:visited-style-name="Visited_20_Internet_20_Link">
</text:a>
, reports Ukrinform.</text:p>
      <text:p text:style-name="P4">
As the department emphasized, this spring Ukrainian communities in rural locality faced complex challenges: replaced areas of land, damaged farm equipment, lack of seed, etc.</text:p>
      <text:p text:style-name="P4">
<text:span text:style-name="T4">
 Read also: </text:span>
 <text:a xlink:type="simple" xlink:href="https://www.ukrinform.ua/rubric-economy/3700975-ponad-40-tisac-ukrainskih-domogospodarstv-otrimaut-nasinna-ovociv-cerez-usaid.html" text:style-name="Internet_20_link" text:visited-style-name="Visited_20_Internet_20_Link">
</text:a>
It is noted that this year the Seeds for Ukraine initiative will focus on people in the liberated territories and in the centers for internally distorted persons.</text:p>
      <text:p text:style-name="P4">
Yes, in general, it is planned to support 100,000 families and communities in areas that have been most affected by a full -scale war.</text:p>
      <text:p text:style-name="P4">
It is also envisaged to establish hundreds of greenhouses in Kharkiv and Kherson region, where the problem of replaced territories is particularly acute.</text:p>
      <text:p text:style-name="P4">
<text:span text:style-name="T4">
 Read also: </text:span>
 <text:a xlink:type="simple" xlink:href="https://www.ukrinform.ua/rubric-regions/3700368-na-volini-startuvav-proekt-akij-dopomoze-posiliti-miscevu-prodovolcu-bezpeku-ulead.html" text:style-name="Internet_20_link" text:visited-style-name="Visited_20_Internet_20_Link">
</text:a>
The ministry reminded that last year the project helped more than 10 thousand deposits to obtain seed and grow a crop.</text:p>
      <text:p text:style-name="P4">
As reported by Ukrinform, <text:a xlink:type="simple" xlink:href="https://www.ukrinform.ua/rubric-regions/3673561-v-ukraini-treba-rozminuvati-ponad-26-miljona-gektariv-silskogospodarskih-ugid.html" text:style-name="Internet_20_link" text:visited-style-name="Visited_20_Internet_20_Link">
</text:a>
.</text:p>
      <text:p text:style-name="P4">
Фото: Seeds for Ukraine</text:p>
      <text:p text:style-name="P4">
News Source: <text:a xlink:type="simple" xlink:href="https://www.ukrinform.ua/rubric-economy/3702567-ukraina-onovila-partnerstvo-z-iniciativou-seeds-for-ukraine.html" text:style-name="Internet_20_link" text:visited-style-name="Visited_20_Internet_20_Link">
https://www.ukrinform.ua/rubric-economy/3702567-ukraina-onovila-partnerstvo-z-iniciativou-seeds-for-ukraine.html</text:a>
</text:p>
      <!--NEWS-->
      <text:h text:style-name="P10" text:outline-level="1">
<text:span text:style-name="T4">
The residents of the liberated territories were paid more than ₴ 396 million assistance</text:span>
</text:h>
      <text:p text:style-name="P4">
Authors: Ukrinform (Person)</text:p>
      <text:p text:style-name="P4">
Publisher: Укринформ (Organization)</text:p>
      <text:p text:style-name="P4">
Published Time: 2023-04-29T18:23:00+03:00</text:p>
      <text:p text:style-name="P4">
Modified Time: 2023-04-29T18:23:00+03:00</text:p>
      <text:p text:style-name="P4">
Description: For eight months, the payment of one -time financial assistance to residents of the Russian invaders of the total amount of more than UAH 396.3 million was provided. - Ukrinform.</text:p>
      <text:p text:style-name="P4">
Images: ["<text:a xlink:type="simple" xlink:href="https://static.ukrinform.com/photos/2020_09/thumb_files/630_360_1601066264-898.jpg" text:style-name="Internet_20_link" text:visited-style-name="Visited_20_Internet_20_Link">
630_360_16010...</text:a>
"]</text:p>
      <text:p text:style-name="P4">
Tags: ['Переселенці', 'допомога', 'Мінреінтеграції']</text:p>
      <text:p text:style-name="P4">
Type: Article</text:p>
      <!--METADATA-->
      <text:p text:style-name="P4">
<draw:frame draw:style-name="fr1" draw:name="Image178" text:anchor-type="as-char" svg:width="6.9236in" svg:height="3.949857in" draw:z-index="0">
<draw:image xlink:href="../Images/yкринформ/2023-04-29T18-23-00-03-00/630_360_1601066264-898.jpg" xlink:type="simple" xlink:show="embed" xlink:actuate="onLoad" draw:mime-type="image/jpeg"/>
</draw:frame>
For eight months, the payment of one -time financial assistance to residents was released from the Russian invaders of the territories for a total amount of more than 396.3 million.</text:p>
      <text:p text:style-name="P4">
As Ukrinform reports, it reports <text:a xlink:type="simple" xlink:href="https://minre.gov.ua/2023/04/29/zhytelyam-zvilnenyh-terytorij-vzhe-vyplacheno-ponad-396-miljoniv-gryven-groshovoyi-dopomogy/" text:style-name="Internet_20_link" text:visited-style-name="Visited_20_Internet_20_Link">
</text:a>
It is noted that payments were made within the joint project of the Ministry of Reintegration, Ukrposhta and international organizations.</text:p>
      <text:p text:style-name="P4">
"As of April 27, more than 216 thousand citizens were received from the Cash of the red Cross of Ukraine in the amount of Kharkiv, Kherson, Donetsk, Luhansk and Mykolaiv region," - the message reads.</text:p>
      <text:p text:style-name="P4">
In addition, with the financial support of the International Migration Organization, 2200 UAH has already been paid <text:a xlink:type="simple" xlink:href="https://www.ukrinform.ua/tag-dopomoga" text:style-name="Internet_20_link" text:visited-style-name="Visited_20_Internet_20_Link">
</text:a>
More than 39 thousand people living in the liberated territories of Kharkiv, Kherson and Donetsk region. Each person receives such payments within 3 months.</text:p>
      <text:p text:style-name="P4">
<text:span text:style-name="T4">
 Read also: </text:span>
 <text:a xlink:type="simple" xlink:href="https://www.ukrinform.ua/rubric-society/3700653-v-ukraini-stvorili-ponad-miljon-misc-dla-prozivanna-pereselenciv-zvit-tsk.html" text:style-name="Internet_20_link" text:visited-style-name="Visited_20_Internet_20_Link">
<text:span text:style-name="T4">
 displaced persons </text:span>
</text:a>
The Ministry of Reintegration thanks the Red Cross Society of Ukraine, the International Organization in Migration and Ukrposhta for cooperation to support residents of the disseminated territories of Ukraine.</text:p>
      <text:p text:style-name="P4">
As it was reported, the project of payments of disposable financial assistance to the residents of the disseminated territories began in September 2022.</text:p>
      <text:p text:style-name="P4">
News Source: <text:a xlink:type="simple" xlink:href="https://www.ukrinform.ua/rubric-society/3702569-zitelam-zvilnenih-teritorij-viplatili-ponad-396-miljoniv-dopomogi.html" text:style-name="Internet_20_link" text:visited-style-name="Visited_20_Internet_20_Link">
https://www.ukrinform.ua/rubric-society/3702569-zitelam-zvilnenih-teritorij-viplatili-ponad-396-miljoniv-dopomogi.html</text:a>
</text:p>
      <!--NEWS-->
      <text:h text:style-name="P10" text:outline-level="1">
<text:span text:style-name="T4">
The State Recovery Agency is working on a project of reconstruction of the Reni - Dzhurguleshta CPP</text:span>
</text:h>
      <text:p text:style-name="P4">
Authors: Ukrinform (Person)</text:p>
      <text:p text:style-name="P4">
Publisher: Укринформ (Organization)</text:p>
      <text:p text:style-name="P4">
Published Time: 2023-04-29T18:31:31+03:00</text:p>
      <text:p text:style-name="P4">
Modified Time: 2023-04-29T18:31:31+03:00</text:p>
      <text:p text:style-name="P4">
Description: The Reni-Jurguleshta checkpoint requires reconstruction, which operates at the State Agency for Infrastructure Restoration and Development. - Ukrinform.</text:p>
      <text:p text:style-name="P4">
Images: ["<text:a xlink:type="simple" xlink:href="https://static.ukrinform.com/photos/2023_04/thumb_files/630_360_1682782101-675.jpg" text:style-name="Internet_20_link" text:visited-style-name="Visited_20_Internet_20_Link">
630_360_16827...</text:a>
"]</text:p>
      <text:p text:style-name="P4">
Tags: ['Молдова', 'Україна', 'Ремонт', 'Відбудова', 'Агентство відновлення']</text:p>
      <text:p text:style-name="P4">
Type: Article</text:p>
      <!--METADATA-->
      <text:p text:style-name="P4">
<draw:frame draw:style-name="fr1" draw:name="Image179" text:anchor-type="as-char" svg:width="6.9236in" svg:height="3.956343in" draw:z-index="0">
<draw:image xlink:href="../Images/yкринформ/2023-04-29T18-31-31-03-00/630_360_1682782101-675.jpg" xlink:type="simple" xlink:show="embed" xlink:actuate="onLoad" draw:mime-type="image/jpeg"/>
</draw:frame>
The Reni-Jurguleshta checkpoint requires reconstruction, whose super-pro-pro-pro-prosecards work at the State Agency for Reconstruction and Development of Infrastructure.</text:p>
      <text:p text:style-name="P4">
This was stated by the head of the State Agency Mustafa Nayem during the Odessa Region Forum "Safety. Integration. Potential, ”reports correspondent.</text:p>
      <text:p text:style-name="P4">
“We are now looking at Reni - Dzhurguleshta. I hope for successful decisions, because this transition requires enormous changes because of the increase in omission. We plan to reconstruct the road leading to the checkpoint separately, ”Nai said.</text:p>
      <text:p text:style-name="P4">
He also noted that the restoration agency is preparing a project documentation for the dismantling of the Odesa - Reni route, a strategic decision of which has already been made on the grounds of the Ministry of Restoration.</text:p>
      <text:p text:style-name="P4">
<text:span text:style-name="T4">
 Read also: </text:span>
 <text:a xlink:type="simple" xlink:href="https://www.ukrinform.ua/rubric-vidbudova/3689756-agentstvo-vidnovlenna-modernizue-dorogu-do-punktu-propusku-z-rumunieu.html" text:style-name="Internet_20_link" text:visited-style-name="Visited_20_Internet_20_Link">
</text:a>
“Now we are preparing the project of building the route of Odesa - Reni. It is a quick project and a very precious, but strategically the Ministry has made a decision to expand this road and carry out normal repair work on it, ”the head of the Agency stressed.</text:p>
      <text:p text:style-name="P4">
As it was reported, the Ministry of Community Development, Territories and Infrastructure of Ukraine and the Ministry of Infrastructure and Regional Development of the Republic <text:a xlink:type="simple" xlink:href="https://www.ukrinform.ua/tag-moldova" text:style-name="Internet_20_link" text:visited-style-name="Visited_20_Internet_20_Link">
</text:a>
They signed a protocol, which provides for the dispatch of control procedures of railway transit of goods from a punctuation and destination of Ukraine or Moldova, or when the same -volunteers are in the territory of a third country.</text:p>
      <text:p text:style-name="P4">
<text:span text:style-name="T4">
 Read also: </text:span>
 <text:a xlink:type="simple" xlink:href="https://www.ukrinform.ua/rubric-regions/3690907-na-kordoni-z-moldovou-vidkrivsa-novij-transportnij-perehid.html" text:style-name="Internet_20_link" text:visited-style-name="Visited_20_Internet_20_Link">
</text:a>
Thus, travel is introduced without stopping the territory of Ukraine between the PFRichatsi - Etulia and Reni - juggulest, which will increase the volume of transportation.</text:p>
      <text:p text:style-name="P4">
As it was reported, the Odessa Recovery Forum "Safety. Integration. Potential ”is a large -scale event in the south of Ukraine for the restoration, reconstruction, strategy of post -war development of the region. The forum included ministerus -border cases from Latvia, Denmark, Estonia, Iceland, Lithuania, Norway Tashvetia, as well as Ukrainian politicians and experts.</text:p>
      <text:p text:style-name="P4">
_ Photo illustrative _</text:p>
      <text:p text:style-name="P4">
News Source: <text:a xlink:type="simple" xlink:href="https://www.ukrinform.ua/rubric-vidbudova/3702570-u-derzagentstvi-vidnovlenna-pracuut-nad-proektom-rekonstrukcii-kpp-reni-dzurdzulesti.html" text:style-name="Internet_20_link" text:visited-style-name="Visited_20_Internet_20_Link">
https://www.ukrinform.ua/rubric-vidbudova/3702570-u-derzagentstvi-vidnovlenna-pracuut-nad-proektom-rekonstrukcii-kpp-reni-dzurdzulesti.html</text:a>
</text:p>
      <!--NEWS-->
      <text:h text:style-name="P10" text:outline-level="1">
<text:span text:style-name="T4">
Russia has applied for participation in World Cup 2023 with judo</text:span>
</text:h>
      <text:p text:style-name="P4">
Authors: Ukrinform (Person)</text:p>
      <text:p text:style-name="P4">
Publisher: Укринформ (Organization)</text:p>
      <text:p text:style-name="P4">
Published Time: 2023-04-29T18:33:00+03:00</text:p>
      <text:p text:style-name="P4">
Modified Time: 2023-04-29T18:33:00+03:00</text:p>
      <text:p text:style-name="P4">
Description: The team was registered as "individual neutral athletes". - Ukrinform.</text:p>
      <text:p text:style-name="P4">
Images: ["<text:a xlink:type="simple" xlink:href="https://static.ukrinform.com/photos/2023_04/thumb_files/630_360_1682782303-267.jpg" text:style-name="Internet_20_link" text:visited-style-name="Visited_20_Internet_20_Link">
630_360_16827...</text:a>
", "<text:a xlink:type="simple" xlink:href="https://static.ukrinform.com/photos/2023_04/1682782391-555.jpg" text:style-name="Internet_20_link" text:visited-style-name="Visited_20_Internet_20_Link">
1682782391-55...</text:a>
"]</text:p>
      <text:p text:style-name="P4">
Tags: ['Дзюдо']</text:p>
      <text:p text:style-name="P4">
Type: Article</text:p>
      <!--METADATA-->
      <text:p text:style-name="P4">
<draw:frame draw:style-name="fr1" draw:name="Image180" text:anchor-type="as-char" svg:width="6.9236in" svg:height="3.956343in" draw:z-index="0">
<draw:image xlink:href="../Images/yкринформ/2023-04-29T18-33-00-03-00/630_360_1682782303-267.jpg" xlink:type="simple" xlink:show="embed" xlink:actuate="onLoad" draw:mime-type="image/jpeg"/>
</draw:frame>
The command was stated as "individual neutral athletes".</text:p>
      <text:p text:style-name="P4">
Judoites from Russia are registered for participation in the World Cup-2023, the application of the compilation, which is called "individual neutral athletes" is indicated by the Night(https://www.ijf.org/competition/2442/judoka_nations?nation=ain)IJF, reports Ukrinform.</text:p>
      <text:p text:style-name="P4">
In the application of this "team" for the World Cup - 11 athletes(8 men and 3 women).</text:p>
      <text:p text:style-name="P4">
<draw:frame draw:style-name="fr1" draw:name="Image181" text:anchor-type="as-char" svg:width="6.9236in" svg:height="3.208822in" draw:z-index="0">
<draw:image xlink:href="../Images/yкринформ/2023-04-29T18-33-00-03-00/1682782391-555.jpg" xlink:type="simple" xlink:show="embed" xlink:actuate="onLoad" draw:mime-type="image/jpeg"/>
</draw:frame>
Among these athletes Nizz Ilyasov - Senior Lieutenant of the Armed Forces of the Russian Federation(CSKA), Tamerlanbashav - senior sergeant of the Russian Federation(CSKA).</text:p>
      <text:p text:style-name="P4">
<text:span text:style-name="T4">
Читайте також:</text:span>
 <text:a xlink:type="simple" xlink:href="https://www.ukrinform.ua/rubric-sports/3702563-miznarodna-federacia-dzudo-dopustila-rosian-ta-bilorusiv-do-miznarodnih-zmagan.html" text:style-name="Internet_20_link" text:visited-style-name="Visited_20_Internet_20_Link">
 <text:span text:style-name="T4">
дзюдо</text:span>
 </text:a>
As reported by Ukrinform, only Tidyuodists from Russia and Belarus will be able to compete at the World Cup, which will be tested for absence of "propaganda of war", in particular, on their social networks.</text:p>
      <text:p text:style-name="P4">
Photo: Getty Image, ijf.org</text:p>
      <text:p text:style-name="P4">
News Source: <text:a xlink:type="simple" xlink:href="https://www.ukrinform.ua/rubric-sports/3702571-rosia-podala-zaavku-na-ucast-u-cs2023-z-dzudo.html" text:style-name="Internet_20_link" text:visited-style-name="Visited_20_Internet_20_Link">
https://www.ukrinform.ua/rubric-sports/3702571-rosia-podala-zaavku-na-ucast-u-cs2023-z-dzudo.html</text:a>
</text:p>
      <!--NEWS-->
      <text:h text:style-name="P10" text:outline-level="1">
<text:span text:style-name="T4">
Privatbank resumed work after failure of non -cash payments system</text:span>
</text:h>
      <text:p text:style-name="P4">
Authors: Ukrinform (Person)</text:p>
      <text:p text:style-name="P4">
Publisher: Укринформ (Organization)</text:p>
      <text:p text:style-name="P4">
Published Time: 2023-04-29T18:35:00+03:00</text:p>
      <text:p text:style-name="P4">
Modified Time: 2023-04-29T18:35:00+03:00</text:p>
      <text:p text:style-name="P4">
Description: PrivatBank system resumed work after a breakdown with cards. - Ukrinform.</text:p>
      <text:p text:style-name="P4">
Images: ["<text:a xlink:type="simple" xlink:href="https://static.ukrinform.com/photos/2019_10/thumb_files/630_360_1570614345-214.jpg" text:style-name="Internet_20_link" text:visited-style-name="Visited_20_Internet_20_Link">
630_360_15706...</text:a>
"]</text:p>
      <text:p text:style-name="P4">
Tags: ['Приватбанк']</text:p>
      <text:p text:style-name="P4">
Type: Article</text:p>
      <!--METADATA-->
      <text:p text:style-name="P4">
<draw:frame draw:style-name="fr1" draw:name="Image182" text:anchor-type="as-char" svg:width="6.9236in" svg:height="3.956343in" draw:z-index="0">
<draw:image xlink:href="../Images/yкринформ/2023-04-29T18-35-00-03-00/630_360_1570614345-214.jpg" xlink:type="simple" xlink:show="embed" xlink:actuate="onLoad" draw:mime-type="image/jpeg"/>
</draw:frame>
The Privatbank system resumed work after a breakdown with cards.</text:p>
      <text:p text:style-name="P4">
According to Ukrinform, PrivatBank reported in <text:a xlink:type="simple" xlink:href="https://www.facebook.com/privatbank/posts/pfbid02P3mqrSRChvLvL1bJUL972AK7dZ8eABJC4h76SLbHyRZDhB7d45icrhC3tJdF634Jl" text:style-name="Internet_20_link" text:visited-style-name="Visited_20_Internet_20_Link">
</text:a>
"Our respectable customers, we understand all the recent inconveniences. From the crazy, the PrivatBank system works," the message reads.</text:p>
      <text:p text:style-name="P4">
<text:span text:style-name="T4">
 Read also: </text:span>
 <text:a xlink:type="simple" xlink:href="https://www.ukrinform.ua/rubric-economy/3668032-bils-ak-polovina-ukrainciv-nadaut-perevagu-bezgotivkovij-oplati.html" text:style-name="Internet_20_link" text:visited-style-name="Visited_20_Internet_20_Link">
</text:a>
As reported by Ukrinform, on Saturday, April 29, <text:a xlink:type="simple" xlink:href="https://www.ukrinform.ua/rubric-economy/3702525-u-privatbanku-stavsa-zbij-u-sistemi-bezgotivkovih-rozrahunkiv.html" text:style-name="Internet_20_link" text:visited-style-name="Visited_20_Internet_20_Link">
</text:a>
related to non -cash payments.</text:p>
      <text:p text:style-name="P4">
News Source: <text:a xlink:type="simple" xlink:href="https://www.ukrinform.ua/rubric-economy/3702573-privatbank-vidnoviv-robotu-pisla-zbou-sistemi-bezgotivkovih-plateziv.html" text:style-name="Internet_20_link" text:visited-style-name="Visited_20_Internet_20_Link">
https://www.ukrinform.ua/rubric-economy/3702573-privatbank-vidnoviv-robotu-pisla-zbou-sistemi-bezgotivkovih-plateziv.html</text:a>
</text:p>
      <!--NEWS-->
      <text:h text:style-name="P10" text:outline-level="1">
<text:span text:style-name="T4">
Ponfra won the sprint race at the Azerbaijan Grand Prix</text:span>
</text:h>
      <text:p text:style-name="P4">
Authors: Ukrinform (Person)</text:p>
      <text:p text:style-name="P4">
Publisher: Укринформ (Organization)</text:p>
      <text:p text:style-name="P4">
Published Time: 2023-04-29T18:38:58+03:00</text:p>
      <text:p text:style-name="P4">
Modified Time: 2023-04-29T18:38:58+03:00</text:p>
      <text:p text:style-name="P4">
Description: Lecler and Ferstapppen were finished in the top three. - Ukrinform.</text:p>
      <text:p text:style-name="P4">
Images: ["<text:a xlink:type="simple" xlink:href="https://static.ukrinform.com/photos/2023_04/thumb_files/630_360_1682782691-622.jpg" text:style-name="Internet_20_link" text:visited-style-name="Visited_20_Internet_20_Link">
630_360_16827...</text:a>
"]</text:p>
      <text:p text:style-name="P4">
Tags: ['Формула-1']</text:p>
      <text:p text:style-name="P4">
Type: Article</text:p>
      <!--METADATA-->
      <text:p text:style-name="P4">
<draw:frame draw:style-name="fr1" draw:name="Image183" text:anchor-type="as-char" svg:width="6.9236in" svg:height="3.956343in" draw:z-index="0">
<draw:image xlink:href="../Images/yкринформ/2023-04-29T18-38-58-03-00/630_360_1682782691-622.jpg" xlink:type="simple" xlink:show="embed" xlink:actuate="onLoad" draw:mime-type="image/jpeg"/>
</draw:frame>
Taferstapppen's Lecler was finished in the top three.</text:p>
      <text:p text:style-name="P4">
The sprint race took place at the framework of the Grand Prix of Azerbaijan, the victory of the Red Bull Victory Sergio Perez, which started the second, but was able to ahead of the Lecler, Ukrinform reports.</text:p>
      <text:p text:style-name="P4">
The Ferrari pilot lost its lead, but was able to keep behind Maxaphorstappen. The success of Perez(8 points)Allowed him to play in the overall standings in Ferstappen two points.</text:p>
      <text:p text:style-name="P4">
The top 5 also finished the current World Champion Max Ferstapppen("Red Bull"), George Russell("Mercedes")you carlos good(Ferrari).</text:p>
      <text:p text:style-name="P4">
<text:span text:style-name="T4">
Читайте також:</text:span>
 <text:a xlink:type="simple" xlink:href="https://www.ukrinform.ua/rubric-sports/3702161-formula1-granpri-azerbajdzanu2023-kvalifikacia-lekler-vigrav-poul.html" text:style-name="Internet_20_link" text:visited-style-name="Visited_20_Internet_20_Link">
 <text:span text:style-name="T4">
Формула</text:span>
 </text:a>
As reported by Ukrinform, the main race of the Grand Prix of Azerbaijan will be held on Sunday, April 29, the start of the race-at 2:00 pm Kyiv time.</text:p>
      <text:p text:style-name="P4">
Photo: Getty Image</text:p>
      <text:p text:style-name="P4">
News Source: <text:a xlink:type="simple" xlink:href="https://www.ukrinform.ua/rubric-sports/3702572-peres-vigrav-sprintersku-gonku-na-granpri-azerbajdzanu.html" text:style-name="Internet_20_link" text:visited-style-name="Visited_20_Internet_20_Link">
https://www.ukrinform.ua/rubric-sports/3702572-peres-vigrav-sprintersku-gonku-na-granpri-azerbajdzanu.html</text:a>
</text:p>
      <!--NEWS-->
      <text:h text:style-name="P10" text:outline-level="1">
<text:span text:style-name="T4">
The Ministry of Economy called who can export drones from Poland to Ukraine at a general permission</text:span>
</text:h>
      <text:p text:style-name="P4">
Authors: Ukrinform (Person)</text:p>
      <text:p text:style-name="P4">
Publisher: Укринформ (Organization)</text:p>
      <text:p text:style-name="P4">
Published Time: 2023-04-29T18:49:51+03:00</text:p>
      <text:p text:style-name="P4">
Modified Time: 2023-04-29T18:49:51+03:00</text:p>
      <text:p text:style-name="P4">
Description: After the simplification of the rules of export of drones to Ukraine, these equipment can, by general permission, supply both volunteers and legal entities to Ukraine. - Ukrinform.</text:p>
      <text:p text:style-name="P4">
Images: ["<text:a xlink:type="simple" xlink:href="https://static.ukrinform.com/photos/2023_04/thumb_files/630_360_1682359952-617.jpg" text:style-name="Internet_20_link" text:visited-style-name="Visited_20_Internet_20_Link">
630_360_16823...</text:a>
"]</text:p>
      <text:p text:style-name="P4">
Tags: ['Експорт', 'Мінекономіки', 'Польща', 'Україна', 'Дрон', 'Єдині новини']</text:p>
      <text:p text:style-name="P4">
Type: Article</text:p>
      <!--METADATA-->
      <text:p text:style-name="P4">
<draw:frame draw:style-name="fr1" draw:name="Image184" text:anchor-type="as-char" svg:width="6.9236in" svg:height="3.956343in" draw:z-index="0">
<draw:image xlink:href="../Images/yкринформ/2023-04-29T18-49-51-03-00/630_360_1682359952-617.jpg" xlink:type="simple" xlink:show="embed" xlink:actuate="onLoad" draw:mime-type="image/jpeg"/>
</draw:frame>
Poland's posting rules of export of drones to Ukraine, these equipment can supply both volunteers and legal entities to Ukraine.</text:p>
      <text:p text:style-name="P4">
About it on the air of the nationwide telephone "The only news" said the Deputy Minister of Economy, Trade Representative of Ukraine Taras Kachka, Ukrinform reports.</text:p>
      <text:p text:style-name="P4">
"It was a big problem to this day, every day we have been approached by Volonators to simplify transactions from the EU to Ukraine. Because each supply meant a permit from <text:a xlink:type="simple" xlink:href="https://www.ukrinform.ua/tag-evrosouz" text:style-name="Internet_20_link" text:visited-style-name="Visited_20_Internet_20_Link">
</text:a>
. Polish colleagues have found a solution to the current legislation - the opportunity to apply a general permission. There is a total permit that any person who lives or registered in Poland can be used by a Ukrainian who is a Ukrainian who is in Poland, has an address in Poland, a non-governmental organization, a charity fund, it can be a commercial structure, ie any sub The 'ECT, which can adjust the batch of these drones and, accordingly, on the basis of the general permission to transfer them to Ukraine paid or freely legally, "Kachka said.</text:p>
      <text:p text:style-name="P4">
<text:span text:style-name="T4">
 Read also: </text:span>
 <text:a xlink:type="simple" xlink:href="https://www.ukrinform.ua/rubric-ato/3702523-u-polsi-kanadski-instruktori-navcaut-bijciv-zsu-minnij-bezpeci.html" text:style-name="Internet_20_link" text:visited-style-name="Visited_20_Internet_20_Link">
<text:span text:style-name="T4">
 Poland </text:span>
</text:a>
He explained that drones belong to the category of dual -purpose products, which apply the same control standards as products, equipment, etc. military use. That is why with the supply of drones in Ukraine, which are engaged in volunteer organizations, there were difficulties.</text:p>
      <text:p text:style-name="P4">
As it was reported, the Polish government at the request of the Ukrainian side <text:a xlink:type="simple" xlink:href="https://www.ukrinform.ua/rubric-world/3701621-polsa-vidzavtra-zmoze-eksportuvati-droni-v-ukrainu-na-pidstavi-zagalnogo-dozvolu.html" text:style-name="Internet_20_link" text:visited-style-name="Visited_20_Internet_20_Link">
</text:a>
. The decision was valid on April 28.</text:p>
      <text:p text:style-name="P4">
The drones will be exported on the basis of the general permission granted to the Minister of Development and Technology of the Republic of Poland.</text:p>
      <text:p text:style-name="P4">
Photo: General Staff of the Armed Forces</text:p>
      <text:p text:style-name="P4">
News Source: <text:a xlink:type="simple" xlink:href="https://www.ukrinform.ua/rubric-economy/3702575-u-minekonomiki-nazvali-hto-moze-eksportuvati-droni-z-polsi-v-ukrainu-za-zagalnim-dozvolom.html" text:style-name="Internet_20_link" text:visited-style-name="Visited_20_Internet_20_Link">
https://www.ukrinform.ua/rubric-economy/3702575-u-minekonomiki-nazvali-hto-moze-eksportuvati-droni-z-polsi-v-ukrainu-za-zagalnim-dozvolom.html</text:a>
</text:p>
      <!--NEWS-->
      <text:h text:style-name="P10" text:outline-level="1">
<text:span text:style-name="T4">
Children from the occupied territories are exported to the Russian Federation under the pretext of "treatment" - Lugansk Ova</text:span>
</text:h>
      <text:p text:style-name="P4">
Authors: Ukrinform (Person)</text:p>
      <text:p text:style-name="P4">
Publisher: Укринформ (Organization)</text:p>
      <text:p text:style-name="P4">
Published Time: 2023-04-29T18:54:00+03:00</text:p>
      <text:p text:style-name="P4">
Modified Time: 2023-04-29T18:54:00+03:00</text:p>
      <text:p text:style-name="P4">
Description: In the temporarily occupied territories, the Russians carry out massive medical examinations, after which about 70% of children declare patients and offer to leave "for treatment" in the Russian Federation. - Ukrinform.</text:p>
      <text:p text:style-name="P4">
Images: ["<text:a xlink:type="simple" xlink:href="https://static.ukrinform.com/photos/2022_06/thumb_files/630_360_1655629946-686.jpg" text:style-name="Internet_20_link" text:visited-style-name="Visited_20_Internet_20_Link">
630_360_16556...</text:a>
"]</text:p>
      <text:p text:style-name="P4">
Tags: ['Депортація', 'Діти', 'Луганщина', 'Єдині новини']</text:p>
      <text:p text:style-name="P4">
Type: Article</text:p>
      <!--METADATA-->
      <text:p text:style-name="P4">
<draw:frame draw:style-name="fr1" draw:name="Image185" text:anchor-type="as-char" svg:width="6.9236in" svg:height="3.956343in" draw:z-index="0">
<draw:image xlink:href="../Images/yкринформ/2023-04-29T18-54-00-03-00/630_360_1655629946-686.jpg" xlink:type="simple" xlink:show="embed" xlink:actuate="onLoad" draw:mime-type="image/jpeg"/>
</draw:frame>
At the time of the occupied territories, the Russians carry out massive medical examinations, after which 70% of children are declared patients and offered to leave "for treatment" of WRF.</text:p>
      <text:p text:style-name="P4">
The chief of Lugansk Ovaartem Lisogor said this on the air of the Telernahon "One News", Ukrinform reports.</text:p>
      <text:p text:style-name="P4">
"We know that this was conducted and the LNR/DNR sites taught that they(The Russians -Ed.)Checked 94(Thousands - ed.)Or about 100,000 boys and girls, our students, for health problems. After that, 70% of children, as we know, received certificates that they have chronic diseases and have to be administered. And for this you can go to "pioneeraboras" of Russia ", - said.</text:p>
      <text:p text:style-name="P4">
<text:span text:style-name="T4">
 Read also: </text:span>
 <text:a xlink:type="simple" xlink:href="https://www.ukrinform.ua/rubric-ato/3702281-kislica-deportacii-ukrainskih-ditej-prioritetne-pitanna-sered-derzavcleniv-oon.html" text:style-name="Internet_20_link" text:visited-style-name="Visited_20_Internet_20_Link">
<text:span text:style-name="T4">
 deport </text:span>
</text:a>
He noted that after the children are taken to the Russian Federation, parents are required to go with them, otherwise children may not be returned.</text:p>
      <text:p text:style-name="P4">
As reported by Ukrinform, President of Ukraine Volodymyr Zelensky stated that about 20,000 Ukrainian children illegal than officially established data.</text:p>
      <text:p text:style-name="P4">
News Source: <text:a xlink:type="simple" xlink:href="https://www.ukrinform.ua/rubric-ato/3702577-ditej-z-okupovanih-teritorij-vivozat-u-rf-pid-privodom-likuvanna-luganska-ova.html" text:style-name="Internet_20_link" text:visited-style-name="Visited_20_Internet_20_Link">
https://www.ukrinform.ua/rubric-ato/3702577-ditej-z-okupovanih-teritorij-vivozat-u-rf-pid-privodom-likuvanna-luganska-ova.html</text:a>
</text:p>
      <!--NEWS-->
      <text:h text:style-name="P10" text:outline-level="1">
<text:span text:style-name="T4">
Ignatus: Planning a blow in the city center is already a crime against humanity</text:span>
</text:h>
      <text:p text:style-name="P4">
Authors: Ukrinform (Person)</text:p>
      <text:p text:style-name="P4">
Publisher: Укринформ (Organization)</text:p>
      <text:p text:style-name="P4">
Published Time: 2023-04-29T19:11:00+03:00</text:p>
      <text:p text:style-name="P4">
Modified Time: 2023-04-29T19:11:00+03:00</text:p>
      <text:p text:style-name="P4">
Description: The Russian army destroys the priority for itself, but houses can also be goals. - Ukrinform.</text:p>
      <text:p text:style-name="P4">
Images: ["<text:a xlink:type="simple" xlink:href="https://static.ukrinform.com/photos/2023_01/thumb_files/630_360_1674824804-865.jpg" text:style-name="Internet_20_link" text:visited-style-name="Visited_20_Internet_20_Link">
630_360_16748...</text:a>
"]</text:p>
      <text:p text:style-name="P4">
Tags: ['Повітряні сили ЗСУ', 'Війна з росією', 'Ракетний удар', 'Єдині новини']</text:p>
      <text:p text:style-name="P4">
Type: Article</text:p>
      <!--METADATA-->
      <text:p text:style-name="P4">
<draw:frame draw:style-name="fr1" draw:name="Image186" text:anchor-type="as-char" svg:width="6.9236in" svg:height="3.956343in" draw:z-index="0">
<draw:image xlink:href="../Images/yкринформ/2023-04-29T19-11-00-03-00/630_360_1674824804-865.jpg" xlink:type="simple" xlink:show="embed" xlink:actuate="onLoad" draw:mime-type="image/jpeg"/>
</draw:frame>
The Russian army destroys the priority for themselves, but houses can also be goals.</text:p>
      <text:p text:style-name="P4">
Yuriy Ignat, Ukrinform, said about it on the air of the only news on the national news.</text:p>
      <text:p text:style-name="P4">
“The enemy tries to destroy the most priority goals for itself-these are the objects of our infrastructure, and military objects, objects of the fuel and energy sector. And so on. But, by laying the routes of these missiles, the enemy will do some. Even if they do not have a dwelling house. But there may be an Ital miscalculation. And we often see that they also engage in residential buildings, because planning itself <text:a xlink:type="simple" xlink:href="https://www.ukrinform.ua/tag-raketnij-udar" text:style-name="Internet_20_link" text:visited-style-name="Visited_20_Internet_20_Link">
</text:a>
In the city center, whether it is Uman, or Kiev, or the Dnieper, or Kharkiv, it is Uzhlochin against humanity. This needs to be clearly understood, it is an act of terrorism. Thus, the enemy paves such routes, knowing that a multi -storey man can be a web. But they are not interested in them, ”Ignat said.</text:p>
      <text:p text:style-name="P4">
He recalled that this is why it is necessary to follow the safety rules and to go to the repositories.</text:p>
      <text:p text:style-name="P4">
<text:span text:style-name="T4">
 Read also: </text:span>
 <text:a xlink:type="simple" xlink:href="https://www.ukrinform.ua/rubric-ato/3702063-rosiani-bilse-ne-keruutsa-sakralnimi-datami-nebezpeka-obstriliv-e-postijno-ignat.html" text:style-name="Internet_20_link" text:visited-style-name="Visited_20_Internet_20_Link">
<text:span text:style-name="T4">
 Ignati </text:span>
</text:a>
"People know well what objects they live, and we need to understand that there was no way there, and such terrible people can also happen inside the country," Ignat said.</text:p>
      <text:p text:style-name="P4">
As it was reported, on the morning of April 28, the Russian army fired at Uman winged. In one nine -storey building, the entrance was completely destroyed, 10 houses were surveyed.</text:p>
      <text:p text:style-name="P4">
Now is known about <text:a xlink:type="simple" xlink:href="https://www.ukrinform.ua/rubric-regions/3702538-v-umani-na-misci-raketnogo-udaru-zaversili-posukovu-operaciu-dvoe-vvazautsa-zniklimi.html" text:style-name="Internet_20_link" text:visited-style-name="Visited_20_Internet_20_Link">
</text:a>
. As a result of the rocket strike, 18 people were injured, 17 more citizens were saved.</text:p>
      <text:p text:style-name="P4">
News Source: <text:a xlink:type="simple" xlink:href="https://www.ukrinform.ua/rubric-ato/3702578-ignat-planuvanna-udaru-po-centru-mista-vze-zlocin-proti-ludstva.html" text:style-name="Internet_20_link" text:visited-style-name="Visited_20_Internet_20_Link">
https://www.ukrinform.ua/rubric-ato/3702578-ignat-planuvanna-udaru-po-centru-mista-vze-zlocin-proti-ludstva.html</text:a>
</text:p>
      <!--NEWS-->
      <text:h text:style-name="P10" text:outline-level="1">
<text:span text:style-name="T4">
In the area of Marinka, cases of refusal of Russians from participation in battles have increased</text:span>
</text:h>
      <text:p text:style-name="P4">
Authors: Ukrinform (Person)</text:p>
      <text:p text:style-name="P4">
Publisher: Укринформ (Organization)</text:p>
      <text:p text:style-name="P4">
Published Time: 2023-04-29T19:29:00+03:00</text:p>
      <text:p text:style-name="P4">
Modified Time: 2023-04-29T19:29:00+03:00</text:p>
      <text:p text:style-name="P4">
Description: In the Marinka area of Donetsk region, cases of collective refusal of participation in hostilities have increased in the units of Russian troops. - Ukrinform.</text:p>
      <text:p text:style-name="P4">
Images: ["<text:a xlink:type="simple" xlink:href="https://static.ukrinform.com/photos/2023_04/thumb_files/630_360_1680422407-224.png" text:style-name="Internet_20_link" text:visited-style-name="Visited_20_Internet_20_Link">
630_360_16804...</text:a>
"]</text:p>
      <text:p text:style-name="P4">
Tags: ['Генштаб', 'ЗСУ', 'Війна з росією']</text:p>
      <text:p text:style-name="P4">
Type: Article</text:p>
      <!--METADATA-->
      <text:p text:style-name="P4">
<draw:frame draw:style-name="fr1" draw:name="Image187" text:anchor-type="as-char" svg:width="6.9236in" svg:height="3.956343in" draw:z-index="0">
<draw:image xlink:href="../Images/yкринформ/2023-04-29T19-29-00-03-00/630_360_1680422407-224.png" xlink:type="simple" xlink:show="embed" xlink:actuate="onLoad" draw:mime-type="image/png"/>
</draw:frame>
In the Donetsk region district, cases of collective refusal of participation in hostilities in the units of Russian troops have increased.</text:p>
      <text:p text:style-name="P4">
The General Staff of the Armed Forces of Ukraine reported this in <text:a xlink:type="simple" xlink:href="https://www.facebook.com/GeneralStaff.ua/posts/pfbid0EntUHjAXPyELG8TH9XTre3UoKDCcqvAzvXc44idu8Nynpk2AeUeEmkdunuAodS3ml" text:style-name="Internet_20_link" text:visited-style-name="Visited_20_Internet_20_Link">
</text:a>
Having published the prompt information as of 18:00 Saturday, April 29, Ukrinform reports.</text:p>
      <text:p text:style-name="P4">
Thus, the main reasons for the refusal are the great losses in the live strength and the untimely dispensation of ammunition invaders, the absence of sufficient number of personal protective equipment, the coercion of Russian military personnel to conduct assault actions without the support of heavy equipment.</text:p>
      <text:p text:style-name="P4">
<text:span text:style-name="T4">
 Read also: </text:span>
 <text:a xlink:type="simple" xlink:href="https://www.ukrinform.ua/rubric-ato/3702578-ignat-planuvanna-udaru-po-centru-mista-vze-zlocin-proti-ludstva.html" text:style-name="Internet_20_link" text:visited-style-name="Visited_20_Internet_20_Link">
</text:a>
As reported, as of April 29, the Russian army is reported to conduct offensive, Bakhmut, Avdiiv and Mariinsky directions. Forces of defense of Ukraine there reflected a 40 enemy attacks.</text:p>
      <text:p text:style-name="P4">
"The most fierce battles continue for Bakhmut and Marinka, our warriors are bravely holding the defense," the General Staff noted.</text:p>
      <text:p text:style-name="P4">
In total, the Ukrainian aviation per day made three beats in the areas of concentration of the personal composition of the enemy.</text:p>
      <text:p text:style-name="P4">
<text:span text:style-name="T4">
 Read also: </text:span>
 <text:a xlink:type="simple" xlink:href="https://www.ukrinform.ua/rubric-ato/3702562-u-bahmuti-prikordonniki-zupinili-sprobi-prorivu-sturmovih-grup-rosian.html" text:style-name="Internet_20_link" text:visited-style-name="Visited_20_Internet_20_Link">
</text:a>
Units of missile troops and artillery of the Armed Forces, for their part, affected the area of living force, two warehouses of fuel and lubricants, two means of prototypical defense, one artillery unit and another important target.</text:p>
      <text:p text:style-name="P4">
The defense forces also destroyed four enemy drones.</text:p>
      <text:p text:style-name="P4">
The troops of the Russian Federation during the day carried out one rocket I29 aircraft strikes, as well as about 12 shelling of jet system forces forces of defense and settlements.</text:p>
      <text:p text:style-name="P4">
<text:span text:style-name="T4">
 Read also: </text:span>
 <text:a xlink:type="simple" xlink:href="https://www.ukrinform.ua/rubric-ato/3702475-zsu-za-sogodni-znisili-tri-bezpilotniki-zokrema-dva-sahedi.html" text:style-name="Internet_20_link" text:visited-style-name="Visited_20_Internet_20_Link">
<text:span text:style-name="T4">
 destroy </text:span>
</text:a>
As a result of hostile attacks, private dwellings and other civilian infrastructure are destroyed and injured among civilians, destroyed and damaged.</text:p>
      <text:p text:style-name="P4">
The likelihood of further missile and aviation strikes by the Russians of Ukraine in the General Staff is defined as "fairly high".<text:span text:style-name="T4">
 Read also: </text:span>
 <text:a xlink:type="simple" xlink:href="https://www.ukrinform.ua/rubric-ato/3702429-cerevatij-bahmut-zalisaetsa-golovnim-napramkom-za-dobu-rosiani-vdarili-528-raziv.html" text:style-name="Internet_20_link" text:visited-style-name="Visited_20_Internet_20_Link">
</text:a>
_ <text:span text:style-name="T4">
 In the Siversky and Slobozhansky directions </text:span>
 _ RF troops were removed by air strikes on Halaganovka and Leonivka of Chernihiv region.</text:p>
      <text:p text:style-name="P4">
From mortars and artillery, invaders beat the Khrynivka and Zarechchi of the Chernihiv region, Ukrainian and middle-building of Sumy region, Red dawn, Gptivka, Krasny, Ternov, Vovchansk, Vovchansky farms and Nesternetskivska region.</text:p>
      <text:p text:style-name="P4">
_ <text:span text:style-name="T4">
 In the Kupyansk direction </text:span>
 _ the enemy of offensive actions did not, for the arbitration of artillery fire actively used drones.</text:p>
      <text:p text:style-name="P4">
<text:span text:style-name="T4">
 Read also: </text:span>
 <text:a xlink:type="simple" xlink:href="https://www.ukrinform.ua/rubric-ato/3702396-rosiani-za-dobu-obstrilali-sim-oblastej-ukraini-zvedenna-ova.html" text:style-name="Internet_20_link" text:visited-style-name="Visited_20_Internet_20_Link">
</text:a>
Strobies, Kamianka, Poplar, Fygolovka, Novomlinsk, two -year, Western, Lyman First, Kislivka and Berestovetokharkiv region, as well as the Novoselivska Luhansk region, were shot from artillery and mortars of the Russians.</text:p>
      <text:p text:style-name="P4">
_ <text:span text:style-name="T4">
 In the Liman direction </text:span>
 _ the troops of the Russian Federation conducted unsuccessful offensive actions of the Bigorivka. The enemy's artillery strikes were suffered by the Nevsky Luhansk region, Novosadovo, Thornske, Bigorivka, Verkhnyamyanskoye and Razdolivkadonetsk region.</text:p>
      <text:p text:style-name="P4">
_ <text:span text:style-name="T4">
 In the Bakhmut direction </text:span>
 _ the invaders continue to take offensive actions. The city of Bakhmut continues heavy battles. In the direction of the forerunner the enemy of the vibrant offensive.</text:p>
      <text:p text:style-name="P4">
<text:span text:style-name="T4">
 Read also: </text:span>
 <text:a xlink:type="simple" xlink:href="https://www.ukrinform.ua/rubric-ato/3702380-sili-oboroni-pivdna-za-dobu-znisili-rosijskij-coven-sim-odinic-bronetehniki-i-bpla.html" text:style-name="Internet_20_link" text:visited-style-name="Visited_20_Internet_20_Link">
<text:span text:style-name="T4">
 destroy </text:span>
</text:a>
Vasyukivka, Orikhovo-Vasylivka, Novomarka, Grigorivka, Bakhmut, Yar, Ivanivske, Konstantinovka, Bygolar, Oleksandr-Shultine, Diliyivka, North, Toretsk, Shuma, South and New York of Donetsk were injured from the Russian shelling.</text:p>
      <text:p text:style-name="P4">
_ <text:span text:style-name="T4">
 In the Avdeevsky direction </text:span>
 _ the troops of the Russian Federation carried out unsuccessful offensive actions in the Unday Pervomaisky, fired at Novokalinovo, Avdiivka, Karlovka, water water Pervomaisk Donetsk region.</text:p>
      <text:p text:style-name="P4">
_ <text:span text:style-name="T4">
 In the Mariinsky direction </text:span>
 _ during the day of the Defense force reflected the numerous mats of the Russians in the area of Marinka and Novomikhailivka. Enemy shellings are Visnohnovka, Marinka, Victory, Paraskovka and Novomikhailivka of Donetsk region.</text:p>
      <text:p text:style-name="P4">
<text:span text:style-name="T4">
 Read also: </text:span>
 <text:a xlink:type="simple" xlink:href="https://www.ukrinform.ua/rubric-ato/3702329-zsu-znisili-vze-190-040-rosijskih-zagarbnikiv.html" text:style-name="Internet_20_link" text:visited-style-name="Visited_20_Internet_20_Link">
<text:span text:style-name="T4">
 destroy </text:span>
</text:a>
</text:p>
      <text:p text:style-name="P4">
_ <text:span text:style-name="T4">
 In the Zaporizhzhya and Kherson directions </text:span>
 _ the Russian army continues to become defensive actions and fired settlements located near the line ofboy.</text:p>
      <text:p text:style-name="P4">
There were more than 20 cities and villages under the hostile fire on the specified area of the front. Among them are Vremivka, Novosilka, Novopol, Zelenya Polivonetsk region, Olgiv, Gulyaipole, Belogorye, Mala Tokmachka, Novodanilovka, Novoandriivka and Kamianske Zaporizhzhya region, Kherson, Gavrilovka, Zniivka, Beryslav, Kozatsky, Ivanivka Dniprovske and Kizomis of Kherson region.</text:p>
      <text:p text:style-name="P4">
<text:span text:style-name="T4">
 Read also: </text:span>
 <text:a xlink:type="simple" xlink:href="https://www.ukrinform.ua/rubric-ato/3702304-sili-oboroni-za-dobu-vidbili-48-vorozih-atak-na-cotiroh-napramkah.html" text:style-name="Internet_20_link" text:visited-style-name="Visited_20_Internet_20_Link">
</text:a>
According to the General Staff, Russian invaders strengthened the contractor and police regime in the temporarily occupied territory of the Kerch Autonomous Republic of Crimea.</text:p>
      <text:p text:style-name="P4">
Thus, from April 26, the number of patrols increased, on the roads of local importance, the staff of the Federal Security Service of the Russian Federation were strengthened by the selective inspections of the civilian population, including checking mobile phones and the availability of a Russian passport.</text:p>
      <text:p text:style-name="P4">
As reported by Ukrinform, in the morning of April 29, the Armed Forces destroyed three Russian lesions, two of which were shaped.</text:p>
      <text:p text:style-name="P4">
Photo: RFE</text:p>
      <text:p text:style-name="P4">
News Source: <text:a xlink:type="simple" xlink:href="https://www.ukrinform.ua/rubric-ato/3702582-u-rajoni-marinki-pocastisali-vipadki-kolektivnoi-vidmovi-rosian-vid-ucasti-u-boah.html" text:style-name="Internet_20_link" text:visited-style-name="Visited_20_Internet_20_Link">
https://www.ukrinform.ua/rubric-ato/3702582-u-rajoni-marinki-pocastisali-vipadki-kolektivnoi-vidmovi-rosian-vid-ucasti-u-boah.html</text:a>
</text:p>
      <!--NEWS-->
      <text:h text:style-name="P10" text:outline-level="1">
<text:span text:style-name="T4">
During the shelling of Ukraine, the Russian Federation uses missiles made last fall and winter - Ignati</text:span>
</text:h>
      <text:p text:style-name="P4">
Authors: Ukrinform (Person)</text:p>
      <text:p text:style-name="P4">
Publisher: Укринформ (Organization)</text:p>
      <text:p text:style-name="P4">
Published Time: 2023-04-29T19:34:42+03:00</text:p>
      <text:p text:style-name="P4">
Modified Time: 2023-04-29T19:34:42+03:00</text:p>
      <text:p text:style-name="P4">
Description: The Russians use rockets that have been made recently - last fall or winter in the shelling of Ukraine. - Ukrinform.</text:p>
      <text:p text:style-name="P4">
Images: ["<text:a xlink:type="simple" xlink:href="https://static.ukrinform.com/photos/2022_12/thumb_files/630_360_1670245790-453.jpeg" text:style-name="Internet_20_link" text:visited-style-name="Visited_20_Internet_20_Link">
630_360_16702...</text:a>
"]</text:p>
      <text:p text:style-name="P4">
Tags: ['Обстріл', 'Повітряні сили ЗСУ', 'Війна з росією', 'Єдині новини']</text:p>
      <text:p text:style-name="P4">
Type: Article</text:p>
      <!--METADATA-->
      <text:p text:style-name="P4">
<draw:frame draw:style-name="fr1" draw:name="Image188" text:anchor-type="as-char" svg:width="6.9236in" svg:height="3.956343in" draw:z-index="0">
<draw:image xlink:href="../Images/yкринформ/2023-04-29T19-34-42-03-00/630_360_1670245790-453.jpeg" xlink:type="simple" xlink:show="embed" xlink:actuate="onLoad" draw:mime-type="image/jpeg"/>
</draw:frame>
The Russian missiles, which have been made quite recently last fall or winter, are used in Ukraine.</text:p>
      <text:p text:style-name="P4">
Yuriy Ignat, Ukrinform, said about it on the air of the only news on the only news.</text:p>
      <text:p text:style-name="P4">
“We know that few rockets are left with the Russians, although they continue to prepare them. Those remains that were found during extreme blows indicate that they are fresh missiles, they were made in the fall, and there are winter variants. The enemy continues to produce them, but the rate of production is low, because it is not produced by it. But, unfortunately, they continue to be made, "Ignatius informed.</text:p>
      <text:p text:style-name="P4">
<text:span text:style-name="T4">
 Read also: </text:span>
 <text:a xlink:type="simple" xlink:href="https://www.ukrinform.ua/rubric-ato/3702578-ignat-planuvanna-udaru-po-centru-mista-vze-zlocin-proti-ludstva.html" text:style-name="Internet_20_link" text:visited-style-name="Visited_20_Internet_20_Link">
<text:span text:style-name="T4">
 Ignati </text:span>
</text:a>
He added that the analysis of the fragments of Russian rockets showed that from Octi -Russian marking there, perhaps metal, high -tech details - non -Russian production.</text:p>
      <text:p text:style-name="P4">
"Winged rockets are actually unmanned aircraft, it costs millions of dollars, there are tens of thousands of high -tech details, Russia cannot prepare them. It is a fact. Unfortunately, it can get them through third countries, by smuggling it can and receives them. That is why the sanction pressure of the terrorist is needed at all levels. This pressure is also needed on those states that possibly contribute to Russia in obtaining these details, "Ignat said.</text:p>
      <text:p text:style-name="P4">
<text:span text:style-name="T4">
 Read also: </text:span>
 <text:a xlink:type="simple" xlink:href="https://www.ukrinform.ua/rubric-ato/3702063-rosiani-bilse-ne-keruutsa-sakralnimi-datami-nebezpeka-obstriliv-e-postijno-ignat.html" text:style-name="Internet_20_link" text:visited-style-name="Visited_20_Internet_20_Link">
<text:span text:style-name="T4">
 Ignati </text:span>
</text:a>
As reported by Ukrinform, on April 29, Russia brought 14 ships to the Black Sea for combat, <text:a xlink:type="simple" xlink:href="https://www.ukrinform.ua/rubric-ato/3702453-rosia-trimae-u-cornomu-mori-odin-raketonosij-z-vismoma-kalibrami.html" text:style-name="Internet_20_link" text:visited-style-name="Visited_20_Internet_20_Link">
</text:a>
.</text:p>
      <text:p text:style-name="P4">
Photo: Flickr</text:p>
      <text:p text:style-name="P4">
News Source: <text:a xlink:type="simple" xlink:href="https://www.ukrinform.ua/rubric-ato/3702583-pid-cas-obstriliv-ukraini-rf-vikoristovue-raketi-vigotovleni-minuloi-oseni-i-vzimku-ignat.html" text:style-name="Internet_20_link" text:visited-style-name="Visited_20_Internet_20_Link">
https://www.ukrinform.ua/rubric-ato/3702583-pid-cas-obstriliv-ukraini-rf-vikoristovue-raketi-vigotovleni-minuloi-oseni-i-vzimku-ignat.html</text:a>
</text:p>
      <!--NEWS-->
      <text:h text:style-name="P10" text:outline-level="1">
<text:span text:style-name="T4">
On F-16 is ready to fight several dozen pilots-air forces</text:span>
</text:h>
      <text:p text:style-name="P4">
Authors: Ukrinform (Person)</text:p>
      <text:p text:style-name="P4">
Publisher: Укринформ (Organization)</text:p>
      <text:p text:style-name="P4">
Published Time: 2023-04-29T19:40:00+03:00</text:p>
      <text:p text:style-name="P4">
Modified Time: 2023-04-29T19:40:00+03:00</text:p>
      <text:p text:style-name="P4">
Description: The F-16 is ready to fight several dozen pilots. - Ukrinform.</text:p>
      <text:p text:style-name="P4">
Images: ["<text:a xlink:type="simple" xlink:href="https://static.ukrinform.com/photos/2015_11/thumb_files/630_360_1446829545-6581-foto-wikipediaorg.jpg" text:style-name="Internet_20_link" text:visited-style-name="Visited_20_Internet_20_Link">
630_360_14468...</text:a>
"]</text:p>
      <text:p text:style-name="P4">
Tags: ['Літак', 'Повітряні сили ЗСУ', 'Війна з росією', 'Єдині новини']</text:p>
      <text:p text:style-name="P4">
Type: Article</text:p>
      <!--METADATA-->
      <text:p text:style-name="P4">
<draw:frame draw:style-name="fr1" draw:name="Image189" text:anchor-type="as-char" svg:width="6.9236in" svg:height="3.956343in" draw:z-index="0">
<draw:image xlink:href="../Images/yкринформ/2023-04-29T19-40-00-03-00/630_360_1446829545-6581-foto-wikipediaorg.jpg" xlink:type="simple" xlink:show="embed" xlink:actuate="onLoad" draw:mime-type="image/jpeg"/>
</draw:frame>
The F-16 is ready to fight several dozen pilots.</text:p>
      <text:p text:style-name="P4">
Yuriy Ignat, Ukrinform, said about it on the air of the only news on the only news.</text:p>
      <text:p text:style-name="P4">
“We plan to translate all pilots(On the F-16-order.). Нам потрібно навчитивсіх. Але визначено командувачем Повітряних Сил пілотів, які вже мають певнийрівень англійської мови, бойовий досвід, і це молоді пілоти. Вони готові вжехоч завтра воювати. Тут потрібне політичне рішення, щоб ми почали процеспідготовки і наземного персоналу, це офіцери бойового управління, інженеривійськові. Кілька десятків пілотів готові вже воювати”, - сказав Ігнат.</text:p>
      <text:p text:style-name="P4">
<text:span text:style-name="T4">
Читайте також:</text:span>
 <text:a xlink:type="simple" xlink:href="https://www.ukrinform.ua/rubric-ato/3702289-vplivovi-demokrati-tisnut-na-bilij-dim-sodo-peredaci-ukraini-f16-the-hill.html" text:style-name="Internet_20_link" text:visited-style-name="Visited_20_Internet_20_Link">
 </text:a>
As reported by Ukrinform, President Volodymyr Zelenskyy <text:a xlink:type="simple" xlink:href="https://www.ukrinform.ua/rubric-ato/3702486-zelenskij-pro-kontrnastup-pocnemo-do-togo-ak-u-nas-zavlatsa-f16.html" text:style-name="Internet_20_link" text:visited-style-name="Visited_20_Internet_20_Link">
</text:a>
, but assured that the absence of the F-16 will not affect the beginning of the counter-offensive of the Ukrainian defense forces.</text:p>
      <text:p text:style-name="P4">
News Source: <text:a xlink:type="simple" xlink:href="https://www.ukrinform.ua/rubric-ato/3702587-na-f16-vze-gotovi-vouvati-kilka-desatkiv-pilotiv-povitrani-sili.html" text:style-name="Internet_20_link" text:visited-style-name="Visited_20_Internet_20_Link">
https://www.ukrinform.ua/rubric-ato/3702587-na-f16-vze-gotovi-vouvati-kilka-desatkiv-pilotiv-povitrani-sili.html</text:a>
</text:p>
      <!--NEWS-->
      <text:h text:style-name="P10" text:outline-level="1">
<text:span text:style-name="T4">
The Russians fired the community in Dnipropetrovsk region</text:span>
</text:h>
      <text:p text:style-name="P4">
Authors: Ukrinform (Person)</text:p>
      <text:p text:style-name="P4">
Publisher: Укринформ (Organization)</text:p>
      <text:p text:style-name="P4">
Published Time: 2023-04-29T19:54:00+03:00</text:p>
      <text:p text:style-name="P4">
Modified Time: 2023-04-29T19:54:00+03:00</text:p>
      <text:p text:style-name="P4">
Description: On Saturday afternoon, Russian troops fired at the Chervono -Grigoriv community in the Nikopol district. - Ukrinform.</text:p>
      <text:p text:style-name="P4">
Images: ["<text:a xlink:type="simple" xlink:href="https://static.ukrinform.com/photos/2023_03/thumb_files/630_360_1679917009-251.jpg" text:style-name="Internet_20_link" text:visited-style-name="Visited_20_Internet_20_Link">
630_360_16799...</text:a>
"]</text:p>
      <text:p text:style-name="P4">
Tags: ['Дніпропетровщина', 'Обстріл', 'Війна з росією']</text:p>
      <text:p text:style-name="P4">
Type: Article</text:p>
      <!--METADATA-->
      <text:p text:style-name="P4">
<draw:frame draw:style-name="fr1" draw:name="Image190" text:anchor-type="as-char" svg:width="6.9236in" svg:height="3.956343in" draw:z-index="0">
<draw:image xlink:href="../Images/yкринформ/2023-04-29T19-54-00-03-00/630_360_1679917009-251.jpg" xlink:type="simple" xlink:show="embed" xlink:actuate="onLoad" draw:mime-type="image/jpeg"/>
</draw:frame>
On Saturday, Russian troops fired at the Chervono -Grigoriv community of the Unikopol district.</text:p>
      <text:p text:style-name="P4">
About it in <text:a xlink:type="simple" xlink:href="https://t.me/mykola_lukashuk/4295" text:style-name="Internet_20_link" text:visited-style-name="Visited_20_Internet_20_Link">
</text:a>
Informs Mykola Lukashuk, the Chief Properepetrovsk Regional Council, Ukrinform reports.</text:p>
      <text:p text:style-name="P4">
"Under the enemy fire from heavy artillery today came the Chervono -Grigorivsky community in the Nikopol region. Fortunately, no one was injured," - said.</text:p>
      <text:p text:style-name="P4">
In other areas of the region the day has passed without <text:a xlink:type="simple" xlink:href="https://www.ukrinform.ua/tag-obstril" text:style-name="Internet_20_link" text:visited-style-name="Visited_20_Internet_20_Link">
</text:a>
<text:span text:style-name="T4">
 Read also: </text:span>
 <text:a xlink:type="simple" xlink:href="https://www.ukrinform.ua/rubric-ato/3702535-rosijski-vijska-obstrilali-bilozersku-gromadu-e-zertva.html" text:style-name="Internet_20_link" text:visited-style-name="Visited_20_Internet_20_Link">
<text:span text:style-name="T4">
 firing </text:span>
</text:a>
As reported by Ukrinform, <text:a xlink:type="simple" xlink:href="https://www.ukrinform.ua/rubric-ato/3702365-na-cernigivsini-vnaslidok-obstriliv-odna-ludina-zaginula-cetvero-poraneni.html" text:style-name="Internet_20_link" text:visited-style-name="Visited_20_Internet_20_Link">
</text:a>
Zetillery, RSZV, Giftsril, and dropped the aircraft. As a result of the shelling, a person was killed, three adults were injured.</text:p>
      <text:p text:style-name="P4">
_ Photo illustrative_</text:p>
      <text:p text:style-name="P4">
News Source: <text:a xlink:type="simple" xlink:href="https://www.ukrinform.ua/rubric-ato/3702586-rosiani-obstrilali-gromadu-na-dnipropetrovsini.html" text:style-name="Internet_20_link" text:visited-style-name="Visited_20_Internet_20_Link">
https://www.ukrinform.ua/rubric-ato/3702586-rosiani-obstrilali-gromadu-na-dnipropetrovsini.html</text:a>
</text:p>
      <!--NEWS-->
      <text:h text:style-name="P10" text:outline-level="1">
<text:span text:style-name="T4">
The EU considers the possibility of giving more freedom to Member States in ammunition costs</text:span>
</text:h>
      <text:p text:style-name="P4">
Authors: Ukrinform (Person)</text:p>
      <text:p text:style-name="P4">
Publisher: Укринформ (Organization)</text:p>
      <text:p text:style-name="P4">
Published Time: 2023-04-29T20:12:00+03:00</text:p>
      <text:p text:style-name="P4">
Modified Time: 2023-04-29T20:12:00+03:00</text:p>
      <text:p text:style-name="P4">
Description: The EU considers the possibility of providing member countries with additional time to balance their budgets if they invest in an increase in ammunition production, which is a priority after the invasion of Russian troops into Ukraine. - Ukrinform.</text:p>
      <text:p text:style-name="P4">
Images: ["<text:a xlink:type="simple" xlink:href="https://static.ukrinform.com/photos/2021_12/thumb_files/630_360_1638885879-203.jpg" text:style-name="Internet_20_link" text:visited-style-name="Visited_20_Internet_20_Link">
630_360_16388...</text:a>
"]</text:p>
      <text:p text:style-name="P4">
Tags: ['Естонія', 'Євросоюз', 'Боєприпаси']</text:p>
      <text:p text:style-name="P4">
Type: Article</text:p>
      <!--METADATA-->
      <text:p text:style-name="P4">
<draw:frame draw:style-name="fr1" draw:name="Image191" text:anchor-type="as-char" svg:width="6.9236in" svg:height="3.956343in" draw:z-index="0">
<draw:image xlink:href="../Images/yкринформ/2023-04-29T20-12-00-03-00/630_360_1638885879-203.jpg" xlink:type="simple" xlink:show="embed" xlink:actuate="onLoad" draw:mime-type="image/jpeg"/>
</draw:frame>
The ESRO considers the possibility of providing member countries with additional time to balance the budgets if they invest in the increase in production, which is a priority after the invasion of Russian troops into Ukraine.</text:p>
      <text:p text:style-name="P4">
According to Ukrinform, the agency reports <text:a xlink:type="simple" xlink:href="https://www.bloomberg.com/news/articles/2023-04-29/eu-considers-more-ammunition-spending-leeway-in-new-fiscal-rules" text:style-name="Internet_20_link" text:visited-style-name="Visited_20_Internet_20_Link">
</text:a>
.</text:p>
      <text:p text:style-name="P4">
As it is noted, military expenditures, in particular for artillery shells, will be considered as supporting one of the key strategic goals of the EU and, by the establishments of officials, the time required by the National Government can be increased for up to seven years.</text:p>
      <text:p text:style-name="P4">
<text:span text:style-name="T4">
 Read also: </text:span>
 <text:a xlink:type="simple" xlink:href="https://www.ukrinform.ua/rubric-ato/3702507-posol-ukraini-u-nimeccini-zaklikav-berlin-do-novih-postavok-zbroi.html" text:style-name="Internet_20_link" text:visited-style-name="Visited_20_Internet_20_Link">
</text:a>
This idea will be a supplement to the plans of the European Commission on supporting the defense industry, which should be published next week.</text:p>
      <text:p text:style-name="P4">
The European Commission has submitted legislative proposals to change its fiscal rules that will give Member States more flexibility to reduce debt and more space for investment.</text:p>
      <text:p text:style-name="P4">
Ammunition has become a priority for the EU as a result of Russia's aggression against Ukraine. Bloc pledged to provide Kiev with 1 million shells over the next 12 months to support military efforts, EU countries will need to replenish their stocks and increase production to avoid lack of production.</text:p>
      <text:p text:style-name="P4">
<text:span text:style-name="T4">
 Read also: </text:span>
 <text:a xlink:type="simple" xlink:href="https://www.ukrinform.ua/rubric-ato/3702295-nimeccina-planue-vigotoviti-dla-ukraini-250-tisac-artsnaradiv-zmi.html" text:style-name="Internet_20_link" text:visited-style-name="Visited_20_Internet_20_Link">
</text:a>
The commission representative said that in order to get extra time, the reform of the investment offers of each member country will be appreciated together and should be "sufficiently detailed, ahead of time, limited in time and those who will be tested."</text:p>
      <text:p text:style-name="P4">
The proposal must yet be approved by the EU Member States and the European Parliament.</text:p>
      <text:p text:style-name="P4">
As reported by Ukrinform, within the framework of the Program for providing 1 million ammunition for Ukraine, the EU countries have agreed on the transfer of shells from warehouses, but their order is still being discussed.</text:p>
      <text:p text:style-name="P4">
<text:span text:style-name="T4">
 Read also: </text:span>
 <text:a xlink:type="simple" xlink:href="https://www.ukrinform.ua/rubric-ato/3702194-cehia-ta-ukraina-spilno-viroblatimut-zbrou-i-navcalni-litaki-a-takoz-remontuvatimut-tanki.html" text:style-name="Internet_20_link" text:visited-style-name="Visited_20_Internet_20_Link">
</text:a>
The Estonian Defense Minister Hanno Mikur stated that it is impossible to exclude the purchasing plants for Ukraine outside the European economic zone.</text:p>
      <text:p text:style-name="P4">
News Source: <text:a xlink:type="simple" xlink:href="https://www.ukrinform.ua/rubric-world/3702591-v-es-rozgladaut-mozlivist-nadanna-bilsoi-svobodi-krainamclenam-u-vitratah-na-boepripasi.html" text:style-name="Internet_20_link" text:visited-style-name="Visited_20_Internet_20_Link">
https://www.ukrinform.ua/rubric-world/3702591-v-es-rozgladaut-mozlivist-nadanna-bilsoi-svobodi-krainamclenam-u-vitratah-na-boepripasi.html</text:a>
</text:p>
      <!--NEWS-->
      <text:h text:style-name="P10" text:outline-level="1">
<text:span text:style-name="T4">
The Russian Federation has already released more than 1000 drones and missiles on Ukraine's energy objects</text:span>
</text:h>
      <text:p text:style-name="P4">
Authors: Ukrinform (Person)</text:p>
      <text:p text:style-name="P4">
Publisher: Укринформ (Organization)</text:p>
      <text:p text:style-name="P4">
Published Time: 2023-04-29T20:19:00+03:00</text:p>
      <text:p text:style-name="P4">
Modified Time: 2023-04-29T20:19:00+03:00</text:p>
      <text:p text:style-name="P4">
Description: Since October last year, Russia has carried out 33 massive attacks on energy infrastructure facilities, and more than 1000 drones and missiles were released. - Ukrinform.</text:p>
      <text:p text:style-name="P4">
Images: ["<text:a xlink:type="simple" xlink:href="https://static.ukrinform.com/photos/2022_12/thumb_files/630_360_1670260661-504.jpg" text:style-name="Internet_20_link" text:visited-style-name="Visited_20_Internet_20_Link">
630_360_16702...</text:a>
"]</text:p>
      <text:p text:style-name="P4">
Tags: ['Енергетика', 'Міненерго', 'Обстріл', 'Війна з росією', 'Ракетний удар', 'Єдині новини']</text:p>
      <text:p text:style-name="P4">
Type: Article</text:p>
      <!--METADATA-->
      <text:p text:style-name="P4">
<draw:frame draw:style-name="fr1" draw:name="Image192" text:anchor-type="as-char" svg:width="6.9236in" svg:height="3.954441in" draw:z-index="0">
<draw:image xlink:href="../Images/yкринформ/2023-04-29T20-19-00-03-00/630_360_1670260661-504.jpg" xlink:type="simple" xlink:show="embed" xlink:actuate="onLoad" draw:mime-type="image/jpeg"/>
</draw:frame>
Since October, Russia has carried out 33 massive attacks on energy infrastructure facilities, and more than 1000 drones and missiles were released.</text:p>
      <text:p text:style-name="P4">
About it on the air of the nationwide TELEXON "The only news" said the Deputy Minister of Energy Farid Safarov, Ukrinform reports.</text:p>
      <text:p text:style-name="P4">
"Since October and for the next six months, Ukrainian energy-causing a lot of damage. The terrorist state has carried out more than 33-mass attacks, more than 1000 drones and missiles have been released on energy-based objects, 270 were hit by TPPs, Hydrostations, and so on. There were 24 generation objects, about half of the transmission system, 43% of the main networks. In most cases, these attachments were several, "Safarov said.</text:p>
      <text:p text:style-name="P4">
According to him, at the end of the heating season, the Ukrainian energy system has temporarily lost 44% of atomic generation, 78% of capacities, 66% of hydroelectric power plants, 75% of wind generation and about 20% of solar generation.</text:p>
      <text:p text:style-name="P4">
<text:span text:style-name="T4">
 Read also: </text:span>
 <text:a xlink:type="simple" xlink:href="https://www.ukrinform.ua/rubric-ato/3702165-vorog-vluciv-v-obekt-elektrogeneracii-na-doneccini.html" text:style-name="Internet_20_link" text:visited-style-name="Visited_20_Internet_20_Link">
</text:a>
Safarov stressed that in the future temporary shutdowns of electricity can be through seasonal phenomena that occur in energy, as well as the remote work that needs to be carried out and which are usually done in the summer.</text:p>
      <text:p text:style-name="P4">
As it was reported, the total loss caused to Ukrainian energy system of Ukraine, <text:a xlink:type="simple" xlink:href="https://www.ukrinform.ua/rubric-ato/3699360-ukraini-potribno-ponad-1-milard-na-vidnovlenna-energosistemi-gerus.html" text:style-name="Internet_20_link" text:visited-style-name="Visited_20_Internet_20_Link">
</text:a>
</text:p>
      <text:p text:style-name="P4">
News Source: <text:a xlink:type="simple" xlink:href="https://www.ukrinform.ua/rubric-economy/3702594-rf-vze-vipustila-po-energoobektah-ukraini-ponad-1000-droniv-i-raket.html" text:style-name="Internet_20_link" text:visited-style-name="Visited_20_Internet_20_Link">
https://www.ukrinform.ua/rubric-economy/3702594-rf-vze-vipustila-po-energoobektah-ukraini-ponad-1000-droniv-i-raket.html</text:a>
</text:p>
      <!--NEWS-->
      <text:h text:style-name="P10" text:outline-level="1">
<text:span text:style-name="T4">
Ukrainian journalist Lukanov presented his novel published in the United States</text:span>
</text:h>
      <text:p text:style-name="P4">
Authors: Ukrinform (Person)</text:p>
      <text:p text:style-name="P4">
Publisher: Укринформ (Organization)</text:p>
      <text:p text:style-name="P4">
Published Time: 2023-04-29T20:23:00+03:00</text:p>
      <text:p text:style-name="P4">
Modified Time: 2023-04-29T20:23:00+03:00</text:p>
      <text:p text:style-name="P4">
Description: Journalist Yuriy Lukanov presented in the United States an English translation of his novel by the Reporter Volkovsky, which was published in the United States. - Ukrinform.</text:p>
      <text:p text:style-name="P4">
Images: ["<text:a xlink:type="simple" xlink:href="https://static.ukrinform.com/photos/2023_04/thumb_files/630_360_1682788878-797.jpg" text:style-name="Internet_20_link" text:visited-style-name="Visited_20_Internet_20_Link">
630_360_16827...</text:a>
"]</text:p>
      <text:p text:style-name="P4">
Tags: ['США', 'Журналіст', 'Українська книга']</text:p>
      <text:p text:style-name="P4">
Type: Article</text:p>
      <!--METADATA-->
      <text:p text:style-name="P4">
<draw:frame draw:style-name="fr1" draw:name="Image193" text:anchor-type="as-char" svg:width="6.9236in" svg:height="3.956343in" draw:z-index="0">
<draw:image xlink:href="../Images/yкринформ/2023-04-29T20-23-00-03-00/630_360_1682788878-797.jpg" xlink:type="simple" xlink:show="embed" xlink:actuate="onLoad" draw:mime-type="image/jpeg"/>
</draw:frame>
The journalist Lukanov presented in the United States an English translation of his novel Reporter Volkovsky, which was published in the United States.</text:p>
      <text:p text:style-name="P4">
According to Ukrinform correspondent in New York, presenting the book of Ukrainian Studies in New York, Lukanov said that "writing military prose was forced by stories that could not be included in newspaper reports, allegerly characterize the war."</text:p>
      <text:p text:style-name="P4">
According to him, he was engaged in the organization of presentations that took place in different cities.</text:p>
      <text:p text:style-name="P4">
<text:span text:style-name="T4">
 Read also: </text:span>
 <text:a xlink:type="simple" xlink:href="https://www.ukrinform.ua/rubric-culture/3702428-u-kievi-prezentuvali-vistavu-mavka-sou-za-motivami-multfilmu.html" text:style-name="Internet_20_link" text:visited-style-name="Visited_20_Internet_20_Link">
</text:a>
“Through friends and acquaintances in the United States, I found those who were interested in helping. There were many, because not every day Ukrainian authors seem to be sustained. My advice to everyone: if you want to do something, then do it yourself and the curls. "</text:p>
      <text:p text:style-name="P4">
In addition to New York, the presentation of Lukanov's book was held at A&amp;M University of Texas, Okland University of Michigan, Manor College at Philadelphiystate Pennsylvania, University of George Washington in the US capital, Ilona University of North Karolyn. According to the journalist estimates, since April 9, he has stopped in the United States over 4,000 kilometers.</text:p>
      <text:p text:style-name="P4">
Lukanov also said that in Washington he was attacked in the subway: he struck him from the head on his head. The journalist had a photograph of the attacker and turned to the police. The investigator reported that he was wanted. Lukanov stressed that he did not link this incident to his professional activity.</text:p>
      <text:p text:style-name="P4">
<text:span text:style-name="T4">
 Read also: </text:span>
 <text:a xlink:type="simple" xlink:href="https://www.ukrinform.ua/rubric-diaspora/3701858-ukrainskij-stend-zapracuvav-na-miznarodnomu-knizkovomu-armarku-v-buenosajresi.html" text:style-name="Internet_20_link" text:visited-style-name="Visited_20_Internet_20_Link">
</text:a>
According to Ukrinform, the American Publishing House of Defiance Press in Texas <text:a xlink:type="simple" xlink:href="https://www.ukrinform.ua/rubric-culture/3666133-u-ssa-prezentuvali-knigu-ukrainskogo-zurnalista-lukanova-reporter-volkovskij.html" text:style-name="Internet_20_link" text:visited-style-name="Visited_20_Internet_20_Link">
</text:a>
.</text:p>
      <text:p text:style-name="P4">
Before that, he sent a presentation letter with an excerpt of the text to about hundreds of auggrowed publisher in the world. Four of them responded, and the Defiance Press suffered a cooperation, providing translation and printing.</text:p>
      <text:p text:style-name="P4">
The main characters of the book-friends-journalists Ivan Volkovsky and Sergey Sukhobokov-are in the face of a moral choice: to lie in favor of Russian propaganda to be freed or to refuse and stay in captivity, risking the health of howls, indicated in the annotation.</text:p>
      <text:p text:style-name="P4">
The Ukrainian original book was published at the end of 20202.</text:p>
      <text:p text:style-name="P4">
News Source: <text:a xlink:type="simple" xlink:href="https://www.ukrinform.ua/rubric-culture/3702593-ukrainskij-zurnalist-lukanov-prezentuvav-svij-roman-vidanij-u-ssa.html" text:style-name="Internet_20_link" text:visited-style-name="Visited_20_Internet_20_Link">
https://www.ukrinform.ua/rubric-culture/3702593-ukrainskij-zurnalist-lukanov-prezentuvav-svij-roman-vidanij-u-ssa.html</text:a>
</text:p>
      <!--NEWS-->
      <text:h text:style-name="P10" text:outline-level="1">
<text:span text:style-name="T4">
Ignati explained why Russia launches rockets from Caspia</text:span>
</text:h>
      <text:p text:style-name="P4">
Authors: Ukrinform (Person)</text:p>
      <text:p text:style-name="P4">
Publisher: Укринформ (Organization)</text:p>
      <text:p text:style-name="P4">
Published Time: 2023-04-29T20:30:00+03:00</text:p>
      <text:p text:style-name="P4">
Modified Time: 2023-04-29T20:30:00+03:00</text:p>
      <text:p text:style-name="P4">
Description: Russia launches rockets from the Caspian so that they do not fall into Russian cities. - Ukrinform.</text:p>
      <text:p text:style-name="P4">
Images: ["<text:a xlink:type="simple" xlink:href="https://static.ukrinform.com/photos/2023_03/thumb_files/630_360_1678112971-291.jpg" text:style-name="Internet_20_link" text:visited-style-name="Visited_20_Internet_20_Link">
630_360_16781...</text:a>
"]</text:p>
      <text:p text:style-name="P4">
Tags: ['Повітряні сили ЗСУ', 'Війна з росією', 'Єдині новини']</text:p>
      <text:p text:style-name="P4">
Type: Article</text:p>
      <!--METADATA-->
      <text:p text:style-name="P4">
<draw:frame draw:style-name="fr1" draw:name="Image194" text:anchor-type="as-char" svg:width="6.9236in" svg:height="3.956343in" draw:z-index="0">
<draw:image xlink:href="../Images/yкринформ/2023-04-29T20-30-00-03-00/630_360_1678112971-291.jpg" xlink:type="simple" xlink:show="embed" xlink:actuate="onLoad" draw:mime-type="image/jpeg"/>
</draw:frame>
Russian exposes rockets from the Caspian so that they do not fall into Russian cities.</text:p>
      <text:p text:style-name="P4">
Yuriy Ignat, Ukrinform, said about it on the air of the only news on the national news.</text:p>
      <text:p text:style-name="P4">
"Why is it from the Caspian - because not always a rocket released from the plane, flies in its goal. It falls… easier when it falls into the Caspian Sea, knife there in Russia on the Russian head. They were let out of there, as well as from the Volga -Don region. There were rockets right on houses, "Ignat said.</text:p>
      <text:p text:style-name="P4">
<text:span text:style-name="T4">
 Read also: </text:span>
 <text:a xlink:type="simple" xlink:href="https://www.ukrinform.ua/rubric-ato/3702583-pid-cas-obstriliv-ukraini-rf-vikoristovue-raketi-vigotovleni-minuloi-oseni-i-vzimku-ignat.html" text:style-name="Internet_20_link" text:visited-style-name="Visited_20_Internet_20_Link">
<text:span text:style-name="T4">
 Ignati </text:span>
</text:a>
He added that the fall of rockets, a bomb in Russia may also be because the pilots of aircraft are released earlier, as they do not want to take the risk of causing the Ukrainian air defense area.</text:p>
      <text:p text:style-name="P4">
However, as Ignatius noted, Russia will continue the shelling, given that the Ukrainian forces cannot yet reach the planes from which the Puskiketa is being made.</text:p>
      <text:p text:style-name="P4">
<text:span text:style-name="T4">
 Read also: </text:span>
 <text:a xlink:type="simple" xlink:href="https://www.ukrinform.ua/rubric-ato/3702578-ignat-planuvanna-udaru-po-centru-mista-vze-zlocin-proti-ludstva.html" text:style-name="Internet_20_link" text:visited-style-name="Visited_20_Internet_20_Link">
<text:span text:style-name="T4">
 Ignati </text:span>
</text:a>
As it was reported, in the evening of April 20 in Russia the combat aircraft Su-34 dumped a boost to the city of Belgorod.</text:p>
      <text:p text:style-name="P4">
News Source: <text:a xlink:type="simple" xlink:href="https://www.ukrinform.ua/rubric-ato/3702595-ignat-poasniv-comu-rosia-zapuskae-raketi-z-kaspiu.html" text:style-name="Internet_20_link" text:visited-style-name="Visited_20_Internet_20_Link">
https://www.ukrinform.ua/rubric-ato/3702595-ignat-poasniv-comu-rosia-zapuskae-raketi-z-kaspiu.html</text:a>
</text:p>
      <!--NEWS-->
      <text:h text:style-name="P10" text:outline-level="1">
<text:span text:style-name="T4">
To prepare for the heating season requires $ 3.4 billion - Ministry of Energy</text:span>
</text:h>
      <text:p text:style-name="P4">
Authors: Ukrinform (Person)</text:p>
      <text:p text:style-name="P4">
Publisher: Укринформ (Organization)</text:p>
      <text:p text:style-name="P4">
Published Time: 2023-04-29T20:42:00+03:00</text:p>
      <text:p text:style-name="P4">
Modified Time: 2023-04-29T20:42:00+03:00</text:p>
      <text:p text:style-name="P4">
Description: To prepare for the next heating season it is necessary $ 3.4 billion, in this amount includes both the restoration of the generation and the purchase of the necessary resources. - Ukrinform.</text:p>
      <text:p text:style-name="P4">
Images: ["<text:a xlink:type="simple" xlink:href="https://static.ukrinform.com/photos/2018_11/thumb_files/630_360_1542107876-288.jpg" text:style-name="Internet_20_link" text:visited-style-name="Visited_20_Internet_20_Link">
630_360_15421...</text:a>
"]</text:p>
      <text:p text:style-name="P4">
Tags: ['Міненерго', 'Опалювальний сезон', 'Єдині новини']</text:p>
      <text:p text:style-name="P4">
Type: Article</text:p>
      <!--METADATA-->
      <text:p text:style-name="P4">
<draw:frame draw:style-name="fr1" draw:name="Image195" text:anchor-type="as-char" svg:width="6.9236in" svg:height="3.956343in" draw:z-index="0">
<draw:image xlink:href="../Images/yкринформ/2023-04-29T20-42-00-03-00/630_360_1542107876-288.jpg" xlink:type="simple" xlink:show="embed" xlink:actuate="onLoad" draw:mime-type="image/jpeg"/>
</draw:frame>
The preparation for the next heating season requires $ 3.4 billion, which includes both the restoration of the generation and the purchase of the necessary resources.</text:p>
      <text:p text:style-name="P4">
About it on the air of the nationwide TELEXON "The only news" said the Deputy Minister of Energy Farid Safarov, Ukrinform reports.</text:p>
      <text:p text:style-name="P4">
"At the moment, to prepare for the heating season 2023/2024 it is necessary to print $ 3.4 billion, of which $ 1.2 billion - to purchase a certain type of resources. The rest of the amount is what is necessary to restore, firstly, the line systems These are Ukrenergo lines, lines of electricity distribution systems, caesex, and for the reconstruction of generating capacity. It is we saying thermal generation, about green generation and hydraulic and hydraulic and hydraulic plants. This is about $ 2.1 billion, "Safarov said.</text:p>
      <text:p text:style-name="P4">
According to him, these funds are necessary only to prepare for <text:a xlink:type="simple" xlink:href="https://www.ukrinform.ua/tag-opaluvalnij-sezon" text:style-name="Internet_20_link" text:visited-style-name="Visited_20_Internet_20_Link">
</text:a>
<text:span text:style-name="T4">
 Read also: </text:span>
 <text:a xlink:type="simple" xlink:href="https://www.ukrinform.ua/rubric-economy/3701908-ukraina-planue-zbilsiti-obsagi-peretokiv-elektroenergii-z-es-budue-novi-linii.html" text:style-name="Internet_20_link" text:visited-style-name="Visited_20_Internet_20_Link">
</text:a>
In general, the amounts for energy recovery are much higher.</text:p>
      <text:p text:style-name="P4">
As reported by Ukrinform, <text:a xlink:type="simple" xlink:href="https://www.ukrinform.ua/rubric-economy/3702594-rf-vze-vipustila-po-energoobektah-ukraini-ponad-1000-droniv-i-raket.html" text:style-name="Internet_20_link" text:visited-style-name="Visited_20_Internet_20_Link">
</text:a>
She has temporarily lost 44% of atomic generation, 78% of the TPP, 66% of hydroelectric power plants, 75% of wind generation and about 20% of solar generation.</text:p>
      <text:p text:style-name="P4">
News Source: <text:a xlink:type="simple" xlink:href="https://www.ukrinform.ua/rubric-economy/3702598-dla-pidgotovki-do-opaluvalnogo-sezonu-potribno-34-milarda-minenergo.html" text:style-name="Internet_20_link" text:visited-style-name="Visited_20_Internet_20_Link">
https://www.ukrinform.ua/rubric-economy/3702598-dla-pidgotovki-do-opaluvalnogo-sezonu-potribno-34-milarda-minenergo.html</text:a>
</text:p>
      <!--NEWS-->
      <text:h text:style-name="P10" text:outline-level="1">
<text:span text:style-name="T4">
Forward and Dawn Coach are the best in the 23rd round of UPL</text:span>
</text:h>
      <text:p text:style-name="P4">
Authors: Ukrinform (Person)</text:p>
      <text:p text:style-name="P4">
Publisher: Укринформ (Organization)</text:p>
      <text:p text:style-name="P4">
Published Time: 2023-04-29T20:43:00+03:00</text:p>
      <text:p text:style-name="P4">
Modified Time: 2023-04-29T20:43:00+03:00</text:p>
      <text:p text:style-name="P4">
Description: The Ukrainian Premier League (UPL) has announced the names of the best player and coach of the 23rd round of the football championship, which were identified in the survey of representatives of the expert council. - Ukrinform.</text:p>
      <text:p text:style-name="P4">
Images: ["<text:a xlink:type="simple" xlink:href="https://static.ukrinform.com/photos/2023_04/thumb_files/630_360_1682790391-943.jpg" text:style-name="Internet_20_link" text:visited-style-name="Visited_20_Internet_20_Link">
630_360_16827...</text:a>
"]</text:p>
      <text:p text:style-name="P4">
Tags: ['Футбол', "Прем'єр-ліга", 'Зоря']</text:p>
      <text:p text:style-name="P4">
Type: Article</text:p>
      <!--METADATA-->
      <text:p text:style-name="P4">
<draw:frame draw:style-name="fr1" draw:name="Image196" text:anchor-type="as-char" svg:width="6.9236in" svg:height="3.956343in" draw:z-index="0">
<draw:image xlink:href="../Images/yкринформ/2023-04-29T20-43-00-03-00/630_360_1682790391-943.jpg" xlink:type="simple" xlink:show="embed" xlink:actuate="onLoad" draw:mime-type="image/jpeg"/>
</draw:frame>
Ukrainian Premier-League(UPL)She announced the names of the best player and trainer of the 23rd Turufutball Championship, which were identified in the survey of the expert council.</text:p>
      <text:p text:style-name="P4">
As the official informs <text:a xlink:type="simple" xlink:href="https://upl.ua/ua/news/view/7173" text:style-name="Internet_20_link" text:visited-style-name="Visited_20_Internet_20_Link">
</text:a>
The UPL, the best freedomist of the last round of the Ukrainian championship, was recognized as Panama Dawn "Dawn" by Eduardo Gerrero, Ukrinform reports.</text:p>
      <text:p text:style-name="P4">
The best trainer of the tour was the mentor of Luhansk Patrick Van Leuven. The Podopical Glaland specialist at the Dynamo Stadium named after Valerialobanovsky was beaten by Odessa Chernomorets(3:1).</text:p>
      <text:p text:style-name="P4">
<text:span text:style-name="T4">
Читайте також:</text:span>
 <text:a xlink:type="simple" xlink:href="https://www.ukrinform.ua/rubric-sports/3702494-zora-peremogla-cornomorec-u-cempionati-ukraini-z-futbolu.html" text:style-name="Internet_20_link" text:visited-style-name="Visited_20_Internet_20_Link">
 <text:span text:style-name="T4">
футбол</text:span>
 </text:a>
The expert council this time included Leonid Buryak, Oleg Venglinsky, Ivan Getzko, Sergey Nagornyak, Alexander Sopko, Oleg Fedorchuk, Anatoliy Chantsev, Igor Shukhovtsev, Stepan Yurchyshyn and Igor Yavorsky.</text:p>
      <text:p text:style-name="P4">
Photo: FC Dawn.</text:p>
      <text:p text:style-name="P4">
News Source: <text:a xlink:type="simple" xlink:href="https://www.ukrinform.ua/rubric-sports/3702599-forvard-ta-trener-zori-najkrasi-u-23mu-turi-upl.html" text:style-name="Internet_20_link" text:visited-style-name="Visited_20_Internet_20_Link">
https://www.ukrinform.ua/rubric-sports/3702599-forvard-ta-trener-zori-najkrasi-u-23mu-turi-upl.html</text:a>
</text:p>
      <!--NEWS-->
      <text:h text:style-name="P10" text:outline-level="1">
<text:span text:style-name="T4">
In the capital of Afghanistan there was a march of women - they called not to recognize the Taliban</text:span>
</text:h>
      <text:p text:style-name="P4">
Authors: Ukrinform (Person)</text:p>
      <text:p text:style-name="P4">
Publisher: Укринформ (Organization)</text:p>
      <text:p text:style-name="P4">
Published Time: 2023-04-29T20:45:00+03:00</text:p>
      <text:p text:style-name="P4">
Modified Time: 2023-04-29T20:45:00+03:00</text:p>
      <text:p text:style-name="P4">
Description: Afghan women staged a protest in Kabul on Saturday to urge foreign countries not to formally recognize the Taliban government on the eve of the UN summit next week. - Ukrinform.</text:p>
      <text:p text:style-name="P4">
Images: ["<text:a xlink:type="simple" xlink:href="https://static.ukrinform.com/photos/2023_04/thumb_files/630_360_1682785494-947.jpg" text:style-name="Internet_20_link" text:visited-style-name="Visited_20_Internet_20_Link">
630_360_16827...</text:a>
"]</text:p>
      <text:p text:style-name="P4">
Tags: ['Афганістан', 'Протест', 'Талібан', 'Жінки']</text:p>
      <text:p text:style-name="P4">
Type: Article</text:p>
      <!--METADATA-->
      <text:p text:style-name="P4">
<draw:frame draw:style-name="fr1" draw:name="Image197" text:anchor-type="as-char" svg:width="6.9236in" svg:height="3.956343in" draw:z-index="0">
<draw:image xlink:href="../Images/yкринформ/2023-04-29T20-45-00-03-00/630_360_1682785494-947.jpg" xlink:type="simple" xlink:show="embed" xlink:actuate="onLoad" draw:mime-type="image/jpeg"/>
</draw:frame>
Afghan Women staged a protest in Kabul on Saturday to urge foreign country not to formally recognize the Taliban government on the eve of the UN summit of the next week.</text:p>
      <text:p text:style-name="P4">
As Ukrinform reports, it reports <text:a xlink:type="simple" xlink:href="https://english.alarabiya.net/News/world/2023/04/29/Afghan-women-protest-in-Kabul-call-on-foreign-nations-not-to-recognize-Taliban-govt" text:style-name="Internet_20_link" text:visited-style-name="Visited_20_Internet_20_Link">
</text:a>
Since the Taliban returned to power in 2021, protesters who have been against the creeping restriction of women's rights, beat or delayed, and force security dispersed protest actions.</text:p>
      <text:p text:style-name="P4">
This Saturday, about 25 people arranged a march of the residential area of the capital of the capital on the eve of the summit at the do not, which, under the auspices of the UN, will be discussed "long ways forward" for the Asian country.</text:p>
      <text:p text:style-name="P4">
“Recognition <text:a xlink:type="simple" xlink:href="https://www.ukrinform.ua/tag-taliban" text:style-name="Internet_20_link" text:visited-style-name="Visited_20_Internet_20_Link">
</text:a>
"Violation of women's rights," women said during a gait that lasted no more than 10 minutes and passed the security forces.</text:p>
      <text:p text:style-name="P4">
<text:span text:style-name="T4">
 Read also: </text:span>
 <text:a xlink:type="simple" xlink:href="https://www.ukrinform.ua/rubric-world/3697680-v-oon-kazut-so-gotovi-zgornuti-svou-dialnist-v-afganistani.html" text:style-name="Internet_20_link" text:visited-style-name="Visited_20_Internet_20_Link">
<text:span text:style-name="T4">
 Afghanistan </text:span>
</text:a>
No state has yet recognized the Taliban government since the Talibanic power after the withdrawal of the US troops from Afghanistan in 2021.</text:p>
      <text:p text:style-name="P4">
As reported by Ukrinform, in Afghanistan the Taliban movement issued an order prohibiting the Afghan members who are UN employees to continue their work in institutions.</text:p>
      <text:p text:style-name="P4">
<text:span text:style-name="T5">
Foto: aa</text:span>
</text:p>
      <text:p text:style-name="P4">
News Source: <text:a xlink:type="simple" xlink:href="https://www.ukrinform.ua/rubric-world/3702580-u-stolici-afganistanu-vidbuvsa-mars-zinok-zaklikali-ne-viznavati-urad-talibanu.html" text:style-name="Internet_20_link" text:visited-style-name="Visited_20_Internet_20_Link">
https://www.ukrinform.ua/rubric-world/3702580-u-stolici-afganistanu-vidbuvsa-mars-zinok-zaklikali-ne-viznavati-urad-talibanu.html</text:a>
</text:p>
      <!--NEWS-->
      <text:h text:style-name="P10" text:outline-level="1">
<text:span text:style-name="T4">
The Ukrainian Chukhajan won Venezuelaz Marko ahead of schedule</text:span>
</text:h>
      <text:p text:style-name="P4">
Authors: Ukrinform (Person)</text:p>
      <text:p text:style-name="P4">
Publisher: Укринформ (Organization)</text:p>
      <text:p text:style-name="P4">
Published Time: 2023-04-29T20:48:33+03:00</text:p>
      <text:p text:style-name="P4">
Modified Time: 2023-04-29T20:48:33+03:00</text:p>
      <text:p text:style-name="P4">
Description: Ukrainian mid-weight boxer Karen Chukhajan (22-2, 12,) won Venezuelaz Michael Marko (29-8-1, 25 KO). - Ukrinform.</text:p>
      <text:p text:style-name="P4">
Images: ["<text:a xlink:type="simple" xlink:href="https://static.ukrinform.com/photos/2023_04/thumb_files/630_360_1682790416-796.jpeg" text:style-name="Internet_20_link" text:visited-style-name="Visited_20_Internet_20_Link">
630_360_16827...</text:a>
"]</text:p>
      <text:p text:style-name="P4">
Tags: ['Бокс']</text:p>
      <text:p text:style-name="P4">
Type: Article</text:p>
      <!--METADATA-->
      <text:p text:style-name="P4">
<draw:frame draw:style-name="fr1" draw:name="Image198" text:anchor-type="as-char" svg:width="6.9236in" svg:height="3.956343in" draw:z-index="0">
<draw:image xlink:href="../Images/yкринформ/2023-04-29T20-48-33-03-00/630_360_1682790416-796.jpeg" xlink:type="simple" xlink:show="embed" xlink:actuate="onLoad" draw:mime-type="image/jpeg"/>
</draw:frame>
Ukrainian mid -weight boxer Karen Chukhajan(22-2, 12 Ko)Michael Marcano won(29-8-1, 25 ko).</text:p>
      <text:p text:style-name="P4">
Про це повідомили на <text:a xlink:type="simple" xlink:href="https://ua.tribuna.com/uk/boxing/1000000063484-chuxadzhyan-oderzhal-dosrochnuyu-pobedu-nad-venesuelczem/" text:style-name="Internet_20_link" text:visited-style-name="Visited_20_Internet_20_Link">
</text:a>
, reports Ukrinform.</text:p>
      <text:p text:style-name="P4">
The Ukrainian won the second round ahead of schedule. The duel was held in Madrid Nazinka "Wizink Center".</text:p>
      <text:p text:style-name="P4">
<text:span text:style-name="T4">
 Read also: </text:span>
 <text:a xlink:type="simple" xlink:href="https://www.ukrinform.ua/rubric-sports/3701683-bokserska-federacia-ssa-vijsla-zi-skladu-miznarodnoi-bokserskoi-asociacii.html" text:style-name="Internet_20_link" text:visited-style-name="Visited_20_Internet_20_Link">
<text:span text:style-name="T4">
 box </text:span>
 <text:span text:style-name="T4">
 box </text:span>
</text:a>
As it was reported, in January this year Karen lost Jaron Annis.</text:p>
      <text:p text:style-name="P4">
Photo: instagram.com/karen_chukhadzhyan</text:p>
      <text:p text:style-name="P4">
News Source: <text:a xlink:type="simple" xlink:href="https://www.ukrinform.ua/rubric-sports/3702601-ukrainec-cuhadzan-dostrokovo-peremig-venesuelca-markano.html" text:style-name="Internet_20_link" text:visited-style-name="Visited_20_Internet_20_Link">
https://www.ukrinform.ua/rubric-sports/3702601-ukrainec-cuhadzan-dostrokovo-peremig-venesuelca-markano.html</text:a>
</text:p>
      <!--NEWS-->
      <text:h text:style-name="P10" text:outline-level="1">
<text:span text:style-name="T4">
Not enough of Russia's weakness, it has to be responsible for everything committed - Zelensky</text:span>
</text:h>
      <text:p text:style-name="P4">
Authors: Ukrinform (Person)</text:p>
      <text:p text:style-name="P4">
Publisher: Укринформ (Organization)</text:p>
      <text:p text:style-name="P4">
Published Time: 2023-04-29T20:50:00+03:00</text:p>
      <text:p text:style-name="P4">
Modified Time: 2023-04-29T20:50:00+03:00</text:p>
      <text:p text:style-name="P4">
Description: Ukraine and the world are not enough for Russia to be weak, as is the case. It is necessary for her to fully respond to her. - Ukrinform.</text:p>
      <text:p text:style-name="P4">
Images: ["<text:a xlink:type="simple" xlink:href="https://static.ukrinform.com/photos/2023_04/thumb_files/630_360_1682791153-168.png" text:style-name="Internet_20_link" text:visited-style-name="Visited_20_Internet_20_Link">
630_360_16827...</text:a>
"]</text:p>
      <text:p text:style-name="P4">
Tags: ['Звернення', 'Зеленський', 'Війна з росією']</text:p>
      <text:p text:style-name="P4">
Type: Article</text:p>
      <!--METADATA-->
      <text:p text:style-name="P4">
<draw:frame draw:style-name="fr1" draw:name="Image199" text:anchor-type="as-char" svg:width="6.9236in" svg:height="3.956343in" draw:z-index="0">
<draw:image xlink:href="../Images/yкринформ/2023-04-29T20-50-00-03-00/630_360_1682791153-168.png" xlink:type="simple" xlink:show="embed" xlink:actuate="onLoad" draw:mime-type="image/png"/>
</draw:frame>
Ukraine is not enough for Ukraine to make Russia weak, as it is already giving it. It is necessary for her to fully respond to her.</text:p>
      <text:p text:style-name="P4">
This was stated by President Volodymyr Zelenskyy in the evening video, which is given by Ukrinform.</text:p>
      <text:p text:style-name="P4">
_ <text:span text:style-name="T4">
 Dear Ukrainians!</text:span>
 _</text:p>
      <text:p text:style-name="P4">
Only this day in Uman, search and rescue work ended. I want to dress the whole team of the SES, the National Police, our doctors, the utility services of Uman, the military, our volunteers - to all who participated in a saving operation and helps rescued people. I wish you a speedy unfortunate to anyone who was injured in this blow is injured.</text:p>
      <text:p text:style-name="P4">
We will do our best to make the terrorist state answer as soon as possible. Anyone who prepares such rocket firing cannot but know that the member of the murder. Anyone who quit rockets and launches who is serving and ships for terror. Not only those who give orders, but all, you are all terrorists and killers and you all have to be punished. And necessarily - those who have had the original crime, from which everyone else began - the crime of aggression of the opposed people, against our country.</text:p>
      <text:p text:style-name="P4">
The lives of six children took this blow to Uman, a total of 23 people died ... Light memory!My condolences to all relatives, loved ones!</text:p>
      <text:p text:style-name="P4">
The next week will be quite important from the point of view of our struggle for the precision for Ukrainians, that is, for punishment for a terrorist state and all military criminals. We are preparing some important, powerful steps to more consolidate partners and give more energy to create a tribunal against Russian aggression. And to accelerate the defeat of the terrorist state.</text:p>
      <text:p text:style-name="P4">
We also prepare new sanction decisions for persons and companies working for VLK terrorists for foreign entities whose supply helps Russia to feed this aggression. Soon these decisions will be made public.</text:p>
      <text:p text:style-name="P4">
The other day he signed new decrees on the awards of our defenders, our heroes. Almost 450 soldiers of the Armed Forces of Ukraine, Land Forces, paratroopers, Air Forces, Terroborons and more than 300 - from the National Guard, our police, SES, our border guards.</text:p>
      <text:p text:style-name="P4">
In total, during the full -scale war, 45038 Ukrainians and Ukrainian women were awarded state awards. And this is evidence of extraordinary daily heroism of our people. All who are fighting for the sake of Ukraine, all who work for our victory.All together we bring the sentence for the state-zla. We are approaching our victory. So be it!</text:p>
      <text:p text:style-name="P4">
<text:span text:style-name="T4">
<text:span text:style-name="T5">
Glory to Ukraine!</text:span>
 </text:span>
</text:p>
      <text:p text:style-name="P4">
Photo: op</text:p>
      <text:p text:style-name="P4">
News Source: <text:a xlink:type="simple" xlink:href="https://www.ukrinform.ua/rubric-ato/3702604-nedostatno-slabkosti-rosii-vona-mae-vidpovisti-za-vse-skoene-zelenskij.html" text:style-name="Internet_20_link" text:visited-style-name="Visited_20_Internet_20_Link">
https://www.ukrinform.ua/rubric-ato/3702604-nedostatno-slabkosti-rosii-vona-mae-vidpovisti-za-vse-skoene-zelenskij.html</text:a>
</text:p>
      <!--NEWS-->
      <text:h text:style-name="P10" text:outline-level="1">
<text:span text:style-name="T4">
Kostin thanked Slovakia for the creation of a special journey against</text:span>
</text:h>
      <text:p text:style-name="P4">
Authors: Ukrinform (Person)</text:p>
      <text:p text:style-name="P4">
Publisher: Укринформ (Organization)</text:p>
      <text:p text:style-name="P4">
Published Time: 2023-04-29T20:57:00+03:00</text:p>
      <text:p text:style-name="P4">
Modified Time: 2023-04-29T20:57:00+03:00</text:p>
      <text:p text:style-name="P4">
Description: Prosecutor General Andriy Kostin, during a meeting with the president of Slovakia, thanked Zuzana Chaputova for the decision of the parliament of her country to support the creation of a special tribunal regarding the crime of Russia's aggression against Ukraine. - Ukrinform.</text:p>
      <text:p text:style-name="P4">
Images: ["<text:a xlink:type="simple" xlink:href="https://static.ukrinform.com/photos/2023_04/thumb_files/630_360_1682771541-765.jpg" text:style-name="Internet_20_link" text:visited-style-name="Visited_20_Internet_20_Link">
630_360_16827...</text:a>
"]</text:p>
      <text:p text:style-name="P4">
Tags: ['Трибунал', 'Словаччина', 'Андрій Костін']</text:p>
      <text:p text:style-name="P4">
Type: Article</text:p>
      <!--METADATA-->
      <text:p text:style-name="P4">
<draw:frame draw:style-name="fr1" draw:name="Image200" text:anchor-type="as-char" svg:width="6.9236in" svg:height="3.956343in" draw:z-index="0">
<draw:image xlink:href="../Images/yкринформ/2023-04-29T20-57-00-03-00/630_360_1682771541-765.jpg" xlink:type="simple" xlink:show="embed" xlink:actuate="onLoad" draw:mime-type="image/jpeg"/>
</draw:frame>
Prosecutor General Andriy Kostin, during a meeting with the President of Slovakia, thanked for the decision of the parliament of her country to support the creation of a special tribunal on the crime of Russia's aggression against Ukraine.</text:p>
      <text:p text:style-name="P4">
According to Ukrinform, the office of the Prosecutor General of Ukraine in [] reports it(https://t.me/pgo_gov_ua/11687?single&amp;fbclid=IwAR3PDi3Fh27cp-l_jN_GxAkwzGmNjA_wIFtovI6JdbBr22iYBgYS414Pfy4).</text:p>
      <text:p text:style-name="P4">
"Slovakia has always been and remains a reliable partner of Ukraine - it helps to resist the aggression of the Russian Federation, supports Ukraine on the path to EU Membership in Tanashi initiative at the Legal Front," Kostin said.</text:p>
      <text:p text:style-name="P4">
<text:span text:style-name="T4">
 Read also: </text:span>
 <text:a xlink:type="simple" xlink:href="https://www.ukrinform.ua/rubric-ato/3701166-unaslidok-agresii-rf-v-ukraini-zaginuli-ponad-10-000-civilnih-kostin.html" text:style-name="Internet_20_link" text:visited-style-name="Visited_20_Internet_20_Link">
<text:span text:style-name="T4">
 Kostin </text:span>
</text:a>
The Prosecutor General thanked the President of Slovakia for the consistent position of Ukraine.</text:p>
      <text:p text:style-name="P4">
“Both states are clearly aware that the Russian regime is terrorist, and terrorists need to be stopped and held accountable. We appreciate the decisions of the Slovak Parliament to support the creation of a special tribium on the crime of aggression, ”he stressed.</text:p>
      <text:p text:style-name="P4">
Separately, the Prosecutor General expressed his gratitude to Slovak colleagues for his contribution to the work of a joint investigative group for investigating serious international crimes in Ukraine(JIT)and the assistance of Slovak experts who visited Ukraine and worked as well with Ukrainian prosecutors.</text:p>
      <text:p text:style-name="P4">
<text:span text:style-name="T4">
 Read also: </text:span>
 <text:a xlink:type="simple" xlink:href="https://www.ukrinform.ua/rubric-polytics/3702176-smigal-pavel-ta-caputova-obgovorili-stvorenna-spectribunalu-proti-rf.html" text:style-name="Internet_20_link" text:visited-style-name="Visited_20_Internet_20_Link">
</text:a>
"We look forward to further cooperation for the sake of restoring justice and peace and beyond," Kostin added.</text:p>
      <text:p text:style-name="P4">
As it was reported, in September 2022, President Vladimir Zelensky, a group, headed by OP Head Andriy Yermak, who processes the question of the formation of a special tribunal to prosecute the leadership of the Russian Federation for committing the crime of aggression. The creation of such a tribunal was supported by the Parliamentary Assembly of Europe, the European Parliament, the NATO Parliamentary Assembly, the OSCE Parliamentary Assembly and individual states.</text:p>
      <text:p text:style-name="P4">
Photo: OGP, telegram</text:p>
      <text:p text:style-name="P4">
News Source: <text:a xlink:type="simple" xlink:href="https://www.ukrinform.ua/rubric-polytics/3702513-kostin-podakuvav-slovaccini-za-stvorenna-spectribunalu-sodo-rosii.html" text:style-name="Internet_20_link" text:visited-style-name="Visited_20_Internet_20_Link">
https://www.ukrinform.ua/rubric-polytics/3702513-kostin-podakuvav-slovaccini-za-stvorenna-spectribunalu-sodo-rosii.html</text:a>
</text:p>
      <!--NEWS-->
      <text:h text:style-name="P10" text:outline-level="1">
<text:span text:style-name="T4">
In the British pub to found documents about atomic submarine</text:span>
</text:h>
      <text:p text:style-name="P4">
Authors: Ukrinform (Person)</text:p>
      <text:p text:style-name="P4">
Publisher: Укринформ (Organization)</text:p>
      <text:p text:style-name="P4">
Published Time: 2023-04-29T21:02:00+03:00</text:p>
      <text:p text:style-name="P4">
Modified Time: 2023-04-29T21:02:00+03:00</text:p>
      <text:p text:style-name="P4">
Description: In the county of Cubria, in the toilet of the local pub found documents with the stamp "secret" concerning the work of the submarine HMS Anson Royal Navy. - Ukrinform.</text:p>
      <text:p text:style-name="P4">
Images: ["<text:a xlink:type="simple" xlink:href="https://static.ukrinform.com/photos/2023_04/thumb_files/630_360_1682790373-700.jpg" text:style-name="Internet_20_link" text:visited-style-name="Visited_20_Internet_20_Link">
630_360_16827...</text:a>
", "<text:a xlink:type="simple" xlink:href="https://static.ukrinform.com/photos/2023_04/1682790394-182.jpg" text:style-name="Internet_20_link" text:visited-style-name="Visited_20_Internet_20_Link">
1682790394-18...</text:a>
"]</text:p>
      <text:p text:style-name="P4">
Tags: ['Британія', 'ВМС України', 'Документи']</text:p>
      <text:p text:style-name="P4">
Type: Article</text:p>
      <!--METADATA-->
      <text:p text:style-name="P4">
<draw:frame draw:style-name="fr1" draw:name="Image201" text:anchor-type="as-char" svg:width="6.9236in" svg:height="3.956343in" draw:z-index="0">
<draw:image xlink:href="../Images/yкринформ/2023-04-29T21-02-00-03-00/630_360_1682790373-700.jpg" xlink:type="simple" xlink:show="embed" xlink:actuate="onLoad" draw:mime-type="image/jpeg"/>
</draw:frame>
In the county Kombria, the local pubs found documents with the stamp "secretly", the work of the HMS Anson royal Navy submarine.</text:p>
      <text:p text:style-name="P4">
As Ukrinform reports, it reports <text:a xlink:type="simple" xlink:href="https://www.thesun.co.uk/news/22198059/secret-nuclear-submarine-plans-found-wetherspoons-toilet/" text:style-name="Internet_20_link" text:visited-style-name="Visited_20_Internet_20_Link">
</text:a>
Secret documents were found in the booth of the toilets of pubtherspoons, on the railway Fernis.</text:p>
      <text:p text:style-name="P4">
In <text:a xlink:type="simple" xlink:href="https://www.ukrinform.ua/tag-dokumenti" text:style-name="Internet_20_link" text:visited-style-name="Visited_20_Internet_20_Link">
</text:a>
It is about the internal work of the atomic submarine. They were used by experts who study, to insulate and depressure the elements of the system on a boat.</text:p>
      <text:p text:style-name="P4">
<draw:frame draw:style-name="fr1" draw:name="Image202" text:anchor-type="as-char" svg:width="6.9236in" svg:height="4.482959in" draw:z-index="0">
<draw:image xlink:href="../Images/yкринформ/2023-04-29T21-02-00-03-00/1682790394-182.jpg" xlink:type="simple" xlink:show="embed" xlink:actuate="onLoad" draw:mime-type="image/jpeg"/>
</draw:frame>
The Sun source said, "It was lucky that the Russian spy had not found them." The source also reported that the pub was crowded with visitors when secret documents were found.</text:p>
      <text:p text:style-name="P4">
<text:span text:style-name="T4">
 Read also: </text:span>
 <text:a xlink:type="simple" xlink:href="https://www.ukrinform.ua/rubric-world/3699273-tejsejra-pocav-publikuvati-dokumenti-pentagonu-za-kilka-dniv-pisla-vtorgnenna-rosii-v-ukrainu.html" text:style-name="Internet_20_link" text:visited-style-name="Visited_20_Internet_20_Link">
<text:span text:style-name="T4">
 Timisira </text:span>
</text:a>
As reported by Ukrinform, in the United States identified the leader of the online group, which appeared the secret data of the Pentagon.</text:p>
      <text:p text:style-name="P4">
<text:span text:style-name="T5">
Foto: Ra</text:span>
</text:p>
      <text:p text:style-name="P4">
News Source: <text:a xlink:type="simple" xlink:href="https://www.ukrinform.ua/rubric-world/3702602-u-vbiralni-britanskogo-pabu-znajsli-dokumenti-pro-atomnu-submarinu.html" text:style-name="Internet_20_link" text:visited-style-name="Visited_20_Internet_20_Link">
https://www.ukrinform.ua/rubric-world/3702602-u-vbiralni-britanskogo-pabu-znajsli-dokumenti-pro-atomnu-submarinu.html</text:a>
</text:p>
      <!--NEWS-->
      <text:h text:style-name="P10" text:outline-level="1">
<text:span text:style-name="T4">
"Roma" and "Milan" exchanged goals in series A duel</text:span>
</text:h>
      <text:p text:style-name="P4">
Authors: Ukrinform (Person)</text:p>
      <text:p text:style-name="P4">
Publisher: Укринформ (Organization)</text:p>
      <text:p text:style-name="P4">
Published Time: 2023-04-29T21:12:39+03:00</text:p>
      <text:p text:style-name="P4">
Modified Time: 2023-04-29T21:12:39+03:00</text:p>
      <text:p text:style-name="P4">
Description: The teams have the same number of points in the Italian championship, but the Milan's best difference is scored and missed heads. - Ukrinform.</text:p>
      <text:p text:style-name="P4">
Images: ["<text:a xlink:type="simple" xlink:href="https://static.ukrinform.com/photos/2023_04/thumb_files/630_360_1682791884-811.jpg" text:style-name="Internet_20_link" text:visited-style-name="Visited_20_Internet_20_Link">
630_360_16827...</text:a>
"]</text:p>
      <text:p text:style-name="P4">
Tags: ['Футбол', 'Мілан', 'Рома']</text:p>
      <text:p text:style-name="P4">
Type: Article</text:p>
      <!--METADATA-->
      <text:p text:style-name="P4">
<draw:frame draw:style-name="fr1" draw:name="Image203" text:anchor-type="as-char" svg:width="6.9236in" svg:height="3.956343in" draw:z-index="0">
<draw:image xlink:href="../Images/yкринформ/2023-04-29T21-12-39-03-00/630_360_1682791884-811.jpg" xlink:type="simple" xlink:show="embed" xlink:actuate="onLoad" draw:mime-type="image/jpeg"/>
</draw:frame>
They command the same number of points in the Italian Championship, but the Milan's best headed and missed heads.</text:p>
      <text:p text:style-name="P4">
"Roma" on her field played a draw with Milan 1: 1 in the 32nd round of Italian series A, reports Ukrinform.</text:p>
      <text:p text:style-name="P4">
In the Romans, Abraham was scored in the 93rd minute. The Milants leveled the Salamacars accounts in the 96th minute.</text:p>
      <text:p text:style-name="P4">
Milan and Roma have 57 points in series A(Fourth and fifth place in the table), but the Milants have a better difference in scored and missed heads.</text:p>
      <text:p text:style-name="P4">
<text:span text:style-name="T4">
 Read also: </text:span>
 <text:a xlink:type="simple" xlink:href="https://www.ukrinform.ua/rubric-sports/3702261-penalti-armolenka-ne-dopomogli-alajnu-rebrova-vijti-u-final-kubka-prezidenta-oae.html" text:style-name="Internet_20_link" text:visited-style-name="Visited_20_Internet_20_Link">
</text:a>
As it was reported, Napoli is headed by the Italian Championship, with 78 points after 31 matches.</text:p>
      <text:p text:style-name="P4">
Photo: twitter.com/officialasroma</text:p>
      <text:p text:style-name="P4">
News Source: <text:a xlink:type="simple" xlink:href="https://www.ukrinform.ua/rubric-sports/3702606-roma-i-milan-obminalisa-golami-u-poedinku-serii-a.html" text:style-name="Internet_20_link" text:visited-style-name="Visited_20_Internet_20_Link">
https://www.ukrinform.ua/rubric-sports/3702606-roma-i-milan-obminalisa-golami-u-poedinku-serii-a.html</text:a>
</text:p>
      <!--NEWS-->
      <text:h text:style-name="P10" text:outline-level="1">
<text:span text:style-name="T4">
Ukraine is preparing important steps to create a tribunal about Russian aggression crime</text:span>
</text:h>
      <text:p text:style-name="P4">
Authors: Ukrinform (Person)</text:p>
      <text:p text:style-name="P4">
Publisher: Укринформ (Organization)</text:p>
      <text:p text:style-name="P4">
Published Time: 2023-04-29T21:15:00+03:00</text:p>
      <text:p text:style-name="P4">
Modified Time: 2023-04-29T21:15:00+03:00</text:p>
      <text:p text:style-name="P4">
Description: Ukraine is preparing important steps to create a tribunal on Russian aggression crime, as well as new sanctions for persons and companies working at the Terroist State Security Service. - Ukrinform.</text:p>
      <text:p text:style-name="P4">
Images: ["<text:a xlink:type="simple" xlink:href="https://static.ukrinform.com/photos/2023_04/thumb_files/630_360_1682451261-591.jpeg" text:style-name="Internet_20_link" text:visited-style-name="Visited_20_Internet_20_Link">
630_360_16824...</text:a>
"]</text:p>
      <text:p text:style-name="P4">
Tags: ['Трибунал', 'Воєнні злочини', 'Зеленський', 'Війна з росією']</text:p>
      <text:p text:style-name="P4">
Type: Article</text:p>
      <!--METADATA-->
      <text:p text:style-name="P4">
<draw:frame draw:style-name="fr1" draw:name="Image204" text:anchor-type="as-char" svg:width="6.9236in" svg:height="3.956343in" draw:z-index="0">
<draw:image xlink:href="../Images/yкринформ/2023-04-29T21-15-00-03-00/630_360_1682451261-591.jpeg" xlink:type="simple" xlink:show="embed" xlink:actuate="onLoad" draw:mime-type="image/jpeg"/>
</draw:frame>
Ukraine is taking important steps to create a tribunal about Russian aggression crime, and also new sanction decisions on persons and companies working on a terrorist state.</text:p>
      <text:p text:style-name="P4">
About it in <text:a xlink:type="simple" xlink:href="https://www.youtube.com/watch" text:style-name="Internet_20_link" text:visited-style-name="Visited_20_Internet_20_Link">
</text:a>
Volodymyr Zelensky said to the President of Ukraine, Ukrinform reports.</text:p>
      <text:p text:style-name="P4">
"The next week will be quite important from the point of view of our struggle for the precision for Ukrainians, that is, for punishment for a terrorist state and all military criminals. We are preparing some important, powerful steps to more consolidate partners and give more energy to create a tribunal for Russian aggression." Zelensky said.</text:p>
      <text:p text:style-name="P4">
<text:span text:style-name="T4">
 Read also: </text:span>
 <text:span text:style-name="T4">
 <text:a xlink:type="simple" xlink:href="https://www.ukrinform.ua/rubric-ato/3702604-nedostatno-slabkosti-rosii-vona-mae-vidpovisti-za-vse-skoene-zelenskij.html" text:style-name="Internet_20_link" text:visited-style-name="Visited_20_Internet_20_Link">
</text:a>
</text:span>
</text:p>
      <text:p text:style-name="P4">
Also, as the Head of State added, new sanction decisions on persons who work at the MIC of terrorists are being prepared for foreign entities whose supply helps Russia to extend <text:span text:style-name="T4">
 <text:a xlink:type="simple" xlink:href="https://www.ukrinform.ua/tag-vijna-z-rosieu" text:style-name="Internet_20_link" text:visited-style-name="Visited_20_Internet_20_Link">
</text:a>
</text:span>
</text:p>
      <text:p text:style-name="P4">
<text:span text:style-name="T4">
 Read also: </text:span>
 <text:span text:style-name="T4">
 <text:a xlink:type="simple" xlink:href="https://www.ukrinform.ua/rubric-polytics/3702513-kostin-podakuvav-slovaccini-za-stvorenna-spectribunalu-sodo-rosii.html" text:style-name="Internet_20_link" text:visited-style-name="Visited_20_Internet_20_Link">
</text:a>
</text:span>
</text:p>
      <text:p text:style-name="P4">
These decisions will be made public soon.</text:p>
      <text:p text:style-name="P4">
News Source: <text:a xlink:type="simple" xlink:href="https://www.ukrinform.ua/rubric-ato/3702608-ukraina-gotue-vazlivi-kroki-po-stvorennu-tribunalu-sodo-zlocinu-rosijskoi-agresii.html" text:style-name="Internet_20_link" text:visited-style-name="Visited_20_Internet_20_Link">
https://www.ukrinform.ua/rubric-ato/3702608-ukraina-gotue-vazlivi-kroki-po-stvorennu-tribunalu-sodo-zlocinu-rosijskoi-agresii.html</text:a>
</text:p>
      <!--NEWS-->
      <text:h text:style-name="P10" text:outline-level="1">
<text:span text:style-name="T4">
La Liga: Real Win 'Almeria in a productive match</text:span>
</text:h>
      <text:p text:style-name="P4">
Authors: Ukrinform (Person)</text:p>
      <text:p text:style-name="P4">
Publisher: Укринформ (Organization)</text:p>
      <text:p text:style-name="P4">
Published Time: 2023-04-29T21:22:46+03:00</text:p>
      <text:p text:style-name="P4">
Modified Time: 2023-04-29T21:22:46+03:00</text:p>
      <text:p text:style-name="P4">
Description: The Madrid Real Madrid broke away from Athletic by 5 points. - Ukrinform.</text:p>
      <text:p text:style-name="P4">
Images: ["<text:a xlink:type="simple" xlink:href="https://static.ukrinform.com/photos/2023_04/thumb_files/630_360_1682792435-691.jpg" text:style-name="Internet_20_link" text:visited-style-name="Visited_20_Internet_20_Link">
630_360_16827...</text:a>
"]</text:p>
      <text:p text:style-name="P4">
Tags: ['Футбол', 'Реал Мадрид']</text:p>
      <text:p text:style-name="P4">
Type: Article</text:p>
      <!--METADATA-->
      <text:p text:style-name="P4">
<draw:frame draw:style-name="fr1" draw:name="Image205" text:anchor-type="as-char" svg:width="6.9236in" svg:height="3.956343in" draw:z-index="0">
<draw:image xlink:href="../Images/yкринформ/2023-04-29T21-22-46-03-00/630_360_1682792435-691.jpg" xlink:type="simple" xlink:show="embed" xlink:actuate="onLoad" draw:mime-type="image/jpeg"/>
</draw:frame>
The Madrid Real Madrid broke away from Athletic by 5 points.</text:p>
      <text:p text:style-name="P4">
Real Madrid defeated Almeria 4: 2 in the 32nd round of the Spanish Prymer, Ukrinform reports.</text:p>
      <text:p text:style-name="P4">
In the composition of "creamy" distinguished Rodrigo, a hat-trick on Benzema. "Almeria" answered Lazaro and Robertone's goals.</text:p>
      <text:p text:style-name="P4">
Carlo Acholotti's wards occupy the second place in Laiga, having 68 points after 32 matches.</text:p>
      <text:p text:style-name="P4">
<text:span text:style-name="T4">
 Read also: </text:span>
 <text:a xlink:type="simple" xlink:href="https://www.ukrinform.ua/rubric-sports/3702606-roma-i-milan-obminalisa-golami-u-poedinku-serii-a.html" text:style-name="Internet_20_link" text:visited-style-name="Visited_20_Internet_20_Link">
<text:span text:style-name="T4">
 Milan </text:span>
</text:a>
It was reported that Barcelona heads Primer - 76 points after 31 match.</text:p>
      <text:p text:style-name="P4">
Photo: twitter.com/realmadrid</text:p>
      <text:p text:style-name="P4">
News Source: <text:a xlink:type="simple" xlink:href="https://www.ukrinform.ua/rubric-sports/3702610-la-liga-real-peremig-almeriu-u-rezultativnomu-matci.html" text:style-name="Internet_20_link" text:visited-style-name="Visited_20_Internet_20_Link">
https://www.ukrinform.ua/rubric-sports/3702610-la-liga-real-peremig-almeriu-u-rezultativnomu-matci.html</text:a>
</text:p>
      <!--NEWS-->
      <text:h text:style-name="P10" text:outline-level="1">
<text:span text:style-name="T4">
Zelensky thanked everyone who took part in a rescue operation in Uman</text:span>
</text:h>
      <text:p text:style-name="P4">
Authors: Ukrinform (Person)</text:p>
      <text:p text:style-name="P4">
Publisher: Укринформ (Organization)</text:p>
      <text:p text:style-name="P4">
Published Time: 2023-04-29T21:28:00+03:00</text:p>
      <text:p text:style-name="P4">
Modified Time: 2023-04-29T21:28:00+03:00</text:p>
      <text:p text:style-name="P4">
Description: President of Ukraine Volodymyr Zelensky thanked everyone who participated in the rescue operation in Uman. - Ukrinform.</text:p>
      <text:p text:style-name="P4">
Images: ["<text:a xlink:type="simple" xlink:href="https://static.ukrinform.com/photos/2023_04/thumb_files/630_360_1682753536-962.jpeg" text:style-name="Internet_20_link" text:visited-style-name="Visited_20_Internet_20_Link">
630_360_16827...</text:a>
"]</text:p>
      <text:p text:style-name="P4">
Tags: ['Умань', 'Зеленський', 'Війна з росією']</text:p>
      <text:p text:style-name="P4">
Type: Article</text:p>
      <!--METADATA-->
      <text:p text:style-name="P4">
<draw:frame draw:style-name="fr1" draw:name="Image206" text:anchor-type="as-char" svg:width="6.9236in" svg:height="3.956343in" draw:z-index="0">
<draw:image xlink:href="../Images/yкринформ/2023-04-29T21-28-00-03-00/630_360_1682753536-962.jpeg" xlink:type="simple" xlink:show="embed" xlink:actuate="onLoad" draw:mime-type="image/jpeg"/>
</draw:frame>
President of Ukraine Volodymyr Zelenskyy thanked everyone who participated in the rescue operation in Uman.</text:p>
      <text:p text:style-name="P4">
He told about it in <text:a xlink:type="simple" xlink:href="https://t.me/V_Zelenskiy_official/6050" text:style-name="Internet_20_link" text:visited-style-name="Visited_20_Internet_20_Link">
</text:a>
, reports Ukrinform.</text:p>
      <text:p text:style-name="P4">
"We will do our best to ensure that the terrorist state responds as soon as possible. Anyone who prepares such rocket firing cannot be aware that the state-owned murder. Everyone who gives and launches rockets, servicing, ships for terror. Not just those. Who gives orders and all. You are all terrorists and killers, and you all have to be punished. And necessarily those who have committed a crime from which all other crimes of aggression against our people, against our country, began, "the President said.</text:p>
      <text:p text:style-name="P4">
Zelensky expressed his condolences to his relatives, close and wounded as a result of this missile strike.</text:p>
      <text:p text:style-name="P4">
<text:span text:style-name="T4">
 Read also: </text:span>
 <text:a xlink:type="simple" xlink:href="https://www.ukrinform.ua/rubric-regions/3702538-v-umani-na-misci-raketnogo-udaru-zaversili-posukovu-operaciu-dvoe-vvazautsa-zniklimi.html" text:style-name="Internet_20_link" text:visited-style-name="Visited_20_Internet_20_Link">
</text:a>
The President thanked the rescuers of the SES, police, doctors, municipal services, military, volunteers - all who participated in the rescue operation.</text:p>
      <text:p text:style-name="P4">
As reported, <text:a xlink:type="simple" xlink:href="https://www.ukrinform.ua/rubric-ato/3701835-v-umani-kilkist-zertv-raketnogo-udaru-zrosla-do-cotiroh-17-postrazdalih.html" text:style-name="Internet_20_link" text:visited-style-name="Visited_20_Internet_20_Link">
</text:a>
. Water nine -storey buildings completely destroyed the entrance, a total of 10 buildings were injured. At this time, there are 23 dead, including six children.</text:p>
      <text:p text:style-name="P4">
News Source: <text:a xlink:type="simple" xlink:href="https://www.ukrinform.ua/rubric-society/3702609-zelenskij-podakuvav-usim-hto-vzav-ucast-u-ratuvalnij-operacii-v-umani.html" text:style-name="Internet_20_link" text:visited-style-name="Visited_20_Internet_20_Link">
https://www.ukrinform.ua/rubric-society/3702609-zelenskij-podakuvav-usim-hto-vzav-ucast-u-ratuvalnij-operacii-v-umani.html</text:a>
</text:p>
      <!--NEWS-->
      <text:h text:style-name="P10" text:outline-level="1">
<text:span text:style-name="T4">
The spring and summer season began at the Kiev Zoo</text:span>
</text:h>
      <text:p text:style-name="P4">
Authors: Ukrinform (Person)</text:p>
      <text:p text:style-name="P4">
Publisher: Укринформ (Organization)</text:p>
      <text:p text:style-name="P4">
Published Time: 2023-04-29T21:36:00+03:00</text:p>
      <text:p text:style-name="P4">
Modified Time: 2023-04-29T21:36:00+03:00</text:p>
      <text:p text:style-name="P4">
Description: This weekend in the Kiev Zoo begins the 117th spring and summer season. Almost all animals have already moved to their summer platforms and ponds, and the park of greening has blossomed. - Ukrinform.</text:p>
      <text:p text:style-name="P4">
Images: ["<text:a xlink:type="simple" xlink:href="https://static.ukrinform.com/photos/2023_04/thumb_files/630_360_1682792992-582.jpg" text:style-name="Internet_20_link" text:visited-style-name="Visited_20_Internet_20_Link">
630_360_16827...</text:a>
", "<text:a xlink:type="simple" xlink:href="https://static.ukrinform.com/photos/2023_04/1682793015-150.jpg" text:style-name="Internet_20_link" text:visited-style-name="Visited_20_Internet_20_Link">
1682793015-15...</text:a>
", "<text:a xlink:type="simple" xlink:href="https://static.ukrinform.com/photos/2023_04/1682793105-799.jpg" text:style-name="Internet_20_link" text:visited-style-name="Visited_20_Internet_20_Link">
1682793105-79...</text:a>
", "<text:a xlink:type="simple" xlink:href="https://static.ukrinform.com/photos/2023_04/1682793038-660.jpg" text:style-name="Internet_20_link" text:visited-style-name="Visited_20_Internet_20_Link">
1682793038-66...</text:a>
", "<text:a xlink:type="simple" xlink:href="https://static.ukrinform.com/photos/2023_04/1682793104-882.jpg" text:style-name="Internet_20_link" text:visited-style-name="Visited_20_Internet_20_Link">
1682793104-88...</text:a>
", "<text:a xlink:type="simple" xlink:href="https://static.ukrinform.com/photos/2023_04/1682793064-368.jpg" text:style-name="Internet_20_link" text:visited-style-name="Visited_20_Internet_20_Link">
1682793064-36...</text:a>
", "<text:a xlink:type="simple" xlink:href="https://static.ukrinform.com/photos/2023_04/1682793104-791.jpg" text:style-name="Internet_20_link" text:visited-style-name="Visited_20_Internet_20_Link">
1682793104-79...</text:a>
"]</text:p>
      <text:p text:style-name="P4">
Tags: ['Зоопарк', 'Київ', 'Птахи']</text:p>
      <text:p text:style-name="P4">
Type: Article</text:p>
      <!--METADATA-->
      <text:p text:style-name="P4">
<draw:frame draw:style-name="fr1" draw:name="Image207" text:anchor-type="as-char" svg:width="6.9236in" svg:height="3.956343in" draw:z-index="0">
<draw:image xlink:href="../Images/yкринформ/2023-04-29T21-36-00-03-00/630_360_1682792992-582.jpg" xlink:type="simple" xlink:show="embed" xlink:actuate="onLoad" draw:mime-type="image/jpeg"/>
</draw:frame>
The 117-summer season begins in the Kiev Zoo. Almost all the animals have already moved to their summer platforms and ponds, and Parkzazes and blossomed.</text:p>
      <text:p text:style-name="P4">
As Ukrinform reports, this is said <text:a xlink:type="simple" xlink:href="https://zoo.kiev.ua/117-vesnyano-litnij-sezon-u-kyyivskomu-zooparku/" text:style-name="Internet_20_link" text:visited-style-name="Visited_20_Internet_20_Link">
</text:a>
.</text:p>
      <text:p text:style-name="P4">
As it is noted, in these difficult times, the work of the zoo is possible only with the support of social institutions, state and public institutions, friends and colleagues from all over the world and devotion to their business.</text:p>
      <text:p text:style-name="P4">
<draw:frame draw:style-name="fr1" draw:name="Image208" text:anchor-type="as-char" svg:width="6.9236in" svg:height="4.660609in" draw:z-index="0">
<draw:image xlink:href="../Images/yкринформ/2023-04-29T21-36-00-03-00/1682793015-150.jpg" xlink:type="simple" xlink:show="embed" xlink:actuate="onLoad" draw:mime-type="image/jpeg"/>
</draw:frame>
<draw:frame draw:style-name="fr1" draw:name="Image209" text:anchor-type="as-char" svg:width="6.9236in" svg:height="4.660609in" draw:z-index="0">
<draw:image xlink:href="../Images/yкринформ/2023-04-29T21-36-00-03-00/1682793105-799.jpg" xlink:type="simple" xlink:show="embed" xlink:actuate="onLoad" draw:mime-type="image/jpeg"/>
</draw:frame>
"The main thing now is to provide the residents of the zoo with heat, feed, veterinary examination, to improve the conditions of their maintenance despite all the difficulties.</text:p>
      <text:p text:style-name="P4">
<draw:frame draw:style-name="fr1" draw:name="Image210" text:anchor-type="as-char" svg:width="6.9236in" svg:height="4.660609in" draw:z-index="0">
<draw:image xlink:href="../Images/yкринформ/2023-04-29T21-36-00-03-00/1682793038-660.jpg" xlink:type="simple" xlink:show="embed" xlink:actuate="onLoad" draw:mime-type="image/jpeg"/>
</draw:frame>
<draw:frame draw:style-name="fr1" draw:name="Image211" text:anchor-type="as-char" svg:width="6.9236in" svg:height="4.660609in" draw:z-index="0">
<draw:image xlink:href="../Images/yкринформ/2023-04-29T21-36-00-03-00/1682793104-882.jpg" xlink:type="simple" xlink:show="embed" xlink:actuate="onLoad" draw:mime-type="image/jpeg"/>
</draw:frame>
More than 30 expositions were updated before the season was opened, two artificials were created, 15 modern aeration systems were installed, and twice the largest for 12 rescued Paulian Anubisa was built. On the occasion of replenishment in the family, a new "playground" with a pool and much more, the press service said.</text:p>
      <text:p text:style-name="P4">
<draw:frame draw:style-name="fr1" draw:name="Image212" text:anchor-type="as-char" svg:width="6.9236in" svg:height="4.660609in" draw:z-index="0">
<draw:image xlink:href="../Images/yкринформ/2023-04-29T21-36-00-03-00/1682793064-368.jpg" xlink:type="simple" xlink:show="embed" xlink:actuate="onLoad" draw:mime-type="image/jpeg"/>
</draw:frame>
<draw:frame draw:style-name="fr1" draw:name="Image213" text:anchor-type="as-char" svg:width="6.9236in" svg:height="4.660609in" draw:z-index="0">
<draw:image xlink:href="../Images/yкринформ/2023-04-29T21-36-00-03-00/1682793104-791.jpg" xlink:type="simple" xlink:show="embed" xlink:actuate="onLoad" draw:mime-type="image/jpeg"/>
</draw:frame>
According to Ukrinform, in the Kiev Zoo new pairs formed monkeys, cranes, stamps, deer and raccoons.</text:p>
      <text:p text:style-name="P4">
Photo, video: zoo.kiev.ua</text:p>
      <text:p text:style-name="P4">
News Source: <text:a xlink:type="simple" xlink:href="https://www.ukrinform.ua/rubric-kyiv/3702613-u-kiivskomu-zooparku-rozpocavsa-vesnanolitnij-sezon.html" text:style-name="Internet_20_link" text:visited-style-name="Visited_20_Internet_20_Link">
https://www.ukrinform.ua/rubric-kyiv/3702613-u-kiivskomu-zooparku-rozpocavsa-vesnanolitnij-sezon.html</text:a>
</text:p>
      <!--NEWS-->
      <text:h text:style-name="P10" text:outline-level="1">
<text:span text:style-name="T4">
Ministry of Energy: Electricity tariffs will have to be increased</text:span>
</text:h>
      <text:p text:style-name="P4">
Authors: Ukrinform (Person)</text:p>
      <text:p text:style-name="P4">
Publisher: Укринформ (Organization)</text:p>
      <text:p text:style-name="P4">
Published Time: 2023-04-29T21:40:00+03:00</text:p>
      <text:p text:style-name="P4">
Modified Time: 2023-04-29T21:40:00+03:00</text:p>
      <text:p text:style-name="P4">
Description: The decision to increase electricity tariffs will have to be made, otherwise the power system will not be able to prepare for the next winter. - Ukrinform.</text:p>
      <text:p text:style-name="P4">
Images: ["<text:a xlink:type="simple" xlink:href="https://static.ukrinform.com/photos/2023_02/thumb_files/630_360_1675414663-980.jpg" text:style-name="Internet_20_link" text:visited-style-name="Visited_20_Internet_20_Link">
630_360_16754...</text:a>
"]</text:p>
      <text:p text:style-name="P4">
Tags: ['Електроенергія', 'Міненерго', 'Тариф', 'Єдині новини']</text:p>
      <text:p text:style-name="P4">
Type: Article</text:p>
      <!--METADATA-->
      <text:p text:style-name="P4">
<draw:frame draw:style-name="fr1" draw:name="Image214" text:anchor-type="as-char" svg:width="6.9236in" svg:height="3.956343in" draw:z-index="0">
<draw:image xlink:href="../Images/yкринформ/2023-04-29T21-40-00-03-00/630_360_1675414663-980.jpg" xlink:type="simple" xlink:show="embed" xlink:actuate="onLoad" draw:mime-type="image/jpeg"/>
</draw:frame>
The solution for increasing electricity tariffs will have to be approved, otherwise the energy system will not be able to prepare for the next winter.</text:p>
      <text:p text:style-name="P4">
About it on the air of the nationwide TELEXON "The only news" said the Deputy Minister of Energy Farid Safarov, Ukrinform reports.</text:p>
      <text:p text:style-name="P4">
"Any changes in tariffs in growth are difficult and forced solutions. Naragia government and NERCEP are working out questions to understand how much the tariff is to be increased. But it is still necessary to make such a decision, since energy will not be able not to recover but also prepare It can be much more complicated than the previous winter, "said SSFarov.</text:p>
      <text:p text:style-name="P4">
<text:span text:style-name="T4">
 Read also: </text:span>
 <text:span text:style-name="T4">
 <text:a xlink:type="simple" xlink:href="https://www.ukrinform.ua/rubric-economy/3701908-ukraina-planue-zbilsiti-obsagi-peretokiv-elektroenergii-z-es-budue-novi-linii.html" text:style-name="Internet_20_link" text:visited-style-name="Visited_20_Internet_20_Link">
</text:a>
</text:span>
</text:p>
      <text:p text:style-name="P4">
He added that international partners provide support and renewal of Ukrainian energy. These are equipment and money. Thus, at this time, Ukraine has already stored 150 million euros from the EU for the Energy Support Fund, 200 million Grand Duke of the World Bank. But, according to Safarov, these resources are not enough.</text:p>
      <text:p text:style-name="P4">
Safarov noted that for vulnerable categories of the population will be assisted so that they can pay for electricity. The sources of funding for assistance can be from electricity exports, the financial assistance of partners, which is currently underway.</text:p>
      <text:p text:style-name="P4">
<text:span text:style-name="T4">
 Read also: </text:span>
 <text:span text:style-name="T4">
 <text:a xlink:type="simple" xlink:href="https://www.ukrinform.ua/rubric-economy/3698116-minenergo-zaprosue-ucasnikiv-rinku-prirodnogo-gazu-dolucitis-do-mehanizmu-aggregateeu.html" text:style-name="Internet_20_link" text:visited-style-name="Visited_20_Internet_20_Link">
</text:a>
</text:span>
</text:p>
      <text:p text:style-name="P4">
There is no final decision on what the electricity tariff should be, Safarov stressed.</text:p>
      <text:p text:style-name="P4">
As reported by Ukrinform, _ <text:span text:style-name="T4">
 <text:a xlink:type="simple" xlink:href="https://www.ukrinform.ua/rubric-economy/3702598-dla-pidgotovki-do-opaluvalnogo-sezonu-potribno-34-milarda-minenergo.html" text:style-name="Internet_20_link" text:visited-style-name="Visited_20_Internet_20_Link">
</text:a>
</text:span>
 _, this amount includes both the restoration of the generation, so as the resources needed.</text:p>
      <text:p text:style-name="P4">
News Source: <text:a xlink:type="simple" xlink:href="https://www.ukrinform.ua/rubric-economy/3702603-minenergo-tarifi-na-elektriku-dovedetsa-zbilsiti.html" text:style-name="Internet_20_link" text:visited-style-name="Visited_20_Internet_20_Link">
https://www.ukrinform.ua/rubric-economy/3702603-minenergo-tarifi-na-elektriku-dovedetsa-zbilsiti.html</text:a>
</text:p>
      <!--NEWS-->
      <text:h text:style-name="P10" text:outline-level="1">
<text:span text:style-name="T4">
Rospropaganda released footage of a destroyed high -rise building in Uman for "Donbass firing"</text:span>
</text:h>
      <text:p text:style-name="P4">
Authors: Ukrinform (Person)</text:p>
      <text:p text:style-name="P4">
Publisher: Укринформ (Organization)</text:p>
      <text:p text:style-name="P4">
Published Time: 2023-04-29T21:47:00+03:00</text:p>
      <text:p text:style-name="P4">
Modified Time: 2023-04-29T21:47:00+03:00</text:p>
      <text:p text:style-name="P4">
Description: The Kremlin television issued footage of a high -rise building destroyed by the Russian rocket in Uman of Cherkasy region for the consequences of "firing Donbass by Ukrainian fighters". - Ukrinform.</text:p>
      <text:p text:style-name="P4">
Images: ["<text:a xlink:type="simple" xlink:href="https://static.ukrinform.com/photos/2019_11/thumb_files/630_360_1572860754-412.jpg" text:style-name="Internet_20_link" text:visited-style-name="Visited_20_Internet_20_Link">
630_360_15728...</text:a>
"]</text:p>
      <text:p text:style-name="P4">
Tags: ['Пропаганда', 'ЗМІ', 'Воєнні злочини', 'Умань', 'Війна з росією']</text:p>
      <text:p text:style-name="P4">
Type: Article</text:p>
      <!--METADATA-->
      <text:p text:style-name="P4">
<draw:frame draw:style-name="fr1" draw:name="Image215" text:anchor-type="as-char" svg:width="6.9236in" svg:height="3.956343in" draw:z-index="0">
<draw:image xlink:href="../Images/yкринформ/2023-04-29T21-47-00-03-00/630_360_1572860754-412.jpg" xlink:type="simple" xlink:show="embed" xlink:actuate="onLoad" draw:mime-type="image/jpeg"/>
</draw:frame>
The Kremlin television issued frames of the Russian rocket launched in the Uman of Cherkasy region for the consequences of "shelling of Donbassu Ukrainian fighters".</text:p>
      <text:p text:style-name="P4">
As Ukrinform reports, this "inflammatory time" reported in <text:a xlink:type="simple" xlink:href="https://t.me/currenttime/23349" text:style-name="Internet_20_link" text:visited-style-name="Visited_20_Internet_20_Link">
</text:a>
.</text:p>
      <text:p text:style-name="P4">
Thus, a residential building in Uman was struck by the Russian rocket in Uman.</text:p>
      <text:p text:style-name="P4">
<text:span text:style-name="T4">
 Read also: </text:span>
 <text:span text:style-name="T4">
 <text:a xlink:type="simple" xlink:href="https://www.ukrinform.ua/rubric-regions/3702379-unaslidok-raketnogo-udaru-po-umani-zaginuli-patero-ditej-mvs.html" text:style-name="Internet_20_link" text:visited-style-name="Visited_20_Internet_20_Link">
</text:a>
</text:span>
</text:p>
      <text:p text:style-name="P4">
As reported by Ukrinform, on the morning of April 28, Russian invaders of copies in Ukraine were rocket attack, hitting residential buildings in Dnipro, Uman of Cherkasy region and Ukrainians of Kyiv region.</text:p>
      <text:p text:style-name="P4">
<text:span text:style-name="T4">
 Read also: </text:span>
 <text:span text:style-name="T4">
 <text:a xlink:type="simple" xlink:href="https://www.ukrinform.ua/rubric-regions/3702538-v-umani-na-misci-raketnogo-udaru-zaversili-posukovu-operaciu-dvoe-vvazautsa-zniklimi.html" text:style-name="Internet_20_link" text:visited-style-name="Visited_20_Internet_20_Link">
</text:a>
</text:span>
</text:p>
      <text:p text:style-name="P4">
IN <text:span text:style-name="T4">
<text:a xlink:type="simple" xlink:href="https://www.ukrinform.ua/tag-uman" text:style-name="Internet_20_link" text:visited-style-name="Visited_20_Internet_20_Link">
 </text:a>
</text:span>
 The number of Russians killed in the rocket stroke reached more than 20 people. Search and rescue operations, two women are considered missing.</text:p>
      <text:p text:style-name="P4">
News Source: <text:a xlink:type="simple" xlink:href="https://www.ukrinform.ua/rubric-ato/3702611-rospropaganda-vidala-kadri-zrujnovanoi-bagatopoverhivki-v-umani-za-obstril-donbasu.html" text:style-name="Internet_20_link" text:visited-style-name="Visited_20_Internet_20_Link">
https://www.ukrinform.ua/rubric-ato/3702611-rospropaganda-vidala-kadri-zrujnovanoi-bagatopoverhivki-v-umani-za-obstril-donbasu.html</text:a>
</text:p>
      <!--NEWS-->
      <text:h text:style-name="P10" text:outline-level="1">
<text:span text:style-name="T4">
The Netherlands has been sent to Ukraine for the third time to investigate war crimes</text:span>
</text:h>
      <text:p text:style-name="P4">
Authors: Ukrinform (Person)</text:p>
      <text:p text:style-name="P4">
Publisher: Укринформ (Organization)</text:p>
      <text:p text:style-name="P4">
Published Time: 2023-04-29T21:57:00+03:00</text:p>
      <text:p text:style-name="P4">
Modified Time: 2023-04-29T21:57:00+03:00</text:p>
      <text:p text:style-name="P4">
Description: Earlier this week, the Netherlands sent a group to Ukraine for the third time to investigate war crimes. - Ukrinform.</text:p>
      <text:p text:style-name="P4">
Images: ["<text:a xlink:type="simple" xlink:href="https://static.ukrinform.com/photos/2023_01/thumb_files/630_360_1673470349-500.jpeg" text:style-name="Internet_20_link" text:visited-style-name="Visited_20_Internet_20_Link">
630_360_16734...</text:a>
"]</text:p>
      <text:p text:style-name="P4">
Tags: ['Нідерланди', 'Україна', 'Агресія РФ', 'Воєнні злочини', 'Війна з росією']</text:p>
      <text:p text:style-name="P4">
Type: Article</text:p>
      <!--METADATA-->
      <text:p text:style-name="P4">
<draw:frame draw:style-name="fr1" draw:name="Image216" text:anchor-type="as-char" svg:width="6.9236in" svg:height="3.956343in" draw:z-index="0">
<draw:image xlink:href="../Images/yкринформ/2023-04-29T21-57-00-03-00/630_360_1673470349-500.jpeg" xlink:type="simple" xlink:show="embed" xlink:actuate="onLoad" draw:mime-type="image/jpeg"/>
</draw:frame>
At the beginning of the Netherlands this week, a group was sent to Ukraine for the third time to investigate war crimes.</text:p>
      <text:p text:style-name="P4">
About it reports Ukrinform with <text:a xlink:type="simple" xlink:href="https://www.defensie.nl/actueel/nieuws/2023/04/28/voor-derde-keer-forensisch-opsporingsteam-aan-het-werk-in-oekraine" text:style-name="Internet_20_link" text:visited-style-name="Visited_20_Internet_20_Link">
</text:a>
to the Ministry of Defense of Seeds.</text:p>
      <text:p text:style-name="P4">
"Earlier this week, a forensic investigation group went to Ukraine to investigate war crimes," the statement said.</text:p>
      <text:p text:style-name="P4">
It is noted that this time it is a team of about 60 people, which also includes 9 Czech specialists.</text:p>
      <text:p text:style-name="P4">
<text:span text:style-name="T4">
 Read also: </text:span>
 <text:span text:style-name="T4">
 <text:a xlink:type="simple" xlink:href="https://www.ukrinform.ua/rubric-ato/3702608-ukraina-gotue-vazlivi-kroki-po-stvorennu-tribunalu-sodo-zlocinu-rosijskoi-agresii.html" text:style-name="Internet_20_link" text:visited-style-name="Visited_20_Internet_20_Link">
</text:a>
</text:span>
</text:p>
      <text:p text:style-name="P4">
The group includes military police experts <text:span text:style-name="T4">
 <text:a xlink:type="simple" xlink:href="https://www.ukrinform.ua/tag-niderlandi" text:style-name="Internet_20_link" text:visited-style-name="Visited_20_Internet_20_Link">
</text:a>
</text:span>
 and other defense universe.</text:p>
      <text:p text:style-name="P4">
The group's responsibilities are to investigate and maintain the evidence. This is done under the auspices of the International Criminal Court(MKS).</text:p>
      <text:p text:style-name="P4">
Команда експертів їде в Україну вже втретє. Вперше це сталося у травніминулого року. Другий раз це відбулося наприкінці минулого року. Було зібранодокази, які передали до МКС.</text:p>
      <text:p text:style-name="P4">
<text:span text:style-name="T4">
Читайте також:</text:span>
 <text:span text:style-name="T4">
<text:a xlink:type="simple" xlink:href="https://www.ukrinform.ua/rubric-polytics/3702214-pivnicna-makedonia-dolucilasa-do-koalicii-zi-stvorenna-spectribunalu-dla-rf.html" text:style-name="Internet_20_link" text:visited-style-name="Visited_20_Internet_20_Link">
 </text:a>
</text:span>
</text:p>
      <text:p text:style-name="P4">
As reported by Ukrinform, on March 17, 2023 it became known that the International Criminal Court issued a warrant for the arrest of the President of the Russian Federation Vladimir Putin of the Idytyach Ombudsman of the Russian Federation of Lviv-Bielova, who are suspected of illegal deportation of children from the occupied territories of Ukraine to Russia.</text:p>
      <text:p text:style-name="P4">
News Source: <text:a xlink:type="simple" xlink:href="https://www.ukrinform.ua/rubric-ato/3702619-niderlandi-vtrete-vidpravili-v-ukrainu-grupu-dla-rozsliduvanna-voennih-zlociniv.html" text:style-name="Internet_20_link" text:visited-style-name="Visited_20_Internet_20_Link">
https://www.ukrinform.ua/rubric-ato/3702619-niderlandi-vtrete-vidpravili-v-ukrainu-grupu-dla-rozsliduvanna-voennih-zlociniv.html</text:a>
</text:p>
      <!--NEWS-->
      <text:h text:style-name="P10" text:outline-level="1">
<text:span text:style-name="T4">
In the Austrian closter oysburg, the right populists and the Social Democrats were not glad to be Mayor Bucha</text:span>
</text:h>
      <text:p text:style-name="P4">
Authors: Ukrinform (Person)</text:p>
      <text:p text:style-name="P4">
Publisher: Укринформ (Organization)</text:p>
      <text:p text:style-name="P4">
Published Time: 2023-04-29T22:12:00+03:00</text:p>
      <text:p text:style-name="P4">
Modified Time: 2023-04-29T22:12:00+03:00</text:p>
      <text:p text:style-name="P4">
Description: Buchi Mayor Anatoly Fedoruk spoke on Friday at a meeting of the Municipal Council of the Austrian city of Klosternoyburg, but representatives of the far -right "Austrian Party of Freedom" (FPö) and the "Social Democratic Party of Austria" (SPEN) did not greet his speech because it is " Not the theme of the Council. " - Ukrinform.</text:p>
      <text:p text:style-name="P4">
Images: ["<text:a xlink:type="simple" xlink:href="https://static.ukrinform.com/photos/2018_11/thumb_files/630_360_1541766375-297.jpg" text:style-name="Internet_20_link" text:visited-style-name="Visited_20_Internet_20_Link">
630_360_15417...</text:a>
"]</text:p>
      <text:p text:style-name="P4">
Tags: ['Австрія', 'Буча', 'Депутат']</text:p>
      <text:p text:style-name="P4">
Type: Article</text:p>
      <!--METADATA-->
      <text:p text:style-name="P4">
<draw:frame draw:style-name="fr1" draw:name="Image217" text:anchor-type="as-char" svg:width="6.9236in" svg:height="3.956343in" draw:z-index="0">
<draw:image xlink:href="../Images/yкринформ/2023-04-29T22-12-00-03-00/630_360_1541766375-297.jpg" xlink:type="simple" xlink:show="embed" xlink:actuate="onLoad" draw:mime-type="image/jpeg"/>
</draw:frame>
Buchae City Power Anatoly Fedoruk spoke on Friday at a meeting of the Municipal Council of the Austrian city of Klosternoyburg, but representatives of the far -right "Austrian Party of Freedom"(FPÖ)and the "Social Democratic Party of Austria"(SPÖ)He did not welcome his speech, since it is "not the theme of the Council."</text:p>
      <text:p text:style-name="P4">
About it reports Ukrinform with reference to <text:a xlink:type="simple" xlink:href="https://apa.at/" text:style-name="Internet_20_link" text:visited-style-name="Visited_20_Internet_20_Link">
</text:a>
.</text:p>
      <text:p text:style-name="P4">
According to the Austrian news agency, the mayor of Bucha became a guest of the municipal council(Lower Austria)With the mediation of Klosterneuburg Hilft, which takes care of 600 Ukrainian migrants. In his speech, he thanked Austria with the support of the Ukrainian civilian population and told about life in Bucha.</text:p>
      <text:p text:style-name="P4">
<text:span text:style-name="T4">
 Read also: </text:span>
 <text:span text:style-name="T4">
 <text:a xlink:type="simple" xlink:href="https://www.ukrinform.ua/rubric-uarazom/3701781-avstrijskij-proekt-nadav-dopomogu-majze-patom-tisacam-ditej-z-harkivsini.html" text:style-name="Internet_20_link" text:visited-style-name="Visited_20_Internet_20_Link">
</text:a>
</text:span>
</text:p>
      <text:p text:style-name="P4">
"The residents of Bucha live under the motto" do not forget, do not forget ". It will take a long time before Bucha becomes the way," the mayor said.</text:p>
      <text:p text:style-name="P4">
At the same time, he pointed out that about 90% of the population returned to the city they have a strong desire to rebuild the city.</text:p>
      <text:p text:style-name="P4">
The mayor told the deputies of the Austrian city that more than 400 locals were killed during the occupation. "Every fourth killed in the whole Kiev region was from Bucha," the mayor said.</text:p>
      <text:p text:style-name="P4">
<text:span text:style-name="T4">
 Read also: </text:span>
 <text:span text:style-name="T4">
 <text:a xlink:type="simple" xlink:href="https://www.ukrinform.ua/rubric-ato/3689894-zelenskij-vruciv-buci-vidznaku-mistogeroj.html" text:style-name="Internet_20_link" text:visited-style-name="Visited_20_Internet_20_Link">
</text:a>
</text:span>
</text:p>
      <text:p text:style-name="P4">
He added that not all the dead have been identified. "We have the graves of unknown people whose tombstones are numbered," Fedoruk said.</text:p>
      <text:p text:style-name="P4">
According to ARA, all factions of the local council, except for the Austrian Party of Freedom "and" Social Democratic Party of Austria, "were greeted by the mayor of Bucha.</text:p>
      <text:p text:style-name="P4">
"We are not doing enough to help you," said the NEOS Liberal Party Clemes Ablaidinger.</text:p>
      <text:p text:style-name="P4">
<text:span text:style-name="T4">
 Read also: </text:span>
 <text:span text:style-name="T4">
 <text:a xlink:type="simple" xlink:href="https://www.ukrinform.ua/rubric-culture/3700068-ukraina-ta-avstria-poglibluvatimut-spivpracu-u-sferi-kulturi-mkip.html" text:style-name="Internet_20_link" text:visited-style-name="Visited_20_Internet_20_Link">
</text:a>
</text:span>
</text:p>
      <text:p text:style-name="P4">
The agency indicates that the member of the City Council Joseph Pichko, who is one of the two -representatives of the FPö in the Council, was absent at all during the speech of Fedoruk. "This is the topic of the Municipal Council," explained the representative of the Austrian Party of Driver. "As reported by Ukrinform, President of Ukraine _ <text:span text:style-name="T4">
 <text:a xlink:type="simple" xlink:href="https://www.ukrinform.ua/rubric-polytics/3689654-vistup-zelenskogo-v-nacionalnij-radi-stav-toppodieu-v-avstrii-posol.html" text:style-name="Internet_20_link" text:visited-style-name="Visited_20_Internet_20_Link">
</text:a>
</text:span>
 _. In the same time and pro -Russian freedom party(FPÖ)She opposed the speech of the head of the Ukrainian state, since his speech as a "representative of the belligerent side" of Austria's parliament is allegedly a violation of the neutral status of the country. In addition, the indirect boycott of the President of Ukraine was made in the Social Democratic Party-half of its deputies in the National Council, including the leader of Pamelurendi-Vagner, were absent during the speech.</text:p>
      <text:p text:style-name="P4">
News Source: <text:a xlink:type="simple" xlink:href="https://www.ukrinform.ua/rubric-polytics/3702618-v-avstrijskomu-klosternojburzi-pravi-populisti-ta-socialdemokrati-buli-ne-radi-meru-buci.html" text:style-name="Internet_20_link" text:visited-style-name="Visited_20_Internet_20_Link">
https://www.ukrinform.ua/rubric-polytics/3702618-v-avstrijskomu-klosternojburzi-pravi-populisti-ta-socialdemokrati-buli-ne-radi-meru-buci.html</text:a>
</text:p>
      <!--NEWS-->
      <text:h text:style-name="P10" text:outline-level="1">
<text:span text:style-name="T4">
Trude about war in Ukraine: we all have to worry about it</text:span>
</text:h>
      <text:p text:style-name="P4">
Authors: Ukrinform (Person)</text:p>
      <text:p text:style-name="P4">
Publisher: Укринформ (Organization)</text:p>
      <text:p text:style-name="P4">
Published Time: 2023-04-29T22:23:00+03:00</text:p>
      <text:p text:style-name="P4">
Modified Time: 2023-04-29T22:23:00+03:00</text:p>
      <text:p text:style-name="P4">
Description: Canada Prime Minister Justin Trudeau has stated that Russian aggression could give impetus to other authoritarian countries before the war.</text:p>
      <text:p text:style-name="P4">
— Укрінформ.: </text:p>
      <text:p text:style-name="P4">
Images: ["<text:a xlink:type="simple" xlink:href="https://static.ukrinform.com/photos/2019_03/thumb_files/630_360_1552498373-979.jpg" text:style-name="Internet_20_link" text:visited-style-name="Visited_20_Internet_20_Link">
630_360_15524...</text:a>
"]</text:p>
      <text:p text:style-name="P4">
Tags: ['Канада', 'Трюдо', 'Україна', 'Війна з росією']</text:p>
      <text:p text:style-name="P4">
Type: Article</text:p>
      <!--METADATA-->
      <text:p text:style-name="P4">
<draw:frame draw:style-name="fr1" draw:name="Image218" text:anchor-type="as-char" svg:width="6.9236in" svg:height="3.956343in" draw:z-index="0">
<draw:image xlink:href="../Images/yкринформ/2023-04-29T22-23-00-03-00/630_360_1552498373-979.jpg" xlink:type="simple" xlink:show="embed" xlink:actuate="onLoad" draw:mime-type="image/jpeg"/>
</draw:frame>
Premier Conduction Justin Trudeau stated that Russian aggression could give impetus to other authoritarian countries before the war.</text:p>
      <text:p text:style-name="P4">
He said this during the Global Citizen Now summit in New York, reports Ukrinform with reference to <text:a xlink:type="simple" xlink:href="https://ukrainian.voanews.com/a/vijna-zakinchytsja-politychnym-rishennjam-trudo/7070515.html" text:style-name="Internet_20_link" text:visited-style-name="Visited_20_Internet_20_Link">
</text:a>
“We know that this will not end in the military way. This will end with a political solution. But Ukraine should be in a position to decide when it is ceased that it is ready to accept, and for which it is ready to continue the fight. And we must be with them, ”Trude said.</text:p>
      <text:p text:style-name="P4">
<text:span text:style-name="T4">
 Read also: </text:span>
 <text:span text:style-name="T4">
 <text:a xlink:type="simple" xlink:href="https://www.ukrinform.ua/rubric-world/3702286-trudo-ta-fon-der-laen-obgovorili-pidtrimku-ukraini.html" text:style-name="Internet_20_link" text:visited-style-name="Visited_20_Internet_20_Link">
</text:a>
</text:span>
</text:p>
      <text:p text:style-name="P4">
He stressed that the example of Russian aggression, if it is successful, can inspire other authoritarian countries to "redraw the map" - "throughout the world people look at Russia's decisions <text:span text:style-name="T4">
 <text:a xlink:type="simple" xlink:href="https://www.ukrinform.ua/tag-vijna-z-rosieu" text:style-name="Internet_20_link" text:visited-style-name="Visited_20_Internet_20_Link">
</text:a>
</text:span>
 And they say: if it works, it may work for us. ”</text:p>
      <text:p text:style-name="P4">
“In the world, authoritarian states that have a slightly larger army than their nouns look at the small patch of land across the river where people speak their language, or where a few hundred years ago, they spent a line of Nakarti, and in their opinion, not in that place They think: "Why do we invite this card? .. We all have to worry about it," the Trude stressed.</text:p>
      <text:p text:style-name="P4">
<text:span text:style-name="T4">
 Read also: </text:span>
 <text:span text:style-name="T4">
 <text:a xlink:type="simple" xlink:href="https://www.ukrinform.ua/rubric-world/3698843-kitaj-zaaviv-so-tajvan-nalezit-jomu-istoricno-na-sprobi-otrimati-nezaleznist-bude-reakcia.html" text:style-name="Internet_20_link" text:visited-style-name="Visited_20_Internet_20_Link">
</text:a>
</text:span>
</text:p>
      <text:p text:style-name="P4">
Recall that this week the European Union has allocated to Ukraine another tranche in size 1.5 billion euros within the framework of the macro -financial assistance program for 18 million euros. Instead, Canada transferred a science special account in the IMF at the end of March.</text:p>
      <text:p text:style-name="P4">
News Source: <text:a xlink:type="simple" xlink:href="https://www.ukrinform.ua/rubric-polytics/3702621-trudo-pro-vijnu-v-ukraini-mi-vsi-maemo-pro-ce-hviluvatisa.html" text:style-name="Internet_20_link" text:visited-style-name="Visited_20_Internet_20_Link">
https://www.ukrinform.ua/rubric-polytics/3702621-trudo-pro-vijnu-v-ukraini-mi-vsi-maemo-pro-ce-hviluvatisa.html</text:a>
</text:p>
      <!--NEWS-->
      <text:h text:style-name="P10" text:outline-level="1">
<text:span text:style-name="T4">
In Russian Perm, a defensive enterprise was burning that the RSSU is producing</text:span>
</text:h>
      <text:p text:style-name="P4">
Authors: Ukrinform (Person)</text:p>
      <text:p text:style-name="P4">
Publisher: Укринформ (Organization)</text:p>
      <text:p text:style-name="P4">
Published Time: 2023-04-29T22:43:00+03:00</text:p>
      <text:p text:style-name="P4">
Modified Time: 2023-04-29T22:43:00+03:00</text:p>
      <text:p text:style-name="P4">
Description: On April 29, the Russian Perm Defense Enterprise "Motovilikhin Plants". - Ukrinform.</text:p>
      <text:p text:style-name="P4">
Images: ["<text:a xlink:type="simple" xlink:href="https://static.ukrinform.com/photos/2023_04/thumb_files/630_360_1682799516-952.jpg" text:style-name="Internet_20_link" text:visited-style-name="Visited_20_Internet_20_Link">
630_360_16827...</text:a>
"]</text:p>
      <text:p text:style-name="P4">
Tags: ['Пожежа', 'Завод', 'росія', 'Артилерія']</text:p>
      <text:p text:style-name="P4">
Type: Article</text:p>
      <!--METADATA-->
      <text:p text:style-name="P4">
<draw:frame draw:style-name="fr1" draw:name="Image219" text:anchor-type="as-char" svg:width="6.9236in" svg:height="3.956343in" draw:z-index="0">
<draw:image xlink:href="../Images/yкринформ/2023-04-29T22-43-00-03-00/630_360_1682799516-952.jpg" xlink:type="simple" xlink:show="embed" xlink:actuate="onLoad" draw:mime-type="image/jpeg"/>
</draw:frame>
On April 29, the Russian Perm's defensive enterprise "Motovilikhin Plants".</text:p>
      <text:p text:style-name="P4">
About this <text:a xlink:type="simple" xlink:href="https://t.me/vikiperm/9191" text:style-name="Internet_20_link" text:visited-style-name="Visited_20_Internet_20_Link">
 </text:a>
Local telegram channels, reports Ukrinform.</text:p>
      <text:p text:style-name="P4">
After the arrival of the Russian Emergencies, it became known that the transformer substation was lit.</text:p>
      <text:p text:style-name="P4">
At the defense enterprise "Motovilikhinsky factories" produce reactive systems of volley fire.</text:p>
      <text:p text:style-name="P4">
<text:span text:style-name="T4">
 Read also: </text:span>
 <text:span text:style-name="T4">
 <text:a xlink:type="simple" xlink:href="https://www.ukrinform.ua/rubric-crimea/3702490-u-sevastopoli-zniseni-10-rezervuariv-z-naftoproduktami-dla-vorozogo-flotu-gur.html" text:style-name="Internet_20_link" text:visited-style-name="Visited_20_Internet_20_Link">
</text:a>
</text:span>
</text:p>
      <text:p text:style-name="P4">
"Today there was a fire at the territory of the enterprise.</text:p>
      <text:p text:style-name="P4">
As writes "<text:a xlink:type="simple" xlink:href="https://www.kommersant.ru/doc/5965913" text:style-name="Internet_20_link" text:visited-style-name="Visited_20_Internet_20_Link">
</text:a>
", the only manufacturer of rocket launchers in the Russian Motivilikhinsky Fire Systems is in the competitive proceedings since 2018. At the time of its introduction, the registration debt of the enterprise was about 17.6 billion. Special Design Bureau ", Arrests of Products - LLC" Motovilikha - Civil Engineering ".</text:p>
      <text:p text:style-name="P4">
On December 16, 2022, PJSC "Motivilikhin Plants" was included in the sanctional listous union for the production of weapons supplied to the Armed Forces of Russia TACLOVATED IN THE War against Ukraine.</text:p>
      <text:p text:style-name="P4">
As the agency reported earlier, on <text:a xlink:type="simple" xlink:href="https://www.ukrinform.ua/rubric-crimea/3702314-na-naftobazi-u-sevastopoli-stalasa-pozeza.html" text:style-name="Internet_20_link" text:visited-style-name="Visited_20_Internet_20_Link">
__ <text:span text:style-name="T4">
 oil depots in Sevastopol, there was a fire </text:span>
</text:a>
_<text:span text:style-name="T4">
.</text:span>
 _</text:p>
      <text:p text:style-name="P4">
News Source: <text:a xlink:type="simple" xlink:href="https://www.ukrinform.ua/rubric-world/3702626-u-rosijskij-permi-gorilo-oboronne-pidpriemstvo-ake-viroblae-artileriu.html" text:style-name="Internet_20_link" text:visited-style-name="Visited_20_Internet_20_Link">
https://www.ukrinform.ua/rubric-world/3702626-u-rosijskij-permi-gorilo-oboronne-pidpriemstvo-ake-viroblae-artileriu.html</text:a>
</text:p>
      <!--NEWS-->
      <text:h text:style-name="P10" text:outline-level="1">
<text:span text:style-name="T4">
Hockey: The national team of Ukraine gave way to Japan and could not grow in class</text:span>
</text:h>
      <text:p text:style-name="P4">
Authors: Ukrinform (Person)</text:p>
      <text:p text:style-name="P4">
Publisher: Укринформ (Organization)</text:p>
      <text:p text:style-name="P4">
Published Time: 2023-04-29T22:54:00+03:00</text:p>
      <text:p text:style-name="P4">
Modified Time: 2023-04-29T22:54:00+03:00</text:p>
      <text:p text:style-name="P4">
Description: The national team of Ukraine lost to Japan in the 5th match with a hockey World Cup in the Division and failed to increase in the class-Ukrinform.</text:p>
      <text:p text:style-name="P4">
Images: ["<text:a xlink:type="simple" xlink:href="https://static.ukrinform.com/photos/2023_04/thumb_files/630_360_1682798304-767.jpg" text:style-name="Internet_20_link" text:visited-style-name="Visited_20_Internet_20_Link">
630_360_16827...</text:a>
"]</text:p>
      <text:p text:style-name="P4">
Tags: ['хокей', 'Збірна України']</text:p>
      <text:p text:style-name="P4">
Type: Article</text:p>
      <!--METADATA-->
      <text:p text:style-name="P4">
<draw:frame draw:style-name="fr1" draw:name="Image220" text:anchor-type="as-char" svg:width="6.9236in" svg:height="3.956343in" draw:z-index="0">
<draw:image xlink:href="../Images/yкринформ/2023-04-29T22-54-00-03-00/630_360_1682798304-767.jpg" xlink:type="simple" xlink:show="embed" xlink:actuate="onLoad" draw:mime-type="image/jpeg"/>
</draw:frame>
The national team lost Japan in the 5th match on the World Cup with hockey in the Division and could not be able to expectorate in class</text:p>
      <text:p text:style-name="P4">
Today, on April 29, the men's hockey men's national team held the fifth match of the World Warmake in the Division, Ukrinform reports.</text:p>
      <text:p text:style-name="P4">
Ukraine lost Japan - 3: 5.</text:p>
      <text:p text:style-name="P4">
The Ukrainians completed the competition in the standings.</text:p>
      <text:p text:style-name="P4">
<text:span text:style-name="T4">
 Read also: </text:span>
 <text:a xlink:type="simple" xlink:href="https://www.ukrinform.ua/rubric-sports/3702553-zbirna-ukraini-u18-z-hokeu-zberegla-propisku-u-divizioni-ia.html" text:style-name="Internet_20_link" text:visited-style-name="Visited_20_Internet_20_Link">
<text:span text:style-name="T4">
 hockey </text:span>
</text:a>
Japan won the tournament and increased in the classroom. The next season she will play the IA.</text:p>
      <text:p text:style-name="P4">
Photo: FHU</text:p>
      <text:p text:style-name="P4">
News Source: <text:a xlink:type="simple" xlink:href="https://www.ukrinform.ua/rubric-sports/3702624-hokej-zbirna-ukraini-postupilasa-aponii-i-ne-zmogla-pidvisitisa-v-klasi.html" text:style-name="Internet_20_link" text:visited-style-name="Visited_20_Internet_20_Link">
https://www.ukrinform.ua/rubric-sports/3702624-hokej-zbirna-ukraini-postupilasa-aponii-i-ne-zmogla-pidvisitisa-v-klasi.html</text:a>
</text:p>
      <!--NEWS-->
      <text:h text:style-name="P10" text:outline-level="1">
<text:span text:style-name="T4">
The invaders for eight times fired at Sumy and Chernihiv region</text:span>
</text:h>
      <text:p text:style-name="P4">
Authors: Ukrinform (Person)</text:p>
      <text:p text:style-name="P4">
Publisher: Укринформ (Organization)</text:p>
      <text:p text:style-name="P4">
Published Time: 2023-04-29T23:13:00+03:00</text:p>
      <text:p text:style-name="P4">
Modified Time: 2023-04-29T23:13:00+03:00</text:p>
      <text:p text:style-name="P4">
Description: Russian troops on Saturday, April 29, fired at the border of Chernihiv and Sumy regions eight times, making almost 80 hits in total. - Ukrinform.</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Сумщина', 'Чернігівщина', 'Війна з росією']</text:p>
      <text:p text:style-name="P4">
Type: Article</text:p>
      <!--METADATA-->
      <text:p text:style-name="P4">
<draw:frame draw:style-name="fr1" draw:name="Image221" text:anchor-type="as-char" svg:width="6.9236in" svg:height="3.956343in" draw:z-index="0">
<draw:image xlink:href="../Images/yкринформ/2023-04-29T23-13-00-03-00/630_360_1479558145-5682.jpg" xlink:type="simple" xlink:show="embed" xlink:actuate="onLoad" draw:mime-type="image/jpeg"/>
</draw:frame>
Ruskivska on Saturday, April 29, eight times fired at the border of Chernihiv and Sumy regions, having carried out almost 80 hits in total.</text:p>
      <text:p text:style-name="P4">
According to Ukrinform, the operational command "North" reported in <text:a xlink:type="simple" xlink:href="https://t.me/ok_pivnich1/2169" text:style-name="Internet_20_link" text:visited-style-name="Visited_20_Internet_20_Link">
</text:a>
.</text:p>
      <text:p text:style-name="P4">
In particular, from 08:50 to 09:42, 28 hits were held in the area of the village of Oleksandrivka, probably from self-propelled artillery installations of 152 mm caliber.</text:p>
      <text:p text:style-name="P4">
<text:span text:style-name="T4">
 Read also: </text:span>
 <text:span text:style-name="T4">
 <text:a xlink:type="simple" xlink:href="https://www.ukrinform.ua/rubric-ato/3702586-rosiani-obstrilali-gromadu-na-dnipropetrovsini.html" text:style-name="Internet_20_link" text:visited-style-name="Visited_20_Internet_20_Link">
</text:a>
</text:span>
</text:p>
      <text:p text:style-name="P4">
From 09:50 to 09:55, six hits were recorded in the area of Sopich village, probably a change in 120 mm caliber. From 10:30 to 10:50:50 the invaders were performed by the seven, probably with the same weapons in Arkhipovka.</text:p>
      <text:p text:style-name="P4">
From 11:30 to 11:35 in the area of the city of the middle-construction there were two trains, probably from the barrel artillery. From 12:10 to 13:00 there were ten hits, probably, with the same weapons in the area of Gremyach village.</text:p>
      <text:p text:style-name="P4">
From 14:30 to 15:20 the enemy performed 15 hits, probably from mortars120 mm in Leonivka. From 15:25 to 3:45 pm - nine hits the settlements of Studenok, probably from the artillery.</text:p>
      <text:p text:style-name="P4">
<text:span text:style-name="T4">
 Read also: </text:span>
 <text:span text:style-name="T4">
 <text:a xlink:type="simple" xlink:href="https://www.ukrinform.ua/rubric-ato/3702583-pid-cas-obstriliv-ukraini-rf-vikoristovue-raketi-vigotovleni-minuloi-oseni-i-vzimku-ignat.html" text:style-name="Internet_20_link" text:visited-style-name="Visited_20_Internet_20_Link">
</text:a>
</text:span>
</text:p>
      <text:p text:style-name="P4">
From 19:51 to 19:54 two hit, probably, from a mortar120 mm caliber to Mykolaivka.</text:p>
      <text:p text:style-name="P4">
There was no information about losses among the local population or damage to civilian infrastructure.</text:p>
      <text:p text:style-name="P4">
As reported by Ukrinform, on the night of April 29, Russian invaders fired the border of the Chernihiv region from artillery, jet systems and helicopters. The Russians also dumped into the territory of the Aviation Region.</text:p>
      <text:p text:style-name="P4">
As a result of hostile <text:span text:style-name="T4">
 <text:a xlink:type="simple" xlink:href="https://www.ukrinform.ua/tag-obstril" text:style-name="Internet_20_link" text:visited-style-name="Visited_20_Internet_20_Link">
</text:a>
</text:span>
 One person has gone, three adults were injured.</text:p>
      <text:p text:style-name="P4">
News Source: <text:a xlink:type="simple" xlink:href="https://www.ukrinform.ua/rubric-ato/3702616-rosiani-za-den-visim-raziv-obstrilali-sumsinu-ta-cernigivsinu.html" text:style-name="Internet_20_link" text:visited-style-name="Visited_20_Internet_20_Link">
https://www.ukrinform.ua/rubric-ato/3702616-rosiani-za-den-visim-raziv-obstrilali-sumsinu-ta-cernigivsinu.html</text:a>
</text:p>
      <!--NEWS-->
      <text:h text:style-name="P10" text:outline-level="1">
<text:span text:style-name="T4">
In Britain, Swedish instructors teach Ukrainian military fighting in urban development</text:span>
</text:h>
      <text:p text:style-name="P4">
Authors: Ukrinform (Person)</text:p>
      <text:p text:style-name="P4">
Publisher: Укринформ (Organization)</text:p>
      <text:p text:style-name="P4">
Published Time: 2023-04-29T23:27:00+03:00</text:p>
      <text:p text:style-name="P4">
Modified Time: 2023-04-29T23:27:00+03:00</text:p>
      <text:p text:style-name="P4">
Description: In the United Kingdom, the instructors of the Kingdom of the Kingdom are training Ukrainian military organizations and combat operations in urban development. - Ukrinform.</text:p>
      <text:p text:style-name="P4">
Images: ["<text:a xlink:type="simple" xlink:href="https://static.ukrinform.com/photos/2023_04/thumb_files/630_360_1682789909-432.jpg" text:style-name="Internet_20_link" text:visited-style-name="Visited_20_Internet_20_Link">
630_360_16827...</text:a>
", "<text:a xlink:type="simple" xlink:href="https://static.ukrinform.com/photos/2023_04/1682790047-280.jpg" text:style-name="Internet_20_link" text:visited-style-name="Visited_20_Internet_20_Link">
1682790047-28...</text:a>
", "<text:a xlink:type="simple" xlink:href="https://static.ukrinform.com/photos/2023_04/1682790047-755.jpg" text:style-name="Internet_20_link" text:visited-style-name="Visited_20_Internet_20_Link">
1682790047-75...</text:a>
"]</text:p>
      <text:p text:style-name="P4">
Tags: ['Швеція', 'Військові навчання', 'Війна з росією']</text:p>
      <text:p text:style-name="P4">
Type: Article</text:p>
      <!--METADATA-->
      <text:p text:style-name="P4">
<draw:frame draw:style-name="fr1" draw:name="Image222" text:anchor-type="as-char" svg:width="6.9236in" svg:height="3.956343in" draw:z-index="0">
<draw:image xlink:href="../Images/yкринформ/2023-04-29T23-27-00-03-00/630_360_1682789909-432.jpg" xlink:type="simple" xlink:show="embed" xlink:actuate="onLoad" draw:mime-type="image/jpeg"/>
</draw:frame>
In the Great Britain, the instructors of the Kingdom of the Kingdom are training Ukrainian military organizations and combat in urban development.</text:p>
      <text:p text:style-name="P4">
According to Ukrinform, the General Staff of the Armed Forces of Ukraine reported in <text:a xlink:type="simple" xlink:href="https://www.facebook.com/GeneralStaff.ua/posts/pfbid0u1JnJsWaf9SxVVDAGiuBA44N6AirY3gwdKqXoguVMxkFmcXBAu9Us65n72MMxgExl" text:style-name="Internet_20_link" text:visited-style-name="Visited_20_Internet_20_Link">
</text:a>
.</text:p>
      <text:p text:style-name="P4">
Заняття відбуваються в межах базової загальновійськової підготовки особовогоскладу ЗСУ.</text:p>
      <text:p text:style-name="P4">
<text:span text:style-name="T4">
Читайте також:</text:span>
 <text:span text:style-name="T4">
<text:a xlink:type="simple" xlink:href="https://www.ukrinform.ua/rubric-ato/3702523-u-polsi-kanadski-instruktori-navcaut-bijciv-zsu-minnij-bezpeci.html" text:style-name="Internet_20_link" text:visited-style-name="Visited_20_Internet_20_Link">
 </text:a>
</text:span>
</text:p>
      <text:p text:style-name="P4">
It is noted that this training makes it possible to acquire combat skills, to increase the safety and power of the Ukrainian troops, so that the fighters can gain necessary tactical knowledge for the protection of Ukraine.</text:p>
      <text:p text:style-name="P4">
<draw:frame draw:style-name="fr1" draw:name="Image223" text:anchor-type="as-char" svg:width="6.9236in" svg:height="4.628555in" draw:z-index="0">
<draw:image xlink:href="../Images/yкринформ/2023-04-29T23-27-00-03-00/1682790047-280.jpg" xlink:type="simple" xlink:show="embed" xlink:actuate="onLoad" draw:mime-type="image/jpeg"/>
</draw:frame>
"Under the guidance of the instructors of the Armed Forces of the Kingdom, the Sweden of the recruitment forces of Ukraine become more prepared for hostilities," - said Kenzena.</text:p>
      <text:p text:style-name="P4">
It is emphasized that Sweden continues to support the people of Ukraine and provides constant support in response to further violation of the international law by Russia.</text:p>
      <text:p text:style-name="P4">
<text:span text:style-name="T4">
 Read also: </text:span>
 <text:span text:style-name="T4">
 <text:a xlink:type="simple" xlink:href="https://www.ukrinform.ua/rubric-ato/3702172-instruktori-z-niderlandiv-navcaut-ukrainskih-vijskovih-domedicnij-dopomozi.html" text:style-name="Internet_20_link" text:visited-style-name="Visited_20_Internet_20_Link">
</text:a>
 </text:span>
</text:p>
      <text:p text:style-name="P4">
<draw:frame draw:style-name="fr1" draw:name="Image224" text:anchor-type="as-char" svg:width="5.178754in" svg:height="10.0in" draw:z-index="0">
<draw:image xlink:href="../Images/yкринформ/2023-04-29T23-27-00-03-00/1682790047-755.jpg" xlink:type="simple" xlink:show="embed" xlink:actuate="onLoad" draw:mime-type="image/jpeg"/>
</draw:frame>
Thus, this year the contingent of servicemen of the armed forces of the Kingdom of Sweden has joined the partner countries in the program of preparation of Ukrainian recruits under the leadership of the United Kingdom.</text:p>
      <text:p text:style-name="P4">
As reported by Ukrinform, <text:span text:style-name="T4">
 _ <text:a xlink:type="simple" xlink:href="https://www.ukrinform.ua/rubric-ato/3672756-u-britanii-projsli-navcanna-ponad-10-tisac-ukrainskih-vijskovih.html" text:style-name="Internet_20_link" text:visited-style-name="Visited_20_Internet_20_Link">
</text:a>
_ </text:span>
 under the leadership of the UK Land Forces of International Partners.</text:p>
      <text:p text:style-name="P4">
<text:span text:style-name="T5">
Foto: General Staff of the Armed Forces</text:span>
</text:p>
      <text:p text:style-name="P4">
News Source: <text:a xlink:type="simple" xlink:href="https://www.ukrinform.ua/rubric-ato/3702597-u-britanii-svedski-instruktori-vcat-ukrainskih-vijskovih-vesti-boi-u-miskij-zabudovi.html" text:style-name="Internet_20_link" text:visited-style-name="Visited_20_Internet_20_Link">
https://www.ukrinform.ua/rubric-ato/3702597-u-britanii-svedski-instruktori-vcat-ukrainskih-vijskovih-vesti-boi-u-miskij-zabudovi.html</text:a>
</text:p>
      <!--NEWS-->
      <text:h text:style-name="P10" text:outline-level="1">
<text:span text:style-name="T4">
The invaders are far from the capture of the "Road of Life" to Bakhmut - Cherry</text:span>
</text:h>
      <text:p text:style-name="P4">
Authors: Ukrinform (Person)</text:p>
      <text:p text:style-name="P4">
Publisher: Укринформ (Organization)</text:p>
      <text:p text:style-name="P4">
Published Time: 2023-04-29T23:39:00+03:00</text:p>
      <text:p text:style-name="P4">
Modified Time: 2023-04-29T23:39:00+03:00</text:p>
      <text:p text:style-name="P4">
Description: The Russians are far from the capture of the "Road of Life" from the time ravine to Bakhmut, which supplied products, medicines, weapons and other necessary things for military and civilians. - Ukrinform.</text:p>
      <text:p text:style-name="P4">
Images: ["<text:a xlink:type="simple" xlink:href="https://static.ukrinform.com/photos/2023_04/thumb_files/630_360_1682412645-576.png" text:style-name="Internet_20_link" text:visited-style-name="Visited_20_Internet_20_Link">
630_360_16824...</text:a>
"]</text:p>
      <text:p text:style-name="P4">
Tags: ['Бахмут', 'ЗСУ', 'Війна з росією']</text:p>
      <text:p text:style-name="P4">
Type: Article</text:p>
      <!--METADATA-->
      <text:p text:style-name="P4">
<draw:frame draw:style-name="fr1" draw:name="Image225" text:anchor-type="as-char" svg:width="6.9236in" svg:height="3.956343in" draw:z-index="0">
<draw:image xlink:href="../Images/yкринформ/2023-04-29T23-39-00-03-00/630_360_1682412645-576.png" xlink:type="simple" xlink:show="embed" xlink:actuate="onLoad" draw:mime-type="image/png"/>
</draw:frame>
Russian from the capture of the "Road of Life" from the Temporal Yar to Bakhmut, which stages products, medicines, weapons and other necessary things for civilian military.</text:p>
      <text:p text:style-name="P4">
About it in the comment <text:a xlink:type="simple" xlink:href="https://zn.ua/ukr/war/okupanti-daleki-do-zakhoplennja-dorohi-zhittja-do-bakhmuta-cherevatij.html" text:style-name="Internet_20_link" text:visited-style-name="Visited_20_Internet_20_Link">
</text:a>
The spokesman of the Eastern group of the Armed Forces of Ukraine Sergey Cherevati said, Ukrinform reports.</text:p>
      <text:p text:style-name="P4">
"The Russians have been talking about the capture of" roads of life "for several weeks, as well as the propositional fire control over it. In fact, everything is different. Yes, it is really difficult, because their attempts to seize the road continue, as well as attempts to establish a control control. But thanks to the military forces of special operations, Artillerymen, defense forces do not allow the Russians to "trim" our logistics, "he said.</text:p>
      <text:p text:style-name="P4">
<text:span text:style-name="T4">
 Read also: </text:span>
 <text:span text:style-name="T4">
 <text:a xlink:type="simple" xlink:href="https://www.ukrinform.ua/rubric-ato/3702429-cerevatij-bahmut-zalisaetsa-golovnim-napramkom-za-dobu-rosiani-vdarili-528-raziv.html" text:style-name="Internet_20_link" text:visited-style-name="Visited_20_Internet_20_Link">
</text:a>
</text:span>
</text:p>
      <text:p text:style-name="P4">
Cherevaty reported that engineers also work, logistics specialists who are making new ways. All this in the complex allows you to deliver weapons, medicines, food, ammunition to Bakhmut, and take away the wounded.</text:p>
      <text:p text:style-name="P4">
"There are heavy fights, but there is no panic or uncontrollability. Everyone is valid with the scenarios defined in advance. The situation is completely controlled by the Gensult, plus we see all the enemy's intentions and prejudice their fire. All in the complex allows you to keep <text:span text:style-name="T4">
 [] <text:a xlink:type="simple" xlink:href="https://www.ukrinform.ua/tag-bahmut" text:style-name="Internet_20_link" text:visited-style-name="Visited_20_Internet_20_Link">
</text:a>
</text:span>
 further, "Cherevaty added.</text:p>
      <text:p text:style-name="P4">
He also said that the Russians are forced to involve in the battles with Bakhmutideators, because the "Wagnerivtsi" "end".</text:p>
      <text:p text:style-name="P4">
<text:span text:style-name="T4">
 Read also: </text:span>
 <text:span text:style-name="T4">
 <text:a xlink:type="simple" xlink:href="https://www.ukrinform.ua/rubric-ato/3702562-u-bahmuti-prikordonniki-zupinili-sprobi-prorivu-sturmovih-grup-rosian.html" text:style-name="Internet_20_link" text:visited-style-name="Visited_20_Internet_20_Link">
</text:a>
</text:span>
</text:p>
      <text:p text:style-name="P4">
According to the abdomen, the invaders try to destroy the infrastructure in Bakhmut as much as possible so that the Armed Forces is inconvenient to defend.</text:p>
      <text:p text:style-name="P4">
"The Russians are doing everything right now to destroy the most urban infrastructure, because it is difficult to lead in construction. This is done so that we cannot use the fortification buildings to build defense," he said.</text:p>
      <text:p text:style-name="P4">
<text:span text:style-name="T4">
 Read also: </text:span>
 <text:span text:style-name="T4">
 <text:a xlink:type="simple" xlink:href="https://www.ukrinform.ua/rubric-ato/3702319-bila-bahmuta-zaginuv-irlandskij-dobrovolec-akij-ranise-vouvav-proti-idil.html" text:style-name="Internet_20_link" text:visited-style-name="Visited_20_Internet_20_Link">
</text:a>
 </text:span>
</text:p>
      <text:p text:style-name="P4">
As it was reported, the Defense Forces of Ukraine from February 24, 2022 to April 29, 2023 _ <text:span text:style-name="T4">
 <text:a xlink:type="simple" xlink:href="https://www.ukrinform.ua/rubric-ato/3702329-zsu-znisili-vze-190-040-rosijskih-zagarbnikiv.html" text:style-name="Internet_20_link" text:visited-style-name="Visited_20_Internet_20_Link">
</text:a>
</text:span>
 _, with 580 people - for the past.</text:p>
      <text:p text:style-name="P4">
<text:span text:style-name="T5">
Foto: Liberov Constantine</text:span>
</text:p>
      <text:p text:style-name="P4">
News Source: <text:a xlink:type="simple" xlink:href="https://www.ukrinform.ua/rubric-ato/3702628-zagarbniki-daleki-vid-zahoplenna-dorogi-zitta-do-bahmuta-cerevatij.html" text:style-name="Internet_20_link" text:visited-style-name="Visited_20_Internet_20_Link">
https://www.ukrinform.ua/rubric-ato/3702628-zagarbniki-daleki-vid-zahoplenna-dorogi-zitta-do-bahmuta-cerevatij.html</text:a>
</text:p>
      <!--NEWS-->
      <text:h text:style-name="P10" text:outline-level="1">
<text:span text:style-name="T4">
Naftogaz left the gas price for the population unchanged for another year</text:span>
</text:h>
      <text:p text:style-name="P4">
Authors: Ukrinform (Person)</text:p>
      <text:p text:style-name="P4">
Publisher: Укринформ (Organization)</text:p>
      <text:p text:style-name="P4">
Published Time: 2023-04-29T23:52:00+03:00</text:p>
      <text:p text:style-name="P4">
Modified Time: 2023-04-29T23:52:00+03:00</text:p>
      <text:p text:style-name="P4">
Description: The gas supply company "Naftogaz of Ukraine" has continued the tariff plan "fixed" for another year, its price will continue to amount to UAH 7.96 per cubic meter. m (with VAT). - Ukrinform.</text:p>
      <text:p text:style-name="P4">
Images: ["<text:a xlink:type="simple" xlink:href="https://static.ukrinform.com/photos/2019_12/thumb_files/630_360_1575464029-964.jpg" text:style-name="Internet_20_link" text:visited-style-name="Visited_20_Internet_20_Link">
630_360_15754...</text:a>
"]</text:p>
      <text:p text:style-name="P4">
Tags: ['Економіка', 'Нафтогаз', 'Ціна газу', 'Населення']</text:p>
      <text:p text:style-name="P4">
Type: Article</text:p>
      <!--METADATA-->
      <text:p text:style-name="P4">
<draw:frame draw:style-name="fr1" draw:name="Image226" text:anchor-type="as-char" svg:width="6.9236in" svg:height="3.956343in" draw:z-index="0">
<draw:image xlink:href="../Images/yкринформ/2023-04-29T23-52-00-03-00/630_360_1575464029-964.jpg" xlink:type="simple" xlink:show="embed" xlink:actuate="onLoad" draw:mime-type="image/jpeg"/>
</draw:frame>
The gas supply company "Naftogaz of Ukraine" has continued the tariff plan "fixed" for another year, its price will continue to amount to UAH 7.96 per cubic meter. m(ZPDV).</text:p>
      <text:p text:style-name="P4">
Про це <text:a xlink:type="simple" xlink:href="https://gas.ua/uk/home/news/tsina-na-gaz-dlya-pobutovikh-kliientiv-zalishaietsya-nezminnoyu---oleksiy-chernishov" text:style-name="Internet_20_link" text:visited-style-name="Visited_20_Internet_20_Link">
 </text:a>
The company press service, reports Ukrinform.</text:p>
      <text:p text:style-name="P4">
“The price of gas for household customers remains unchanged. This decision was made taking into account the martial law and economic situation in Ukraine. We will continue to keep the cost of fuel for our citizen's pre -war level, ”said the head of Naftogaz Group Alexei Chernyshov.</text:p>
      <text:p text:style-name="P4">
<text:span text:style-name="T4">
 Read also: </text:span>
 <text:span text:style-name="T4">
 <text:a xlink:type="simple" xlink:href="https://www.ukrinform.ua/rubric-economy/3702064-urad-prodovziv-diu-specialnih-obovazkiv-na-rinku-gazu-do-31-serpna.html" text:style-name="Internet_20_link" text:visited-style-name="Visited_20_Internet_20_Link">
</text:a>
</text:span>
</text:p>
      <text:p text:style-name="P4">
It is noted that “<text:span text:style-name="T4">
 <text:a xlink:type="simple" xlink:href="https://www.ukrinform.ua/tag-naftogaz" text:style-name="Internet_20_link" text:visited-style-name="Visited_20_Internet_20_Link">
</text:a>
</text:span>
 ”More than 12.4 million Ukrainian assistants are uninterrupted and steadily providing gas. All these customers receive gas according to the annual tariff plan "fixed". The tariff period is: from May 1, 2023 to 1st 2024 inclusive.</text:p>
      <text:p text:style-name="P4">
<text:span text:style-name="T4">
 Read also: </text:span>
 <text:span text:style-name="T4">
 <text:a xlink:type="simple" xlink:href="https://www.ukrinform.ua/rubric-economy/3700795-naftogaz-zbilsiv-dobovij-vidobutok-gazu-na-odnomu-z-rodovis-na-300-tisac-kubometriv.html" text:style-name="Internet_20_link" text:visited-style-name="Visited_20_Internet_20_Link">
</text:a>
</text:span>
</text:p>
      <text:p text:style-name="P4">
Recall that last week, Ukrtransgaz began to pump gas into the underground storage for the next heating season.</text:p>
      <text:p text:style-name="P4">
News Source: <text:a xlink:type="simple" xlink:href="https://www.ukrinform.ua/rubric-economy/3702629-naftogaz-zalisiv-cinu-na-gaz-dla-naselenna-nezminnou-se-na-rik.html" text:style-name="Internet_20_link" text:visited-style-name="Visited_20_Internet_20_Link">
https://www.ukrinform.ua/rubric-economy/3702629-naftogaz-zalisiv-cinu-na-gaz-dla-naselenna-nezminnou-se-na-rik.html</text:a>
</text:p>
      <!--NEWS-->
      <text:h text:style-name="P10" text:outline-level="1">
<text:span text:style-name="T4">
Government will attract another UAH 1.3 billion to support business under the EBOBT program</text:span>
</text:h>
      <text:p text:style-name="P4">
Author: ['АРМІЯINFORM']</text:p>
      <text:p text:style-name="P4">
Time: 2023-04-29T53:00:00-04:00</text:p>
      <text:p text:style-name="P4">
Description: The detachment to heal the Maiga of 1.3 billion UAH of the HRN of the Holder Bedy for the Vidachi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thumb_203164_820_360_0_0_auto-1.jpg" text:style-name="Internet_20_link" text:visited-style-name="Visited_20_Internet_20_Link">
thumb_203164_820_360_0_0_auto-1.jpg</text:a>
']</text:p>
      <text:p text:style-name="P4">
Tags: ['ЄРОБОТА', 'УРЯД УКРАЇНИ']</text:p>
      <text:p text:style-name="P4">
Category: News</text:p>
      <!--METADATA-->
      <text:p text:style-name="P4">
<draw:frame draw:style-name="fr1" draw:name="Image227" text:anchor-type="as-char" svg:width="6.9236in" svg:height="4.610104in" draw:z-index="0">
<draw:image xlink:href="../Images/AРМІЯINFORM/2023-04-29T53-00-00-04-00/thumb_203164_820_360_0_0_auto-1.jpg" xlink:type="simple" xlink:show="embed" xlink:actuate="onLoad" draw:mime-type="image/jpeg"/>
</draw:frame>
The government will attract almost UAH 1.3 billion from the State Employment Center for Irrigation Grants for Businesses within the EBorot Program. Prime Minister Denis Shmigal was reported about this.</text:p>
      <text:p text:style-name="P4">
Funds, in particular, will be directed to business grants that work in the industry.</text:p>
      <ul>
        <li>
We stimulate business to work and create new jobs. For this purpose, we need to publish grants under the EBOOT program. From its start, the state has already paid more than 4 thousand grants worth UAH 2.4 billion. Most of all - on the development of processing enterprises, - emphasized Denis Shmigal.</li>
      </ul>
      <text:p text:style-name="P4">
According to the Prime Minister, the support of the processing industry opens the prospect of growing a share of non-irregular exports and an increase in the inflow of foreign exchange earnings in the country.</text:p>
      <text:p text:style-name="P4">
Source: <text:a xlink:type="simple" xlink:href="https://www.kmu.gov.ua/news/premier-ministr-zaluchaiemo-shche-13-mlrd-hrn-dlia-pidtrymky-biznesu-za-prohramoiu-ierobota" text:style-name="Internet_20_link" text:visited-style-name="Visited_20_Internet_20_Link">
Government Portal</text:a>
</text:p>
      <text:p text:style-name="P4">
News Source: <text:a xlink:type="simple" xlink:href="https://armyinform.com.ua/2023/04/29/uryad-zaluchyt-shhe-13-mlrd-grn-dlya-pidtrymky-biznesu-za-programoyu-yerobota/" text:style-name="Internet_20_link" text:visited-style-name="Visited_20_Internet_20_Link">
https://armyinform.com.ua/2023/04/29/uryad-zaluchyt-shhe-13-mlrd-grn-dlya-pidtrymky-biznesu-za-programoyu-yerobota/</text:a>
</text:p>
      <!--NEWS-->
      <text:h text:style-name="P10" text:outline-level="1">
<text:span text:style-name="T4">
For those who make the decision to evacuate, temporary housing is enough - Irina Vereshchuk</text:span>
</text:h>
      <text:p text:style-name="P4">
Author: ['АРМІЯINFORM']</text:p>
      <text:p text:style-name="P4">
Time: 2023-04-29T54:00:00-04:00</text:p>
      <text:p text:style-name="P4">
Description: About the house at the OFIDITSIINAISIISIISTITSITITY IS PITIN RENTEGRACHIA ... War with Ukraine 2022, war with Ukraine Latest news today, Ukrainian News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iryna-vereshhuk.jpg" text:style-name="Internet_20_link" text:visited-style-name="Visited_20_Internet_20_Link">
iryna-vereshhuk.jpg</text:a>
']</text:p>
      <text:p text:style-name="P4">
Tags: ['STOPRUSSIA', 'АГРЕСІЯ РФ', 'ВІЙНА', 'ВНУТРІШНЬО ПЕРЕМІЩЕНІ ОСОБИ', 'ВТОРГНЕННЯ РФ', 'ІРИНА ВЕРЕЩУК', 'МІНРЕІНТЕГРАЦІЇ']</text:p>
      <text:p text:style-name="P4">
Category: News</text:p>
      <!--METADATA-->
      <text:p text:style-name="P4">
<draw:frame draw:style-name="fr1" draw:name="Image228" text:anchor-type="as-char" svg:width="6.9236in" svg:height="5.096539in" draw:z-index="0">
<draw:image xlink:href="../Images/AРМІЯINFORM/2023-04-29T54-00-00-04-00/iryna-vereshhuk.jpg" xlink:type="simple" xlink:show="embed" xlink:actuate="onLoad" draw:mime-type="image/jpeg"/>
</draw:frame>
This is stated in <text:a xlink:type="simple" xlink:href="https://www.facebook.com/MReintegration/posts/pfbid02YQz343BzjjK17jgXLwa4thokuFVR4pwBBC7asaA8k7EyF96YcNz6ZvRrQbDYi9TNl" text:style-name="Internet_20_link" text:visited-style-name="Visited_20_Internet_20_Link">
message</text:a>
On the official page of the Ministry of Reintegration of the Temporarily Occupied T territory of Ukraine on Facebook.</text:p>
      <text:p text:style-name="P4">
-Given the state of this process and the number of people who move, they provide temporary housing for those who decide to go to more hazardous regions of Ukraine,-assured Viceremier-Minister Irina Vereshchuk.</text:p>
      <text:p text:style-name="P4">
The official reminded that in total, 200,000 of our citizens are inhabited in the places of compact residence among the internally displaced persons. Five thousands of them are in 25 consolidated modular towns.</text:p>
      <text:p text:style-name="P4">
News Source: <text:a xlink:type="simple" xlink:href="https://armyinform.com.ua/2023/04/29/dlya-tyh-hto-pryjmaye-rishennya-evakuyuvatysya-tymchasovogo-zhytla-vystachyt-iryna-vereshhuk/" text:style-name="Internet_20_link" text:visited-style-name="Visited_20_Internet_20_Link">
https://armyinform.com.ua/2023/04/29/dlya-tyh-hto-pryjmaye-rishennya-evakuyuvatysya-tymchasovogo-zhytla-vystachyt-iryna-vereshhuk/</text:a>
</text:p>
      <!--NEWS-->
      <text:h text:style-name="P10" text:outline-level="1">
<text:span text:style-name="T4">
Volodymyr Zelenskyy considers the creation of a national pantheon of Heroes of Ukraine in Kiev</text:span>
</text:h>
      <text:p text:style-name="P4">
Author: ['АРМІЯINFORM']</text:p>
      <text:p text:style-name="P4">
Time: 2023-04-29T55:00:00-04:00</text:p>
      <text:p text:style-name="P4">
Description: Ukrainian President Volodymyr Zelensky Vidpoviv on the petitic of the National Academician ... War with Ukraine 2022, war with Ukraine Latest news today, News War with Ukraine 2022 Last for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342875357_755664086019060_8378916316476483027_n.png" text:style-name="Internet_20_link" text:visited-style-name="Visited_20_Internet_20_Link">
342875357_755664086019060_8378916316476483027_n.png</text:a>
']</text:p>
      <text:p text:style-name="P4">
Tags: ['STOPRUSSIA', 'ВІЙНА', 'ВОЛОДИМИР ЗЕЛЕНСЬКИЙ', 'ВТОРГНЕННЯ РФ', 'ПАНТЕОН ГЕРОЇВ', 'ПЕТИЦІЯ']</text:p>
      <text:p text:style-name="P4">
Category: News</text:p>
      <!--METADATA-->
      <text:p text:style-name="P4">
<draw:frame draw:style-name="fr1" draw:name="Image229" text:anchor-type="as-char" svg:width="6.9236in" svg:height="2.573271in" draw:z-index="0">
<draw:image xlink:href="../Images/AРМІЯINFORM/2023-04-29T55-00-00-04-00/342875357_755664086019060_8378916316476483027_n.png" xlink:type="simple" xlink:show="embed" xlink:actuate="onLoad" draw:mime-type="image/png"/>
</draw:frame>
President of Ukraine Volodymyr Zelensky responded to <text:a xlink:type="simple" xlink:href="https://petition.president.gov.ua/petition/184520" text:style-name="Internet_20_link" text:visited-style-name="Visited_20_Internet_20_Link">
petition</text:a>
About the creation of a national pantheon of Heroes of Ukraine in the territory of the Park Askold's grave to the content of Kiev. Yesterday, the petition gained more than 25,000 votes of Ukrainian citizens necessary for its consideration by the Head of State.</text:p>
      <text:p text:style-name="P4">
The petition states that “National Pantheon of Heroes of Ukraine on the territory of the Park of Askold's Tomb should become a place of honorary burials and complexing the memory of prominent heroes of Ukrainian history: heroes of Kruty, Heroes of the Kholodny Yar, Ukrainian Insurgent Army, Heroes of Heavenly Hundred, Famous Cyborgs. Russian-Ukrainian war.</text:p>
      <text:p text:style-name="P4">
Volodymyr Zelensky agreed with the urgency of creating a national pantheon of Heroes of Ukraine in Kyiv.</text:p>
      <ul>
        <li>
The issue raised in the petition I consider it relevant in the context of preserving the historical memory of our people, consolidation and uniting of Ukrainian social consolidation around the idea of defending state sovereignty and territorial purpose of Ukraine. Therefore, the creation of a memorial complex of Ukrainian heroes is one of the important national tasks, which will already be implemented by the relevant central and local executive authorities under the guidance of the Cabinet of Ministers of Ukraine, - reads in <text:a xlink:type="simple" xlink:href="https://petition.president.gov.ua/petition/184520" text:style-name="Internet_20_link" text:visited-style-name="Visited_20_Internet_20_Link">
answer</text:a>
President.</li>
      </ul>
      <text:p text:style-name="P4">
The Ukrainian leader instructed Prime Minister Denis Schmigal to provide a petition to the executive authorities together with the Kyiv City Title Administration.</text:p>
      <text:p text:style-name="P4">
News Source: <text:a xlink:type="simple" xlink:href="https://armyinform.com.ua/2023/04/29/volodymyr-zelenskyj-vvazhaye-aktualnym-stvorennya-u-kyyevi-naczionalnogo-panteonu-geroyiv-ukrayiny/" text:style-name="Internet_20_link" text:visited-style-name="Visited_20_Internet_20_Link">
https://armyinform.com.ua/2023/04/29/volodymyr-zelenskyj-vvazhaye-aktualnym-stvorennya-u-kyyevi-naczionalnogo-panteonu-geroyiv-ukrayiny/</text:a>
</text:p>
      <!--NEWS-->
      <text:h text:style-name="P10" text:outline-level="1">
<text:span text:style-name="T4">
Three fighters who fought against Ukraine will spend 12 years behind bars</text:span>
</text:h>
      <text:p text:style-name="P4">
Author: ['АРМІЯINFORM']</text:p>
      <text:p text:style-name="P4">
Time: 2023-04-29T56:00:00-04:00</text:p>
      <text:p text:style-name="P4">
Description: The Service of the Bezpeki of Ukraine Zibralai Bezini Vini Shchekh Tyokh Participation of Teroristic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sbu.jpg" text:style-name="Internet_20_link" text:visited-style-name="Visited_20_Internet_20_Link">
sbu.jpg</text:a>
']</text:p>
      <text:p text:style-name="P4">
Tags: ['STOPRUSSIA', 'АГРЕСІЯ РФ', 'ВТОРГНЕННЯ РФ', 'ЗЛОЧИНИ РФ В УКРАЇНІ', 'СБУ']</text:p>
      <text:p text:style-name="P4">
Category: News</text:p>
      <!--METADATA-->
      <text:p text:style-name="P4">
<draw:frame draw:style-name="fr1" draw:name="Image230" text:anchor-type="as-char" svg:width="6.9236in" svg:height="3.894525in" draw:z-index="0">
<draw:image xlink:href="../Images/AРМІЯINFORM/2023-04-29T56-00-00-04-00/sbu.jpg" xlink:type="simple" xlink:show="embed" xlink:actuate="onLoad" draw:mime-type="image/jpeg"/>
</draw:frame>
The Security Service of Ukraine has collected undeniable evidence of three other participants of terrorist organizations "L/DNR".</text:p>
      <text:p text:style-name="P4">
After the beginning of a large -scale invasion, they became part of the occupation groups of the Southern Military District of the Armed Forces of the Russian Federation. In the ranks of the aggressor, they branded in the storming of Ukrainian cities in the east of our country.</text:p>
      <text:p text:style-name="P4">
Ukrainian defenders took prisoners during the Bakhmut and Avdiivka Collisions, <text:a xlink:type="simple" xlink:href="https://ssu.gov.ua/novyny/za-materialamy-sbu-12-rokiv-za-gratamy-provedut-shche-troie-boiovykiv-yaki-voiuvaly-proty-syl-oborony-pid-bakhmutom" text:style-name="Internet_20_link" text:visited-style-name="Visited_20_Internet_20_Link">
reports</text:a>
SBU.</text:p>
      <text:p text:style-name="P4">
According to the materials of military counterintelligence of the SBU, the court appointed fighters 12 years of prison.</text:p>
      <text:p text:style-name="P4">
One of the convicts is the gunner-operator of the tank of the 3rd Separate Rifle Brigade "Berkut" with the call sign "Svetlyak". He participated in the fighting of defense in Donetsk region and fired at local residential quarters of and energy objects.</text:p>
      <text:p text:style-name="P4">
In February this year, his unit was transferred to Novobakhmutivka. However, at the beginning of the offensive actions, part of the enemy group was destroyed by Ukrainian defenserants, and the militant himself was captured.</text:p>
      <text:p text:style-name="P4">
In addition, the real term of imprisonment was received by a shooter, who in 2016 was against the ATO forces in the People's Police of the LNR.</text:p>
      <text:p text:style-name="P4">
After February 24 last year, he fired at settlements on the Eastern Front, and in December, he was captured near the village of Spirkonbakhmut district.</text:p>
      <text:p text:style-name="P4">
Another convicted in May 2014 voluntarily joined the Ministry of Defense of the DPR.</text:p>
      <text:p text:style-name="P4">
After the start of a large -scale invasion, he participated in the assault.</text:p>
      <text:p text:style-name="P4">
On the basis of the evidence collected, the court found fighters guilty under four Articles of the Criminal Code of Ukraine:</text:p>
      <text:p text:style-name="P4">
Part 2 of Art. 110(encroachment on territorial integrity and integrity of Ukraine);</text:p>
      <text:p text:style-name="P4">
p. 1 v. 111(high treason);</text:p>
      <text:p text:style-name="P4">
h. 2 260(Participated in the law of paramilitary or armed formations);</text:p>
      <text:p text:style-name="P4">
h. 1 v. 258-3(Participation in a terrorist group or terrorist organization).</text:p>
      <text:p text:style-name="P4">
Служба безпеки наголошує на невідворотності покарання за злочини проти нашоїдержави.</text:p>
      <text:p text:style-name="P4">
Розслідування проводили співробітники СБУ в Донецькій та Луганській областяхза процесуального керівництва Донецької обласної прокуратури.</text:p>
      <text:p text:style-name="P4">
News Source: <text:a xlink:type="simple" xlink:href="https://armyinform.com.ua/2023/04/29/troye-bojovykiv-yaki-voyuvaly-proty-ukrayiny-provedut-12-rokiv-za-gratamy/" text:style-name="Internet_20_link" text:visited-style-name="Visited_20_Internet_20_Link">
https://armyinform.com.ua/2023/04/29/troye-bojovykiv-yaki-voyuvaly-proty-ukrayiny-provedut-12-rokiv-za-gratamy/</text:a>
</text:p>
      <!--NEWS-->
      <text:h text:style-name="P10" text:outline-level="1">
<text:span text:style-name="T4">
Three fighters who fought against Ukraine will spend 12 years behind bars</text:span>
</text:h>
      <text:p text:style-name="P4">
Author: ['АРМІЯINFORM']</text:p>
      <text:p text:style-name="P4">
Time: 2023-04-29T57:00:00-04:00</text:p>
      <text:p text:style-name="P4">
Description: The Service of the Bezpeki of Ukraine Zibralai Bezini Vini Shchekh Tyokh Participation of Teroristic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sbu.jpg" text:style-name="Internet_20_link" text:visited-style-name="Visited_20_Internet_20_Link">
sbu.jpg</text:a>
']</text:p>
      <text:p text:style-name="P4">
Tags: ['STOPRUSSIA', 'АГРЕСІЯ РФ', 'ВТОРГНЕННЯ РФ', 'ЗЛОЧИНИ РФ В УКРАЇНІ', 'СБУ']</text:p>
      <text:p text:style-name="P4">
Category: News</text:p>
      <!--METADATA-->
      <text:p text:style-name="P4">
<draw:frame draw:style-name="fr1" draw:name="Image231" text:anchor-type="as-char" svg:width="6.9236in" svg:height="3.894525in" draw:z-index="0">
<draw:image xlink:href="../Images/AРМІЯINFORM/2023-04-29T57-00-00-04-00/sbu.jpg" xlink:type="simple" xlink:show="embed" xlink:actuate="onLoad" draw:mime-type="image/jpeg"/>
</draw:frame>
The Security Service of Ukraine has collected undeniable evidence of three other participants of terrorist organizations "L/DNR".</text:p>
      <text:p text:style-name="P4">
After the beginning of a large -scale invasion, they became part of the occupation groups of the Southern Military District of the Armed Forces of the Russian Federation. In the ranks of the aggressor, they branded in the storming of Ukrainian cities in the east of our country.</text:p>
      <text:p text:style-name="P4">
Ukrainian defenders took prisoners during the Bakhmut and Avdiivka Collisions, <text:a xlink:type="simple" xlink:href="https://ssu.gov.ua/novyny/za-materialamy-sbu-12-rokiv-za-gratamy-provedut-shche-troie-boiovykiv-yaki-voiuvaly-proty-syl-oborony-pid-bakhmutom" text:style-name="Internet_20_link" text:visited-style-name="Visited_20_Internet_20_Link">
reports</text:a>
SBU.</text:p>
      <text:p text:style-name="P4">
According to the materials of military counterintelligence of the SBU, the court appointed fighters 12 years of prison.</text:p>
      <text:p text:style-name="P4">
One of the convicts is the gunner-operator of the tank of the 3rd Separate Rifle Brigade "Berkut" with the call sign "Svetlyak". He participated in the fighting of defense in Donetsk region and fired at local residential quarters of and energy objects.</text:p>
      <text:p text:style-name="P4">
In February this year, his unit was transferred to Novobakhmutivka. However, at the beginning of the offensive actions, part of the enemy group was destroyed by Ukrainian defenserants, and the militant himself was captured.</text:p>
      <text:p text:style-name="P4">
In addition, the real term of imprisonment was received by a shooter, who in 2016 was against the ATO forces in the People's Police of the LNR.</text:p>
      <text:p text:style-name="P4">
After February 24 last year, he fired at settlements on the Eastern Front, and in December, he was captured near the village of Spirkonbakhmut district.</text:p>
      <text:p text:style-name="P4">
Another convicted in May 2014 voluntarily joined the Ministry of Defense of the DPR.</text:p>
      <text:p text:style-name="P4">
After the start of a large -scale invasion, he participated in the assault.</text:p>
      <text:p text:style-name="P4">
On the basis of the evidence collected, the court found fighters guilty under four Articles of the Criminal Code of Ukraine:</text:p>
      <text:p text:style-name="P4">
Part 2 of Art. 110(encroachment on territorial integrity and integrity of Ukraine);</text:p>
      <text:p text:style-name="P4">
p. 1 v. 111(high treason);</text:p>
      <text:p text:style-name="P4">
h. 2 260(Participated in the law of paramilitary or armed formations);</text:p>
      <text:p text:style-name="P4">
h. 1 v. 258-3(Participation in a terrorist group or terrorist organization).</text:p>
      <text:p text:style-name="P4">
Служба безпеки наголошує на невідворотності покарання за злочини проти нашоїдержави.</text:p>
      <text:p text:style-name="P4">
Розслідування проводили співробітники СБУ в Донецькій та Луганській областяхза процесуального керівництва Донецької обласної прокуратури.</text:p>
      <text:p text:style-name="P4">
News Source: <text:a xlink:type="simple" xlink:href="https://armyinform.com.ua/2023/04/29/troye-bojovykiv-yaki-voyuvaly-proty-ukrayiny-provedut-12-rokiv-za-gratamy/" text:style-name="Internet_20_link" text:visited-style-name="Visited_20_Internet_20_Link">
https://armyinform.com.ua/2023/04/29/troye-bojovykiv-yaki-voyuvaly-proty-ukrayiny-provedut-12-rokiv-za-gratamy/</text:a>
</text:p>
      <!--NEWS-->
      <text:h text:style-name="P10" text:outline-level="1">
<text:span text:style-name="T4">
Croatia adopted for the treatment of Ukrainian defenders and their families</text:span>
</text:h>
      <text:p text:style-name="P4">
Author: ['АРМІЯINFORM']</text:p>
      <text:p text:style-name="P4">
Time: 2023-04-29T58:00:00-04:00</text:p>
      <text:p text:style-name="P4">
Description: Days before the Croatian Croatia on Likuvannya, 19 Zakhisnikov Ukrainian, 9 member of the їkhnіkh ... War with Ukraine 2022, war with Ukraine Latest news today, news war with Ukraine 2022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dsc_0376.jpeg" text:style-name="Internet_20_link" text:visited-style-name="Visited_20_Internet_20_Link">
dsc_0376.jpeg</text:a>
']</text:p>
      <text:p text:style-name="P4">
Tags: ['STOPRUSSIA', 'ЛІКУВАННЯ ЗА КОРДОНОМ', 'УКРАЇНА -ХОРВАТІЯ']</text:p>
      <text:p text:style-name="P4">
Category: News</text:p>
      <!--METADATA-->
      <text:p text:style-name="P4">
<draw:frame draw:style-name="fr1" draw:name="Image232" text:anchor-type="as-char" svg:width="6.9236in" svg:height="4.606502in" draw:z-index="0">
<draw:image xlink:href="../Images/AРМІЯINFORM/2023-04-29T58-00-00-04-00/dsc_0376.jpeg" xlink:type="simple" xlink:show="embed" xlink:actuate="onLoad" draw:mime-type="image/jpeg"/>
</draw:frame>
The other day, 19 defenders of Ukraine and 9 member of their families arrived in the Republic of Croatia. The country will provide the whole complex of medical tapherganization and household needs of our soldiers during their treatment, and the families will be assisted in placement and support during their relatives for treatment, [reports] <text:a xlink:type="simple" xlink:href="https://mva.gov.ua/ua/news/yuliya-laputina-za-spriyannya-uryadiv-nashih-krayin-horvatiya-prijnyala-na-likuvannya-19-ukrayinskih-zahisnikiv-ta-chleniv-yihnih-simej" text:style-name="Internet_20_link" text:visited-style-name="Visited_20_Internet_20_Link">
reports</text:a>
Ministry of Veterans of Ukraine.</text:p>
      <text:p text:style-name="P4">
This became a practical embodiment of agreements on strengthening bilateral co-operation between our countries, which took place during the March meeting of Ukraine Denis Shmigal and Minister of Veterans of Ukraine Yulia Laputina with the Prime Minister of the Republic of Khorostym andrem. , Minister of Croatian Veterans of the Republic of Croatia Tomo Medved.</text:p>
      <text:p text:style-name="P4">
“On March 16, 2023, the government of Croatia made a decision to assist in the treatment and rehabilitation of wounded from Ukraine to the Republic of Croatia. Considering our experience of the Patriotic War, Croatia is ready to share their knowledge, expertise and experience in order to provide medical assistance to Ukraine from Ukraine, ”the Ministry of Croatian Veterans said.</text:p>
      <text:p text:style-name="P4">
"On behalf of the Ukrainian Government and Ministry of Veterans, we are grateful to our Croatians for starting the Program of treatment and rehabilitation of Ukrainian veterans and veterans," Yulia Laputina, who is the head of Ukrainian part of the joint intergovernmental cooperation, emphasized.</text:p>
      <text:p text:style-name="P4">
News Source: <text:a xlink:type="simple" xlink:href="https://armyinform.com.ua/2023/04/29/horvatiya-pryjnyala-na-likuvannya-ukrayinskyh-zahysnykiv-ta-chleniv-yihnih-simej/" text:style-name="Internet_20_link" text:visited-style-name="Visited_20_Internet_20_Link">
https://armyinform.com.ua/2023/04/29/horvatiya-pryjnyala-na-likuvannya-ukrayinskyh-zahysnykiv-ta-chleniv-yihnih-simej/</text:a>
</text:p>
      <!--NEWS-->
      <text:h text:style-name="P10" text:outline-level="1">
<text:span text:style-name="T4">
Kherson Guards found and eliminated Russian UAV Zala 421</text:span>
</text:h>
      <text:p text:style-name="P4">
Author: ['АРМІЯINFORM']</text:p>
      <text:p text:style-name="P4">
Time: 2023-04-29T59:00:00-04:00</text:p>
      <text:p text:style-name="P4">
Description: About Tse Pisch at the Office Storinzi at Facebook, the preserves of the National Guard of Ukraine .... War with Ukraine 2022, War with Ukraine Latest News today, News War with Ukraine 2022 Last for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bezpilotnyk-vorozhyj.jpg" text:style-name="Internet_20_link" text:visited-style-name="Visited_20_Internet_20_Link">
bezpilotnyk-vorozhyj.jpg</text:a>
']</text:p>
      <text:p text:style-name="P4">
Tags: ['STOPRUSSIA', 'АГРЕСІЯ РФ', 'ВІЙНА', 'ВТОРГНЕННЯ РФ', 'ДРОН', 'НГУ']</text:p>
      <text:p text:style-name="P4">
Category: News</text:p>
      <!--METADATA-->
      <text:p text:style-name="P4">
<draw:frame draw:style-name="fr1" draw:name="Image233" text:anchor-type="as-char" svg:width="6.666667in" svg:height="10.0in" draw:z-index="0">
<draw:image xlink:href="../Images/AРМІЯINFORM/2023-04-29T59-00-00-04-00/bezpilotnyk-vorozhyj.jpg" xlink:type="simple" xlink:show="embed" xlink:actuate="onLoad" draw:mime-type="image/jpeg"/>
</draw:frame>
About it <text:a xlink:type="simple" xlink:href="https://www.facebook.com/NGUmainpage/posts/pfbid0cL9CkowPB88mEnGy5AsYYGR5uZhBsZWcSSosHFxkFdsNbmr4xcWPL2VRiUzzKjGvl" text:style-name="Internet_20_link" text:visited-style-name="Visited_20_Internet_20_Link">
writes</text:a>
On the official Facebook page, the press service of the National Guard of Ukraine.</text:p>
      <text:p text:style-name="P4">
"The mobile fire group of the 16th Separate Battalion of the Southern Operational-Territorial Association of the National Guard of Ukraine in Kherson region destroyed the unmanned aerial vehicle Zala 421," the message reads.</text:p>
      <text:p text:style-name="P4">
The occupation troops of the Russian Federation usually use this device to explore, control the territory, search and damage goals, monitoring of movement technology. The identification and destruction of enemy drones is one of the important detentions of the National Guard, which is essential to protect the territorial compatibility and safety of the population from the potential threat of blows of the enemy.</text:p>
      <text:p text:style-name="P4">
News Source: <text:a xlink:type="simple" xlink:href="https://armyinform.com.ua/2023/04/29/hersonski-gvardijczi-vyyavyly-ta-znyshhyly-rosijskyj-bpla-zala-421/" text:style-name="Internet_20_link" text:visited-style-name="Visited_20_Internet_20_Link">
https://armyinform.com.ua/2023/04/29/hersonski-gvardijczi-vyyavyly-ta-znyshhyly-rosijskyj-bpla-zala-421/</text:a>
</text:p>
      <!--NEWS-->
      <text:h text:style-name="P10" text:outline-level="1">
<text:span text:style-name="T4">
Our aviation has made 5 beats in the enemy's concentration areas</text:span>
</text:h>
      <text:p text:style-name="P4">
Author: ['АРМІЯINFORM']</text:p>
      <text:p text:style-name="P4">
Time: 2023-04-29T60:00:00-04:00</text:p>
      <text:p text:style-name="P4">
Description: Avіaatsіya defense forces for Dob took 5 strikes in the districts of Zseridzhennya Polubcoptiz,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avicziya_udar-3.jpg" text:style-name="Internet_20_link" text:visited-style-name="Visited_20_Internet_20_Link">
avicziya_udar-3.jpg</text:a>
']</text:p>
      <text:p text:style-name="P4">
Tags: ['STOPRUSSIA', 'АГРЕСІЯ РФ', 'ВІЙНА', 'ВТОРГНЕННЯ РФ', 'ВТРАТИ ВОРОГА', 'ГШ ЗСУ']</text:p>
      <text:p text:style-name="P4">
Category: News</text:p>
      <!--METADATA-->
      <text:p text:style-name="P4">
<draw:frame draw:style-name="fr1" draw:name="Image234" text:anchor-type="as-char" svg:width="6.9236in" svg:height="4.834981in" draw:z-index="0">
<draw:image xlink:href="../Images/AРМІЯINFORM/2023-04-29T60-00-00-04-00/avicziya_udar-3.jpg" xlink:type="simple" xlink:show="embed" xlink:actuate="onLoad" draw:mime-type="image/jpeg"/>
</draw:frame>
<text:span text:style-name="T4">
 🔥 Situation on Russian invasion </text:span>
</text:p>
      <text:p text:style-name="P4">
Aviation of Defense Forces per day struck the focus of the occupiers, and the departments of rocket troops and artillery struck 4 punctuation, ammunition composition and 4 areas of concentration(https://www.facebook.com/GeneralStaff.ua/posts/pfbid04dNXuj764M417Xn2tmN7wiQyBt1A1XLauUZ8EJVbxhiBxB38jCaYiKR4NF4RJVE1l?<text:span text:style-name="T4">
cft</text:span>
%5b0%5d=AZXKQVctk_CwAfjeQjOLVogEsUQDo5LP_OIFXUq_Vx212K8wja73sMNVqK3KfFICAHgpbZsTE9IK-F-MjeyOp2FAM3rRU0lzXqOVKKPISUs6w_yLIDmPgT8q0fRNzU)General Staff of the Ukrainian.</text:p>
      <text:p text:style-name="P4">
News Source: <text:a xlink:type="simple" xlink:href="https://armyinform.com.ua/2023/04/29/nasha-aviacziya-zavdala-5-udariv-po-rajonah-zoseredzhennya-protyvnyka/" text:style-name="Internet_20_link" text:visited-style-name="Visited_20_Internet_20_Link">
https://armyinform.com.ua/2023/04/29/nasha-aviacziya-zavdala-5-udariv-po-rajonah-zoseredzhennya-protyvnyka/</text:a>
</text:p>
      <!--NEWS-->
      <text:h text:style-name="P10" text:outline-level="1">
<text:span text:style-name="T4">
Bakhmut and Marinka remain at the epicenter of hostilities</text:span>
</text:h>
      <text:p text:style-name="P4">
Author: ['АРМІЯINFORM']</text:p>
      <text:p text:style-name="P4">
Time: 2023-04-29T61:00:00-04:00</text:p>
      <text:p text:style-name="P4">
Description: The enemy is the sinking of Zoedzhuvati Basic Zusill on the leading advancing di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baxmut-3.jpg" text:style-name="Internet_20_link" text:visited-style-name="Visited_20_Internet_20_Link">
baxmut-3.jpg</text:a>
']</text:p>
      <text:p text:style-name="P4">
Tags: ['STOPRUSSIA', 'АГРЕСІЯ РФ', 'ВІЙНА', 'ВТОРГНЕННЯ РФ', 'ХРОНІКА ОБОРОНИ']</text:p>
      <text:p text:style-name="P4">
Category: News</text:p>
      <!--METADATA-->
      <text:p text:style-name="P4">
<draw:frame draw:style-name="fr1" draw:name="Image235" text:anchor-type="as-char" svg:width="6.9236in" svg:height="4.615733in" draw:z-index="0">
<draw:image xlink:href="../Images/AРМІЯINFORM/2023-04-29T61-00-00-04-00/baxmut-3.jpg" xlink:type="simple" xlink:show="embed" xlink:actuate="onLoad" draw:mime-type="image/jpeg"/>
</draw:frame>
** 🔥I</text:p>
      <text:p text:style-name="P4">
The enemy continues to focus the main efforts on the offensive acting Lyman, Bakhmut, Avdiiv and Mariinsky directions. For the day, he made 48 attacks in these areas of the front.</text:p>
      <text:p text:style-name="P4">
Bakhmut and Marinka remain at the epicenter of the fighting, our warriors courageously hold the defense, <text:a xlink:type="simple" xlink:href="https://www.facebook.com/GeneralStaff.ua/posts/pfbid04dNXuj764M417Xn2tmN7wiQyBt1A1XLauUZ8EJVbxhiBxB38jCaYiKR4NF4RJVE1l" text:style-name="Internet_20_link" text:visited-style-name="Visited_20_Internet_20_Link">
reports</text:a>
General Staff of the Ukrainian.</text:p>
      <text:p text:style-name="P4">
<text:span text:style-name="T4">
 In the Bakhmut direction </text:span>
 The enemy continues to take offensive actions. It is ongoing in Bakhmut. In addition, during the day, the enemy conducted an unsuccessful patronage in the direction of Bogdanivka and the Temporal Yar. He struck Bakhmut and Bogdanivtsi Aviations. Vasyukivka, Orikhovo-Vasylivka, Bakhmut, Chrome, Yar, Grigorivka, Ivanivske, Predictine, Konstantinovka, Alexander-Shultine, South, Nelipivka and New York of Donetsk region were injured from enemy shelling.</text:p>
      <text:p text:style-name="P4">
<text:span text:style-name="T4">
 In the Avdeevsky direction </text:span>
 the enemy conducted offensive actions in the areas of the inhabited pens of Avdiivka, Severene and Pervomaisk, did not have success. He was fired at Novobakhmutivka, Novokalinovo, Avdiivka, Vodyane, Pervomaisk, Nevelskoye Donetsk region.</text:p>
      <text:p text:style-name="P4">
<text:span text:style-name="T4">
 In the Mariinsky direction </text:span>
 Over the past day, our defenders have been killed by enemy attacks in the area of Marynka Tanovomikhailivka. At the same time, Krasnogorivka, Marinka, Venta and Novomikhailivka of Donetsk region were enemy.</text:p>
      <text:p text:style-name="P4">
<text:span text:style-name="T4">
 In the mineral direction </text:span>
 last day the enemy did not conduct.</text:p>
      <text:p text:style-name="P4">
News Source: <text:a xlink:type="simple" xlink:href="https://armyinform.com.ua/2023/04/29/bahmut-ta-maryinka-zalyshayutsya-v-epiczentri-bojovyh-dij/" text:style-name="Internet_20_link" text:visited-style-name="Visited_20_Internet_20_Link">
https://armyinform.com.ua/2023/04/29/bahmut-ta-maryinka-zalyshayutsya-v-epiczentri-bojovyh-dij/</text:a>
</text:p>
      <!--NEWS-->
      <text:h text:style-name="P10" text:outline-level="1">
<text:span text:style-name="T4">
Sicheslav paratroopers destroyed two Russian BMP-2 in Luhansk region</text:span>
</text:h>
      <text:p text:style-name="P4">
Author: ['АРМІЯINFORM']</text:p>
      <text:p text:style-name="P4">
Time: 2023-04-29T62:00:00-04:00</text:p>
      <text:p text:style-name="P4">
Description: Sklodnya Smremovanno -Zuchevskoye brigades of the DShV ZSK Ukrainian Vidbivayut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343654083_182480884687076_1905680864734353928_n.jpg" text:style-name="Internet_20_link" text:visited-style-name="Visited_20_Internet_20_Link">
343654083_182480884687076_1905680864734353928_n.jpg</text:a>
']</text:p>
      <text:p text:style-name="P4">
Tags: ['STOPRUSSIA', 'ВТОРГНЕННЯ РФ', 'ВТРАТИ ВОРОГА', 'ДШВ ЗСУ']</text:p>
      <text:p text:style-name="P4">
Category: News</text:p>
      <!--METADATA-->
      <text:p text:style-name="P4">
<draw:frame draw:style-name="fr1" draw:name="Image236" text:anchor-type="as-char" svg:width="6.9236in" svg:height="5.1927in" draw:z-index="0">
<draw:image xlink:href="../Images/AРМІЯINFORM/2023-04-29T62-00-00-04-00/343654083_182480884687076_1905680864734353928_n.jpg" xlink:type="simple" xlink:show="embed" xlink:actuate="onLoad" draw:mime-type="image/jpeg"/>
</draw:frame>
Every day, the soldiers of the separate airborne Sicheslav Brigade of the State Armed Forces of Ukraine reflect the attacks of the enemy and confidently turn into a scrap of enemy fighting.</text:p>
      <text:p text:style-name="P4">
Command of landing troops of the Armed Forces of Ukraine <text:a xlink:type="simple" xlink:href="https://www.facebook.com/uaairborne/videos/613879514115597/" text:style-name="Internet_20_link" text:visited-style-name="Visited_20_Internet_20_Link">
published</text:a>
Epic video of the destruction of Russian "analogue" technique.</text:p>
      <text:p text:style-name="P4">
News Source: <text:a xlink:type="simple" xlink:href="https://armyinform.com.ua/2023/04/29/sicheslavski-desantnyky-znyshhyly-dvi-rosijski-bmp-2-na-luganshhyni/" text:style-name="Internet_20_link" text:visited-style-name="Visited_20_Internet_20_Link">
https://armyinform.com.ua/2023/04/29/sicheslavski-desantnyky-znyshhyly-dvi-rosijski-bmp-2-na-luganshhyni/</text:a>
</text:p>
      <!--NEWS-->
      <text:h text:style-name="P10" text:outline-level="1">
<text:span text:style-name="T4">
The enemy retains military presence in border areas with Ukraine</text:span>
</text:h>
      <text:p text:style-name="P4">
Author: ['АРМІЯINFORM']</text:p>
      <text:p text:style-name="P4">
Time: 2023-04-29T63:00:00-04:00</text:p>
      <text:p text:style-name="P4">
Description: At Volinsky, the situation of Suttnikh Zmіn did not decrease the situation at the Poliysky life .... the war with Ukraine 2022, the war with Ukraine is the latest news today, the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pinchinyj-napryamok-2.jpg" text:style-name="Internet_20_link" text:visited-style-name="Visited_20_Internet_20_Link">
pinchinyj-napryamok-2.jpg</text:a>
']</text:p>
      <text:p text:style-name="P4">
Tags: ['STOPRUSSIA', 'АГРЕСІЯ РФ', 'ВТОРГНЕННЯ РФ', 'ПІВНІЧНИЙ НАПРЯМОК']</text:p>
      <text:p text:style-name="P4">
Category: News</text:p>
      <!--METADATA-->
      <text:p text:style-name="P4">
<draw:frame draw:style-name="fr1" draw:name="Image237" text:anchor-type="as-char" svg:width="6.9236in" svg:height="4.61903in" draw:z-index="0">
<draw:image xlink:href="../Images/AРМІЯINFORM/2023-04-29T63-00-00-04-00/pinchinyj-napryamok-2.jpg" xlink:type="simple" xlink:show="embed" xlink:actuate="onLoad" draw:mime-type="image/jpeg"/>
</draw:frame>
In the Volyn and Polissya directions, the operational situation of significant changes was not inability. No signs of formation of offensive groups of the enemy were detected.</text:p>
      <text:p text:style-name="P4">
In the Siversky and Slobozhansky directions there is a military presence of the enemy in the border areas with Ukraine of the Russian Federation, <text:a xlink:type="simple" xlink:href="https://www.facebook.com/GeneralStaff.ua/posts/pfbid04dNXuj764M417Xn2tmN7wiQyBt1A1XLauUZ8EJVbxhiBxB38jCaYiKR4NF4RJVE1l" text:style-name="Internet_20_link" text:visited-style-name="Visited_20_Internet_20_Link">
reports</text:a>
General Staff of the Ukrainian. During the last day, the enemy has struck aviation strikes on the inhabited semenivka, Leonivka, Kostobobrov, Gremyach, Chamomile; the implementation of the settlements of Halaganivka, Leonivka Sjector of Chernihiv region; Romashkovo, Free Sloboda, Stukalivka, Iskryskivshchyna, Volfine and Tyda of Sumy Region, as well as Morokhovets, Lipka, Gatyshche, Volokhivka, Nesterne, Budarki in Kharkiv region.</text:p>
      <text:p text:style-name="P4">
In the Kupyansk direction, the enemy did not perform the offensive actions, actively examined UAV to adjust the artillery fire. Artillery taminometric shelling of the enemy was suffered by the settlements of Krasne First, Novomlinsk, Figolivka, two -year, Western, Lyman First, Sinkivka, Kislivka, Berestovo, Kharkiv region and Novoselovsk Luhansk region.</text:p>
      <text:p text:style-name="P4">
News Source: <text:a xlink:type="simple" xlink:href="https://armyinform.com.ua/2023/04/29/vorog-zberigaye-vijskovu-prysutnist-u-prykordonnyh-z-ukrayinoyu-rajonah-3/" text:style-name="Internet_20_link" text:visited-style-name="Visited_20_Internet_20_Link">
https://armyinform.com.ua/2023/04/29/vorog-zberigaye-vijskovu-prysutnist-u-prykordonnyh-z-ukrayinoyu-rajonah-3/</text:a>
</text:p>
      <!--NEWS-->
      <text:h text:style-name="P10" text:outline-level="1">
<text:span text:style-name="T4">
Military Russian Federation is discussing the opportunity to buy drugs - intercepting GUR</text:span>
</text:h>
      <text:p text:style-name="P4">
Author: ['АРМІЯINFORM']</text:p>
      <text:p text:style-name="P4">
Time: 2023-04-29T64:00:00-04:00</text:p>
      <text:p text:style-name="P4">
Description: Ukrainian vіsysovsky gender to the passage of the confusion telephone ... War with Ukraine 2022, war with Ukraine Latest news today, News War with Ukraine 2022 Last today, will there be a war between Ukraine and Russia and when, the war with Ukraine in 2022 will be or not not , Will there be a war with Ukraine in the near future, they say, the war with Ukraine, Ukrainian news today, Ukrainian news in Ukrainian media in Russian</text:p>
      <text:p text:style-name="P4">
Images: ['<text:a xlink:type="simple" xlink:href="https://armyinform.com.ua/wp-content/uploads/2023/03/gurperehoplennya.jpg" text:style-name="Internet_20_link" text:visited-style-name="Visited_20_Internet_20_Link">
gurperehoplennya.jpg</text:a>
']</text:p>
      <text:p text:style-name="P4">
Tags: ['STOPRUSSIA', 'АГРЕСІЯ РФ', 'ВІЙНА', 'ВТОРГНЕННЯ РФ', 'ГУР МО УКРАЇНИ', 'ГУР ПЕРЕХОПЛЕННЯ']</text:p>
      <text:p text:style-name="P4">
Category: News</text:p>
      <!--METADATA-->
      <text:p text:style-name="P4">
<draw:frame draw:style-name="fr1" draw:name="Image238" text:anchor-type="as-char" svg:width="6.9236in" svg:height="3.894525in" draw:z-index="0">
<draw:image xlink:href="../Images/AРМІЯINFORM/2023-04-29T64-00-00-04-00/gurperehoplennya.jpg" xlink:type="simple" xlink:show="embed" xlink:actuate="onLoad" draw:mime-type="image/jpeg"/>
</draw:frame>
Ukrainian military intelligencers continue to intercept the confidential telephone negotiations of Russian invaders. These conversations are usually evidenced by the permanent moral qualities of the Russian soldiers and the decline in their army.</text:p>
      <text:p text:style-name="P4">
The Main Directorate of Intelligence of the Ministry of Defense of Ukraine was placed on its <text:a xlink:type="simple" xlink:href="https://www.youtube.com/watch" text:style-name="Internet_20_link" text:visited-style-name="Visited_20_Internet_20_Link">
YouTube channel</text:a>
The negotiating servicemen of the Russian Federation, who are in the Avdeevsky direction and seeking to buy narcotic substances.</text:p>
      <ul>
        <li>
"Nubl<text:span text:style-name="T5">
 d. Motolas here. And there are planners there? ”; * "Sli, go to the kne, * parent. Dadim Nim Deneg, </text:span>
Father. He will not bring us. "</li>
      </ul>
      <text:p text:style-name="P4">
"There will be a fair payment for every military crime committed against Ukraine," Gur said.</text:p>
      <text:p text:style-name="P4">
News Source: <text:a xlink:type="simple" xlink:href="https://armyinform.com.ua/2023/04/29/vijskovi-rf-obgovoryuyut-mozhlyvist-prydbaty-narkotyky-perehoplennya-gur/" text:style-name="Internet_20_link" text:visited-style-name="Visited_20_Internet_20_Link">
https://armyinform.com.ua/2023/04/29/vijskovi-rf-obgovoryuyut-mozhlyvist-prydbaty-narkotyky-perehoplennya-gur/</text:a>
</text:p>
      <!--NEWS-->
      <text:h text:style-name="P10" text:outline-level="1">
<text:span text:style-name="T4">
The occupiers intensified filtration measures in the temporarily captured territory of Kherson region</text:span>
</text:h>
      <text:p text:style-name="P4">
Author: ['АРМІЯINFORM']</text:p>
      <text:p text:style-name="P4">
Time: 2023-04-29T65:00:00-04:00</text:p>
      <text:p text:style-name="P4">
Description: Rosіyski Passion for Chinity Marauded on Timchasovo Lawyat Teritors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okupant-2.jpg" text:style-name="Internet_20_link" text:visited-style-name="Visited_20_Internet_20_Link">
okupant-2.jpg</text:a>
']</text:p>
      <text:p text:style-name="P4">
Tags: ['STOPRUSSIA', 'АГРЕСІЯ РФ', 'ВІЙНА', 'ВІЙСЬКОВІ ЗЛОЧИНИ РФ', 'ВТОРГНЕННЯ РФ']</text:p>
      <text:p text:style-name="P4">
Category: News</text:p>
      <!--METADATA-->
      <text:p text:style-name="P4">
<draw:frame draw:style-name="fr1" draw:name="Image239" text:anchor-type="as-char" svg:width="6.9236in" svg:height="3.893007in" draw:z-index="0">
<draw:image xlink:href="../Images/AРМІЯINFORM/2023-04-29T65-00-00-04-00/okupant-2.jpg" xlink:type="simple" xlink:show="embed" xlink:actuate="onLoad" draw:mime-type="image/jpeg"/>
</draw:frame>
Russian invaders continue to do looting on the temporarily employment of Ukraine. In particular, in the settlement of the lateral-Custral Lugansk region, the military personnel of the Russian occupation troops are robbed by the inhabitants.</text:p>
      <text:p text:style-name="P4">
The enemy has intensified filtration measures in the temporarily captured territory of the Herson region. In particular, in the settlements Malosandrivka, Novomykolaivka, Skadovsk and Lazurne, mass searches of residential premises and checks of phones are conducted. The main attention is paid to residents who have a sessive of Ukrainian operators, <text:a xlink:type="simple" xlink:href="https://www.facebook.com/GeneralStaff.ua/posts/pfbid04dNXuj764M417Xn2tmN7wiQyBt1A1XLauUZ8EJVbxhiBxB38jCaYiKR4NF4RJVE1l" text:style-name="Internet_20_link" text:visited-style-name="Visited_20_Internet_20_Link">
reports</text:a>
General Staff of the Ukrainian.</text:p>
      <text:p text:style-name="P4">
News Source: <text:a xlink:type="simple" xlink:href="https://armyinform.com.ua/2023/04/29/okupanty-posylyly-filtraczijni-zahody-na-tymchasovo-zahoplenij-terytoriyi-hersonshhyny/" text:style-name="Internet_20_link" text:visited-style-name="Visited_20_Internet_20_Link">
https://armyinform.com.ua/2023/04/29/okupanty-posylyly-filtraczijni-zahody-na-tymchasovo-zahoplenij-terytoriyi-hersonshhyny/</text:a>
</text:p>
      <!--NEWS-->
      <text:h text:style-name="P10" text:outline-level="1">
<text:span text:style-name="T4">
Enemy Loss per day: About 580 invaders were eliminated, 3 tanks were destroyed</text:span>
</text:h>
      <text:p text:style-name="P4">
Author: ['АРМІЯINFORM']</text:p>
      <text:p text:style-name="P4">
Time: 2023-04-29T66:00:00-04:00</text:p>
      <text:p text:style-name="P4">
Description: Zagalni Boyov, Find the enemy on 02.24.22 to 04/29/23 Oriyntovno wrapped: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photo_2023-04-29_08-22-52-scaled.jpg" text:style-name="Internet_20_link" text:visited-style-name="Visited_20_Internet_20_Link">
photo_2023-04-29_08-22-52-scaled.jpg</text:a>
']</text:p>
      <text:p text:style-name="P4">
Tags: ['STOPRUSSIA', 'АГРЕСІЯ РФ', 'ВТОРГНЕННЯ РФ']</text:p>
      <text:p text:style-name="P4">
Category: News</text:p>
      <!--METADATA-->
      <text:p text:style-name="P4">
<draw:frame draw:style-name="fr1" draw:name="Image240" text:anchor-type="as-char" svg:width="6.9236in" svg:height="6.963988in" draw:z-index="0">
<draw:image xlink:href="../Images/AРМІЯINFORM/2023-04-29T66-00-00-04-00/photo_2023-04-29_08-22-52-scaled.jpg" xlink:type="simple" xlink:show="embed" xlink:actuate="onLoad" draw:mime-type="image/jpeg"/>
</draw:frame>
The total fighting loss of the enemy from 24.02.22 to 29.04.23 was approximately:</text:p>
      <ul>
        <li>
Personnel - around 190040(+580)persons were liquidated. * tanks - 3697(+3)units, * combat armored vehicles - 7184(+3)units, * artillery systems - 2908(+3)of, * rzf - 543(+0)units, * aircraft - 294(+0)OD, * aircraft - 308(+0)units, * helicopters - 294(+0)units, * UAV Operative-tactical level-2471(+4), * winged missiles - 932(+21), * ships /boats - 18(+0)units, * car equipment and tanks - 5836(+17)units, * special equipment - 355(+2).</li>
      </ul>
      <text:p text:style-name="P4">
Дані уточнюються.</text:p>
      <text:p text:style-name="P4">
Бий окупанта!Разом переможемо!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As of 29.04.23.</text:p>
      <text:p text:style-name="P4">
News Source: <text:a xlink:type="simple" xlink:href="https://armyinform.com.ua/2023/04/29/vtraty-voroga-za-dobu-likvidovano-blyzko-580-okupantiv-znyshheno-3-tanka/" text:style-name="Internet_20_link" text:visited-style-name="Visited_20_Internet_20_Link">
https://armyinform.com.ua/2023/04/29/vtraty-voroga-za-dobu-likvidovano-blyzko-580-okupantiv-znyshheno-3-tanka/</text:a>
</text:p>
      <!--NEWS-->
      <text:h text:style-name="P10" text:outline-level="1">
<text:span text:style-name="T4">
In Ukraine a moment of silence</text:span>
</text:h>
      <text:p text:style-name="P4">
Author: ['АРМІЯINFORM']</text:p>
      <text:p text:style-name="P4">
Time: 2023-04-29T67: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candle-2.gif" text:style-name="Internet_20_link" text:visited-style-name="Visited_20_Internet_20_Link">
candle-2.gif</text:a>
']</text:p>
      <text:p text:style-name="P4">
Tags: ['STOPRUSSIA', 'АГРЕСІЯ РФ', 'ВІЙНА', 'ВТОРГНЕННЯ РФ', 'ХВИЛИНА МОВЧАННЯ']</text:p>
      <text:p text:style-name="P4">
Category: News</text:p>
      <!--METADATA-->
      <text:p text:style-name="P4">
<draw:frame draw:style-name="fr1" draw:name="Image241" text:anchor-type="as-char" svg:width="6.9236in" svg:height="3.895992in" draw:z-index="0">
<draw:image xlink:href="../Images/AРМІЯINFORM/2023-04-29T67-00-00-04-00/candle-2.gif" xlink:type="simple" xlink:show="embed" xlink:actuate="onLoad" draw:mime-type="image/gif"/>
</draw:frame>
According to the Decree of the President of Ukraine Volodymyr Zelensky No. 143/2022, minutes are being held daily at 9:00, it is announced in all means of mass information.</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4/29/v-ukrayini-hvylyna-movchannya-4/" text:style-name="Internet_20_link" text:visited-style-name="Visited_20_Internet_20_Link">
https://armyinform.com.ua/2023/04/29/v-ukrayini-hvylyna-movchannya-4/</text:a>
</text:p>
      <!--NEWS-->
      <text:h text:style-name="P10" text:outline-level="1">
<text:span text:style-name="T4">
"Correct Actions when Air Alarm Signals should become a habit of Ukrainians" - Natalia Humeniuk</text:span>
</text:h>
      <text:p text:style-name="P4">
Author: ['Віктор Шубец']</text:p>
      <text:p text:style-name="P4">
Time: 2023-04-29T68:00:00-04:00</text:p>
      <text:p text:style-name="P4">
Description: Ostenni missile attacks on Ukraine demonstrated, our people were imputing pillest,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photo_2022-11-16_13-45-44.jpg" text:style-name="Internet_20_link" text:visited-style-name="Visited_20_Internet_20_Link">
photo_2022-11-16_13-45-44.jpg</text:a>
']</text:p>
      <text:p text:style-name="P4">
Tags: ['STOPRUSSIA', 'АГРЕСІЯ РФ']</text:p>
      <text:p text:style-name="P4">
Category: News</text:p>
      <!--METADATA-->
      <text:p text:style-name="P4">
<draw:frame draw:style-name="fr1" draw:name="Image242" text:anchor-type="as-char" svg:width="6.9236in" svg:height="4.61393in" draw:z-index="0">
<draw:image xlink:href="../Images/AРМІЯINFORM/2023-04-29T68-00-00-04-00/photo_2022-11-16_13-45-44.jpg" xlink:type="simple" xlink:show="embed" xlink:actuate="onLoad" draw:mime-type="image/jpeg"/>
</draw:frame>
The latest missile attacks in Ukraine show that our people are somewhat spal, ignoring signals about air danger? But they do not hide the vulpies.</text:p>
      <text:p text:style-name="P4">
About it on the air "<text:a xlink:type="simple" xlink:href="https://youtu.be/WY8sDvZdWEA" text:style-name="Internet_20_link" text:visited-style-name="Visited_20_Internet_20_Link">
only news</text:a>
»The united coordination press center of defense forces of the south Pititan Natalia Humeniuk.</text:p>
      <text:p text:style-name="P4">
-In the Black Sea, the weather has deteriorated significantly-storms at 3-5 points. At the same time, the enemy has decreased somewhat - there are 14 rocket carriers. In addition, two rocket launchers of the surface, which are on combat duty. The maximum equipment of them can reach 16 "calibers".</text:p>
      <text:p text:style-name="P4">
News Source: <text:a xlink:type="simple" xlink:href="https://armyinform.com.ua/2023/04/29/pravylni-diyi-pry-sygnalah-povitryanoyi-tryvogy-mayut-staty-zvychkoyu-ukrayincziv-nataliya-gumenyuk/" text:style-name="Internet_20_link" text:visited-style-name="Visited_20_Internet_20_Link">
https://armyinform.com.ua/2023/04/29/pravylni-diyi-pry-sygnalah-povitryanoyi-tryvogy-mayut-staty-zvychkoyu-ukrayincziv-nataliya-gumenyuk/</text:a>
</text:p>
      <!--NEWS-->
      <text:h text:style-name="P10" text:outline-level="1">
<text:span text:style-name="T4">
475 children were killed in Ukraine as a result of armed aggression of the Russian Federation</text:span>
</text:h>
      <text:p text:style-name="P4">
Author: ['АРМІЯINFORM']</text:p>
      <text:p text:style-name="P4">
Time: 2023-04-29T69:00:00-04:00</text:p>
      <text:p text:style-name="P4">
Description: The village on the wounds of 29 kvіnny 2023 Rock more than the NIZh 1428 diye was arranged in Ukraine Vnaslikovo ... The war with Ukraine 2022, the war with Ukraine latest news today, the news war with Ukraine 2022 is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photo_2023-04-29_09-04-17.jpg" text:style-name="Internet_20_link" text:visited-style-name="Visited_20_Internet_20_Link">
photo_2023-04-29_09-04-17.jpg</text:a>
']</text:p>
      <text:p text:style-name="P4">
Tags: ['STOPRUSSIA', 'АГРЕСІЯ РФ', 'ДІТИ']</text:p>
      <text:p text:style-name="P4">
Category: News</text:p>
      <!--METADATA-->
      <text:p text:style-name="P4">
<draw:frame draw:style-name="fr1" draw:name="Image243" text:anchor-type="as-char" svg:width="6.9236in" svg:height="4.662612in" draw:z-index="0">
<draw:image xlink:href="../Images/AРМІЯINFORM/2023-04-29T69-00-00-04-00/photo_2023-04-29_09-04-17.jpg" xlink:type="simple" xlink:show="embed" xlink:actuate="onLoad" draw:mime-type="image/jpeg"/>
</draw:frame>
As of the morning of April 29, 2023, more than 1428 children were injured in Ukraine as a result of full -scale armed aggression of the Russian Federation. According to the official <text:a xlink:type="simple" xlink:href="https://t.me/pgo_gov_ua/11664" text:style-name="Internet_20_link" text:visited-style-name="Visited_20_Internet_20_Link">
information</text:a>
Juvenile prosecutors were 475 children and more than 953 were injured in varying severity.</text:p>
      <text:p text:style-name="P4">
These figures are not final. Work continues to be installed in places of conducting actions, in temporarily occupied and liberated territories.</text:p>
      <text:p text:style-name="P4">
Children were most affected in Donetsk region - 452, Kharkiv - 275, Kyiv - 128, Kherson - 94, Zaporizhia - 89, Mykolaivska - 88, Chernihiv - 69, Dnipropetrovsk - 67, Lugansk - 66.</text:p>
      <text:p text:style-name="P4">
On April 28, as a result of the firing of the civilian infrastructure aggressor by the city of Uman Cherkasy region, the rocket hit a 9-storey residential building. Among the dead 4 children: girls8 and 10 years old and boys aged 15 and 1.5 years.</text:p>
      <text:p text:style-name="P4">
On April 29, a 14-year-old boy was injured by the enemy of the Semeniv district of Chernihiv region.</text:p>
      <text:p text:style-name="P4">
News Source: <text:a xlink:type="simple" xlink:href="https://armyinform.com.ua/2023/04/29/475-ditej-zagynulo-v-ukrayini-vnaslidok-zbrojnoyi-agresiyi-rf/" text:style-name="Internet_20_link" text:visited-style-name="Visited_20_Internet_20_Link">
https://armyinform.com.ua/2023/04/29/475-ditej-zagynulo-v-ukrayini-vnaslidok-zbrojnoyi-agresiyi-rf/</text:a>
</text:p>
      <!--NEWS-->
      <text:h text:style-name="P10" text:outline-level="1">
<text:span text:style-name="T4">
The enemy is substantially nervous how accurate our hit - Natalia Humeniuk</text:span>
</text:h>
      <text:p text:style-name="P4">
Author: ['Володимир Поліщук']</text:p>
      <text:p text:style-name="P4">
Time: 2023-04-29T70:00:00-04:00</text:p>
      <text:p text:style-name="P4">
Description: The Vorog PIDTSTYNISH IT WITH PIVNYAKY, according to the right birch prazu, artillery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1/2-nataliya-gumenyuk-e1672058964734.jpg" text:style-name="Internet_20_link" text:visited-style-name="Visited_20_Internet_20_Link">
2-nataliya-gumenyuk-e1672058964734.jpg</text:a>
']</text:p>
      <text:p text:style-name="P4">
Tags: ['STOPRUSSIA', 'ВІЙНА', 'ВТОРГНЕННЯ РФ', 'НАТАЛІЯ ГУМЕНЮК', 'ПІВДЕНЬ УКРАЇНИ']</text:p>
      <text:p text:style-name="P4">
Category: News</text:p>
      <!--METADATA-->
      <text:p text:style-name="P4">
<draw:frame draw:style-name="fr1" draw:name="Image244" text:anchor-type="as-char" svg:width="6.9236in" svg:height="4.206087in" draw:z-index="0">
<draw:image xlink:href="../Images/AРМІЯINFORM/2023-04-29T70-00-00-04-00/2-nataliya-gumenyuk-e1672058964734.jpg" xlink:type="simple" xlink:show="embed" xlink:actuate="onLoad" draw:mime-type="image/jpeg"/>
</draw:frame>
Natalia Humeniuk</text:p>
      <text:p text:style-name="P4">
The enemy continues the insidious shelling of the south of Ukraine, the artillery and mortars are working on the right bank, but the intensity of these shelling decreased.</text:p>
      <text:p text:style-name="P4">
About it on the air of the national marathon "Unified News" <text:a xlink:type="simple" xlink:href="https://www.youtube.com/watch" text:style-name="Internet_20_link" text:visited-style-name="Visited_20_Internet_20_Link">
reported</text:a>
the head of the coordination Press Center of Defense forces of the South Captain 1 Rangunatalia Humeniuk.</text:p>
      <ul>
        <li>
At this stage, we almost do not record shelling from tanks that were previously. That is, our work is reflected in this ... We got into seven units of armored vehicles, in one boat that the enemy tried to maneuver between the islands and in a single -leafy one, which he collected data on the operational the environment, - said Humeniuk. -We continue to carry out active counter-battery work, use rocket and artillery units, aviation and in the past 24 hours there have been destroyed four observational points. This means that enemy force is formed. Earlier, the enemy pulled it right to the shore and from them, now in particular because of the replacement of the cut and exit from the water, it is necessary to delay its technique as far away.</li>
      </ul>
      <text:p text:style-name="P4">
The speaker noted that it should still be remembered that the enemy forces on the left bank are generous and many places that Ukrainian fighters have cleared, and the occupantanthage is replenished with reserves.</text:p>
      <ul>
        <li>
On the shore, the clamping of the local population continues. They apply additional police measures, conduct searches, very significantly nervous how accurate our hit, so very carefully check phones, gadgets, the local population is very critical and aggressive, as they find out to find those who help the defense forces, - said Coordination Press Center of Defense forces of the South.</li>
      </ul>
      <text:p text:style-name="P4">
Natalia Humeniuk also spoke about the invaders of all normative humanitarian law and ignoring the rules of warfare: “The enemy hides behind the civilian population, closes its positions, places technicians in private courtyard In order not to be impressed. "</text:p>
      <text:p text:style-name="P4">
News Source: <text:a xlink:type="simple" xlink:href="https://armyinform.com.ua/2023/04/29/vorog-suttyevo-znervovanyj-tym-naskilky-tochnymy-ye-nashi-vluchannya-nataliya-gumenyuk/" text:style-name="Internet_20_link" text:visited-style-name="Visited_20_Internet_20_Link">
https://armyinform.com.ua/2023/04/29/vorog-suttyevo-znervovanyj-tym-naskilky-tochnymy-ye-nashi-vluchannya-nataliya-gumenyuk/</text:a>
</text:p>
      <!--NEWS-->
      <text:h text:style-name="P10" text:outline-level="1">
<text:span text:style-name="T4">
The enemy troops fired 11 times the border of Chernihiv and Sumy region</text:span>
</text:h>
      <text:p text:style-name="P4">
Author: ['АРМІЯINFORM']</text:p>
      <text:p text:style-name="P4">
Time: 2023-04-29T71:00:00-04:00</text:p>
      <text:p text:style-name="P4">
Description: Rosiyski Vіsyca iz 21:00 28 kvіnnya until 08:00 29 kvіnnya 11 times sheltered a primensor ... War with Ukraine 2022, war with Ukraine Latest news today, News War with Ukraine 2022 Last for today, will there be a war between Ukraine and Russia and Russia and Russia and Russia and Russia and Russia and Russia and Russia and Russia and Russia and Russia and Russia and Russia and Russia and Russia and Russia and Russia and Russia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foto-2.jpg" text:style-name="Internet_20_link" text:visited-style-name="Visited_20_Internet_20_Link">
foto-2.jpg</text:a>
']</text:p>
      <text:p text:style-name="P4">
Tags: ['STOPRUSSIA', 'АГРЕСІЯ РФ', 'ВТОРГНЕННЯ РФ', 'ОК «ПІВНІЧ»']</text:p>
      <text:p text:style-name="P4">
Category: News</text:p>
      <!--METADATA-->
      <text:p text:style-name="P4">
<draw:frame draw:style-name="fr1" draw:name="Image245" text:anchor-type="as-char" svg:width="6.9236in" svg:height="3.894525in" draw:z-index="0">
<draw:image xlink:href="../Images/AРМІЯINFORM/2023-04-29T71-00-00-04-00/foto-2.jpg" xlink:type="simple" xlink:show="embed" xlink:actuate="onLoad" draw:mime-type="image/jpeg"/>
</draw:frame>
The consequences of Sumy region on March 24. Photo: Dmitry Zhivytsky / Facebook</text:p>
      <text:p text:style-name="P4">
Russian troops from 21:00 to April 28 to 08:00 on April 29 11 times fired at the border of the Chernihiv and Sumy region, used managed abyabombs, mortars, artillery and rockets from the helicopter.</text:p>
      <text:p text:style-name="P4">
About it <text:a xlink:type="simple" xlink:href="https://www.facebook.com/100064471011124/posts/pfbid0MjDcYMcFWayKUzJ1WQv3sCwWXLqHCpXcv6PqLLrXaP6kR962s2iXn1mr4cCtbys1l/" text:style-name="Internet_20_link" text:visited-style-name="Visited_20_Internet_20_Link">
reports</text:a>
Operational Command "North".</text:p>
      <text:p text:style-name="P4">
Yes, at 21:15 one stroke was recorded, probably - the CA was dropped from the plane, the painted point of Semenivka. The airbags were damaged by six buildings. Three civilians were injured.</text:p>
      <text:p text:style-name="P4">
In addition, from 22:20 to 22:25 seven beats were recorded, probably from the barrel artillery, in the area of the settlement of Sorokin.</text:p>
      <text:p text:style-name="P4">
From 00:40 to 00:50 there were three beats, probably from the barrel artillery, in the Ukrainian settlement Ukrainian.</text:p>
      <text:p text:style-name="P4">
From 01:25 to 01:30 six beats were recorded, probably from the barrel artillery, in the middle of the settlement of the middle-building.</text:p>
      <text:p text:style-name="P4">
About 01:00 there were one blow, probably starting missiles from a helicopter, a Unday of the settlement of Galaganivka.</text:p>
      <text:p text:style-name="P4">
From 03:10 to 03:30 there were four strokes, probably from the artillery, the Udar of Zarechya.</text:p>
      <text:p text:style-name="P4">
From 04:07 to 04:08, five beats, probably from the jet system, in the area of Zarichia settlement.</text:p>
      <text:p text:style-name="P4">
From 04:26 to 04:50, five beats, probably from the barrel artillery, in the settlement of Zarechya.</text:p>
      <text:p text:style-name="P4">
From 05:25 to 05:30 five beats were recorded, probably from a mortar 120 mm, in the village of Khrinivka.</text:p>
      <text:p text:style-name="P4">
From 05:00 to 05.30, three strokes were recorded, probably from the artillery, the Unday of the settlement of Timonovichi.</text:p>
      <text:p text:style-name="P4">
From 06:25 to 06:30 eight strokes were recorded, probably a start of a rifle, a Unday of Leonivka settlement.</text:p>
      <text:p text:style-name="P4">
"There was no information about the loss of the local population or damage to civilian infrastructure," the statement said.</text:p>
      <text:p text:style-name="P4">
News Source: <text:a xlink:type="simple" xlink:href="https://armyinform.com.ua/2023/04/29/vorozhi-vijska-11-raziv-obstrilyaly-prykordonnya-chernigivshhyny-ta-sumshhyny/" text:style-name="Internet_20_link" text:visited-style-name="Visited_20_Internet_20_Link">
https://armyinform.com.ua/2023/04/29/vorozhi-vijska-11-raziv-obstrilyaly-prykordonnya-chernigivshhyny-ta-sumshhyny/</text:a>
</text:p>
      <!--NEWS-->
      <text:h text:style-name="P10" text:outline-level="1">
<text:span text:style-name="T4">
Government optimized the reservation procedure</text:span>
</text:h>
      <text:p text:style-name="P4">
Author: ['АРМІЯINFORM']</text:p>
      <text:p text:style-name="P4">
Time: 2023-04-29T72:00:00-04:00</text:p>
      <text:p text:style-name="P4">
Description: Behind the words of the Ekononiki Yulia Sviridenko, now there is a good time with the Spernia ... War with Ukraine 2022, the war with Ukraine is the latest news today, the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shevron.jpeg" text:style-name="Internet_20_link" text:visited-style-name="Visited_20_Internet_20_Link">
shevron.jpeg</text:a>
']</text:p>
      <text:p text:style-name="P4">
Tags: ['STOPRUSSIA', 'БІЗНЕС', 'БРОНЮВАННЯ ВІЙСЬКОВОЗОБОВ’ЯЗАНИХ', 'ВІЙНА', 'ВТОРГНЕННЯ РФ']</text:p>
      <text:p text:style-name="P4">
Category: News</text:p>
      <!--METADATA-->
      <text:p text:style-name="P4">
<draw:frame draw:style-name="fr1" draw:name="Image246" text:anchor-type="as-char" svg:width="6.9236in" svg:height="3.894525in" draw:z-index="0">
<draw:image xlink:href="../Images/AРМІЯINFORM/2023-04-29T72-00-00-04-00/shevron.jpeg" xlink:type="simple" xlink:show="embed" xlink:actuate="onLoad" draw:mime-type="image/jpeg"/>
</draw:frame>
According to the Minister of Economy Yulia Sviridenko, it will now take place.</text:p>
      <text:p text:style-name="P4">
The Cabinet of Ministers of Ukraine has improved the procedure for booking the military for the period of mobilization and wartime, determining the term of the stages of the procedure. The Government made the corresponding decision yesterday.</text:p>
      <text:p text:style-name="P4">
“One of the issues that Ukrainian business raises us during meetings is a continuous time of booking the workers. Such a state of affairs limits the ability of entrepreneurs to develop and implement production plans for the whole does not contribute to improving business activity. We understand that the human factor and the organization of the process plays some role in this case. Therefore, initiating, which optimizes the booking procedure, which will now take place in a prominent short time, ”-said the First Vice Prime Minister of Ukraine-<text:a xlink:type="simple" xlink:href="https://www.kmu.gov.ua/news/optymizuvaly-protseduru-broniuvannia-teper-vono-vidbuvatymetsia-u-stysli-terminy-iuliia-svyrydenko" text:style-name="Internet_20_link" text:visited-style-name="Visited_20_Internet_20_Link">
quotes</text:a>
Ministers Economics Yulia Sviridenko is the only web portal of the executive bodies of Ukraine.</text:p>
      <text:p text:style-name="P4">
According to Deputy Minister of Economy Igor Fomenko, according to the decision, amendments to the Cabinet of Ministers of Ukraine dated 27.01.2023 № 76 “Some Issues The terms of submission of documents for booking by the state authorities are clearly defined. In particular, the following are identified:</text:p>
      <ul>
        <li>
submission by public authorities, other state bodies of lists of military servicemen who are offered well -being for the period of mobilization and for wartime to the General Staff of the Armed Forces(SBU, Foreign Intelligence Services)- within no more than five working days; * approval of lists of tasks by the General Staff of the Armed Forces(SBU, SZR)to the Ministry of Economy - within no more than ten working days; * the decision of the Ministry of Economy to book the military - within a period of not more than five working days; * Enrollment of military conscript military registration with the territorial center of staffing and social support - within a period of not more than five working days.Recall that on January 27, 2023, the Cabinet of Ministers approved a new statement of servicemen and criteria for determining the enterprises, institutions of organizations, critical for the functioning of the economy and ensuring the population. Employees of such enterprises will now be subject to armor.</li>
      </ul>
      <text:p text:style-name="P4">
The order of reservation of the military and the procedure and criteria for the definition of enterprises, institutions and organizations that are critically important for the functioning of the economy and ensuring the life of the population, developed in accordance with the amendments to the Law of Ukraine "On Mobilization Training Tamobilization", approved by the Verkhovna Rada on November 4, 2022.</text:p>
      <text:p text:style-name="P4">
News Source: <text:a xlink:type="simple" xlink:href="https://armyinform.com.ua/2023/04/29/uryad-optymizuvav-proczeduru-bronyuvannya-vijskovozobovyazanyh/" text:style-name="Internet_20_link" text:visited-style-name="Visited_20_Internet_20_Link">
https://armyinform.com.ua/2023/04/29/uryad-optymizuvav-proczeduru-bronyuvannya-vijskovozobovyazanyh/</text:a>
</text:p>
      <!--NEWS-->
      <text:h text:style-name="P10" text:outline-level="1">
<text:span text:style-name="T4">
Mariupol is destroyed by over 90% – President of Ukraine</text:span>
</text:h>
      <text:p text:style-name="P4">
Author: ['АРМІЯINFORM']</text:p>
      <text:p text:style-name="P4">
Time: 2023-04-29T73:00:00-04:00</text:p>
      <text:p text:style-name="P4">
Description: Mariupol. There lived a Mayge of PIVMILIONA people there. And the Mayzhe was not flooded with the Tsilikh ... The war with Ukraine 2022, the war with Ukraine is the latest news today, the news war with Ukraine 2022 The last for today, will there be a war between Ukraine and Russia and when, the war with Ukraine will be or not, or not, Will there be a war with Ukraine in the near future, they say, the war with Ukraine, Ukrainian news today, Ukrainian news in Ukrainian media in Russian</text:p>
      <text:p text:style-name="P4">
Images: ['<text:a xlink:type="simple" xlink:href="https://armyinform.com.ua/wp-content/uploads/2023/04/maxresdefault-3.jpg" text:style-name="Internet_20_link" text:visited-style-name="Visited_20_Internet_20_Link">
maxresdefault-3.jpg</text:a>
']</text:p>
      <text:p text:style-name="P4">
Tags: ['STOPRUSSIA', 'АГРЕСІЯ РФ']</text:p>
      <text:p text:style-name="P4">
Category: News</text:p>
      <!--METADATA-->
      <text:p text:style-name="P4">
<draw:frame draw:style-name="fr1" draw:name="Image247" text:anchor-type="as-char" svg:width="6.9236in" svg:height="3.894525in" draw:z-index="0">
<draw:image xlink:href="../Images/AРМІЯINFORM/2023-04-29T73-00-00-04-00/maxresdefault-3.jpg" xlink:type="simple" xlink:show="embed" xlink:actuate="onLoad" draw:mime-type="image/jpeg"/>
</draw:frame>
Mariupol. Once there, almost half a million people lived there. And now the entire homes are almost unused. The terrorist state has done everything to kill this city. More than 90% of Mariupol is destroyed.</text:p>
      <text:p text:style-name="P4">
Source: <text:a xlink:type="simple" xlink:href="https://www.facebook.com/zelenskiy.official" text:style-name="Internet_20_link" text:visited-style-name="Visited_20_Internet_20_Link">
Facebook Vladimirrazellensky</text:a>
</text:p>
      <text:p text:style-name="P4">
News Source: <text:a xlink:type="simple" xlink:href="https://armyinform.com.ua/2023/04/29/mariupol-zrujnovanyj-na-ponad-90-prezydent-ukrayiny/" text:style-name="Internet_20_link" text:visited-style-name="Visited_20_Internet_20_Link">
https://armyinform.com.ua/2023/04/29/mariupol-zrujnovanyj-na-ponad-90-prezydent-ukrayiny/</text:a>
</text:p>
      <!--NEWS-->
      <text:h text:style-name="P10" text:outline-level="1">
<text:span text:style-name="T4">
Our doctors are fighters who stand around the clock at the front of the struggle for life and health - Anna Malyar</text:span>
</text:h>
      <text:p text:style-name="P4">
Author: ['Владислав Назаркевич']</text:p>
      <text:p text:style-name="P4">
Time: 2023-04-29T74:00:00-04:00</text:p>
      <text:p text:style-name="P4">
Description: The intercessor of the Ministan defense of Ukraine Ganna Mallelar at once with the Medic forces of the ZSU ... The war with Ukraine 2022, the war with Ukraine is the latest news today, the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gannamalyar_result_6.jpg" text:style-name="Internet_20_link" text:visited-style-name="Visited_20_Internet_20_Link">
gannamalyar_result_6.jpg</text:a>
', '<text:a xlink:type="simple" xlink:href="https://armyinform.com.ua/wp-content/uploads/2023/04/gannamalyar_result_8.jpg" text:style-name="Internet_20_link" text:visited-style-name="Visited_20_Internet_20_Link">
gannamalyar_result_8.jpg</text:a>
', '<text:a xlink:type="simple" xlink:href="https://armyinform.com.ua/wp-content/uploads/2023/04/gannamalyar_result-150x150.jpg" text:style-name="Internet_20_link" text:visited-style-name="Visited_20_Internet_20_Link">
gannamalyar_result-150x150.jpg</text:a>
', '<text:a xlink:type="simple" xlink:href="https://armyinform.com.ua/wp-content/uploads/2023/04/gannamalyar_result_7-150x150.jpg" text:style-name="Internet_20_link" text:visited-style-name="Visited_20_Internet_20_Link">
gannamalyar_result_7-150x150.jpg</text:a>
', '<text:a xlink:type="simple" xlink:href="https://armyinform.com.ua/wp-content/uploads/2023/04/gannamalyar_result_3-150x150.jpg" text:style-name="Internet_20_link" text:visited-style-name="Visited_20_Internet_20_Link">
gannamalyar_result_3-150x150.jpg</text:a>
', '<text:a xlink:type="simple" xlink:href="https://armyinform.com.ua/wp-content/uploads/2023/04/gannamalyar_result_4-150x150.jpg" text:style-name="Internet_20_link" text:visited-style-name="Visited_20_Internet_20_Link">
gannamalyar_result_4-150x150.jpg</text:a>
', '<text:a xlink:type="simple" xlink:href="https://armyinform.com.ua/wp-content/uploads/2023/04/gannamalyar_result_2-150x150.jpg" text:style-name="Internet_20_link" text:visited-style-name="Visited_20_Internet_20_Link">
gannamalyar_result_2-150x150.jpg</text:a>
', '<text:a xlink:type="simple" xlink:href="https://armyinform.com.ua/wp-content/uploads/2023/04/gannamalyar_result_5-150x150.jpg" text:style-name="Internet_20_link" text:visited-style-name="Visited_20_Internet_20_Link">
gannamalyar_result_5-150x150.jpg</text:a>
', '<text:a xlink:type="simple" xlink:href="https://armyinform.com.ua/wp-content/uploads/2023/04/gannamalyar_result_1-150x150.jpg" text:style-name="Internet_20_link" text:visited-style-name="Visited_20_Internet_20_Link">
gannamalyar_result_1-150x150.jpg</text:a>
', '<text:a xlink:type="simple" xlink:href="https://armyinform.com.ua/wp-content/uploads/2022/06/vladyslav-nazarkevych-chb.jpg" text:style-name="Internet_20_link" text:visited-style-name="Visited_20_Internet_20_Link">
vladyslav-nazarkevych-chb.jpg</text:a>
']</text:p>
      <text:p text:style-name="P4">
Tags: ['STOPRUSSIA', 'АГРЕСІЯ РФ', 'ВТОРГНЕННЯ РФ', 'ГАННА МАЛЯР', 'ТЕТЯНА ОСТАЩЕНКО']</text:p>
      <text:p text:style-name="P4">
Category: News</text:p>
      <!--METADATA-->
      <text:p text:style-name="P4">
<draw:frame draw:style-name="fr1" draw:name="Image248" text:anchor-type="as-char" svg:width="6.9236in" svg:height="4.609964in" draw:z-index="0">
<draw:image xlink:href="../Images/AРМІЯINFORM/2023-04-29T74-00-00-04-00/gannamalyar_result_6.jpg" xlink:type="simple" xlink:show="embed" xlink:actuate="onLoad" draw:mime-type="image/jpeg"/>
</draw:frame>
Deputy Minister of Defense of Ukraine Anna Malyar, together with the commander of medical units of the Armed Forces of Ukraine, Major General of Medical Service Tatiana Ostashchenko a visiting institution in Donetsk region, which provides assistance to the wounded soldiers. Hannamars thanked the military and civilian doctors for their dedicated work of the life and health of the defenders of Ukraine and presented them with the honors of the Ministry of Defense of Ukraine.</text:p>
      <ul>
        <li>
With a great honor I give you these honors. Angry to be in your service and press your hands - the best hands of our country, which rescue the most defenders and defenders. The whole country bows to you for saved lives of other soldiers, ”she addressed the doctors.</li>
      </ul>
      <text:p text:style-name="P4">
-From the command of the medical forces of the Armed Forces, thank you very much for your work,-said Major-General of Medical Service Tatiana Ostashchenko during the award. - You work hard every day and we have a lot of work. I believe that we will overcome everything together.</text:p>
      <text:p text:style-name="P4">
<draw:frame draw:style-name="fr1" draw:name="Image249" text:anchor-type="as-char" svg:width="6.9236in" svg:height="5.191078in" draw:z-index="0">
<draw:image xlink:href="../Images/AРМІЯINFORM/2023-04-29T74-00-00-04-00/gannamalyar_result_8.jpg" xlink:type="simple" xlink:show="embed" xlink:actuate="onLoad" draw:mime-type="image/jpeg"/>
</draw:frame>
Anna Malyar and Tatiana Ostashchenko got acquainted with the work of the medical institution, talked with staff and patients.</text:p>
      <ul>
        <li>
If we compare those wars that were closest to us, the medical units of the Armed Forces have managed to reach the lowest mortality rate. The way the medical forces work today, military and civilian doctors are really unique. These are the operations performed by doctors are simply unique. The whole system of debugged is worked out, - said the Deputy Minister of Defense of Ukraine. - The wounded with whom I communicated is grateful to our doctors. And they are obsessed with victory, "charged" inspiration, like all our military. All our doctors have strength, they have their eyes burning, they inspire. A unique system has now been created, which did not exist more earlier. It is the only medical space where civilian doctors work together. There was no such thing in the world. In the medical forces, an efficient evacuation system is established. Today it is a multi -stage mechanism in which all modes of transport are available.</li>
      </ul>
      <text:p text:style-name="P4">
<text:a xlink:type="simple" xlink:href="https://armyinform.com.ua/wp-content/uploads/2023/04/gannamalyar_result.jpg" text:style-name="Internet_20_link" text:visited-style-name="Visited_20_Internet_20_Link">
!(Images/AРМІЯINFORM/2023-04-29T74-00-00-04-00/gannamalyar_result-150x150.jpg)</text:a>
</text:p>
      <text:p text:style-name="P4">
<text:a xlink:type="simple" xlink:href="https://armyinform.com.ua/wp-content/uploads/2023/04/gannamalyar_result_7.jpg" text:style-name="Internet_20_link" text:visited-style-name="Visited_20_Internet_20_Link">
<draw:frame draw:style-name="fr1" draw:name="Image250" text:anchor-type="as-char" svg:width="6.9236in" svg:height="6.9236in" draw:z-index="0">
<draw:image xlink:href="../Images/AРМІЯINFORM/2023-04-29T74-00-00-04-00/gannamalyar_result_7-150x150.jpg" xlink:type="simple" xlink:show="embed" xlink:actuate="onLoad" draw:mime-type="image/jpeg"/>
</draw:frame>
</text:a>
</text:p>
      <text:p text:style-name="P4">
The experience of Ukrainian physicians is already actively studied and implemented in other countries.</text:p>
      <ul>
        <li>
I participate in the meeting of the heads of medical services of NATO Army and Tamysystem of medical support, which is built in Ukraine, is studied by many manner partners, - said Tatiana Ostashchenko. - On the basis of our information, the people rewrite their standards, doctrines, and look at the structure. This is a unique experience that all our military medical medical products have gained during large -scale aggression and still unprecedented medical evacuation.</li>
      </ul>
      <text:p text:style-name="P4">
<text:a xlink:type="simple" xlink:href="https://armyinform.com.ua/wp-content/uploads/2023/04/gannamalyar_result_4.jpg" text:style-name="Internet_20_link" text:visited-style-name="Visited_20_Internet_20_Link">
!(Images/AРМІЯINFORM/2023-04-29T74-00-00-04-00/gannamalyar_result_4-150x150.jpg)</text:a>
</text:p>
      <text:p text:style-name="P4">
<text:a xlink:type="simple" xlink:href="https://armyinform.com.ua/wp-content/uploads/2023/04/gannamalyar_result_2.jpg" text:style-name="Internet_20_link" text:visited-style-name="Visited_20_Internet_20_Link">
<draw:frame draw:style-name="fr1" draw:name="Image251" text:anchor-type="as-char" svg:width="6.9236in" svg:height="6.9236in" draw:z-index="0">
<draw:image xlink:href="../Images/AРМІЯINFORM/2023-04-29T74-00-00-04-00/gannamalyar_result_2-150x150.jpg" xlink:type="simple" xlink:show="embed" xlink:actuate="onLoad" draw:mime-type="image/jpeg"/>
</draw:frame>
</text:a>
</text:p>
      <text:p text:style-name="P4">
<text:a xlink:type="simple" xlink:href="https://armyinform.com.ua/wp-content/uploads/2023/04/gannamalyar_result_5.jpg" text:style-name="Internet_20_link" text:visited-style-name="Visited_20_Internet_20_Link">
<draw:frame draw:style-name="fr1" draw:name="Image252" text:anchor-type="as-char" svg:width="6.9236in" svg:height="6.9236in" draw:z-index="0">
<draw:image xlink:href="../Images/AРМІЯINFORM/2023-04-29T74-00-00-04-00/gannamalyar_result_5-150x150.jpg" xlink:type="simple" xlink:show="embed" xlink:actuate="onLoad" draw:mime-type="image/jpeg"/>
</draw:frame>
</text:a>
</text:p>
      <text:p text:style-name="P4">
<text:a xlink:type="simple" xlink:href="https://armyinform.com.ua/wp-content/uploads/2023/04/gannamalyar_result_1.jpg" text:style-name="Internet_20_link" text:visited-style-name="Visited_20_Internet_20_Link">
<draw:frame draw:style-name="fr1" draw:name="Image253" text:anchor-type="as-char" svg:width="6.9236in" svg:height="6.9236in" draw:z-index="0">
<draw:image xlink:href="../Images/AРМІЯINFORM/2023-04-29T74-00-00-04-00/gannamalyar_result_1-150x150.jpg" xlink:type="simple" xlink:show="embed" xlink:actuate="onLoad" draw:mime-type="image/jpeg"/>
</draw:frame>
</text:a>
Anna Malyar added that, on behalf of the Minister of Defense of Ukraine, she, together with the Company of the Medical Forces, checks the work of all military-medical commissions operating along the front lines.</text:p>
      <ul>
        <li>
There are usually some bureaucratic problems with paperwork. It was established by law and to change the working group, the draft laws for consideration in the Verkhovna Rada of Ukraine. Two of them are already voted in first reading, ”she said. - Little by little, these paper moments will change. In addition, today we are introducing digital queues. I visited the Military Medical Commissions today working along the collision line. There are so many of them here, Abivons could meet all the needs of servicemen. There is no redundant at all, there is a cluster of visitors somewhere. This problem will be eliminated in the near future. As for electronic queues, a pilot projected has been launched in 5 cities. We look in the test mode as the system works, and then we will make mistakes or not refinement. Over time, all HCP launched electronic queues. We will see the load and supplement the commissions at the expense of civilian medical establishments.</li>
      </ul>
      <text:p text:style-name="P4">
<text:span text:style-name="T5">
Opto authors</text:span>
</text:p>
      <text:p text:style-name="P4">
<draw:frame draw:style-name="fr1" draw:name="Image254" text:anchor-type="as-char" svg:width="6.9236in" svg:height="6.9236in" draw:z-index="0">
<draw:image xlink:href="../Images/AРМІЯINFORM/2023-04-29T74-00-00-04-00/vladyslav-nazarkevych-chb.jpg" xlink:type="simple" xlink:show="embed" xlink:actuate="onLoad" draw:mime-type="image/jpeg"/>
</draw:frame>
</text:p>
      <text:p text:style-name="P4">
Armyinform correspondent</text:p>
      <text:p text:style-name="P4">
News Source: <text:a xlink:type="simple" xlink:href="https://armyinform.com.ua/2023/04/29/nashi-medyky-bijczi-yaki-stoyat-czilodobovo-na-fronti-borotby-za-zhyttya-i-zdorovya-ganna-malyar/" text:style-name="Internet_20_link" text:visited-style-name="Visited_20_Internet_20_Link">
https://armyinform.com.ua/2023/04/29/nashi-medyky-bijczi-yaki-stoyat-czilodobovo-na-fronti-borotby-za-zhyttya-i-zdorovya-ganna-malyar/</text:a>
</text:p>
      <!--NEWS-->
      <text:h text:style-name="P10" text:outline-level="1">
<text:span text:style-name="T4">
The enemy is forced to change tactics and feels a projectile and rocket famine - Peter Chernik</text:span>
</text:h>
      <text:p text:style-name="P4">
Author: ['АРМІЯINFORM']</text:p>
      <text:p text:style-name="P4">
Time: 2023-04-29T75:00:00-04:00</text:p>
      <text:p text:style-name="P4">
Description: Chi є Zmіni at Vikoristanni Rosaramiy. Yak snakes Vikoristanni by the enemy ... War with Ukraine 2022, war with Ukraine Latest news today, News War with Ukraine 2022 Last for today, will there be a war between Ukraine and Russia and when, there will be a war with Ukraine in 2022, whether there will be or not, will it be The war with Ukraine in the near future says, the war with Ukraine, Ukrainian news today, Ukrainian news in Ukrainian media in Russian</text:p>
      <text:p text:style-name="P4">
Images: ['<text:a xlink:type="simple" xlink:href="https://armyinform.com.ua/wp-content/uploads/2023/04/photo1656496336.jpeg" text:style-name="Internet_20_link" text:visited-style-name="Visited_20_Internet_20_Link">
photo1656496336.jpeg</text:a>
']</text:p>
      <text:p text:style-name="P4">
Tags: ['STOPRUSSIA', 'АГРЕСІЯ РФ', 'ВТОРГНЕННЯ РФ', 'ПЕТРО ЧЕРНИК']</text:p>
      <text:p text:style-name="P4">
Category: News</text:p>
      <!--METADATA-->
      <text:p text:style-name="P4">
<draw:frame draw:style-name="fr1" draw:name="Image255" text:anchor-type="as-char" svg:width="6.9236in" svg:height="3.894525in" draw:z-index="0">
<draw:image xlink:href="../Images/AРМІЯINFORM/2023-04-29T75-00-00-04-00/photo1656496336.jpeg" xlink:type="simple" xlink:show="embed" xlink:actuate="onLoad" draw:mime-type="image/jpeg"/>
</draw:frame>
Is there changes in the use of Rosarama of his infantry? How did the use of "fire shafts" change? But how do the Russians use their rocket potential now?</text:p>
      <text:p text:style-name="P4">
The military expert Petro Chernyk told this specifically for the army.</text:p>
      <text:p text:style-name="P4">
News Source: <text:a xlink:type="simple" xlink:href="https://armyinform.com.ua/2023/04/29/vorog-zmushenyj-zminyuvaty-taktyku-j-vidchuvaye-snaryadnyj-ta-raketnyj-golod-petro-chernyk/" text:style-name="Internet_20_link" text:visited-style-name="Visited_20_Internet_20_Link">
https://armyinform.com.ua/2023/04/29/vorog-zmushenyj-zminyuvaty-taktyku-j-vidchuvaye-snaryadnyj-ta-raketnyj-golod-petro-chernyk/</text:a>
</text:p>
      <!--NEWS-->
      <text:h text:style-name="P10" text:outline-level="1">
<text:span text:style-name="T4">
During the day pyrotechnic units of the SESS disposed 408 explosive objects, surveyed 122 hectares of territory</text:span>
</text:h>
      <text:p text:style-name="P4">
Author: ['АРМІЯINFORM']</text:p>
      <text:p text:style-name="P4">
Time: 2023-04-29T76:00:00-04:00</text:p>
      <text:p text:style-name="P4">
Description: The last minotech of the DSNS was obtained 157 times, Viyv, Vyuvano, Vytheye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631aeae45f966.jpeg" text:style-name="Internet_20_link" text:visited-style-name="Visited_20_Internet_20_Link">
631aeae45f966.jpeg</text:a>
']</text:p>
      <text:p text:style-name="P4">
Tags: ['STOPRUSSIA', 'АГРЕСІЯ РФ']</text:p>
      <text:p text:style-name="P4">
Category: News</text:p>
      <!--METADATA-->
      <text:p text:style-name="P4">
<draw:frame draw:style-name="fr1" draw:name="Image256" text:anchor-type="as-char" svg:width="6.9236in" svg:height="4.32725in" draw:z-index="0">
<draw:image xlink:href="../Images/AРМІЯINFORM/2023-04-29T76-00-00-04-00/631aeae45f966.jpeg" xlink:type="simple" xlink:show="embed" xlink:actuate="onLoad" draw:mime-type="image/jpeg"/>
</draw:frame>
Illustrative photo</text:p>
      <text:p text:style-name="P4">
During the day, the Pyrotechnical units of the SES were involved 157 times, identified, removed and disposed of 408 units. Explosive objects, a survey of 122 hectares.</text:p>
      <text:p text:style-name="P4">
About it <text:a xlink:type="simple" xlink:href="https://dsns.gov.ua/uk/news/nadzvicaini-podiyi/operativna-informaciia-shhodo-roboti-pirotexnicnix-pidrozdiliv-dsns-ukrayini-42" text:style-name="Internet_20_link" text:visited-style-name="Visited_20_Internet_20_Link">
reports</text:a>
SESU of Ukraine.</text:p>
      <text:p text:style-name="P4">
Most often pyrotechnic units worked: in the Kharkiv region 17 thousand390 times, Kyiv region - 7 thousand 535, Donetsk region - 4 thousand 956, Mykolaiv region - 4 thousand. 665, Chernihiv - 4 thousand 538, Kherson region - 4 thousand 468, Sumy region - 1 thousand 898, Cherkasy region - 1 thousand 85.</text:p>
      <text:p text:style-name="P4">
In total, since the beginning of a large -scale military invasion of the Russian Federation, the territory of Ukraine has been disposed of 351 thousand 851 units. Explosive objects 2 thousand 891 kg of explosive, including 2 thousand 217 units. aviation bomb. The area of about 83 thousand 697 hectares was surveyed.</text:p>
      <text:p text:style-name="P4">
In case of detection of a suspicious object or explosive, immediately notify the number of the number - 101.</text:p>
      <text:p text:style-name="P4">
News Source: <text:a xlink:type="simple" xlink:href="https://armyinform.com.ua/2023/04/29/protyagom-doby-pirotehnichni-pidrozdily-dsns-zneshkodyly-408-vybuhonebezpechnyh-predmetiv-obstezhyly-122-gektary-terytoriyi/" text:style-name="Internet_20_link" text:visited-style-name="Visited_20_Internet_20_Link">
https://armyinform.com.ua/2023/04/29/protyagom-doby-pirotehnichni-pidrozdily-dsns-zneshkodyly-408-vybuhonebezpechnyh-predmetiv-obstezhyly-122-gektary-terytoriyi/</text:a>
</text:p>
      <!--NEWS-->
      <text:h text:style-name="P10" text:outline-level="1">
<text:span text:style-name="T4">
It was reported suspicion to six more citizens for participating in a pseudo -referendum in Kherson and Luhansk region</text:span>
</text:h>
      <text:p text:style-name="P4">
Author: ['АРМІЯINFORM']</text:p>
      <text:p text:style-name="P4">
Time: 2023-04-29T77:00:00-04:00</text:p>
      <text:p text:style-name="P4">
Description: For the process of the Kerivnitvva Berislavsky, the Oleshkki -Ozky Prosecutor's Office ... War with Ukraine 2022, War with Ukraine Latest News today, News War with Ukraine 2022 Last today, will there be a war between Ukraine and Russia and when, Ukraine with Ukraine in 2022 will be either or there will be or will be either Ukraine No, will there be a war with Ukraine in the near future, they say, the war with Ukraine, Ukrainian news today, Ukrainian news in Ukrainian media in Russian</text:p>
      <text:p text:style-name="P4">
Images: ['<text:a xlink:type="simple" xlink:href="https://armyinform.com.ua/wp-content/uploads/2023/04/photo_2023-04-29_09-59-45.jpg" text:style-name="Internet_20_link" text:visited-style-name="Visited_20_Internet_20_Link">
photo_2023-04-29_09-59-45.jpg</text:a>
']</text:p>
      <text:p text:style-name="P4">
Tags: ['STOPRUSSIA']</text:p>
      <text:p text:style-name="P4">
Category: News</text:p>
      <!--METADATA-->
      <text:p text:style-name="P4">
<draw:frame draw:style-name="fr1" draw:name="Image257" text:anchor-type="as-char" svg:width="6.9236in" svg:height="6.9236in" draw:z-index="0">
<draw:image xlink:href="../Images/AРМІЯINFORM/2023-04-29T77-00-00-04-00/photo_2023-04-29_09-59-45.jpg" xlink:type="simple" xlink:show="embed" xlink:actuate="onLoad" draw:mime-type="image/jpeg"/>
</draw:frame>
Under the procedural leadership of the Beryslav and Oleshkiv district prosecutors of the Kherson region and the Starobilsk District Prosecutor's Office(Part 5 of Art. 111-1 of the Criminal Code of Ukraine).</text:p>
      <text:p text:style-name="P4">
Про це <text:a xlink:type="simple" xlink:href="https://t.me/pgo_gov_ua" text:style-name="Internet_20_link" text:visited-style-name="Visited_20_Internet_20_Link">
повідомляє</text:a>
Office of the Prosecutor General.</text:p>
      <text:p text:style-name="P4">
One of them is charged with an encroachment on the territorial integrity of Ukraine's inve.(Part 2 of Art. 110 of the Criminal Code of Ukraine).</text:p>
      <text:p text:style-name="P4">
За даними слідства, п’ятеро мешканців Херсонщини у вересні 2022 року бралиучасть у роботі так званих «виборчих комісій». Їх створила окупаційна влададля проведення псевдореферендуму щодо виходу зі складу України та приєднаннядо рф тимчасово окупованої території Херсонщини.Як члени незаконно створенихкомісій вони ходили по домівках мешканців населених пунктів Качкарівка,Новоолександрівка, Новорайськ та Станіслав, закликаючи їх голосувати накористь країни-агресор.</text:p>
      <text:p text:style-name="P4">
Після цього передали бюлетені з відмітками так званим «головам виборчихкомісій» для подальшого підрахунку результатів. За свою роботу отримували«винагороду» у рублях. Також мешканка Луганщини взяла участь в організації тапроведенні державою-агресором псевдореферендуму щодо приєднання до складу рф.Була так званим «членом територіальної виборчої комісії» на тимчасовоокупованій території Старобільського району Луганщини.</text:p>
      <text:p text:style-name="P4">
Підозрювана особисто перевіряла паспорти громадян, видавала «бюлетені»,вносила відомості про місцеве населення до фейкових списків виборців та бралаучасть у підрахунку «голосів». За участь в організації незаконноговолевиявлення отримала 77 тис російських рублів. Наразі трьом з підозрюванихобрано запобіжний захід — тримання під вартою. Питання щодо інших вирішується.</text:p>
      <text:p text:style-name="P4">
Досудове розслідування — СБУ.</text:p>
      <text:p text:style-name="P4">
News Source: <text:a xlink:type="simple" xlink:href="https://armyinform.com.ua/2023/04/29/povidomleno-pro-pidozru-shhe-shistom-gromadyanam-za-uchast-u-psevdoreferendumi-na-hersonshhyni-ta-luganshhyni/" text:style-name="Internet_20_link" text:visited-style-name="Visited_20_Internet_20_Link">
https://armyinform.com.ua/2023/04/29/povidomleno-pro-pidozru-shhe-shistom-gromadyanam-za-uchast-u-psevdoreferendumi-na-hersonshhyni-ta-luganshhyni/</text:a>
</text:p>
      <!--NEWS-->
      <text:h text:style-name="P10" text:outline-level="1">
<text:span text:style-name="T4">
There are 12 enemy ships in the Black Sea, including 1 carpet carriage missiles "Caliber"</text:span>
</text:h>
      <text:p text:style-name="P4">
Author: ['АРМІЯINFORM']</text:p>
      <text:p text:style-name="P4">
Time: 2023-04-29T78:00:00-04:00</text:p>
      <text:p text:style-name="P4">
Description: The village at 12:30 29.04.2023: Chorny Moril at the Board ... War with Ukraine 2022, the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raketa-kalibr.jpg" text:style-name="Internet_20_link" text:visited-style-name="Visited_20_Internet_20_Link">
raketa-kalibr.jpg</text:a>
']</text:p>
      <text:p text:style-name="P4">
Tags: ['STOPRUSSIA', 'ВМС ЗС УКРАЇНИ']</text:p>
      <text:p text:style-name="P4">
Category: News</text:p>
      <!--METADATA-->
      <text:p text:style-name="P4">
<draw:frame draw:style-name="fr1" draw:name="Image258" text:anchor-type="as-char" svg:width="6.9236in" svg:height="4.609384in" draw:z-index="0">
<draw:image xlink:href="../Images/AРМІЯINFORM/2023-04-29T78-00-00-04-00/raketa-kalibr.jpg" xlink:type="simple" xlink:show="embed" xlink:actuate="onLoad" draw:mime-type="image/jpeg"/>
</draw:frame>
Illustrative photo</text:p>
      <text:p text:style-name="P4">
<text:span text:style-name="T4">
 as of 12:30 04/2023: </text:span>
</text:p>
      <text:p text:style-name="P4">
In the Black Sea, there are 12 enemy ships on combat duty, medium -sized 1 carpet carriers of Caliber's total volley up to 8 missiles;</text:p>
      <text:p text:style-name="P4">
About it <text:a xlink:type="simple" xlink:href="https://www.facebook.com/navy.mil.gov.ua/posts/pfbid033Lfq8f4vBw3w1vuRFvSejorYuZJTPkeVqfXdNmuFHputBSg8Qa71pkcYCPBGEpAjl" text:style-name="Internet_20_link" text:visited-style-name="Visited_20_Internet_20_Link">
report</text:a>
Navy of the Armed Forces of Ukraine.</text:p>
      <ul>
        <li>
in the Sea of Azov - 1 enemy ship; * There are up to 4 enemy ships in the Mediterranean Sea, including 1 carriage carriage missiles, a total volley of up to 16 rockets.</li>
      </ul>
      <text:p text:style-name="P4">
<text:span text:style-name="T4">
 per day </text:span>
 <text:span text:style-name="T4">
 in the interests of the Russian Federation the passage of the Kerch-Yenicral Strait made: </text:span>
</text:p>
      <ul>
        <li>
to the Azov Sea - 34 ships, of which 14 moved from the Bosphorus Strait; * To the Black Sea - 19 vessels, 6 of them continued the movement in the direction of the Bosphorus.</li>
      </ul>
      <text:p text:style-name="P4">
The Russian Federation continues to violate the International Convention on the Protection of Human Life at the Sea of 1974.(SOLAS)by turning off automatic identification systems(AIS), Nazi vessels in the Azov Sea.</text:p>
      <text:p text:style-name="P4">
News Source: <text:a xlink:type="simple" xlink:href="https://armyinform.com.ua/2023/04/29/u-chornomu-mori-na-bojovomu-cherguvanni-znahodytsya-12-vorozhyh-korabliv-sered-yakyh-1-nosij-krylatyh-raket-kalibr/" text:style-name="Internet_20_link" text:visited-style-name="Visited_20_Internet_20_Link">
https://armyinform.com.ua/2023/04/29/u-chornomu-mori-na-bojovomu-cherguvanni-znahodytsya-12-vorozhyh-korabliv-sered-yakyh-1-nosij-krylatyh-raket-kalibr/</text:a>
</text:p>
      <!--NEWS-->
      <text:h text:style-name="P10" text:outline-level="1">
<text:span text:style-name="T4">
The President of Ukraine in an interview with foreign media about Russian aggression, counter -offensive of Ukraine and supply of equipment from partners</text:span>
</text:h>
      <text:p text:style-name="P4">
Author: ['АРМІЯINFORM']</text:p>
      <text:p text:style-name="P4">
Time: 2023-04-29T79:00:00-04:00</text:p>
      <text:p text:style-name="P4">
Description: Volodymyr Zelensky, INTERVENSISENS OF FIRSTSISKY, Swedish, DANCKY I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bezыmyannыj.png" text:style-name="Internet_20_link" text:visited-style-name="Visited_20_Internet_20_Link">
bezыmyannыj.png</text:a>
']</text:p>
      <text:p text:style-name="P4">
Tags: ['STOPRUSSIA', 'АГРЕСІЯ РФ', 'ВОЛОДИМИР ЗЕЛЕНСЬКИЙ']</text:p>
      <text:p text:style-name="P4">
Category: News</text:p>
      <!--METADATA-->
      <text:p text:style-name="P4">
<draw:frame draw:style-name="fr1" draw:name="Image259" text:anchor-type="as-char" svg:width="6.9236in" svg:height="4.32148in" draw:z-index="0">
<draw:image xlink:href="../Images/AРМІЯINFORM/2023-04-29T79-00-00-04-00/bezыmyannыj.png" xlink:type="simple" xlink:show="embed" xlink:actuate="onLoad" draw:mime-type="image/png"/>
</draw:frame>
Volodymyr Zelenskyy gave an interview to representatives of Finnish, Swedish, Danish and Norwegian media. <text:a xlink:type="simple" xlink:href="https://www.facebook.com/president.gov.ua" text:style-name="Internet_20_link" text:visited-style-name="Visited_20_Internet_20_Link">
Posted</text:a>
On the Presidential Office of the Presidential Office.</text:p>
      <text:p text:style-name="P4">
<text:span text:style-name="T4">
 Basic Talk topics: </text:span>
</text:p>
      <ul>
        <li>
Russian aggression; * counter -offensive of Ukraine; * the need to supply modern combat aircraft; * supply of equipment from partners; * July NATO Summit and the Crimean Peninsula.</li>
      </ul>
      <text:p text:style-name="P4">
News Source: <text:a xlink:type="simple" xlink:href="https://armyinform.com.ua/2023/04/29/prezydent-ukrayiny-v-intervyu-inozemnym-zmi-pro-rosijsku-agresiyu-kontrnastup-ukrayiny-ta-postachannya-tehniky-vid-partneriv/" text:style-name="Internet_20_link" text:visited-style-name="Visited_20_Internet_20_Link">
https://armyinform.com.ua/2023/04/29/prezydent-ukrayiny-v-intervyu-inozemnym-zmi-pro-rosijsku-agresiyu-kontrnastup-ukrayiny-ta-postachannya-tehniky-vid-partneriv/</text:a>
</text:p>
      <!--NEWS-->
      <text:h text:style-name="P10" text:outline-level="1">
<text:span text:style-name="T4">
Statements of enemies that they control the routes on Bakhmut are not true - Sergey Cherevaty</text:span>
</text:h>
      <text:p text:style-name="P4">
Author: ['Ігор Березинський']</text:p>
      <text:p text:style-name="P4">
Time: 2023-04-29T80:00:00-04:00</text:p>
      <text:p text:style-name="P4">
Description: - Bakhmut is flooded with the head of the vagar, de Vin ZsoServzhu Maximum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cherevatyj-2.jpg" text:style-name="Internet_20_link" text:visited-style-name="Visited_20_Internet_20_Link">
cherevatyj-2.jpg</text:a>
']</text:p>
      <text:p text:style-name="P4">
Tags: ['STOPRUSSIA', 'АГРЕСІЯ РФ']</text:p>
      <text:p text:style-name="P4">
Category: News</text:p>
      <!--METADATA-->
      <text:p text:style-name="P4">
<draw:frame draw:style-name="fr1" draw:name="Image260" text:anchor-type="as-char" svg:width="6.9236in" svg:height="4.61393in" draw:z-index="0">
<draw:image xlink:href="../Images/AРМІЯINFORM/2023-04-29T80-00-00-04-00/cherevatyj-2.jpg" xlink:type="simple" xlink:show="embed" xlink:actuate="onLoad" draw:mime-type="image/jpeg"/>
</draw:frame>
- Bakhmut remains the main direction of the enemy, where he concentrates his aximal effort, trying to surround and take the city. During the day, Vorogonanis 525 beats with different types of artillery and jet systems. At the same time, 27 combat clashes and 3 aircraft were destroyed, 154 invaders were destroyed, and 156 were injured. At the same time, the self-propelled artillery installation "Acacia", Dron-Kamikadze "Lancet" and 1 field storage was destroyed,-said the spokesman of the Armed Forces Sergey Cherevaty on the broadcast of the "One News".</text:p>
      <text:p text:style-name="P4">
According to Sergei Cherevaty - the Armed Forces remain the opportunity to supply Uzhmut thanks to the complex work of all the elements of defense forces, from the artillerymen to the reconnaissance, engineers and motorists. The statements that they control the routes on Bakhmut and can cut the trials of the reality.</text:p>
      <text:p text:style-name="P4">
News Source: <text:a xlink:type="simple" xlink:href="https://armyinform.com.ua/2023/04/29/zayavy-vorogiv-shho-vony-kontrolyuyut-trasy-na-bahmut-ne-vidpovidayut-dijsnosti-sergij-cherevatyj/" text:style-name="Internet_20_link" text:visited-style-name="Visited_20_Internet_20_Link">
https://armyinform.com.ua/2023/04/29/zayavy-vorogiv-shho-vony-kontrolyuyut-trasy-na-bahmut-ne-vidpovidayut-dijsnosti-sergij-cherevatyj/</text:a>
</text:p>
      <!--NEWS-->
      <text:h text:style-name="P10" text:outline-level="1">
<text:span text:style-name="T4">
In the center of the capital appeared a mural with the inscription "Glory to Ukraine. Heroes of Glory ”, dedicated to the memory of all those killed during the war</text:span>
</text:h>
      <text:p text:style-name="P4">
Author: ['АРМІЯINFORM']</text:p>
      <text:p text:style-name="P4">
Time: 2023-04-29T81:00:00-04:00</text:p>
      <text:p text:style-name="P4">
Description: Mural was struck by one of the Supreme Budiel for the sake of Ukrainian, the war with Ukraine 2022, the war with Ukraine is the latest news today, the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343947948_615375760472706_1033807009221520406_n.jpg" text:style-name="Internet_20_link" text:visited-style-name="Visited_20_Internet_20_Link">
343947948_615375760472706_1033807009221520406_n.jpg</text:a>
', '<text:a xlink:type="simple" xlink:href="https://armyinform.com.ua/wp-content/uploads/2023/04/343944495_1272857156648356_3646368393764728743_n-150x150.jpg" text:style-name="Internet_20_link" text:visited-style-name="Visited_20_Internet_20_Link">
343944495_1272857156648356_3646368393764728743_n-150x150.jpg</text:a>
', '<text:a xlink:type="simple" xlink:href="https://armyinform.com.ua/wp-content/uploads/2023/04/343932259_3433967313516600_1855706035615254330_n-150x150.jpg" text:style-name="Internet_20_link" text:visited-style-name="Visited_20_Internet_20_Link">
343932259_3433967313516600_1855706035615254330_n-150x150.jpg</text:a>
']</text:p>
      <text:p text:style-name="P4">
Tags: ['STOPRUSSIA']</text:p>
      <text:p text:style-name="P4">
Category: News</text:p>
      <!--METADATA-->
      <text:p text:style-name="P4">
<draw:frame draw:style-name="fr1" draw:name="Image261" text:anchor-type="as-char" svg:width="6.9236in" svg:height="4.617987in" draw:z-index="0">
<draw:image xlink:href="../Images/AРМІЯINFORM/2023-04-29T81-00-00-04-00/343947948_615375760472706_1033807009221520406_n.jpg" xlink:type="simple" xlink:show="embed" xlink:actuate="onLoad" draw:mime-type="image/jpeg"/>
</draw:frame>
The Mural was created on one of the administrative buildings of the Verkhovna Rada of Ukraine and the memory of all those killed during the war. On the mural depicting the hero of Ukraine, Alexander Matsievsky, who was shot by the Russians after the words: "Glory to Ukraine".</text:p>
      <text:p text:style-name="P4">
About it <text:a xlink:type="simple" xlink:href="https://www.facebook.com/verkhovna.rada.ukraine/posts/pfbid02NzPS7gjzFLnqEW1yc2mazFMASWN9ruXTz5Euxsht8fCDixYoaJQZrk8za1zVamAgl" text:style-name="Internet_20_link" text:visited-style-name="Visited_20_Internet_20_Link">
reports</text:a>
Verkhovna Rada of Ukraine.</text:p>
      <text:p text:style-name="P4">
The head of the Verkhovna Rada of Ukraine apparatus Vyacheslav Artificial noted that the mural is a honor of the memory of all the heroes who protect Ukraine daily and give the most valuable and territorial integrity the most valuable. “We always remember the feat of each of our hero, every heroine who is confirmed by the victory of Ukraine over a cruel Russian aggressor. And this memory must be immortalized from generation to generation, ”the Parliament Head emphasized.</text:p>
      <text:p text:style-name="P4">
<text:a xlink:type="simple" xlink:href="https://armyinform.com.ua/wp-content/uploads/2023/04/343944495_1272857156648356_3646368393764728743_n.jpg" text:style-name="Internet_20_link" text:visited-style-name="Visited_20_Internet_20_Link">
!(Images/AРМІЯINFORM/2023-04-29T81-00-00-04-00/343944495_1272857156648356_3646368393764728743_n-150x150.jpg)</text:a>
</text:p>
      <text:p text:style-name="P4">
<text:a xlink:type="simple" xlink:href="https://armyinform.com.ua/wp-content/uploads/2023/04/343932259_3433967313516600_1855706035615254330_n.jpg" text:style-name="Internet_20_link" text:visited-style-name="Visited_20_Internet_20_Link">
<draw:frame draw:style-name="fr1" draw:name="Image262" text:anchor-type="as-char" svg:width="6.9236in" svg:height="6.9236in" draw:z-index="0">
<draw:image xlink:href="../Images/AРМІЯINFORM/2023-04-29T81-00-00-04-00/343932259_3433967313516600_1855706035615254330_n-150x150.jpg" xlink:type="simple" xlink:show="embed" xlink:actuate="onLoad" draw:mime-type="image/jpeg"/>
</draw:frame>
</text:a>
The author of Mural is the French artist Christian Guemi, known for pseudonym215. During the official visit to the French Republic in January 2023, the Rokudelegation of the Verkhovna Rada of Ukraine visited the photo exhibition of Christian Guemi, presented in the building of the National Assembly of the French Republic. There was a common idea of creating a mural in Kiev.</text:p>
      <text:p text:style-name="P4">
This is not the first work of Christian Guemi in Ukraine. Before that, he has already created street work in Lviv, Zhytomyr, Kiev and liberated Bucha, Gostomel and Irpenikiv region.</text:p>
      <text:p text:style-name="P4">
News Source: <text:a xlink:type="simple" xlink:href="https://armyinform.com.ua/2023/04/29/u-czentri-stolyczi-zyavyvsya-mural-iz-napysom-slava-ukrayini-geroyam-slava-prysvyachenyj-pamyati-vsih-zagyblyh-pid-chas-vijny/" text:style-name="Internet_20_link" text:visited-style-name="Visited_20_Internet_20_Link">
https://armyinform.com.ua/2023/04/29/u-czentri-stolyczi-zyavyvsya-mural-iz-napysom-slava-ukrayini-geroyam-slava-prysvyachenyj-pamyati-vsih-zagyblyh-pid-chas-vijny/</text:a>
</text:p>
      <!--NEWS-->
      <text:h text:style-name="P10" text:outline-level="1">
<text:span text:style-name="T4">
Volodymyr Zelensky met with Horizon Capital management and investors, which raised more than $ 250 million for Ukraine</text:span>
</text:h>
      <text:p text:style-name="P4">
Author: ['АРМІЯINFORM']</text:p>
      <text:p text:style-name="P4">
Time: 2023-04-29T82:00:00-04:00</text:p>
      <text:p text:style-name="P4">
Description: President of Ukraine Volodymyr Zelensky Zustych Izov, the Knovnitsye Tu Golovniy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prezzustr.jpeg" text:style-name="Internet_20_link" text:visited-style-name="Visited_20_Internet_20_Link">
prezzustr.jpeg</text:a>
']</text:p>
      <text:p text:style-name="P4">
Tags: ['STOPRUSSIA', 'ВОЛОДИМИР ЗЕЛЕНСЬКИЙ', 'ВТОРГНЕННЯ РФ', 'СВІТ ПІДТРИМУЄ УКРАЇНУ']</text:p>
      <text:p text:style-name="P4">
Category: News</text:p>
      <!--METADATA-->
      <text:p text:style-name="P4">
<draw:frame draw:style-name="fr1" draw:name="Image263" text:anchor-type="as-char" svg:width="6.9236in" svg:height="4.617948in" draw:z-index="0">
<draw:image xlink:href="../Images/AРМІЯINFORM/2023-04-29T82-00-00-04-00/prezzustr.jpeg" xlink:type="simple" xlink:show="embed" xlink:actuate="onLoad" draw:mime-type="image/jpeg"/>
</draw:frame>
President of Ukraine Volodymyr Zelensky held a meeting with the founder of the Horizon Capital Investment Company Olena King and International Investors from Eight countries: United States, Germany, Germany, the Netherlands, France, Finland, Sweden, Sweden, and Danish.</text:p>
      <text:p text:style-name="P4">
Representatives of Horizon Capital announced the attraction in their new fund Horizon Capital Growth Fund IV(HCGF IV)$ 254 million The United States, from which Ukrainian companies will be invested.</text:p>
      <text:p text:style-name="P4">
The Head of State thanked the attendees for participation in the Fund and invest in Ukraine.</text:p>
      <text:p text:style-name="P4">
“It's important because it's your trust. And I want to thank you because it has no price. It is important to trust and believe in our joint success and our common victory with this aggression. Because Russia is aggression not only on Ukrainian land but on freedom, ”the President said.</text:p>
      <text:p text:style-name="P4">
Volodymyr Zelensky noted that Ukraine is interested in examinations of examination, which will contribute to the development of our economy and industry, modernization and progress of new technologies. Among the priority areas, the development of the IT sector and energy, agricultural business, etc. was wine.</text:p>
      <text:p text:style-name="P4">
The Head of State expressed gratitude to the countries and investors who are ready to be in this difficult period and support from the first days.</text:p>
      <text:p text:style-name="P4">
The deputy head of the Presidential Office Rostislav Shurma noted that HorizonCapital Growth Fund IV is not only a powerful step from investors, but also the beginning of more cooperation.</text:p>
      <text:p text:style-name="P4">
“This is the first large, landmark investment since the beginning of full -scale aggression of the Russian Federation. This Fundon is a vivid signal that global business and investors believe in Ukraine, ”Rostislav Shurma stressed.</text:p>
      <text:p text:style-name="P4">
Elena Kosharna thanked the Fund members for their participation and its fast.</text:p>
      <text:p text:style-name="P4">
She stressed that Horizon Capital would also not delay the direction of Ukrainian business representatives who need support for and investment.</text:p>
      <text:p text:style-name="P4">
“We plan the first investment in 30 days. We will not wait for time. We understand that right now Ukrainian entrepreneurs need capital, ”Olena Kosharna said.</text:p>
      <text:p text:style-name="P4">
Representatives of investors who participated in the meeting expressed their readiness to support Ukraine in these difficult times, including the private sector of the economy of Ukraine. In their opinion, investments will contribute not only to the growth of the Ukrainian economy, but also to become the basis of its successful future.Source: <text:a xlink:type="simple" xlink:href="https://www.president.gov.ua/news/volodimir-zelenskij-proviv-zustrich-iz-kerivnictvom-ta-inves-82561" text:style-name="Internet_20_link" text:visited-style-name="Visited_20_Internet_20_Link">
Presidential Office</text:a>
</text:p>
      <text:p text:style-name="P4">
News Source: <text:a xlink:type="simple" xlink:href="https://armyinform.com.ua/2023/04/29/volodymyr-zelenskyj-zustrivsya-iz-kerivnycztvom-ta-investoramy-horizon-capital-yaka-zibrala-ponad-250-mln-dlya-ukrayiny/" text:style-name="Internet_20_link" text:visited-style-name="Visited_20_Internet_20_Link">
https://armyinform.com.ua/2023/04/29/volodymyr-zelenskyj-zustrivsya-iz-kerivnycztvom-ta-investoramy-horizon-capital-yaka-zibrala-ponad-250-mln-dlya-ukrayiny/</text:a>
</text:p>
      <!--NEWS-->
      <text:h text:style-name="P10" text:outline-level="1">
<text:span text:style-name="T4">
Our defenders in a day destroyed three drones, including two types of shahd</text:span>
</text:h>
      <text:p text:style-name="P4">
Author: ['АРМІЯINFORM']</text:p>
      <text:p text:style-name="P4">
Time: 2023-04-29T83:00:00-04:00</text:p>
      <text:p text:style-name="P4">
Description: Zbroinі Khustriana Zranku 29 kvіnya was tanned by three Rosіyskі nonsense of Aparati: two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povitrya.jpeg" text:style-name="Internet_20_link" text:visited-style-name="Visited_20_Internet_20_Link">
povitrya.jpeg</text:a>
']</text:p>
      <text:p text:style-name="P4">
Tags: ['STOPRUSSIA', 'АГРЕСІЯ РФ', 'ВТОРГНЕННЯ РФ', 'КОМАНДУВАННЯ ПОВІТРЯНИХ СИЛ']</text:p>
      <text:p text:style-name="P4">
Category: News</text:p>
      <!--METADATA-->
      <text:p text:style-name="P4">
<draw:frame draw:style-name="fr1" draw:name="Image264" text:anchor-type="as-char" svg:width="6.9236in" svg:height="6.9236in" draw:z-index="0">
<draw:image xlink:href="../Images/AРМІЯINFORM/2023-04-29T83-00-00-04-00/povitrya.jpeg" xlink:type="simple" xlink:show="embed" xlink:actuate="onLoad" draw:mime-type="image/jpeg"/>
</draw:frame>
On the morning of April 29, the Armed Forces of Ukraine destroyed three Russian unpiloted apparatus: two types of Shahd and one UAV of the operative-tactical level.</text:p>
      <text:p text:style-name="P4">
About it <text:a xlink:type="simple" xlink:href="https://www.facebook.com/photo/" text:style-name="Internet_20_link" text:visited-style-name="Visited_20_Internet_20_Link">
reports</text:a>
Command of the Air Force of the Armed Forces of Ukraine.</text:p>
      <text:p text:style-name="P4">
It is noted that at about 04:00 in the morning with the forces and means of air uniform of the "east" of the Air Force of Ukraine, two shock UAVs of the typehared type were destroyed.</text:p>
      <text:p text:style-name="P4">
At about 10:00 in the southern direction, the enemy bullet-tactical level was destroyed in the area of responsibility of the South Air Command "South".</text:p>
      <text:p text:style-name="P4">
News Source: <text:a xlink:type="simple" xlink:href="https://armyinform.com.ua/2023/04/29/nashi-zahysnyky-za-dobu-znyshhyly-try-bezpilotnyky-sered-yakyh-dva-typu-shahed/" text:style-name="Internet_20_link" text:visited-style-name="Visited_20_Internet_20_Link">
https://armyinform.com.ua/2023/04/29/nashi-zahysnyky-za-dobu-znyshhyly-try-bezpilotnyky-sered-yakyh-dva-typu-shahed/</text:a>
</text:p>
      <!--NEWS-->
      <text:h text:style-name="P10" text:outline-level="1">
<text:span text:style-name="T4">
The President of Ukraine honored 419 servicemen awards, 105 of them posthumously</text:span>
</text:h>
      <text:p text:style-name="P4">
Author: ['АРМІЯINFORM']</text:p>
      <text:p text:style-name="P4">
Time: 2023-04-29T84:00:00-04:00</text:p>
      <text:p text:style-name="P4">
Description: President of Ukraine Volodymyr Zelensky Vidniy, by the sovereignty of Nagorods 419 Zakhisnikiv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nagorody-1.jpg" text:style-name="Internet_20_link" text:visited-style-name="Visited_20_Internet_20_Link">
nagorody-1.jpg</text:a>
']</text:p>
      <text:p text:style-name="P4">
Tags: ['STOPRUSSIA', 'ВОЛОДИМИР ЗЕЛЕНСЬКИЙ', 'ВТОРГНЕННЯ РФ', 'ДЕРЖАВНІ НАГОРОДИ']</text:p>
      <text:p text:style-name="P4">
Category: News</text:p>
      <!--METADATA-->
      <text:p text:style-name="P4">
<draw:frame draw:style-name="fr1" draw:name="Image265" text:anchor-type="as-char" svg:width="6.9236in" svg:height="3.872889in" draw:z-index="0">
<draw:image xlink:href="../Images/AРМІЯINFORM/2023-04-29T84-00-00-04-00/nagorody-1.jpg" xlink:type="simple" xlink:show="embed" xlink:actuate="onLoad" draw:mime-type="image/jpeg"/>
</draw:frame>
Illustrative photo</text:p>
      <text:p text:style-name="P4">
President of Ukraine Volodymyr Zelensky celebrated the state awards of 419 defenders of Ukraine, of which 105 were posthumously.</text:p>
      <text:p text:style-name="P4">
Relevant decrees <text:a xlink:type="simple" xlink:href="https://www.president.gov.ua/documents/2432023-46589" text:style-name="Internet_20_link" text:visited-style-name="Visited_20_Internet_20_Link">
№243/2023</text:a>
,<text:a xlink:type="simple" xlink:href="https://www.president.gov.ua/documents/2442023-46597" text:style-name="Internet_20_link" text:visited-style-name="Visited_20_Internet_20_Link">
244/2023</text:a>
,<text:a xlink:type="simple" xlink:href="https://www.president.gov.ua/documents/2452023-46601" text:style-name="Internet_20_link" text:visited-style-name="Visited_20_Internet_20_Link">
245/2023</text:a>
,<text:a xlink:type="simple" xlink:href="https://www.president.gov.ua/documents/2462023-46593" text:style-name="Internet_20_link" text:visited-style-name="Visited_20_Internet_20_Link">
246/2023</text:a>
,<text:a xlink:type="simple" xlink:href="https://www.president.gov.ua/documents/2472023-46585" text:style-name="Internet_20_link" text:visited-style-name="Visited_20_Internet_20_Link">
247/2023</text:a>
From April 28, they were reported on the site of the Head of State.</text:p>
      <text:p text:style-name="P4">
The awards have been awarded for personal courage, revealed in the protection of state -sevoes and territorial integrity of Ukraine, selfless fulfillment of a military duty.</text:p>
      <text:p text:style-name="P4">
The President awarded the defenders by the orders of Bohdan Khmelnytsky, Danilagalitsky, "For Courage", medals "For military service of Ukraine", "Custody Service" and "Defender of the Fatherland".</text:p>
      <text:p text:style-name="P4">
By Decree No. 245/2023, the President awarded the Medal of the Defender of the Fatherland and the Medals "For Work and Struggling" by six researchers of Ivan Kozhedub Kharkiv National University of Air Forces.</text:p>
      <text:p text:style-name="P4">
News Source: <text:a xlink:type="simple" xlink:href="https://armyinform.com.ua/2023/04/29/prezydent-ukrayiny-vidznachyv-nagorodamy-419-vijskovosluzhbovcziv-iz-nyh-105-posmertno/" text:style-name="Internet_20_link" text:visited-style-name="Visited_20_Internet_20_Link">
https://armyinform.com.ua/2023/04/29/prezydent-ukrayiny-vidznachyv-nagorodamy-419-vijskovosluzhbovcziv-iz-nyh-105-posmertno/</text:a>
</text:p>
      <!--NEWS-->
      <text:h text:style-name="P10" text:outline-level="1">
<text:span text:style-name="T4">
In Khmelnitsky on the eve of the holiday, border guards were honored</text:span>
</text:h>
      <text:p text:style-name="P4">
Author: ['Анастасія Богач']</text:p>
      <text:p text:style-name="P4">
Time: 2023-04-29T85:00:00-04:00</text:p>
      <text:p text:style-name="P4">
Description: Syogodnі, 29 kvіnynya, a day of the day of the Ukrainian prisoner at Khmelnitsky Vidbulli ... War with Ukraine 2022, war with Ukraine latest news today, news war with Ukraine 2022 The last ones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dsc_0221-1.jpg" text:style-name="Internet_20_link" text:visited-style-name="Visited_20_Internet_20_Link">
dsc_0221-1.jpg</text:a>
', '<text:a xlink:type="simple" xlink:href="https://armyinform.com.ua/wp-content/uploads/2023/04/1-5-4-150x150.jpg" text:style-name="Internet_20_link" text:visited-style-name="Visited_20_Internet_20_Link">
1-5-4-150x150.jpg</text:a>
', '<text:a xlink:type="simple" xlink:href="https://armyinform.com.ua/wp-content/uploads/2023/04/2-4-1-150x150.jpg" text:style-name="Internet_20_link" text:visited-style-name="Visited_20_Internet_20_Link">
2-4-1-150x150.jpg</text:a>
', '<text:a xlink:type="simple" xlink:href="https://armyinform.com.ua/wp-content/uploads/2023/04/3-4-2-150x150.jpg" text:style-name="Internet_20_link" text:visited-style-name="Visited_20_Internet_20_Link">
3-4-2-150x150.jpg</text:a>
', '<text:a xlink:type="simple" xlink:href="https://armyinform.com.ua/wp-content/uploads/2023/04/4-4-1-150x150.jpg" text:style-name="Internet_20_link" text:visited-style-name="Visited_20_Internet_20_Link">
4-4-1-150x150.jpg</text:a>
', '<text:a xlink:type="simple" xlink:href="https://armyinform.com.ua/wp-content/uploads/2023/04/5-2-3-150x150.jpg" text:style-name="Internet_20_link" text:visited-style-name="Visited_20_Internet_20_Link">
5-2-3-150x150.jpg</text:a>
', '<text:a xlink:type="simple" xlink:href="https://armyinform.com.ua/wp-content/uploads/2023/04/6-1-5-150x150.jpg" text:style-name="Internet_20_link" text:visited-style-name="Visited_20_Internet_20_Link">
6-1-5-150x150.jpg</text:a>
', '<text:a xlink:type="simple" xlink:href="https://armyinform.com.ua/wp-content/uploads/2023/04/7-31-150x150.jpg" text:style-name="Internet_20_link" text:visited-style-name="Visited_20_Internet_20_Link">
7-31-150x150.jpg</text:a>
', '<text:a xlink:type="simple" xlink:href="https://armyinform.com.ua/wp-content/uploads/2023/04/8-27-150x150.jpg" text:style-name="Internet_20_link" text:visited-style-name="Visited_20_Internet_20_Link">
8-27-150x150.jpg</text:a>
', '<text:a xlink:type="simple" xlink:href="https://armyinform.com.ua/wp-content/uploads/2023/04/9-27-150x150.jpg" text:style-name="Internet_20_link" text:visited-style-name="Visited_20_Internet_20_Link">
9-27-150x150.jpg</text:a>
', '<text:a xlink:type="simple" xlink:href="https://armyinform.com.ua/wp-content/uploads/2023/04/10-22-150x150.jpg" text:style-name="Internet_20_link" text:visited-style-name="Visited_20_Internet_20_Link">
10-22-150x150.jpg</text:a>
', '<text:a xlink:type="simple" xlink:href="https://armyinform.com.ua/wp-content/uploads/2023/04/11-13-150x150.jpg" text:style-name="Internet_20_link" text:visited-style-name="Visited_20_Internet_20_Link">
11-13-150x150.jpg</text:a>
', '<text:a xlink:type="simple" xlink:href="https://armyinform.com.ua/wp-content/uploads/2023/04/12-12-150x150.jpg" text:style-name="Internet_20_link" text:visited-style-name="Visited_20_Internet_20_Link">
12-12-150x150.jpg</text:a>
', '<text:a xlink:type="simple" xlink:href="https://armyinform.com.ua/wp-content/uploads/2023/04/13-9-150x150.jpg" text:style-name="Internet_20_link" text:visited-style-name="Visited_20_Internet_20_Link">
13-9-150x150.jpg</text:a>
', '<text:a xlink:type="simple" xlink:href="https://armyinform.com.ua/wp-content/uploads/2023/04/14-9-150x150.jpg" text:style-name="Internet_20_link" text:visited-style-name="Visited_20_Internet_20_Link">
14-9-150x150.jpg</text:a>
', '<text:a xlink:type="simple" xlink:href="https://armyinform.com.ua/wp-content/uploads/2023/04/15-5-150x150.jpg" text:style-name="Internet_20_link" text:visited-style-name="Visited_20_Internet_20_Link">
15-5-150x150.jpg</text:a>
', '<text:a xlink:type="simple" xlink:href="https://armyinform.com.ua/wp-content/uploads/2023/04/16-2-150x150.jpg" text:style-name="Internet_20_link" text:visited-style-name="Visited_20_Internet_20_Link">
16-2-150x150.jpg</text:a>
', '<text:a xlink:type="simple" xlink:href="https://armyinform.com.ua/wp-content/uploads/2023/04/17-1-150x150.jpg" text:style-name="Internet_20_link" text:visited-style-name="Visited_20_Internet_20_Link">
17-1-150x150.jpg</text:a>
']</text:p>
      <text:p text:style-name="P4">
Tags: []</text:p>
      <text:p text:style-name="P4">
Category: News</text:p>
      <!--METADATA-->
      <text:p text:style-name="P4">
<draw:frame draw:style-name="fr1" draw:name="Image266" text:anchor-type="as-char" svg:width="6.9236in" svg:height="4.621503in" draw:z-index="0">
<draw:image xlink:href="../Images/AРМІЯINFORM/2023-04-29T85-00-00-04-00/dsc_0221-1.jpg" xlink:type="simple" xlink:show="embed" xlink:actuate="onLoad" draw:mime-type="image/jpeg"/>
</draw:frame>
** _ Today, April 29, on the eve of the Day of the Border Guard of Ukraine in Khmelnitsky, artistic, sports events, demonstration of military equipment of EXTRAINE weapons, demonstration performance</text:p>
      <text:p text:style-name="P4">
At several locations of one of the parks in the middle of the city, everyone was able to hold in their hands shooting weapons, grenade launchers of various systems, to look at warm -up complexes, in optics of surveillance, unmanned aerial vehicles, to climb on a armored personnel carrier, to sit behind the wheel "(HMMWV), get acquainted and make selfies by healthy service dogs.</text:p>
      <text:p text:style-name="P4">
<text:a xlink:type="simple" xlink:href="https://armyinform.com.ua/wp-content/uploads/2023/04/1-5-4.jpg" text:style-name="Internet_20_link" text:visited-style-name="Visited_20_Internet_20_Link">
!(Images/AРМІЯINFORM/2023-04-29T85-00-00-04-00/1-5-4-150x150.jpg)</text:a>
</text:p>
      <text:p text:style-name="P4">
<text:a xlink:type="simple" xlink:href="https://armyinform.com.ua/wp-content/uploads/2023/04/2-4-1.jpg" text:style-name="Internet_20_link" text:visited-style-name="Visited_20_Internet_20_Link">
<draw:frame draw:style-name="fr1" draw:name="Image267" text:anchor-type="as-char" svg:width="6.9236in" svg:height="6.9236in" draw:z-index="0">
<draw:image xlink:href="../Images/AРМІЯINFORM/2023-04-29T85-00-00-04-00/2-4-1-150x150.jpg" xlink:type="simple" xlink:show="embed" xlink:actuate="onLoad" draw:mime-type="image/jpeg"/>
</draw:frame>
</text:a>
</text:p>
      <text:p text:style-name="P4">
<text:a xlink:type="simple" xlink:href="https://armyinform.com.ua/wp-content/uploads/2023/04/3-4-2.jpg" text:style-name="Internet_20_link" text:visited-style-name="Visited_20_Internet_20_Link">
<draw:frame draw:style-name="fr1" draw:name="Image268" text:anchor-type="as-char" svg:width="6.9236in" svg:height="6.9236in" draw:z-index="0">
<draw:image xlink:href="../Images/AРМІЯINFORM/2023-04-29T85-00-00-04-00/3-4-2-150x150.jpg" xlink:type="simple" xlink:show="embed" xlink:actuate="onLoad" draw:mime-type="image/jpeg"/>
</draw:frame>
</text:a>
</text:p>
      <text:p text:style-name="P4">
<text:a xlink:type="simple" xlink:href="https://armyinform.com.ua/wp-content/uploads/2023/04/4-4-1.jpg" text:style-name="Internet_20_link" text:visited-style-name="Visited_20_Internet_20_Link">
<draw:frame draw:style-name="fr1" draw:name="Image269" text:anchor-type="as-char" svg:width="6.9236in" svg:height="6.9236in" draw:z-index="0">
<draw:image xlink:href="../Images/AРМІЯINFORM/2023-04-29T85-00-00-04-00/4-4-1-150x150.jpg" xlink:type="simple" xlink:show="embed" xlink:actuate="onLoad" draw:mime-type="image/jpeg"/>
</draw:frame>
</text:a>
</text:p>
      <text:p text:style-name="P4">
<text:a xlink:type="simple" xlink:href="https://armyinform.com.ua/wp-content/uploads/2023/04/5-2-3.jpg" text:style-name="Internet_20_link" text:visited-style-name="Visited_20_Internet_20_Link">
<draw:frame draw:style-name="fr1" draw:name="Image270" text:anchor-type="as-char" svg:width="6.9236in" svg:height="6.9236in" draw:z-index="0">
<draw:image xlink:href="../Images/AРМІЯINFORM/2023-04-29T85-00-00-04-00/5-2-3-150x150.jpg" xlink:type="simple" xlink:show="embed" xlink:actuate="onLoad" draw:mime-type="image/jpeg"/>
</draw:frame>
</text:a>
</text:p>
      <text:p text:style-name="P4">
<text:a xlink:type="simple" xlink:href="https://armyinform.com.ua/wp-content/uploads/2023/04/6-1-5.jpg" text:style-name="Internet_20_link" text:visited-style-name="Visited_20_Internet_20_Link">
<draw:frame draw:style-name="fr1" draw:name="Image271" text:anchor-type="as-char" svg:width="6.9236in" svg:height="6.9236in" draw:z-index="0">
<draw:image xlink:href="../Images/AРМІЯINFORM/2023-04-29T85-00-00-04-00/6-1-5-150x150.jpg" xlink:type="simple" xlink:show="embed" xlink:actuate="onLoad" draw:mime-type="image/jpeg"/>
</draw:frame>
</text:a>
</text:p>
      <text:p text:style-name="P4">
<text:a xlink:type="simple" xlink:href="https://armyinform.com.ua/wp-content/uploads/2023/04/7-31.jpg" text:style-name="Internet_20_link" text:visited-style-name="Visited_20_Internet_20_Link">
<draw:frame draw:style-name="fr1" draw:name="Image272" text:anchor-type="as-char" svg:width="6.9236in" svg:height="6.9236in" draw:z-index="0">
<draw:image xlink:href="../Images/AРМІЯINFORM/2023-04-29T85-00-00-04-00/7-31-150x150.jpg" xlink:type="simple" xlink:show="embed" xlink:actuate="onLoad" draw:mime-type="image/jpeg"/>
</draw:frame>
</text:a>
</text:p>
      <text:p text:style-name="P4">
<text:a xlink:type="simple" xlink:href="https://armyinform.com.ua/wp-content/uploads/2023/04/8-27.jpg" text:style-name="Internet_20_link" text:visited-style-name="Visited_20_Internet_20_Link">
<draw:frame draw:style-name="fr1" draw:name="Image273" text:anchor-type="as-char" svg:width="6.9236in" svg:height="6.9236in" draw:z-index="0">
<draw:image xlink:href="../Images/AРМІЯINFORM/2023-04-29T85-00-00-04-00/8-27-150x150.jpg" xlink:type="simple" xlink:show="embed" xlink:actuate="onLoad" draw:mime-type="image/jpeg"/>
</draw:frame>
</text:a>
</text:p>
      <text:p text:style-name="P4">
<text:a xlink:type="simple" xlink:href="https://armyinform.com.ua/wp-content/uploads/2023/04/9-27.jpg" text:style-name="Internet_20_link" text:visited-style-name="Visited_20_Internet_20_Link">
<draw:frame draw:style-name="fr1" draw:name="Image274" text:anchor-type="as-char" svg:width="6.9236in" svg:height="6.9236in" draw:z-index="0">
<draw:image xlink:href="../Images/AРМІЯINFORM/2023-04-29T85-00-00-04-00/9-27-150x150.jpg" xlink:type="simple" xlink:show="embed" xlink:actuate="onLoad" draw:mime-type="image/jpeg"/>
</draw:frame>
</text:a>
The press service of the National Academy reported that this event is held a name for all the border guards, which in the defense forces now protect Ukraine from the Russian invaders across the front line and those border guards who in this nine-year struggle for the will of the Motherland. !</text:p>
      <text:p text:style-name="P4">
<text:a xlink:type="simple" xlink:href="https://armyinform.com.ua/wp-content/uploads/2023/04/10-22.jpg" text:style-name="Internet_20_link" text:visited-style-name="Visited_20_Internet_20_Link">
<draw:frame draw:style-name="fr1" draw:name="Image275" text:anchor-type="as-char" svg:width="6.9236in" svg:height="6.9236in" draw:z-index="0">
<draw:image xlink:href="../Images/AРМІЯINFORM/2023-04-29T85-00-00-04-00/10-22-150x150.jpg" xlink:type="simple" xlink:show="embed" xlink:actuate="onLoad" draw:mime-type="image/jpeg"/>
</draw:frame>
</text:a>
</text:p>
      <text:p text:style-name="P4">
<text:a xlink:type="simple" xlink:href="https://armyinform.com.ua/wp-content/uploads/2023/04/11-13.jpg" text:style-name="Internet_20_link" text:visited-style-name="Visited_20_Internet_20_Link">
<draw:frame draw:style-name="fr1" draw:name="Image276" text:anchor-type="as-char" svg:width="6.9236in" svg:height="6.9236in" draw:z-index="0">
<draw:image xlink:href="../Images/AРМІЯINFORM/2023-04-29T85-00-00-04-00/11-13-150x150.jpg" xlink:type="simple" xlink:show="embed" xlink:actuate="onLoad" draw:mime-type="image/jpeg"/>
</draw:frame>
</text:a>
</text:p>
      <text:p text:style-name="P4">
<text:a xlink:type="simple" xlink:href="https://armyinform.com.ua/wp-content/uploads/2023/04/12-12.jpg" text:style-name="Internet_20_link" text:visited-style-name="Visited_20_Internet_20_Link">
<draw:frame draw:style-name="fr1" draw:name="Image277" text:anchor-type="as-char" svg:width="6.9236in" svg:height="6.9236in" draw:z-index="0">
<draw:image xlink:href="../Images/AРМІЯINFORM/2023-04-29T85-00-00-04-00/12-12-150x150.jpg" xlink:type="simple" xlink:show="embed" xlink:actuate="onLoad" draw:mime-type="image/jpeg"/>
</draw:frame>
</text:a>
</text:p>
      <text:p text:style-name="P4">
<text:a xlink:type="simple" xlink:href="https://armyinform.com.ua/wp-content/uploads/2023/04/13-9.jpg" text:style-name="Internet_20_link" text:visited-style-name="Visited_20_Internet_20_Link">
<draw:frame draw:style-name="fr1" draw:name="Image278" text:anchor-type="as-char" svg:width="6.9236in" svg:height="6.9236in" draw:z-index="0">
<draw:image xlink:href="../Images/AРМІЯINFORM/2023-04-29T85-00-00-04-00/13-9-150x150.jpg" xlink:type="simple" xlink:show="embed" xlink:actuate="onLoad" draw:mime-type="image/jpeg"/>
</draw:frame>
</text:a>
</text:p>
      <text:p text:style-name="P4">
<text:a xlink:type="simple" xlink:href="https://armyinform.com.ua/wp-content/uploads/2023/04/14-9.jpg" text:style-name="Internet_20_link" text:visited-style-name="Visited_20_Internet_20_Link">
<draw:frame draw:style-name="fr1" draw:name="Image279" text:anchor-type="as-char" svg:width="6.9236in" svg:height="6.9236in" draw:z-index="0">
<draw:image xlink:href="../Images/AРМІЯINFORM/2023-04-29T85-00-00-04-00/14-9-150x150.jpg" xlink:type="simple" xlink:show="embed" xlink:actuate="onLoad" draw:mime-type="image/jpeg"/>
</draw:frame>
</text:a>
</text:p>
      <text:p text:style-name="P4">
<text:a xlink:type="simple" xlink:href="https://armyinform.com.ua/wp-content/uploads/2023/04/15-5.jpg" text:style-name="Internet_20_link" text:visited-style-name="Visited_20_Internet_20_Link">
<draw:frame draw:style-name="fr1" draw:name="Image280" text:anchor-type="as-char" svg:width="6.9236in" svg:height="6.9236in" draw:z-index="0">
<draw:image xlink:href="../Images/AРМІЯINFORM/2023-04-29T85-00-00-04-00/15-5-150x150.jpg" xlink:type="simple" xlink:show="embed" xlink:actuate="onLoad" draw:mime-type="image/jpeg"/>
</draw:frame>
</text:a>
</text:p>
      <text:p text:style-name="P4">
<text:a xlink:type="simple" xlink:href="https://armyinform.com.ua/wp-content/uploads/2023/04/16-2.jpg" text:style-name="Internet_20_link" text:visited-style-name="Visited_20_Internet_20_Link">
<draw:frame draw:style-name="fr1" draw:name="Image281" text:anchor-type="as-char" svg:width="6.9236in" svg:height="6.9236in" draw:z-index="0">
<draw:image xlink:href="../Images/AРМІЯINFORM/2023-04-29T85-00-00-04-00/16-2-150x150.jpg" xlink:type="simple" xlink:show="embed" xlink:actuate="onLoad" draw:mime-type="image/jpeg"/>
</draw:frame>
</text:a>
</text:p>
      <text:p text:style-name="P4">
<text:a xlink:type="simple" xlink:href="https://armyinform.com.ua/wp-content/uploads/2023/04/17-1.jpg" text:style-name="Internet_20_link" text:visited-style-name="Visited_20_Internet_20_Link">
<draw:frame draw:style-name="fr1" draw:name="Image282" text:anchor-type="as-char" svg:width="6.9236in" svg:height="6.9236in" draw:z-index="0">
<draw:image xlink:href="../Images/AРМІЯINFORM/2023-04-29T85-00-00-04-00/17-1-150x150.jpg" xlink:type="simple" xlink:show="embed" xlink:actuate="onLoad" draw:mime-type="image/jpeg"/>
</draw:frame>
</text:a>
Kateryna Kovalenko, the Frontman of the Stanza Stanza, Ukrainian Roca Gurt, the Milky Way, was entertained in the concert program of Khmelnitsky.</text:p>
      <text:p text:style-name="P4">
Photo by the author</text:p>
      <text:p text:style-name="P4">
News Source: <text:a xlink:type="simple" xlink:href="https://armyinform.com.ua/2023/04/29/u-hmelnyczkomu-naperedodni-svyata-vshanuvaly-prykordonnykiv/" text:style-name="Internet_20_link" text:visited-style-name="Visited_20_Internet_20_Link">
https://armyinform.com.ua/2023/04/29/u-hmelnyczkomu-naperedodni-svyata-vshanuvaly-prykordonnykiv/</text:a>
</text:p>
      <!--NEWS-->
      <text:h text:style-name="P10" text:outline-level="1">
<text:span text:style-name="T4">
Canadian instructors teach our warriors mine safety in Poland</text:span>
</text:h>
      <text:p text:style-name="P4">
Author: ['АРМІЯINFORM']</text:p>
      <text:p text:style-name="P4">
Time: 2023-04-29T86:00:00-04:00</text:p>
      <text:p text:style-name="P4">
Description: The Polshi Povіn Kanadsky Saperev-Instroysthstriv at the Swords of Opera Unifier is in order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kanada3.jpeg" text:style-name="Internet_20_link" text:visited-style-name="Visited_20_Internet_20_Link">
kanada3.jpeg</text:a>
', '<text:a xlink:type="simple" xlink:href="https://armyinform.com.ua/wp-content/uploads/2023/04/kanada2-150x150.jpeg" text:style-name="Internet_20_link" text:visited-style-name="Visited_20_Internet_20_Link">
kanada2-150x150.jpeg</text:a>
', '<text:a xlink:type="simple" xlink:href="https://armyinform.com.ua/wp-content/uploads/2023/04/kanada1-150x150.jpeg" text:style-name="Internet_20_link" text:visited-style-name="Visited_20_Internet_20_Link">
kanada1-150x150.jpeg</text:a>
']</text:p>
      <text:p text:style-name="P4">
Tags: ['STOPRUSSIA', 'АГРЕСІЯ РФ', 'ВТОРГНЕННЯ РФ', 'ГЕНЕРАЛЬНИЙ ШТАБ ЗС УКРАЇНИ']</text:p>
      <text:p text:style-name="P4">
Category: News</text:p>
      <!--METADATA-->
      <text:p text:style-name="P4">
<draw:frame draw:style-name="fr1" draw:name="Image283" text:anchor-type="as-char" svg:width="6.9236in" svg:height="5.1927in" draw:z-index="0">
<draw:image xlink:href="../Images/AРМІЯINFORM/2023-04-29T86-00-00-04-00/kanada3.jpeg" xlink:type="simple" xlink:show="embed" xlink:actuate="onLoad" draw:mime-type="image/jpeg"/>
</draw:frame>
Imagehas Been Digitally Alted Due to Operatorial Security. A Canadian ArmedForces Member From 1 Combat Engineer Regiment Assesses A Soldier of the ArmedForces of Ukraine While Conduction Landmin Clearing Drills Following TrainingBy Canadian ArmedMine. MentDuring Operation Unifier in Southwest Poland, on April 06, 2023. Photo: Corporal Marco Tijam, Canadian Armed Forces Photo</text:p>
      <text:p text:style-name="P4">
In Poland, a detachment of Canadian instructor sappers within the framework of the UNIFIER operation of students of the Armed Forces of Ukraine Minne safety.</text:p>
      <text:p text:style-name="P4">
About it <text:a xlink:type="simple" xlink:href="https://www.facebook.com/GeneralStaff.ua/posts/pfbid02wqn1LsF1MNkREbJQKsCcgedntpifq9uMtvSKuHi7o4hsrgFmNRHsVFhtGwELggxJl" text:style-name="Internet_20_link" text:visited-style-name="Visited_20_Internet_20_Link">
reported</text:a>
General Staff of the Armed Forces of Ukraine.</text:p>
      <text:p text:style-name="P4">
“While the war of Russia is ongoing, Ukrainian military and civilians are in the face of the usual threat to the battlefield. Squad of Canadian combat sappers by the submission of Lieutenant Jacques helps Ukraine to overcome the mine threat on the polybon in the framework of the UNIFIER Armed Forces Educational Operation, during which the Command of the Canadian Sappers in the Republic of Poland teaches Ukrainian military skills necessary for survival and endurance.</text:p>
      <text:p text:style-name="P4">
<text:a xlink:type="simple" xlink:href="https://armyinform.com.ua/wp-content/uploads/2023/04/kanada2.jpeg" text:style-name="Internet_20_link" text:visited-style-name="Visited_20_Internet_20_Link">
!(Images/AРМІЯINFORM/2023-04-29T86-00-00-04-00/kanada2-150x150.jpeg)</text:a>
Canadian Armed Forces sappers from 1 Combat Engineer Regiment partner with Polish and United Kingdom Armed Forces to instruct Ukrainian soldiers on search techniques of personnel and occupied buildings in South-Western Poland on February 22, 2023. Photo: Master Sailor Valerie LeClair, Operation UNIFIER</text:p>
      <text:p text:style-name="P4">
<text:a xlink:type="simple" xlink:href="https://armyinform.com.ua/wp-content/uploads/2023/04/kanada1.jpeg" text:style-name="Internet_20_link" text:visited-style-name="Visited_20_Internet_20_Link">
<draw:frame draw:style-name="fr1" draw:name="Image284" text:anchor-type="as-char" svg:width="6.9236in" svg:height="6.9236in" draw:z-index="0">
<draw:image xlink:href="../Images/AРМІЯINFORM/2023-04-29T86-00-00-04-00/kanada1-150x150.jpeg" xlink:type="simple" xlink:show="embed" xlink:actuate="onLoad" draw:mime-type="image/jpeg"/>
</draw:frame>
</text:a>
Canadian Armed Forces Sappers from 1 Combat Engineer Regineer Regiment Partner with Polish and United Kingdom Armed Forces to Instruct Ukrainian Soldiers on Search TearchniQUSNIQUES OF PERNIQUES OF PERSNIUS On February 22, 2023. Photo: Master Sailor Valerie LeClair, Operation Unifier</text:p>
      <text:p text:style-name="P4">
It is emphasized that Canadian servicemen are in the territory of Poland to teach Ukrainian defenders to provide their operational readiness.</text:p>
      <text:p text:style-name="P4">
News Source: <text:a xlink:type="simple" xlink:href="https://armyinform.com.ua/2023/04/29/kanadski-instruktory-navchayut-nashyh-voyiniv-minnij-bezpeczi-u-polshhi/" text:style-name="Internet_20_link" text:visited-style-name="Visited_20_Internet_20_Link">
https://armyinform.com.ua/2023/04/29/kanadski-instruktory-navchayut-nashyh-voyiniv-minnij-bezpeczi-u-polshhi/</text:a>
</text:p>
      <!--NEWS-->
      <text:h text:style-name="P10" text:outline-level="1">
<text:span text:style-name="T4">
The FM army can be listened to in four cities of Ukraine</text:span>
</text:h>
      <text:p text:style-name="P4">
Author: ['АРМІЯINFORM']</text:p>
      <text:p text:style-name="P4">
Time: 2023-04-29T87:00:00-04:00</text:p>
      <text:p text:style-name="P4">
Description: Yak Doldomlya Armia FM, ’28 KVITYS I can feel at Chotirokh MISTAKS: ... War with Ukraine 2022, War with Ukraine Latest news today, News War with Ukraine 2022 Last for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4/armiyafm.jpg" text:style-name="Internet_20_link" text:visited-style-name="Visited_20_Internet_20_Link">
armiyafm.jpg</text:a>
']</text:p>
      <text:p text:style-name="P4">
Tags: ['АРМІЯ FM']</text:p>
      <text:p text:style-name="P4">
Category: News</text:p>
      <!--METADATA-->
      <text:p text:style-name="P4">
<draw:frame draw:style-name="fr1" draw:name="Image285" text:anchor-type="as-char" svg:width="6.9236in" svg:height="3.890725in" draw:z-index="0">
<draw:image xlink:href="../Images/AРМІЯINFORM/2023-04-29T87-00-00-04-00/armiyafm.jpg" xlink:type="simple" xlink:show="embed" xlink:actuate="onLoad" draw:mime-type="image/jpeg"/>
</draw:frame>
As <text:a xlink:type="simple" xlink:href="https://www.armyfm.com.ua/ua/vidsogodni-armiya-fm-pochinaye-moviti-u-chotiroh-novih-mistah-ukraini/" text:style-name="Internet_20_link" text:visited-style-name="Visited_20_Internet_20_Link">
reports</text:a>
The FM army, from April 28, they can be heard in four cities of Ukraine:</text:p>
      <ul>
        <li>
Nikopol, Dnipropetrovsk region, 100.6 MHz; * Kropyvnytskyi, Kirovograd region, 99.3 MHz; * Dubrovytsia, Sarnensky district, Rivne region, 107.9 MHz; * Staryki, Sarny district, Rivne region, 105.5 MHz;</li>
      </ul>
      <text:p text:style-name="P4">
<text:a xlink:type="simple" xlink:href="https://www.armyfm.com.ua/pokrittya/" text:style-name="Internet_20_link" text:visited-style-name="Visited_20_Internet_20_Link">
Full List of FM Army</text:a>
</text:p>
      <text:p text:style-name="P4">
News Source: <text:a xlink:type="simple" xlink:href="https://armyinform.com.ua/2023/04/29/vidsogodni-armiya-fm-mozhna-sluhaty-shhe-u-chotyroh-mistah-ukrayiny/" text:style-name="Internet_20_link" text:visited-style-name="Visited_20_Internet_20_Link">
https://armyinform.com.ua/2023/04/29/vidsogodni-armiya-fm-mozhna-sluhaty-shhe-u-chotyroh-mistah-ukrayiny/</text:a>
</text:p>
      <!--NEWS-->
      <text:h text:style-name="P10" text:outline-level="1">
<text:span text:style-name="T4">
Our defenders per day repelled over 40 enemy attacks</text:span>
</text:h>
      <text:p text:style-name="P4">
Author: ['АРМІЯINFORM']</text:p>
      <text:p text:style-name="P4">
Time: 2023-04-29T88:00:00-04:00</text:p>
      <text:p text:style-name="P4">
Description: At the Bakhmutsky straighten the vogue to the advance of the advancing dime. Trivoye Belongs Beret ... War with Ukraine 2022, War with Ukraine Latest News Today, News War with Ukraine 2022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4/630_360_1676912332-614.jpg" text:style-name="Internet_20_link" text:visited-style-name="Visited_20_Internet_20_Link">
630_360_1676912332-614.jpg</text:a>
']</text:p>
      <text:p text:style-name="P4">
Tags: ['STOPRUSSIA', 'АГРЕСІЯ РФ', 'ВТОРГНЕННЯ РФ', 'ГШ ЗСУ', 'ОПЕРАТИВНА ІНФОРМАЦІЯ', 'ХРОНІКА ОБОРОНИ']</text:p>
      <text:p text:style-name="P4">
Category: News</text:p>
      <!--METADATA-->
      <text:p text:style-name="P4">
<draw:frame draw:style-name="fr1" draw:name="Image286" text:anchor-type="as-char" svg:width="6.9236in" svg:height="3.956343in" draw:z-index="0">
<draw:image xlink:href="../Images/AРМІЯINFORM/2023-04-29T88-00-00-04-00/630_360_1676912332-614.jpg" xlink:type="simple" xlink:show="embed" xlink:actuate="onLoad" draw:mime-type="image/jpeg"/>
</draw:frame>
Illustrative Photo <text:span text:style-name="T4">
 🔥Set on Russian invasion </text:span>
</text:p>
      <text:p text:style-name="P4">
In the Bakhmut direction, the enemy continues to take offensive actions. The city of Bakhmut continues. In addition, during the day the enemy conducted unsuccessful successive actions in the direction of the settlement.</text:p>
      <text:p text:style-name="P4">
About it on Facebook <text:a xlink:type="simple" xlink:href="https://www.facebook.com/GeneralStaff.ua/posts/pfbid0EntUHjAXPyELG8TH9XTre3UoKDCcqvAzvXc44idu8Nynpk2AeUeEmkdunuAodS3ml" text:style-name="Internet_20_link" text:visited-style-name="Visited_20_Internet_20_Link">
reports</text:a>
The General Staff of the Armed Forces.</text:p>
      <text:p text:style-name="P4">
“The main efforts of the enemy focuses on leading the offensive actions of Nalimansk, Bakhmut, Avdiiv and Mariinsky directions - reflected over 40 attacks of the enemy. The most fierce battles continue for Bakhmut and Marinka, our warriors courageously keep the defense, ”the message reads.</text:p>
      <text:p text:style-name="P4">
News Source: <text:a xlink:type="simple" xlink:href="https://armyinform.com.ua/2023/04/29/nashi-zahysnyky-za-dobu-vidbyly-ponad-40-vorozhyh-atak/" text:style-name="Internet_20_link" text:visited-style-name="Visited_20_Internet_20_Link">
https://armyinform.com.ua/2023/04/29/nashi-zahysnyky-za-dobu-vidbyly-ponad-40-vorozhyh-atak/</text:a>
</text:p>
      <!--NEWS-->
      <text:h text:style-name="P10" text:outline-level="1">
<text:span text:style-name="T4">
Rashists refuse massively to participate in hostilities</text:span>
</text:h>
      <text:p text:style-name="P4">
Author: ['АРМІЯINFORM']</text:p>
      <text:p text:style-name="P4">
Time: 2023-04-29T89:00:00-04:00</text:p>
      <text:p text:style-name="P4">
Description: In the district Mar'an, in the PIDRODROLS of the Rosieki pay -on -bibs, vipades were desired ... War with Ukraine 2022, war with Ukraine Latest news today, News War with Ukraine 2022 Last today, there will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okupanty-1.jpg" text:style-name="Internet_20_link" text:visited-style-name="Visited_20_Internet_20_Link">
okupanty-1.jpg</text:a>
']</text:p>
      <text:p text:style-name="P4">
Tags: ['STOPRUSSIA', 'АГРЕСІЯ РФ', 'ВТОРГНЕННЯ РФ', 'ГШ ЗСУ', 'ОПЕРАТИВНА ІНФОРМАЦІЯ']</text:p>
      <text:p text:style-name="P4">
Category: News</text:p>
      <!--METADATA-->
      <text:p text:style-name="P4">
<draw:frame draw:style-name="fr1" draw:name="Image287" text:anchor-type="as-char" svg:width="6.9236in" svg:height="3.874787in" draw:z-index="0">
<draw:image xlink:href="../Images/AРМІЯINFORM/2023-04-29T89-00-00-04-00/okupanty-1.jpg" xlink:type="simple" xlink:show="embed" xlink:actuate="onLoad" draw:mime-type="image/jpeg"/>
</draw:frame>
Russian invaders. Illustrative Photo <text:span text:style-name="T4">
 🔥 The Situation of Russian Completion </text:span>
</text:p>
      <text:p text:style-name="P4">
In the area of Marinka, in the units of the Russian occupation troops, there are increasing collaboration of collective refusal to participate in hostilities.</text:p>
      <text:p text:style-name="P4">
About it on Facebook <text:a xlink:type="simple" xlink:href="https://www.facebook.com/GeneralStaff.ua/posts/pfbid0EntUHjAXPyELG8TH9XTre3UoKDCcqvAzvXc44idu8Nynpk2AeUeEmkdunuAodS3ml" text:style-name="Internet_20_link" text:visited-style-name="Visited_20_Internet_20_Link">
reports</text:a>
The General Staff of the Armed Forces.</text:p>
      <text:p text:style-name="P4">
It is established that the main factors that are influenced by great loss of power, untimely provision of ammunition invaders, the lack of adcontcare number of personal protective equipment and forced servicemen of the Armed Forces of the Armed Forces to conduct assault actions without supporting heavy engineering and artillery.</text:p>
      <text:p text:style-name="P4">
News Source: <text:a xlink:type="simple" xlink:href="https://armyinform.com.ua/2023/04/29/okupanty-masovo-vidmovlyayutsya-vid-uchasti-u-bojovyh-diyah/" text:style-name="Internet_20_link" text:visited-style-name="Visited_20_Internet_20_Link">
https://armyinform.com.ua/2023/04/29/okupanty-masovo-vidmovlyayutsya-vid-uchasti-u-bojovyh-diyah/</text:a>
</text:p>
      <!--NEWS-->
      <text:h text:style-name="P10" text:outline-level="1">
<text:span text:style-name="T4">
Today the naval flag of the Armed Forces of Ukraine Zamayorov in dozens of cities</text:span>
</text:h>
      <text:p text:style-name="P4">
Author: ['Володимир Віват']</text:p>
      <text:p text:style-name="P4">
Time: 2023-04-29T90:00:00-04:00</text:p>
      <text:p text:style-name="P4">
Description: Syogodnі mi vіdnachmo 105-t at the rihnitsyu day of the day of the day of the Chornomorsky’s ships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osnovna-4.jpg" text:style-name="Internet_20_link" text:visited-style-name="Visited_20_Internet_20_Link">
osnovna-4.jpg</text:a>
', '<text:a xlink:type="simple" xlink:href="https://armyinform.com.ua/wp-content/uploads/2023/04/oleksij-neyizhpapa.jpg" text:style-name="Internet_20_link" text:visited-style-name="Visited_20_Internet_20_Link">
oleksij-neyizhpapa.jpg</text:a>
', '<text:a xlink:type="simple" xlink:href="https://armyinform.com.ua/wp-content/uploads/2023/04/mista-1-150x150.jpg" text:style-name="Internet_20_link" text:visited-style-name="Visited_20_Internet_20_Link">
mista-1-150x150.jpg</text:a>
', '<text:a xlink:type="simple" xlink:href="https://armyinform.com.ua/wp-content/uploads/2023/04/mista-2-150x150.jpg" text:style-name="Internet_20_link" text:visited-style-name="Visited_20_Internet_20_Link">
mista-2-150x150.jpg</text:a>
', '<text:a xlink:type="simple" xlink:href="https://armyinform.com.ua/wp-content/uploads/2023/04/mista-3-150x150.jpg" text:style-name="Internet_20_link" text:visited-style-name="Visited_20_Internet_20_Link">
mista-3-150x150.jpg</text:a>
', '<text:a xlink:type="simple" xlink:href="https://armyinform.com.ua/wp-content/uploads/2023/04/mista-7-150x150.jpg" text:style-name="Internet_20_link" text:visited-style-name="Visited_20_Internet_20_Link">
mista-7-150x150.jpg</text:a>
', '<text:a xlink:type="simple" xlink:href="https://armyinform.com.ua/wp-content/uploads/2023/04/mista-9-150x150.jpg" text:style-name="Internet_20_link" text:visited-style-name="Visited_20_Internet_20_Link">
mista-9-150x150.jpg</text:a>
', '<text:a xlink:type="simple" xlink:href="https://armyinform.com.ua/wp-content/uploads/2023/04/avto-1-150x150.jpeg" text:style-name="Internet_20_link" text:visited-style-name="Visited_20_Internet_20_Link">
avto-1-150x150.jpeg</text:a>
', '<text:a xlink:type="simple" xlink:href="https://armyinform.com.ua/wp-content/uploads/2023/04/avto-3-150x150.jpeg" text:style-name="Internet_20_link" text:visited-style-name="Visited_20_Internet_20_Link">
avto-3-150x150.jpeg</text:a>
', '<text:a xlink:type="simple" xlink:href="https://armyinform.com.ua/wp-content/uploads/2023/04/avto-5-150x150.jpg" text:style-name="Internet_20_link" text:visited-style-name="Visited_20_Internet_20_Link">
avto-5-150x150.jpg</text:a>
', '<text:a xlink:type="simple" xlink:href="https://armyinform.com.ua/wp-content/uploads/2023/04/avto-6-150x150.jpg" text:style-name="Internet_20_link" text:visited-style-name="Visited_20_Internet_20_Link">
avto-6-150x150.jpg</text:a>
', '<text:a xlink:type="simple" xlink:href="https://armyinform.com.ua/wp-content/uploads/2023/04/kros-7-150x150.jpg" text:style-name="Internet_20_link" text:visited-style-name="Visited_20_Internet_20_Link">
kros-7-150x150.jpg</text:a>
', '<text:a xlink:type="simple" xlink:href="https://armyinform.com.ua/wp-content/uploads/2023/04/kros-9-150x150.jpg" text:style-name="Internet_20_link" text:visited-style-name="Visited_20_Internet_20_Link">
kros-9-150x150.jpg</text:a>
', '<text:a xlink:type="simple" xlink:href="https://armyinform.com.ua/wp-content/uploads/2023/04/kros-8-150x150.jpg" text:style-name="Internet_20_link" text:visited-style-name="Visited_20_Internet_20_Link">
kros-8-150x150.jpg</text:a>
', '<text:a xlink:type="simple" xlink:href="https://armyinform.com.ua/wp-content/uploads/2023/04/konczert-1-150x150.jpg" text:style-name="Internet_20_link" text:visited-style-name="Visited_20_Internet_20_Link">
konczert-1-150x150.jpg</text:a>
', '<text:a xlink:type="simple" xlink:href="https://armyinform.com.ua/wp-content/uploads/2023/04/konczert-4-150x150.jpg" text:style-name="Internet_20_link" text:visited-style-name="Visited_20_Internet_20_Link">
konczert-4-150x150.jpg</text:a>
', '<text:a xlink:type="simple" xlink:href="https://armyinform.com.ua/wp-content/uploads/2023/04/konczert-5-150x150.jpg" text:style-name="Internet_20_link" text:visited-style-name="Visited_20_Internet_20_Link">
konczert-5-150x150.jpg</text:a>
']</text:p>
      <text:p text:style-name="P4">
Tags: ['STOPRUSSIA', 'ВМС ЗС УКРАЇНИ']</text:p>
      <text:p text:style-name="P4">
Category: News</text:p>
      <!--METADATA-->
      <text:p text:style-name="P4">
<draw:frame draw:style-name="fr1" draw:name="Image288" text:anchor-type="as-char" svg:width="6.9236in" svg:height="4.615733in" draw:z-index="0">
<draw:image xlink:href="../Images/AРМІЯINFORM/2023-04-29T90-00-00-04-00/osnovna-4.jpg" xlink:type="simple" xlink:show="embed" xlink:actuate="onLoad" draw:mime-type="image/jpeg"/>
</draw:frame>
Today we celebrate the 105th anniversary of the raising on the ships of the navy and the Sevastopol fortress of the former Russian Empire of Ukraine. In order to commemorate this date on the initiative of the Navy of the Armed Forces of Ukraine, a number of measures were held that began with a vegetable morning with the solemn raising of the naval flags of the Armed Forces of Ukraine, the content of deployments of ships and military units of the Navy of our country.</text:p>
      <text:p text:style-name="P4">
During the ceremony, the Navy military personnel honored the memory of all - military and civilians - who died as a result of Russian aggression of the anti -Ukraine aggression, which has been ongoing for several centuries.</text:p>
      <ul>
        <li>
I am convinced that the Ukrainian flags are soon overlooked over our liberated Ukrainian Crimea. Our bases will return to legal owners - Ukrainian military sailors. Under the Ukrainian state and naval flags, our ships will go into the bays of Sevastopol and all over the whole, having permanently purify our lands and our waters from the invaders under the criminal Russian tricolor,-referring to the personnel, the Commander-in-Chief of the Armed Forces of Ukraine emphasized.</li>
      </ul>
      <text:p text:style-name="P4">
<draw:frame draw:style-name="fr1" draw:name="Image289" text:anchor-type="as-char" svg:width="6.9236in" svg:height="4.615733in" draw:z-index="0">
<draw:image xlink:href="../Images/AРМІЯINFORM/2023-04-29T90-00-00-04-00/oleksij-neyizhpapa.jpg" xlink:type="simple" xlink:show="embed" xlink:actuate="onLoad" draw:mime-type="image/jpeg"/>
</draw:frame>
The initiative of military sailors was also supported by local administrations of many Ukrainian cities, including those whose names have ships, boats of the Navy of Ukraine. In Kiev, Odessa, Chernihiv, Bucha, Fastov, Pereyaslav, Nikolaev, Zaporozhye, Sumy and many other settlements also held solemnity raising the naval-naval flag of the Armed Forces of Ukraine on the flagships of nearby and city councils.</text:p>
      <text:p text:style-name="P4">
<text:a xlink:type="simple" xlink:href="https://armyinform.com.ua/wp-content/uploads/2023/04/mista-1.jpg" text:style-name="Internet_20_link" text:visited-style-name="Visited_20_Internet_20_Link">
!(Images/AРМІЯINFORM/2023-04-29T90-00-00-04-00/mista-1-150x150.jpg)</text:a>
</text:p>
      <text:p text:style-name="P4">
<text:a xlink:type="simple" xlink:href="https://armyinform.com.ua/wp-content/uploads/2023/04/mista-2.jpg" text:style-name="Internet_20_link" text:visited-style-name="Visited_20_Internet_20_Link">
<draw:frame draw:style-name="fr1" draw:name="Image290" text:anchor-type="as-char" svg:width="6.9236in" svg:height="6.9236in" draw:z-index="0">
<draw:image xlink:href="../Images/AРМІЯINFORM/2023-04-29T90-00-00-04-00/mista-2-150x150.jpg" xlink:type="simple" xlink:show="embed" xlink:actuate="onLoad" draw:mime-type="image/jpeg"/>
</draw:frame>
</text:a>
</text:p>
      <text:p text:style-name="P4">
<text:a xlink:type="simple" xlink:href="https://armyinform.com.ua/wp-content/uploads/2023/04/mista-3.jpg" text:style-name="Internet_20_link" text:visited-style-name="Visited_20_Internet_20_Link">
<draw:frame draw:style-name="fr1" draw:name="Image291" text:anchor-type="as-char" svg:width="6.9236in" svg:height="6.9236in" draw:z-index="0">
<draw:image xlink:href="../Images/AРМІЯINFORM/2023-04-29T90-00-00-04-00/mista-3-150x150.jpg" xlink:type="simple" xlink:show="embed" xlink:actuate="onLoad" draw:mime-type="image/jpeg"/>
</draw:frame>
</text:a>
</text:p>
      <text:p text:style-name="P4">
<text:a xlink:type="simple" xlink:href="https://armyinform.com.ua/wp-content/uploads/2023/04/mista-7.jpg" text:style-name="Internet_20_link" text:visited-style-name="Visited_20_Internet_20_Link">
<draw:frame draw:style-name="fr1" draw:name="Image292" text:anchor-type="as-char" svg:width="6.9236in" svg:height="6.9236in" draw:z-index="0">
<draw:image xlink:href="../Images/AРМІЯINFORM/2023-04-29T90-00-00-04-00/mista-7-150x150.jpg" xlink:type="simple" xlink:show="embed" xlink:actuate="onLoad" draw:mime-type="image/jpeg"/>
</draw:frame>
</text:a>
</text:p>
      <text:p text:style-name="P4">
<text:a xlink:type="simple" xlink:href="https://armyinform.com.ua/wp-content/uploads/2023/04/mista-9.jpg" text:style-name="Internet_20_link" text:visited-style-name="Visited_20_Internet_20_Link">
<draw:frame draw:style-name="fr1" draw:name="Image293" text:anchor-type="as-char" svg:width="6.9236in" svg:height="6.9236in" draw:z-index="0">
<draw:image xlink:href="../Images/AРМІЯINFORM/2023-04-29T90-00-00-04-00/mista-9-150x150.jpg" xlink:type="simple" xlink:show="embed" xlink:actuate="onLoad" draw:mime-type="image/jpeg"/>
</draw:frame>
</text:a>
</text:p>
      <text:p text:style-name="P4">
<text:a xlink:type="simple" xlink:href="https://armyinform.com.ua/wp-content/uploads/2023/04/avto-1.jpeg" text:style-name="Internet_20_link" text:visited-style-name="Visited_20_Internet_20_Link">
<draw:frame draw:style-name="fr1" draw:name="Image294" text:anchor-type="as-char" svg:width="6.9236in" svg:height="6.9236in" draw:z-index="0">
<draw:image xlink:href="../Images/AРМІЯINFORM/2023-04-29T90-00-00-04-00/avto-1-150x150.jpeg" xlink:type="simple" xlink:show="embed" xlink:actuate="onLoad" draw:mime-type="image/jpeg"/>
</draw:frame>
</text:a>
</text:p>
      <text:p text:style-name="P4">
<text:a xlink:type="simple" xlink:href="https://armyinform.com.ua/wp-content/uploads/2023/04/avto-3.jpeg" text:style-name="Internet_20_link" text:visited-style-name="Visited_20_Internet_20_Link">
<draw:frame draw:style-name="fr1" draw:name="Image295" text:anchor-type="as-char" svg:width="6.9236in" svg:height="6.9236in" draw:z-index="0">
<draw:image xlink:href="../Images/AРМІЯINFORM/2023-04-29T90-00-00-04-00/avto-3-150x150.jpeg" xlink:type="simple" xlink:show="embed" xlink:actuate="onLoad" draw:mime-type="image/jpeg"/>
</draw:frame>
</text:a>
</text:p>
      <text:p text:style-name="P4">
<text:a xlink:type="simple" xlink:href="https://armyinform.com.ua/wp-content/uploads/2023/04/avto-5.jpg" text:style-name="Internet_20_link" text:visited-style-name="Visited_20_Internet_20_Link">
<draw:frame draw:style-name="fr1" draw:name="Image296" text:anchor-type="as-char" svg:width="6.9236in" svg:height="6.9236in" draw:z-index="0">
<draw:image xlink:href="../Images/AРМІЯINFORM/2023-04-29T90-00-00-04-00/avto-5-150x150.jpg" xlink:type="simple" xlink:show="embed" xlink:actuate="onLoad" draw:mime-type="image/jpeg"/>
</draw:frame>
</text:a>
</text:p>
      <text:p text:style-name="P4">
<text:a xlink:type="simple" xlink:href="https://armyinform.com.ua/wp-content/uploads/2023/04/avto-6.jpg" text:style-name="Internet_20_link" text:visited-style-name="Visited_20_Internet_20_Link">
<draw:frame draw:style-name="fr1" draw:name="Image297" text:anchor-type="as-char" svg:width="6.9236in" svg:height="6.9236in" draw:z-index="0">
<draw:image xlink:href="../Images/AРМІЯINFORM/2023-04-29T90-00-00-04-00/avto-6-150x150.jpg" xlink:type="simple" xlink:show="embed" xlink:actuate="onLoad" draw:mime-type="image/jpeg"/>
</draw:frame>
</text:a>
At the same time, the Odessa Central Park of Culture and Recreation named after TG Shevchenko for the first time was held at the trainees of the Ukrainian Sea Cup of the Ukrainian Sea Cup.</text:p>
      <text:p text:style-name="P4">
It was attended by national teams of cadets and lyceum students of military institutions of the Ministry of Internal Affairs of Ukraine and the Ministry of Internal Affairs of Ukraine. According to the results of the competition, the first cadets of the Military Academy were obtained(m. Odesa), however, according to the most young people and girls, participating in this Cup gave them great possible expressing their gratitude and support for all defenders who will defend Ukraine from the rashist invasion.</text:p>
      <text:p text:style-name="P4">
<text:a xlink:type="simple" xlink:href="https://armyinform.com.ua/wp-content/uploads/2023/04/kros-7.jpg" text:style-name="Internet_20_link" text:visited-style-name="Visited_20_Internet_20_Link">
!(Images/AРМІЯINFORM/2023-04-29T90-00-00-04-00/kros-7-150x150.jpg)</text:a>
</text:p>
      <text:p text:style-name="P4">
<text:a xlink:type="simple" xlink:href="https://armyinform.com.ua/wp-content/uploads/2023/04/kros-9.jpg" text:style-name="Internet_20_link" text:visited-style-name="Visited_20_Internet_20_Link">
<draw:frame draw:style-name="fr1" draw:name="Image298" text:anchor-type="as-char" svg:width="6.9236in" svg:height="6.9236in" draw:z-index="0">
<draw:image xlink:href="../Images/AРМІЯINFORM/2023-04-29T90-00-00-04-00/kros-9-150x150.jpg" xlink:type="simple" xlink:show="embed" xlink:actuate="onLoad" draw:mime-type="image/jpeg"/>
</draw:frame>
</text:a>
</text:p>
      <text:p text:style-name="P4">
<text:a xlink:type="simple" xlink:href="https://armyinform.com.ua/wp-content/uploads/2023/04/kros-8.jpg" text:style-name="Internet_20_link" text:visited-style-name="Visited_20_Internet_20_Link">
<draw:frame draw:style-name="fr1" draw:name="Image299" text:anchor-type="as-char" svg:width="6.9236in" svg:height="6.9236in" draw:z-index="0">
<draw:image xlink:href="../Images/AРМІЯINFORM/2023-04-29T90-00-00-04-00/kros-8-150x150.jpg" xlink:type="simple" xlink:show="embed" xlink:actuate="onLoad" draw:mime-type="image/jpeg"/>
</draw:frame>
</text:a>
After the competition was completed, for all participants, residents and guests of the city, who were on vacation to the park, artists of the Center for Military-Music ArtsvMS of the Armed Forces of Ukraine held a concert, during which they performed with famous Yavtorian patriotic songs and dance numbers.</text:p>
      <text:p text:style-name="P4">
<text:a xlink:type="simple" xlink:href="https://armyinform.com.ua/wp-content/uploads/2023/04/konczert-1.jpg" text:style-name="Internet_20_link" text:visited-style-name="Visited_20_Internet_20_Link">
!(Images/AРМІЯINFORM/2023-04-29T90-00-00-04-00/konczert-1-150x150.jpg)</text:a>
</text:p>
      <text:p text:style-name="P4">
<text:a xlink:type="simple" xlink:href="https://armyinform.com.ua/wp-content/uploads/2023/04/konczert-4.jpg" text:style-name="Internet_20_link" text:visited-style-name="Visited_20_Internet_20_Link">
<draw:frame draw:style-name="fr1" draw:name="Image300" text:anchor-type="as-char" svg:width="6.9236in" svg:height="6.9236in" draw:z-index="0">
<draw:image xlink:href="../Images/AРМІЯINFORM/2023-04-29T90-00-00-04-00/konczert-4-150x150.jpg" xlink:type="simple" xlink:show="embed" xlink:actuate="onLoad" draw:mime-type="image/jpeg"/>
</draw:frame>
</text:a>
</text:p>
      <text:p text:style-name="P4">
<text:a xlink:type="simple" xlink:href="https://armyinform.com.ua/wp-content/uploads/2023/04/konczert-5.jpg" text:style-name="Internet_20_link" text:visited-style-name="Visited_20_Internet_20_Link">
<draw:frame draw:style-name="fr1" draw:name="Image301" text:anchor-type="as-char" svg:width="6.9236in" svg:height="6.9236in" draw:z-index="0">
<draw:image xlink:href="../Images/AРМІЯINFORM/2023-04-29T90-00-00-04-00/konczert-5-150x150.jpg" xlink:type="simple" xlink:show="embed" xlink:actuate="onLoad" draw:mime-type="image/jpeg"/>
</draw:frame>
</text:a>
The conduct of these measures, according to the organizers, has once again remind the Sociality of the famous pages of the history of the Navy of Ukraine and their significant contribution to our present fight against the Russian invaders.</text:p>
      <text:p text:style-name="P4">
News Source: <text:a xlink:type="simple" xlink:href="https://armyinform.com.ua/2023/04/29/sogodni-vijskovo-morskyj-prapor-zs-ukrayiny-zamajoriv-u-desyatkah-mist/" text:style-name="Internet_20_link" text:visited-style-name="Visited_20_Internet_20_Link">
https://armyinform.com.ua/2023/04/29/sogodni-vijskovo-morskyj-prapor-zs-ukrayiny-zamajoriv-u-desyatkah-mist/</text:a>
</text:p>
      <!--NEWS-->
      <text:h text:style-name="P10" text:outline-level="1">
<text:span text:style-name="T4">
Ukrainian aviation per day has struck 3 strokes in hostile positions</text:span>
</text:h>
      <text:p text:style-name="P4">
Author: ['АРМІЯINFORM']</text:p>
      <text:p text:style-name="P4">
Time: 2023-04-29T91:00:00-04:00</text:p>
      <text:p text:style-name="P4">
Description: Avіaatsіya defense forces for Dob took 3 strokes in the areas of Zserdzhennya of a special warehouse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ГРЕСІЯ РФ', 'ВТОРГНЕННЯ РФ', 'ГШ ЗСУ', 'ОПЕРАТИВНА ІНФОРМАЦІЯ', 'ХРОНІКА ОБОРОНИ']</text:p>
      <text:p text:style-name="P4">
Category: News</text:p>
      <!--METADATA-->
      <text:p text:style-name="P4">
<draw:frame draw:style-name="fr1" draw:name="Image302" text:anchor-type="as-char" svg:width="6.9236in" svg:height="3.894525in" draw:z-index="0">
<draw:image xlink:href="../Images/AРМІЯINFORM/2023-04-29T91-00-00-04-00/aviacziya-syl-oborony-ukrayiny.jpg" xlink:type="simple" xlink:show="embed" xlink:actuate="onLoad" draw:mime-type="image/jpeg"/>
</draw:frame>
Illustrative Photo <text:span text:style-name="T4">
 🔥 The Situation of Russian Completion </text:span>
</text:p>
      <text:p text:style-name="P4">
Aviation of defense forces per day made 3 beats in the areas of concentration of the personnel of the invaders. Also, our defenders knocked down two hostile UAVs of the Shahd-136/131, one reconnaissance UAV type "Orlan-10" and another municipal type.</text:p>
      <text:p text:style-name="P4">
About it on Facebook <text:a xlink:type="simple" xlink:href="https://www.facebook.com/GeneralStaff.ua/posts/pfbid0EntUHjAXPyELG8TH9XTre3UoKDCcqvAzvXc44idu8Nynpk2AeUeEmkdunuAodS3ml" text:style-name="Internet_20_link" text:visited-style-name="Visited_20_Internet_20_Link">
reports</text:a>
The General Staff of the Armed Forces.</text:p>
      <text:p text:style-name="P4">
Units of rocket troops and artillery during the day were struck by the enemy's living power, two warehouses of fuel and lubricants, two air defense means, one artillery unit and another goal of the enemy.</text:p>
      <text:p text:style-name="P4">
News Source: <text:a xlink:type="simple" xlink:href="https://armyinform.com.ua/2023/04/29/ukrayinska-aviacziya-za-dobu-zavdala-3-udary-po-vorozhyh-pozycziyah/" text:style-name="Internet_20_link" text:visited-style-name="Visited_20_Internet_20_Link">
https://armyinform.com.ua/2023/04/29/ukrayinska-aviacziya-za-dobu-zavdala-3-udary-po-vorozhyh-pozycziyah/</text:a>
</text:p>
      <!--NEWS-->
      <text:h text:style-name="P10" text:outline-level="1">
<text:span text:style-name="T4">
The movement forward is always where there is healthy competition - Hero of Ukraine Igor Gordiychuk</text:span>
</text:h>
      <text:p text:style-name="P4">
Author: ['Олександр Козубенко']</text:p>
      <text:p text:style-name="P4">
Time: 2023-04-29T92:00:00-04:00</text:p>
      <text:p text:style-name="P4">
Description: Shosty RIK Popli Kyivsky Vіsyskovy Lice, izhmen of the Boguna Prima, All -Ukrainian ... War with Ukraine 2022, War with Ukraine Latest News today, News War with Ukraine 2022 Last for Ukraine and Russia and when,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2-89.jpg" text:style-name="Internet_20_link" text:visited-style-name="Visited_20_Internet_20_Link">
2-89.jpg</text:a>
', '<text:a xlink:type="simple" xlink:href="https://armyinform.com.ua/wp-content/uploads/2023/04/3-73-150x150.jpg" text:style-name="Internet_20_link" text:visited-style-name="Visited_20_Internet_20_Link">
3-73-150x150.jpg</text:a>
', '<text:a xlink:type="simple" xlink:href="https://armyinform.com.ua/wp-content/uploads/2023/04/1-102-150x150.jpg" text:style-name="Internet_20_link" text:visited-style-name="Visited_20_Internet_20_Link">
1-102-150x150.jpg</text:a>
', '<text:a xlink:type="simple" xlink:href="https://armyinform.com.ua/wp-content/uploads/2023/04/19-150x150.jpg" text:style-name="Internet_20_link" text:visited-style-name="Visited_20_Internet_20_Link">
19-150x150.jpg</text:a>
', '<text:a xlink:type="simple" xlink:href="https://armyinform.com.ua/wp-content/uploads/2023/04/12-13-150x150.jpg" text:style-name="Internet_20_link" text:visited-style-name="Visited_20_Internet_20_Link">
12-13-150x150.jpg</text:a>
', '<text:a xlink:type="simple" xlink:href="https://armyinform.com.ua/wp-content/uploads/2023/04/14-10-150x150.jpg" text:style-name="Internet_20_link" text:visited-style-name="Visited_20_Internet_20_Link">
14-10-150x150.jpg</text:a>
', '<text:a xlink:type="simple" xlink:href="https://armyinform.com.ua/wp-content/uploads/2023/04/15-6-150x150.jpg" text:style-name="Internet_20_link" text:visited-style-name="Visited_20_Internet_20_Link">
15-6-150x150.jpg</text:a>
', '<text:a xlink:type="simple" xlink:href="https://armyinform.com.ua/wp-content/uploads/2023/04/21-2-150x150.jpg" text:style-name="Internet_20_link" text:visited-style-name="Visited_20_Internet_20_Link">
21-2-150x150.jpg</text:a>
', '<text:a xlink:type="simple" xlink:href="https://armyinform.com.ua/wp-content/uploads/2023/04/22-igor-gordijchuk.jpg" text:style-name="Internet_20_link" text:visited-style-name="Visited_20_Internet_20_Link">
22-igor-gordijchuk.jpg</text:a>
']</text:p>
      <text:p text:style-name="P4">
Tags: ['STOPRUSSIA', 'КИЇВСЬКИЙ ВІЙСЬКОВИЙ ЛІЦЕЙ ІМЕНІ ІВАНА БОГУНА']</text:p>
      <text:p text:style-name="P4">
Category: News</text:p>
      <!--METADATA-->
      <text:p text:style-name="P4">
<draw:frame draw:style-name="fr1" draw:name="Image303" text:anchor-type="as-char" svg:width="6.9236in" svg:height="4.598424in" draw:z-index="0">
<draw:image xlink:href="../Images/AРМІЯINFORM/2023-04-29T92-00-00-04-00/2-89.jpg" xlink:type="simple" xlink:show="embed" xlink:actuate="onLoad" draw:mime-type="image/jpeg"/>
</draw:frame>
** _ Sixth year in a row, Ivan Bohun Military Lyceum Lyceum is accepting the Ukrainian football tournament - "Memory Cup of Hero of Ukraine Andrew. At the opening ceremony of the sports tournament, the head of the lyceum, the hero of Ukraine Major General Igor Gordiychuk said that this year the geography of the participants had expanded: these days Lyceums from Lutsk, Kamianets-Podilsky, Lviv, Odessa and Boyarka came to the capital.</text:p>
      <text:p text:style-name="P4">
<text:a xlink:type="simple" xlink:href="https://armyinform.com.ua/wp-content/uploads/2023/04/3-73.jpg" text:style-name="Internet_20_link" text:visited-style-name="Visited_20_Internet_20_Link">
!(Images/AРМІЯINFORM/2023-04-29T92-00-00-04-00/3-73-150x150.jpg)</text:a>
</text:p>
      <text:p text:style-name="P4">
<text:a xlink:type="simple" xlink:href="https://armyinform.com.ua/wp-content/uploads/2023/04/1-102.jpg" text:style-name="Internet_20_link" text:visited-style-name="Visited_20_Internet_20_Link">
<draw:frame draw:style-name="fr1" draw:name="Image304" text:anchor-type="as-char" svg:width="6.9236in" svg:height="6.9236in" draw:z-index="0">
<draw:image xlink:href="../Images/AРМІЯINFORM/2023-04-29T92-00-00-04-00/1-102-150x150.jpg" xlink:type="simple" xlink:show="embed" xlink:actuate="onLoad" draw:mime-type="image/jpeg"/>
</draw:frame>
</text:a>
</text:p>
      <text:p text:style-name="P4">
<text:a xlink:type="simple" xlink:href="https://armyinform.com.ua/wp-content/uploads/2023/04/19.jpg" text:style-name="Internet_20_link" text:visited-style-name="Visited_20_Internet_20_Link">
<draw:frame draw:style-name="fr1" draw:name="Image305" text:anchor-type="as-char" svg:width="6.9236in" svg:height="6.9236in" draw:z-index="0">
<draw:image xlink:href="../Images/AРМІЯINFORM/2023-04-29T92-00-00-04-00/19-150x150.jpg" xlink:type="simple" xlink:show="embed" xlink:actuate="onLoad" draw:mime-type="image/jpeg"/>
</draw:frame>
</text:a>
There were many well-known people, honorary guests at the opening ceremony. The participants were greeted by the first deputy chief of the Kyiv City Military Administration Major General Volodymyr Kidon, People's Deputy of Ukraine Annapourntova, our famous football players Oleg Protasov and Anatoliy Demyanenko, Atatachacies of Ukrainian Associations. and other.</text:p>
      <text:p text:style-name="P4">
<text:a xlink:type="simple" xlink:href="https://armyinform.com.ua/wp-content/uploads/2023/04/12-13.jpg" text:style-name="Internet_20_link" text:visited-style-name="Visited_20_Internet_20_Link">
!(Images/AРМІЯINFORM/2023-04-29T92-00-00-04-00/12-13-150x150.jpg)</text:a>
</text:p>
      <text:p text:style-name="P4">
<text:a xlink:type="simple" xlink:href="https://armyinform.com.ua/wp-content/uploads/2023/04/14-10.jpg" text:style-name="Internet_20_link" text:visited-style-name="Visited_20_Internet_20_Link">
<draw:frame draw:style-name="fr1" draw:name="Image306" text:anchor-type="as-char" svg:width="6.9236in" svg:height="6.9236in" draw:z-index="0">
<draw:image xlink:href="../Images/AРМІЯINFORM/2023-04-29T92-00-00-04-00/14-10-150x150.jpg" xlink:type="simple" xlink:show="embed" xlink:actuate="onLoad" draw:mime-type="image/jpeg"/>
</draw:frame>
</text:a>
</text:p>
      <text:p text:style-name="P4">
<text:a xlink:type="simple" xlink:href="https://armyinform.com.ua/wp-content/uploads/2023/04/15-6.jpg" text:style-name="Internet_20_link" text:visited-style-name="Visited_20_Internet_20_Link">
<draw:frame draw:style-name="fr1" draw:name="Image307" text:anchor-type="as-char" svg:width="6.9236in" svg:height="6.9236in" draw:z-index="0">
<draw:image xlink:href="../Images/AРМІЯINFORM/2023-04-29T92-00-00-04-00/15-6-150x150.jpg" xlink:type="simple" xlink:show="embed" xlink:actuate="onLoad" draw:mime-type="image/jpeg"/>
</draw:frame>
</text:a>
</text:p>
      <text:p text:style-name="P4">
<text:a xlink:type="simple" xlink:href="https://armyinform.com.ua/wp-content/uploads/2023/04/21-2.jpg" text:style-name="Internet_20_link" text:visited-style-name="Visited_20_Internet_20_Link">
<draw:frame draw:style-name="fr1" draw:name="Image308" text:anchor-type="as-char" svg:width="6.9236in" svg:height="6.9236in" draw:z-index="0">
<draw:image xlink:href="../Images/AРМІЯINFORM/2023-04-29T92-00-00-04-00/21-2-150x150.jpg" xlink:type="simple" xlink:show="embed" xlink:actuate="onLoad" draw:mime-type="image/jpeg"/>
</draw:frame>
</text:a>
Andriy Kizilo is not the only lyceum-a hero of Ukraine who died at the front-Russian-Ukrainian war. According to Major General Gordiychuk, seven soldiers were already awarded the highest award of the state. Unfortunately, three of them are posthumously. In total, during the war, more than 40 former Lyceum players have given their lives in the fight against the rashists.According to Igor Gordiychuk, football, as well as popular in the lyceums of military-applies, overcoming the obstacle course, occupation on Solodrome or swimming is wretched-is another type of motivation of warriors. He added that the football tournament is not the only project of the Kiev Military Lyceum. In honor of other graduates, Heroes of Ukraine, Ivan Korniychuk and Alexander Kukurba, it is planned to start to tournaments in seven -state and chess.</text:p>
      <text:p text:style-name="P4">
<draw:frame draw:style-name="fr1" draw:name="Image309" text:anchor-type="as-char" svg:width="6.9236in" svg:height="4.615733in" draw:z-index="0">
<draw:image xlink:href="../Images/AРМІЯINFORM/2023-04-29T92-00-00-04-00/22-igor-gordijchuk.jpg" xlink:type="simple" xlink:show="embed" xlink:actuate="onLoad" draw:mime-type="image/jpeg"/>
</draw:frame>
And about this tournament the head of the Lyceum said that I was grateful to anyone who was able to come: "Where there is a healthy competition, the spirit of competition, there is always development, there is always a way forward!".</text:p>
      <text:p text:style-name="P4">
<text:span text:style-name="T4">
 List of tournament participants: </text:span>
</text:p>
      <text:p text:style-name="P4">
Volyn Regional Lyceum with enhanced military-physical training of the names of the Heavenly Hundred(Lutter).</text:p>
      <text:p text:style-name="P4">
Кам’янець-Подільський ліцей з посиленою військово-фізично підготовкоюХмельницької області (Kamianets-Podilskyi).</text:p>
      <text:p text:style-name="P4">
Львівський військовий ліцей з посиленою військово-фізичною підготовкою іменіГероїв Крут (Lviv).</text:p>
      <text:p text:style-name="P4">
Одеський військово-морський ліцей імені Володимира Безкоровайного (Odessa).</text:p>
      <text:p text:style-name="P4">
Навчально-оздоровчий комплекс Київського військового ліцею (Boyarka town).</text:p>
      <text:p text:style-name="P4">
Київський військовий ліцей імені Івана Богуна (Kyiv).</text:p>
      <text:p text:style-name="P4">
P.S. За результатами змагань у фінал вийшли команда Київського військовоголіцею та команда з Луцька. Основний та доданий час закінчився з рахунком 0:0.За результатами післяматчевих пенальті перемогли господарі турніру.</text:p>
      <text:p text:style-name="P4">
<text:span text:style-name="T5">
Фото: Олександра Козубенка та Ірини Кузнєцової</text:span>
</text:p>
      <text:p text:style-name="P4">
News Source: <text:a xlink:type="simple" xlink:href="https://armyinform.com.ua/2023/04/29/ruh-upered-zavzhdy-tam-de-ye-zdorova-konkurencziya-geroj-ukrayiny-igor-gordijchuk/" text:style-name="Internet_20_link" text:visited-style-name="Visited_20_Internet_20_Link">
https://armyinform.com.ua/2023/04/29/ruh-upered-zavzhdy-tam-de-ye-zdorova-konkurencziya-geroj-ukrayiny-igor-gordijchuk/</text:a>
</text:p>
      <!--NEWS-->
      <text:h text:style-name="P10" text:outline-level="1">
<text:span text:style-name="T4">
In Crimea, the occupiers were strengthened by police posts by FSB employees of the Russian Federation</text:span>
</text:h>
      <text:p text:style-name="P4">
Author: ['АРМІЯINFORM']</text:p>
      <text:p text:style-name="P4">
Time: 2023-04-29T93:00:00-04:00</text:p>
      <text:p text:style-name="P4">
Description: Rosіyski Porpanthi poured a counterrot -dwelling that half a half regime on Timchasovo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okupanty.jpeg" text:style-name="Internet_20_link" text:visited-style-name="Visited_20_Internet_20_Link">
okupanty.jpeg</text:a>
']</text:p>
      <text:p text:style-name="P4">
Tags: ['STOPRUSSIA', 'АГРЕСІЯ РФ', 'ВТОРГНЕННЯ РФ', 'ГШ ЗСУ', 'ОПЕРАТИВНА ІНФОРМАЦІЯ']</text:p>
      <text:p text:style-name="P4">
Category: News</text:p>
      <!--METADATA-->
      <text:p text:style-name="P4">
<draw:frame draw:style-name="fr1" draw:name="Image310" text:anchor-type="as-char" svg:width="6.9236in" svg:height="3.63489in" draw:z-index="0">
<draw:image xlink:href="../Images/AРМІЯINFORM/2023-04-29T93-00-00-04-00/okupanty.jpeg" xlink:type="simple" xlink:show="embed" xlink:actuate="onLoad" draw:mime-type="image/jpeg"/>
</draw:frame>
** 🔥I</text:p>
      <text:p text:style-name="P4">
The Russian invaders intensified the counterintelligence and police regime by the occupied territory of the Kerch Peninsula of the Autonomous Republic of Crimea.</text:p>
      <text:p text:style-name="P4">
About it on Facebook <text:a xlink:type="simple" xlink:href="https://www.facebook.com/GeneralStaff.ua/posts/pfbid0EntUHjAXPyELG8TH9XTre3UoKDCcqvAzvXc44idu8Nynpk2AeUeEmkdunuAodS3ml" text:style-name="Internet_20_link" text:visited-style-name="Visited_20_Internet_20_Link">
reports</text:a>
The General Staff of the Armed Forces.</text:p>
      <text:p text:style-name="P4">
"On April 26, the invaders increased the number of patrols, on the roads of local determination, the posts of police were strengthened by the FSB staff of the Russian Federation, who carry out selection inspections of civilians, in particular, check mobile -meter and the presence of a Russian passport," the statement reads.</text:p>
      <text:p text:style-name="P4">
News Source: <text:a xlink:type="simple" xlink:href="https://armyinform.com.ua/2023/04/29/v-krymu-okupanty-pidsylyly-posty-policziyi-spivrobitnykamy-fsb-rf/" text:style-name="Internet_20_link" text:visited-style-name="Visited_20_Internet_20_Link">
https://armyinform.com.ua/2023/04/29/v-krymu-okupanty-pidsylyly-posty-policziyi-spivrobitnykamy-fsb-rf/</text:a>
</text:p>
      <!--NEWS-->
      <text:h text:style-name="P10" text:outline-level="1">
<text:span text:style-name="T4">
"Our defenders have fallen to live" - in Kharkiv state awards received native Ukrainian military</text:span>
</text:h>
      <text:p text:style-name="P4">
Author: ['Оксана Іванець']</text:p>
      <text:p text:style-name="P4">
Time: 2023-04-29T94:00:00-04:00</text:p>
      <text:p text:style-name="P4">
Description: At the forefront of the Kvіnynya RIDNI, this is close to Zakhisnik, Ukrainian - Meshkancyv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golovna-1-8.jpg" text:style-name="Internet_20_link" text:visited-style-name="Visited_20_Internet_20_Link">
golovna-1-8.jpg</text:a>
', '<text:a xlink:type="simple" xlink:href="https://armyinform.com.ua/wp-content/uploads/2023/04/2-90.jpg" text:style-name="Internet_20_link" text:visited-style-name="Visited_20_Internet_20_Link">
2-90.jpg</text:a>
', '<text:a xlink:type="simple" xlink:href="https://armyinform.com.ua/wp-content/uploads/2023/04/6-49-150x150.jpg" text:style-name="Internet_20_link" text:visited-style-name="Visited_20_Internet_20_Link">
6-49-150x150.jpg</text:a>
', '<text:a xlink:type="simple" xlink:href="https://armyinform.com.ua/wp-content/uploads/2023/04/7-32-150x150.jpg" text:style-name="Internet_20_link" text:visited-style-name="Visited_20_Internet_20_Link">
7-32-150x150.jpg</text:a>
', '<text:a xlink:type="simple" xlink:href="https://armyinform.com.ua/wp-content/uploads/2023/04/5-50-150x150.jpg" text:style-name="Internet_20_link" text:visited-style-name="Visited_20_Internet_20_Link">
5-50-150x150.jpg</text:a>
', '<text:a xlink:type="simple" xlink:href="https://armyinform.com.ua/wp-content/uploads/2023/04/4-65-150x150.jpg" text:style-name="Internet_20_link" text:visited-style-name="Visited_20_Internet_20_Link">
4-65-150x150.jpg</text:a>
', '<text:a xlink:type="simple" xlink:href="https://armyinform.com.ua/wp-content/uploads/2023/04/3-74-150x150.jpg" text:style-name="Internet_20_link" text:visited-style-name="Visited_20_Internet_20_Link">
3-74-150x150.jpg</text:a>
', '<text:a xlink:type="simple" xlink:href="https://armyinform.com.ua/wp-content/uploads/2023/04/2-90-150x150.jpg" text:style-name="Internet_20_link" text:visited-style-name="Visited_20_Internet_20_Link">
2-90-150x150.jpg</text:a>
', '<text:a xlink:type="simple" xlink:href="https://armyinform.com.ua/wp-content/uploads/2023/04/8-28.jpg" text:style-name="Internet_20_link" text:visited-style-name="Visited_20_Internet_20_Link">
8-28.jpg</text:a>
', '<text:a xlink:type="simple" xlink:href="https://armyinform.com.ua/wp-content/uploads/2023/04/9-29.jpg" text:style-name="Internet_20_link" text:visited-style-name="Visited_20_Internet_20_Link">
9-29.jpg</text:a>
']</text:p>
      <text:p text:style-name="P4">
Tags: ['STOPRUSSIA', 'АГРЕСІЯ РФ', 'ВИБІР РЕДАКЦІЇ']</text:p>
      <text:p text:style-name="P4">
Category: News</text:p>
      <!--METADATA-->
      <text:p text:style-name="P4">
<draw:frame draw:style-name="fr1" draw:name="Image311" text:anchor-type="as-char" svg:width="6.9236in" svg:height="4.615733in" draw:z-index="0">
<draw:image xlink:href="../Images/AРМІЯINFORM/2023-04-29T94-00-00-04-00/golovna-1-8.jpg" xlink:type="simple" xlink:show="embed" xlink:actuate="onLoad" draw:mime-type="image/jpeg"/>
</draw:frame>
<text:span text:style-name="T4">
 _ On the penultimate day of April, the relatives and close defenders of Ukraine - the Kharkiv and the region - received state awards of their heroes. The western head of the Deputy Head of Kharkiv Regional Military Administration Roman Semenukhoi was opened by the performance of the National Anthem of Ukraine of the Khorukharkiv National Opera and Ballet Theater. All the fallen defenders of the sidelines were honored with a moment of silence ._ </text:span>
</text:p>
      <text:p text:style-name="P4">
The Ukrainian warrior, the shooter of the snipers of the Senior Soldier, Yaroslav Tsurkov, became the full cavalier of the Order "For Courage". In the ranks of armed force Ukraine, he has been serving since spring 2016. Over the last two years, a personal contribution to strengthening the defense capability of the Ukrainian state, the courage discovered during the fighting, the exemplary performance of officials and high professionalism, Yaroslav, was awarded the Order of III and II degrees. Today, the family of the Ukrainian warrior received theanagorode instead - the senior soldier Yaroslav Tsurkov on June 29 last year during the performance of combat missions in the unit received injuries incompatible with life.</text:p>
      <text:p text:style-name="P4">
<draw:frame draw:style-name="fr1" draw:name="Image312" text:anchor-type="as-char" svg:width="6.9236in" svg:height="4.615733in" draw:z-index="0">
<draw:image xlink:href="../Images/AРМІЯINFORM/2023-04-29T94-00-00-04-00/2-90.jpg" xlink:type="simple" xlink:show="embed" xlink:actuate="onLoad" draw:mime-type="image/jpeg"/>
</draw:frame>
Honored awards of his family, as well as the native of twenty three -military servicemen of the Armed Forces of Ukraine, who died for the freedom of inhabitants in the fight against Russian invaders in different parts of Ukraine, were presented by the Deputy Chief of Kharkiv OTC and SP Mykola Sharii and Romanceenuk.</text:p>
      <text:p text:style-name="P4">
<text:a xlink:type="simple" xlink:href="https://armyinform.com.ua/wp-content/uploads/2023/04/6-49.jpg" text:style-name="Internet_20_link" text:visited-style-name="Visited_20_Internet_20_Link">
!(Images/AРМІЯINFORM/2023-04-29T94-00-00-04-00/6-49-150x150.jpg)</text:a>
</text:p>
      <text:p text:style-name="P4">
<text:a xlink:type="simple" xlink:href="https://armyinform.com.ua/wp-content/uploads/2023/04/7-32.jpg" text:style-name="Internet_20_link" text:visited-style-name="Visited_20_Internet_20_Link">
<draw:frame draw:style-name="fr1" draw:name="Image313" text:anchor-type="as-char" svg:width="6.9236in" svg:height="6.9236in" draw:z-index="0">
<draw:image xlink:href="../Images/AРМІЯINFORM/2023-04-29T94-00-00-04-00/7-32-150x150.jpg" xlink:type="simple" xlink:show="embed" xlink:actuate="onLoad" draw:mime-type="image/jpeg"/>
</draw:frame>
</text:a>
</text:p>
      <text:p text:style-name="P4">
<text:a xlink:type="simple" xlink:href="https://armyinform.com.ua/wp-content/uploads/2023/04/5-50.jpg" text:style-name="Internet_20_link" text:visited-style-name="Visited_20_Internet_20_Link">
<draw:frame draw:style-name="fr1" draw:name="Image314" text:anchor-type="as-char" svg:width="6.9236in" svg:height="6.9236in" draw:z-index="0">
<draw:image xlink:href="../Images/AРМІЯINFORM/2023-04-29T94-00-00-04-00/5-50-150x150.jpg" xlink:type="simple" xlink:show="embed" xlink:actuate="onLoad" draw:mime-type="image/jpeg"/>
</draw:frame>
</text:a>
</text:p>
      <text:p text:style-name="P4">
<text:a xlink:type="simple" xlink:href="https://armyinform.com.ua/wp-content/uploads/2023/04/4-65.jpg" text:style-name="Internet_20_link" text:visited-style-name="Visited_20_Internet_20_Link">
<draw:frame draw:style-name="fr1" draw:name="Image315" text:anchor-type="as-char" svg:width="6.9236in" svg:height="6.9236in" draw:z-index="0">
<draw:image xlink:href="../Images/AРМІЯINFORM/2023-04-29T94-00-00-04-00/4-65-150x150.jpg" xlink:type="simple" xlink:show="embed" xlink:actuate="onLoad" draw:mime-type="image/jpeg"/>
</draw:frame>
</text:a>
</text:p>
      <text:p text:style-name="P4">
<text:a xlink:type="simple" xlink:href="https://armyinform.com.ua/wp-content/uploads/2023/04/3-74.jpg" text:style-name="Internet_20_link" text:visited-style-name="Visited_20_Internet_20_Link">
<draw:frame draw:style-name="fr1" draw:name="Image316" text:anchor-type="as-char" svg:width="6.9236in" svg:height="6.9236in" draw:z-index="0">
<draw:image xlink:href="../Images/AРМІЯINFORM/2023-04-29T94-00-00-04-00/3-74-150x150.jpg" xlink:type="simple" xlink:show="embed" xlink:actuate="onLoad" draw:mime-type="image/jpeg"/>
</draw:frame>
</text:a>
</text:p>
      <text:p text:style-name="P4">
<text:a xlink:type="simple" xlink:href="https://armyinform.com.ua/wp-content/uploads/2023/04/2-90.jpg" text:style-name="Internet_20_link" text:visited-style-name="Visited_20_Internet_20_Link">
<draw:frame draw:style-name="fr1" draw:name="Image317" text:anchor-type="as-char" svg:width="6.9236in" svg:height="6.9236in" draw:z-index="0">
<draw:image xlink:href="../Images/AРМІЯINFORM/2023-04-29T94-00-00-04-00/2-90-150x150.jpg" xlink:type="simple" xlink:show="embed" xlink:actuate="onLoad" draw:mime-type="image/jpeg"/>
</draw:frame>
</text:a>
</text:p>
      <text:p text:style-name="P4">
<draw:frame draw:style-name="fr1" draw:name="Image318" text:anchor-type="as-char" svg:width="6.9236in" svg:height="4.615733in" draw:z-index="0">
<draw:image xlink:href="../Images/AРМІЯINFORM/2023-04-29T94-00-00-04-00/8-28.jpg" xlink:type="simple" xlink:show="embed" xlink:actuate="onLoad" draw:mime-type="image/jpeg"/>
</draw:frame>
- In this insidious war, we lose the best sons and daughters of Ukraine!Let's but we can take revenge on the enemy for each of our fallen brothers!I am saying that every mother, wife, daughter or son will definitely receive the tipilles provided by the state to the families of our fallen heroes!</text:p>
      <text:p text:style-name="P4">
With the words of comfort for families of fallen soldiers, the rector of the temple John the Theologian Viktor Marinchak:</text:p>
      <text:p text:style-name="P4">
<draw:frame draw:style-name="fr1" draw:name="Image319" text:anchor-type="as-char" svg:width="6.9236in" svg:height="4.615733in" draw:z-index="0">
<draw:image xlink:href="../Images/AРМІЯINFORM/2023-04-29T94-00-00-04-00/9-29.jpg" xlink:type="simple" xlink:show="embed" xlink:actuate="onLoad" draw:mime-type="image/jpeg"/>
</draw:frame>
- We need to remember that the word "death" has a penultimate. The last is the word "Resurrection". Our defenders have fallen to live to be hostile to the victorious spirit of life that overcomes death!And we bow to those who have fought our lives - the essence of what they did we can hear the upscood tropar: Christ rose from the dead, death overcame death. Vyhiridy - sons and men, your parents and brothers - overcame death, imitative. And even with their death, they overcame the death that went to us - they did not accept it!And they left the inheritance - to live on ... The characters do not die!</text:p>
      <text:p text:style-name="P4">
<text:span text:style-name="T5">
Opto author</text:span>
</text:p>
      <text:p text:style-name="P4">
News Source: <text:a xlink:type="simple" xlink:href="https://armyinform.com.ua/2023/04/29/nashi-zahysnyky-polyagly-aby-zhyly-my-u-harkovi-derzhavni-nagorody-otrymaly-ridni-zagyblyh-ukrayinskyh-vijskovyh/" text:style-name="Internet_20_link" text:visited-style-name="Visited_20_Internet_20_Link">
https://armyinform.com.ua/2023/04/29/nashi-zahysnyky-polyagly-aby-zhyly-my-u-harkovi-derzhavni-nagorody-otrymaly-ridni-zagyblyh-ukrayinskyh-vijskovyh/</text:a>
</text:p>
      <!--NEWS-->
      <text:h text:style-name="P10" text:outline-level="1">
<text:span text:style-name="T4">
It is not enough for Russia to be weak, it is necessary for it to respond to everything - the appeal of the President of Ukraine</text:span>
</text:h>
      <text:p text:style-name="P4">
Author: ['АРМІЯINFORM']</text:p>
      <text:p text:style-name="P4">
Time: 2023-04-29T95:00:00-04:00</text:p>
      <text:p text:style-name="P4">
Description: President of Ukraine Volodymyr Zelensky Floated by Zi Skhdennim to Ukrainian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630_360_1677264925-963.jpg" text:style-name="Internet_20_link" text:visited-style-name="Visited_20_Internet_20_Link">
630_360_1677264925-963.jpg</text:a>
']</text:p>
      <text:p text:style-name="P4">
Tags: ['STOPRUSSIA', 'ВОЛОДИМИР ЗЕЛЕНСЬКИЙ']</text:p>
      <text:p text:style-name="P4">
Category: News</text:p>
      <!--METADATA-->
      <text:p text:style-name="P4">
<draw:frame draw:style-name="fr1" draw:name="Image320" text:anchor-type="as-char" svg:width="6.9236in" svg:height="3.956343in" draw:z-index="0">
<draw:image xlink:href="../Images/AРМІЯINFORM/2023-04-29T95-00-00-04-00/630_360_1677264925-963.jpg" xlink:type="simple" xlink:show="embed" xlink:actuate="onLoad" draw:mime-type="image/jpeg"/>
</draw:frame>
President of Ukraine Volodymyr Zelensky addressed the daily message of the D -Ukrainian people:</text:p>
      <text:p text:style-name="P4">
Only this day in Uman, search and rescue work ended. I want to dress the whole team of the SES, the National Police, our doctors, the utility services of Uman, the military, our volunteers - to all who participated in a saving operation and helps rescued people. I wish you a speedy unfortunate to anyone who was injured in this blow is injured.</text:p>
      <text:p text:style-name="P4">
We will do our best to make the terrorist state answer as soon as possible. Anyone who prepares such rocket firing cannot but know that the member of the murder. Anyone who quit rockets and launches who is serving and ships for terror. Not only those who give orders, but all, you are all terrorists and killers and you all have to be punished. And necessarily - those who have had the original crime, from which everyone else began - the crime of aggression of the opposed people, against our country.</text:p>
      <text:p text:style-name="P4">
The lives of six children took this blow to Uman, a total of 23 people died ... Light memory!My condolences to all relatives, loved ones!</text:p>
      <text:p text:style-name="P4">
The next week will be quite important from the point of view of our struggle for the precision for Ukrainians, that is, for punishment for a terrorist state and all military criminals. We are preparing some important, powerful steps to more consolidate partners and give more energy to create a tribunal against Russian aggression. And to accelerate the defeat of the terrorist state.</text:p>
      <text:p text:style-name="P4">
Ukraine and the world are not enough for Russia to be weak, as it is already giving away. It is necessary for her to fully respond to her.</text:p>
      <text:p text:style-name="P4">
We also prepare new sanction decisions for persons and companies working for VLK terrorists for foreign entities whose supply helps Russia to feed this aggression. Soon these decisions will be made public.</text:p>
      <text:p text:style-name="P4">
The other day he signed new decrees on the awards of our defenders, our heroes. Almost 450 soldiers of the Armed Forces of Ukraine, Land Forces, paratroopers, Air Forces, Terroborons and more than 300 - from the National Guard, our police, SES, our border guards.</text:p>
      <text:p text:style-name="P4">
In total, during the full -scale war, 45038 Ukrainians and Ukrainian women were awarded state awards. And this is evidence of extraordinary daily heroism of our people. All who are fighting for the sake of Ukraine, all who work for our victory.All together we bring the sentence for the state-zla. We are approaching our victory. So be it!</text:p>
      <text:p text:style-name="P4">
<text:span text:style-name="T4">
<text:span text:style-name="T5">
Glory to Ukraine!</text:span>
</text:span>
</text:p>
      <text:p text:style-name="P4">
Source: <text:a xlink:type="simple" xlink:href="https://www.president.gov.ua/news/nedostatno-lishe-togo-shob-rosiya-bula-slabkoyu-treba-shob-v-82565" text:style-name="Internet_20_link" text:visited-style-name="Visited_20_Internet_20_Link">
official website of the President of Ukraine</text:a>
</text:p>
      <text:p text:style-name="P4">
News Source: <text:a xlink:type="simple" xlink:href="https://armyinform.com.ua/2023/04/29/nedostatno-lyshe-togo-shhob-rosiya-bula-slabkoyu-treba-shhob-vona-vidpovila-za-vse-skoyene-zvernennya-prezydenta-ukrayiny/" text:style-name="Internet_20_link" text:visited-style-name="Visited_20_Internet_20_Link">
https://armyinform.com.ua/2023/04/29/nedostatno-lyshe-togo-shhob-rosiya-bula-slabkoyu-treba-shhob-vona-vidpovila-za-vse-skoyene-zvernennya-prezydenta-ukrayiny/</text:a>
</text:p>
      <!--NEWS-->
      <text:h text:style-name="P10" text:outline-level="1">
<text:span text:style-name="T4">
More than UAH 396 million have already been paid to residents of liberated territories</text:span>
</text:h>
      <text:p text:style-name="P4">
Author: ['АРМІЯINFORM']</text:p>
      <text:p text:style-name="P4">
Time: 2023-04-29T96:00:00-04:00</text:p>
      <text:p text:style-name="P4">
Description: For 8 Mysyats at the Mizhny Prozktu Minreintegrazi, Ukrposti Ta Mai -People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06/fejk-groshi-1.jpg" text:style-name="Internet_20_link" text:visited-style-name="Visited_20_Internet_20_Link">
fejk-groshi-1.jpg</text:a>
']</text:p>
      <text:p text:style-name="P4">
Tags: ['STOPRUSSIA', 'АГРЕСІЯ РФ', 'ВТОРГНЕННЯ РФ', 'МІНРЕІНТЕГРАЦІЇ']</text:p>
      <text:p text:style-name="P4">
Category: News</text:p>
      <!--METADATA-->
      <text:p text:style-name="P4">
<draw:frame draw:style-name="fr1" draw:name="Image321" text:anchor-type="as-char" svg:width="6.9236in" svg:height="4.33302in" draw:z-index="0">
<draw:image xlink:href="../Images/AРМІЯINFORM/2023-04-29T96-00-00-04-00/fejk-groshi-1.jpg" xlink:type="simple" xlink:show="embed" xlink:actuate="onLoad" draw:mime-type="image/jpeg"/>
</draw:frame>
Over the 8 months, within the joint project of the Ministry of Reintegration, Ukrposhta of Tamzhi International Organizations ensured the payment of one -time financial assistance to the issues of deookumed territories for a total amount of more than 396.3 million. The project started in September 2022, and are currently continuing payments.</text:p>
      <text:p text:style-name="P4">
About it <text:a xlink:type="simple" xlink:href="https://minre.gov.ua/2023/04/29/zhytelyam-zvilnenyh-terytorij-vzhe-vyplacheno-ponad-396-miljoniv-gryven-groshovoyi-dopomogy/" text:style-name="Internet_20_link" text:visited-style-name="Visited_20_Internet_20_Link">
reports</text:a>
Ministry of Reintegration of Temporarily Occupied Territories of Ukraine.</text:p>
      <text:p text:style-name="P4">
Thus, as of April 27, 2023, more than 216 thousand citizens of Nadott of Kharkiv, Kherson, Donetsk, Luhansk and Mykolaiv regions received a cash assistance in the amount of 1,200 UAH of the Red Cross Society of Ukraine.</text:p>
      <text:p text:style-name="P4">
In addition, with the financial support of the International Migration Organization, more than 39 thousand people who live in the liberated territories of Kharkiv, Kherson and Donetsk region have already been paid for 2200 hryvnias per month. Each person receives such payments within 3 months.</text:p>
      <text:p text:style-name="P4">
The Ministry of Reintegration thanks the Red Cross Society of Ukraine, the International Organization in Migration and Ukrposhta for cooperation on supporting the residents of Ukraine.</text:p>
      <text:p text:style-name="P4">
News Source: <text:a xlink:type="simple" xlink:href="https://armyinform.com.ua/2023/04/29/zhytelyam-zvilnenyh-terytorij-vzhe-vyplacheno-ponad-396-miljoniv-gryven-groshovoyi-dopomogy/" text:style-name="Internet_20_link" text:visited-style-name="Visited_20_Internet_20_Link">
https://armyinform.com.ua/2023/04/29/zhytelyam-zvilnenyh-terytorij-vzhe-vyplacheno-ponad-396-miljoniv-gryven-groshovoyi-dopomogy/</text:a>
</text:p>
      <!--NEWS-->
      <text:h text:style-name="P10" text:outline-level="1">
<text:span text:style-name="T4">
Lithuania handed over Land Rover to Ukraine and dry -ups</text:span>
</text:h>
      <text:p text:style-name="P4">
Author: ['АРМІЯINFORM']</text:p>
      <text:p text:style-name="P4">
Time: 2023-04-29T97:00:00-04:00</text:p>
      <text:p text:style-name="P4">
Description: Lithuania handed over the Ukrainian Schiliykhovikiv Land Rover that drypikes for VIISKOVIKH.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1/07/lietuvos-veliava-83498611.jpg" text:style-name="Internet_20_link" text:visited-style-name="Visited_20_Internet_20_Link">
lietuvos-veliava-83498611.jpg</text:a>
']</text:p>
      <text:p text:style-name="P4">
Tags: ['STOPRUSSIA', 'АГРЕСІЯ РФ', 'ВТОРГНЕННЯ РФ', 'ДОПОМОГА ПАРТНЕРІВ', 'СВІТ ПІДТРИМУЄ УКРАЇНУ']</text:p>
      <text:p text:style-name="P4">
Category: News</text:p>
      <!--METADATA-->
      <text:p text:style-name="P4">
<draw:frame draw:style-name="fr1" draw:name="Image322" text:anchor-type="as-char" svg:width="6.9236in" svg:height="4.619583in" draw:z-index="0">
<draw:image xlink:href="../Images/AРМІЯINFORM/2023-04-29T97-00-00-04-00/lietuvos-veliava-83498611.jpg" xlink:type="simple" xlink:show="embed" xlink:actuate="onLoad" draw:mime-type="image/jpeg"/>
</draw:frame>
Lithuania has handed over six more Land Rover SUVs to Ukraine and dry -up for military.</text:p>
      <text:p text:style-name="P4">
About it <text:a xlink:type="simple" xlink:href="https://twitter.com/a_anusauskas/status/1652204325228216320" text:style-name="Internet_20_link" text:visited-style-name="Visited_20_Internet_20_Link">
reported</text:a>
Lithuanian Defense Minister Arvidas Anushauskas on Twitter.</text:p>
      <text:p text:style-name="Quotations">

<text:p text:style-name="P4">
Tonight 🇱🇹 <text:a xlink:type="simple" xlink:href="https://twitter.com/LTU_Army" text:style-name="Internet_20_link" text:visited-style-name="Visited_20_Internet_20_Link">
@ltu_army</text:a>
&gt;
 delivered six more Land Rover off road vehicles and military food rations to&gt;
 🇺🇦. Everything is needed to support mobility.&gt;
 <text:a xlink:type="simple" xlink:href="https://t.co/D9oA2gniLW" text:style-name="Internet_20_link" text:visited-style-name="Visited_20_Internet_20_Link">
pic.twitter.com/D9oA2gniLW</text:a>
&gt;
&gt;
 - Arvydas Anušauskas(@a_anusauskas)<text:a xlink:type="simple" xlink:href="https://twitter.com/a_anusauskas/status/1652204325228216320" text:style-name="Internet_20_link" text:visited-style-name="Visited_20_Internet_20_Link">
April 29,&gt;
 2023</text:a>
“Tonight, Lithuania armed forces were sent to Ukraine by six more SUVs Land Rover and military drying. All this is needed for the maintenance of mobility, ”Arvidas Anushauskas wrote.</text:p>

</text:p>
      <text:p text:style-name="P4">
News Source: <text:a xlink:type="simple" xlink:href="https://armyinform.com.ua/2023/04/29/lytva-peredala-ukrayini-pozashlyahovyky-land-rover-ta-suhpajky/" text:style-name="Internet_20_link" text:visited-style-name="Visited_20_Internet_20_Link">
https://armyinform.com.ua/2023/04/29/lytva-peredala-ukrayini-pozashlyahovyky-land-rover-ta-suhpajky/</text:a>
</text:p>
      <!--NEWS-->
      <text:h text:style-name="P10" text:outline-level="1">
<text:span text:style-name="T4">
"Explosions in Sevastopol - the punishment of God for Uman!" - Andriy Yusov</text:span>
</text:h>
      <text:p text:style-name="P4">
Author: ['АРМІЯINFORM']</text:p>
      <text:p text:style-name="P4">
Time: 2023-04-29T98:00:00-04:00</text:p>
      <text:p text:style-name="P4">
Description: Vibukh on Vorozhi Naftobazi, Yaki Polunav 29 Kvіnnya near Kozachi Bukhti in the bucket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2/37100772_0_205_2913_1844_1920x0_80_0_0_5d254d41a3fd0758f9e65061273ce7ce.jpg" text:style-name="Internet_20_link" text:visited-style-name="Visited_20_Internet_20_Link">
37100772_0_205_2913_1844_1920x0_80_0_0_5d254d41a3fd0758f9e65061273ce7ce.jpg</text:a>
']</text:p>
      <text:p text:style-name="P4">
Tags: ['STOPRUSSIA', 'ВТОРГНЕННЯ РФ', 'ГУР МОУ', 'ГШ ЗСУ']</text:p>
      <text:p text:style-name="P4">
Category: News</text:p>
      <!--METADATA-->
      <text:p text:style-name="P4">
<draw:frame draw:style-name="fr1" draw:name="Image323" text:anchor-type="as-char" svg:width="6.9236in" svg:height="3.894525in" draw:z-index="0">
<draw:image xlink:href="../Images/AРМІЯINFORM/2023-04-29T98-00-00-04-00/37100772_0_205_2913_1844_1920x0_80_0_0_5d254d41a3fd0758f9e65061273ce7ce.jpg" xlink:type="simple" xlink:show="embed" xlink:actuate="onLoad" draw:mime-type="image/jpeg"/>
</draw:frame>
Illustrative photo</text:p>
      <text:p text:style-name="P4">
The explosion on the enemy oil depot, which was heard on April 29 near the Cossack Bay of the Vokupopol Sevastopol, destroyed more than 10 tanks with a 40,000 tonnes of petroleum products.</text:p>
      <text:p text:style-name="P4">
As <text:a xlink:type="simple" xlink:href="https://gur.gov.ua/content/vybukhy-v-sevastopoli-kara-bozha-za-uman.html" text:style-name="Internet_20_link" text:visited-style-name="Visited_20_Internet_20_Link">
reports</text:a>
The MOV Intelligence Directorate, a representative of GUR Andriy Yusov informed about it in a comment to RBC-Ukraine.</text:p>
      <text:p text:style-name="P4">
According to him, the destroyed petroleum products were intended for the Black Sea Fleth of the aggressor state.</text:p>
      <text:p text:style-name="P4">
Cotton in Sevastopol is God's punishment, in particular for killed civilian citizens of Vumani, including five children. This punishment will be long -lasting. It is desirable to all residents of the occupied Crimea in the near future not to be near the Warm objects and objects that provide the army of the aggressor, ” - Andrey Yusov emphasized.</text:p>
      <text:p text:style-name="P4">
A representative of military intelligence added that Ukraine is aware of the scale of theft on the affected oil and oil depot in Sevastopol and other similar Crimean sites. As Yusov explained, these facts are certainly expanding the possibility of Ukraine's security and defense forces.</text:p>
      <text:p text:style-name="P4">
News Source: <text:a xlink:type="simple" xlink:href="https://armyinform.com.ua/2023/04/29/vybuhy-v-sevastopoli-%e2%80%95-kara-bozha-za-uman-andrij-yusov/" text:style-name="Internet_20_link" text:visited-style-name="Visited_20_Internet_20_Link">
https://armyinform.com.ua/2023/04/29/vybuhy-v-sevastopoli-%e2%80%95-kara-bozha-za-uman-andrij-yusov/</text:a>
</text:p>
      <!--NEWS-->
      <text:h text:style-name="P10" text:outline-level="1">
<text:span text:style-name="T4">
International partners will help grow crops in de -industrial territories</text:span>
</text:h>
      <text:p text:style-name="P4">
Author: ['АРМІЯINFORM']</text:p>
      <text:p text:style-name="P4">
Time: 2023-04-29T99:00:00-04:00</text:p>
      <text:p text:style-name="P4">
Description: TsI -Vesni Ukrainian Glumadi in the SILSIKI MISTOVOSTISTIVE ALLECTIVE Vickets: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11urozh.jpeg" text:style-name="Internet_20_link" text:visited-style-name="Visited_20_Internet_20_Link">
11urozh.jpeg</text:a>
']</text:p>
      <text:p text:style-name="P4">
Tags: ['STOPRUSSIA', 'АГРЕСІЯ РФ', 'ВТОРГНЕННЯ РФ', 'ДОПОМОГА ПАРТНЕРІВ', 'МІНРЕІНТЕГРАЦІЇ', 'СВІТ ПІДТРИМУЄ УКРАЇНУ']</text:p>
      <text:p text:style-name="P4">
Category: News</text:p>
      <!--METADATA-->
      <text:p text:style-name="P4">
<draw:frame draw:style-name="fr1" draw:name="Image324" text:anchor-type="as-char" svg:width="6.9236in" svg:height="3.742486in" draw:z-index="0">
<draw:image xlink:href="../Images/AРМІЯINFORM/2023-04-29T99-00-00-04-00/11urozh.jpeg" xlink:type="simple" xlink:show="embed" xlink:actuate="onLoad" draw:mime-type="image/jpeg"/>
</draw:frame>
This spring, Ukrainian communities in rural areas were faced with complexcies: replaced areas of land, damaged farm equipment, lack of seed, etc.</text:p>
      <text:p text:style-name="P4">
About it <text:a xlink:type="simple" xlink:href="https://minre.gov.ua/2023/04/29/vyroshhuvaty-urozhaj-na-deokupovanyh-terytoriyah-dopomagatymut-mizhnarodni-partnery/" text:style-name="Internet_20_link" text:visited-style-name="Visited_20_Internet_20_Link">
reports</text:a>
Ministry of Independence of Reintegration of Temporarily Occupied Territories of Ukraine.</text:p>
      <text:p text:style-name="P4">
Therefore, Ukraine has updated its partnership with Seeds for Ukraine. Within the range of foreign entrepreneurs, communities, farmers and agricultural companies, with the assistance of the Ministry of Internal Affairs, they send sowing sets for Ukrainian households.</text:p>
      <text:p text:style-name="P4">
This year, the initiative will focus on helping people in the liberated territories of IV centers for internally displaced persons.</text:p>
      <text:p text:style-name="P4">
In general, they plan to support 100,000 families and communities in the areas that have been most aware of a full -scale war. It also provides for the installation of hundreds of heat in Kharkiv and Kherson region, where the problem of replaced territories is particularly acute.</text:p>
      <text:p text:style-name="P4">
Last year, the project helped more than 10,000 households to get sowing material and grow.</text:p>
      <text:p text:style-name="P4">
News Source: <text:a xlink:type="simple" xlink:href="https://armyinform.com.ua/2023/04/29/mizhnarodni-partnery-dopomagatymut-vyroshhuvaty-urozhaj-na-deokupovanyh-terytoriyah/" text:style-name="Internet_20_link" text:visited-style-name="Visited_20_Internet_20_Link">
https://armyinform.com.ua/2023/04/29/mizhnarodni-partnery-dopomagatymut-vyroshhuvaty-urozhaj-na-deokupovanyh-terytoriyah/</text:a>
</text:p>
      <!--NEWS-->
      <text:h text:style-name="P10" text:outline-level="1">
<text:span text:style-name="T4">
Chernihivska Oblast(20:47). Red Alert: aerial threat. Sirens sounding. Take cover now!</text:span>
</text:h>
      <text:p text:style-name="P4">
Authors: liveuamap (Language: en)</text:p>
      <text:p text:style-name="P4">
Time: 2023-04-29T9:49:00</text:p>
      <text:p text:style-name="P4">
Location: Chernihivska Oblast (Latitude:51.33406 Longtitude:32.00041)</text:p>
      <text:p text:style-name="P4">
Videos: []</text:p>
      <text:p text:style-name="P4">
Images: []</text:p>
      <text:p text:style-name="P4">
Tags: ["Europe", "Central and Eastern Europe"]</text:p>
      <text:p text:style-name="P4">
Id: 22559391</text:p>
      <!--METADATA-->
      <text:p text:style-name="P4">
Chernihiv region(20:47). Red Alert: aerial threat. Sirens sounding. Takecover now!</text:p>
      <text:p text:style-name="P4">
News Collection Link: <text:a xlink:type="simple" xlink:href="https://liveuamap.com/en/2023/29-april-chernihivska-oblast2047-red-alert-aeg" text:style-name="Internet_20_link" text:visited-style-name="Visited_20_Internet_20_Link">
https://liveuamap.com/en/2023/29-april-chernihivska-oblast2047-red-alert-aeg</text:a>
</text:p>
      <text:p text:style-name="P4">
News Source: <text:a xlink:type="simple" xlink:href="https://t.me/suspilnechernihiv/18079" text:style-name="Internet_20_link" text:visited-style-name="Visited_20_Internet_20_Link">
https://t.me/suspilnechernihiv/18079</text:a>
</text:p>
      <!--NEWS-->
      <text:h text:style-name="P10" text:outline-level="1">
<text:span text:style-name="T4">
Barcelona defeated Betis in La League</text:span>
</text:h>
      <text:p text:style-name="P4">
Authors: Ukrinform (Person)</text:p>
      <text:p text:style-name="P4">
Publisher: Укринформ (Organization)</text:p>
      <text:p text:style-name="P4">
Published Time: 2023-04-30T-30:23:00+03:00</text:p>
      <text:p text:style-name="P4">
Modified Time: 2023-04-30T00:23:00+03:00</text:p>
      <text:p text:style-name="P4">
Description: Catalans continue to head the Spanish Football Championship. - Ukrinform.</text:p>
      <text:p text:style-name="P4">
Images: ["<text:a xlink:type="simple" xlink:href="https://static.ukrinform.com/photos/2023_04/thumb_files/630_360_1682802922-441.jpg" text:style-name="Internet_20_link" text:visited-style-name="Visited_20_Internet_20_Link">
630_360_16828...</text:a>
"]</text:p>
      <text:p text:style-name="P4">
Tags: ['Барселона', 'Футбол']</text:p>
      <text:p text:style-name="P4">
Type: Article</text:p>
      <!--METADATA-->
      <text:p text:style-name="P4">
<draw:frame draw:style-name="fr1" draw:name="Image325" text:anchor-type="as-char" svg:width="6.9236in" svg:height="3.956343in" draw:z-index="0">
<draw:image xlink:href="../Images/yкринформ/2023-04-30T-30-23-00-03-00/630_360_1682802922-441.jpg" xlink:type="simple" xlink:show="embed" xlink:actuate="onLoad" draw:mime-type="image/jpeg"/>
</draw:frame>
Catalans continue to head the Spanish Football Championship.</text:p>
      <text:p text:style-name="P4">
Barcelona on Camp Nou won Betis 4: 0 in the 32nd round of the Spanish Prymer, Ukrinform reports.</text:p>
      <text:p text:style-name="P4">
The Catalans distinguished Kristensen, Lewandowski and Rafinha. Shcheodin goal scored Rodriguez into his gate.</text:p>
      <text:p text:style-name="P4">
Barcelona heads Primer, with 79 points after 32 matches.</text:p>
      <text:p text:style-name="P4">
<text:span text:style-name="T4">
 Read also: </text:span>
 <text:span text:style-name="T4">
 <text:a xlink:type="simple" xlink:href="https://www.ukrinform.ua/rubric-sports/3702610-la-liga-real-peremig-almeriu-u-rezultativnomu-matci.html" text:style-name="Internet_20_link" text:visited-style-name="Visited_20_Internet_20_Link">
</text:a>
</text:span>
</text:p>
      <text:p text:style-name="P4">
As it was reported, the current champion of LA League "Real" occupies the second stage of the tank - 68 points after 32 meetings.</text:p>
      <text:p text:style-name="P4">
<text:span text:style-name="T5">
Foto: twitter.com/fcbarcelona</text:span>
</text:p>
      <text:p text:style-name="P4">
News Source: <text:a xlink:type="simple" xlink:href="https://www.ukrinform.ua/rubric-sports/3702630-barselona-rozgromila-betis-v-la-lizi.html" text:style-name="Internet_20_link" text:visited-style-name="Visited_20_Internet_20_Link">
https://www.ukrinform.ua/rubric-sports/3702630-barselona-rozgromila-betis-v-la-lizi.html</text:a>
</text:p>
      <!--NEWS-->
      <text:h text:style-name="P10" text:outline-level="1">
<text:span text:style-name="T4">
Poland intensifies the border near the Kaliningrad region of</text:span>
</text:h>
      <text:p text:style-name="P4">
Authors: Ukrinform (Person)</text:p>
      <text:p text:style-name="P4">
Publisher: Укринформ (Organization)</text:p>
      <text:p text:style-name="P4">
Published Time: 2023-04-30T-32:14:00+03:00</text:p>
      <text:p text:style-name="P4">
Modified Time: 2023-04-30T00:14:00+03:00</text:p>
      <text:p text:style-name="P4">
Description: Polish Prime Minister Mateusz Moravetsky has announced actions aimed at strengthening the state border with Russia. - Ukrinform.</text:p>
      <text:p text:style-name="P4">
Images: ["<text:a xlink:type="simple" xlink:href="https://static.ukrinform.com/photos/2021_11/thumb_files/630_360_1636846288-949.jpg" text:style-name="Internet_20_link" text:visited-style-name="Visited_20_Internet_20_Link">
630_360_16368...</text:a>
"]</text:p>
      <text:p text:style-name="P4">
Tags: ['Польща', 'росія', 'Кордон']</text:p>
      <text:p text:style-name="P4">
Type: Article</text:p>
      <!--METADATA-->
      <text:p text:style-name="P4">
<draw:frame draw:style-name="fr1" draw:name="Image326" text:anchor-type="as-char" svg:width="6.9236in" svg:height="3.956343in" draw:z-index="0">
<draw:image xlink:href="../Images/yкринформ/2023-04-30T-32-14-00-03-00/630_360_1636846288-949.jpg" xlink:type="simple" xlink:show="embed" xlink:actuate="onLoad" draw:mime-type="image/jpeg"/>
</draw:frame>
Polish Prime Minister Mateusz Moravetsky has announced actions aimed at strengthening the state border with Russia.</text:p>
      <text:p text:style-name="P4">
About it reports <text:a xlink:type="simple" xlink:href="https://www.polskieradio.pl/398/7856/Artykul/3159339,%D0%BF%D0%BE%D0%BB%D1%8C%D1%89%D0%B0-%D0%BF%D0%BE%D1%81%D0%B8%D0%BB%D1%8E%D1%94-%D0%BA%D0%BE%D1%80%D0%B4%D0%BE%D0%BD-%D0%BF%D0%BE%D0%B1%D0%BB%D0%B8%D0%B7%D1%83-%D0%BA%D0%B0%D0%BB%D1%96%D0%BD%D1%96%D0%BD%D0%B3%D1%80%D0%B0%D0%B4%D1%81%D0%B1%D0%BA%D0%BE%D1%97-%D0%BE%D0%B1%D0%BB%D0%B0%D1%81%D1%82%D1%96-%D1%80%D0%BE%D1%81%D1%96%D1%97" text:style-name="Internet_20_link" text:visited-style-name="Visited_20_Internet_20_Link">
</text:a>
, reports Ukrinform.</text:p>
      <text:p text:style-name="P4">
The head of the Polish government visited the city of Bartoshitsa, located near the border of the Zacalingrad region of the Russian Federation.</text:p>
      <text:p text:style-name="P4">
<text:span text:style-name="T4">
 Read also: </text:span>
 <text:span text:style-name="T4">
 <text:a xlink:type="simple" xlink:href="https://www.ukrinform.ua/rubric-world/3702068-polsa-zakupit-u-britanii-novitni-sistemi-ppo-na-237-milarda.html" text:style-name="Internet_20_link" text:visited-style-name="Visited_20_Internet_20_Link">
</text:a>
</text:span>
</text:p>
      <text:p text:style-name="P4">
He noted that the government has already taken steps to strengthen security in the region.</text:p>
      <text:p text:style-name="P4">
“On the entire border lane, we will build physical and electronically remedy. This is the so -called perimetry. We are also enhanced by the border service, all other services. This is already done, but we will continue to continue the whole process, ”Moravetsky said.</text:p>
      <text:p text:style-name="P4">
He added that the presence of the Polish army in the border areas is restored. This is part of strengthening safety in these regions.</text:p>
      <text:p text:style-name="P4">
<text:span text:style-name="T4">
 Read also: </text:span>
 <text:span text:style-name="T4">
 <text:a xlink:type="simple" xlink:href="https://www.ukrinform.ua/rubric-society/3701644-mkip-i-telekanal-belsat-tv-planuut-spilno-protidiati-dezinformacii-z-boku-bilorusi-ta-rf.html" text:style-name="Internet_20_link" text:visited-style-name="Visited_20_Internet_20_Link">
</text:a>
</text:span>
</text:p>
      <text:p text:style-name="P4">
As reported by Ukrinform, as of the end of March, Poland had already built 107 KMzagorods with the Kaliningrad region of Russia.</text:p>
      <text:p text:style-name="P4">
At the end of February, Poland launched a preventive construction of the fortification of protintankal barriers at the border with Russia and Belarus as a means of removing and restraining.</text:p>
      <text:p text:style-name="P4">
<text:span text:style-name="T5">
Foto: Getty Images</text:span>
</text:p>
      <text:p text:style-name="P4">
News Source: <text:a xlink:type="simple" xlink:href="https://www.ukrinform.ua/rubric-world/3702477-polsa-posilue-kordon-poblizu-kaliningradskoi-oblasti-rosii.html" text:style-name="Internet_20_link" text:visited-style-name="Visited_20_Internet_20_Link">
https://www.ukrinform.ua/rubric-world/3702477-polsa-posilue-kordon-poblizu-kaliningradskoi-oblasti-rosii.html</text:a>
</text:p>
      <!--NEWS-->
      <text:h text:style-name="P10" text:outline-level="1">
<text:span text:style-name="T4">
Poland intensifies the border near the Kaliningrad region of</text:span>
</text:h>
      <text:p text:style-name="P4">
Authors: Ukrinform (Person)</text:p>
      <text:p text:style-name="P4">
Publisher: Укринформ (Organization)</text:p>
      <text:p text:style-name="P4">
Published Time: 2023-04-30T00:14:00+03:00</text:p>
      <text:p text:style-name="P4">
Modified Time: 2023-04-30T00:14:00+03:00</text:p>
      <text:p text:style-name="P4">
Description: Polish Prime Minister Mateusz Moravetsky has announced actions aimed at strengthening the state border with Russia. - Ukrinform.</text:p>
      <text:p text:style-name="P4">
Images: ["<text:a xlink:type="simple" xlink:href="https://static.ukrinform.com/photos/2021_11/thumb_files/630_360_1636846288-949.jpg" text:style-name="Internet_20_link" text:visited-style-name="Visited_20_Internet_20_Link">
630_360_16368...</text:a>
"]</text:p>
      <text:p text:style-name="P4">
Tags: ['Польща', 'росія', 'Кордон']</text:p>
      <text:p text:style-name="P4">
Type: Article</text:p>
      <!--METADATA-->
      <text:p text:style-name="P4">
<draw:frame draw:style-name="fr1" draw:name="Image327" text:anchor-type="as-char" svg:width="6.9236in" svg:height="3.956343in" draw:z-index="0">
<draw:image xlink:href="../Images/yкринформ/2023-04-30T00-14-00-03-00/630_360_1636846288-949.jpg" xlink:type="simple" xlink:show="embed" xlink:actuate="onLoad" draw:mime-type="image/jpeg"/>
</draw:frame>
Polish Prime Minister Mateusz Moravetsky has announced actions aimed at strengthening the state border with Russia.</text:p>
      <text:p text:style-name="P4">
About it reports <text:a xlink:type="simple" xlink:href="https://www.polskieradio.pl/398/7856/Artykul/3159339,%D0%BF%D0%BE%D0%BB%D1%8C%D1%89%D0%B0-%D0%BF%D0%BE%D1%81%D0%B8%D0%BB%D1%8E%D1%94-%D0%BA%D0%BE%D1%80%D0%B4%D0%BE%D0%BD-%D0%BF%D0%BE%D0%B1%D0%BB%D0%B8%D0%B7%D1%83-%D0%BA%D0%B0%D0%BB%D1%96%D0%BD%D1%96%D0%BD%D0%B3%D1%80%D0%B0%D0%B4%D1%81%D0%B1%D0%BA%D0%BE%D1%97-%D0%BE%D0%B1%D0%BB%D0%B0%D1%81%D1%82%D1%96-%D1%80%D0%BE%D1%81%D1%96%D1%97" text:style-name="Internet_20_link" text:visited-style-name="Visited_20_Internet_20_Link">
</text:a>
, reports Ukrinform.</text:p>
      <text:p text:style-name="P4">
The head of the Polish government visited the city of Bartoshitsa, located near the border of the Zacalingrad region of the Russian Federation.</text:p>
      <text:p text:style-name="P4">
<text:span text:style-name="T4">
 Read also: </text:span>
 <text:span text:style-name="T4">
 <text:a xlink:type="simple" xlink:href="https://www.ukrinform.ua/rubric-world/3702068-polsa-zakupit-u-britanii-novitni-sistemi-ppo-na-237-milarda.html" text:style-name="Internet_20_link" text:visited-style-name="Visited_20_Internet_20_Link">
</text:a>
</text:span>
</text:p>
      <text:p text:style-name="P4">
He noted that the government has already taken steps to strengthen security in the region.</text:p>
      <text:p text:style-name="P4">
“On the entire border lane, we will build physical and electronically remedy. This is the so -called perimetry. We are also enhanced by the border service, all other services. This is already done, but we will continue to continue the whole process, ”Moravetsky said.</text:p>
      <text:p text:style-name="P4">
He added that the presence of the Polish army in the border areas is restored. This is part of strengthening safety in these regions.</text:p>
      <text:p text:style-name="P4">
<text:span text:style-name="T4">
 Read also: </text:span>
 <text:span text:style-name="T4">
 <text:a xlink:type="simple" xlink:href="https://www.ukrinform.ua/rubric-society/3701644-mkip-i-telekanal-belsat-tv-planuut-spilno-protidiati-dezinformacii-z-boku-bilorusi-ta-rf.html" text:style-name="Internet_20_link" text:visited-style-name="Visited_20_Internet_20_Link">
</text:a>
</text:span>
</text:p>
      <text:p text:style-name="P4">
As reported by Ukrinform, as of the end of March, Poland had already built 107 KMzagorods with the Kaliningrad region of Russia.</text:p>
      <text:p text:style-name="P4">
At the end of February, Poland launched a preventive construction of the fortification of protintankal barriers at the border with Russia and Belarus as a means of removing and restraining.</text:p>
      <text:p text:style-name="P4">
<text:span text:style-name="T5">
Foto: Getty Images</text:span>
</text:p>
      <text:p text:style-name="P4">
News Source: <text:a xlink:type="simple" xlink:href="https://www.ukrinform.ua/rubric-world/3702477-polsa-posilue-kordon-poblizu-kaliningradskoi-oblasti-rosii.html" text:style-name="Internet_20_link" text:visited-style-name="Visited_20_Internet_20_Link">
https://www.ukrinform.ua/rubric-world/3702477-polsa-posilue-kordon-poblizu-kaliningradskoi-oblasti-rosii.html</text:a>
</text:p>
      <!--NEWS-->
      <text:h text:style-name="P10" text:outline-level="1">
<text:span text:style-name="T4">
Barcelona defeated Betis in La League</text:span>
</text:h>
      <text:p text:style-name="P4">
Authors: Ukrinform (Person)</text:p>
      <text:p text:style-name="P4">
Publisher: Укринформ (Organization)</text:p>
      <text:p text:style-name="P4">
Published Time: 2023-04-30T00:23:00+03:00</text:p>
      <text:p text:style-name="P4">
Modified Time: 2023-04-30T00:23:00+03:00</text:p>
      <text:p text:style-name="P4">
Description: Catalans continue to head the Spanish Football Championship. - Ukrinform.</text:p>
      <text:p text:style-name="P4">
Images: ["<text:a xlink:type="simple" xlink:href="https://static.ukrinform.com/photos/2023_04/thumb_files/630_360_1682802922-441.jpg" text:style-name="Internet_20_link" text:visited-style-name="Visited_20_Internet_20_Link">
630_360_16828...</text:a>
"]</text:p>
      <text:p text:style-name="P4">
Tags: ['Барселона', 'Футбол']</text:p>
      <text:p text:style-name="P4">
Type: Article</text:p>
      <!--METADATA-->
      <text:p text:style-name="P4">
<draw:frame draw:style-name="fr1" draw:name="Image328" text:anchor-type="as-char" svg:width="6.9236in" svg:height="3.956343in" draw:z-index="0">
<draw:image xlink:href="../Images/yкринформ/2023-04-30T00-23-00-03-00/630_360_1682802922-441.jpg" xlink:type="simple" xlink:show="embed" xlink:actuate="onLoad" draw:mime-type="image/jpeg"/>
</draw:frame>
Catalans continue to head the Spanish Football Championship.</text:p>
      <text:p text:style-name="P4">
Barcelona on Camp Nou won Betis 4: 0 in the 32nd round of the Spanish Prymer, Ukrinform reports.</text:p>
      <text:p text:style-name="P4">
The Catalans distinguished Kristensen, Lewandowski and Rafinha. Shcheodin goal scored Rodriguez into his gate.</text:p>
      <text:p text:style-name="P4">
Barcelona heads Primer, with 79 points after 32 matches.</text:p>
      <text:p text:style-name="P4">
<text:span text:style-name="T4">
 Read also: </text:span>
 <text:span text:style-name="T4">
 <text:a xlink:type="simple" xlink:href="https://www.ukrinform.ua/rubric-sports/3702610-la-liga-real-peremig-almeriu-u-rezultativnomu-matci.html" text:style-name="Internet_20_link" text:visited-style-name="Visited_20_Internet_20_Link">
</text:a>
</text:span>
</text:p>
      <text:p text:style-name="P4">
As it was reported, the current champion of LA League "Real" occupies the second stage of the tank - 68 points after 32 meetings.</text:p>
      <text:p text:style-name="P4">
<text:span text:style-name="T5">
Foto: twitter.com/fcbarcelona</text:span>
</text:p>
      <text:p text:style-name="P4">
News Source: <text:a xlink:type="simple" xlink:href="https://www.ukrinform.ua/rubric-sports/3702630-barselona-rozgromila-betis-v-la-lizi.html" text:style-name="Internet_20_link" text:visited-style-name="Visited_20_Internet_20_Link">
https://www.ukrinform.ua/rubric-sports/3702630-barselona-rozgromila-betis-v-la-lizi.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